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0f8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aebd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efd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edfc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cdc0b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8b837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7fffd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76eec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458b7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0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e0e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c1cd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838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5f5d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fe4c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eed5b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cdb79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8b7d6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eb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00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0000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0000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8a2be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a52a2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ff404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ee3b3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cd333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8b232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deb88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39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eec59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daa7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8b735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5f9ea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98f5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8ee5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7ac5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5386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7fff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76ee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66cd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458b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d2691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7f2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ee762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cd661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7f5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ff725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ee6a5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cd5b4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8b3e2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6495e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8d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eee8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cdc8b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ackground-color="#8b887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00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ackground-color="#00e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ackground-color="#00cd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008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b8860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ffb90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eead0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cd950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8b650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0064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bdb76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556b2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caff7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bcee6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#a2cd5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6e8b3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8c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7f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#ee76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cd66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8b45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9932c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#bf3e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fo:background-color="#b23a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9a32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6822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ackground-color="#e9967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8fbc8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fo:background-color="#c1ffc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b4eeb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9bcd9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698b6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483d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2f4f4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ackground-color="#97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ackground-color="#8de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ackground-color="#79cd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ackground-color="#528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00ced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ackground-color="#9400d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ff149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ee128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ackground-color="#cd107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000000" fo:background-color="#8b0a5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00b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00b2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000000" fo:background-color="#009a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ackground-color="#0068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69696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fo:background-color="#1e90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fo:background-color="#1c86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1874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00" fo:background-color="#104e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fo:background-color="#b2222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303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fo:background-color="#ee2c2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cd262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8b1a1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fffaf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ackground-color="#228b2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dcdcd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000000" fo:background-color="#ffd7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ackground-color="#eec9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background-color="#cdad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fo:background-color="#8b75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daa52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ackground-color="#ffc12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eeb42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ackground-color="#cd9b1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8b691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fo:background-color="#bebeb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03030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000000" fo:background-color="#1a1a1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06pt solid #000000" fo:background-color="#1c1c1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06pt solid #000000" fo:background-color="#1f1f1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ackground-color="#21212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ackground-color="#24242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fo:background-color="#26262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29292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ackground-color="#2b2b2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6pt solid #000000" fo:background-color="#2e2e2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6pt solid #000000" fo:background-color="#30303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05050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000000" fo:background-color="#33333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fo:background-color="#36363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ackground-color="#38383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background-color="#3b3b3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fo:background-color="#3d3d3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06pt solid #000000" fo:background-color="#40404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6pt solid #000000" fo:background-color="#42424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background-color="#45454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000000" fo:background-color="#47474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#4a4a4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08080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06pt solid #000000" fo:background-color="#4d4d4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000000" fo:background-color="#4f4f4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fo:background-color="#52525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54545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0.06pt solid #000000" fo:background-color="#57575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06pt solid #000000" fo:background-color="#59595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06pt solid #000000" fo:background-color="#5c5c5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06pt solid #000000" fo:background-color="#5e5e5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61616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63636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0a0a0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0.06pt solid #000000" fo:background-color="#66666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6b6b6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6e6e6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70707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0.06pt solid #000000" fo:background-color="#73737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75757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0.06pt solid #000000" fo:background-color="#78787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0.06pt solid #000000" fo:background-color="#7a7a7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06pt solid #000000" fo:background-color="#7d7d7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fo:background-color="#0d0d0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6pt solid #000000" fo:background-color="#7f7f7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06pt solid #000000" fo:background-color="#82828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0.06pt solid #000000" fo:background-color="#85858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6pt solid #000000" fo:background-color="#87878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0.06pt solid #000000" fo:background-color="#8a8a8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06pt solid #000000" fo:background-color="#8c8c8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0.06pt solid #000000" fo:background-color="#8f8f8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0.06pt solid #000000" fo:background-color="#91919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0.06pt solid #000000" fo:background-color="#94949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96969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0.06pt solid #000000" fo:background-color="#0f0f0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fo:background-color="#99999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0.06pt solid #000000" fo:background-color="#9c9c9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9e9e9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0.06pt solid #000000" fo:background-color="#a1a1a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-bottom="0.06pt solid #000000" fo:background-color="#a3a3a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-bottom="0.06pt solid #000000" fo:background-color="#a6a6a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06pt solid #000000" fo:background-color="#a8a8a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0.06pt solid #000000" fo:background-color="#ababa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06pt solid #000000" fo:background-color="#adada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b0b0b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06pt solid #000000" fo:background-color="#12121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06pt solid #000000" fo:background-color="#b3b3b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06pt solid #000000" fo:background-color="#b5b5b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-bottom="0.06pt solid #000000" fo:background-color="#b8b8b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0.06pt solid #000000" fo:background-color="#babab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-bottom="0.06pt solid #000000" fo:background-color="#bdbdb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bfbfb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c2c2c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c4c4c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0.06pt solid #000000" fo:background-color="#c7c7c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0.06pt solid #000000" fo:background-color="#c9c9c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order-bottom="0.06pt solid #000000" fo:background-color="#14141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-bottom="0.06pt solid #000000" fo:background-color="#ccccc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order-bottom="0.06pt solid #000000" fo:background-color="#cfcfc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06pt solid #000000" fo:background-color="#d1d1d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06pt solid #000000" fo:background-color="#d4d4d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-bottom="0.06pt solid #000000" fo:background-color="#d6d6d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0.06pt solid #000000" fo:background-color="#d9d9d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dbdbd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fo:background-color="#deded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0.06pt solid #000000" fo:background-color="#e0e0e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e3e3e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0.06pt solid #000000" fo:background-color="#17171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6pt solid #000000" fo:background-color="#e5e5e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6pt solid #000000" fo:background-color="#e8e8e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0.06pt solid #000000" fo:background-color="#ebebe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0.06pt solid #000000" fo:background-color="#edede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0f0f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2f2f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fo:background-color="#f7f7f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0.06pt solid #000000" fo:background-color="#fafaf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-bottom="0.06pt solid #000000" fo:background-color="#fcfcf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0.06pt solid #000000" fo:background-color="#00ff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0.06pt solid #000000" fo:background-color="#00ee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0.06pt solid #000000" fo:background-color="#00cd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-bottom="0.06pt solid #000000" fo:background-color="#008b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adff2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06pt solid #000000" fo:background-color="#f0fff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fo:background-color="#e0eee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c1cdc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0.06pt solid #000000" fo:background-color="#838b8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06pt solid #000000" fo:background-color="#ff69b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0.06pt solid #000000" fo:background-color="#ff6eb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0.06pt solid #000000" fo:background-color="#ee6aa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0.06pt solid #000000" fo:background-color="#cd609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8b3a6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cd5c5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0.06pt solid #000000" fo:background-color="#ff6a6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order-bottom="0.06pt solid #000000" fo:background-color="#ee636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0.06pt solid #000000" fo:background-color="#cd555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8b3a3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0.06pt solid #000000" fo:background-color="#eeeee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06pt solid #000000" fo:background-color="#cdcdc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06pt solid #000000" fo:background-color="#8b8b8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order-bottom="0.06pt solid #000000" fo:background-color="#f0e68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0.06pt solid #000000" fo:background-color="#fff68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#eee68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0.06pt solid #000000" fo:background-color="#cdc67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8b864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0.06pt solid #000000" fo:background-color="#e6e6f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0f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eee0e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cdc1c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0.06pt solid #000000" fo:background-color="#8b838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#7cfc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#fffa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0.06pt solid #000000" fo:background-color="#eee9b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0.06pt solid #000000" fo:background-color="#cdc9a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0.06pt solid #000000" fo:background-color="#8b897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eedd8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0.06pt solid #000000" fo:background-color="#add8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bfe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order-bottom="0.06pt solid #000000" fo:background-color="#b2df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order-bottom="0.06pt solid #000000" fo:background-color="#9ac0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-bottom="0.06pt solid #000000" fo:background-color="#6883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-bottom="0.06pt solid #000000" fo:background-color="#f0808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-bottom="0.06pt solid #000000" fo:background-color="#e0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0.06pt solid #000000" fo:background-color="#d1e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b4cd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order-bottom="0.06pt solid #000000" fo:background-color="#7a8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#ffec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order-bottom="0.06pt solid #000000" fo:background-color="#eedc8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-bottom="0.06pt solid #000000" fo:background-color="#cdbe7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06pt solid #000000" fo:background-color="#8b814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order-bottom="0.06pt solid #000000" fo:background-color="#fafad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d3d3d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order-bottom="0.06pt solid #000000" fo:background-color="#ffb6c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ffaeb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0.06pt solid #000000" fo:background-color="#eea2a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order-bottom="0.06pt solid #000000" fo:background-color="#cd8c9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ackground-color="#8b5f6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order-bottom="0.06pt solid #000000" fo:background-color="#ffa07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-bottom="0.06pt solid #000000" fo:background-color="#ee957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0.06pt solid #000000" fo:background-color="#cd816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order-bottom="0.06pt solid #000000" fo:background-color="#8b574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20b2a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0.06pt solid #000000" fo:background-color="#87cef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0.06pt solid #000000" fo:background-color="#b0e2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0.06pt solid #000000" fo:background-color="#a4d3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06pt solid #000000" fo:background-color="#8db6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-bottom="0.06pt solid #000000" fo:background-color="#607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0.06pt solid #000000" fo:background-color="#8470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order-bottom="0.06pt solid #000000" fo:background-color="#77889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order-bottom="0.06pt solid #000000" fo:background-color="#b0c4d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0.06pt solid #000000" fo:background-color="#cae1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order-bottom="0.06pt solid #000000" fo:background-color="#bcd2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0.06pt solid #000000" fo:background-color="#a2b5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ackground-color="#6e7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0.06pt solid #000000" fo:background-color="#ffffe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0.06pt solid #000000" fo:background-color="#eeeed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ackground-color="#cdcdb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8b8b7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0.06pt solid #000000" fo:background-color="#32cd3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order-bottom="0.06pt solid #000000" fo:background-color="#faf0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ackground-color="#ff00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0.06pt solid #000000" fo:background-color="#ee00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06pt solid #000000" fo:background-color="#cd00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0.06pt solid #000000" fo:background-color="#8b00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-bottom="0.06pt solid #000000" fo:background-color="#b0306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0.06pt solid #000000" fo:background-color="#ff34b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0.06pt solid #000000" fo:background-color="#ee30a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-bottom="0.06pt solid #000000" fo:background-color="#cd299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06pt solid #000000" fo:background-color="#8b1c6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0.06pt solid #000000" fo:background-color="#66cda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0.06pt solid #000000" fo:background-color="#0000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0.06pt solid #000000" fo:background-color="#ba55d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06pt solid #000000" fo:background-color="#e066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order-bottom="0.06pt solid #000000" fo:background-color="#d15f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0.06pt solid #000000" fo:background-color="#b452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0.06pt solid #000000" fo:background-color="#7a37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order-bottom="0.06pt solid #000000" fo:background-color="#9370d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order-bottom="0.06pt solid #000000" fo:background-color="#ab82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0.06pt solid #000000" fo:background-color="#9f79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0.06pt solid #000000" fo:background-color="#8968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5d47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06pt solid #000000" fo:background-color="#3cb37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7b68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0.06pt solid #000000" fo:background-color="#00fa9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order-bottom="0.06pt solid #000000" fo:background-color="#48d1c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0.06pt solid #000000" fo:background-color="#c7158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0.06pt solid #000000" fo:background-color="#19197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5fff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06pt solid #000000" fo:background-color="#ffe4e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fo:background-color="#eed5d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0.06pt solid #000000" fo:background-color="#cdb7b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8b7d7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0.06pt solid #000000" fo:background-color="#ffe4b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0.06pt solid #000000" fo:background-color="#ffdea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-bottom="0.06pt solid #000000" fo:background-color="#eecfa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0.06pt solid #000000" fo:background-color="#cdb3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8b795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0.06pt solid #000000" fo:background-color="#00008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order-bottom="0.06pt solid #000000" fo:background-color="#fdf5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order-bottom="0.06pt solid #000000" fo:background-color="#6b8e2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order-bottom="0.06pt solid #000000" fo:background-color="#c0ff3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0.06pt solid #000000" fo:background-color="#b3ee3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0.06pt solid #000000" fo:background-color="#698b2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0.06pt solid #000000" fo:background-color="#ffa5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order-bottom="0.06pt solid #000000" fo:background-color="#ee9a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order-bottom="0.06pt solid #000000" fo:background-color="#cd85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order-bottom="0.06pt solid #000000" fo:background-color="#8b5a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order-bottom="0.06pt solid #000000" fo:background-color="#ff45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0.06pt solid #000000" fo:background-color="#ee4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0.06pt solid #000000" fo:background-color="#cd37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order-bottom="0.06pt solid #000000" fo:background-color="#8b25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0.06pt solid #000000" fo:background-color="#da70d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0.06pt solid #000000" fo:background-color="#ff83f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order-bottom="0.06pt solid #000000" fo:background-color="#ee7ae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order-bottom="0.06pt solid #000000" fo:background-color="#cd69c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order-bottom="0.06pt solid #000000" fo:background-color="#8b478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0.06pt solid #000000" fo:background-color="#db709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fo:background-color="#eee8a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0.06pt solid #000000" fo:background-color="#98fb9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order-bottom="0.06pt solid #000000" fo:background-color="#9aff9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0.06pt solid #000000" fo:background-color="#90ee9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order-bottom="0.06pt solid #000000" fo:background-color="#7ccd7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order-bottom="0.06pt solid #000000" fo:background-color="#548b5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order-bottom="0.06pt solid #000000" fo:background-color="#afe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order-bottom="0.06pt solid #000000" fo:background-color="#bb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0.06pt solid #000000" fo:background-color="#aee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order-bottom="0.06pt solid #000000" fo:background-color="#96cd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-bottom="0.06pt solid #000000" fo:background-color="#668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0.06pt solid #000000" fo:background-color="#ff82a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0.06pt solid #000000" fo:background-color="#ee799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0.06pt solid #000000" fo:background-color="#cd688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0.06pt solid #000000" fo:background-color="#8b475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order-bottom="0.06pt solid #000000" fo:background-color="#ffefd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order-bottom="0.06pt solid #000000" fo:background-color="#ffdab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0.06pt solid #000000" fo:background-color="#eecba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order-bottom="0.06pt solid #000000" fo:background-color="#cdaf9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order-bottom="0.06pt solid #000000" fo:background-color="#8b776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order-bottom="0.06pt solid #000000" fo:background-color="#ffc0c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order-bottom="0.06pt solid #000000" fo:background-color="#ffb5c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0.06pt solid #000000" fo:background-color="#eea9b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order-bottom="0.06pt solid #000000" fo:background-color="#cd919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0.06pt solid #000000" fo:background-color="#8b636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order-bottom="0.06pt solid #000000" fo:background-color="#dda0d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0.06pt solid #000000" fo:background-color="#ffbb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order-bottom="0.06pt solid #000000" fo:background-color="#eea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order-bottom="0.06pt solid #000000" fo:background-color="#cd96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order-bottom="0.06pt solid #000000" fo:background-color="#8b66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order-bottom="0.06pt solid #000000" fo:background-color="#b0e0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0.06pt solid #000000" fo:background-color="#a020f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06pt solid #000000" fo:background-color="#9b30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order-bottom="0.06pt solid #000000" fo:background-color="#912c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order-bottom="0.06pt solid #000000" fo:background-color="#7d26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order-bottom="0.06pt solid #000000" fo:background-color="#551a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0.06pt solid #000000" fo:background-color="#ff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-bottom="0.06pt solid #000000" fo:background-color="#ee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order-bottom="0.06pt solid #000000" fo:background-color="#cd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order-bottom="0.06pt solid #000000" fo:background-color="#8b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fo:background-color="#bc8f8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order-bottom="0.06pt solid #000000" fo:background-color="#ffc1c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order-bottom="0.06pt solid #000000" fo:background-color="#eeb4b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0.06pt solid #000000" fo:background-color="#cd9b9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0.06pt solid #000000" fo:background-color="#8b696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order-bottom="0.06pt solid #000000" fo:background-color="#4169e1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order-bottom="0.06pt solid #000000" fo:background-color="#4876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order-bottom="0.06pt solid #000000" fo:background-color="#436e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order-bottom="0.06pt solid #000000" fo:background-color="#3a5f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order-bottom="0.06pt solid #000000" fo:background-color="#2740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0.06pt solid #000000" fo:background-color="#8b451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order-bottom="0.06pt solid #000000" fo:background-color="#fa807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order-bottom="0.06pt solid #000000" fo:background-color="#ff8c6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order-bottom="0.06pt solid #000000" fo:background-color="#ee826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06pt solid #000000" fo:background-color="#cd705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order-bottom="0.06pt solid #000000" fo:background-color="#8b4c3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order-bottom="0.06pt solid #000000" fo:background-color="#f4a46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0.06pt solid #000000" fo:background-color="#54ff9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0.06pt solid #000000" fo:background-color="#4eee9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0.06pt solid #000000" fo:background-color="#43cd8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order-bottom="0.06pt solid #000000" fo:background-color="#2e8b5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0.06pt solid #000000" fo:background-color="#fff5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order-bottom="0.06pt solid #000000" fo:background-color="#eee5d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order-bottom="0.06pt solid #000000" fo:background-color="#cdc5b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order-bottom="0.06pt solid #000000" fo:background-color="#8b868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order-bottom="0.06pt solid #000000" fo:background-color="#a0522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order-bottom="0.06pt solid #000000" fo:background-color="#ff824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order-bottom="0.06pt solid #000000" fo:background-color="#ee794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order-bottom="0.06pt solid #000000" fo:background-color="#cd683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order-bottom="0.06pt solid #000000" fo:background-color="#8b472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order-bottom="0.06pt solid #000000" fo:background-color="#87cee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0.06pt solid #000000" fo:background-color="#87ce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order-bottom="0.06pt solid #000000" fo:background-color="#7ec0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order-bottom="0.06pt solid #000000" fo:background-color="#6ca6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order-bottom="0.06pt solid #000000" fo:background-color="#4a70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order-bottom="0.06pt solid #000000" fo:background-color="#6a5a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order-bottom="0.06pt solid #000000" fo:background-color="#836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order-bottom="0.06pt solid #000000" fo:background-color="#7a67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0.06pt solid #000000" fo:background-color="#6959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order-bottom="0.06pt solid #000000" fo:background-color="#473c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order-bottom="0.06pt solid #000000" fo:background-color="#70809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order-bottom="0.06pt solid #000000" fo:background-color="#c6e2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order-bottom="0.06pt solid #000000" fo:background-color="#b9d3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order-bottom="0.06pt solid #000000" fo:background-color="#9fb6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order-bottom="0.06pt solid #000000" fo:background-color="#6c7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order-bottom="0.06pt solid #000000" fo:background-color="#fffaf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order-bottom="0.06pt solid #000000" fo:background-color="#eee9e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order-bottom="0.06pt solid #000000" fo:background-color="#cdc9c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order-bottom="0.06pt solid #000000" fo:background-color="#8b898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0.06pt solid #000000" fo:background-color="#00ff7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0.06pt solid #000000" fo:background-color="#00ee7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order-bottom="0.06pt solid #000000" fo:background-color="#00cd6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0.06pt solid #000000" fo:background-color="#008b4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order-bottom="0.06pt solid #000000" fo:background-color="#4682b4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0.06pt solid #000000" fo:background-color="#63b8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0.06pt solid #000000" fo:background-color="#5cac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0.06pt solid #000000" fo:background-color="#4f94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order-bottom="0.06pt solid #000000" fo:background-color="#3664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order-bottom="0.06pt solid #000000" fo:background-color="#d2b48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0.06pt solid #000000" fo:background-color="#ffa54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0.06pt solid #000000" fo:background-color="#ee9a4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d853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0.06pt solid #000000" fo:background-color="#8b5a2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order-bottom="0.06pt solid #000000" fo:background-color="#d8bfd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order-bottom="0.06pt solid #000000" fo:background-color="#ffe1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order-bottom="0.06pt solid #000000" fo:background-color="#eed2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order-bottom="0.06pt solid #000000" fo:background-color="#cdb5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order-bottom="0.06pt solid #000000" fo:background-color="#8b7b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0.06pt solid #000000" fo:background-color="#ff6347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order-bottom="0.06pt solid #000000" fo:background-color="#ee5c4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order-bottom="0.06pt solid #000000" fo:background-color="#cd4f39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order-bottom="0.06pt solid #000000" fo:background-color="#8b362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order-bottom="0.06pt solid #000000" fo:background-color="#40e0d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order-bottom="0.06pt solid #000000" fo:background-color="#00f5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order-bottom="0.06pt solid #000000" fo:background-color="#00e5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order-bottom="0.06pt solid #000000" fo:background-color="#00c5cd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order-bottom="0.06pt solid #000000" fo:background-color="#00868b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order-bottom="0.06pt solid #000000" fo:background-color="#ee82e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0.06pt solid #000000" fo:background-color="#d0209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06pt solid #000000" fo:background-color="#ff3e9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06pt solid #000000" fo:background-color="#ee3a8c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06pt solid #000000" fo:background-color="#cd3278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order-bottom="0.06pt solid #000000" fo:background-color="#8b225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order-bottom="0.06pt solid #000000" fo:background-color="#f5deb3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0.06pt solid #000000" fo:background-color="#ffe7ba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0.06pt solid #000000" fo:background-color="#eed8a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order-bottom="0.06pt solid #000000" fo:background-color="#cdba9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order-bottom="0.06pt solid #000000" fo:background-color="#8b7e6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order-bottom="0.06pt solid #000000" fo:background-color="#ff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order-bottom="0.06pt solid #000000" fo:background-color="#f5f5f5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order-bottom="0.06pt solid #000000" fo:background-color="#ffff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order-bottom="0.06pt solid #000000" fo:background-color="#eeee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order-bottom="0.06pt solid #000000" fo:background-color="#cdcd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0.06pt solid #000000" fo:background-color="#8b8b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order-bottom="2.49pt solid #000000" fo:background-color="#9acd32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08"/>
        <table:table-column table:style-name="co1" table:default-cell-style-name="ce51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ig color databas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[ <text:a xlink:href="../../../Downloads/big/big.tar.Z" xlink:type="simple">This document in tar.Z-format</text:a> | <text:a xlink:href="../../../Downloads/big/big.zip" xlink:type="simple">This document in ZIP-format</text:a> | <text:a xlink:href="../../../Downloads/big/" xlink:type="simple">Two4U's Color Page</text:a> ] 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Click on the description to further adjust the colo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 office:value-type="string" calcext:value-type="string">
            <text:p>Color</text:p>
          </table:table-cell>
          <table:table-cell table:style-name="ce507" office:value-type="string" calcext:value-type="string">
            <text:p>Description</text:p>
          </table:table-cell>
          <table:table-cell table:style-name="ce510" office:value-type="string" calcext:value-type="string">
            <text:p>Hex-number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0f8ff-0-0-0-0-0-0-1-0-0-0-0-?1,1" xlink:type="simple">AliceBlue</text:a> </text:p>
          </table:table-cell>
          <table:table-cell office:value-type="string" calcext:value-type="string">
            <text:p>#f0f8ff</text:p>
          </table:table-cell>
          <table:table-cell table:formula="of:=HEX2DEC(MID([.C10];2;2))" office:value-type="float" office:value="240" calcext:value-type="float">
            <text:p>240</text:p>
          </table:table-cell>
          <table:table-cell table:formula="of:=HEX2DEC(MID([.C10];4;2))" office:value-type="float" office:value="248" calcext:value-type="float">
            <text:p>248</text:p>
          </table:table-cell>
          <table:table-cell table:formula="of:=HEX2DEC(MID([.C10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10]) &amp;&quot;', 'http://www.two4u.com/color/big-table.html',&quot; &amp; [.D10] &amp;&quot;,&quot; &amp; [.E10] &amp;&quot;,&quot; &amp; [.F10] &amp;&quot;,'&quot; &amp; [.C10] &amp;&quot;');&quot;" office:value-type="string" office:string-value="INSERT INTO colors( name, origin, red, green, blue, hex) VALUES('AliceBlue', 'http://www.two4u.com/color/big-table.html',240,248,255,'#f0f8ff');" calcext:value-type="string">
            <text:p>INSERT INTO colors( name, origin, red, green, blue, hex) VALUES('AliceBlue', 'http://www.two4u.com/color/big-table.html',240,248,255,'#f0f8ff');</text:p>
          </table:table-cell>
        </table:table-row>
        <table:table-row table:style-name="ro3">
          <table:table-cell table:style-name="ce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aebd7-0-0-0-0-0-0-1-0-0-0-0-?1,1" xlink:type="simple">AntiqueWhite</text:a> </text:p>
          </table:table-cell>
          <table:table-cell office:value-type="string" calcext:value-type="string">
            <text:p>#faebd7</text:p>
          </table:table-cell>
          <table:table-cell table:formula="of:=HEX2DEC(MID([.C11];2;2))" office:value-type="float" office:value="250" calcext:value-type="float">
            <text:p>250</text:p>
          </table:table-cell>
          <table:table-cell table:formula="of:=HEX2DEC(MID([.C11];4;2))" office:value-type="float" office:value="235" calcext:value-type="float">
            <text:p>235</text:p>
          </table:table-cell>
          <table:table-cell table:formula="of:=HEX2DEC(MID([.C11];6;2))" office:value-type="float" office:value="215" calcext:value-type="float">
            <text:p>215</text:p>
          </table:table-cell>
          <table:table-cell table:formula="of:=&quot;INSERT INTO colors( name, origin, red, green, blue, hex) VALUES('&quot; &amp; TRIM([.B11]) &amp;&quot;', 'http://www.two4u.com/color/big-table.html',&quot; &amp; [.D11] &amp;&quot;,&quot; &amp; [.E11] &amp;&quot;,&quot; &amp; [.F11] &amp;&quot;,'&quot; &amp; [.C11] &amp;&quot;');&quot;" office:value-type="string" office:string-value="INSERT INTO colors( name, origin, red, green, blue, hex) VALUES('AntiqueWhite', 'http://www.two4u.com/color/big-table.html',250,235,215,'#faebd7');" calcext:value-type="string">
            <text:p>INSERT INTO colors( name, origin, red, green, blue, hex) VALUES('AntiqueWhite', 'http://www.two4u.com/color/big-table.html',250,235,215,'#faebd7');</text:p>
          </table:table-cell>
        </table:table-row>
        <table:table-row table:style-name="ro3">
          <table:table-cell table:style-name="ce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fdb-0-0-0-0-0-0-1-0-0-0-0-?1,1" xlink:type="simple">AntiqueWhite1</text:a> </text:p>
          </table:table-cell>
          <table:table-cell office:value-type="string" calcext:value-type="string">
            <text:p>#ffefdb</text:p>
          </table:table-cell>
          <table:table-cell table:formula="of:=HEX2DEC(MID([.C12];2;2))" office:value-type="float" office:value="255" calcext:value-type="float">
            <text:p>255</text:p>
          </table:table-cell>
          <table:table-cell table:formula="of:=HEX2DEC(MID([.C12];4;2))" office:value-type="float" office:value="239" calcext:value-type="float">
            <text:p>239</text:p>
          </table:table-cell>
          <table:table-cell table:formula="of:=HEX2DEC(MID([.C12];6;2))" office:value-type="float" office:value="219" calcext:value-type="float">
            <text:p>219</text:p>
          </table:table-cell>
          <table:table-cell table:formula="of:=&quot;INSERT INTO colors( name, origin, red, green, blue, hex) VALUES('&quot; &amp; TRIM([.B12]) &amp;&quot;', 'http://www.two4u.com/color/big-table.html',&quot; &amp; [.D12] &amp;&quot;,&quot; &amp; [.E12] &amp;&quot;,&quot; &amp; [.F12] &amp;&quot;,'&quot; &amp; [.C12] &amp;&quot;');&quot;" office:value-type="string" office:string-value="INSERT INTO colors( name, origin, red, green, blue, hex) VALUES('AntiqueWhite1', 'http://www.two4u.com/color/big-table.html',255,239,219,'#ffefdb');" calcext:value-type="string">
            <text:p>INSERT INTO colors( name, origin, red, green, blue, hex) VALUES('AntiqueWhite1', 'http://www.two4u.com/color/big-table.html',255,239,219,'#ffefdb');</text:p>
          </table:table-cell>
        </table:table-row>
        <table:table-row table:style-name="ro3">
          <table:table-cell table:style-name="ce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fcc-0-0-0-0-0-0-1-0-0-0-0-?1,1" xlink:type="simple">AntiqueWhite2</text:a> </text:p>
          </table:table-cell>
          <table:table-cell office:value-type="string" calcext:value-type="string">
            <text:p>#eedfcc</text:p>
          </table:table-cell>
          <table:table-cell table:formula="of:=HEX2DEC(MID([.C13];2;2))" office:value-type="float" office:value="238" calcext:value-type="float">
            <text:p>238</text:p>
          </table:table-cell>
          <table:table-cell table:formula="of:=HEX2DEC(MID([.C13];4;2))" office:value-type="float" office:value="223" calcext:value-type="float">
            <text:p>223</text:p>
          </table:table-cell>
          <table:table-cell table:formula="of:=HEX2DEC(MID([.C13];6;2))" office:value-type="float" office:value="204" calcext:value-type="float">
            <text:p>204</text:p>
          </table:table-cell>
          <table:table-cell table:formula="of:=&quot;INSERT INTO colors( name, origin, red, green, blue, hex) VALUES('&quot; &amp; TRIM([.B13]) &amp;&quot;', 'http://www.two4u.com/color/big-table.html',&quot; &amp; [.D13] &amp;&quot;,&quot; &amp; [.E13] &amp;&quot;,&quot; &amp; [.F13] &amp;&quot;,'&quot; &amp; [.C13] &amp;&quot;');&quot;" office:value-type="string" office:string-value="INSERT INTO colors( name, origin, red, green, blue, hex) VALUES('AntiqueWhite2', 'http://www.two4u.com/color/big-table.html',238,223,204,'#eedfcc');" calcext:value-type="string">
            <text:p>INSERT INTO colors( name, origin, red, green, blue, hex) VALUES('AntiqueWhite2', 'http://www.two4u.com/color/big-table.html',238,223,204,'#eedfcc');</text:p>
          </table:table-cell>
        </table:table-row>
        <table:table-row table:style-name="ro3">
          <table:table-cell table:style-name="ce1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0b0-0-0-0-0-0-0-1-0-0-0-0-?1,1" xlink:type="simple">AntiqueWhite3</text:a> </text:p>
          </table:table-cell>
          <table:table-cell office:value-type="string" calcext:value-type="string">
            <text:p>#cdc0b0</text:p>
          </table:table-cell>
          <table:table-cell table:formula="of:=HEX2DEC(MID([.C14];2;2))" office:value-type="float" office:value="205" calcext:value-type="float">
            <text:p>205</text:p>
          </table:table-cell>
          <table:table-cell table:formula="of:=HEX2DEC(MID([.C14];4;2))" office:value-type="float" office:value="192" calcext:value-type="float">
            <text:p>192</text:p>
          </table:table-cell>
          <table:table-cell table:formula="of:=HEX2DEC(MID([.C14];6;2))" office:value-type="float" office:value="176" calcext:value-type="float">
            <text:p>176</text:p>
          </table:table-cell>
          <table:table-cell table:formula="of:=&quot;INSERT INTO colors( name, origin, red, green, blue, hex) VALUES('&quot; &amp; TRIM([.B14]) &amp;&quot;', 'http://www.two4u.com/color/big-table.html',&quot; &amp; [.D14] &amp;&quot;,&quot; &amp; [.E14] &amp;&quot;,&quot; &amp; [.F14] &amp;&quot;,'&quot; &amp; [.C14] &amp;&quot;');&quot;" office:value-type="string" office:string-value="INSERT INTO colors( name, origin, red, green, blue, hex) VALUES('AntiqueWhite3', 'http://www.two4u.com/color/big-table.html',205,192,176,'#cdc0b0');" calcext:value-type="string">
            <text:p>INSERT INTO colors( name, origin, red, green, blue, hex) VALUES('AntiqueWhite3', 'http://www.two4u.com/color/big-table.html',205,192,176,'#cdc0b0');</text:p>
          </table:table-cell>
        </table:table-row>
        <table:table-row table:style-name="ro3">
          <table:table-cell table:style-name="ce1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378-0-0-0-0-0-0-1-0-0-0-0-?1,1" xlink:type="simple">AntiqueWhite4</text:a> </text:p>
          </table:table-cell>
          <table:table-cell office:value-type="string" calcext:value-type="string">
            <text:p>#8b8378</text:p>
          </table:table-cell>
          <table:table-cell table:formula="of:=HEX2DEC(MID([.C15];2;2))" office:value-type="float" office:value="139" calcext:value-type="float">
            <text:p>139</text:p>
          </table:table-cell>
          <table:table-cell table:formula="of:=HEX2DEC(MID([.C15];4;2))" office:value-type="float" office:value="131" calcext:value-type="float">
            <text:p>131</text:p>
          </table:table-cell>
          <table:table-cell table:formula="of:=HEX2DEC(MID([.C15];6;2))" office:value-type="float" office:value="120" calcext:value-type="float">
            <text:p>120</text:p>
          </table:table-cell>
          <table:table-cell table:formula="of:=&quot;INSERT INTO colors( name, origin, red, green, blue, hex) VALUES('&quot; &amp; TRIM([.B15]) &amp;&quot;', 'http://www.two4u.com/color/big-table.html',&quot; &amp; [.D15] &amp;&quot;,&quot; &amp; [.E15] &amp;&quot;,&quot; &amp; [.F15] &amp;&quot;,'&quot; &amp; [.C15] &amp;&quot;');&quot;" office:value-type="string" office:string-value="INSERT INTO colors( name, origin, red, green, blue, hex) VALUES('AntiqueWhite4', 'http://www.two4u.com/color/big-table.html',139,131,120,'#8b8378');" calcext:value-type="string">
            <text:p>INSERT INTO colors( name, origin, red, green, blue, hex) VALUES('AntiqueWhite4', 'http://www.two4u.com/color/big-table.html',139,131,120,'#8b8378');</text:p>
          </table:table-cell>
        </table:table-row>
        <table:table-row table:style-name="ro3">
          <table:table-cell table:style-name="ce1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fffd4-0-0-0-0-0-0-1-0-0-0-0-?1,1" xlink:type="simple">aquamarine1</text:a> </text:p>
          </table:table-cell>
          <table:table-cell office:value-type="string" calcext:value-type="string">
            <text:p>#7fffd4</text:p>
          </table:table-cell>
          <table:table-cell table:formula="of:=HEX2DEC(MID([.C16];2;2))" office:value-type="float" office:value="127" calcext:value-type="float">
            <text:p>127</text:p>
          </table:table-cell>
          <table:table-cell table:formula="of:=HEX2DEC(MID([.C16];4;2))" office:value-type="float" office:value="255" calcext:value-type="float">
            <text:p>255</text:p>
          </table:table-cell>
          <table:table-cell table:formula="of:=HEX2DEC(MID([.C16];6;2))" office:value-type="float" office:value="212" calcext:value-type="float">
            <text:p>212</text:p>
          </table:table-cell>
          <table:table-cell table:formula="of:=&quot;INSERT INTO colors( name, origin, red, green, blue, hex) VALUES('&quot; &amp; TRIM([.B16]) &amp;&quot;', 'http://www.two4u.com/color/big-table.html',&quot; &amp; [.D16] &amp;&quot;,&quot; &amp; [.E16] &amp;&quot;,&quot; &amp; [.F16] &amp;&quot;,'&quot; &amp; [.C16] &amp;&quot;');&quot;" office:value-type="string" office:string-value="INSERT INTO colors( name, origin, red, green, blue, hex) VALUES('aquamarine1', 'http://www.two4u.com/color/big-table.html',127,255,212,'#7fffd4');" calcext:value-type="string">
            <text:p>INSERT INTO colors( name, origin, red, green, blue, hex) VALUES('aquamarine1', 'http://www.two4u.com/color/big-table.html',127,255,212,'#7fffd4');</text:p>
          </table:table-cell>
        </table:table-row>
        <table:table-row table:style-name="ro3">
          <table:table-cell table:style-name="ce1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6eec6-0-0-0-0-0-0-1-0-0-0-0-?1,1" xlink:type="simple">aquamarine2</text:a> </text:p>
          </table:table-cell>
          <table:table-cell office:value-type="string" calcext:value-type="string">
            <text:p>#76eec6</text:p>
          </table:table-cell>
          <table:table-cell table:formula="of:=HEX2DEC(MID([.C17];2;2))" office:value-type="float" office:value="118" calcext:value-type="float">
            <text:p>118</text:p>
          </table:table-cell>
          <table:table-cell table:formula="of:=HEX2DEC(MID([.C17];4;2))" office:value-type="float" office:value="238" calcext:value-type="float">
            <text:p>238</text:p>
          </table:table-cell>
          <table:table-cell table:formula="of:=HEX2DEC(MID([.C17];6;2))" office:value-type="float" office:value="198" calcext:value-type="float">
            <text:p>198</text:p>
          </table:table-cell>
          <table:table-cell table:formula="of:=&quot;INSERT INTO colors( name, origin, red, green, blue, hex) VALUES('&quot; &amp; TRIM([.B17]) &amp;&quot;', 'http://www.two4u.com/color/big-table.html',&quot; &amp; [.D17] &amp;&quot;,&quot; &amp; [.E17] &amp;&quot;,&quot; &amp; [.F17] &amp;&quot;,'&quot; &amp; [.C17] &amp;&quot;');&quot;" office:value-type="string" office:string-value="INSERT INTO colors( name, origin, red, green, blue, hex) VALUES('aquamarine2', 'http://www.two4u.com/color/big-table.html',118,238,198,'#76eec6');" calcext:value-type="string">
            <text:p>INSERT INTO colors( name, origin, red, green, blue, hex) VALUES('aquamarine2', 'http://www.two4u.com/color/big-table.html',118,238,198,'#76eec6');</text:p>
          </table:table-cell>
        </table:table-row>
        <table:table-row table:style-name="ro3">
          <table:table-cell table:style-name="ce1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58b74-0-0-0-0-0-0-1-0-0-0-0-?1,1" xlink:type="simple">aquamarine4</text:a> </text:p>
          </table:table-cell>
          <table:table-cell office:value-type="string" calcext:value-type="string">
            <text:p>#458b74</text:p>
          </table:table-cell>
          <table:table-cell table:formula="of:=HEX2DEC(MID([.C18];2;2))" office:value-type="float" office:value="69" calcext:value-type="float">
            <text:p>69</text:p>
          </table:table-cell>
          <table:table-cell table:formula="of:=HEX2DEC(MID([.C18];4;2))" office:value-type="float" office:value="139" calcext:value-type="float">
            <text:p>139</text:p>
          </table:table-cell>
          <table:table-cell table:formula="of:=HEX2DEC(MID([.C18];6;2))" office:value-type="float" office:value="116" calcext:value-type="float">
            <text:p>116</text:p>
          </table:table-cell>
          <table:table-cell table:formula="of:=&quot;INSERT INTO colors( name, origin, red, green, blue, hex) VALUES('&quot; &amp; TRIM([.B18]) &amp;&quot;', 'http://www.two4u.com/color/big-table.html',&quot; &amp; [.D18] &amp;&quot;,&quot; &amp; [.E18] &amp;&quot;,&quot; &amp; [.F18] &amp;&quot;,'&quot; &amp; [.C18] &amp;&quot;');&quot;" office:value-type="string" office:string-value="INSERT INTO colors( name, origin, red, green, blue, hex) VALUES('aquamarine4', 'http://www.two4u.com/color/big-table.html',69,139,116,'#458b74');" calcext:value-type="string">
            <text:p>INSERT INTO colors( name, origin, red, green, blue, hex) VALUES('aquamarine4', 'http://www.two4u.com/color/big-table.html',69,139,116,'#458b74');</text:p>
          </table:table-cell>
        </table:table-row>
        <table:table-row table:style-name="ro3">
          <table:table-cell table:style-name="ce1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0ffff-0-0-0-0-0-0-1-0-0-0-0-?1,1" xlink:type="simple">azure1</text:a> </text:p>
          </table:table-cell>
          <table:table-cell office:value-type="string" calcext:value-type="string">
            <text:p>#f0ffff</text:p>
          </table:table-cell>
          <table:table-cell table:formula="of:=HEX2DEC(MID([.C19];2;2))" office:value-type="float" office:value="240" calcext:value-type="float">
            <text:p>240</text:p>
          </table:table-cell>
          <table:table-cell table:formula="of:=HEX2DEC(MID([.C19];4;2))" office:value-type="float" office:value="255" calcext:value-type="float">
            <text:p>255</text:p>
          </table:table-cell>
          <table:table-cell table:formula="of:=HEX2DEC(MID([.C19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19]) &amp;&quot;', 'http://www.two4u.com/color/big-table.html',&quot; &amp; [.D19] &amp;&quot;,&quot; &amp; [.E19] &amp;&quot;,&quot; &amp; [.F19] &amp;&quot;,'&quot; &amp; [.C19] &amp;&quot;');&quot;" office:value-type="string" office:string-value="INSERT INTO colors( name, origin, red, green, blue, hex) VALUES('azure1', 'http://www.two4u.com/color/big-table.html',240,255,255,'#f0ffff');" calcext:value-type="string">
            <text:p>INSERT INTO colors( name, origin, red, green, blue, hex) VALUES('azure1', 'http://www.two4u.com/color/big-table.html',240,255,255,'#f0ffff');</text:p>
          </table:table-cell>
        </table:table-row>
        <table:table-row table:style-name="ro3">
          <table:table-cell table:style-name="ce1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0eeee-0-0-0-0-0-0-1-0-0-0-0-?1,1" xlink:type="simple">azure2</text:a> </text:p>
          </table:table-cell>
          <table:table-cell office:value-type="string" calcext:value-type="string">
            <text:p>#e0eeee</text:p>
          </table:table-cell>
          <table:table-cell table:formula="of:=HEX2DEC(MID([.C20];2;2))" office:value-type="float" office:value="224" calcext:value-type="float">
            <text:p>224</text:p>
          </table:table-cell>
          <table:table-cell table:formula="of:=HEX2DEC(MID([.C20];4;2))" office:value-type="float" office:value="238" calcext:value-type="float">
            <text:p>238</text:p>
          </table:table-cell>
          <table:table-cell table:formula="of:=HEX2DEC(MID([.C20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20]) &amp;&quot;', 'http://www.two4u.com/color/big-table.html',&quot; &amp; [.D20] &amp;&quot;,&quot; &amp; [.E20] &amp;&quot;,&quot; &amp; [.F20] &amp;&quot;,'&quot; &amp; [.C20] &amp;&quot;');&quot;" office:value-type="string" office:string-value="INSERT INTO colors( name, origin, red, green, blue, hex) VALUES('azure2', 'http://www.two4u.com/color/big-table.html',224,238,238,'#e0eeee');" calcext:value-type="string">
            <text:p>INSERT INTO colors( name, origin, red, green, blue, hex) VALUES('azure2', 'http://www.two4u.com/color/big-table.html',224,238,238,'#e0eeee');</text:p>
          </table:table-cell>
        </table:table-row>
        <table:table-row table:style-name="ro3">
          <table:table-cell table:style-name="ce1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1cdcd-0-0-0-0-0-0-1-0-0-0-0-?1,1" xlink:type="simple">azure3</text:a> </text:p>
          </table:table-cell>
          <table:table-cell office:value-type="string" calcext:value-type="string">
            <text:p>#c1cdcd</text:p>
          </table:table-cell>
          <table:table-cell table:formula="of:=HEX2DEC(MID([.C21];2;2))" office:value-type="float" office:value="193" calcext:value-type="float">
            <text:p>193</text:p>
          </table:table-cell>
          <table:table-cell table:formula="of:=HEX2DEC(MID([.C21];4;2))" office:value-type="float" office:value="205" calcext:value-type="float">
            <text:p>205</text:p>
          </table:table-cell>
          <table:table-cell table:formula="of:=HEX2DEC(MID([.C21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21]) &amp;&quot;', 'http://www.two4u.com/color/big-table.html',&quot; &amp; [.D21] &amp;&quot;,&quot; &amp; [.E21] &amp;&quot;,&quot; &amp; [.F21] &amp;&quot;,'&quot; &amp; [.C21] &amp;&quot;');&quot;" office:value-type="string" office:string-value="INSERT INTO colors( name, origin, red, green, blue, hex) VALUES('azure3', 'http://www.two4u.com/color/big-table.html',193,205,205,'#c1cdcd');" calcext:value-type="string">
            <text:p>INSERT INTO colors( name, origin, red, green, blue, hex) VALUES('azure3', 'http://www.two4u.com/color/big-table.html',193,205,205,'#c1cdcd');</text:p>
          </table:table-cell>
        </table:table-row>
        <table:table-row table:style-name="ro3">
          <table:table-cell table:style-name="ce1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38b8b-0-0-0-0-0-0-1-0-0-0-0-?1,1" xlink:type="simple">azure4</text:a> </text:p>
          </table:table-cell>
          <table:table-cell office:value-type="string" calcext:value-type="string">
            <text:p>#838b8b</text:p>
          </table:table-cell>
          <table:table-cell table:formula="of:=HEX2DEC(MID([.C22];2;2))" office:value-type="float" office:value="131" calcext:value-type="float">
            <text:p>131</text:p>
          </table:table-cell>
          <table:table-cell table:formula="of:=HEX2DEC(MID([.C22];4;2))" office:value-type="float" office:value="139" calcext:value-type="float">
            <text:p>139</text:p>
          </table:table-cell>
          <table:table-cell table:formula="of:=HEX2DEC(MID([.C22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22]) &amp;&quot;', 'http://www.two4u.com/color/big-table.html',&quot; &amp; [.D22] &amp;&quot;,&quot; &amp; [.E22] &amp;&quot;,&quot; &amp; [.F22] &amp;&quot;,'&quot; &amp; [.C22] &amp;&quot;');&quot;" office:value-type="string" office:string-value="INSERT INTO colors( name, origin, red, green, blue, hex) VALUES('azure4', 'http://www.two4u.com/color/big-table.html',131,139,139,'#838b8b');" calcext:value-type="string">
            <text:p>INSERT INTO colors( name, origin, red, green, blue, hex) VALUES('azure4', 'http://www.two4u.com/color/big-table.html',131,139,139,'#838b8b');</text:p>
          </table:table-cell>
        </table:table-row>
        <table:table-row table:style-name="ro3">
          <table:table-cell table:style-name="ce1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5f5dc-0-0-0-0-0-0-1-0-0-0-0-?1,1" xlink:type="simple">beige</text:a> </text:p>
          </table:table-cell>
          <table:table-cell office:value-type="string" calcext:value-type="string">
            <text:p>#f5f5dc</text:p>
          </table:table-cell>
          <table:table-cell table:formula="of:=HEX2DEC(MID([.C23];2;2))" office:value-type="float" office:value="245" calcext:value-type="float">
            <text:p>245</text:p>
          </table:table-cell>
          <table:table-cell table:formula="of:=HEX2DEC(MID([.C23];4;2))" office:value-type="float" office:value="245" calcext:value-type="float">
            <text:p>245</text:p>
          </table:table-cell>
          <table:table-cell table:formula="of:=HEX2DEC(MID([.C23];6;2))" office:value-type="float" office:value="220" calcext:value-type="float">
            <text:p>220</text:p>
          </table:table-cell>
          <table:table-cell table:formula="of:=&quot;INSERT INTO colors( name, origin, red, green, blue, hex) VALUES('&quot; &amp; TRIM([.B23]) &amp;&quot;', 'http://www.two4u.com/color/big-table.html',&quot; &amp; [.D23] &amp;&quot;,&quot; &amp; [.E23] &amp;&quot;,&quot; &amp; [.F23] &amp;&quot;,'&quot; &amp; [.C23] &amp;&quot;');&quot;" office:value-type="string" office:string-value="INSERT INTO colors( name, origin, red, green, blue, hex) VALUES('beige', 'http://www.two4u.com/color/big-table.html',245,245,220,'#f5f5dc');" calcext:value-type="string">
            <text:p>INSERT INTO colors( name, origin, red, green, blue, hex) VALUES('beige', 'http://www.two4u.com/color/big-table.html',245,245,220,'#f5f5dc');</text:p>
          </table:table-cell>
        </table:table-row>
        <table:table-row table:style-name="ro3">
          <table:table-cell table:style-name="ce2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4c4-0-0-0-0-0-0-1-0-0-0-0-?1,1" xlink:type="simple">bisque1</text:a> </text:p>
          </table:table-cell>
          <table:table-cell office:value-type="string" calcext:value-type="string">
            <text:p>#ffe4c4</text:p>
          </table:table-cell>
          <table:table-cell table:formula="of:=HEX2DEC(MID([.C24];2;2))" office:value-type="float" office:value="255" calcext:value-type="float">
            <text:p>255</text:p>
          </table:table-cell>
          <table:table-cell table:formula="of:=HEX2DEC(MID([.C24];4;2))" office:value-type="float" office:value="228" calcext:value-type="float">
            <text:p>228</text:p>
          </table:table-cell>
          <table:table-cell table:formula="of:=HEX2DEC(MID([.C24];6;2))" office:value-type="float" office:value="196" calcext:value-type="float">
            <text:p>196</text:p>
          </table:table-cell>
          <table:table-cell table:formula="of:=&quot;INSERT INTO colors( name, origin, red, green, blue, hex) VALUES('&quot; &amp; TRIM([.B24]) &amp;&quot;', 'http://www.two4u.com/color/big-table.html',&quot; &amp; [.D24] &amp;&quot;,&quot; &amp; [.E24] &amp;&quot;,&quot; &amp; [.F24] &amp;&quot;,'&quot; &amp; [.C24] &amp;&quot;');&quot;" office:value-type="string" office:string-value="INSERT INTO colors( name, origin, red, green, blue, hex) VALUES('bisque1', 'http://www.two4u.com/color/big-table.html',255,228,196,'#ffe4c4');" calcext:value-type="string">
            <text:p>INSERT INTO colors( name, origin, red, green, blue, hex) VALUES('bisque1', 'http://www.two4u.com/color/big-table.html',255,228,196,'#ffe4c4');</text:p>
          </table:table-cell>
        </table:table-row>
        <table:table-row table:style-name="ro3">
          <table:table-cell table:style-name="ce2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5b7-0-0-0-0-0-0-1-0-0-0-0-?1,1" xlink:type="simple">bisque2</text:a> </text:p>
          </table:table-cell>
          <table:table-cell office:value-type="string" calcext:value-type="string">
            <text:p>#eed5b7</text:p>
          </table:table-cell>
          <table:table-cell table:formula="of:=HEX2DEC(MID([.C25];2;2))" office:value-type="float" office:value="238" calcext:value-type="float">
            <text:p>238</text:p>
          </table:table-cell>
          <table:table-cell table:formula="of:=HEX2DEC(MID([.C25];4;2))" office:value-type="float" office:value="213" calcext:value-type="float">
            <text:p>213</text:p>
          </table:table-cell>
          <table:table-cell table:formula="of:=HEX2DEC(MID([.C25];6;2))" office:value-type="float" office:value="183" calcext:value-type="float">
            <text:p>183</text:p>
          </table:table-cell>
          <table:table-cell table:formula="of:=&quot;INSERT INTO colors( name, origin, red, green, blue, hex) VALUES('&quot; &amp; TRIM([.B25]) &amp;&quot;', 'http://www.two4u.com/color/big-table.html',&quot; &amp; [.D25] &amp;&quot;,&quot; &amp; [.E25] &amp;&quot;,&quot; &amp; [.F25] &amp;&quot;,'&quot; &amp; [.C25] &amp;&quot;');&quot;" office:value-type="string" office:string-value="INSERT INTO colors( name, origin, red, green, blue, hex) VALUES('bisque2', 'http://www.two4u.com/color/big-table.html',238,213,183,'#eed5b7');" calcext:value-type="string">
            <text:p>INSERT INTO colors( name, origin, red, green, blue, hex) VALUES('bisque2', 'http://www.two4u.com/color/big-table.html',238,213,183,'#eed5b7');</text:p>
          </table:table-cell>
        </table:table-row>
        <table:table-row table:style-name="ro3">
          <table:table-cell table:style-name="ce2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b79e-0-0-0-0-0-0-1-0-0-0-0-?1,1" xlink:type="simple">bisque3</text:a> </text:p>
          </table:table-cell>
          <table:table-cell office:value-type="string" calcext:value-type="string">
            <text:p>#cdb79e</text:p>
          </table:table-cell>
          <table:table-cell table:formula="of:=HEX2DEC(MID([.C26];2;2))" office:value-type="float" office:value="205" calcext:value-type="float">
            <text:p>205</text:p>
          </table:table-cell>
          <table:table-cell table:formula="of:=HEX2DEC(MID([.C26];4;2))" office:value-type="float" office:value="183" calcext:value-type="float">
            <text:p>183</text:p>
          </table:table-cell>
          <table:table-cell table:formula="of:=HEX2DEC(MID([.C26];6;2))" office:value-type="float" office:value="158" calcext:value-type="float">
            <text:p>158</text:p>
          </table:table-cell>
          <table:table-cell table:formula="of:=&quot;INSERT INTO colors( name, origin, red, green, blue, hex) VALUES('&quot; &amp; TRIM([.B26]) &amp;&quot;', 'http://www.two4u.com/color/big-table.html',&quot; &amp; [.D26] &amp;&quot;,&quot; &amp; [.E26] &amp;&quot;,&quot; &amp; [.F26] &amp;&quot;,'&quot; &amp; [.C26] &amp;&quot;');&quot;" office:value-type="string" office:string-value="INSERT INTO colors( name, origin, red, green, blue, hex) VALUES('bisque3', 'http://www.two4u.com/color/big-table.html',205,183,158,'#cdb79e');" calcext:value-type="string">
            <text:p>INSERT INTO colors( name, origin, red, green, blue, hex) VALUES('bisque3', 'http://www.two4u.com/color/big-table.html',205,183,158,'#cdb79e');</text:p>
          </table:table-cell>
        </table:table-row>
        <table:table-row table:style-name="ro3">
          <table:table-cell table:style-name="ce2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d6b-0-0-0-0-0-0-1-0-0-0-0-?1,1" xlink:type="simple">bisque4</text:a> </text:p>
          </table:table-cell>
          <table:table-cell office:value-type="string" calcext:value-type="string">
            <text:p>#8b7d6b</text:p>
          </table:table-cell>
          <table:table-cell table:formula="of:=HEX2DEC(MID([.C27];2;2))" office:value-type="float" office:value="139" calcext:value-type="float">
            <text:p>139</text:p>
          </table:table-cell>
          <table:table-cell table:formula="of:=HEX2DEC(MID([.C27];4;2))" office:value-type="float" office:value="125" calcext:value-type="float">
            <text:p>125</text:p>
          </table:table-cell>
          <table:table-cell table:formula="of:=HEX2DEC(MID([.C27];6;2))" office:value-type="float" office:value="107" calcext:value-type="float">
            <text:p>107</text:p>
          </table:table-cell>
          <table:table-cell table:formula="of:=&quot;INSERT INTO colors( name, origin, red, green, blue, hex) VALUES('&quot; &amp; TRIM([.B27]) &amp;&quot;', 'http://www.two4u.com/color/big-table.html',&quot; &amp; [.D27] &amp;&quot;,&quot; &amp; [.E27] &amp;&quot;,&quot; &amp; [.F27] &amp;&quot;,'&quot; &amp; [.C27] &amp;&quot;');&quot;" office:value-type="string" office:string-value="INSERT INTO colors( name, origin, red, green, blue, hex) VALUES('bisque4', 'http://www.two4u.com/color/big-table.html',139,125,107,'#8b7d6b');" calcext:value-type="string">
            <text:p>INSERT INTO colors( name, origin, red, green, blue, hex) VALUES('bisque4', 'http://www.two4u.com/color/big-table.html',139,125,107,'#8b7d6b');</text:p>
          </table:table-cell>
        </table:table-row>
        <table:table-row table:style-name="ro3">
          <table:table-cell table:style-name="ce2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0000-0-0-0-0-0-0-1-0-0-0-0-?1,1" xlink:type="simple">black</text:a> </text:p>
          </table:table-cell>
          <table:table-cell office:value-type="string" calcext:value-type="string">
            <text:p>#000000</text:p>
          </table:table-cell>
          <table:table-cell table:formula="of:=HEX2DEC(MID([.C28];2;2))" office:value-type="float" office:value="0" calcext:value-type="float">
            <text:p>0</text:p>
          </table:table-cell>
          <table:table-cell table:formula="of:=HEX2DEC(MID([.C28];4;2))" office:value-type="float" office:value="0" calcext:value-type="float">
            <text:p>0</text:p>
          </table:table-cell>
          <table:table-cell table:formula="of:=HEX2DEC(MID([.C28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28]) &amp;&quot;', 'http://www.two4u.com/color/big-table.html',&quot; &amp; [.D28] &amp;&quot;,&quot; &amp; [.E28] &amp;&quot;,&quot; &amp; [.F28] &amp;&quot;,'&quot; &amp; [.C28] &amp;&quot;');&quot;" office:value-type="string" office:string-value="INSERT INTO colors( name, origin, red, green, blue, hex) VALUES('black', 'http://www.two4u.com/color/big-table.html',0,0,0,'#000000');" calcext:value-type="string">
            <text:p>INSERT INTO colors( name, origin, red, green, blue, hex) VALUES('black', 'http://www.two4u.com/color/big-table.html',0,0,0,'#000000');</text:p>
          </table:table-cell>
        </table:table-row>
        <table:table-row table:style-name="ro3">
          <table:table-cell table:style-name="ce2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bcd-0-0-0-0-0-0-1-0-0-0-0-?1,1" xlink:type="simple">BlanchedAlmond</text:a> </text:p>
          </table:table-cell>
          <table:table-cell office:value-type="string" calcext:value-type="string">
            <text:p>#ffebcd</text:p>
          </table:table-cell>
          <table:table-cell table:formula="of:=HEX2DEC(MID([.C29];2;2))" office:value-type="float" office:value="255" calcext:value-type="float">
            <text:p>255</text:p>
          </table:table-cell>
          <table:table-cell table:formula="of:=HEX2DEC(MID([.C29];4;2))" office:value-type="float" office:value="235" calcext:value-type="float">
            <text:p>235</text:p>
          </table:table-cell>
          <table:table-cell table:formula="of:=HEX2DEC(MID([.C29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29]) &amp;&quot;', 'http://www.two4u.com/color/big-table.html',&quot; &amp; [.D29] &amp;&quot;,&quot; &amp; [.E29] &amp;&quot;,&quot; &amp; [.F29] &amp;&quot;,'&quot; &amp; [.C29] &amp;&quot;');&quot;" office:value-type="string" office:string-value="INSERT INTO colors( name, origin, red, green, blue, hex) VALUES('BlanchedAlmond', 'http://www.two4u.com/color/big-table.html',255,235,205,'#ffebcd');" calcext:value-type="string">
            <text:p>INSERT INTO colors( name, origin, red, green, blue, hex) VALUES('BlanchedAlmond', 'http://www.two4u.com/color/big-table.html',255,235,205,'#ffebcd');</text:p>
          </table:table-cell>
        </table:table-row>
        <table:table-row table:style-name="ro3">
          <table:table-cell table:style-name="ce2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00ff-0-0-0-0-0-0-1-0-0-0-0-?1,1" xlink:type="simple">blue1</text:a> </text:p>
          </table:table-cell>
          <table:table-cell office:value-type="string" calcext:value-type="string">
            <text:p>#0000ff</text:p>
          </table:table-cell>
          <table:table-cell table:formula="of:=HEX2DEC(MID([.C30];2;2))" office:value-type="float" office:value="0" calcext:value-type="float">
            <text:p>0</text:p>
          </table:table-cell>
          <table:table-cell table:formula="of:=HEX2DEC(MID([.C30];4;2))" office:value-type="float" office:value="0" calcext:value-type="float">
            <text:p>0</text:p>
          </table:table-cell>
          <table:table-cell table:formula="of:=HEX2DEC(MID([.C30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0]) &amp;&quot;', 'http://www.two4u.com/color/big-table.html',&quot; &amp; [.D30] &amp;&quot;,&quot; &amp; [.E30] &amp;&quot;,&quot; &amp; [.F30] &amp;&quot;,'&quot; &amp; [.C30] &amp;&quot;');&quot;" office:value-type="string" office:string-value="INSERT INTO colors( name, origin, red, green, blue, hex) VALUES('blue1', 'http://www.two4u.com/color/big-table.html',0,0,255,'#0000ff');" calcext:value-type="string">
            <text:p>INSERT INTO colors( name, origin, red, green, blue, hex) VALUES('blue1', 'http://www.two4u.com/color/big-table.html',0,0,255,'#0000ff');</text:p>
          </table:table-cell>
        </table:table-row>
        <table:table-row table:style-name="ro3">
          <table:table-cell table:style-name="ce2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00ee-0-0-0-0-0-0-1-0-0-0-0-?1,1" xlink:type="simple">blue2</text:a> </text:p>
          </table:table-cell>
          <table:table-cell office:value-type="string" calcext:value-type="string">
            <text:p>#0000ee</text:p>
          </table:table-cell>
          <table:table-cell table:formula="of:=HEX2DEC(MID([.C31];2;2))" office:value-type="float" office:value="0" calcext:value-type="float">
            <text:p>0</text:p>
          </table:table-cell>
          <table:table-cell table:formula="of:=HEX2DEC(MID([.C31];4;2))" office:value-type="float" office:value="0" calcext:value-type="float">
            <text:p>0</text:p>
          </table:table-cell>
          <table:table-cell table:formula="of:=HEX2DEC(MID([.C31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1]) &amp;&quot;', 'http://www.two4u.com/color/big-table.html',&quot; &amp; [.D31] &amp;&quot;,&quot; &amp; [.E31] &amp;&quot;,&quot; &amp; [.F31] &amp;&quot;,'&quot; &amp; [.C31] &amp;&quot;');&quot;" office:value-type="string" office:string-value="INSERT INTO colors( name, origin, red, green, blue, hex) VALUES('blue2', 'http://www.two4u.com/color/big-table.html',0,0,238,'#0000ee');" calcext:value-type="string">
            <text:p>INSERT INTO colors( name, origin, red, green, blue, hex) VALUES('blue2', 'http://www.two4u.com/color/big-table.html',0,0,238,'#0000ee');</text:p>
          </table:table-cell>
        </table:table-row>
        <table:table-row table:style-name="ro3">
          <table:table-cell table:style-name="ce2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008b-0-0-0-0-0-0-1-0-0-0-0-?1,1" xlink:type="simple">blue4</text:a> </text:p>
          </table:table-cell>
          <table:table-cell office:value-type="string" calcext:value-type="string">
            <text:p>#00008b</text:p>
          </table:table-cell>
          <table:table-cell table:formula="of:=HEX2DEC(MID([.C32];2;2))" office:value-type="float" office:value="0" calcext:value-type="float">
            <text:p>0</text:p>
          </table:table-cell>
          <table:table-cell table:formula="of:=HEX2DEC(MID([.C32];4;2))" office:value-type="float" office:value="0" calcext:value-type="float">
            <text:p>0</text:p>
          </table:table-cell>
          <table:table-cell table:formula="of:=HEX2DEC(MID([.C32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2]) &amp;&quot;', 'http://www.two4u.com/color/big-table.html',&quot; &amp; [.D32] &amp;&quot;,&quot; &amp; [.E32] &amp;&quot;,&quot; &amp; [.F32] &amp;&quot;,'&quot; &amp; [.C32] &amp;&quot;');&quot;" office:value-type="string" office:string-value="INSERT INTO colors( name, origin, red, green, blue, hex) VALUES('blue4', 'http://www.two4u.com/color/big-table.html',0,0,139,'#00008b');" calcext:value-type="string">
            <text:p>INSERT INTO colors( name, origin, red, green, blue, hex) VALUES('blue4', 'http://www.two4u.com/color/big-table.html',0,0,139,'#00008b');</text:p>
          </table:table-cell>
        </table:table-row>
        <table:table-row table:style-name="ro3">
          <table:table-cell table:style-name="ce2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a2be2-0-0-0-0-0-0-1-0-0-0-0-?1,1" xlink:type="simple">BlueViolet</text:a> </text:p>
          </table:table-cell>
          <table:table-cell office:value-type="string" calcext:value-type="string">
            <text:p>#8a2be2</text:p>
          </table:table-cell>
          <table:table-cell table:formula="of:=HEX2DEC(MID([.C33];2;2))" office:value-type="float" office:value="138" calcext:value-type="float">
            <text:p>138</text:p>
          </table:table-cell>
          <table:table-cell table:formula="of:=HEX2DEC(MID([.C33];4;2))" office:value-type="float" office:value="43" calcext:value-type="float">
            <text:p>43</text:p>
          </table:table-cell>
          <table:table-cell table:formula="of:=HEX2DEC(MID([.C33];6;2))" office:value-type="float" office:value="226" calcext:value-type="float">
            <text:p>226</text:p>
          </table:table-cell>
          <table:table-cell table:formula="of:=&quot;INSERT INTO colors( name, origin, red, green, blue, hex) VALUES('&quot; &amp; TRIM([.B33]) &amp;&quot;', 'http://www.two4u.com/color/big-table.html',&quot; &amp; [.D33] &amp;&quot;,&quot; &amp; [.E33] &amp;&quot;,&quot; &amp; [.F33] &amp;&quot;,'&quot; &amp; [.C33] &amp;&quot;');&quot;" office:value-type="string" office:string-value="INSERT INTO colors( name, origin, red, green, blue, hex) VALUES('BlueViolet', 'http://www.two4u.com/color/big-table.html',138,43,226,'#8a2be2');" calcext:value-type="string">
            <text:p>INSERT INTO colors( name, origin, red, green, blue, hex) VALUES('BlueViolet', 'http://www.two4u.com/color/big-table.html',138,43,226,'#8a2be2');</text:p>
          </table:table-cell>
        </table:table-row>
        <table:table-row table:style-name="ro3">
          <table:table-cell table:style-name="ce3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52a2a-0-0-0-0-0-0-1-0-0-0-0-?1,1" xlink:type="simple">brown</text:a> </text:p>
          </table:table-cell>
          <table:table-cell office:value-type="string" calcext:value-type="string">
            <text:p>#a52a2a</text:p>
          </table:table-cell>
          <table:table-cell table:formula="of:=HEX2DEC(MID([.C34];2;2))" office:value-type="float" office:value="165" calcext:value-type="float">
            <text:p>165</text:p>
          </table:table-cell>
          <table:table-cell table:formula="of:=HEX2DEC(MID([.C34];4;2))" office:value-type="float" office:value="42" calcext:value-type="float">
            <text:p>42</text:p>
          </table:table-cell>
          <table:table-cell table:formula="of:=HEX2DEC(MID([.C34];6;2))" office:value-type="float" office:value="42" calcext:value-type="float">
            <text:p>42</text:p>
          </table:table-cell>
          <table:table-cell table:formula="of:=&quot;INSERT INTO colors( name, origin, red, green, blue, hex) VALUES('&quot; &amp; TRIM([.B34]) &amp;&quot;', 'http://www.two4u.com/color/big-table.html',&quot; &amp; [.D34] &amp;&quot;,&quot; &amp; [.E34] &amp;&quot;,&quot; &amp; [.F34] &amp;&quot;,'&quot; &amp; [.C34] &amp;&quot;');&quot;" office:value-type="string" office:string-value="INSERT INTO colors( name, origin, red, green, blue, hex) VALUES('brown', 'http://www.two4u.com/color/big-table.html',165,42,42,'#a52a2a');" calcext:value-type="string">
            <text:p>INSERT INTO colors( name, origin, red, green, blue, hex) VALUES('brown', 'http://www.two4u.com/color/big-table.html',165,42,42,'#a52a2a');</text:p>
          </table:table-cell>
        </table:table-row>
        <table:table-row table:style-name="ro3">
          <table:table-cell table:style-name="ce3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4040-0-0-0-0-0-0-1-0-0-0-0-?1,1" xlink:type="simple">brown1</text:a> </text:p>
          </table:table-cell>
          <table:table-cell office:value-type="string" calcext:value-type="string">
            <text:p>#ff4040</text:p>
          </table:table-cell>
          <table:table-cell table:formula="of:=HEX2DEC(MID([.C35];2;2))" office:value-type="float" office:value="255" calcext:value-type="float">
            <text:p>255</text:p>
          </table:table-cell>
          <table:table-cell table:formula="of:=HEX2DEC(MID([.C35];4;2))" office:value-type="float" office:value="64" calcext:value-type="float">
            <text:p>64</text:p>
          </table:table-cell>
          <table:table-cell table:formula="of:=HEX2DEC(MID([.C35];6;2))" office:value-type="float" office:value="64" calcext:value-type="float">
            <text:p>64</text:p>
          </table:table-cell>
          <table:table-cell table:formula="of:=&quot;INSERT INTO colors( name, origin, red, green, blue, hex) VALUES('&quot; &amp; TRIM([.B35]) &amp;&quot;', 'http://www.two4u.com/color/big-table.html',&quot; &amp; [.D35] &amp;&quot;,&quot; &amp; [.E35] &amp;&quot;,&quot; &amp; [.F35] &amp;&quot;,'&quot; &amp; [.C35] &amp;&quot;');&quot;" office:value-type="string" office:string-value="INSERT INTO colors( name, origin, red, green, blue, hex) VALUES('brown1', 'http://www.two4u.com/color/big-table.html',255,64,64,'#ff4040');" calcext:value-type="string">
            <text:p>INSERT INTO colors( name, origin, red, green, blue, hex) VALUES('brown1', 'http://www.two4u.com/color/big-table.html',255,64,64,'#ff4040');</text:p>
          </table:table-cell>
        </table:table-row>
        <table:table-row table:style-name="ro3">
          <table:table-cell table:style-name="ce3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3b3b-0-0-0-0-0-0-1-0-0-0-0-?1,1" xlink:type="simple">brown2</text:a> </text:p>
          </table:table-cell>
          <table:table-cell office:value-type="string" calcext:value-type="string">
            <text:p>#ee3b3b</text:p>
          </table:table-cell>
          <table:table-cell table:formula="of:=HEX2DEC(MID([.C36];2;2))" office:value-type="float" office:value="238" calcext:value-type="float">
            <text:p>238</text:p>
          </table:table-cell>
          <table:table-cell table:formula="of:=HEX2DEC(MID([.C36];4;2))" office:value-type="float" office:value="59" calcext:value-type="float">
            <text:p>59</text:p>
          </table:table-cell>
          <table:table-cell table:formula="of:=HEX2DEC(MID([.C36];6;2))" office:value-type="float" office:value="59" calcext:value-type="float">
            <text:p>59</text:p>
          </table:table-cell>
          <table:table-cell table:formula="of:=&quot;INSERT INTO colors( name, origin, red, green, blue, hex) VALUES('&quot; &amp; TRIM([.B36]) &amp;&quot;', 'http://www.two4u.com/color/big-table.html',&quot; &amp; [.D36] &amp;&quot;,&quot; &amp; [.E36] &amp;&quot;,&quot; &amp; [.F36] &amp;&quot;,'&quot; &amp; [.C36] &amp;&quot;');&quot;" office:value-type="string" office:string-value="INSERT INTO colors( name, origin, red, green, blue, hex) VALUES('brown2', 'http://www.two4u.com/color/big-table.html',238,59,59,'#ee3b3b');" calcext:value-type="string">
            <text:p>INSERT INTO colors( name, origin, red, green, blue, hex) VALUES('brown2', 'http://www.two4u.com/color/big-table.html',238,59,59,'#ee3b3b');</text:p>
          </table:table-cell>
        </table:table-row>
        <table:table-row table:style-name="ro3">
          <table:table-cell table:style-name="ce3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3333-0-0-0-0-0-0-1-0-0-0-0-?1,1" xlink:type="simple">brown3</text:a> </text:p>
          </table:table-cell>
          <table:table-cell office:value-type="string" calcext:value-type="string">
            <text:p>#cd3333</text:p>
          </table:table-cell>
          <table:table-cell table:formula="of:=HEX2DEC(MID([.C37];2;2))" office:value-type="float" office:value="205" calcext:value-type="float">
            <text:p>205</text:p>
          </table:table-cell>
          <table:table-cell table:formula="of:=HEX2DEC(MID([.C37];4;2))" office:value-type="float" office:value="51" calcext:value-type="float">
            <text:p>51</text:p>
          </table:table-cell>
          <table:table-cell table:formula="of:=HEX2DEC(MID([.C37];6;2))" office:value-type="float" office:value="51" calcext:value-type="float">
            <text:p>51</text:p>
          </table:table-cell>
          <table:table-cell table:formula="of:=&quot;INSERT INTO colors( name, origin, red, green, blue, hex) VALUES('&quot; &amp; TRIM([.B37]) &amp;&quot;', 'http://www.two4u.com/color/big-table.html',&quot; &amp; [.D37] &amp;&quot;,&quot; &amp; [.E37] &amp;&quot;,&quot; &amp; [.F37] &amp;&quot;,'&quot; &amp; [.C37] &amp;&quot;');&quot;" office:value-type="string" office:string-value="INSERT INTO colors( name, origin, red, green, blue, hex) VALUES('brown3', 'http://www.two4u.com/color/big-table.html',205,51,51,'#cd3333');" calcext:value-type="string">
            <text:p>INSERT INTO colors( name, origin, red, green, blue, hex) VALUES('brown3', 'http://www.two4u.com/color/big-table.html',205,51,51,'#cd3333');</text:p>
          </table:table-cell>
        </table:table-row>
        <table:table-row table:style-name="ro3">
          <table:table-cell table:style-name="ce3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2323-0-0-0-0-0-0-1-0-0-0-0-?1,1" xlink:type="simple">brown4</text:a> </text:p>
          </table:table-cell>
          <table:table-cell office:value-type="string" calcext:value-type="string">
            <text:p>#8b2323</text:p>
          </table:table-cell>
          <table:table-cell table:formula="of:=HEX2DEC(MID([.C38];2;2))" office:value-type="float" office:value="139" calcext:value-type="float">
            <text:p>139</text:p>
          </table:table-cell>
          <table:table-cell table:formula="of:=HEX2DEC(MID([.C38];4;2))" office:value-type="float" office:value="35" calcext:value-type="float">
            <text:p>35</text:p>
          </table:table-cell>
          <table:table-cell table:formula="of:=HEX2DEC(MID([.C38];6;2))" office:value-type="float" office:value="35" calcext:value-type="float">
            <text:p>35</text:p>
          </table:table-cell>
          <table:table-cell table:formula="of:=&quot;INSERT INTO colors( name, origin, red, green, blue, hex) VALUES('&quot; &amp; TRIM([.B38]) &amp;&quot;', 'http://www.two4u.com/color/big-table.html',&quot; &amp; [.D38] &amp;&quot;,&quot; &amp; [.E38] &amp;&quot;,&quot; &amp; [.F38] &amp;&quot;,'&quot; &amp; [.C38] &amp;&quot;');&quot;" office:value-type="string" office:string-value="INSERT INTO colors( name, origin, red, green, blue, hex) VALUES('brown4', 'http://www.two4u.com/color/big-table.html',139,35,35,'#8b2323');" calcext:value-type="string">
            <text:p>INSERT INTO colors( name, origin, red, green, blue, hex) VALUES('brown4', 'http://www.two4u.com/color/big-table.html',139,35,35,'#8b2323');</text:p>
          </table:table-cell>
        </table:table-row>
        <table:table-row table:style-name="ro3">
          <table:table-cell table:style-name="ce3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eb887-0-0-0-0-0-0-1-0-0-0-0-?1,1" xlink:type="simple">burlywood</text:a> </text:p>
          </table:table-cell>
          <table:table-cell office:value-type="string" calcext:value-type="string">
            <text:p>#deb887</text:p>
          </table:table-cell>
          <table:table-cell table:formula="of:=HEX2DEC(MID([.C39];2;2))" office:value-type="float" office:value="222" calcext:value-type="float">
            <text:p>222</text:p>
          </table:table-cell>
          <table:table-cell table:formula="of:=HEX2DEC(MID([.C39];4;2))" office:value-type="float" office:value="184" calcext:value-type="float">
            <text:p>184</text:p>
          </table:table-cell>
          <table:table-cell table:formula="of:=HEX2DEC(MID([.C39];6;2))" office:value-type="float" office:value="135" calcext:value-type="float">
            <text:p>135</text:p>
          </table:table-cell>
          <table:table-cell table:formula="of:=&quot;INSERT INTO colors( name, origin, red, green, blue, hex) VALUES('&quot; &amp; TRIM([.B39]) &amp;&quot;', 'http://www.two4u.com/color/big-table.html',&quot; &amp; [.D39] &amp;&quot;,&quot; &amp; [.E39] &amp;&quot;,&quot; &amp; [.F39] &amp;&quot;,'&quot; &amp; [.C39] &amp;&quot;');&quot;" office:value-type="string" office:string-value="INSERT INTO colors( name, origin, red, green, blue, hex) VALUES('burlywood', 'http://www.two4u.com/color/big-table.html',222,184,135,'#deb887');" calcext:value-type="string">
            <text:p>INSERT INTO colors( name, origin, red, green, blue, hex) VALUES('burlywood', 'http://www.two4u.com/color/big-table.html',222,184,135,'#deb887');</text:p>
          </table:table-cell>
        </table:table-row>
        <table:table-row table:style-name="ro3">
          <table:table-cell table:style-name="ce3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d39b-0-0-0-0-0-0-1-0-0-0-0-?1,1" xlink:type="simple">burlywood1</text:a> </text:p>
          </table:table-cell>
          <table:table-cell office:value-type="string" calcext:value-type="string">
            <text:p>#ffd39b</text:p>
          </table:table-cell>
          <table:table-cell table:formula="of:=HEX2DEC(MID([.C40];2;2))" office:value-type="float" office:value="255" calcext:value-type="float">
            <text:p>255</text:p>
          </table:table-cell>
          <table:table-cell table:formula="of:=HEX2DEC(MID([.C40];4;2))" office:value-type="float" office:value="211" calcext:value-type="float">
            <text:p>211</text:p>
          </table:table-cell>
          <table:table-cell table:formula="of:=HEX2DEC(MID([.C40];6;2))" office:value-type="float" office:value="155" calcext:value-type="float">
            <text:p>155</text:p>
          </table:table-cell>
          <table:table-cell table:formula="of:=&quot;INSERT INTO colors( name, origin, red, green, blue, hex) VALUES('&quot; &amp; TRIM([.B40]) &amp;&quot;', 'http://www.two4u.com/color/big-table.html',&quot; &amp; [.D40] &amp;&quot;,&quot; &amp; [.E40] &amp;&quot;,&quot; &amp; [.F40] &amp;&quot;,'&quot; &amp; [.C40] &amp;&quot;');&quot;" office:value-type="string" office:string-value="INSERT INTO colors( name, origin, red, green, blue, hex) VALUES('burlywood1', 'http://www.two4u.com/color/big-table.html',255,211,155,'#ffd39b');" calcext:value-type="string">
            <text:p>INSERT INTO colors( name, origin, red, green, blue, hex) VALUES('burlywood1', 'http://www.two4u.com/color/big-table.html',255,211,155,'#ffd39b');</text:p>
          </table:table-cell>
        </table:table-row>
        <table:table-row table:style-name="ro3">
          <table:table-cell table:style-name="ce3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c591-0-0-0-0-0-0-1-0-0-0-0-?1,1" xlink:type="simple">burlywood2</text:a> </text:p>
          </table:table-cell>
          <table:table-cell office:value-type="string" calcext:value-type="string">
            <text:p>#eec591</text:p>
          </table:table-cell>
          <table:table-cell table:formula="of:=HEX2DEC(MID([.C41];2;2))" office:value-type="float" office:value="238" calcext:value-type="float">
            <text:p>238</text:p>
          </table:table-cell>
          <table:table-cell table:formula="of:=HEX2DEC(MID([.C41];4;2))" office:value-type="float" office:value="197" calcext:value-type="float">
            <text:p>197</text:p>
          </table:table-cell>
          <table:table-cell table:formula="of:=HEX2DEC(MID([.C41];6;2))" office:value-type="float" office:value="145" calcext:value-type="float">
            <text:p>145</text:p>
          </table:table-cell>
          <table:table-cell table:formula="of:=&quot;INSERT INTO colors( name, origin, red, green, blue, hex) VALUES('&quot; &amp; TRIM([.B41]) &amp;&quot;', 'http://www.two4u.com/color/big-table.html',&quot; &amp; [.D41] &amp;&quot;,&quot; &amp; [.E41] &amp;&quot;,&quot; &amp; [.F41] &amp;&quot;,'&quot; &amp; [.C41] &amp;&quot;');&quot;" office:value-type="string" office:string-value="INSERT INTO colors( name, origin, red, green, blue, hex) VALUES('burlywood2', 'http://www.two4u.com/color/big-table.html',238,197,145,'#eec591');" calcext:value-type="string">
            <text:p>INSERT INTO colors( name, origin, red, green, blue, hex) VALUES('burlywood2', 'http://www.two4u.com/color/big-table.html',238,197,145,'#eec591');</text:p>
          </table:table-cell>
        </table:table-row>
        <table:table-row table:style-name="ro3">
          <table:table-cell table:style-name="ce3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aa7d-0-0-0-0-0-0-1-0-0-0-0-?1,1" xlink:type="simple">burlywood3</text:a> </text:p>
          </table:table-cell>
          <table:table-cell office:value-type="string" calcext:value-type="string">
            <text:p>#cdaa7d</text:p>
          </table:table-cell>
          <table:table-cell table:formula="of:=HEX2DEC(MID([.C42];2;2))" office:value-type="float" office:value="205" calcext:value-type="float">
            <text:p>205</text:p>
          </table:table-cell>
          <table:table-cell table:formula="of:=HEX2DEC(MID([.C42];4;2))" office:value-type="float" office:value="170" calcext:value-type="float">
            <text:p>170</text:p>
          </table:table-cell>
          <table:table-cell table:formula="of:=HEX2DEC(MID([.C42];6;2))" office:value-type="float" office:value="125" calcext:value-type="float">
            <text:p>125</text:p>
          </table:table-cell>
          <table:table-cell table:formula="of:=&quot;INSERT INTO colors( name, origin, red, green, blue, hex) VALUES('&quot; &amp; TRIM([.B42]) &amp;&quot;', 'http://www.two4u.com/color/big-table.html',&quot; &amp; [.D42] &amp;&quot;,&quot; &amp; [.E42] &amp;&quot;,&quot; &amp; [.F42] &amp;&quot;,'&quot; &amp; [.C42] &amp;&quot;');&quot;" office:value-type="string" office:string-value="INSERT INTO colors( name, origin, red, green, blue, hex) VALUES('burlywood3', 'http://www.two4u.com/color/big-table.html',205,170,125,'#cdaa7d');" calcext:value-type="string">
            <text:p>INSERT INTO colors( name, origin, red, green, blue, hex) VALUES('burlywood3', 'http://www.two4u.com/color/big-table.html',205,170,125,'#cdaa7d');</text:p>
          </table:table-cell>
        </table:table-row>
        <table:table-row table:style-name="ro3">
          <table:table-cell table:style-name="ce3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355-0-0-0-0-0-0-1-0-0-0-0-?1,1" xlink:type="simple">burlywood4</text:a> </text:p>
          </table:table-cell>
          <table:table-cell office:value-type="string" calcext:value-type="string">
            <text:p>#8b7355</text:p>
          </table:table-cell>
          <table:table-cell table:formula="of:=HEX2DEC(MID([.C43];2;2))" office:value-type="float" office:value="139" calcext:value-type="float">
            <text:p>139</text:p>
          </table:table-cell>
          <table:table-cell table:formula="of:=HEX2DEC(MID([.C43];4;2))" office:value-type="float" office:value="115" calcext:value-type="float">
            <text:p>115</text:p>
          </table:table-cell>
          <table:table-cell table:formula="of:=HEX2DEC(MID([.C43];6;2))" office:value-type="float" office:value="85" calcext:value-type="float">
            <text:p>85</text:p>
          </table:table-cell>
          <table:table-cell table:formula="of:=&quot;INSERT INTO colors( name, origin, red, green, blue, hex) VALUES('&quot; &amp; TRIM([.B43]) &amp;&quot;', 'http://www.two4u.com/color/big-table.html',&quot; &amp; [.D43] &amp;&quot;,&quot; &amp; [.E43] &amp;&quot;,&quot; &amp; [.F43] &amp;&quot;,'&quot; &amp; [.C43] &amp;&quot;');&quot;" office:value-type="string" office:string-value="INSERT INTO colors( name, origin, red, green, blue, hex) VALUES('burlywood4', 'http://www.two4u.com/color/big-table.html',139,115,85,'#8b7355');" calcext:value-type="string">
            <text:p>INSERT INTO colors( name, origin, red, green, blue, hex) VALUES('burlywood4', 'http://www.two4u.com/color/big-table.html',139,115,85,'#8b7355');</text:p>
          </table:table-cell>
        </table:table-row>
        <table:table-row table:style-name="ro3">
          <table:table-cell table:style-name="ce4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f9ea0-0-0-0-0-0-0-1-0-0-0-0-?1,1" xlink:type="simple">CadetBlue</text:a> </text:p>
          </table:table-cell>
          <table:table-cell office:value-type="string" calcext:value-type="string">
            <text:p>#5f9ea0</text:p>
          </table:table-cell>
          <table:table-cell table:formula="of:=HEX2DEC(MID([.C44];2;2))" office:value-type="float" office:value="95" calcext:value-type="float">
            <text:p>95</text:p>
          </table:table-cell>
          <table:table-cell table:formula="of:=HEX2DEC(MID([.C44];4;2))" office:value-type="float" office:value="158" calcext:value-type="float">
            <text:p>158</text:p>
          </table:table-cell>
          <table:table-cell table:formula="of:=HEX2DEC(MID([.C44];6;2))" office:value-type="float" office:value="160" calcext:value-type="float">
            <text:p>160</text:p>
          </table:table-cell>
          <table:table-cell table:formula="of:=&quot;INSERT INTO colors( name, origin, red, green, blue, hex) VALUES('&quot; &amp; TRIM([.B44]) &amp;&quot;', 'http://www.two4u.com/color/big-table.html',&quot; &amp; [.D44] &amp;&quot;,&quot; &amp; [.E44] &amp;&quot;,&quot; &amp; [.F44] &amp;&quot;,'&quot; &amp; [.C44] &amp;&quot;');&quot;" office:value-type="string" office:string-value="INSERT INTO colors( name, origin, red, green, blue, hex) VALUES('CadetBlue', 'http://www.two4u.com/color/big-table.html',95,158,160,'#5f9ea0');" calcext:value-type="string">
            <text:p>INSERT INTO colors( name, origin, red, green, blue, hex) VALUES('CadetBlue', 'http://www.two4u.com/color/big-table.html',95,158,160,'#5f9ea0');</text:p>
          </table:table-cell>
        </table:table-row>
        <table:table-row table:style-name="ro3">
          <table:table-cell table:style-name="ce4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8f5ff-0-0-0-0-0-0-1-0-0-0-0-?1,1" xlink:type="simple">CadetBlue1</text:a> </text:p>
          </table:table-cell>
          <table:table-cell office:value-type="string" calcext:value-type="string">
            <text:p>#98f5ff</text:p>
          </table:table-cell>
          <table:table-cell table:formula="of:=HEX2DEC(MID([.C45];2;2))" office:value-type="float" office:value="152" calcext:value-type="float">
            <text:p>152</text:p>
          </table:table-cell>
          <table:table-cell table:formula="of:=HEX2DEC(MID([.C45];4;2))" office:value-type="float" office:value="245" calcext:value-type="float">
            <text:p>245</text:p>
          </table:table-cell>
          <table:table-cell table:formula="of:=HEX2DEC(MID([.C45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5]) &amp;&quot;', 'http://www.two4u.com/color/big-table.html',&quot; &amp; [.D45] &amp;&quot;,&quot; &amp; [.E45] &amp;&quot;,&quot; &amp; [.F45] &amp;&quot;,'&quot; &amp; [.C45] &amp;&quot;');&quot;" office:value-type="string" office:string-value="INSERT INTO colors( name, origin, red, green, blue, hex) VALUES('CadetBlue1', 'http://www.two4u.com/color/big-table.html',152,245,255,'#98f5ff');" calcext:value-type="string">
            <text:p>INSERT INTO colors( name, origin, red, green, blue, hex) VALUES('CadetBlue1', 'http://www.two4u.com/color/big-table.html',152,245,255,'#98f5ff');</text:p>
          </table:table-cell>
        </table:table-row>
        <table:table-row table:style-name="ro3">
          <table:table-cell table:style-name="ce4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ee5ee-0-0-0-0-0-0-1-0-0-0-0-?1,1" xlink:type="simple">CadetBlue2</text:a> </text:p>
          </table:table-cell>
          <table:table-cell office:value-type="string" calcext:value-type="string">
            <text:p>#8ee5ee</text:p>
          </table:table-cell>
          <table:table-cell table:formula="of:=HEX2DEC(MID([.C46];2;2))" office:value-type="float" office:value="142" calcext:value-type="float">
            <text:p>142</text:p>
          </table:table-cell>
          <table:table-cell table:formula="of:=HEX2DEC(MID([.C46];4;2))" office:value-type="float" office:value="229" calcext:value-type="float">
            <text:p>229</text:p>
          </table:table-cell>
          <table:table-cell table:formula="of:=HEX2DEC(MID([.C46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6]) &amp;&quot;', 'http://www.two4u.com/color/big-table.html',&quot; &amp; [.D46] &amp;&quot;,&quot; &amp; [.E46] &amp;&quot;,&quot; &amp; [.F46] &amp;&quot;,'&quot; &amp; [.C46] &amp;&quot;');&quot;" office:value-type="string" office:string-value="INSERT INTO colors( name, origin, red, green, blue, hex) VALUES('CadetBlue2', 'http://www.two4u.com/color/big-table.html',142,229,238,'#8ee5ee');" calcext:value-type="string">
            <text:p>INSERT INTO colors( name, origin, red, green, blue, hex) VALUES('CadetBlue2', 'http://www.two4u.com/color/big-table.html',142,229,238,'#8ee5ee');</text:p>
          </table:table-cell>
        </table:table-row>
        <table:table-row table:style-name="ro3">
          <table:table-cell table:style-name="ce4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ac5cd-0-0-0-0-0-0-1-0-0-0-0-?1,1" xlink:type="simple">CadetBlue3</text:a> </text:p>
          </table:table-cell>
          <table:table-cell office:value-type="string" calcext:value-type="string">
            <text:p>#7ac5cd</text:p>
          </table:table-cell>
          <table:table-cell table:formula="of:=HEX2DEC(MID([.C47];2;2))" office:value-type="float" office:value="122" calcext:value-type="float">
            <text:p>122</text:p>
          </table:table-cell>
          <table:table-cell table:formula="of:=HEX2DEC(MID([.C47];4;2))" office:value-type="float" office:value="197" calcext:value-type="float">
            <text:p>197</text:p>
          </table:table-cell>
          <table:table-cell table:formula="of:=HEX2DEC(MID([.C47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7]) &amp;&quot;', 'http://www.two4u.com/color/big-table.html',&quot; &amp; [.D47] &amp;&quot;,&quot; &amp; [.E47] &amp;&quot;,&quot; &amp; [.F47] &amp;&quot;,'&quot; &amp; [.C47] &amp;&quot;');&quot;" office:value-type="string" office:string-value="INSERT INTO colors( name, origin, red, green, blue, hex) VALUES('CadetBlue3', 'http://www.two4u.com/color/big-table.html',122,197,205,'#7ac5cd');" calcext:value-type="string">
            <text:p>INSERT INTO colors( name, origin, red, green, blue, hex) VALUES('CadetBlue3', 'http://www.two4u.com/color/big-table.html',122,197,205,'#7ac5cd');</text:p>
          </table:table-cell>
        </table:table-row>
        <table:table-row table:style-name="ro3">
          <table:table-cell table:style-name="ce4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3868b-0-0-0-0-0-0-1-0-0-0-0-?1,1" xlink:type="simple">CadetBlue4</text:a> </text:p>
          </table:table-cell>
          <table:table-cell office:value-type="string" calcext:value-type="string">
            <text:p>#53868b</text:p>
          </table:table-cell>
          <table:table-cell table:formula="of:=HEX2DEC(MID([.C48];2;2))" office:value-type="float" office:value="83" calcext:value-type="float">
            <text:p>83</text:p>
          </table:table-cell>
          <table:table-cell table:formula="of:=HEX2DEC(MID([.C48];4;2))" office:value-type="float" office:value="134" calcext:value-type="float">
            <text:p>134</text:p>
          </table:table-cell>
          <table:table-cell table:formula="of:=HEX2DEC(MID([.C48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8]) &amp;&quot;', 'http://www.two4u.com/color/big-table.html',&quot; &amp; [.D48] &amp;&quot;,&quot; &amp; [.E48] &amp;&quot;,&quot; &amp; [.F48] &amp;&quot;,'&quot; &amp; [.C48] &amp;&quot;');&quot;" office:value-type="string" office:string-value="INSERT INTO colors( name, origin, red, green, blue, hex) VALUES('CadetBlue4', 'http://www.two4u.com/color/big-table.html',83,134,139,'#53868b');" calcext:value-type="string">
            <text:p>INSERT INTO colors( name, origin, red, green, blue, hex) VALUES('CadetBlue4', 'http://www.two4u.com/color/big-table.html',83,134,139,'#53868b');</text:p>
          </table:table-cell>
        </table:table-row>
        <table:table-row table:style-name="ro3">
          <table:table-cell table:style-name="ce4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fff00-0-0-0-0-0-0-1-0-0-0-0-?1,1" xlink:type="simple">chartreuse1</text:a> </text:p>
          </table:table-cell>
          <table:table-cell office:value-type="string" calcext:value-type="string">
            <text:p>#7fff00</text:p>
          </table:table-cell>
          <table:table-cell table:formula="of:=HEX2DEC(MID([.C49];2;2))" office:value-type="float" office:value="127" calcext:value-type="float">
            <text:p>127</text:p>
          </table:table-cell>
          <table:table-cell table:formula="of:=HEX2DEC(MID([.C49];4;2))" office:value-type="float" office:value="255" calcext:value-type="float">
            <text:p>255</text:p>
          </table:table-cell>
          <table:table-cell table:formula="of:=HEX2DEC(MID([.C49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49]) &amp;&quot;', 'http://www.two4u.com/color/big-table.html',&quot; &amp; [.D49] &amp;&quot;,&quot; &amp; [.E49] &amp;&quot;,&quot; &amp; [.F49] &amp;&quot;,'&quot; &amp; [.C49] &amp;&quot;');&quot;" office:value-type="string" office:string-value="INSERT INTO colors( name, origin, red, green, blue, hex) VALUES('chartreuse1', 'http://www.two4u.com/color/big-table.html',127,255,0,'#7fff00');" calcext:value-type="string">
            <text:p>INSERT INTO colors( name, origin, red, green, blue, hex) VALUES('chartreuse1', 'http://www.two4u.com/color/big-table.html',127,255,0,'#7fff00');</text:p>
          </table:table-cell>
        </table:table-row>
        <table:table-row table:style-name="ro3">
          <table:table-cell table:style-name="ce4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6ee00-0-0-0-0-0-0-1-0-0-0-0-?1,1" xlink:type="simple">chartreuse2</text:a> </text:p>
          </table:table-cell>
          <table:table-cell office:value-type="string" calcext:value-type="string">
            <text:p>#76ee00</text:p>
          </table:table-cell>
          <table:table-cell table:formula="of:=HEX2DEC(MID([.C50];2;2))" office:value-type="float" office:value="118" calcext:value-type="float">
            <text:p>118</text:p>
          </table:table-cell>
          <table:table-cell table:formula="of:=HEX2DEC(MID([.C50];4;2))" office:value-type="float" office:value="238" calcext:value-type="float">
            <text:p>238</text:p>
          </table:table-cell>
          <table:table-cell table:formula="of:=HEX2DEC(MID([.C50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0]) &amp;&quot;', 'http://www.two4u.com/color/big-table.html',&quot; &amp; [.D50] &amp;&quot;,&quot; &amp; [.E50] &amp;&quot;,&quot; &amp; [.F50] &amp;&quot;,'&quot; &amp; [.C50] &amp;&quot;');&quot;" office:value-type="string" office:string-value="INSERT INTO colors( name, origin, red, green, blue, hex) VALUES('chartreuse2', 'http://www.two4u.com/color/big-table.html',118,238,0,'#76ee00');" calcext:value-type="string">
            <text:p>INSERT INTO colors( name, origin, red, green, blue, hex) VALUES('chartreuse2', 'http://www.two4u.com/color/big-table.html',118,238,0,'#76ee00');</text:p>
          </table:table-cell>
        </table:table-row>
        <table:table-row table:style-name="ro3">
          <table:table-cell table:style-name="ce4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6cd00-0-0-0-0-0-0-1-0-0-0-0-?1,1" xlink:type="simple">chartreuse3</text:a> </text:p>
          </table:table-cell>
          <table:table-cell office:value-type="string" calcext:value-type="string">
            <text:p>#66cd00</text:p>
          </table:table-cell>
          <table:table-cell table:formula="of:=HEX2DEC(MID([.C51];2;2))" office:value-type="float" office:value="102" calcext:value-type="float">
            <text:p>102</text:p>
          </table:table-cell>
          <table:table-cell table:formula="of:=HEX2DEC(MID([.C51];4;2))" office:value-type="float" office:value="205" calcext:value-type="float">
            <text:p>205</text:p>
          </table:table-cell>
          <table:table-cell table:formula="of:=HEX2DEC(MID([.C51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1]) &amp;&quot;', 'http://www.two4u.com/color/big-table.html',&quot; &amp; [.D51] &amp;&quot;,&quot; &amp; [.E51] &amp;&quot;,&quot; &amp; [.F51] &amp;&quot;,'&quot; &amp; [.C51] &amp;&quot;');&quot;" office:value-type="string" office:string-value="INSERT INTO colors( name, origin, red, green, blue, hex) VALUES('chartreuse3', 'http://www.two4u.com/color/big-table.html',102,205,0,'#66cd00');" calcext:value-type="string">
            <text:p>INSERT INTO colors( name, origin, red, green, blue, hex) VALUES('chartreuse3', 'http://www.two4u.com/color/big-table.html',102,205,0,'#66cd00');</text:p>
          </table:table-cell>
        </table:table-row>
        <table:table-row table:style-name="ro3">
          <table:table-cell table:style-name="ce4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58b00-0-0-0-0-0-0-1-0-0-0-0-?1,1" xlink:type="simple">chartreuse4</text:a> </text:p>
          </table:table-cell>
          <table:table-cell office:value-type="string" calcext:value-type="string">
            <text:p>#458b00</text:p>
          </table:table-cell>
          <table:table-cell table:formula="of:=HEX2DEC(MID([.C52];2;2))" office:value-type="float" office:value="69" calcext:value-type="float">
            <text:p>69</text:p>
          </table:table-cell>
          <table:table-cell table:formula="of:=HEX2DEC(MID([.C52];4;2))" office:value-type="float" office:value="139" calcext:value-type="float">
            <text:p>139</text:p>
          </table:table-cell>
          <table:table-cell table:formula="of:=HEX2DEC(MID([.C52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2]) &amp;&quot;', 'http://www.two4u.com/color/big-table.html',&quot; &amp; [.D52] &amp;&quot;,&quot; &amp; [.E52] &amp;&quot;,&quot; &amp; [.F52] &amp;&quot;,'&quot; &amp; [.C52] &amp;&quot;');&quot;" office:value-type="string" office:string-value="INSERT INTO colors( name, origin, red, green, blue, hex) VALUES('chartreuse4', 'http://www.two4u.com/color/big-table.html',69,139,0,'#458b00');" calcext:value-type="string">
            <text:p>INSERT INTO colors( name, origin, red, green, blue, hex) VALUES('chartreuse4', 'http://www.two4u.com/color/big-table.html',69,139,0,'#458b00');</text:p>
          </table:table-cell>
        </table:table-row>
        <table:table-row table:style-name="ro3">
          <table:table-cell table:style-name="ce4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2691e-0-0-0-0-0-0-1-0-0-0-0-?1,1" xlink:type="simple">chocolate</text:a> </text:p>
          </table:table-cell>
          <table:table-cell office:value-type="string" calcext:value-type="string">
            <text:p>#d2691e</text:p>
          </table:table-cell>
          <table:table-cell table:formula="of:=HEX2DEC(MID([.C53];2;2))" office:value-type="float" office:value="210" calcext:value-type="float">
            <text:p>210</text:p>
          </table:table-cell>
          <table:table-cell table:formula="of:=HEX2DEC(MID([.C53];4;2))" office:value-type="float" office:value="105" calcext:value-type="float">
            <text:p>105</text:p>
          </table:table-cell>
          <table:table-cell table:formula="of:=HEX2DEC(MID([.C53];6;2))" office:value-type="float" office:value="30" calcext:value-type="float">
            <text:p>30</text:p>
          </table:table-cell>
          <table:table-cell table:formula="of:=&quot;INSERT INTO colors( name, origin, red, green, blue, hex) VALUES('&quot; &amp; TRIM([.B53]) &amp;&quot;', 'http://www.two4u.com/color/big-table.html',&quot; &amp; [.D53] &amp;&quot;,&quot; &amp; [.E53] &amp;&quot;,&quot; &amp; [.F53] &amp;&quot;,'&quot; &amp; [.C53] &amp;&quot;');&quot;" office:value-type="string" office:string-value="INSERT INTO colors( name, origin, red, green, blue, hex) VALUES('chocolate', 'http://www.two4u.com/color/big-table.html',210,105,30,'#d2691e');" calcext:value-type="string">
            <text:p>INSERT INTO colors( name, origin, red, green, blue, hex) VALUES('chocolate', 'http://www.two4u.com/color/big-table.html',210,105,30,'#d2691e');</text:p>
          </table:table-cell>
        </table:table-row>
        <table:table-row table:style-name="ro3">
          <table:table-cell table:style-name="ce5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7f24-0-0-0-0-0-0-1-0-0-0-0-?1,1" xlink:type="simple">chocolate1</text:a> </text:p>
          </table:table-cell>
          <table:table-cell office:value-type="string" calcext:value-type="string">
            <text:p>#ff7f24</text:p>
          </table:table-cell>
          <table:table-cell table:formula="of:=HEX2DEC(MID([.C54];2;2))" office:value-type="float" office:value="255" calcext:value-type="float">
            <text:p>255</text:p>
          </table:table-cell>
          <table:table-cell table:formula="of:=HEX2DEC(MID([.C54];4;2))" office:value-type="float" office:value="127" calcext:value-type="float">
            <text:p>127</text:p>
          </table:table-cell>
          <table:table-cell table:formula="of:=HEX2DEC(MID([.C54];6;2))" office:value-type="float" office:value="36" calcext:value-type="float">
            <text:p>36</text:p>
          </table:table-cell>
          <table:table-cell table:formula="of:=&quot;INSERT INTO colors( name, origin, red, green, blue, hex) VALUES('&quot; &amp; TRIM([.B54]) &amp;&quot;', 'http://www.two4u.com/color/big-table.html',&quot; &amp; [.D54] &amp;&quot;,&quot; &amp; [.E54] &amp;&quot;,&quot; &amp; [.F54] &amp;&quot;,'&quot; &amp; [.C54] &amp;&quot;');&quot;" office:value-type="string" office:string-value="INSERT INTO colors( name, origin, red, green, blue, hex) VALUES('chocolate1', 'http://www.two4u.com/color/big-table.html',255,127,36,'#ff7f24');" calcext:value-type="string">
            <text:p>INSERT INTO colors( name, origin, red, green, blue, hex) VALUES('chocolate1', 'http://www.two4u.com/color/big-table.html',255,127,36,'#ff7f24');</text:p>
          </table:table-cell>
        </table:table-row>
        <table:table-row table:style-name="ro3">
          <table:table-cell table:style-name="ce5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7621-0-0-0-0-0-0-1-0-0-0-0-?1,1" xlink:type="simple">chocolate2</text:a> </text:p>
          </table:table-cell>
          <table:table-cell office:value-type="string" calcext:value-type="string">
            <text:p>#ee7621</text:p>
          </table:table-cell>
          <table:table-cell table:formula="of:=HEX2DEC(MID([.C55];2;2))" office:value-type="float" office:value="238" calcext:value-type="float">
            <text:p>238</text:p>
          </table:table-cell>
          <table:table-cell table:formula="of:=HEX2DEC(MID([.C55];4;2))" office:value-type="float" office:value="118" calcext:value-type="float">
            <text:p>118</text:p>
          </table:table-cell>
          <table:table-cell table:formula="of:=HEX2DEC(MID([.C55];6;2))" office:value-type="float" office:value="33" calcext:value-type="float">
            <text:p>33</text:p>
          </table:table-cell>
          <table:table-cell table:formula="of:=&quot;INSERT INTO colors( name, origin, red, green, blue, hex) VALUES('&quot; &amp; TRIM([.B55]) &amp;&quot;', 'http://www.two4u.com/color/big-table.html',&quot; &amp; [.D55] &amp;&quot;,&quot; &amp; [.E55] &amp;&quot;,&quot; &amp; [.F55] &amp;&quot;,'&quot; &amp; [.C55] &amp;&quot;');&quot;" office:value-type="string" office:string-value="INSERT INTO colors( name, origin, red, green, blue, hex) VALUES('chocolate2', 'http://www.two4u.com/color/big-table.html',238,118,33,'#ee7621');" calcext:value-type="string">
            <text:p>INSERT INTO colors( name, origin, red, green, blue, hex) VALUES('chocolate2', 'http://www.two4u.com/color/big-table.html',238,118,33,'#ee7621');</text:p>
          </table:table-cell>
        </table:table-row>
        <table:table-row table:style-name="ro3">
          <table:table-cell table:style-name="ce5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661d-0-0-0-0-0-0-1-0-0-0-0-?1,1" xlink:type="simple">chocolate3</text:a> </text:p>
          </table:table-cell>
          <table:table-cell office:value-type="string" calcext:value-type="string">
            <text:p>#cd661d</text:p>
          </table:table-cell>
          <table:table-cell table:formula="of:=HEX2DEC(MID([.C56];2;2))" office:value-type="float" office:value="205" calcext:value-type="float">
            <text:p>205</text:p>
          </table:table-cell>
          <table:table-cell table:formula="of:=HEX2DEC(MID([.C56];4;2))" office:value-type="float" office:value="102" calcext:value-type="float">
            <text:p>102</text:p>
          </table:table-cell>
          <table:table-cell table:formula="of:=HEX2DEC(MID([.C56];6;2))" office:value-type="float" office:value="29" calcext:value-type="float">
            <text:p>29</text:p>
          </table:table-cell>
          <table:table-cell table:formula="of:=&quot;INSERT INTO colors( name, origin, red, green, blue, hex) VALUES('&quot; &amp; TRIM([.B56]) &amp;&quot;', 'http://www.two4u.com/color/big-table.html',&quot; &amp; [.D56] &amp;&quot;,&quot; &amp; [.E56] &amp;&quot;,&quot; &amp; [.F56] &amp;&quot;,'&quot; &amp; [.C56] &amp;&quot;');&quot;" office:value-type="string" office:string-value="INSERT INTO colors( name, origin, red, green, blue, hex) VALUES('chocolate3', 'http://www.two4u.com/color/big-table.html',205,102,29,'#cd661d');" calcext:value-type="string">
            <text:p>INSERT INTO colors( name, origin, red, green, blue, hex) VALUES('chocolate3', 'http://www.two4u.com/color/big-table.html',205,102,29,'#cd661d');</text:p>
          </table:table-cell>
        </table:table-row>
        <table:table-row table:style-name="ro3">
          <table:table-cell table:style-name="ce5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7f50-0-0-0-0-0-0-1-0-0-0-0-?1,1" xlink:type="simple">coral</text:a> </text:p>
          </table:table-cell>
          <table:table-cell office:value-type="string" calcext:value-type="string">
            <text:p>#ff7f50</text:p>
          </table:table-cell>
          <table:table-cell table:formula="of:=HEX2DEC(MID([.C57];2;2))" office:value-type="float" office:value="255" calcext:value-type="float">
            <text:p>255</text:p>
          </table:table-cell>
          <table:table-cell table:formula="of:=HEX2DEC(MID([.C57];4;2))" office:value-type="float" office:value="127" calcext:value-type="float">
            <text:p>127</text:p>
          </table:table-cell>
          <table:table-cell table:formula="of:=HEX2DEC(MID([.C57];6;2))" office:value-type="float" office:value="80" calcext:value-type="float">
            <text:p>80</text:p>
          </table:table-cell>
          <table:table-cell table:formula="of:=&quot;INSERT INTO colors( name, origin, red, green, blue, hex) VALUES('&quot; &amp; TRIM([.B57]) &amp;&quot;', 'http://www.two4u.com/color/big-table.html',&quot; &amp; [.D57] &amp;&quot;,&quot; &amp; [.E57] &amp;&quot;,&quot; &amp; [.F57] &amp;&quot;,'&quot; &amp; [.C57] &amp;&quot;');&quot;" office:value-type="string" office:string-value="INSERT INTO colors( name, origin, red, green, blue, hex) VALUES('coral', 'http://www.two4u.com/color/big-table.html',255,127,80,'#ff7f50');" calcext:value-type="string">
            <text:p>INSERT INTO colors( name, origin, red, green, blue, hex) VALUES('coral', 'http://www.two4u.com/color/big-table.html',255,127,80,'#ff7f50');</text:p>
          </table:table-cell>
        </table:table-row>
        <table:table-row table:style-name="ro3">
          <table:table-cell table:style-name="ce5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7256-0-0-0-0-0-0-1-0-0-0-0-?1,1" xlink:type="simple">coral1</text:a> </text:p>
          </table:table-cell>
          <table:table-cell office:value-type="string" calcext:value-type="string">
            <text:p>#ff7256</text:p>
          </table:table-cell>
          <table:table-cell table:formula="of:=HEX2DEC(MID([.C58];2;2))" office:value-type="float" office:value="255" calcext:value-type="float">
            <text:p>255</text:p>
          </table:table-cell>
          <table:table-cell table:formula="of:=HEX2DEC(MID([.C58];4;2))" office:value-type="float" office:value="114" calcext:value-type="float">
            <text:p>114</text:p>
          </table:table-cell>
          <table:table-cell table:formula="of:=HEX2DEC(MID([.C58];6;2))" office:value-type="float" office:value="86" calcext:value-type="float">
            <text:p>86</text:p>
          </table:table-cell>
          <table:table-cell table:formula="of:=&quot;INSERT INTO colors( name, origin, red, green, blue, hex) VALUES('&quot; &amp; TRIM([.B58]) &amp;&quot;', 'http://www.two4u.com/color/big-table.html',&quot; &amp; [.D58] &amp;&quot;,&quot; &amp; [.E58] &amp;&quot;,&quot; &amp; [.F58] &amp;&quot;,'&quot; &amp; [.C58] &amp;&quot;');&quot;" office:value-type="string" office:string-value="INSERT INTO colors( name, origin, red, green, blue, hex) VALUES('coral1', 'http://www.two4u.com/color/big-table.html',255,114,86,'#ff7256');" calcext:value-type="string">
            <text:p>INSERT INTO colors( name, origin, red, green, blue, hex) VALUES('coral1', 'http://www.two4u.com/color/big-table.html',255,114,86,'#ff7256');</text:p>
          </table:table-cell>
        </table:table-row>
        <table:table-row table:style-name="ro3">
          <table:table-cell table:style-name="ce5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6a50-0-0-0-0-0-0-1-0-0-0-0-?1,1" xlink:type="simple">coral2</text:a> </text:p>
          </table:table-cell>
          <table:table-cell office:value-type="string" calcext:value-type="string">
            <text:p>#ee6a50</text:p>
          </table:table-cell>
          <table:table-cell table:formula="of:=HEX2DEC(MID([.C59];2;2))" office:value-type="float" office:value="238" calcext:value-type="float">
            <text:p>238</text:p>
          </table:table-cell>
          <table:table-cell table:formula="of:=HEX2DEC(MID([.C59];4;2))" office:value-type="float" office:value="106" calcext:value-type="float">
            <text:p>106</text:p>
          </table:table-cell>
          <table:table-cell table:formula="of:=HEX2DEC(MID([.C59];6;2))" office:value-type="float" office:value="80" calcext:value-type="float">
            <text:p>80</text:p>
          </table:table-cell>
          <table:table-cell table:formula="of:=&quot;INSERT INTO colors( name, origin, red, green, blue, hex) VALUES('&quot; &amp; TRIM([.B59]) &amp;&quot;', 'http://www.two4u.com/color/big-table.html',&quot; &amp; [.D59] &amp;&quot;,&quot; &amp; [.E59] &amp;&quot;,&quot; &amp; [.F59] &amp;&quot;,'&quot; &amp; [.C59] &amp;&quot;');&quot;" office:value-type="string" office:string-value="INSERT INTO colors( name, origin, red, green, blue, hex) VALUES('coral2', 'http://www.two4u.com/color/big-table.html',238,106,80,'#ee6a50');" calcext:value-type="string">
            <text:p>INSERT INTO colors( name, origin, red, green, blue, hex) VALUES('coral2', 'http://www.two4u.com/color/big-table.html',238,106,80,'#ee6a50');</text:p>
          </table:table-cell>
        </table:table-row>
        <table:table-row table:style-name="ro3">
          <table:table-cell table:style-name="ce5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5b45-0-0-0-0-0-0-1-0-0-0-0-?1,1" xlink:type="simple">coral3</text:a> </text:p>
          </table:table-cell>
          <table:table-cell office:value-type="string" calcext:value-type="string">
            <text:p>#cd5b45</text:p>
          </table:table-cell>
          <table:table-cell table:formula="of:=HEX2DEC(MID([.C60];2;2))" office:value-type="float" office:value="205" calcext:value-type="float">
            <text:p>205</text:p>
          </table:table-cell>
          <table:table-cell table:formula="of:=HEX2DEC(MID([.C60];4;2))" office:value-type="float" office:value="91" calcext:value-type="float">
            <text:p>91</text:p>
          </table:table-cell>
          <table:table-cell table:formula="of:=HEX2DEC(MID([.C60];6;2))" office:value-type="float" office:value="69" calcext:value-type="float">
            <text:p>69</text:p>
          </table:table-cell>
          <table:table-cell table:formula="of:=&quot;INSERT INTO colors( name, origin, red, green, blue, hex) VALUES('&quot; &amp; TRIM([.B60]) &amp;&quot;', 'http://www.two4u.com/color/big-table.html',&quot; &amp; [.D60] &amp;&quot;,&quot; &amp; [.E60] &amp;&quot;,&quot; &amp; [.F60] &amp;&quot;,'&quot; &amp; [.C60] &amp;&quot;');&quot;" office:value-type="string" office:string-value="INSERT INTO colors( name, origin, red, green, blue, hex) VALUES('coral3', 'http://www.two4u.com/color/big-table.html',205,91,69,'#cd5b45');" calcext:value-type="string">
            <text:p>INSERT INTO colors( name, origin, red, green, blue, hex) VALUES('coral3', 'http://www.two4u.com/color/big-table.html',205,91,69,'#cd5b45');</text:p>
          </table:table-cell>
        </table:table-row>
        <table:table-row table:style-name="ro3">
          <table:table-cell table:style-name="ce5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3e2f-0-0-0-0-0-0-1-0-0-0-0-?1,1" xlink:type="simple">coral4</text:a> </text:p>
          </table:table-cell>
          <table:table-cell office:value-type="string" calcext:value-type="string">
            <text:p>#8b3e2f</text:p>
          </table:table-cell>
          <table:table-cell table:formula="of:=HEX2DEC(MID([.C61];2;2))" office:value-type="float" office:value="139" calcext:value-type="float">
            <text:p>139</text:p>
          </table:table-cell>
          <table:table-cell table:formula="of:=HEX2DEC(MID([.C61];4;2))" office:value-type="float" office:value="62" calcext:value-type="float">
            <text:p>62</text:p>
          </table:table-cell>
          <table:table-cell table:formula="of:=HEX2DEC(MID([.C61];6;2))" office:value-type="float" office:value="47" calcext:value-type="float">
            <text:p>47</text:p>
          </table:table-cell>
          <table:table-cell table:formula="of:=&quot;INSERT INTO colors( name, origin, red, green, blue, hex) VALUES('&quot; &amp; TRIM([.B61]) &amp;&quot;', 'http://www.two4u.com/color/big-table.html',&quot; &amp; [.D61] &amp;&quot;,&quot; &amp; [.E61] &amp;&quot;,&quot; &amp; [.F61] &amp;&quot;,'&quot; &amp; [.C61] &amp;&quot;');&quot;" office:value-type="string" office:string-value="INSERT INTO colors( name, origin, red, green, blue, hex) VALUES('coral4', 'http://www.two4u.com/color/big-table.html',139,62,47,'#8b3e2f');" calcext:value-type="string">
            <text:p>INSERT INTO colors( name, origin, red, green, blue, hex) VALUES('coral4', 'http://www.two4u.com/color/big-table.html',139,62,47,'#8b3e2f');</text:p>
          </table:table-cell>
        </table:table-row>
        <table:table-row table:style-name="ro3">
          <table:table-cell table:style-name="ce5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495ed-0-0-0-0-0-0-1-0-0-0-0-?1,1" xlink:type="simple">CornflowerBlue</text:a> </text:p>
          </table:table-cell>
          <table:table-cell office:value-type="string" calcext:value-type="string">
            <text:p>#6495ed</text:p>
          </table:table-cell>
          <table:table-cell table:formula="of:=HEX2DEC(MID([.C62];2;2))" office:value-type="float" office:value="100" calcext:value-type="float">
            <text:p>100</text:p>
          </table:table-cell>
          <table:table-cell table:formula="of:=HEX2DEC(MID([.C62];4;2))" office:value-type="float" office:value="149" calcext:value-type="float">
            <text:p>149</text:p>
          </table:table-cell>
          <table:table-cell table:formula="of:=HEX2DEC(MID([.C62];6;2))" office:value-type="float" office:value="237" calcext:value-type="float">
            <text:p>237</text:p>
          </table:table-cell>
          <table:table-cell table:formula="of:=&quot;INSERT INTO colors( name, origin, red, green, blue, hex) VALUES('&quot; &amp; TRIM([.B62]) &amp;&quot;', 'http://www.two4u.com/color/big-table.html',&quot; &amp; [.D62] &amp;&quot;,&quot; &amp; [.E62] &amp;&quot;,&quot; &amp; [.F62] &amp;&quot;,'&quot; &amp; [.C62] &amp;&quot;');&quot;" office:value-type="string" office:string-value="INSERT INTO colors( name, origin, red, green, blue, hex) VALUES('CornflowerBlue', 'http://www.two4u.com/color/big-table.html',100,149,237,'#6495ed');" calcext:value-type="string">
            <text:p>INSERT INTO colors( name, origin, red, green, blue, hex) VALUES('CornflowerBlue', 'http://www.two4u.com/color/big-table.html',100,149,237,'#6495ed');</text:p>
          </table:table-cell>
        </table:table-row>
        <table:table-row table:style-name="ro3">
          <table:table-cell table:style-name="ce5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8dc-0-0-0-0-0-0-1-0-0-0-0-?1,1" xlink:type="simple">cornsilk1</text:a> </text:p>
          </table:table-cell>
          <table:table-cell office:value-type="string" calcext:value-type="string">
            <text:p>#fff8dc</text:p>
          </table:table-cell>
          <table:table-cell table:formula="of:=HEX2DEC(MID([.C63];2;2))" office:value-type="float" office:value="255" calcext:value-type="float">
            <text:p>255</text:p>
          </table:table-cell>
          <table:table-cell table:formula="of:=HEX2DEC(MID([.C63];4;2))" office:value-type="float" office:value="248" calcext:value-type="float">
            <text:p>248</text:p>
          </table:table-cell>
          <table:table-cell table:formula="of:=HEX2DEC(MID([.C63];6;2))" office:value-type="float" office:value="220" calcext:value-type="float">
            <text:p>220</text:p>
          </table:table-cell>
          <table:table-cell table:formula="of:=&quot;INSERT INTO colors( name, origin, red, green, blue, hex) VALUES('&quot; &amp; TRIM([.B63]) &amp;&quot;', 'http://www.two4u.com/color/big-table.html',&quot; &amp; [.D63] &amp;&quot;,&quot; &amp; [.E63] &amp;&quot;,&quot; &amp; [.F63] &amp;&quot;,'&quot; &amp; [.C63] &amp;&quot;');&quot;" office:value-type="string" office:string-value="INSERT INTO colors( name, origin, red, green, blue, hex) VALUES('cornsilk1', 'http://www.two4u.com/color/big-table.html',255,248,220,'#fff8dc');" calcext:value-type="string">
            <text:p>INSERT INTO colors( name, origin, red, green, blue, hex) VALUES('cornsilk1', 'http://www.two4u.com/color/big-table.html',255,248,220,'#fff8dc');</text:p>
          </table:table-cell>
        </table:table-row>
        <table:table-row table:style-name="ro3">
          <table:table-cell table:style-name="ce6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8cd-0-0-0-0-0-0-1-0-0-0-0-?1,1" xlink:type="simple">cornsilk2</text:a> </text:p>
          </table:table-cell>
          <table:table-cell office:value-type="string" calcext:value-type="string">
            <text:p>#eee8cd</text:p>
          </table:table-cell>
          <table:table-cell table:formula="of:=HEX2DEC(MID([.C64];2;2))" office:value-type="float" office:value="238" calcext:value-type="float">
            <text:p>238</text:p>
          </table:table-cell>
          <table:table-cell table:formula="of:=HEX2DEC(MID([.C64];4;2))" office:value-type="float" office:value="232" calcext:value-type="float">
            <text:p>232</text:p>
          </table:table-cell>
          <table:table-cell table:formula="of:=HEX2DEC(MID([.C64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64]) &amp;&quot;', 'http://www.two4u.com/color/big-table.html',&quot; &amp; [.D64] &amp;&quot;,&quot; &amp; [.E64] &amp;&quot;,&quot; &amp; [.F64] &amp;&quot;,'&quot; &amp; [.C64] &amp;&quot;');&quot;" office:value-type="string" office:string-value="INSERT INTO colors( name, origin, red, green, blue, hex) VALUES('cornsilk2', 'http://www.two4u.com/color/big-table.html',238,232,205,'#eee8cd');" calcext:value-type="string">
            <text:p>INSERT INTO colors( name, origin, red, green, blue, hex) VALUES('cornsilk2', 'http://www.two4u.com/color/big-table.html',238,232,205,'#eee8cd');</text:p>
          </table:table-cell>
        </table:table-row>
        <table:table-row table:style-name="ro3">
          <table:table-cell table:style-name="ce6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8b1-0-0-0-0-0-0-1-0-0-0-0-?1,1" xlink:type="simple">cornsilk3</text:a> </text:p>
          </table:table-cell>
          <table:table-cell office:value-type="string" calcext:value-type="string">
            <text:p>#cdc8b1</text:p>
          </table:table-cell>
          <table:table-cell table:formula="of:=HEX2DEC(MID([.C65];2;2))" office:value-type="float" office:value="205" calcext:value-type="float">
            <text:p>205</text:p>
          </table:table-cell>
          <table:table-cell table:formula="of:=HEX2DEC(MID([.C65];4;2))" office:value-type="float" office:value="200" calcext:value-type="float">
            <text:p>200</text:p>
          </table:table-cell>
          <table:table-cell table:formula="of:=HEX2DEC(MID([.C65];6;2))" office:value-type="float" office:value="177" calcext:value-type="float">
            <text:p>177</text:p>
          </table:table-cell>
          <table:table-cell table:formula="of:=&quot;INSERT INTO colors( name, origin, red, green, blue, hex) VALUES('&quot; &amp; TRIM([.B65]) &amp;&quot;', 'http://www.two4u.com/color/big-table.html',&quot; &amp; [.D65] &amp;&quot;,&quot; &amp; [.E65] &amp;&quot;,&quot; &amp; [.F65] &amp;&quot;,'&quot; &amp; [.C65] &amp;&quot;');&quot;" office:value-type="string" office:string-value="INSERT INTO colors( name, origin, red, green, blue, hex) VALUES('cornsilk3', 'http://www.two4u.com/color/big-table.html',205,200,177,'#cdc8b1');" calcext:value-type="string">
            <text:p>INSERT INTO colors( name, origin, red, green, blue, hex) VALUES('cornsilk3', 'http://www.two4u.com/color/big-table.html',205,200,177,'#cdc8b1');</text:p>
          </table:table-cell>
        </table:table-row>
        <table:table-row table:style-name="ro3">
          <table:table-cell table:style-name="ce6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878-0-0-0-0-0-0-1-0-0-0-0-?1,1" xlink:type="simple">cornsilk4</text:a> </text:p>
          </table:table-cell>
          <table:table-cell office:value-type="string" calcext:value-type="string">
            <text:p>#8b8878</text:p>
          </table:table-cell>
          <table:table-cell table:formula="of:=HEX2DEC(MID([.C66];2;2))" office:value-type="float" office:value="139" calcext:value-type="float">
            <text:p>139</text:p>
          </table:table-cell>
          <table:table-cell table:formula="of:=HEX2DEC(MID([.C66];4;2))" office:value-type="float" office:value="136" calcext:value-type="float">
            <text:p>136</text:p>
          </table:table-cell>
          <table:table-cell table:formula="of:=HEX2DEC(MID([.C66];6;2))" office:value-type="float" office:value="120" calcext:value-type="float">
            <text:p>120</text:p>
          </table:table-cell>
          <table:table-cell table:formula="of:=&quot;INSERT INTO colors( name, origin, red, green, blue, hex) VALUES('&quot; &amp; TRIM([.B66]) &amp;&quot;', 'http://www.two4u.com/color/big-table.html',&quot; &amp; [.D66] &amp;&quot;,&quot; &amp; [.E66] &amp;&quot;,&quot; &amp; [.F66] &amp;&quot;,'&quot; &amp; [.C66] &amp;&quot;');&quot;" office:value-type="string" office:string-value="INSERT INTO colors( name, origin, red, green, blue, hex) VALUES('cornsilk4', 'http://www.two4u.com/color/big-table.html',139,136,120,'#8b8878');" calcext:value-type="string">
            <text:p>INSERT INTO colors( name, origin, red, green, blue, hex) VALUES('cornsilk4', 'http://www.two4u.com/color/big-table.html',139,136,120,'#8b8878');</text:p>
          </table:table-cell>
        </table:table-row>
        <table:table-row table:style-name="ro3">
          <table:table-cell table:style-name="ce6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ffff-0-0-0-0-0-0-1-0-0-0-0-?1,1" xlink:type="simple">cyan1</text:a> </text:p>
          </table:table-cell>
          <table:table-cell office:value-type="string" calcext:value-type="string">
            <text:p>#00ffff</text:p>
          </table:table-cell>
          <table:table-cell table:formula="of:=HEX2DEC(MID([.C67];2;2))" office:value-type="float" office:value="0" calcext:value-type="float">
            <text:p>0</text:p>
          </table:table-cell>
          <table:table-cell table:formula="of:=HEX2DEC(MID([.C67];4;2))" office:value-type="float" office:value="255" calcext:value-type="float">
            <text:p>255</text:p>
          </table:table-cell>
          <table:table-cell table:formula="of:=HEX2DEC(MID([.C67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67]) &amp;&quot;', 'http://www.two4u.com/color/big-table.html',&quot; &amp; [.D67] &amp;&quot;,&quot; &amp; [.E67] &amp;&quot;,&quot; &amp; [.F67] &amp;&quot;,'&quot; &amp; [.C67] &amp;&quot;');&quot;" office:value-type="string" office:string-value="INSERT INTO colors( name, origin, red, green, blue, hex) VALUES('cyan1', 'http://www.two4u.com/color/big-table.html',0,255,255,'#00ffff');" calcext:value-type="string">
            <text:p>INSERT INTO colors( name, origin, red, green, blue, hex) VALUES('cyan1', 'http://www.two4u.com/color/big-table.html',0,255,255,'#00ffff');</text:p>
          </table:table-cell>
        </table:table-row>
        <table:table-row table:style-name="ro3">
          <table:table-cell table:style-name="ce6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eeee-0-0-0-0-0-0-1-0-0-0-0-?1,1" xlink:type="simple">cyan2</text:a> </text:p>
          </table:table-cell>
          <table:table-cell office:value-type="string" calcext:value-type="string">
            <text:p>#00eeee</text:p>
          </table:table-cell>
          <table:table-cell table:formula="of:=HEX2DEC(MID([.C68];2;2))" office:value-type="float" office:value="0" calcext:value-type="float">
            <text:p>0</text:p>
          </table:table-cell>
          <table:table-cell table:formula="of:=HEX2DEC(MID([.C68];4;2))" office:value-type="float" office:value="238" calcext:value-type="float">
            <text:p>238</text:p>
          </table:table-cell>
          <table:table-cell table:formula="of:=HEX2DEC(MID([.C68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68]) &amp;&quot;', 'http://www.two4u.com/color/big-table.html',&quot; &amp; [.D68] &amp;&quot;,&quot; &amp; [.E68] &amp;&quot;,&quot; &amp; [.F68] &amp;&quot;,'&quot; &amp; [.C68] &amp;&quot;');&quot;" office:value-type="string" office:string-value="INSERT INTO colors( name, origin, red, green, blue, hex) VALUES('cyan2', 'http://www.two4u.com/color/big-table.html',0,238,238,'#00eeee');" calcext:value-type="string">
            <text:p>INSERT INTO colors( name, origin, red, green, blue, hex) VALUES('cyan2', 'http://www.two4u.com/color/big-table.html',0,238,238,'#00eeee');</text:p>
          </table:table-cell>
        </table:table-row>
        <table:table-row table:style-name="ro3">
          <table:table-cell table:style-name="ce6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cdcd-0-0-0-0-0-0-1-0-0-0-0-?1,1" xlink:type="simple">cyan3</text:a> </text:p>
          </table:table-cell>
          <table:table-cell office:value-type="string" calcext:value-type="string">
            <text:p>#00cdcd</text:p>
          </table:table-cell>
          <table:table-cell table:formula="of:=HEX2DEC(MID([.C69];2;2))" office:value-type="float" office:value="0" calcext:value-type="float">
            <text:p>0</text:p>
          </table:table-cell>
          <table:table-cell table:formula="of:=HEX2DEC(MID([.C69];4;2))" office:value-type="float" office:value="205" calcext:value-type="float">
            <text:p>205</text:p>
          </table:table-cell>
          <table:table-cell table:formula="of:=HEX2DEC(MID([.C69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69]) &amp;&quot;', 'http://www.two4u.com/color/big-table.html',&quot; &amp; [.D69] &amp;&quot;,&quot; &amp; [.E69] &amp;&quot;,&quot; &amp; [.F69] &amp;&quot;,'&quot; &amp; [.C69] &amp;&quot;');&quot;" office:value-type="string" office:string-value="INSERT INTO colors( name, origin, red, green, blue, hex) VALUES('cyan3', 'http://www.two4u.com/color/big-table.html',0,205,205,'#00cdcd');" calcext:value-type="string">
            <text:p>INSERT INTO colors( name, origin, red, green, blue, hex) VALUES('cyan3', 'http://www.two4u.com/color/big-table.html',0,205,205,'#00cdcd');</text:p>
          </table:table-cell>
        </table:table-row>
        <table:table-row table:style-name="ro3">
          <table:table-cell table:style-name="ce6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8b8b-0-0-0-0-0-0-1-0-0-0-0-?1,1" xlink:type="simple">cyan4</text:a> </text:p>
          </table:table-cell>
          <table:table-cell office:value-type="string" calcext:value-type="string">
            <text:p>#008b8b</text:p>
          </table:table-cell>
          <table:table-cell table:formula="of:=HEX2DEC(MID([.C70];2;2))" office:value-type="float" office:value="0" calcext:value-type="float">
            <text:p>0</text:p>
          </table:table-cell>
          <table:table-cell table:formula="of:=HEX2DEC(MID([.C70];4;2))" office:value-type="float" office:value="139" calcext:value-type="float">
            <text:p>139</text:p>
          </table:table-cell>
          <table:table-cell table:formula="of:=HEX2DEC(MID([.C70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70]) &amp;&quot;', 'http://www.two4u.com/color/big-table.html',&quot; &amp; [.D70] &amp;&quot;,&quot; &amp; [.E70] &amp;&quot;,&quot; &amp; [.F70] &amp;&quot;,'&quot; &amp; [.C70] &amp;&quot;');&quot;" office:value-type="string" office:string-value="INSERT INTO colors( name, origin, red, green, blue, hex) VALUES('cyan4', 'http://www.two4u.com/color/big-table.html',0,139,139,'#008b8b');" calcext:value-type="string">
            <text:p>INSERT INTO colors( name, origin, red, green, blue, hex) VALUES('cyan4', 'http://www.two4u.com/color/big-table.html',0,139,139,'#008b8b');</text:p>
          </table:table-cell>
        </table:table-row>
        <table:table-row table:style-name="ro3">
          <table:table-cell table:style-name="ce6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8860b-0-0-0-0-0-0-1-0-0-0-0-?1,1" xlink:type="simple">DarkGoldenrod</text:a> </text:p>
          </table:table-cell>
          <table:table-cell office:value-type="string" calcext:value-type="string">
            <text:p>#b8860b</text:p>
          </table:table-cell>
          <table:table-cell table:formula="of:=HEX2DEC(MID([.C71];2;2))" office:value-type="float" office:value="184" calcext:value-type="float">
            <text:p>184</text:p>
          </table:table-cell>
          <table:table-cell table:formula="of:=HEX2DEC(MID([.C71];4;2))" office:value-type="float" office:value="134" calcext:value-type="float">
            <text:p>134</text:p>
          </table:table-cell>
          <table:table-cell table:formula="of:=HEX2DEC(MID([.C71];6;2))" office:value-type="float" office:value="11" calcext:value-type="float">
            <text:p>11</text:p>
          </table:table-cell>
          <table:table-cell table:formula="of:=&quot;INSERT INTO colors( name, origin, red, green, blue, hex) VALUES('&quot; &amp; TRIM([.B71]) &amp;&quot;', 'http://www.two4u.com/color/big-table.html',&quot; &amp; [.D71] &amp;&quot;,&quot; &amp; [.E71] &amp;&quot;,&quot; &amp; [.F71] &amp;&quot;,'&quot; &amp; [.C71] &amp;&quot;');&quot;" office:value-type="string" office:string-value="INSERT INTO colors( name, origin, red, green, blue, hex) VALUES('DarkGoldenrod', 'http://www.two4u.com/color/big-table.html',184,134,11,'#b8860b');" calcext:value-type="string">
            <text:p>INSERT INTO colors( name, origin, red, green, blue, hex) VALUES('DarkGoldenrod', 'http://www.two4u.com/color/big-table.html',184,134,11,'#b8860b');</text:p>
          </table:table-cell>
        </table:table-row>
        <table:table-row table:style-name="ro3">
          <table:table-cell table:style-name="ce6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b90f-0-0-0-0-0-0-1-0-0-0-0-?1,1" xlink:type="simple">DarkGoldenrod1</text:a> </text:p>
          </table:table-cell>
          <table:table-cell office:value-type="string" calcext:value-type="string">
            <text:p>#ffb90f</text:p>
          </table:table-cell>
          <table:table-cell table:formula="of:=HEX2DEC(MID([.C72];2;2))" office:value-type="float" office:value="255" calcext:value-type="float">
            <text:p>255</text:p>
          </table:table-cell>
          <table:table-cell table:formula="of:=HEX2DEC(MID([.C72];4;2))" office:value-type="float" office:value="185" calcext:value-type="float">
            <text:p>185</text:p>
          </table:table-cell>
          <table:table-cell table:formula="of:=HEX2DEC(MID([.C72];6;2))" office:value-type="float" office:value="15" calcext:value-type="float">
            <text:p>15</text:p>
          </table:table-cell>
          <table:table-cell table:formula="of:=&quot;INSERT INTO colors( name, origin, red, green, blue, hex) VALUES('&quot; &amp; TRIM([.B72]) &amp;&quot;', 'http://www.two4u.com/color/big-table.html',&quot; &amp; [.D72] &amp;&quot;,&quot; &amp; [.E72] &amp;&quot;,&quot; &amp; [.F72] &amp;&quot;,'&quot; &amp; [.C72] &amp;&quot;');&quot;" office:value-type="string" office:string-value="INSERT INTO colors( name, origin, red, green, blue, hex) VALUES('DarkGoldenrod1', 'http://www.two4u.com/color/big-table.html',255,185,15,'#ffb90f');" calcext:value-type="string">
            <text:p>INSERT INTO colors( name, origin, red, green, blue, hex) VALUES('DarkGoldenrod1', 'http://www.two4u.com/color/big-table.html',255,185,15,'#ffb90f');</text:p>
          </table:table-cell>
        </table:table-row>
        <table:table-row table:style-name="ro3">
          <table:table-cell table:style-name="ce6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ad0e-0-0-0-0-0-0-1-0-0-0-0-?1,1" xlink:type="simple">DarkGoldenrod2</text:a> </text:p>
          </table:table-cell>
          <table:table-cell office:value-type="string" calcext:value-type="string">
            <text:p>#eead0e</text:p>
          </table:table-cell>
          <table:table-cell table:formula="of:=HEX2DEC(MID([.C73];2;2))" office:value-type="float" office:value="238" calcext:value-type="float">
            <text:p>238</text:p>
          </table:table-cell>
          <table:table-cell table:formula="of:=HEX2DEC(MID([.C73];4;2))" office:value-type="float" office:value="173" calcext:value-type="float">
            <text:p>173</text:p>
          </table:table-cell>
          <table:table-cell table:formula="of:=HEX2DEC(MID([.C73];6;2))" office:value-type="float" office:value="14" calcext:value-type="float">
            <text:p>14</text:p>
          </table:table-cell>
          <table:table-cell table:formula="of:=&quot;INSERT INTO colors( name, origin, red, green, blue, hex) VALUES('&quot; &amp; TRIM([.B73]) &amp;&quot;', 'http://www.two4u.com/color/big-table.html',&quot; &amp; [.D73] &amp;&quot;,&quot; &amp; [.E73] &amp;&quot;,&quot; &amp; [.F73] &amp;&quot;,'&quot; &amp; [.C73] &amp;&quot;');&quot;" office:value-type="string" office:string-value="INSERT INTO colors( name, origin, red, green, blue, hex) VALUES('DarkGoldenrod2', 'http://www.two4u.com/color/big-table.html',238,173,14,'#eead0e');" calcext:value-type="string">
            <text:p>INSERT INTO colors( name, origin, red, green, blue, hex) VALUES('DarkGoldenrod2', 'http://www.two4u.com/color/big-table.html',238,173,14,'#eead0e');</text:p>
          </table:table-cell>
        </table:table-row>
        <table:table-row table:style-name="ro3">
          <table:table-cell table:style-name="ce7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950c-0-0-0-0-0-0-1-0-0-0-0-?1,1" xlink:type="simple">DarkGoldenrod3</text:a> </text:p>
          </table:table-cell>
          <table:table-cell office:value-type="string" calcext:value-type="string">
            <text:p>#cd950c</text:p>
          </table:table-cell>
          <table:table-cell table:formula="of:=HEX2DEC(MID([.C74];2;2))" office:value-type="float" office:value="205" calcext:value-type="float">
            <text:p>205</text:p>
          </table:table-cell>
          <table:table-cell table:formula="of:=HEX2DEC(MID([.C74];4;2))" office:value-type="float" office:value="149" calcext:value-type="float">
            <text:p>149</text:p>
          </table:table-cell>
          <table:table-cell table:formula="of:=HEX2DEC(MID([.C74];6;2))" office:value-type="float" office:value="12" calcext:value-type="float">
            <text:p>12</text:p>
          </table:table-cell>
          <table:table-cell table:formula="of:=&quot;INSERT INTO colors( name, origin, red, green, blue, hex) VALUES('&quot; &amp; TRIM([.B74]) &amp;&quot;', 'http://www.two4u.com/color/big-table.html',&quot; &amp; [.D74] &amp;&quot;,&quot; &amp; [.E74] &amp;&quot;,&quot; &amp; [.F74] &amp;&quot;,'&quot; &amp; [.C74] &amp;&quot;');&quot;" office:value-type="string" office:string-value="INSERT INTO colors( name, origin, red, green, blue, hex) VALUES('DarkGoldenrod3', 'http://www.two4u.com/color/big-table.html',205,149,12,'#cd950c');" calcext:value-type="string">
            <text:p>INSERT INTO colors( name, origin, red, green, blue, hex) VALUES('DarkGoldenrod3', 'http://www.two4u.com/color/big-table.html',205,149,12,'#cd950c');</text:p>
          </table:table-cell>
        </table:table-row>
        <table:table-row table:style-name="ro3">
          <table:table-cell table:style-name="ce7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6508-0-0-0-0-0-0-1-0-0-0-0-?1,1" xlink:type="simple">DarkGoldenrod4</text:a> </text:p>
          </table:table-cell>
          <table:table-cell office:value-type="string" calcext:value-type="string">
            <text:p>#8b6508</text:p>
          </table:table-cell>
          <table:table-cell table:formula="of:=HEX2DEC(MID([.C75];2;2))" office:value-type="float" office:value="139" calcext:value-type="float">
            <text:p>139</text:p>
          </table:table-cell>
          <table:table-cell table:formula="of:=HEX2DEC(MID([.C75];4;2))" office:value-type="float" office:value="101" calcext:value-type="float">
            <text:p>101</text:p>
          </table:table-cell>
          <table:table-cell table:formula="of:=HEX2DEC(MID([.C75];6;2))" office:value-type="float" office:value="8" calcext:value-type="float">
            <text:p>8</text:p>
          </table:table-cell>
          <table:table-cell table:formula="of:=&quot;INSERT INTO colors( name, origin, red, green, blue, hex) VALUES('&quot; &amp; TRIM([.B75]) &amp;&quot;', 'http://www.two4u.com/color/big-table.html',&quot; &amp; [.D75] &amp;&quot;,&quot; &amp; [.E75] &amp;&quot;,&quot; &amp; [.F75] &amp;&quot;,'&quot; &amp; [.C75] &amp;&quot;');&quot;" office:value-type="string" office:string-value="INSERT INTO colors( name, origin, red, green, blue, hex) VALUES('DarkGoldenrod4', 'http://www.two4u.com/color/big-table.html',139,101,8,'#8b6508');" calcext:value-type="string">
            <text:p>INSERT INTO colors( name, origin, red, green, blue, hex) VALUES('DarkGoldenrod4', 'http://www.two4u.com/color/big-table.html',139,101,8,'#8b6508');</text:p>
          </table:table-cell>
        </table:table-row>
        <table:table-row table:style-name="ro3">
          <table:table-cell table:style-name="ce7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6400-0-0-0-0-0-0-1-0-0-0-0-?1,1" xlink:type="simple">DarkGreen</text:a> </text:p>
          </table:table-cell>
          <table:table-cell office:value-type="string" calcext:value-type="string">
            <text:p>#006400</text:p>
          </table:table-cell>
          <table:table-cell table:formula="of:=HEX2DEC(MID([.C76];2;2))" office:value-type="float" office:value="0" calcext:value-type="float">
            <text:p>0</text:p>
          </table:table-cell>
          <table:table-cell table:formula="of:=HEX2DEC(MID([.C76];4;2))" office:value-type="float" office:value="100" calcext:value-type="float">
            <text:p>100</text:p>
          </table:table-cell>
          <table:table-cell table:formula="of:=HEX2DEC(MID([.C76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76]) &amp;&quot;', 'http://www.two4u.com/color/big-table.html',&quot; &amp; [.D76] &amp;&quot;,&quot; &amp; [.E76] &amp;&quot;,&quot; &amp; [.F76] &amp;&quot;,'&quot; &amp; [.C76] &amp;&quot;');&quot;" office:value-type="string" office:string-value="INSERT INTO colors( name, origin, red, green, blue, hex) VALUES('DarkGreen', 'http://www.two4u.com/color/big-table.html',0,100,0,'#006400');" calcext:value-type="string">
            <text:p>INSERT INTO colors( name, origin, red, green, blue, hex) VALUES('DarkGreen', 'http://www.two4u.com/color/big-table.html',0,100,0,'#006400');</text:p>
          </table:table-cell>
        </table:table-row>
        <table:table-row table:style-name="ro3">
          <table:table-cell table:style-name="ce7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db76b-0-0-0-0-0-0-1-0-0-0-0-?1,1" xlink:type="simple">DarkKhaki</text:a> </text:p>
          </table:table-cell>
          <table:table-cell office:value-type="string" calcext:value-type="string">
            <text:p>#bdb76b</text:p>
          </table:table-cell>
          <table:table-cell table:formula="of:=HEX2DEC(MID([.C77];2;2))" office:value-type="float" office:value="189" calcext:value-type="float">
            <text:p>189</text:p>
          </table:table-cell>
          <table:table-cell table:formula="of:=HEX2DEC(MID([.C77];4;2))" office:value-type="float" office:value="183" calcext:value-type="float">
            <text:p>183</text:p>
          </table:table-cell>
          <table:table-cell table:formula="of:=HEX2DEC(MID([.C77];6;2))" office:value-type="float" office:value="107" calcext:value-type="float">
            <text:p>107</text:p>
          </table:table-cell>
          <table:table-cell table:formula="of:=&quot;INSERT INTO colors( name, origin, red, green, blue, hex) VALUES('&quot; &amp; TRIM([.B77]) &amp;&quot;', 'http://www.two4u.com/color/big-table.html',&quot; &amp; [.D77] &amp;&quot;,&quot; &amp; [.E77] &amp;&quot;,&quot; &amp; [.F77] &amp;&quot;,'&quot; &amp; [.C77] &amp;&quot;');&quot;" office:value-type="string" office:string-value="INSERT INTO colors( name, origin, red, green, blue, hex) VALUES('DarkKhaki', 'http://www.two4u.com/color/big-table.html',189,183,107,'#bdb76b');" calcext:value-type="string">
            <text:p>INSERT INTO colors( name, origin, red, green, blue, hex) VALUES('DarkKhaki', 'http://www.two4u.com/color/big-table.html',189,183,107,'#bdb76b');</text:p>
          </table:table-cell>
        </table:table-row>
        <table:table-row table:style-name="ro3">
          <table:table-cell table:style-name="ce7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56b2f-0-0-0-0-0-0-1-0-0-0-0-?1,1" xlink:type="simple">DarkOliveGreen</text:a> </text:p>
          </table:table-cell>
          <table:table-cell office:value-type="string" calcext:value-type="string">
            <text:p>#556b2f</text:p>
          </table:table-cell>
          <table:table-cell table:formula="of:=HEX2DEC(MID([.C78];2;2))" office:value-type="float" office:value="85" calcext:value-type="float">
            <text:p>85</text:p>
          </table:table-cell>
          <table:table-cell table:formula="of:=HEX2DEC(MID([.C78];4;2))" office:value-type="float" office:value="107" calcext:value-type="float">
            <text:p>107</text:p>
          </table:table-cell>
          <table:table-cell table:formula="of:=HEX2DEC(MID([.C78];6;2))" office:value-type="float" office:value="47" calcext:value-type="float">
            <text:p>47</text:p>
          </table:table-cell>
          <table:table-cell table:formula="of:=&quot;INSERT INTO colors( name, origin, red, green, blue, hex) VALUES('&quot; &amp; TRIM([.B78]) &amp;&quot;', 'http://www.two4u.com/color/big-table.html',&quot; &amp; [.D78] &amp;&quot;,&quot; &amp; [.E78] &amp;&quot;,&quot; &amp; [.F78] &amp;&quot;,'&quot; &amp; [.C78] &amp;&quot;');&quot;" office:value-type="string" office:string-value="INSERT INTO colors( name, origin, red, green, blue, hex) VALUES('DarkOliveGreen', 'http://www.two4u.com/color/big-table.html',85,107,47,'#556b2f');" calcext:value-type="string">
            <text:p>INSERT INTO colors( name, origin, red, green, blue, hex) VALUES('DarkOliveGreen', 'http://www.two4u.com/color/big-table.html',85,107,47,'#556b2f');</text:p>
          </table:table-cell>
        </table:table-row>
        <table:table-row table:style-name="ro3">
          <table:table-cell table:style-name="ce7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aff70-0-0-0-0-0-0-1-0-0-0-0-?1,1" xlink:type="simple">DarkOliveGreen1</text:a> </text:p>
          </table:table-cell>
          <table:table-cell office:value-type="string" calcext:value-type="string">
            <text:p>#caff70</text:p>
          </table:table-cell>
          <table:table-cell table:formula="of:=HEX2DEC(MID([.C79];2;2))" office:value-type="float" office:value="202" calcext:value-type="float">
            <text:p>202</text:p>
          </table:table-cell>
          <table:table-cell table:formula="of:=HEX2DEC(MID([.C79];4;2))" office:value-type="float" office:value="255" calcext:value-type="float">
            <text:p>255</text:p>
          </table:table-cell>
          <table:table-cell table:formula="of:=HEX2DEC(MID([.C79];6;2))" office:value-type="float" office:value="112" calcext:value-type="float">
            <text:p>112</text:p>
          </table:table-cell>
          <table:table-cell table:formula="of:=&quot;INSERT INTO colors( name, origin, red, green, blue, hex) VALUES('&quot; &amp; TRIM([.B79]) &amp;&quot;', 'http://www.two4u.com/color/big-table.html',&quot; &amp; [.D79] &amp;&quot;,&quot; &amp; [.E79] &amp;&quot;,&quot; &amp; [.F79] &amp;&quot;,'&quot; &amp; [.C79] &amp;&quot;');&quot;" office:value-type="string" office:string-value="INSERT INTO colors( name, origin, red, green, blue, hex) VALUES('DarkOliveGreen1', 'http://www.two4u.com/color/big-table.html',202,255,112,'#caff70');" calcext:value-type="string">
            <text:p>INSERT INTO colors( name, origin, red, green, blue, hex) VALUES('DarkOliveGreen1', 'http://www.two4u.com/color/big-table.html',202,255,112,'#caff70');</text:p>
          </table:table-cell>
        </table:table-row>
        <table:table-row table:style-name="ro3">
          <table:table-cell table:style-name="ce7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cee68-0-0-0-0-0-0-1-0-0-0-0-?1,1" xlink:type="simple">DarkOliveGreen2</text:a> </text:p>
          </table:table-cell>
          <table:table-cell office:value-type="string" calcext:value-type="string">
            <text:p>#bcee68</text:p>
          </table:table-cell>
          <table:table-cell table:formula="of:=HEX2DEC(MID([.C80];2;2))" office:value-type="float" office:value="188" calcext:value-type="float">
            <text:p>188</text:p>
          </table:table-cell>
          <table:table-cell table:formula="of:=HEX2DEC(MID([.C80];4;2))" office:value-type="float" office:value="238" calcext:value-type="float">
            <text:p>238</text:p>
          </table:table-cell>
          <table:table-cell table:formula="of:=HEX2DEC(MID([.C80];6;2))" office:value-type="float" office:value="104" calcext:value-type="float">
            <text:p>104</text:p>
          </table:table-cell>
          <table:table-cell table:formula="of:=&quot;INSERT INTO colors( name, origin, red, green, blue, hex) VALUES('&quot; &amp; TRIM([.B80]) &amp;&quot;', 'http://www.two4u.com/color/big-table.html',&quot; &amp; [.D80] &amp;&quot;,&quot; &amp; [.E80] &amp;&quot;,&quot; &amp; [.F80] &amp;&quot;,'&quot; &amp; [.C80] &amp;&quot;');&quot;" office:value-type="string" office:string-value="INSERT INTO colors( name, origin, red, green, blue, hex) VALUES('DarkOliveGreen2', 'http://www.two4u.com/color/big-table.html',188,238,104,'#bcee68');" calcext:value-type="string">
            <text:p>INSERT INTO colors( name, origin, red, green, blue, hex) VALUES('DarkOliveGreen2', 'http://www.two4u.com/color/big-table.html',188,238,104,'#bcee68');</text:p>
          </table:table-cell>
        </table:table-row>
        <table:table-row table:style-name="ro3">
          <table:table-cell table:style-name="ce7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2cd5a-0-0-0-0-0-0-1-0-0-0-0-?1,1" xlink:type="simple">DarkOliveGreen3</text:a> </text:p>
          </table:table-cell>
          <table:table-cell office:value-type="string" calcext:value-type="string">
            <text:p>#a2cd5a</text:p>
          </table:table-cell>
          <table:table-cell table:formula="of:=HEX2DEC(MID([.C81];2;2))" office:value-type="float" office:value="162" calcext:value-type="float">
            <text:p>162</text:p>
          </table:table-cell>
          <table:table-cell table:formula="of:=HEX2DEC(MID([.C81];4;2))" office:value-type="float" office:value="205" calcext:value-type="float">
            <text:p>205</text:p>
          </table:table-cell>
          <table:table-cell table:formula="of:=HEX2DEC(MID([.C81];6;2))" office:value-type="float" office:value="90" calcext:value-type="float">
            <text:p>90</text:p>
          </table:table-cell>
          <table:table-cell table:formula="of:=&quot;INSERT INTO colors( name, origin, red, green, blue, hex) VALUES('&quot; &amp; TRIM([.B81]) &amp;&quot;', 'http://www.two4u.com/color/big-table.html',&quot; &amp; [.D81] &amp;&quot;,&quot; &amp; [.E81] &amp;&quot;,&quot; &amp; [.F81] &amp;&quot;,'&quot; &amp; [.C81] &amp;&quot;');&quot;" office:value-type="string" office:string-value="INSERT INTO colors( name, origin, red, green, blue, hex) VALUES('DarkOliveGreen3', 'http://www.two4u.com/color/big-table.html',162,205,90,'#a2cd5a');" calcext:value-type="string">
            <text:p>INSERT INTO colors( name, origin, red, green, blue, hex) VALUES('DarkOliveGreen3', 'http://www.two4u.com/color/big-table.html',162,205,90,'#a2cd5a');</text:p>
          </table:table-cell>
        </table:table-row>
        <table:table-row table:style-name="ro3">
          <table:table-cell table:style-name="ce7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e8b3d-0-0-0-0-0-0-1-0-0-0-0-?1,1" xlink:type="simple">DarkOliveGreen4</text:a> </text:p>
          </table:table-cell>
          <table:table-cell office:value-type="string" calcext:value-type="string">
            <text:p>#6e8b3d</text:p>
          </table:table-cell>
          <table:table-cell table:formula="of:=HEX2DEC(MID([.C82];2;2))" office:value-type="float" office:value="110" calcext:value-type="float">
            <text:p>110</text:p>
          </table:table-cell>
          <table:table-cell table:formula="of:=HEX2DEC(MID([.C82];4;2))" office:value-type="float" office:value="139" calcext:value-type="float">
            <text:p>139</text:p>
          </table:table-cell>
          <table:table-cell table:formula="of:=HEX2DEC(MID([.C82];6;2))" office:value-type="float" office:value="61" calcext:value-type="float">
            <text:p>61</text:p>
          </table:table-cell>
          <table:table-cell table:formula="of:=&quot;INSERT INTO colors( name, origin, red, green, blue, hex) VALUES('&quot; &amp; TRIM([.B82]) &amp;&quot;', 'http://www.two4u.com/color/big-table.html',&quot; &amp; [.D82] &amp;&quot;,&quot; &amp; [.E82] &amp;&quot;,&quot; &amp; [.F82] &amp;&quot;,'&quot; &amp; [.C82] &amp;&quot;');&quot;" office:value-type="string" office:string-value="INSERT INTO colors( name, origin, red, green, blue, hex) VALUES('DarkOliveGreen4', 'http://www.two4u.com/color/big-table.html',110,139,61,'#6e8b3d');" calcext:value-type="string">
            <text:p>INSERT INTO colors( name, origin, red, green, blue, hex) VALUES('DarkOliveGreen4', 'http://www.two4u.com/color/big-table.html',110,139,61,'#6e8b3d');</text:p>
          </table:table-cell>
        </table:table-row>
        <table:table-row table:style-name="ro3">
          <table:table-cell table:style-name="ce7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8c00-0-0-0-0-0-0-1-0-0-0-0-?1,1" xlink:type="simple">DarkOrange</text:a> </text:p>
          </table:table-cell>
          <table:table-cell office:value-type="string" calcext:value-type="string">
            <text:p>#ff8c00</text:p>
          </table:table-cell>
          <table:table-cell table:formula="of:=HEX2DEC(MID([.C83];2;2))" office:value-type="float" office:value="255" calcext:value-type="float">
            <text:p>255</text:p>
          </table:table-cell>
          <table:table-cell table:formula="of:=HEX2DEC(MID([.C83];4;2))" office:value-type="float" office:value="140" calcext:value-type="float">
            <text:p>140</text:p>
          </table:table-cell>
          <table:table-cell table:formula="of:=HEX2DEC(MID([.C83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83]) &amp;&quot;', 'http://www.two4u.com/color/big-table.html',&quot; &amp; [.D83] &amp;&quot;,&quot; &amp; [.E83] &amp;&quot;,&quot; &amp; [.F83] &amp;&quot;,'&quot; &amp; [.C83] &amp;&quot;');&quot;" office:value-type="string" office:string-value="INSERT INTO colors( name, origin, red, green, blue, hex) VALUES('DarkOrange', 'http://www.two4u.com/color/big-table.html',255,140,0,'#ff8c00');" calcext:value-type="string">
            <text:p>INSERT INTO colors( name, origin, red, green, blue, hex) VALUES('DarkOrange', 'http://www.two4u.com/color/big-table.html',255,140,0,'#ff8c00');</text:p>
          </table:table-cell>
        </table:table-row>
        <table:table-row table:style-name="ro3">
          <table:table-cell table:style-name="ce8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7f00-0-0-0-0-0-0-1-0-0-0-0-?1,1" xlink:type="simple">DarkOrange1</text:a> </text:p>
          </table:table-cell>
          <table:table-cell office:value-type="string" calcext:value-type="string">
            <text:p>#ff7f00</text:p>
          </table:table-cell>
          <table:table-cell table:formula="of:=HEX2DEC(MID([.C84];2;2))" office:value-type="float" office:value="255" calcext:value-type="float">
            <text:p>255</text:p>
          </table:table-cell>
          <table:table-cell table:formula="of:=HEX2DEC(MID([.C84];4;2))" office:value-type="float" office:value="127" calcext:value-type="float">
            <text:p>127</text:p>
          </table:table-cell>
          <table:table-cell table:formula="of:=HEX2DEC(MID([.C84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84]) &amp;&quot;', 'http://www.two4u.com/color/big-table.html',&quot; &amp; [.D84] &amp;&quot;,&quot; &amp; [.E84] &amp;&quot;,&quot; &amp; [.F84] &amp;&quot;,'&quot; &amp; [.C84] &amp;&quot;');&quot;" office:value-type="string" office:string-value="INSERT INTO colors( name, origin, red, green, blue, hex) VALUES('DarkOrange1', 'http://www.two4u.com/color/big-table.html',255,127,0,'#ff7f00');" calcext:value-type="string">
            <text:p>INSERT INTO colors( name, origin, red, green, blue, hex) VALUES('DarkOrange1', 'http://www.two4u.com/color/big-table.html',255,127,0,'#ff7f00');</text:p>
          </table:table-cell>
        </table:table-row>
        <table:table-row table:style-name="ro3">
          <table:table-cell table:style-name="ce8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7600-0-0-0-0-0-0-1-0-0-0-0-?1,1" xlink:type="simple">DarkOrange2</text:a> </text:p>
          </table:table-cell>
          <table:table-cell office:value-type="string" calcext:value-type="string">
            <text:p>#ee7600</text:p>
          </table:table-cell>
          <table:table-cell table:formula="of:=HEX2DEC(MID([.C85];2;2))" office:value-type="float" office:value="238" calcext:value-type="float">
            <text:p>238</text:p>
          </table:table-cell>
          <table:table-cell table:formula="of:=HEX2DEC(MID([.C85];4;2))" office:value-type="float" office:value="118" calcext:value-type="float">
            <text:p>118</text:p>
          </table:table-cell>
          <table:table-cell table:formula="of:=HEX2DEC(MID([.C85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85]) &amp;&quot;', 'http://www.two4u.com/color/big-table.html',&quot; &amp; [.D85] &amp;&quot;,&quot; &amp; [.E85] &amp;&quot;,&quot; &amp; [.F85] &amp;&quot;,'&quot; &amp; [.C85] &amp;&quot;');&quot;" office:value-type="string" office:string-value="INSERT INTO colors( name, origin, red, green, blue, hex) VALUES('DarkOrange2', 'http://www.two4u.com/color/big-table.html',238,118,0,'#ee7600');" calcext:value-type="string">
            <text:p>INSERT INTO colors( name, origin, red, green, blue, hex) VALUES('DarkOrange2', 'http://www.two4u.com/color/big-table.html',238,118,0,'#ee7600');</text:p>
          </table:table-cell>
        </table:table-row>
        <table:table-row table:style-name="ro3">
          <table:table-cell table:style-name="ce8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6600-0-0-0-0-0-0-1-0-0-0-0-?1,1" xlink:type="simple">DarkOrange3</text:a> </text:p>
          </table:table-cell>
          <table:table-cell office:value-type="string" calcext:value-type="string">
            <text:p>#cd6600</text:p>
          </table:table-cell>
          <table:table-cell table:formula="of:=HEX2DEC(MID([.C86];2;2))" office:value-type="float" office:value="205" calcext:value-type="float">
            <text:p>205</text:p>
          </table:table-cell>
          <table:table-cell table:formula="of:=HEX2DEC(MID([.C86];4;2))" office:value-type="float" office:value="102" calcext:value-type="float">
            <text:p>102</text:p>
          </table:table-cell>
          <table:table-cell table:formula="of:=HEX2DEC(MID([.C86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86]) &amp;&quot;', 'http://www.two4u.com/color/big-table.html',&quot; &amp; [.D86] &amp;&quot;,&quot; &amp; [.E86] &amp;&quot;,&quot; &amp; [.F86] &amp;&quot;,'&quot; &amp; [.C86] &amp;&quot;');&quot;" office:value-type="string" office:string-value="INSERT INTO colors( name, origin, red, green, blue, hex) VALUES('DarkOrange3', 'http://www.two4u.com/color/big-table.html',205,102,0,'#cd6600');" calcext:value-type="string">
            <text:p>INSERT INTO colors( name, origin, red, green, blue, hex) VALUES('DarkOrange3', 'http://www.two4u.com/color/big-table.html',205,102,0,'#cd6600');</text:p>
          </table:table-cell>
        </table:table-row>
        <table:table-row table:style-name="ro3">
          <table:table-cell table:style-name="ce8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4500-0-0-0-0-0-0-1-0-0-0-0-?1,1" xlink:type="simple">DarkOrange4</text:a> </text:p>
          </table:table-cell>
          <table:table-cell office:value-type="string" calcext:value-type="string">
            <text:p>#8b4500</text:p>
          </table:table-cell>
          <table:table-cell table:formula="of:=HEX2DEC(MID([.C87];2;2))" office:value-type="float" office:value="139" calcext:value-type="float">
            <text:p>139</text:p>
          </table:table-cell>
          <table:table-cell table:formula="of:=HEX2DEC(MID([.C87];4;2))" office:value-type="float" office:value="69" calcext:value-type="float">
            <text:p>69</text:p>
          </table:table-cell>
          <table:table-cell table:formula="of:=HEX2DEC(MID([.C87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87]) &amp;&quot;', 'http://www.two4u.com/color/big-table.html',&quot; &amp; [.D87] &amp;&quot;,&quot; &amp; [.E87] &amp;&quot;,&quot; &amp; [.F87] &amp;&quot;,'&quot; &amp; [.C87] &amp;&quot;');&quot;" office:value-type="string" office:string-value="INSERT INTO colors( name, origin, red, green, blue, hex) VALUES('DarkOrange4', 'http://www.two4u.com/color/big-table.html',139,69,0,'#8b4500');" calcext:value-type="string">
            <text:p>INSERT INTO colors( name, origin, red, green, blue, hex) VALUES('DarkOrange4', 'http://www.two4u.com/color/big-table.html',139,69,0,'#8b4500');</text:p>
          </table:table-cell>
        </table:table-row>
        <table:table-row table:style-name="ro3">
          <table:table-cell table:style-name="ce8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932cc-0-0-0-0-0-0-1-0-0-0-0-?1,1" xlink:type="simple">DarkOrchid</text:a> </text:p>
          </table:table-cell>
          <table:table-cell office:value-type="string" calcext:value-type="string">
            <text:p>#9932cc</text:p>
          </table:table-cell>
          <table:table-cell table:formula="of:=HEX2DEC(MID([.C88];2;2))" office:value-type="float" office:value="153" calcext:value-type="float">
            <text:p>153</text:p>
          </table:table-cell>
          <table:table-cell table:formula="of:=HEX2DEC(MID([.C88];4;2))" office:value-type="float" office:value="50" calcext:value-type="float">
            <text:p>50</text:p>
          </table:table-cell>
          <table:table-cell table:formula="of:=HEX2DEC(MID([.C88];6;2))" office:value-type="float" office:value="204" calcext:value-type="float">
            <text:p>204</text:p>
          </table:table-cell>
          <table:table-cell table:formula="of:=&quot;INSERT INTO colors( name, origin, red, green, blue, hex) VALUES('&quot; &amp; TRIM([.B88]) &amp;&quot;', 'http://www.two4u.com/color/big-table.html',&quot; &amp; [.D88] &amp;&quot;,&quot; &amp; [.E88] &amp;&quot;,&quot; &amp; [.F88] &amp;&quot;,'&quot; &amp; [.C88] &amp;&quot;');&quot;" office:value-type="string" office:string-value="INSERT INTO colors( name, origin, red, green, blue, hex) VALUES('DarkOrchid', 'http://www.two4u.com/color/big-table.html',153,50,204,'#9932cc');" calcext:value-type="string">
            <text:p>INSERT INTO colors( name, origin, red, green, blue, hex) VALUES('DarkOrchid', 'http://www.two4u.com/color/big-table.html',153,50,204,'#9932cc');</text:p>
          </table:table-cell>
        </table:table-row>
        <table:table-row table:style-name="ro3">
          <table:table-cell table:style-name="ce8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f3eff-0-0-0-0-0-0-1-0-0-0-0-?1,1" xlink:type="simple">DarkOrchid1</text:a> </text:p>
          </table:table-cell>
          <table:table-cell office:value-type="string" calcext:value-type="string">
            <text:p>#bf3eff</text:p>
          </table:table-cell>
          <table:table-cell table:formula="of:=HEX2DEC(MID([.C89];2;2))" office:value-type="float" office:value="191" calcext:value-type="float">
            <text:p>191</text:p>
          </table:table-cell>
          <table:table-cell table:formula="of:=HEX2DEC(MID([.C89];4;2))" office:value-type="float" office:value="62" calcext:value-type="float">
            <text:p>62</text:p>
          </table:table-cell>
          <table:table-cell table:formula="of:=HEX2DEC(MID([.C89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89]) &amp;&quot;', 'http://www.two4u.com/color/big-table.html',&quot; &amp; [.D89] &amp;&quot;,&quot; &amp; [.E89] &amp;&quot;,&quot; &amp; [.F89] &amp;&quot;,'&quot; &amp; [.C89] &amp;&quot;');&quot;" office:value-type="string" office:string-value="INSERT INTO colors( name, origin, red, green, blue, hex) VALUES('DarkOrchid1', 'http://www.two4u.com/color/big-table.html',191,62,255,'#bf3eff');" calcext:value-type="string">
            <text:p>INSERT INTO colors( name, origin, red, green, blue, hex) VALUES('DarkOrchid1', 'http://www.two4u.com/color/big-table.html',191,62,255,'#bf3eff');</text:p>
          </table:table-cell>
        </table:table-row>
        <table:table-row table:style-name="ro3">
          <table:table-cell table:style-name="ce8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23aee-0-0-0-0-0-0-1-0-0-0-0-?1,1" xlink:type="simple">DarkOrchid2</text:a> </text:p>
          </table:table-cell>
          <table:table-cell office:value-type="string" calcext:value-type="string">
            <text:p>#b23aee</text:p>
          </table:table-cell>
          <table:table-cell table:formula="of:=HEX2DEC(MID([.C90];2;2))" office:value-type="float" office:value="178" calcext:value-type="float">
            <text:p>178</text:p>
          </table:table-cell>
          <table:table-cell table:formula="of:=HEX2DEC(MID([.C90];4;2))" office:value-type="float" office:value="58" calcext:value-type="float">
            <text:p>58</text:p>
          </table:table-cell>
          <table:table-cell table:formula="of:=HEX2DEC(MID([.C90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90]) &amp;&quot;', 'http://www.two4u.com/color/big-table.html',&quot; &amp; [.D90] &amp;&quot;,&quot; &amp; [.E90] &amp;&quot;,&quot; &amp; [.F90] &amp;&quot;,'&quot; &amp; [.C90] &amp;&quot;');&quot;" office:value-type="string" office:string-value="INSERT INTO colors( name, origin, red, green, blue, hex) VALUES('DarkOrchid2', 'http://www.two4u.com/color/big-table.html',178,58,238,'#b23aee');" calcext:value-type="string">
            <text:p>INSERT INTO colors( name, origin, red, green, blue, hex) VALUES('DarkOrchid2', 'http://www.two4u.com/color/big-table.html',178,58,238,'#b23aee');</text:p>
          </table:table-cell>
        </table:table-row>
        <table:table-row table:style-name="ro3">
          <table:table-cell table:style-name="ce8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a32cd-0-0-0-0-0-0-1-0-0-0-0-?1,1" xlink:type="simple">DarkOrchid3</text:a> </text:p>
          </table:table-cell>
          <table:table-cell office:value-type="string" calcext:value-type="string">
            <text:p>#9a32cd</text:p>
          </table:table-cell>
          <table:table-cell table:formula="of:=HEX2DEC(MID([.C91];2;2))" office:value-type="float" office:value="154" calcext:value-type="float">
            <text:p>154</text:p>
          </table:table-cell>
          <table:table-cell table:formula="of:=HEX2DEC(MID([.C91];4;2))" office:value-type="float" office:value="50" calcext:value-type="float">
            <text:p>50</text:p>
          </table:table-cell>
          <table:table-cell table:formula="of:=HEX2DEC(MID([.C91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91]) &amp;&quot;', 'http://www.two4u.com/color/big-table.html',&quot; &amp; [.D91] &amp;&quot;,&quot; &amp; [.E91] &amp;&quot;,&quot; &amp; [.F91] &amp;&quot;,'&quot; &amp; [.C91] &amp;&quot;');&quot;" office:value-type="string" office:string-value="INSERT INTO colors( name, origin, red, green, blue, hex) VALUES('DarkOrchid3', 'http://www.two4u.com/color/big-table.html',154,50,205,'#9a32cd');" calcext:value-type="string">
            <text:p>INSERT INTO colors( name, origin, red, green, blue, hex) VALUES('DarkOrchid3', 'http://www.two4u.com/color/big-table.html',154,50,205,'#9a32cd');</text:p>
          </table:table-cell>
        </table:table-row>
        <table:table-row table:style-name="ro3">
          <table:table-cell table:style-name="ce8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8228b-0-0-0-0-0-0-1-0-0-0-0-?1,1" xlink:type="simple">DarkOrchid4</text:a> </text:p>
          </table:table-cell>
          <table:table-cell office:value-type="string" calcext:value-type="string">
            <text:p>#68228b</text:p>
          </table:table-cell>
          <table:table-cell table:formula="of:=HEX2DEC(MID([.C92];2;2))" office:value-type="float" office:value="104" calcext:value-type="float">
            <text:p>104</text:p>
          </table:table-cell>
          <table:table-cell table:formula="of:=HEX2DEC(MID([.C92];4;2))" office:value-type="float" office:value="34" calcext:value-type="float">
            <text:p>34</text:p>
          </table:table-cell>
          <table:table-cell table:formula="of:=HEX2DEC(MID([.C92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92]) &amp;&quot;', 'http://www.two4u.com/color/big-table.html',&quot; &amp; [.D92] &amp;&quot;,&quot; &amp; [.E92] &amp;&quot;,&quot; &amp; [.F92] &amp;&quot;,'&quot; &amp; [.C92] &amp;&quot;');&quot;" office:value-type="string" office:string-value="INSERT INTO colors( name, origin, red, green, blue, hex) VALUES('DarkOrchid4', 'http://www.two4u.com/color/big-table.html',104,34,139,'#68228b');" calcext:value-type="string">
            <text:p>INSERT INTO colors( name, origin, red, green, blue, hex) VALUES('DarkOrchid4', 'http://www.two4u.com/color/big-table.html',104,34,139,'#68228b');</text:p>
          </table:table-cell>
        </table:table-row>
        <table:table-row table:style-name="ro3">
          <table:table-cell table:style-name="ce8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9967a-0-0-0-0-0-0-1-0-0-0-0-?1,1" xlink:type="simple">DarkSalmon</text:a> </text:p>
          </table:table-cell>
          <table:table-cell office:value-type="string" calcext:value-type="string">
            <text:p>#e9967a</text:p>
          </table:table-cell>
          <table:table-cell table:formula="of:=HEX2DEC(MID([.C93];2;2))" office:value-type="float" office:value="233" calcext:value-type="float">
            <text:p>233</text:p>
          </table:table-cell>
          <table:table-cell table:formula="of:=HEX2DEC(MID([.C93];4;2))" office:value-type="float" office:value="150" calcext:value-type="float">
            <text:p>150</text:p>
          </table:table-cell>
          <table:table-cell table:formula="of:=HEX2DEC(MID([.C93];6;2))" office:value-type="float" office:value="122" calcext:value-type="float">
            <text:p>122</text:p>
          </table:table-cell>
          <table:table-cell table:formula="of:=&quot;INSERT INTO colors( name, origin, red, green, blue, hex) VALUES('&quot; &amp; TRIM([.B93]) &amp;&quot;', 'http://www.two4u.com/color/big-table.html',&quot; &amp; [.D93] &amp;&quot;,&quot; &amp; [.E93] &amp;&quot;,&quot; &amp; [.F93] &amp;&quot;,'&quot; &amp; [.C93] &amp;&quot;');&quot;" office:value-type="string" office:string-value="INSERT INTO colors( name, origin, red, green, blue, hex) VALUES('DarkSalmon', 'http://www.two4u.com/color/big-table.html',233,150,122,'#e9967a');" calcext:value-type="string">
            <text:p>INSERT INTO colors( name, origin, red, green, blue, hex) VALUES('DarkSalmon', 'http://www.two4u.com/color/big-table.html',233,150,122,'#e9967a');</text:p>
          </table:table-cell>
        </table:table-row>
        <table:table-row table:style-name="ro3">
          <table:table-cell table:style-name="ce9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fbc8f-0-0-0-0-0-0-1-0-0-0-0-?1,1" xlink:type="simple">DarkSeaGreen</text:a> </text:p>
          </table:table-cell>
          <table:table-cell office:value-type="string" calcext:value-type="string">
            <text:p>#8fbc8f</text:p>
          </table:table-cell>
          <table:table-cell table:formula="of:=HEX2DEC(MID([.C94];2;2))" office:value-type="float" office:value="143" calcext:value-type="float">
            <text:p>143</text:p>
          </table:table-cell>
          <table:table-cell table:formula="of:=HEX2DEC(MID([.C94];4;2))" office:value-type="float" office:value="188" calcext:value-type="float">
            <text:p>188</text:p>
          </table:table-cell>
          <table:table-cell table:formula="of:=HEX2DEC(MID([.C94];6;2))" office:value-type="float" office:value="143" calcext:value-type="float">
            <text:p>143</text:p>
          </table:table-cell>
          <table:table-cell table:formula="of:=&quot;INSERT INTO colors( name, origin, red, green, blue, hex) VALUES('&quot; &amp; TRIM([.B94]) &amp;&quot;', 'http://www.two4u.com/color/big-table.html',&quot; &amp; [.D94] &amp;&quot;,&quot; &amp; [.E94] &amp;&quot;,&quot; &amp; [.F94] &amp;&quot;,'&quot; &amp; [.C94] &amp;&quot;');&quot;" office:value-type="string" office:string-value="INSERT INTO colors( name, origin, red, green, blue, hex) VALUES('DarkSeaGreen', 'http://www.two4u.com/color/big-table.html',143,188,143,'#8fbc8f');" calcext:value-type="string">
            <text:p>INSERT INTO colors( name, origin, red, green, blue, hex) VALUES('DarkSeaGreen', 'http://www.two4u.com/color/big-table.html',143,188,143,'#8fbc8f');</text:p>
          </table:table-cell>
        </table:table-row>
        <table:table-row table:style-name="ro3">
          <table:table-cell table:style-name="ce9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1ffc1-0-0-0-0-0-0-1-0-0-0-0-?1,1" xlink:type="simple">DarkSeaGreen1</text:a> </text:p>
          </table:table-cell>
          <table:table-cell office:value-type="string" calcext:value-type="string">
            <text:p>#c1ffc1</text:p>
          </table:table-cell>
          <table:table-cell table:formula="of:=HEX2DEC(MID([.C95];2;2))" office:value-type="float" office:value="193" calcext:value-type="float">
            <text:p>193</text:p>
          </table:table-cell>
          <table:table-cell table:formula="of:=HEX2DEC(MID([.C95];4;2))" office:value-type="float" office:value="255" calcext:value-type="float">
            <text:p>255</text:p>
          </table:table-cell>
          <table:table-cell table:formula="of:=HEX2DEC(MID([.C95];6;2))" office:value-type="float" office:value="193" calcext:value-type="float">
            <text:p>193</text:p>
          </table:table-cell>
          <table:table-cell table:formula="of:=&quot;INSERT INTO colors( name, origin, red, green, blue, hex) VALUES('&quot; &amp; TRIM([.B95]) &amp;&quot;', 'http://www.two4u.com/color/big-table.html',&quot; &amp; [.D95] &amp;&quot;,&quot; &amp; [.E95] &amp;&quot;,&quot; &amp; [.F95] &amp;&quot;,'&quot; &amp; [.C95] &amp;&quot;');&quot;" office:value-type="string" office:string-value="INSERT INTO colors( name, origin, red, green, blue, hex) VALUES('DarkSeaGreen1', 'http://www.two4u.com/color/big-table.html',193,255,193,'#c1ffc1');" calcext:value-type="string">
            <text:p>INSERT INTO colors( name, origin, red, green, blue, hex) VALUES('DarkSeaGreen1', 'http://www.two4u.com/color/big-table.html',193,255,193,'#c1ffc1');</text:p>
          </table:table-cell>
        </table:table-row>
        <table:table-row table:style-name="ro3">
          <table:table-cell table:style-name="ce9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4eeb4-0-0-0-0-0-0-1-0-0-0-0-?1,1" xlink:type="simple">DarkSeaGreen2</text:a> </text:p>
          </table:table-cell>
          <table:table-cell office:value-type="string" calcext:value-type="string">
            <text:p>#b4eeb4</text:p>
          </table:table-cell>
          <table:table-cell table:formula="of:=HEX2DEC(MID([.C96];2;2))" office:value-type="float" office:value="180" calcext:value-type="float">
            <text:p>180</text:p>
          </table:table-cell>
          <table:table-cell table:formula="of:=HEX2DEC(MID([.C96];4;2))" office:value-type="float" office:value="238" calcext:value-type="float">
            <text:p>238</text:p>
          </table:table-cell>
          <table:table-cell table:formula="of:=HEX2DEC(MID([.C96];6;2))" office:value-type="float" office:value="180" calcext:value-type="float">
            <text:p>180</text:p>
          </table:table-cell>
          <table:table-cell table:formula="of:=&quot;INSERT INTO colors( name, origin, red, green, blue, hex) VALUES('&quot; &amp; TRIM([.B96]) &amp;&quot;', 'http://www.two4u.com/color/big-table.html',&quot; &amp; [.D96] &amp;&quot;,&quot; &amp; [.E96] &amp;&quot;,&quot; &amp; [.F96] &amp;&quot;,'&quot; &amp; [.C96] &amp;&quot;');&quot;" office:value-type="string" office:string-value="INSERT INTO colors( name, origin, red, green, blue, hex) VALUES('DarkSeaGreen2', 'http://www.two4u.com/color/big-table.html',180,238,180,'#b4eeb4');" calcext:value-type="string">
            <text:p>INSERT INTO colors( name, origin, red, green, blue, hex) VALUES('DarkSeaGreen2', 'http://www.two4u.com/color/big-table.html',180,238,180,'#b4eeb4');</text:p>
          </table:table-cell>
        </table:table-row>
        <table:table-row table:style-name="ro3">
          <table:table-cell table:style-name="ce9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bcd9b-0-0-0-0-0-0-1-0-0-0-0-?1,1" xlink:type="simple">DarkSeaGreen3</text:a> </text:p>
          </table:table-cell>
          <table:table-cell office:value-type="string" calcext:value-type="string">
            <text:p>#9bcd9b</text:p>
          </table:table-cell>
          <table:table-cell table:formula="of:=HEX2DEC(MID([.C97];2;2))" office:value-type="float" office:value="155" calcext:value-type="float">
            <text:p>155</text:p>
          </table:table-cell>
          <table:table-cell table:formula="of:=HEX2DEC(MID([.C97];4;2))" office:value-type="float" office:value="205" calcext:value-type="float">
            <text:p>205</text:p>
          </table:table-cell>
          <table:table-cell table:formula="of:=HEX2DEC(MID([.C97];6;2))" office:value-type="float" office:value="155" calcext:value-type="float">
            <text:p>155</text:p>
          </table:table-cell>
          <table:table-cell table:formula="of:=&quot;INSERT INTO colors( name, origin, red, green, blue, hex) VALUES('&quot; &amp; TRIM([.B97]) &amp;&quot;', 'http://www.two4u.com/color/big-table.html',&quot; &amp; [.D97] &amp;&quot;,&quot; &amp; [.E97] &amp;&quot;,&quot; &amp; [.F97] &amp;&quot;,'&quot; &amp; [.C97] &amp;&quot;');&quot;" office:value-type="string" office:string-value="INSERT INTO colors( name, origin, red, green, blue, hex) VALUES('DarkSeaGreen3', 'http://www.two4u.com/color/big-table.html',155,205,155,'#9bcd9b');" calcext:value-type="string">
            <text:p>INSERT INTO colors( name, origin, red, green, blue, hex) VALUES('DarkSeaGreen3', 'http://www.two4u.com/color/big-table.html',155,205,155,'#9bcd9b');</text:p>
          </table:table-cell>
        </table:table-row>
        <table:table-row table:style-name="ro3">
          <table:table-cell table:style-name="ce9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98b69-0-0-0-0-0-0-1-0-0-0-0-?1,1" xlink:type="simple">DarkSeaGreen4</text:a> </text:p>
          </table:table-cell>
          <table:table-cell office:value-type="string" calcext:value-type="string">
            <text:p>#698b69</text:p>
          </table:table-cell>
          <table:table-cell table:formula="of:=HEX2DEC(MID([.C98];2;2))" office:value-type="float" office:value="105" calcext:value-type="float">
            <text:p>105</text:p>
          </table:table-cell>
          <table:table-cell table:formula="of:=HEX2DEC(MID([.C98];4;2))" office:value-type="float" office:value="139" calcext:value-type="float">
            <text:p>139</text:p>
          </table:table-cell>
          <table:table-cell table:formula="of:=HEX2DEC(MID([.C98];6;2))" office:value-type="float" office:value="105" calcext:value-type="float">
            <text:p>105</text:p>
          </table:table-cell>
          <table:table-cell table:formula="of:=&quot;INSERT INTO colors( name, origin, red, green, blue, hex) VALUES('&quot; &amp; TRIM([.B98]) &amp;&quot;', 'http://www.two4u.com/color/big-table.html',&quot; &amp; [.D98] &amp;&quot;,&quot; &amp; [.E98] &amp;&quot;,&quot; &amp; [.F98] &amp;&quot;,'&quot; &amp; [.C98] &amp;&quot;');&quot;" office:value-type="string" office:string-value="INSERT INTO colors( name, origin, red, green, blue, hex) VALUES('DarkSeaGreen4', 'http://www.two4u.com/color/big-table.html',105,139,105,'#698b69');" calcext:value-type="string">
            <text:p>INSERT INTO colors( name, origin, red, green, blue, hex) VALUES('DarkSeaGreen4', 'http://www.two4u.com/color/big-table.html',105,139,105,'#698b69');</text:p>
          </table:table-cell>
        </table:table-row>
        <table:table-row table:style-name="ro3">
          <table:table-cell table:style-name="ce9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83d8b-0-0-0-0-0-0-1-0-0-0-0-?1,1" xlink:type="simple">DarkSlateBlue</text:a> </text:p>
          </table:table-cell>
          <table:table-cell office:value-type="string" calcext:value-type="string">
            <text:p>#483d8b</text:p>
          </table:table-cell>
          <table:table-cell table:formula="of:=HEX2DEC(MID([.C99];2;2))" office:value-type="float" office:value="72" calcext:value-type="float">
            <text:p>72</text:p>
          </table:table-cell>
          <table:table-cell table:formula="of:=HEX2DEC(MID([.C99];4;2))" office:value-type="float" office:value="61" calcext:value-type="float">
            <text:p>61</text:p>
          </table:table-cell>
          <table:table-cell table:formula="of:=HEX2DEC(MID([.C99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99]) &amp;&quot;', 'http://www.two4u.com/color/big-table.html',&quot; &amp; [.D99] &amp;&quot;,&quot; &amp; [.E99] &amp;&quot;,&quot; &amp; [.F99] &amp;&quot;,'&quot; &amp; [.C99] &amp;&quot;');&quot;" office:value-type="string" office:string-value="INSERT INTO colors( name, origin, red, green, blue, hex) VALUES('DarkSlateBlue', 'http://www.two4u.com/color/big-table.html',72,61,139,'#483d8b');" calcext:value-type="string">
            <text:p>INSERT INTO colors( name, origin, red, green, blue, hex) VALUES('DarkSlateBlue', 'http://www.two4u.com/color/big-table.html',72,61,139,'#483d8b');</text:p>
          </table:table-cell>
        </table:table-row>
        <table:table-row table:style-name="ro3">
          <table:table-cell table:style-name="ce9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f4f4f-0-0-0-0-0-0-1-0-0-0-0-?1,1" xlink:type="simple">DarkSlateGray</text:a> </text:p>
          </table:table-cell>
          <table:table-cell office:value-type="string" calcext:value-type="string">
            <text:p>#2f4f4f</text:p>
          </table:table-cell>
          <table:table-cell table:formula="of:=HEX2DEC(MID([.C100];2;2))" office:value-type="float" office:value="47" calcext:value-type="float">
            <text:p>47</text:p>
          </table:table-cell>
          <table:table-cell table:formula="of:=HEX2DEC(MID([.C100];4;2))" office:value-type="float" office:value="79" calcext:value-type="float">
            <text:p>79</text:p>
          </table:table-cell>
          <table:table-cell table:formula="of:=HEX2DEC(MID([.C100];6;2))" office:value-type="float" office:value="79" calcext:value-type="float">
            <text:p>79</text:p>
          </table:table-cell>
          <table:table-cell table:formula="of:=&quot;INSERT INTO colors( name, origin, red, green, blue, hex) VALUES('&quot; &amp; TRIM([.B100]) &amp;&quot;', 'http://www.two4u.com/color/big-table.html',&quot; &amp; [.D100] &amp;&quot;,&quot; &amp; [.E100] &amp;&quot;,&quot; &amp; [.F100] &amp;&quot;,'&quot; &amp; [.C100] &amp;&quot;');&quot;" office:value-type="string" office:string-value="INSERT INTO colors( name, origin, red, green, blue, hex) VALUES('DarkSlateGray', 'http://www.two4u.com/color/big-table.html',47,79,79,'#2f4f4f');" calcext:value-type="string">
            <text:p>INSERT INTO colors( name, origin, red, green, blue, hex) VALUES('DarkSlateGray', 'http://www.two4u.com/color/big-table.html',47,79,79,'#2f4f4f');</text:p>
          </table:table-cell>
        </table:table-row>
        <table:table-row table:style-name="ro3">
          <table:table-cell table:style-name="ce9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7ffff-0-0-0-0-0-0-1-0-0-0-0-?1,1" xlink:type="simple">DarkSlateGray1</text:a> </text:p>
          </table:table-cell>
          <table:table-cell office:value-type="string" calcext:value-type="string">
            <text:p>#97ffff</text:p>
          </table:table-cell>
          <table:table-cell table:formula="of:=HEX2DEC(MID([.C101];2;2))" office:value-type="float" office:value="151" calcext:value-type="float">
            <text:p>151</text:p>
          </table:table-cell>
          <table:table-cell table:formula="of:=HEX2DEC(MID([.C101];4;2))" office:value-type="float" office:value="255" calcext:value-type="float">
            <text:p>255</text:p>
          </table:table-cell>
          <table:table-cell table:formula="of:=HEX2DEC(MID([.C101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101]) &amp;&quot;', 'http://www.two4u.com/color/big-table.html',&quot; &amp; [.D101] &amp;&quot;,&quot; &amp; [.E101] &amp;&quot;,&quot; &amp; [.F101] &amp;&quot;,'&quot; &amp; [.C101] &amp;&quot;');&quot;" office:value-type="string" office:string-value="INSERT INTO colors( name, origin, red, green, blue, hex) VALUES('DarkSlateGray1', 'http://www.two4u.com/color/big-table.html',151,255,255,'#97ffff');" calcext:value-type="string">
            <text:p>INSERT INTO colors( name, origin, red, green, blue, hex) VALUES('DarkSlateGray1', 'http://www.two4u.com/color/big-table.html',151,255,255,'#97ffff');</text:p>
          </table:table-cell>
        </table:table-row>
        <table:table-row table:style-name="ro3">
          <table:table-cell table:style-name="ce9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deeee-0-0-0-0-0-0-1-0-0-0-0-?1,1" xlink:type="simple">DarkSlateGray2</text:a> </text:p>
          </table:table-cell>
          <table:table-cell office:value-type="string" calcext:value-type="string">
            <text:p>#8deeee</text:p>
          </table:table-cell>
          <table:table-cell table:formula="of:=HEX2DEC(MID([.C102];2;2))" office:value-type="float" office:value="141" calcext:value-type="float">
            <text:p>141</text:p>
          </table:table-cell>
          <table:table-cell table:formula="of:=HEX2DEC(MID([.C102];4;2))" office:value-type="float" office:value="238" calcext:value-type="float">
            <text:p>238</text:p>
          </table:table-cell>
          <table:table-cell table:formula="of:=HEX2DEC(MID([.C102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102]) &amp;&quot;', 'http://www.two4u.com/color/big-table.html',&quot; &amp; [.D102] &amp;&quot;,&quot; &amp; [.E102] &amp;&quot;,&quot; &amp; [.F102] &amp;&quot;,'&quot; &amp; [.C102] &amp;&quot;');&quot;" office:value-type="string" office:string-value="INSERT INTO colors( name, origin, red, green, blue, hex) VALUES('DarkSlateGray2', 'http://www.two4u.com/color/big-table.html',141,238,238,'#8deeee');" calcext:value-type="string">
            <text:p>INSERT INTO colors( name, origin, red, green, blue, hex) VALUES('DarkSlateGray2', 'http://www.two4u.com/color/big-table.html',141,238,238,'#8deeee');</text:p>
          </table:table-cell>
        </table:table-row>
        <table:table-row table:style-name="ro3">
          <table:table-cell table:style-name="ce9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9cdcd-0-0-0-0-0-0-1-0-0-0-0-?1,1" xlink:type="simple">DarkSlateGray3</text:a> </text:p>
          </table:table-cell>
          <table:table-cell office:value-type="string" calcext:value-type="string">
            <text:p>#79cdcd</text:p>
          </table:table-cell>
          <table:table-cell table:formula="of:=HEX2DEC(MID([.C103];2;2))" office:value-type="float" office:value="121" calcext:value-type="float">
            <text:p>121</text:p>
          </table:table-cell>
          <table:table-cell table:formula="of:=HEX2DEC(MID([.C103];4;2))" office:value-type="float" office:value="205" calcext:value-type="float">
            <text:p>205</text:p>
          </table:table-cell>
          <table:table-cell table:formula="of:=HEX2DEC(MID([.C103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103]) &amp;&quot;', 'http://www.two4u.com/color/big-table.html',&quot; &amp; [.D103] &amp;&quot;,&quot; &amp; [.E103] &amp;&quot;,&quot; &amp; [.F103] &amp;&quot;,'&quot; &amp; [.C103] &amp;&quot;');&quot;" office:value-type="string" office:string-value="INSERT INTO colors( name, origin, red, green, blue, hex) VALUES('DarkSlateGray3', 'http://www.two4u.com/color/big-table.html',121,205,205,'#79cdcd');" calcext:value-type="string">
            <text:p>INSERT INTO colors( name, origin, red, green, blue, hex) VALUES('DarkSlateGray3', 'http://www.two4u.com/color/big-table.html',121,205,205,'#79cdcd');</text:p>
          </table:table-cell>
        </table:table-row>
        <table:table-row table:style-name="ro3">
          <table:table-cell table:style-name="ce10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28b8b-0-0-0-0-0-0-1-0-0-0-0-?1,1" xlink:type="simple">DarkSlateGray4</text:a> </text:p>
          </table:table-cell>
          <table:table-cell office:value-type="string" calcext:value-type="string">
            <text:p>#528b8b</text:p>
          </table:table-cell>
          <table:table-cell table:formula="of:=HEX2DEC(MID([.C104];2;2))" office:value-type="float" office:value="82" calcext:value-type="float">
            <text:p>82</text:p>
          </table:table-cell>
          <table:table-cell table:formula="of:=HEX2DEC(MID([.C104];4;2))" office:value-type="float" office:value="139" calcext:value-type="float">
            <text:p>139</text:p>
          </table:table-cell>
          <table:table-cell table:formula="of:=HEX2DEC(MID([.C104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104]) &amp;&quot;', 'http://www.two4u.com/color/big-table.html',&quot; &amp; [.D104] &amp;&quot;,&quot; &amp; [.E104] &amp;&quot;,&quot; &amp; [.F104] &amp;&quot;,'&quot; &amp; [.C104] &amp;&quot;');&quot;" office:value-type="string" office:string-value="INSERT INTO colors( name, origin, red, green, blue, hex) VALUES('DarkSlateGray4', 'http://www.two4u.com/color/big-table.html',82,139,139,'#528b8b');" calcext:value-type="string">
            <text:p>INSERT INTO colors( name, origin, red, green, blue, hex) VALUES('DarkSlateGray4', 'http://www.two4u.com/color/big-table.html',82,139,139,'#528b8b');</text:p>
          </table:table-cell>
        </table:table-row>
        <table:table-row table:style-name="ro3">
          <table:table-cell table:style-name="ce10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ced1-0-0-0-0-0-0-1-0-0-0-0-?1,1" xlink:type="simple">DarkTurquoise</text:a> </text:p>
          </table:table-cell>
          <table:table-cell office:value-type="string" calcext:value-type="string">
            <text:p>#00ced1</text:p>
          </table:table-cell>
          <table:table-cell table:formula="of:=HEX2DEC(MID([.C105];2;2))" office:value-type="float" office:value="0" calcext:value-type="float">
            <text:p>0</text:p>
          </table:table-cell>
          <table:table-cell table:formula="of:=HEX2DEC(MID([.C105];4;2))" office:value-type="float" office:value="206" calcext:value-type="float">
            <text:p>206</text:p>
          </table:table-cell>
          <table:table-cell table:formula="of:=HEX2DEC(MID([.C105];6;2))" office:value-type="float" office:value="209" calcext:value-type="float">
            <text:p>209</text:p>
          </table:table-cell>
          <table:table-cell table:formula="of:=&quot;INSERT INTO colors( name, origin, red, green, blue, hex) VALUES('&quot; &amp; TRIM([.B105]) &amp;&quot;', 'http://www.two4u.com/color/big-table.html',&quot; &amp; [.D105] &amp;&quot;,&quot; &amp; [.E105] &amp;&quot;,&quot; &amp; [.F105] &amp;&quot;,'&quot; &amp; [.C105] &amp;&quot;');&quot;" office:value-type="string" office:string-value="INSERT INTO colors( name, origin, red, green, blue, hex) VALUES('DarkTurquoise', 'http://www.two4u.com/color/big-table.html',0,206,209,'#00ced1');" calcext:value-type="string">
            <text:p>INSERT INTO colors( name, origin, red, green, blue, hex) VALUES('DarkTurquoise', 'http://www.two4u.com/color/big-table.html',0,206,209,'#00ced1');</text:p>
          </table:table-cell>
        </table:table-row>
        <table:table-row table:style-name="ro3">
          <table:table-cell table:style-name="ce10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400d3-0-0-0-0-0-0-1-0-0-0-0-?1,1" xlink:type="simple">DarkViolet</text:a> </text:p>
          </table:table-cell>
          <table:table-cell office:value-type="string" calcext:value-type="string">
            <text:p>#9400d3</text:p>
          </table:table-cell>
          <table:table-cell table:formula="of:=HEX2DEC(MID([.C106];2;2))" office:value-type="float" office:value="148" calcext:value-type="float">
            <text:p>148</text:p>
          </table:table-cell>
          <table:table-cell table:formula="of:=HEX2DEC(MID([.C106];4;2))" office:value-type="float" office:value="0" calcext:value-type="float">
            <text:p>0</text:p>
          </table:table-cell>
          <table:table-cell table:formula="of:=HEX2DEC(MID([.C106];6;2))" office:value-type="float" office:value="211" calcext:value-type="float">
            <text:p>211</text:p>
          </table:table-cell>
          <table:table-cell table:formula="of:=&quot;INSERT INTO colors( name, origin, red, green, blue, hex) VALUES('&quot; &amp; TRIM([.B106]) &amp;&quot;', 'http://www.two4u.com/color/big-table.html',&quot; &amp; [.D106] &amp;&quot;,&quot; &amp; [.E106] &amp;&quot;,&quot; &amp; [.F106] &amp;&quot;,'&quot; &amp; [.C106] &amp;&quot;');&quot;" office:value-type="string" office:string-value="INSERT INTO colors( name, origin, red, green, blue, hex) VALUES('DarkViolet', 'http://www.two4u.com/color/big-table.html',148,0,211,'#9400d3');" calcext:value-type="string">
            <text:p>INSERT INTO colors( name, origin, red, green, blue, hex) VALUES('DarkViolet', 'http://www.two4u.com/color/big-table.html',148,0,211,'#9400d3');</text:p>
          </table:table-cell>
        </table:table-row>
        <table:table-row table:style-name="ro3">
          <table:table-cell table:style-name="ce10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1493-0-0-0-0-0-0-1-0-0-0-0-?1,1" xlink:type="simple">DeepPink1</text:a> </text:p>
          </table:table-cell>
          <table:table-cell office:value-type="string" calcext:value-type="string">
            <text:p>#ff1493</text:p>
          </table:table-cell>
          <table:table-cell table:formula="of:=HEX2DEC(MID([.C107];2;2))" office:value-type="float" office:value="255" calcext:value-type="float">
            <text:p>255</text:p>
          </table:table-cell>
          <table:table-cell table:formula="of:=HEX2DEC(MID([.C107];4;2))" office:value-type="float" office:value="20" calcext:value-type="float">
            <text:p>20</text:p>
          </table:table-cell>
          <table:table-cell table:formula="of:=HEX2DEC(MID([.C107];6;2))" office:value-type="float" office:value="147" calcext:value-type="float">
            <text:p>147</text:p>
          </table:table-cell>
          <table:table-cell table:formula="of:=&quot;INSERT INTO colors( name, origin, red, green, blue, hex) VALUES('&quot; &amp; TRIM([.B107]) &amp;&quot;', 'http://www.two4u.com/color/big-table.html',&quot; &amp; [.D107] &amp;&quot;,&quot; &amp; [.E107] &amp;&quot;,&quot; &amp; [.F107] &amp;&quot;,'&quot; &amp; [.C107] &amp;&quot;');&quot;" office:value-type="string" office:string-value="INSERT INTO colors( name, origin, red, green, blue, hex) VALUES('DeepPink1', 'http://www.two4u.com/color/big-table.html',255,20,147,'#ff1493');" calcext:value-type="string">
            <text:p>INSERT INTO colors( name, origin, red, green, blue, hex) VALUES('DeepPink1', 'http://www.two4u.com/color/big-table.html',255,20,147,'#ff1493');</text:p>
          </table:table-cell>
        </table:table-row>
        <table:table-row table:style-name="ro3">
          <table:table-cell table:style-name="ce10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1289-0-0-0-0-0-0-1-0-0-0-0-?1,1" xlink:type="simple">DeepPink2</text:a> </text:p>
          </table:table-cell>
          <table:table-cell office:value-type="string" calcext:value-type="string">
            <text:p>#ee1289</text:p>
          </table:table-cell>
          <table:table-cell table:formula="of:=HEX2DEC(MID([.C108];2;2))" office:value-type="float" office:value="238" calcext:value-type="float">
            <text:p>238</text:p>
          </table:table-cell>
          <table:table-cell table:formula="of:=HEX2DEC(MID([.C108];4;2))" office:value-type="float" office:value="18" calcext:value-type="float">
            <text:p>18</text:p>
          </table:table-cell>
          <table:table-cell table:formula="of:=HEX2DEC(MID([.C108];6;2))" office:value-type="float" office:value="137" calcext:value-type="float">
            <text:p>137</text:p>
          </table:table-cell>
          <table:table-cell table:formula="of:=&quot;INSERT INTO colors( name, origin, red, green, blue, hex) VALUES('&quot; &amp; TRIM([.B108]) &amp;&quot;', 'http://www.two4u.com/color/big-table.html',&quot; &amp; [.D108] &amp;&quot;,&quot; &amp; [.E108] &amp;&quot;,&quot; &amp; [.F108] &amp;&quot;,'&quot; &amp; [.C108] &amp;&quot;');&quot;" office:value-type="string" office:string-value="INSERT INTO colors( name, origin, red, green, blue, hex) VALUES('DeepPink2', 'http://www.two4u.com/color/big-table.html',238,18,137,'#ee1289');" calcext:value-type="string">
            <text:p>INSERT INTO colors( name, origin, red, green, blue, hex) VALUES('DeepPink2', 'http://www.two4u.com/color/big-table.html',238,18,137,'#ee1289');</text:p>
          </table:table-cell>
        </table:table-row>
        <table:table-row table:style-name="ro3">
          <table:table-cell table:style-name="ce10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1076-0-0-0-0-0-0-1-0-0-0-0-?1,1" xlink:type="simple">DeepPink3</text:a> </text:p>
          </table:table-cell>
          <table:table-cell office:value-type="string" calcext:value-type="string">
            <text:p>#cd1076</text:p>
          </table:table-cell>
          <table:table-cell table:formula="of:=HEX2DEC(MID([.C109];2;2))" office:value-type="float" office:value="205" calcext:value-type="float">
            <text:p>205</text:p>
          </table:table-cell>
          <table:table-cell table:formula="of:=HEX2DEC(MID([.C109];4;2))" office:value-type="float" office:value="16" calcext:value-type="float">
            <text:p>16</text:p>
          </table:table-cell>
          <table:table-cell table:formula="of:=HEX2DEC(MID([.C109];6;2))" office:value-type="float" office:value="118" calcext:value-type="float">
            <text:p>118</text:p>
          </table:table-cell>
          <table:table-cell table:formula="of:=&quot;INSERT INTO colors( name, origin, red, green, blue, hex) VALUES('&quot; &amp; TRIM([.B109]) &amp;&quot;', 'http://www.two4u.com/color/big-table.html',&quot; &amp; [.D109] &amp;&quot;,&quot; &amp; [.E109] &amp;&quot;,&quot; &amp; [.F109] &amp;&quot;,'&quot; &amp; [.C109] &amp;&quot;');&quot;" office:value-type="string" office:string-value="INSERT INTO colors( name, origin, red, green, blue, hex) VALUES('DeepPink3', 'http://www.two4u.com/color/big-table.html',205,16,118,'#cd1076');" calcext:value-type="string">
            <text:p>INSERT INTO colors( name, origin, red, green, blue, hex) VALUES('DeepPink3', 'http://www.two4u.com/color/big-table.html',205,16,118,'#cd1076');</text:p>
          </table:table-cell>
        </table:table-row>
        <table:table-row table:style-name="ro3">
          <table:table-cell table:style-name="ce10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0a50-0-0-0-0-0-0-1-0-0-0-0-?1,1" xlink:type="simple">DeepPink4</text:a> </text:p>
          </table:table-cell>
          <table:table-cell office:value-type="string" calcext:value-type="string">
            <text:p>#8b0a50</text:p>
          </table:table-cell>
          <table:table-cell table:formula="of:=HEX2DEC(MID([.C110];2;2))" office:value-type="float" office:value="139" calcext:value-type="float">
            <text:p>139</text:p>
          </table:table-cell>
          <table:table-cell table:formula="of:=HEX2DEC(MID([.C110];4;2))" office:value-type="float" office:value="10" calcext:value-type="float">
            <text:p>10</text:p>
          </table:table-cell>
          <table:table-cell table:formula="of:=HEX2DEC(MID([.C110];6;2))" office:value-type="float" office:value="80" calcext:value-type="float">
            <text:p>80</text:p>
          </table:table-cell>
          <table:table-cell table:formula="of:=&quot;INSERT INTO colors( name, origin, red, green, blue, hex) VALUES('&quot; &amp; TRIM([.B110]) &amp;&quot;', 'http://www.two4u.com/color/big-table.html',&quot; &amp; [.D110] &amp;&quot;,&quot; &amp; [.E110] &amp;&quot;,&quot; &amp; [.F110] &amp;&quot;,'&quot; &amp; [.C110] &amp;&quot;');&quot;" office:value-type="string" office:string-value="INSERT INTO colors( name, origin, red, green, blue, hex) VALUES('DeepPink4', 'http://www.two4u.com/color/big-table.html',139,10,80,'#8b0a50');" calcext:value-type="string">
            <text:p>INSERT INTO colors( name, origin, red, green, blue, hex) VALUES('DeepPink4', 'http://www.two4u.com/color/big-table.html',139,10,80,'#8b0a50');</text:p>
          </table:table-cell>
        </table:table-row>
        <table:table-row table:style-name="ro3">
          <table:table-cell table:style-name="ce10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bfff-0-0-0-0-0-0-1-0-0-0-0-?1,1" xlink:type="simple">DeepSkyBlue1</text:a> </text:p>
          </table:table-cell>
          <table:table-cell office:value-type="string" calcext:value-type="string">
            <text:p>#00bfff</text:p>
          </table:table-cell>
          <table:table-cell table:formula="of:=HEX2DEC(MID([.C111];2;2))" office:value-type="float" office:value="0" calcext:value-type="float">
            <text:p>0</text:p>
          </table:table-cell>
          <table:table-cell table:formula="of:=HEX2DEC(MID([.C111];4;2))" office:value-type="float" office:value="191" calcext:value-type="float">
            <text:p>191</text:p>
          </table:table-cell>
          <table:table-cell table:formula="of:=HEX2DEC(MID([.C111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111]) &amp;&quot;', 'http://www.two4u.com/color/big-table.html',&quot; &amp; [.D111] &amp;&quot;,&quot; &amp; [.E111] &amp;&quot;,&quot; &amp; [.F111] &amp;&quot;,'&quot; &amp; [.C111] &amp;&quot;');&quot;" office:value-type="string" office:string-value="INSERT INTO colors( name, origin, red, green, blue, hex) VALUES('DeepSkyBlue1', 'http://www.two4u.com/color/big-table.html',0,191,255,'#00bfff');" calcext:value-type="string">
            <text:p>INSERT INTO colors( name, origin, red, green, blue, hex) VALUES('DeepSkyBlue1', 'http://www.two4u.com/color/big-table.html',0,191,255,'#00bfff');</text:p>
          </table:table-cell>
        </table:table-row>
        <table:table-row table:style-name="ro3">
          <table:table-cell table:style-name="ce10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b2ee-0-0-0-0-0-0-1-0-0-0-0-?1,1" xlink:type="simple">DeepSkyBlue2</text:a> </text:p>
          </table:table-cell>
          <table:table-cell office:value-type="string" calcext:value-type="string">
            <text:p>#00b2ee</text:p>
          </table:table-cell>
          <table:table-cell table:formula="of:=HEX2DEC(MID([.C112];2;2))" office:value-type="float" office:value="0" calcext:value-type="float">
            <text:p>0</text:p>
          </table:table-cell>
          <table:table-cell table:formula="of:=HEX2DEC(MID([.C112];4;2))" office:value-type="float" office:value="178" calcext:value-type="float">
            <text:p>178</text:p>
          </table:table-cell>
          <table:table-cell table:formula="of:=HEX2DEC(MID([.C112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112]) &amp;&quot;', 'http://www.two4u.com/color/big-table.html',&quot; &amp; [.D112] &amp;&quot;,&quot; &amp; [.E112] &amp;&quot;,&quot; &amp; [.F112] &amp;&quot;,'&quot; &amp; [.C112] &amp;&quot;');&quot;" office:value-type="string" office:string-value="INSERT INTO colors( name, origin, red, green, blue, hex) VALUES('DeepSkyBlue2', 'http://www.two4u.com/color/big-table.html',0,178,238,'#00b2ee');" calcext:value-type="string">
            <text:p>INSERT INTO colors( name, origin, red, green, blue, hex) VALUES('DeepSkyBlue2', 'http://www.two4u.com/color/big-table.html',0,178,238,'#00b2ee');</text:p>
          </table:table-cell>
        </table:table-row>
        <table:table-row table:style-name="ro3">
          <table:table-cell table:style-name="ce10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9acd-0-0-0-0-0-0-1-0-0-0-0-?1,1" xlink:type="simple">DeepSkyBlue3</text:a> </text:p>
          </table:table-cell>
          <table:table-cell office:value-type="string" calcext:value-type="string">
            <text:p>#009acd</text:p>
          </table:table-cell>
          <table:table-cell table:formula="of:=HEX2DEC(MID([.C113];2;2))" office:value-type="float" office:value="0" calcext:value-type="float">
            <text:p>0</text:p>
          </table:table-cell>
          <table:table-cell table:formula="of:=HEX2DEC(MID([.C113];4;2))" office:value-type="float" office:value="154" calcext:value-type="float">
            <text:p>154</text:p>
          </table:table-cell>
          <table:table-cell table:formula="of:=HEX2DEC(MID([.C113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113]) &amp;&quot;', 'http://www.two4u.com/color/big-table.html',&quot; &amp; [.D113] &amp;&quot;,&quot; &amp; [.E113] &amp;&quot;,&quot; &amp; [.F113] &amp;&quot;,'&quot; &amp; [.C113] &amp;&quot;');&quot;" office:value-type="string" office:string-value="INSERT INTO colors( name, origin, red, green, blue, hex) VALUES('DeepSkyBlue3', 'http://www.two4u.com/color/big-table.html',0,154,205,'#009acd');" calcext:value-type="string">
            <text:p>INSERT INTO colors( name, origin, red, green, blue, hex) VALUES('DeepSkyBlue3', 'http://www.two4u.com/color/big-table.html',0,154,205,'#009acd');</text:p>
          </table:table-cell>
        </table:table-row>
        <table:table-row table:style-name="ro3">
          <table:table-cell table:style-name="ce11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688b-0-0-0-0-0-0-1-0-0-0-0-?1,1" xlink:type="simple">DeepSkyBlue4</text:a> </text:p>
          </table:table-cell>
          <table:table-cell office:value-type="string" calcext:value-type="string">
            <text:p>#00688b</text:p>
          </table:table-cell>
          <table:table-cell table:formula="of:=HEX2DEC(MID([.C114];2;2))" office:value-type="float" office:value="0" calcext:value-type="float">
            <text:p>0</text:p>
          </table:table-cell>
          <table:table-cell table:formula="of:=HEX2DEC(MID([.C114];4;2))" office:value-type="float" office:value="104" calcext:value-type="float">
            <text:p>104</text:p>
          </table:table-cell>
          <table:table-cell table:formula="of:=HEX2DEC(MID([.C114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114]) &amp;&quot;', 'http://www.two4u.com/color/big-table.html',&quot; &amp; [.D114] &amp;&quot;,&quot; &amp; [.E114] &amp;&quot;,&quot; &amp; [.F114] &amp;&quot;,'&quot; &amp; [.C114] &amp;&quot;');&quot;" office:value-type="string" office:string-value="INSERT INTO colors( name, origin, red, green, blue, hex) VALUES('DeepSkyBlue4', 'http://www.two4u.com/color/big-table.html',0,104,139,'#00688b');" calcext:value-type="string">
            <text:p>INSERT INTO colors( name, origin, red, green, blue, hex) VALUES('DeepSkyBlue4', 'http://www.two4u.com/color/big-table.html',0,104,139,'#00688b');</text:p>
          </table:table-cell>
        </table:table-row>
        <table:table-row table:style-name="ro3">
          <table:table-cell table:style-name="ce11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96969-0-0-0-0-0-0-1-0-0-0-0-?1,1" xlink:type="simple">DimGray</text:a> </text:p>
          </table:table-cell>
          <table:table-cell office:value-type="string" calcext:value-type="string">
            <text:p>#696969</text:p>
          </table:table-cell>
          <table:table-cell table:formula="of:=HEX2DEC(MID([.C115];2;2))" office:value-type="float" office:value="105" calcext:value-type="float">
            <text:p>105</text:p>
          </table:table-cell>
          <table:table-cell table:formula="of:=HEX2DEC(MID([.C115];4;2))" office:value-type="float" office:value="105" calcext:value-type="float">
            <text:p>105</text:p>
          </table:table-cell>
          <table:table-cell table:formula="of:=HEX2DEC(MID([.C115];6;2))" office:value-type="float" office:value="105" calcext:value-type="float">
            <text:p>105</text:p>
          </table:table-cell>
          <table:table-cell table:formula="of:=&quot;INSERT INTO colors( name, origin, red, green, blue, hex) VALUES('&quot; &amp; TRIM([.B115]) &amp;&quot;', 'http://www.two4u.com/color/big-table.html',&quot; &amp; [.D115] &amp;&quot;,&quot; &amp; [.E115] &amp;&quot;,&quot; &amp; [.F115] &amp;&quot;,'&quot; &amp; [.C115] &amp;&quot;');&quot;" office:value-type="string" office:string-value="INSERT INTO colors( name, origin, red, green, blue, hex) VALUES('DimGray', 'http://www.two4u.com/color/big-table.html',105,105,105,'#696969');" calcext:value-type="string">
            <text:p>INSERT INTO colors( name, origin, red, green, blue, hex) VALUES('DimGray', 'http://www.two4u.com/color/big-table.html',105,105,105,'#696969');</text:p>
          </table:table-cell>
        </table:table-row>
        <table:table-row table:style-name="ro3">
          <table:table-cell table:style-name="ce11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e90ff-0-0-0-0-0-0-1-0-0-0-0-?1,1" xlink:type="simple">DodgerBlue1</text:a> </text:p>
          </table:table-cell>
          <table:table-cell office:value-type="string" calcext:value-type="string">
            <text:p>#1e90ff</text:p>
          </table:table-cell>
          <table:table-cell table:formula="of:=HEX2DEC(MID([.C116];2;2))" office:value-type="float" office:value="30" calcext:value-type="float">
            <text:p>30</text:p>
          </table:table-cell>
          <table:table-cell table:formula="of:=HEX2DEC(MID([.C116];4;2))" office:value-type="float" office:value="144" calcext:value-type="float">
            <text:p>144</text:p>
          </table:table-cell>
          <table:table-cell table:formula="of:=HEX2DEC(MID([.C116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116]) &amp;&quot;', 'http://www.two4u.com/color/big-table.html',&quot; &amp; [.D116] &amp;&quot;,&quot; &amp; [.E116] &amp;&quot;,&quot; &amp; [.F116] &amp;&quot;,'&quot; &amp; [.C116] &amp;&quot;');&quot;" office:value-type="string" office:string-value="INSERT INTO colors( name, origin, red, green, blue, hex) VALUES('DodgerBlue1', 'http://www.two4u.com/color/big-table.html',30,144,255,'#1e90ff');" calcext:value-type="string">
            <text:p>INSERT INTO colors( name, origin, red, green, blue, hex) VALUES('DodgerBlue1', 'http://www.two4u.com/color/big-table.html',30,144,255,'#1e90ff');</text:p>
          </table:table-cell>
        </table:table-row>
        <table:table-row table:style-name="ro3">
          <table:table-cell table:style-name="ce11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c86ee-0-0-0-0-0-0-1-0-0-0-0-?1,1" xlink:type="simple">DodgerBlue2</text:a> </text:p>
          </table:table-cell>
          <table:table-cell office:value-type="string" calcext:value-type="string">
            <text:p>#1c86ee</text:p>
          </table:table-cell>
          <table:table-cell table:formula="of:=HEX2DEC(MID([.C117];2;2))" office:value-type="float" office:value="28" calcext:value-type="float">
            <text:p>28</text:p>
          </table:table-cell>
          <table:table-cell table:formula="of:=HEX2DEC(MID([.C117];4;2))" office:value-type="float" office:value="134" calcext:value-type="float">
            <text:p>134</text:p>
          </table:table-cell>
          <table:table-cell table:formula="of:=HEX2DEC(MID([.C117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117]) &amp;&quot;', 'http://www.two4u.com/color/big-table.html',&quot; &amp; [.D117] &amp;&quot;,&quot; &amp; [.E117] &amp;&quot;,&quot; &amp; [.F117] &amp;&quot;,'&quot; &amp; [.C117] &amp;&quot;');&quot;" office:value-type="string" office:string-value="INSERT INTO colors( name, origin, red, green, blue, hex) VALUES('DodgerBlue2', 'http://www.two4u.com/color/big-table.html',28,134,238,'#1c86ee');" calcext:value-type="string">
            <text:p>INSERT INTO colors( name, origin, red, green, blue, hex) VALUES('DodgerBlue2', 'http://www.two4u.com/color/big-table.html',28,134,238,'#1c86ee');</text:p>
          </table:table-cell>
        </table:table-row>
        <table:table-row table:style-name="ro3">
          <table:table-cell table:style-name="ce11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874cd-0-0-0-0-0-0-1-0-0-0-0-?1,1" xlink:type="simple">DodgerBlue3</text:a> </text:p>
          </table:table-cell>
          <table:table-cell office:value-type="string" calcext:value-type="string">
            <text:p>#1874cd</text:p>
          </table:table-cell>
          <table:table-cell table:formula="of:=HEX2DEC(MID([.C118];2;2))" office:value-type="float" office:value="24" calcext:value-type="float">
            <text:p>24</text:p>
          </table:table-cell>
          <table:table-cell table:formula="of:=HEX2DEC(MID([.C118];4;2))" office:value-type="float" office:value="116" calcext:value-type="float">
            <text:p>116</text:p>
          </table:table-cell>
          <table:table-cell table:formula="of:=HEX2DEC(MID([.C118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118]) &amp;&quot;', 'http://www.two4u.com/color/big-table.html',&quot; &amp; [.D118] &amp;&quot;,&quot; &amp; [.E118] &amp;&quot;,&quot; &amp; [.F118] &amp;&quot;,'&quot; &amp; [.C118] &amp;&quot;');&quot;" office:value-type="string" office:string-value="INSERT INTO colors( name, origin, red, green, blue, hex) VALUES('DodgerBlue3', 'http://www.two4u.com/color/big-table.html',24,116,205,'#1874cd');" calcext:value-type="string">
            <text:p>INSERT INTO colors( name, origin, red, green, blue, hex) VALUES('DodgerBlue3', 'http://www.two4u.com/color/big-table.html',24,116,205,'#1874cd');</text:p>
          </table:table-cell>
        </table:table-row>
        <table:table-row table:style-name="ro3">
          <table:table-cell table:style-name="ce11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04e8b-0-0-0-0-0-0-1-0-0-0-0-?1,1" xlink:type="simple">DodgerBlue4</text:a> </text:p>
          </table:table-cell>
          <table:table-cell office:value-type="string" calcext:value-type="string">
            <text:p>#104e8b</text:p>
          </table:table-cell>
          <table:table-cell table:formula="of:=HEX2DEC(MID([.C119];2;2))" office:value-type="float" office:value="16" calcext:value-type="float">
            <text:p>16</text:p>
          </table:table-cell>
          <table:table-cell table:formula="of:=HEX2DEC(MID([.C119];4;2))" office:value-type="float" office:value="78" calcext:value-type="float">
            <text:p>78</text:p>
          </table:table-cell>
          <table:table-cell table:formula="of:=HEX2DEC(MID([.C119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119]) &amp;&quot;', 'http://www.two4u.com/color/big-table.html',&quot; &amp; [.D119] &amp;&quot;,&quot; &amp; [.E119] &amp;&quot;,&quot; &amp; [.F119] &amp;&quot;,'&quot; &amp; [.C119] &amp;&quot;');&quot;" office:value-type="string" office:string-value="INSERT INTO colors( name, origin, red, green, blue, hex) VALUES('DodgerBlue4', 'http://www.two4u.com/color/big-table.html',16,78,139,'#104e8b');" calcext:value-type="string">
            <text:p>INSERT INTO colors( name, origin, red, green, blue, hex) VALUES('DodgerBlue4', 'http://www.two4u.com/color/big-table.html',16,78,139,'#104e8b');</text:p>
          </table:table-cell>
        </table:table-row>
        <table:table-row table:style-name="ro3">
          <table:table-cell table:style-name="ce11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22222-0-0-0-0-0-0-1-0-0-0-0-?1,1" xlink:type="simple">firebrick</text:a> </text:p>
          </table:table-cell>
          <table:table-cell office:value-type="string" calcext:value-type="string">
            <text:p>#b22222</text:p>
          </table:table-cell>
          <table:table-cell table:formula="of:=HEX2DEC(MID([.C120];2;2))" office:value-type="float" office:value="178" calcext:value-type="float">
            <text:p>178</text:p>
          </table:table-cell>
          <table:table-cell table:formula="of:=HEX2DEC(MID([.C120];4;2))" office:value-type="float" office:value="34" calcext:value-type="float">
            <text:p>34</text:p>
          </table:table-cell>
          <table:table-cell table:formula="of:=HEX2DEC(MID([.C120];6;2))" office:value-type="float" office:value="34" calcext:value-type="float">
            <text:p>34</text:p>
          </table:table-cell>
          <table:table-cell table:formula="of:=&quot;INSERT INTO colors( name, origin, red, green, blue, hex) VALUES('&quot; &amp; TRIM([.B120]) &amp;&quot;', 'http://www.two4u.com/color/big-table.html',&quot; &amp; [.D120] &amp;&quot;,&quot; &amp; [.E120] &amp;&quot;,&quot; &amp; [.F120] &amp;&quot;,'&quot; &amp; [.C120] &amp;&quot;');&quot;" office:value-type="string" office:string-value="INSERT INTO colors( name, origin, red, green, blue, hex) VALUES('firebrick', 'http://www.two4u.com/color/big-table.html',178,34,34,'#b22222');" calcext:value-type="string">
            <text:p>INSERT INTO colors( name, origin, red, green, blue, hex) VALUES('firebrick', 'http://www.two4u.com/color/big-table.html',178,34,34,'#b22222');</text:p>
          </table:table-cell>
        </table:table-row>
        <table:table-row table:style-name="ro3">
          <table:table-cell table:style-name="ce11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3030-0-0-0-0-0-0-1-0-0-0-0-?1,1" xlink:type="simple">firebrick1</text:a> </text:p>
          </table:table-cell>
          <table:table-cell office:value-type="string" calcext:value-type="string">
            <text:p>#ff3030</text:p>
          </table:table-cell>
          <table:table-cell table:formula="of:=HEX2DEC(MID([.C121];2;2))" office:value-type="float" office:value="255" calcext:value-type="float">
            <text:p>255</text:p>
          </table:table-cell>
          <table:table-cell table:formula="of:=HEX2DEC(MID([.C121];4;2))" office:value-type="float" office:value="48" calcext:value-type="float">
            <text:p>48</text:p>
          </table:table-cell>
          <table:table-cell table:formula="of:=HEX2DEC(MID([.C121];6;2))" office:value-type="float" office:value="48" calcext:value-type="float">
            <text:p>48</text:p>
          </table:table-cell>
          <table:table-cell table:formula="of:=&quot;INSERT INTO colors( name, origin, red, green, blue, hex) VALUES('&quot; &amp; TRIM([.B121]) &amp;&quot;', 'http://www.two4u.com/color/big-table.html',&quot; &amp; [.D121] &amp;&quot;,&quot; &amp; [.E121] &amp;&quot;,&quot; &amp; [.F121] &amp;&quot;,'&quot; &amp; [.C121] &amp;&quot;');&quot;" office:value-type="string" office:string-value="INSERT INTO colors( name, origin, red, green, blue, hex) VALUES('firebrick1', 'http://www.two4u.com/color/big-table.html',255,48,48,'#ff3030');" calcext:value-type="string">
            <text:p>INSERT INTO colors( name, origin, red, green, blue, hex) VALUES('firebrick1', 'http://www.two4u.com/color/big-table.html',255,48,48,'#ff3030');</text:p>
          </table:table-cell>
        </table:table-row>
        <table:table-row table:style-name="ro3">
          <table:table-cell table:style-name="ce11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2c2c-0-0-0-0-0-0-1-0-0-0-0-?1,1" xlink:type="simple">firebrick2</text:a> </text:p>
          </table:table-cell>
          <table:table-cell office:value-type="string" calcext:value-type="string">
            <text:p>#ee2c2c</text:p>
          </table:table-cell>
          <table:table-cell table:formula="of:=HEX2DEC(MID([.C122];2;2))" office:value-type="float" office:value="238" calcext:value-type="float">
            <text:p>238</text:p>
          </table:table-cell>
          <table:table-cell table:formula="of:=HEX2DEC(MID([.C122];4;2))" office:value-type="float" office:value="44" calcext:value-type="float">
            <text:p>44</text:p>
          </table:table-cell>
          <table:table-cell table:formula="of:=HEX2DEC(MID([.C122];6;2))" office:value-type="float" office:value="44" calcext:value-type="float">
            <text:p>44</text:p>
          </table:table-cell>
          <table:table-cell table:formula="of:=&quot;INSERT INTO colors( name, origin, red, green, blue, hex) VALUES('&quot; &amp; TRIM([.B122]) &amp;&quot;', 'http://www.two4u.com/color/big-table.html',&quot; &amp; [.D122] &amp;&quot;,&quot; &amp; [.E122] &amp;&quot;,&quot; &amp; [.F122] &amp;&quot;,'&quot; &amp; [.C122] &amp;&quot;');&quot;" office:value-type="string" office:string-value="INSERT INTO colors( name, origin, red, green, blue, hex) VALUES('firebrick2', 'http://www.two4u.com/color/big-table.html',238,44,44,'#ee2c2c');" calcext:value-type="string">
            <text:p>INSERT INTO colors( name, origin, red, green, blue, hex) VALUES('firebrick2', 'http://www.two4u.com/color/big-table.html',238,44,44,'#ee2c2c');</text:p>
          </table:table-cell>
        </table:table-row>
        <table:table-row table:style-name="ro3">
          <table:table-cell table:style-name="ce11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2626-0-0-0-0-0-0-1-0-0-0-0-?1,1" xlink:type="simple">firebrick3</text:a> </text:p>
          </table:table-cell>
          <table:table-cell office:value-type="string" calcext:value-type="string">
            <text:p>#cd2626</text:p>
          </table:table-cell>
          <table:table-cell table:formula="of:=HEX2DEC(MID([.C123];2;2))" office:value-type="float" office:value="205" calcext:value-type="float">
            <text:p>205</text:p>
          </table:table-cell>
          <table:table-cell table:formula="of:=HEX2DEC(MID([.C123];4;2))" office:value-type="float" office:value="38" calcext:value-type="float">
            <text:p>38</text:p>
          </table:table-cell>
          <table:table-cell table:formula="of:=HEX2DEC(MID([.C123];6;2))" office:value-type="float" office:value="38" calcext:value-type="float">
            <text:p>38</text:p>
          </table:table-cell>
          <table:table-cell table:formula="of:=&quot;INSERT INTO colors( name, origin, red, green, blue, hex) VALUES('&quot; &amp; TRIM([.B123]) &amp;&quot;', 'http://www.two4u.com/color/big-table.html',&quot; &amp; [.D123] &amp;&quot;,&quot; &amp; [.E123] &amp;&quot;,&quot; &amp; [.F123] &amp;&quot;,'&quot; &amp; [.C123] &amp;&quot;');&quot;" office:value-type="string" office:string-value="INSERT INTO colors( name, origin, red, green, blue, hex) VALUES('firebrick3', 'http://www.two4u.com/color/big-table.html',205,38,38,'#cd2626');" calcext:value-type="string">
            <text:p>INSERT INTO colors( name, origin, red, green, blue, hex) VALUES('firebrick3', 'http://www.two4u.com/color/big-table.html',205,38,38,'#cd2626');</text:p>
          </table:table-cell>
        </table:table-row>
        <table:table-row table:style-name="ro3">
          <table:table-cell table:style-name="ce12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1a1a-0-0-0-0-0-0-1-0-0-0-0-?1,1" xlink:type="simple">firebrick4</text:a> </text:p>
          </table:table-cell>
          <table:table-cell office:value-type="string" calcext:value-type="string">
            <text:p>#8b1a1a</text:p>
          </table:table-cell>
          <table:table-cell table:formula="of:=HEX2DEC(MID([.C124];2;2))" office:value-type="float" office:value="139" calcext:value-type="float">
            <text:p>139</text:p>
          </table:table-cell>
          <table:table-cell table:formula="of:=HEX2DEC(MID([.C124];4;2))" office:value-type="float" office:value="26" calcext:value-type="float">
            <text:p>26</text:p>
          </table:table-cell>
          <table:table-cell table:formula="of:=HEX2DEC(MID([.C124];6;2))" office:value-type="float" office:value="26" calcext:value-type="float">
            <text:p>26</text:p>
          </table:table-cell>
          <table:table-cell table:formula="of:=&quot;INSERT INTO colors( name, origin, red, green, blue, hex) VALUES('&quot; &amp; TRIM([.B124]) &amp;&quot;', 'http://www.two4u.com/color/big-table.html',&quot; &amp; [.D124] &amp;&quot;,&quot; &amp; [.E124] &amp;&quot;,&quot; &amp; [.F124] &amp;&quot;,'&quot; &amp; [.C124] &amp;&quot;');&quot;" office:value-type="string" office:string-value="INSERT INTO colors( name, origin, red, green, blue, hex) VALUES('firebrick4', 'http://www.two4u.com/color/big-table.html',139,26,26,'#8b1a1a');" calcext:value-type="string">
            <text:p>INSERT INTO colors( name, origin, red, green, blue, hex) VALUES('firebrick4', 'http://www.two4u.com/color/big-table.html',139,26,26,'#8b1a1a');</text:p>
          </table:table-cell>
        </table:table-row>
        <table:table-row table:style-name="ro3">
          <table:table-cell table:style-name="ce12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af0-0-0-0-0-0-0-1-0-0-0-0-?1,1" xlink:type="simple">FloralWhite</text:a> </text:p>
          </table:table-cell>
          <table:table-cell office:value-type="string" calcext:value-type="string">
            <text:p>#fffaf0</text:p>
          </table:table-cell>
          <table:table-cell table:formula="of:=HEX2DEC(MID([.C125];2;2))" office:value-type="float" office:value="255" calcext:value-type="float">
            <text:p>255</text:p>
          </table:table-cell>
          <table:table-cell table:formula="of:=HEX2DEC(MID([.C125];4;2))" office:value-type="float" office:value="250" calcext:value-type="float">
            <text:p>250</text:p>
          </table:table-cell>
          <table:table-cell table:formula="of:=HEX2DEC(MID([.C125];6;2))" office:value-type="float" office:value="240" calcext:value-type="float">
            <text:p>240</text:p>
          </table:table-cell>
          <table:table-cell table:formula="of:=&quot;INSERT INTO colors( name, origin, red, green, blue, hex) VALUES('&quot; &amp; TRIM([.B125]) &amp;&quot;', 'http://www.two4u.com/color/big-table.html',&quot; &amp; [.D125] &amp;&quot;,&quot; &amp; [.E125] &amp;&quot;,&quot; &amp; [.F125] &amp;&quot;,'&quot; &amp; [.C125] &amp;&quot;');&quot;" office:value-type="string" office:string-value="INSERT INTO colors( name, origin, red, green, blue, hex) VALUES('FloralWhite', 'http://www.two4u.com/color/big-table.html',255,250,240,'#fffaf0');" calcext:value-type="string">
            <text:p>INSERT INTO colors( name, origin, red, green, blue, hex) VALUES('FloralWhite', 'http://www.two4u.com/color/big-table.html',255,250,240,'#fffaf0');</text:p>
          </table:table-cell>
        </table:table-row>
        <table:table-row table:style-name="ro3">
          <table:table-cell table:style-name="ce12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28b22-0-0-0-0-0-0-1-0-0-0-0-?1,1" xlink:type="simple">ForestGreen</text:a> </text:p>
          </table:table-cell>
          <table:table-cell office:value-type="string" calcext:value-type="string">
            <text:p>#228b22</text:p>
          </table:table-cell>
          <table:table-cell table:formula="of:=HEX2DEC(MID([.C126];2;2))" office:value-type="float" office:value="34" calcext:value-type="float">
            <text:p>34</text:p>
          </table:table-cell>
          <table:table-cell table:formula="of:=HEX2DEC(MID([.C126];4;2))" office:value-type="float" office:value="139" calcext:value-type="float">
            <text:p>139</text:p>
          </table:table-cell>
          <table:table-cell table:formula="of:=HEX2DEC(MID([.C126];6;2))" office:value-type="float" office:value="34" calcext:value-type="float">
            <text:p>34</text:p>
          </table:table-cell>
          <table:table-cell table:formula="of:=&quot;INSERT INTO colors( name, origin, red, green, blue, hex) VALUES('&quot; &amp; TRIM([.B126]) &amp;&quot;', 'http://www.two4u.com/color/big-table.html',&quot; &amp; [.D126] &amp;&quot;,&quot; &amp; [.E126] &amp;&quot;,&quot; &amp; [.F126] &amp;&quot;,'&quot; &amp; [.C126] &amp;&quot;');&quot;" office:value-type="string" office:string-value="INSERT INTO colors( name, origin, red, green, blue, hex) VALUES('ForestGreen', 'http://www.two4u.com/color/big-table.html',34,139,34,'#228b22');" calcext:value-type="string">
            <text:p>INSERT INTO colors( name, origin, red, green, blue, hex) VALUES('ForestGreen', 'http://www.two4u.com/color/big-table.html',34,139,34,'#228b22');</text:p>
          </table:table-cell>
        </table:table-row>
        <table:table-row table:style-name="ro3">
          <table:table-cell table:style-name="ce12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cdcdc-0-0-0-0-0-0-1-0-0-0-0-?1,1" xlink:type="simple">gainsboro</text:a> </text:p>
          </table:table-cell>
          <table:table-cell office:value-type="string" calcext:value-type="string">
            <text:p>#dcdcdc</text:p>
          </table:table-cell>
          <table:table-cell table:formula="of:=HEX2DEC(MID([.C127];2;2))" office:value-type="float" office:value="220" calcext:value-type="float">
            <text:p>220</text:p>
          </table:table-cell>
          <table:table-cell table:formula="of:=HEX2DEC(MID([.C127];4;2))" office:value-type="float" office:value="220" calcext:value-type="float">
            <text:p>220</text:p>
          </table:table-cell>
          <table:table-cell table:formula="of:=HEX2DEC(MID([.C127];6;2))" office:value-type="float" office:value="220" calcext:value-type="float">
            <text:p>220</text:p>
          </table:table-cell>
          <table:table-cell table:formula="of:=&quot;INSERT INTO colors( name, origin, red, green, blue, hex) VALUES('&quot; &amp; TRIM([.B127]) &amp;&quot;', 'http://www.two4u.com/color/big-table.html',&quot; &amp; [.D127] &amp;&quot;,&quot; &amp; [.E127] &amp;&quot;,&quot; &amp; [.F127] &amp;&quot;,'&quot; &amp; [.C127] &amp;&quot;');&quot;" office:value-type="string" office:string-value="INSERT INTO colors( name, origin, red, green, blue, hex) VALUES('gainsboro', 'http://www.two4u.com/color/big-table.html',220,220,220,'#dcdcdc');" calcext:value-type="string">
            <text:p>INSERT INTO colors( name, origin, red, green, blue, hex) VALUES('gainsboro', 'http://www.two4u.com/color/big-table.html',220,220,220,'#dcdcdc');</text:p>
          </table:table-cell>
        </table:table-row>
        <table:table-row table:style-name="ro3">
          <table:table-cell table:style-name="ce12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8f8ff-0-0-0-0-0-0-1-0-0-0-0-?1,1" xlink:type="simple">GhostWhite</text:a> </text:p>
          </table:table-cell>
          <table:table-cell office:value-type="string" calcext:value-type="string">
            <text:p>#f8f8ff</text:p>
          </table:table-cell>
          <table:table-cell table:formula="of:=HEX2DEC(MID([.C128];2;2))" office:value-type="float" office:value="248" calcext:value-type="float">
            <text:p>248</text:p>
          </table:table-cell>
          <table:table-cell table:formula="of:=HEX2DEC(MID([.C128];4;2))" office:value-type="float" office:value="248" calcext:value-type="float">
            <text:p>248</text:p>
          </table:table-cell>
          <table:table-cell table:formula="of:=HEX2DEC(MID([.C128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128]) &amp;&quot;', 'http://www.two4u.com/color/big-table.html',&quot; &amp; [.D128] &amp;&quot;,&quot; &amp; [.E128] &amp;&quot;,&quot; &amp; [.F128] &amp;&quot;,'&quot; &amp; [.C128] &amp;&quot;');&quot;" office:value-type="string" office:string-value="INSERT INTO colors( name, origin, red, green, blue, hex) VALUES('GhostWhite', 'http://www.two4u.com/color/big-table.html',248,248,255,'#f8f8ff');" calcext:value-type="string">
            <text:p>INSERT INTO colors( name, origin, red, green, blue, hex) VALUES('GhostWhite', 'http://www.two4u.com/color/big-table.html',248,248,255,'#f8f8ff');</text:p>
          </table:table-cell>
        </table:table-row>
        <table:table-row table:style-name="ro3">
          <table:table-cell table:style-name="ce12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d700-0-0-0-0-0-0-1-0-0-0-0-?1,1" xlink:type="simple">gold1</text:a> </text:p>
          </table:table-cell>
          <table:table-cell office:value-type="string" calcext:value-type="string">
            <text:p>#ffd700</text:p>
          </table:table-cell>
          <table:table-cell table:formula="of:=HEX2DEC(MID([.C129];2;2))" office:value-type="float" office:value="255" calcext:value-type="float">
            <text:p>255</text:p>
          </table:table-cell>
          <table:table-cell table:formula="of:=HEX2DEC(MID([.C129];4;2))" office:value-type="float" office:value="215" calcext:value-type="float">
            <text:p>215</text:p>
          </table:table-cell>
          <table:table-cell table:formula="of:=HEX2DEC(MID([.C129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129]) &amp;&quot;', 'http://www.two4u.com/color/big-table.html',&quot; &amp; [.D129] &amp;&quot;,&quot; &amp; [.E129] &amp;&quot;,&quot; &amp; [.F129] &amp;&quot;,'&quot; &amp; [.C129] &amp;&quot;');&quot;" office:value-type="string" office:string-value="INSERT INTO colors( name, origin, red, green, blue, hex) VALUES('gold1', 'http://www.two4u.com/color/big-table.html',255,215,0,'#ffd700');" calcext:value-type="string">
            <text:p>INSERT INTO colors( name, origin, red, green, blue, hex) VALUES('gold1', 'http://www.two4u.com/color/big-table.html',255,215,0,'#ffd700');</text:p>
          </table:table-cell>
        </table:table-row>
        <table:table-row table:style-name="ro3">
          <table:table-cell table:style-name="ce12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c900-0-0-0-0-0-0-1-0-0-0-0-?1,1" xlink:type="simple">gold2</text:a> </text:p>
          </table:table-cell>
          <table:table-cell office:value-type="string" calcext:value-type="string">
            <text:p>#eec900</text:p>
          </table:table-cell>
          <table:table-cell table:formula="of:=HEX2DEC(MID([.C130];2;2))" office:value-type="float" office:value="238" calcext:value-type="float">
            <text:p>238</text:p>
          </table:table-cell>
          <table:table-cell table:formula="of:=HEX2DEC(MID([.C130];4;2))" office:value-type="float" office:value="201" calcext:value-type="float">
            <text:p>201</text:p>
          </table:table-cell>
          <table:table-cell table:formula="of:=HEX2DEC(MID([.C130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130]) &amp;&quot;', 'http://www.two4u.com/color/big-table.html',&quot; &amp; [.D130] &amp;&quot;,&quot; &amp; [.E130] &amp;&quot;,&quot; &amp; [.F130] &amp;&quot;,'&quot; &amp; [.C130] &amp;&quot;');&quot;" office:value-type="string" office:string-value="INSERT INTO colors( name, origin, red, green, blue, hex) VALUES('gold2', 'http://www.two4u.com/color/big-table.html',238,201,0,'#eec900');" calcext:value-type="string">
            <text:p>INSERT INTO colors( name, origin, red, green, blue, hex) VALUES('gold2', 'http://www.two4u.com/color/big-table.html',238,201,0,'#eec900');</text:p>
          </table:table-cell>
        </table:table-row>
        <table:table-row table:style-name="ro3">
          <table:table-cell table:style-name="ce12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ad00-0-0-0-0-0-0-1-0-0-0-0-?1,1" xlink:type="simple">gold3</text:a> </text:p>
          </table:table-cell>
          <table:table-cell office:value-type="string" calcext:value-type="string">
            <text:p>#cdad00</text:p>
          </table:table-cell>
          <table:table-cell table:formula="of:=HEX2DEC(MID([.C131];2;2))" office:value-type="float" office:value="205" calcext:value-type="float">
            <text:p>205</text:p>
          </table:table-cell>
          <table:table-cell table:formula="of:=HEX2DEC(MID([.C131];4;2))" office:value-type="float" office:value="173" calcext:value-type="float">
            <text:p>173</text:p>
          </table:table-cell>
          <table:table-cell table:formula="of:=HEX2DEC(MID([.C131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131]) &amp;&quot;', 'http://www.two4u.com/color/big-table.html',&quot; &amp; [.D131] &amp;&quot;,&quot; &amp; [.E131] &amp;&quot;,&quot; &amp; [.F131] &amp;&quot;,'&quot; &amp; [.C131] &amp;&quot;');&quot;" office:value-type="string" office:string-value="INSERT INTO colors( name, origin, red, green, blue, hex) VALUES('gold3', 'http://www.two4u.com/color/big-table.html',205,173,0,'#cdad00');" calcext:value-type="string">
            <text:p>INSERT INTO colors( name, origin, red, green, blue, hex) VALUES('gold3', 'http://www.two4u.com/color/big-table.html',205,173,0,'#cdad00');</text:p>
          </table:table-cell>
        </table:table-row>
        <table:table-row table:style-name="ro3">
          <table:table-cell table:style-name="ce12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500-0-0-0-0-0-0-1-0-0-0-0-?1,1" xlink:type="simple">gold4</text:a> </text:p>
          </table:table-cell>
          <table:table-cell office:value-type="string" calcext:value-type="string">
            <text:p>#8b7500</text:p>
          </table:table-cell>
          <table:table-cell table:formula="of:=HEX2DEC(MID([.C132];2;2))" office:value-type="float" office:value="139" calcext:value-type="float">
            <text:p>139</text:p>
          </table:table-cell>
          <table:table-cell table:formula="of:=HEX2DEC(MID([.C132];4;2))" office:value-type="float" office:value="117" calcext:value-type="float">
            <text:p>117</text:p>
          </table:table-cell>
          <table:table-cell table:formula="of:=HEX2DEC(MID([.C132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132]) &amp;&quot;', 'http://www.two4u.com/color/big-table.html',&quot; &amp; [.D132] &amp;&quot;,&quot; &amp; [.E132] &amp;&quot;,&quot; &amp; [.F132] &amp;&quot;,'&quot; &amp; [.C132] &amp;&quot;');&quot;" office:value-type="string" office:string-value="INSERT INTO colors( name, origin, red, green, blue, hex) VALUES('gold4', 'http://www.two4u.com/color/big-table.html',139,117,0,'#8b7500');" calcext:value-type="string">
            <text:p>INSERT INTO colors( name, origin, red, green, blue, hex) VALUES('gold4', 'http://www.two4u.com/color/big-table.html',139,117,0,'#8b7500');</text:p>
          </table:table-cell>
        </table:table-row>
        <table:table-row table:style-name="ro3">
          <table:table-cell table:style-name="ce12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aa520-0-0-0-0-0-0-1-0-0-0-0-?1,1" xlink:type="simple">goldenrod</text:a> </text:p>
          </table:table-cell>
          <table:table-cell office:value-type="string" calcext:value-type="string">
            <text:p>#daa520</text:p>
          </table:table-cell>
          <table:table-cell table:formula="of:=HEX2DEC(MID([.C133];2;2))" office:value-type="float" office:value="218" calcext:value-type="float">
            <text:p>218</text:p>
          </table:table-cell>
          <table:table-cell table:formula="of:=HEX2DEC(MID([.C133];4;2))" office:value-type="float" office:value="165" calcext:value-type="float">
            <text:p>165</text:p>
          </table:table-cell>
          <table:table-cell table:formula="of:=HEX2DEC(MID([.C133];6;2))" office:value-type="float" office:value="32" calcext:value-type="float">
            <text:p>32</text:p>
          </table:table-cell>
          <table:table-cell table:formula="of:=&quot;INSERT INTO colors( name, origin, red, green, blue, hex) VALUES('&quot; &amp; TRIM([.B133]) &amp;&quot;', 'http://www.two4u.com/color/big-table.html',&quot; &amp; [.D133] &amp;&quot;,&quot; &amp; [.E133] &amp;&quot;,&quot; &amp; [.F133] &amp;&quot;,'&quot; &amp; [.C133] &amp;&quot;');&quot;" office:value-type="string" office:string-value="INSERT INTO colors( name, origin, red, green, blue, hex) VALUES('goldenrod', 'http://www.two4u.com/color/big-table.html',218,165,32,'#daa520');" calcext:value-type="string">
            <text:p>INSERT INTO colors( name, origin, red, green, blue, hex) VALUES('goldenrod', 'http://www.two4u.com/color/big-table.html',218,165,32,'#daa520');</text:p>
          </table:table-cell>
        </table:table-row>
        <table:table-row table:style-name="ro3">
          <table:table-cell table:style-name="ce13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c125-0-0-0-0-0-0-1-0-0-0-0-?1,1" xlink:type="simple">goldenrod1</text:a> </text:p>
          </table:table-cell>
          <table:table-cell office:value-type="string" calcext:value-type="string">
            <text:p>#ffc125</text:p>
          </table:table-cell>
          <table:table-cell table:formula="of:=HEX2DEC(MID([.C134];2;2))" office:value-type="float" office:value="255" calcext:value-type="float">
            <text:p>255</text:p>
          </table:table-cell>
          <table:table-cell table:formula="of:=HEX2DEC(MID([.C134];4;2))" office:value-type="float" office:value="193" calcext:value-type="float">
            <text:p>193</text:p>
          </table:table-cell>
          <table:table-cell table:formula="of:=HEX2DEC(MID([.C134];6;2))" office:value-type="float" office:value="37" calcext:value-type="float">
            <text:p>37</text:p>
          </table:table-cell>
          <table:table-cell table:formula="of:=&quot;INSERT INTO colors( name, origin, red, green, blue, hex) VALUES('&quot; &amp; TRIM([.B134]) &amp;&quot;', 'http://www.two4u.com/color/big-table.html',&quot; &amp; [.D134] &amp;&quot;,&quot; &amp; [.E134] &amp;&quot;,&quot; &amp; [.F134] &amp;&quot;,'&quot; &amp; [.C134] &amp;&quot;');&quot;" office:value-type="string" office:string-value="INSERT INTO colors( name, origin, red, green, blue, hex) VALUES('goldenrod1', 'http://www.two4u.com/color/big-table.html',255,193,37,'#ffc125');" calcext:value-type="string">
            <text:p>INSERT INTO colors( name, origin, red, green, blue, hex) VALUES('goldenrod1', 'http://www.two4u.com/color/big-table.html',255,193,37,'#ffc125');</text:p>
          </table:table-cell>
        </table:table-row>
        <table:table-row table:style-name="ro3">
          <table:table-cell table:style-name="ce13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b422-0-0-0-0-0-0-1-0-0-0-0-?1,1" xlink:type="simple">goldenrod2</text:a> </text:p>
          </table:table-cell>
          <table:table-cell office:value-type="string" calcext:value-type="string">
            <text:p>#eeb422</text:p>
          </table:table-cell>
          <table:table-cell table:formula="of:=HEX2DEC(MID([.C135];2;2))" office:value-type="float" office:value="238" calcext:value-type="float">
            <text:p>238</text:p>
          </table:table-cell>
          <table:table-cell table:formula="of:=HEX2DEC(MID([.C135];4;2))" office:value-type="float" office:value="180" calcext:value-type="float">
            <text:p>180</text:p>
          </table:table-cell>
          <table:table-cell table:formula="of:=HEX2DEC(MID([.C135];6;2))" office:value-type="float" office:value="34" calcext:value-type="float">
            <text:p>34</text:p>
          </table:table-cell>
          <table:table-cell table:formula="of:=&quot;INSERT INTO colors( name, origin, red, green, blue, hex) VALUES('&quot; &amp; TRIM([.B135]) &amp;&quot;', 'http://www.two4u.com/color/big-table.html',&quot; &amp; [.D135] &amp;&quot;,&quot; &amp; [.E135] &amp;&quot;,&quot; &amp; [.F135] &amp;&quot;,'&quot; &amp; [.C135] &amp;&quot;');&quot;" office:value-type="string" office:string-value="INSERT INTO colors( name, origin, red, green, blue, hex) VALUES('goldenrod2', 'http://www.two4u.com/color/big-table.html',238,180,34,'#eeb422');" calcext:value-type="string">
            <text:p>INSERT INTO colors( name, origin, red, green, blue, hex) VALUES('goldenrod2', 'http://www.two4u.com/color/big-table.html',238,180,34,'#eeb422');</text:p>
          </table:table-cell>
        </table:table-row>
        <table:table-row table:style-name="ro3">
          <table:table-cell table:style-name="ce13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9b1d-0-0-0-0-0-0-1-0-0-0-0-?1,1" xlink:type="simple">goldenrod3</text:a> </text:p>
          </table:table-cell>
          <table:table-cell office:value-type="string" calcext:value-type="string">
            <text:p>#cd9b1d</text:p>
          </table:table-cell>
          <table:table-cell table:formula="of:=HEX2DEC(MID([.C136];2;2))" office:value-type="float" office:value="205" calcext:value-type="float">
            <text:p>205</text:p>
          </table:table-cell>
          <table:table-cell table:formula="of:=HEX2DEC(MID([.C136];4;2))" office:value-type="float" office:value="155" calcext:value-type="float">
            <text:p>155</text:p>
          </table:table-cell>
          <table:table-cell table:formula="of:=HEX2DEC(MID([.C136];6;2))" office:value-type="float" office:value="29" calcext:value-type="float">
            <text:p>29</text:p>
          </table:table-cell>
          <table:table-cell table:formula="of:=&quot;INSERT INTO colors( name, origin, red, green, blue, hex) VALUES('&quot; &amp; TRIM([.B136]) &amp;&quot;', 'http://www.two4u.com/color/big-table.html',&quot; &amp; [.D136] &amp;&quot;,&quot; &amp; [.E136] &amp;&quot;,&quot; &amp; [.F136] &amp;&quot;,'&quot; &amp; [.C136] &amp;&quot;');&quot;" office:value-type="string" office:string-value="INSERT INTO colors( name, origin, red, green, blue, hex) VALUES('goldenrod3', 'http://www.two4u.com/color/big-table.html',205,155,29,'#cd9b1d');" calcext:value-type="string">
            <text:p>INSERT INTO colors( name, origin, red, green, blue, hex) VALUES('goldenrod3', 'http://www.two4u.com/color/big-table.html',205,155,29,'#cd9b1d');</text:p>
          </table:table-cell>
        </table:table-row>
        <table:table-row table:style-name="ro3">
          <table:table-cell table:style-name="ce13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6914-0-0-0-0-0-0-1-0-0-0-0-?1,1" xlink:type="simple">goldenrod4</text:a> </text:p>
          </table:table-cell>
          <table:table-cell office:value-type="string" calcext:value-type="string">
            <text:p>#8b6914</text:p>
          </table:table-cell>
          <table:table-cell table:formula="of:=HEX2DEC(MID([.C137];2;2))" office:value-type="float" office:value="139" calcext:value-type="float">
            <text:p>139</text:p>
          </table:table-cell>
          <table:table-cell table:formula="of:=HEX2DEC(MID([.C137];4;2))" office:value-type="float" office:value="105" calcext:value-type="float">
            <text:p>105</text:p>
          </table:table-cell>
          <table:table-cell table:formula="of:=HEX2DEC(MID([.C137];6;2))" office:value-type="float" office:value="20" calcext:value-type="float">
            <text:p>20</text:p>
          </table:table-cell>
          <table:table-cell table:formula="of:=&quot;INSERT INTO colors( name, origin, red, green, blue, hex) VALUES('&quot; &amp; TRIM([.B137]) &amp;&quot;', 'http://www.two4u.com/color/big-table.html',&quot; &amp; [.D137] &amp;&quot;,&quot; &amp; [.E137] &amp;&quot;,&quot; &amp; [.F137] &amp;&quot;,'&quot; &amp; [.C137] &amp;&quot;');&quot;" office:value-type="string" office:string-value="INSERT INTO colors( name, origin, red, green, blue, hex) VALUES('goldenrod4', 'http://www.two4u.com/color/big-table.html',139,105,20,'#8b6914');" calcext:value-type="string">
            <text:p>INSERT INTO colors( name, origin, red, green, blue, hex) VALUES('goldenrod4', 'http://www.two4u.com/color/big-table.html',139,105,20,'#8b6914');</text:p>
          </table:table-cell>
        </table:table-row>
        <table:table-row table:style-name="ro3">
          <table:table-cell table:style-name="ce13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ebebe-0-0-0-0-0-0-1-0-0-0-0-?1,1" xlink:type="simple">gray</text:a> </text:p>
          </table:table-cell>
          <table:table-cell office:value-type="string" calcext:value-type="string">
            <text:p>#bebebe</text:p>
          </table:table-cell>
          <table:table-cell table:formula="of:=HEX2DEC(MID([.C138];2;2))" office:value-type="float" office:value="190" calcext:value-type="float">
            <text:p>190</text:p>
          </table:table-cell>
          <table:table-cell table:formula="of:=HEX2DEC(MID([.C138];4;2))" office:value-type="float" office:value="190" calcext:value-type="float">
            <text:p>190</text:p>
          </table:table-cell>
          <table:table-cell table:formula="of:=HEX2DEC(MID([.C138];6;2))" office:value-type="float" office:value="190" calcext:value-type="float">
            <text:p>190</text:p>
          </table:table-cell>
          <table:table-cell table:formula="of:=&quot;INSERT INTO colors( name, origin, red, green, blue, hex) VALUES('&quot; &amp; TRIM([.B138]) &amp;&quot;', 'http://www.two4u.com/color/big-table.html',&quot; &amp; [.D138] &amp;&quot;,&quot; &amp; [.E138] &amp;&quot;,&quot; &amp; [.F138] &amp;&quot;,'&quot; &amp; [.C138] &amp;&quot;');&quot;" office:value-type="string" office:string-value="INSERT INTO colors( name, origin, red, green, blue, hex) VALUES('gray', 'http://www.two4u.com/color/big-table.html',190,190,190,'#bebebe');" calcext:value-type="string">
            <text:p>INSERT INTO colors( name, origin, red, green, blue, hex) VALUES('gray', 'http://www.two4u.com/color/big-table.html',190,190,190,'#bebebe');</text:p>
          </table:table-cell>
        </table:table-row>
        <table:table-row table:style-name="ro3">
          <table:table-cell table:style-name="ce13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30303-0-0-0-0-0-0-1-0-0-0-0-?1,1" xlink:type="simple">gray1</text:a> </text:p>
          </table:table-cell>
          <table:table-cell office:value-type="string" calcext:value-type="string">
            <text:p>#030303</text:p>
          </table:table-cell>
          <table:table-cell table:formula="of:=HEX2DEC(MID([.C139];2;2))" office:value-type="float" office:value="3" calcext:value-type="float">
            <text:p>3</text:p>
          </table:table-cell>
          <table:table-cell table:formula="of:=HEX2DEC(MID([.C139];4;2))" office:value-type="float" office:value="3" calcext:value-type="float">
            <text:p>3</text:p>
          </table:table-cell>
          <table:table-cell table:formula="of:=HEX2DEC(MID([.C139];6;2))" office:value-type="float" office:value="3" calcext:value-type="float">
            <text:p>3</text:p>
          </table:table-cell>
          <table:table-cell table:formula="of:=&quot;INSERT INTO colors( name, origin, red, green, blue, hex) VALUES('&quot; &amp; TRIM([.B139]) &amp;&quot;', 'http://www.two4u.com/color/big-table.html',&quot; &amp; [.D139] &amp;&quot;,&quot; &amp; [.E139] &amp;&quot;,&quot; &amp; [.F139] &amp;&quot;,'&quot; &amp; [.C139] &amp;&quot;');&quot;" office:value-type="string" office:string-value="INSERT INTO colors( name, origin, red, green, blue, hex) VALUES('gray1', 'http://www.two4u.com/color/big-table.html',3,3,3,'#030303');" calcext:value-type="string">
            <text:p>INSERT INTO colors( name, origin, red, green, blue, hex) VALUES('gray1', 'http://www.two4u.com/color/big-table.html',3,3,3,'#030303');</text:p>
          </table:table-cell>
        </table:table-row>
        <table:table-row table:style-name="ro3">
          <table:table-cell table:style-name="ce13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a1a1a-0-0-0-0-0-0-1-0-0-0-0-?1,1" xlink:type="simple">gray10</text:a> </text:p>
          </table:table-cell>
          <table:table-cell office:value-type="string" calcext:value-type="string">
            <text:p>#1a1a1a</text:p>
          </table:table-cell>
          <table:table-cell table:formula="of:=HEX2DEC(MID([.C140];2;2))" office:value-type="float" office:value="26" calcext:value-type="float">
            <text:p>26</text:p>
          </table:table-cell>
          <table:table-cell table:formula="of:=HEX2DEC(MID([.C140];4;2))" office:value-type="float" office:value="26" calcext:value-type="float">
            <text:p>26</text:p>
          </table:table-cell>
          <table:table-cell table:formula="of:=HEX2DEC(MID([.C140];6;2))" office:value-type="float" office:value="26" calcext:value-type="float">
            <text:p>26</text:p>
          </table:table-cell>
          <table:table-cell table:formula="of:=&quot;INSERT INTO colors( name, origin, red, green, blue, hex) VALUES('&quot; &amp; TRIM([.B140]) &amp;&quot;', 'http://www.two4u.com/color/big-table.html',&quot; &amp; [.D140] &amp;&quot;,&quot; &amp; [.E140] &amp;&quot;,&quot; &amp; [.F140] &amp;&quot;,'&quot; &amp; [.C140] &amp;&quot;');&quot;" office:value-type="string" office:string-value="INSERT INTO colors( name, origin, red, green, blue, hex) VALUES('gray10', 'http://www.two4u.com/color/big-table.html',26,26,26,'#1a1a1a');" calcext:value-type="string">
            <text:p>INSERT INTO colors( name, origin, red, green, blue, hex) VALUES('gray10', 'http://www.two4u.com/color/big-table.html',26,26,26,'#1a1a1a');</text:p>
          </table:table-cell>
        </table:table-row>
        <table:table-row table:style-name="ro3">
          <table:table-cell table:style-name="ce13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c1c1c-0-0-0-0-0-0-1-0-0-0-0-?1,1" xlink:type="simple">gray11</text:a> </text:p>
          </table:table-cell>
          <table:table-cell office:value-type="string" calcext:value-type="string">
            <text:p>#1c1c1c</text:p>
          </table:table-cell>
          <table:table-cell table:formula="of:=HEX2DEC(MID([.C141];2;2))" office:value-type="float" office:value="28" calcext:value-type="float">
            <text:p>28</text:p>
          </table:table-cell>
          <table:table-cell table:formula="of:=HEX2DEC(MID([.C141];4;2))" office:value-type="float" office:value="28" calcext:value-type="float">
            <text:p>28</text:p>
          </table:table-cell>
          <table:table-cell table:formula="of:=HEX2DEC(MID([.C141];6;2))" office:value-type="float" office:value="28" calcext:value-type="float">
            <text:p>28</text:p>
          </table:table-cell>
          <table:table-cell table:formula="of:=&quot;INSERT INTO colors( name, origin, red, green, blue, hex) VALUES('&quot; &amp; TRIM([.B141]) &amp;&quot;', 'http://www.two4u.com/color/big-table.html',&quot; &amp; [.D141] &amp;&quot;,&quot; &amp; [.E141] &amp;&quot;,&quot; &amp; [.F141] &amp;&quot;,'&quot; &amp; [.C141] &amp;&quot;');&quot;" office:value-type="string" office:string-value="INSERT INTO colors( name, origin, red, green, blue, hex) VALUES('gray11', 'http://www.two4u.com/color/big-table.html',28,28,28,'#1c1c1c');" calcext:value-type="string">
            <text:p>INSERT INTO colors( name, origin, red, green, blue, hex) VALUES('gray11', 'http://www.two4u.com/color/big-table.html',28,28,28,'#1c1c1c');</text:p>
          </table:table-cell>
        </table:table-row>
        <table:table-row table:style-name="ro3">
          <table:table-cell table:style-name="ce13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f1f1f-0-0-0-0-0-0-1-0-0-0-0-?1,1" xlink:type="simple">gray12</text:a> </text:p>
          </table:table-cell>
          <table:table-cell office:value-type="string" calcext:value-type="string">
            <text:p>#1f1f1f</text:p>
          </table:table-cell>
          <table:table-cell table:formula="of:=HEX2DEC(MID([.C142];2;2))" office:value-type="float" office:value="31" calcext:value-type="float">
            <text:p>31</text:p>
          </table:table-cell>
          <table:table-cell table:formula="of:=HEX2DEC(MID([.C142];4;2))" office:value-type="float" office:value="31" calcext:value-type="float">
            <text:p>31</text:p>
          </table:table-cell>
          <table:table-cell table:formula="of:=HEX2DEC(MID([.C142];6;2))" office:value-type="float" office:value="31" calcext:value-type="float">
            <text:p>31</text:p>
          </table:table-cell>
          <table:table-cell table:formula="of:=&quot;INSERT INTO colors( name, origin, red, green, blue, hex) VALUES('&quot; &amp; TRIM([.B142]) &amp;&quot;', 'http://www.two4u.com/color/big-table.html',&quot; &amp; [.D142] &amp;&quot;,&quot; &amp; [.E142] &amp;&quot;,&quot; &amp; [.F142] &amp;&quot;,'&quot; &amp; [.C142] &amp;&quot;');&quot;" office:value-type="string" office:string-value="INSERT INTO colors( name, origin, red, green, blue, hex) VALUES('gray12', 'http://www.two4u.com/color/big-table.html',31,31,31,'#1f1f1f');" calcext:value-type="string">
            <text:p>INSERT INTO colors( name, origin, red, green, blue, hex) VALUES('gray12', 'http://www.two4u.com/color/big-table.html',31,31,31,'#1f1f1f');</text:p>
          </table:table-cell>
        </table:table-row>
        <table:table-row table:style-name="ro3">
          <table:table-cell table:style-name="ce13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12121-0-0-0-0-0-0-1-0-0-0-0-?1,1" xlink:type="simple">gray13</text:a> </text:p>
          </table:table-cell>
          <table:table-cell office:value-type="string" calcext:value-type="string">
            <text:p>#212121</text:p>
          </table:table-cell>
          <table:table-cell table:formula="of:=HEX2DEC(MID([.C143];2;2))" office:value-type="float" office:value="33" calcext:value-type="float">
            <text:p>33</text:p>
          </table:table-cell>
          <table:table-cell table:formula="of:=HEX2DEC(MID([.C143];4;2))" office:value-type="float" office:value="33" calcext:value-type="float">
            <text:p>33</text:p>
          </table:table-cell>
          <table:table-cell table:formula="of:=HEX2DEC(MID([.C143];6;2))" office:value-type="float" office:value="33" calcext:value-type="float">
            <text:p>33</text:p>
          </table:table-cell>
          <table:table-cell table:formula="of:=&quot;INSERT INTO colors( name, origin, red, green, blue, hex) VALUES('&quot; &amp; TRIM([.B143]) &amp;&quot;', 'http://www.two4u.com/color/big-table.html',&quot; &amp; [.D143] &amp;&quot;,&quot; &amp; [.E143] &amp;&quot;,&quot; &amp; [.F143] &amp;&quot;,'&quot; &amp; [.C143] &amp;&quot;');&quot;" office:value-type="string" office:string-value="INSERT INTO colors( name, origin, red, green, blue, hex) VALUES('gray13', 'http://www.two4u.com/color/big-table.html',33,33,33,'#212121');" calcext:value-type="string">
            <text:p>INSERT INTO colors( name, origin, red, green, blue, hex) VALUES('gray13', 'http://www.two4u.com/color/big-table.html',33,33,33,'#212121');</text:p>
          </table:table-cell>
        </table:table-row>
        <table:table-row table:style-name="ro3">
          <table:table-cell table:style-name="ce14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42424-0-0-0-0-0-0-1-0-0-0-0-?1,1" xlink:type="simple">gray14</text:a> </text:p>
          </table:table-cell>
          <table:table-cell office:value-type="string" calcext:value-type="string">
            <text:p>#242424</text:p>
          </table:table-cell>
          <table:table-cell table:formula="of:=HEX2DEC(MID([.C144];2;2))" office:value-type="float" office:value="36" calcext:value-type="float">
            <text:p>36</text:p>
          </table:table-cell>
          <table:table-cell table:formula="of:=HEX2DEC(MID([.C144];4;2))" office:value-type="float" office:value="36" calcext:value-type="float">
            <text:p>36</text:p>
          </table:table-cell>
          <table:table-cell table:formula="of:=HEX2DEC(MID([.C144];6;2))" office:value-type="float" office:value="36" calcext:value-type="float">
            <text:p>36</text:p>
          </table:table-cell>
          <table:table-cell table:formula="of:=&quot;INSERT INTO colors( name, origin, red, green, blue, hex) VALUES('&quot; &amp; TRIM([.B144]) &amp;&quot;', 'http://www.two4u.com/color/big-table.html',&quot; &amp; [.D144] &amp;&quot;,&quot; &amp; [.E144] &amp;&quot;,&quot; &amp; [.F144] &amp;&quot;,'&quot; &amp; [.C144] &amp;&quot;');&quot;" office:value-type="string" office:string-value="INSERT INTO colors( name, origin, red, green, blue, hex) VALUES('gray14', 'http://www.two4u.com/color/big-table.html',36,36,36,'#242424');" calcext:value-type="string">
            <text:p>INSERT INTO colors( name, origin, red, green, blue, hex) VALUES('gray14', 'http://www.two4u.com/color/big-table.html',36,36,36,'#242424');</text:p>
          </table:table-cell>
        </table:table-row>
        <table:table-row table:style-name="ro3">
          <table:table-cell table:style-name="ce14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62626-0-0-0-0-0-0-1-0-0-0-0-?1,1" xlink:type="simple">gray15</text:a> </text:p>
          </table:table-cell>
          <table:table-cell office:value-type="string" calcext:value-type="string">
            <text:p>#262626</text:p>
          </table:table-cell>
          <table:table-cell table:formula="of:=HEX2DEC(MID([.C145];2;2))" office:value-type="float" office:value="38" calcext:value-type="float">
            <text:p>38</text:p>
          </table:table-cell>
          <table:table-cell table:formula="of:=HEX2DEC(MID([.C145];4;2))" office:value-type="float" office:value="38" calcext:value-type="float">
            <text:p>38</text:p>
          </table:table-cell>
          <table:table-cell table:formula="of:=HEX2DEC(MID([.C145];6;2))" office:value-type="float" office:value="38" calcext:value-type="float">
            <text:p>38</text:p>
          </table:table-cell>
          <table:table-cell table:formula="of:=&quot;INSERT INTO colors( name, origin, red, green, blue, hex) VALUES('&quot; &amp; TRIM([.B145]) &amp;&quot;', 'http://www.two4u.com/color/big-table.html',&quot; &amp; [.D145] &amp;&quot;,&quot; &amp; [.E145] &amp;&quot;,&quot; &amp; [.F145] &amp;&quot;,'&quot; &amp; [.C145] &amp;&quot;');&quot;" office:value-type="string" office:string-value="INSERT INTO colors( name, origin, red, green, blue, hex) VALUES('gray15', 'http://www.two4u.com/color/big-table.html',38,38,38,'#262626');" calcext:value-type="string">
            <text:p>INSERT INTO colors( name, origin, red, green, blue, hex) VALUES('gray15', 'http://www.two4u.com/color/big-table.html',38,38,38,'#262626');</text:p>
          </table:table-cell>
        </table:table-row>
        <table:table-row table:style-name="ro3">
          <table:table-cell table:style-name="ce14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92929-0-0-0-0-0-0-1-0-0-0-0-?1,1" xlink:type="simple">gray16</text:a> </text:p>
          </table:table-cell>
          <table:table-cell office:value-type="string" calcext:value-type="string">
            <text:p>#292929</text:p>
          </table:table-cell>
          <table:table-cell table:formula="of:=HEX2DEC(MID([.C146];2;2))" office:value-type="float" office:value="41" calcext:value-type="float">
            <text:p>41</text:p>
          </table:table-cell>
          <table:table-cell table:formula="of:=HEX2DEC(MID([.C146];4;2))" office:value-type="float" office:value="41" calcext:value-type="float">
            <text:p>41</text:p>
          </table:table-cell>
          <table:table-cell table:formula="of:=HEX2DEC(MID([.C146];6;2))" office:value-type="float" office:value="41" calcext:value-type="float">
            <text:p>41</text:p>
          </table:table-cell>
          <table:table-cell table:formula="of:=&quot;INSERT INTO colors( name, origin, red, green, blue, hex) VALUES('&quot; &amp; TRIM([.B146]) &amp;&quot;', 'http://www.two4u.com/color/big-table.html',&quot; &amp; [.D146] &amp;&quot;,&quot; &amp; [.E146] &amp;&quot;,&quot; &amp; [.F146] &amp;&quot;,'&quot; &amp; [.C146] &amp;&quot;');&quot;" office:value-type="string" office:string-value="INSERT INTO colors( name, origin, red, green, blue, hex) VALUES('gray16', 'http://www.two4u.com/color/big-table.html',41,41,41,'#292929');" calcext:value-type="string">
            <text:p>INSERT INTO colors( name, origin, red, green, blue, hex) VALUES('gray16', 'http://www.two4u.com/color/big-table.html',41,41,41,'#292929');</text:p>
          </table:table-cell>
        </table:table-row>
        <table:table-row table:style-name="ro3">
          <table:table-cell table:style-name="ce14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b2b2b-0-0-0-0-0-0-1-0-0-0-0-?1,1" xlink:type="simple">gray17</text:a> </text:p>
          </table:table-cell>
          <table:table-cell office:value-type="string" calcext:value-type="string">
            <text:p>#2b2b2b</text:p>
          </table:table-cell>
          <table:table-cell table:formula="of:=HEX2DEC(MID([.C147];2;2))" office:value-type="float" office:value="43" calcext:value-type="float">
            <text:p>43</text:p>
          </table:table-cell>
          <table:table-cell table:formula="of:=HEX2DEC(MID([.C147];4;2))" office:value-type="float" office:value="43" calcext:value-type="float">
            <text:p>43</text:p>
          </table:table-cell>
          <table:table-cell table:formula="of:=HEX2DEC(MID([.C147];6;2))" office:value-type="float" office:value="43" calcext:value-type="float">
            <text:p>43</text:p>
          </table:table-cell>
          <table:table-cell table:formula="of:=&quot;INSERT INTO colors( name, origin, red, green, blue, hex) VALUES('&quot; &amp; TRIM([.B147]) &amp;&quot;', 'http://www.two4u.com/color/big-table.html',&quot; &amp; [.D147] &amp;&quot;,&quot; &amp; [.E147] &amp;&quot;,&quot; &amp; [.F147] &amp;&quot;,'&quot; &amp; [.C147] &amp;&quot;');&quot;" office:value-type="string" office:string-value="INSERT INTO colors( name, origin, red, green, blue, hex) VALUES('gray17', 'http://www.two4u.com/color/big-table.html',43,43,43,'#2b2b2b');" calcext:value-type="string">
            <text:p>INSERT INTO colors( name, origin, red, green, blue, hex) VALUES('gray17', 'http://www.two4u.com/color/big-table.html',43,43,43,'#2b2b2b');</text:p>
          </table:table-cell>
        </table:table-row>
        <table:table-row table:style-name="ro3">
          <table:table-cell table:style-name="ce14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e2e2e-0-0-0-0-0-0-1-0-0-0-0-?1,1" xlink:type="simple">gray18</text:a> </text:p>
          </table:table-cell>
          <table:table-cell office:value-type="string" calcext:value-type="string">
            <text:p>#2e2e2e</text:p>
          </table:table-cell>
          <table:table-cell table:formula="of:=HEX2DEC(MID([.C148];2;2))" office:value-type="float" office:value="46" calcext:value-type="float">
            <text:p>46</text:p>
          </table:table-cell>
          <table:table-cell table:formula="of:=HEX2DEC(MID([.C148];4;2))" office:value-type="float" office:value="46" calcext:value-type="float">
            <text:p>46</text:p>
          </table:table-cell>
          <table:table-cell table:formula="of:=HEX2DEC(MID([.C148];6;2))" office:value-type="float" office:value="46" calcext:value-type="float">
            <text:p>46</text:p>
          </table:table-cell>
          <table:table-cell table:formula="of:=&quot;INSERT INTO colors( name, origin, red, green, blue, hex) VALUES('&quot; &amp; TRIM([.B148]) &amp;&quot;', 'http://www.two4u.com/color/big-table.html',&quot; &amp; [.D148] &amp;&quot;,&quot; &amp; [.E148] &amp;&quot;,&quot; &amp; [.F148] &amp;&quot;,'&quot; &amp; [.C148] &amp;&quot;');&quot;" office:value-type="string" office:string-value="INSERT INTO colors( name, origin, red, green, blue, hex) VALUES('gray18', 'http://www.two4u.com/color/big-table.html',46,46,46,'#2e2e2e');" calcext:value-type="string">
            <text:p>INSERT INTO colors( name, origin, red, green, blue, hex) VALUES('gray18', 'http://www.two4u.com/color/big-table.html',46,46,46,'#2e2e2e');</text:p>
          </table:table-cell>
        </table:table-row>
        <table:table-row table:style-name="ro3">
          <table:table-cell table:style-name="ce14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03030-0-0-0-0-0-0-1-0-0-0-0-?1,1" xlink:type="simple">gray19</text:a> </text:p>
          </table:table-cell>
          <table:table-cell office:value-type="string" calcext:value-type="string">
            <text:p>#303030</text:p>
          </table:table-cell>
          <table:table-cell table:formula="of:=HEX2DEC(MID([.C149];2;2))" office:value-type="float" office:value="48" calcext:value-type="float">
            <text:p>48</text:p>
          </table:table-cell>
          <table:table-cell table:formula="of:=HEX2DEC(MID([.C149];4;2))" office:value-type="float" office:value="48" calcext:value-type="float">
            <text:p>48</text:p>
          </table:table-cell>
          <table:table-cell table:formula="of:=HEX2DEC(MID([.C149];6;2))" office:value-type="float" office:value="48" calcext:value-type="float">
            <text:p>48</text:p>
          </table:table-cell>
          <table:table-cell table:formula="of:=&quot;INSERT INTO colors( name, origin, red, green, blue, hex) VALUES('&quot; &amp; TRIM([.B149]) &amp;&quot;', 'http://www.two4u.com/color/big-table.html',&quot; &amp; [.D149] &amp;&quot;,&quot; &amp; [.E149] &amp;&quot;,&quot; &amp; [.F149] &amp;&quot;,'&quot; &amp; [.C149] &amp;&quot;');&quot;" office:value-type="string" office:string-value="INSERT INTO colors( name, origin, red, green, blue, hex) VALUES('gray19', 'http://www.two4u.com/color/big-table.html',48,48,48,'#303030');" calcext:value-type="string">
            <text:p>INSERT INTO colors( name, origin, red, green, blue, hex) VALUES('gray19', 'http://www.two4u.com/color/big-table.html',48,48,48,'#303030');</text:p>
          </table:table-cell>
        </table:table-row>
        <table:table-row table:style-name="ro3">
          <table:table-cell table:style-name="ce14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50505-0-0-0-0-0-0-1-0-0-0-0-?1,1" xlink:type="simple">gray2</text:a> </text:p>
          </table:table-cell>
          <table:table-cell office:value-type="string" calcext:value-type="string">
            <text:p>#050505</text:p>
          </table:table-cell>
          <table:table-cell table:formula="of:=HEX2DEC(MID([.C150];2;2))" office:value-type="float" office:value="5" calcext:value-type="float">
            <text:p>5</text:p>
          </table:table-cell>
          <table:table-cell table:formula="of:=HEX2DEC(MID([.C150];4;2))" office:value-type="float" office:value="5" calcext:value-type="float">
            <text:p>5</text:p>
          </table:table-cell>
          <table:table-cell table:formula="of:=HEX2DEC(MID([.C150];6;2))" office:value-type="float" office:value="5" calcext:value-type="float">
            <text:p>5</text:p>
          </table:table-cell>
          <table:table-cell table:formula="of:=&quot;INSERT INTO colors( name, origin, red, green, blue, hex) VALUES('&quot; &amp; TRIM([.B150]) &amp;&quot;', 'http://www.two4u.com/color/big-table.html',&quot; &amp; [.D150] &amp;&quot;,&quot; &amp; [.E150] &amp;&quot;,&quot; &amp; [.F150] &amp;&quot;,'&quot; &amp; [.C150] &amp;&quot;');&quot;" office:value-type="string" office:string-value="INSERT INTO colors( name, origin, red, green, blue, hex) VALUES('gray2', 'http://www.two4u.com/color/big-table.html',5,5,5,'#050505');" calcext:value-type="string">
            <text:p>INSERT INTO colors( name, origin, red, green, blue, hex) VALUES('gray2', 'http://www.two4u.com/color/big-table.html',5,5,5,'#050505');</text:p>
          </table:table-cell>
        </table:table-row>
        <table:table-row table:style-name="ro3">
          <table:table-cell table:style-name="ce14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33333-0-0-0-0-0-0-1-0-0-0-0-?1,1" xlink:type="simple">gray20</text:a> </text:p>
          </table:table-cell>
          <table:table-cell office:value-type="string" calcext:value-type="string">
            <text:p>#333333</text:p>
          </table:table-cell>
          <table:table-cell table:formula="of:=HEX2DEC(MID([.C151];2;2))" office:value-type="float" office:value="51" calcext:value-type="float">
            <text:p>51</text:p>
          </table:table-cell>
          <table:table-cell table:formula="of:=HEX2DEC(MID([.C151];4;2))" office:value-type="float" office:value="51" calcext:value-type="float">
            <text:p>51</text:p>
          </table:table-cell>
          <table:table-cell table:formula="of:=HEX2DEC(MID([.C151];6;2))" office:value-type="float" office:value="51" calcext:value-type="float">
            <text:p>51</text:p>
          </table:table-cell>
          <table:table-cell table:formula="of:=&quot;INSERT INTO colors( name, origin, red, green, blue, hex) VALUES('&quot; &amp; TRIM([.B151]) &amp;&quot;', 'http://www.two4u.com/color/big-table.html',&quot; &amp; [.D151] &amp;&quot;,&quot; &amp; [.E151] &amp;&quot;,&quot; &amp; [.F151] &amp;&quot;,'&quot; &amp; [.C151] &amp;&quot;');&quot;" office:value-type="string" office:string-value="INSERT INTO colors( name, origin, red, green, blue, hex) VALUES('gray20', 'http://www.two4u.com/color/big-table.html',51,51,51,'#333333');" calcext:value-type="string">
            <text:p>INSERT INTO colors( name, origin, red, green, blue, hex) VALUES('gray20', 'http://www.two4u.com/color/big-table.html',51,51,51,'#333333');</text:p>
          </table:table-cell>
        </table:table-row>
        <table:table-row table:style-name="ro3">
          <table:table-cell table:style-name="ce14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63636-0-0-0-0-0-0-1-0-0-0-0-?1,1" xlink:type="simple">gray21</text:a> </text:p>
          </table:table-cell>
          <table:table-cell office:value-type="string" calcext:value-type="string">
            <text:p>#363636</text:p>
          </table:table-cell>
          <table:table-cell table:formula="of:=HEX2DEC(MID([.C152];2;2))" office:value-type="float" office:value="54" calcext:value-type="float">
            <text:p>54</text:p>
          </table:table-cell>
          <table:table-cell table:formula="of:=HEX2DEC(MID([.C152];4;2))" office:value-type="float" office:value="54" calcext:value-type="float">
            <text:p>54</text:p>
          </table:table-cell>
          <table:table-cell table:formula="of:=HEX2DEC(MID([.C152];6;2))" office:value-type="float" office:value="54" calcext:value-type="float">
            <text:p>54</text:p>
          </table:table-cell>
          <table:table-cell table:formula="of:=&quot;INSERT INTO colors( name, origin, red, green, blue, hex) VALUES('&quot; &amp; TRIM([.B152]) &amp;&quot;', 'http://www.two4u.com/color/big-table.html',&quot; &amp; [.D152] &amp;&quot;,&quot; &amp; [.E152] &amp;&quot;,&quot; &amp; [.F152] &amp;&quot;,'&quot; &amp; [.C152] &amp;&quot;');&quot;" office:value-type="string" office:string-value="INSERT INTO colors( name, origin, red, green, blue, hex) VALUES('gray21', 'http://www.two4u.com/color/big-table.html',54,54,54,'#363636');" calcext:value-type="string">
            <text:p>INSERT INTO colors( name, origin, red, green, blue, hex) VALUES('gray21', 'http://www.two4u.com/color/big-table.html',54,54,54,'#363636');</text:p>
          </table:table-cell>
        </table:table-row>
        <table:table-row table:style-name="ro3">
          <table:table-cell table:style-name="ce14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83838-0-0-0-0-0-0-1-0-0-0-0-?1,1" xlink:type="simple">gray22</text:a> </text:p>
          </table:table-cell>
          <table:table-cell office:value-type="string" calcext:value-type="string">
            <text:p>#383838</text:p>
          </table:table-cell>
          <table:table-cell table:formula="of:=HEX2DEC(MID([.C153];2;2))" office:value-type="float" office:value="56" calcext:value-type="float">
            <text:p>56</text:p>
          </table:table-cell>
          <table:table-cell table:formula="of:=HEX2DEC(MID([.C153];4;2))" office:value-type="float" office:value="56" calcext:value-type="float">
            <text:p>56</text:p>
          </table:table-cell>
          <table:table-cell table:formula="of:=HEX2DEC(MID([.C153];6;2))" office:value-type="float" office:value="56" calcext:value-type="float">
            <text:p>56</text:p>
          </table:table-cell>
          <table:table-cell table:formula="of:=&quot;INSERT INTO colors( name, origin, red, green, blue, hex) VALUES('&quot; &amp; TRIM([.B153]) &amp;&quot;', 'http://www.two4u.com/color/big-table.html',&quot; &amp; [.D153] &amp;&quot;,&quot; &amp; [.E153] &amp;&quot;,&quot; &amp; [.F153] &amp;&quot;,'&quot; &amp; [.C153] &amp;&quot;');&quot;" office:value-type="string" office:string-value="INSERT INTO colors( name, origin, red, green, blue, hex) VALUES('gray22', 'http://www.two4u.com/color/big-table.html',56,56,56,'#383838');" calcext:value-type="string">
            <text:p>INSERT INTO colors( name, origin, red, green, blue, hex) VALUES('gray22', 'http://www.two4u.com/color/big-table.html',56,56,56,'#383838');</text:p>
          </table:table-cell>
        </table:table-row>
        <table:table-row table:style-name="ro3">
          <table:table-cell table:style-name="ce15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b3b3b-0-0-0-0-0-0-1-0-0-0-0-?1,1" xlink:type="simple">gray23</text:a> </text:p>
          </table:table-cell>
          <table:table-cell office:value-type="string" calcext:value-type="string">
            <text:p>#3b3b3b</text:p>
          </table:table-cell>
          <table:table-cell table:formula="of:=HEX2DEC(MID([.C154];2;2))" office:value-type="float" office:value="59" calcext:value-type="float">
            <text:p>59</text:p>
          </table:table-cell>
          <table:table-cell table:formula="of:=HEX2DEC(MID([.C154];4;2))" office:value-type="float" office:value="59" calcext:value-type="float">
            <text:p>59</text:p>
          </table:table-cell>
          <table:table-cell table:formula="of:=HEX2DEC(MID([.C154];6;2))" office:value-type="float" office:value="59" calcext:value-type="float">
            <text:p>59</text:p>
          </table:table-cell>
          <table:table-cell table:formula="of:=&quot;INSERT INTO colors( name, origin, red, green, blue, hex) VALUES('&quot; &amp; TRIM([.B154]) &amp;&quot;', 'http://www.two4u.com/color/big-table.html',&quot; &amp; [.D154] &amp;&quot;,&quot; &amp; [.E154] &amp;&quot;,&quot; &amp; [.F154] &amp;&quot;,'&quot; &amp; [.C154] &amp;&quot;');&quot;" office:value-type="string" office:string-value="INSERT INTO colors( name, origin, red, green, blue, hex) VALUES('gray23', 'http://www.two4u.com/color/big-table.html',59,59,59,'#3b3b3b');" calcext:value-type="string">
            <text:p>INSERT INTO colors( name, origin, red, green, blue, hex) VALUES('gray23', 'http://www.two4u.com/color/big-table.html',59,59,59,'#3b3b3b');</text:p>
          </table:table-cell>
        </table:table-row>
        <table:table-row table:style-name="ro3">
          <table:table-cell table:style-name="ce15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d3d3d-0-0-0-0-0-0-1-0-0-0-0-?1,1" xlink:type="simple">gray24</text:a> </text:p>
          </table:table-cell>
          <table:table-cell office:value-type="string" calcext:value-type="string">
            <text:p>#3d3d3d</text:p>
          </table:table-cell>
          <table:table-cell table:formula="of:=HEX2DEC(MID([.C155];2;2))" office:value-type="float" office:value="61" calcext:value-type="float">
            <text:p>61</text:p>
          </table:table-cell>
          <table:table-cell table:formula="of:=HEX2DEC(MID([.C155];4;2))" office:value-type="float" office:value="61" calcext:value-type="float">
            <text:p>61</text:p>
          </table:table-cell>
          <table:table-cell table:formula="of:=HEX2DEC(MID([.C155];6;2))" office:value-type="float" office:value="61" calcext:value-type="float">
            <text:p>61</text:p>
          </table:table-cell>
          <table:table-cell table:formula="of:=&quot;INSERT INTO colors( name, origin, red, green, blue, hex) VALUES('&quot; &amp; TRIM([.B155]) &amp;&quot;', 'http://www.two4u.com/color/big-table.html',&quot; &amp; [.D155] &amp;&quot;,&quot; &amp; [.E155] &amp;&quot;,&quot; &amp; [.F155] &amp;&quot;,'&quot; &amp; [.C155] &amp;&quot;');&quot;" office:value-type="string" office:string-value="INSERT INTO colors( name, origin, red, green, blue, hex) VALUES('gray24', 'http://www.two4u.com/color/big-table.html',61,61,61,'#3d3d3d');" calcext:value-type="string">
            <text:p>INSERT INTO colors( name, origin, red, green, blue, hex) VALUES('gray24', 'http://www.two4u.com/color/big-table.html',61,61,61,'#3d3d3d');</text:p>
          </table:table-cell>
        </table:table-row>
        <table:table-row table:style-name="ro3">
          <table:table-cell table:style-name="ce15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04040-0-0-0-0-0-0-1-0-0-0-0-?1,1" xlink:type="simple">gray25</text:a> </text:p>
          </table:table-cell>
          <table:table-cell office:value-type="string" calcext:value-type="string">
            <text:p>#404040</text:p>
          </table:table-cell>
          <table:table-cell table:formula="of:=HEX2DEC(MID([.C156];2;2))" office:value-type="float" office:value="64" calcext:value-type="float">
            <text:p>64</text:p>
          </table:table-cell>
          <table:table-cell table:formula="of:=HEX2DEC(MID([.C156];4;2))" office:value-type="float" office:value="64" calcext:value-type="float">
            <text:p>64</text:p>
          </table:table-cell>
          <table:table-cell table:formula="of:=HEX2DEC(MID([.C156];6;2))" office:value-type="float" office:value="64" calcext:value-type="float">
            <text:p>64</text:p>
          </table:table-cell>
          <table:table-cell table:formula="of:=&quot;INSERT INTO colors( name, origin, red, green, blue, hex) VALUES('&quot; &amp; TRIM([.B156]) &amp;&quot;', 'http://www.two4u.com/color/big-table.html',&quot; &amp; [.D156] &amp;&quot;,&quot; &amp; [.E156] &amp;&quot;,&quot; &amp; [.F156] &amp;&quot;,'&quot; &amp; [.C156] &amp;&quot;');&quot;" office:value-type="string" office:string-value="INSERT INTO colors( name, origin, red, green, blue, hex) VALUES('gray25', 'http://www.two4u.com/color/big-table.html',64,64,64,'#404040');" calcext:value-type="string">
            <text:p>INSERT INTO colors( name, origin, red, green, blue, hex) VALUES('gray25', 'http://www.two4u.com/color/big-table.html',64,64,64,'#404040');</text:p>
          </table:table-cell>
        </table:table-row>
        <table:table-row table:style-name="ro3">
          <table:table-cell table:style-name="ce15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24242-0-0-0-0-0-0-1-0-0-0-0-?1,1" xlink:type="simple">gray26</text:a> </text:p>
          </table:table-cell>
          <table:table-cell office:value-type="string" calcext:value-type="string">
            <text:p>#424242</text:p>
          </table:table-cell>
          <table:table-cell table:formula="of:=HEX2DEC(MID([.C157];2;2))" office:value-type="float" office:value="66" calcext:value-type="float">
            <text:p>66</text:p>
          </table:table-cell>
          <table:table-cell table:formula="of:=HEX2DEC(MID([.C157];4;2))" office:value-type="float" office:value="66" calcext:value-type="float">
            <text:p>66</text:p>
          </table:table-cell>
          <table:table-cell table:formula="of:=HEX2DEC(MID([.C157];6;2))" office:value-type="float" office:value="66" calcext:value-type="float">
            <text:p>66</text:p>
          </table:table-cell>
          <table:table-cell table:formula="of:=&quot;INSERT INTO colors( name, origin, red, green, blue, hex) VALUES('&quot; &amp; TRIM([.B157]) &amp;&quot;', 'http://www.two4u.com/color/big-table.html',&quot; &amp; [.D157] &amp;&quot;,&quot; &amp; [.E157] &amp;&quot;,&quot; &amp; [.F157] &amp;&quot;,'&quot; &amp; [.C157] &amp;&quot;');&quot;" office:value-type="string" office:string-value="INSERT INTO colors( name, origin, red, green, blue, hex) VALUES('gray26', 'http://www.two4u.com/color/big-table.html',66,66,66,'#424242');" calcext:value-type="string">
            <text:p>INSERT INTO colors( name, origin, red, green, blue, hex) VALUES('gray26', 'http://www.two4u.com/color/big-table.html',66,66,66,'#424242');</text:p>
          </table:table-cell>
        </table:table-row>
        <table:table-row table:style-name="ro3">
          <table:table-cell table:style-name="ce15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54545-0-0-0-0-0-0-1-0-0-0-0-?1,1" xlink:type="simple">gray27</text:a> </text:p>
          </table:table-cell>
          <table:table-cell office:value-type="string" calcext:value-type="string">
            <text:p>#454545</text:p>
          </table:table-cell>
          <table:table-cell table:formula="of:=HEX2DEC(MID([.C158];2;2))" office:value-type="float" office:value="69" calcext:value-type="float">
            <text:p>69</text:p>
          </table:table-cell>
          <table:table-cell table:formula="of:=HEX2DEC(MID([.C158];4;2))" office:value-type="float" office:value="69" calcext:value-type="float">
            <text:p>69</text:p>
          </table:table-cell>
          <table:table-cell table:formula="of:=HEX2DEC(MID([.C158];6;2))" office:value-type="float" office:value="69" calcext:value-type="float">
            <text:p>69</text:p>
          </table:table-cell>
          <table:table-cell table:formula="of:=&quot;INSERT INTO colors( name, origin, red, green, blue, hex) VALUES('&quot; &amp; TRIM([.B158]) &amp;&quot;', 'http://www.two4u.com/color/big-table.html',&quot; &amp; [.D158] &amp;&quot;,&quot; &amp; [.E158] &amp;&quot;,&quot; &amp; [.F158] &amp;&quot;,'&quot; &amp; [.C158] &amp;&quot;');&quot;" office:value-type="string" office:string-value="INSERT INTO colors( name, origin, red, green, blue, hex) VALUES('gray27', 'http://www.two4u.com/color/big-table.html',69,69,69,'#454545');" calcext:value-type="string">
            <text:p>INSERT INTO colors( name, origin, red, green, blue, hex) VALUES('gray27', 'http://www.two4u.com/color/big-table.html',69,69,69,'#454545');</text:p>
          </table:table-cell>
        </table:table-row>
        <table:table-row table:style-name="ro3">
          <table:table-cell table:style-name="ce15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74747-0-0-0-0-0-0-1-0-0-0-0-?1,1" xlink:type="simple">gray28</text:a> </text:p>
          </table:table-cell>
          <table:table-cell office:value-type="string" calcext:value-type="string">
            <text:p>#474747</text:p>
          </table:table-cell>
          <table:table-cell table:formula="of:=HEX2DEC(MID([.C159];2;2))" office:value-type="float" office:value="71" calcext:value-type="float">
            <text:p>71</text:p>
          </table:table-cell>
          <table:table-cell table:formula="of:=HEX2DEC(MID([.C159];4;2))" office:value-type="float" office:value="71" calcext:value-type="float">
            <text:p>71</text:p>
          </table:table-cell>
          <table:table-cell table:formula="of:=HEX2DEC(MID([.C159];6;2))" office:value-type="float" office:value="71" calcext:value-type="float">
            <text:p>71</text:p>
          </table:table-cell>
          <table:table-cell table:formula="of:=&quot;INSERT INTO colors( name, origin, red, green, blue, hex) VALUES('&quot; &amp; TRIM([.B159]) &amp;&quot;', 'http://www.two4u.com/color/big-table.html',&quot; &amp; [.D159] &amp;&quot;,&quot; &amp; [.E159] &amp;&quot;,&quot; &amp; [.F159] &amp;&quot;,'&quot; &amp; [.C159] &amp;&quot;');&quot;" office:value-type="string" office:string-value="INSERT INTO colors( name, origin, red, green, blue, hex) VALUES('gray28', 'http://www.two4u.com/color/big-table.html',71,71,71,'#474747');" calcext:value-type="string">
            <text:p>INSERT INTO colors( name, origin, red, green, blue, hex) VALUES('gray28', 'http://www.two4u.com/color/big-table.html',71,71,71,'#474747');</text:p>
          </table:table-cell>
        </table:table-row>
        <table:table-row table:style-name="ro3">
          <table:table-cell table:style-name="ce15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a4a4a-0-0-0-0-0-0-1-0-0-0-0-?1,1" xlink:type="simple">gray29</text:a> </text:p>
          </table:table-cell>
          <table:table-cell office:value-type="string" calcext:value-type="string">
            <text:p>#4a4a4a</text:p>
          </table:table-cell>
          <table:table-cell table:formula="of:=HEX2DEC(MID([.C160];2;2))" office:value-type="float" office:value="74" calcext:value-type="float">
            <text:p>74</text:p>
          </table:table-cell>
          <table:table-cell table:formula="of:=HEX2DEC(MID([.C160];4;2))" office:value-type="float" office:value="74" calcext:value-type="float">
            <text:p>74</text:p>
          </table:table-cell>
          <table:table-cell table:formula="of:=HEX2DEC(MID([.C160];6;2))" office:value-type="float" office:value="74" calcext:value-type="float">
            <text:p>74</text:p>
          </table:table-cell>
          <table:table-cell table:formula="of:=&quot;INSERT INTO colors( name, origin, red, green, blue, hex) VALUES('&quot; &amp; TRIM([.B160]) &amp;&quot;', 'http://www.two4u.com/color/big-table.html',&quot; &amp; [.D160] &amp;&quot;,&quot; &amp; [.E160] &amp;&quot;,&quot; &amp; [.F160] &amp;&quot;,'&quot; &amp; [.C160] &amp;&quot;');&quot;" office:value-type="string" office:string-value="INSERT INTO colors( name, origin, red, green, blue, hex) VALUES('gray29', 'http://www.two4u.com/color/big-table.html',74,74,74,'#4a4a4a');" calcext:value-type="string">
            <text:p>INSERT INTO colors( name, origin, red, green, blue, hex) VALUES('gray29', 'http://www.two4u.com/color/big-table.html',74,74,74,'#4a4a4a');</text:p>
          </table:table-cell>
        </table:table-row>
        <table:table-row table:style-name="ro3">
          <table:table-cell table:style-name="ce15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80808-0-0-0-0-0-0-1-0-0-0-0-?1,1" xlink:type="simple">gray3</text:a> </text:p>
          </table:table-cell>
          <table:table-cell office:value-type="string" calcext:value-type="string">
            <text:p>#080808</text:p>
          </table:table-cell>
          <table:table-cell table:formula="of:=HEX2DEC(MID([.C161];2;2))" office:value-type="float" office:value="8" calcext:value-type="float">
            <text:p>8</text:p>
          </table:table-cell>
          <table:table-cell table:formula="of:=HEX2DEC(MID([.C161];4;2))" office:value-type="float" office:value="8" calcext:value-type="float">
            <text:p>8</text:p>
          </table:table-cell>
          <table:table-cell table:formula="of:=HEX2DEC(MID([.C161];6;2))" office:value-type="float" office:value="8" calcext:value-type="float">
            <text:p>8</text:p>
          </table:table-cell>
          <table:table-cell table:formula="of:=&quot;INSERT INTO colors( name, origin, red, green, blue, hex) VALUES('&quot; &amp; TRIM([.B161]) &amp;&quot;', 'http://www.two4u.com/color/big-table.html',&quot; &amp; [.D161] &amp;&quot;,&quot; &amp; [.E161] &amp;&quot;,&quot; &amp; [.F161] &amp;&quot;,'&quot; &amp; [.C161] &amp;&quot;');&quot;" office:value-type="string" office:string-value="INSERT INTO colors( name, origin, red, green, blue, hex) VALUES('gray3', 'http://www.two4u.com/color/big-table.html',8,8,8,'#080808');" calcext:value-type="string">
            <text:p>INSERT INTO colors( name, origin, red, green, blue, hex) VALUES('gray3', 'http://www.two4u.com/color/big-table.html',8,8,8,'#080808');</text:p>
          </table:table-cell>
        </table:table-row>
        <table:table-row table:style-name="ro3">
          <table:table-cell table:style-name="ce15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d4d4d-0-0-0-0-0-0-1-0-0-0-0-?1,1" xlink:type="simple">gray30</text:a> </text:p>
          </table:table-cell>
          <table:table-cell office:value-type="string" calcext:value-type="string">
            <text:p>#4d4d4d</text:p>
          </table:table-cell>
          <table:table-cell table:formula="of:=HEX2DEC(MID([.C162];2;2))" office:value-type="float" office:value="77" calcext:value-type="float">
            <text:p>77</text:p>
          </table:table-cell>
          <table:table-cell table:formula="of:=HEX2DEC(MID([.C162];4;2))" office:value-type="float" office:value="77" calcext:value-type="float">
            <text:p>77</text:p>
          </table:table-cell>
          <table:table-cell table:formula="of:=HEX2DEC(MID([.C162];6;2))" office:value-type="float" office:value="77" calcext:value-type="float">
            <text:p>77</text:p>
          </table:table-cell>
          <table:table-cell table:formula="of:=&quot;INSERT INTO colors( name, origin, red, green, blue, hex) VALUES('&quot; &amp; TRIM([.B162]) &amp;&quot;', 'http://www.two4u.com/color/big-table.html',&quot; &amp; [.D162] &amp;&quot;,&quot; &amp; [.E162] &amp;&quot;,&quot; &amp; [.F162] &amp;&quot;,'&quot; &amp; [.C162] &amp;&quot;');&quot;" office:value-type="string" office:string-value="INSERT INTO colors( name, origin, red, green, blue, hex) VALUES('gray30', 'http://www.two4u.com/color/big-table.html',77,77,77,'#4d4d4d');" calcext:value-type="string">
            <text:p>INSERT INTO colors( name, origin, red, green, blue, hex) VALUES('gray30', 'http://www.two4u.com/color/big-table.html',77,77,77,'#4d4d4d');</text:p>
          </table:table-cell>
        </table:table-row>
        <table:table-row table:style-name="ro3">
          <table:table-cell table:style-name="ce15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f4f4f-0-0-0-0-0-0-1-0-0-0-0-?1,1" xlink:type="simple">gray31</text:a> </text:p>
          </table:table-cell>
          <table:table-cell office:value-type="string" calcext:value-type="string">
            <text:p>#4f4f4f</text:p>
          </table:table-cell>
          <table:table-cell table:formula="of:=HEX2DEC(MID([.C163];2;2))" office:value-type="float" office:value="79" calcext:value-type="float">
            <text:p>79</text:p>
          </table:table-cell>
          <table:table-cell table:formula="of:=HEX2DEC(MID([.C163];4;2))" office:value-type="float" office:value="79" calcext:value-type="float">
            <text:p>79</text:p>
          </table:table-cell>
          <table:table-cell table:formula="of:=HEX2DEC(MID([.C163];6;2))" office:value-type="float" office:value="79" calcext:value-type="float">
            <text:p>79</text:p>
          </table:table-cell>
          <table:table-cell table:formula="of:=&quot;INSERT INTO colors( name, origin, red, green, blue, hex) VALUES('&quot; &amp; TRIM([.B163]) &amp;&quot;', 'http://www.two4u.com/color/big-table.html',&quot; &amp; [.D163] &amp;&quot;,&quot; &amp; [.E163] &amp;&quot;,&quot; &amp; [.F163] &amp;&quot;,'&quot; &amp; [.C163] &amp;&quot;');&quot;" office:value-type="string" office:string-value="INSERT INTO colors( name, origin, red, green, blue, hex) VALUES('gray31', 'http://www.two4u.com/color/big-table.html',79,79,79,'#4f4f4f');" calcext:value-type="string">
            <text:p>INSERT INTO colors( name, origin, red, green, blue, hex) VALUES('gray31', 'http://www.two4u.com/color/big-table.html',79,79,79,'#4f4f4f');</text:p>
          </table:table-cell>
        </table:table-row>
        <table:table-row table:style-name="ro3">
          <table:table-cell table:style-name="ce16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25252-0-0-0-0-0-0-1-0-0-0-0-?1,1" xlink:type="simple">gray32</text:a> </text:p>
          </table:table-cell>
          <table:table-cell office:value-type="string" calcext:value-type="string">
            <text:p>#525252</text:p>
          </table:table-cell>
          <table:table-cell table:formula="of:=HEX2DEC(MID([.C164];2;2))" office:value-type="float" office:value="82" calcext:value-type="float">
            <text:p>82</text:p>
          </table:table-cell>
          <table:table-cell table:formula="of:=HEX2DEC(MID([.C164];4;2))" office:value-type="float" office:value="82" calcext:value-type="float">
            <text:p>82</text:p>
          </table:table-cell>
          <table:table-cell table:formula="of:=HEX2DEC(MID([.C164];6;2))" office:value-type="float" office:value="82" calcext:value-type="float">
            <text:p>82</text:p>
          </table:table-cell>
          <table:table-cell table:formula="of:=&quot;INSERT INTO colors( name, origin, red, green, blue, hex) VALUES('&quot; &amp; TRIM([.B164]) &amp;&quot;', 'http://www.two4u.com/color/big-table.html',&quot; &amp; [.D164] &amp;&quot;,&quot; &amp; [.E164] &amp;&quot;,&quot; &amp; [.F164] &amp;&quot;,'&quot; &amp; [.C164] &amp;&quot;');&quot;" office:value-type="string" office:string-value="INSERT INTO colors( name, origin, red, green, blue, hex) VALUES('gray32', 'http://www.two4u.com/color/big-table.html',82,82,82,'#525252');" calcext:value-type="string">
            <text:p>INSERT INTO colors( name, origin, red, green, blue, hex) VALUES('gray32', 'http://www.two4u.com/color/big-table.html',82,82,82,'#525252');</text:p>
          </table:table-cell>
        </table:table-row>
        <table:table-row table:style-name="ro3">
          <table:table-cell table:style-name="ce16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45454-0-0-0-0-0-0-1-0-0-0-0-?1,1" xlink:type="simple">gray33</text:a> </text:p>
          </table:table-cell>
          <table:table-cell office:value-type="string" calcext:value-type="string">
            <text:p>#545454</text:p>
          </table:table-cell>
          <table:table-cell table:formula="of:=HEX2DEC(MID([.C165];2;2))" office:value-type="float" office:value="84" calcext:value-type="float">
            <text:p>84</text:p>
          </table:table-cell>
          <table:table-cell table:formula="of:=HEX2DEC(MID([.C165];4;2))" office:value-type="float" office:value="84" calcext:value-type="float">
            <text:p>84</text:p>
          </table:table-cell>
          <table:table-cell table:formula="of:=HEX2DEC(MID([.C165];6;2))" office:value-type="float" office:value="84" calcext:value-type="float">
            <text:p>84</text:p>
          </table:table-cell>
          <table:table-cell table:formula="of:=&quot;INSERT INTO colors( name, origin, red, green, blue, hex) VALUES('&quot; &amp; TRIM([.B165]) &amp;&quot;', 'http://www.two4u.com/color/big-table.html',&quot; &amp; [.D165] &amp;&quot;,&quot; &amp; [.E165] &amp;&quot;,&quot; &amp; [.F165] &amp;&quot;,'&quot; &amp; [.C165] &amp;&quot;');&quot;" office:value-type="string" office:string-value="INSERT INTO colors( name, origin, red, green, blue, hex) VALUES('gray33', 'http://www.two4u.com/color/big-table.html',84,84,84,'#545454');" calcext:value-type="string">
            <text:p>INSERT INTO colors( name, origin, red, green, blue, hex) VALUES('gray33', 'http://www.two4u.com/color/big-table.html',84,84,84,'#545454');</text:p>
          </table:table-cell>
        </table:table-row>
        <table:table-row table:style-name="ro3">
          <table:table-cell table:style-name="ce16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75757-0-0-0-0-0-0-1-0-0-0-0-?1,1" xlink:type="simple">gray34</text:a> </text:p>
          </table:table-cell>
          <table:table-cell office:value-type="string" calcext:value-type="string">
            <text:p>#575757</text:p>
          </table:table-cell>
          <table:table-cell table:formula="of:=HEX2DEC(MID([.C166];2;2))" office:value-type="float" office:value="87" calcext:value-type="float">
            <text:p>87</text:p>
          </table:table-cell>
          <table:table-cell table:formula="of:=HEX2DEC(MID([.C166];4;2))" office:value-type="float" office:value="87" calcext:value-type="float">
            <text:p>87</text:p>
          </table:table-cell>
          <table:table-cell table:formula="of:=HEX2DEC(MID([.C166];6;2))" office:value-type="float" office:value="87" calcext:value-type="float">
            <text:p>87</text:p>
          </table:table-cell>
          <table:table-cell table:formula="of:=&quot;INSERT INTO colors( name, origin, red, green, blue, hex) VALUES('&quot; &amp; TRIM([.B166]) &amp;&quot;', 'http://www.two4u.com/color/big-table.html',&quot; &amp; [.D166] &amp;&quot;,&quot; &amp; [.E166] &amp;&quot;,&quot; &amp; [.F166] &amp;&quot;,'&quot; &amp; [.C166] &amp;&quot;');&quot;" office:value-type="string" office:string-value="INSERT INTO colors( name, origin, red, green, blue, hex) VALUES('gray34', 'http://www.two4u.com/color/big-table.html',87,87,87,'#575757');" calcext:value-type="string">
            <text:p>INSERT INTO colors( name, origin, red, green, blue, hex) VALUES('gray34', 'http://www.two4u.com/color/big-table.html',87,87,87,'#575757');</text:p>
          </table:table-cell>
        </table:table-row>
        <table:table-row table:style-name="ro3">
          <table:table-cell table:style-name="ce16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95959-0-0-0-0-0-0-1-0-0-0-0-?1,1" xlink:type="simple">gray35</text:a> </text:p>
          </table:table-cell>
          <table:table-cell office:value-type="string" calcext:value-type="string">
            <text:p>#595959</text:p>
          </table:table-cell>
          <table:table-cell table:formula="of:=HEX2DEC(MID([.C167];2;2))" office:value-type="float" office:value="89" calcext:value-type="float">
            <text:p>89</text:p>
          </table:table-cell>
          <table:table-cell table:formula="of:=HEX2DEC(MID([.C167];4;2))" office:value-type="float" office:value="89" calcext:value-type="float">
            <text:p>89</text:p>
          </table:table-cell>
          <table:table-cell table:formula="of:=HEX2DEC(MID([.C167];6;2))" office:value-type="float" office:value="89" calcext:value-type="float">
            <text:p>89</text:p>
          </table:table-cell>
          <table:table-cell table:formula="of:=&quot;INSERT INTO colors( name, origin, red, green, blue, hex) VALUES('&quot; &amp; TRIM([.B167]) &amp;&quot;', 'http://www.two4u.com/color/big-table.html',&quot; &amp; [.D167] &amp;&quot;,&quot; &amp; [.E167] &amp;&quot;,&quot; &amp; [.F167] &amp;&quot;,'&quot; &amp; [.C167] &amp;&quot;');&quot;" office:value-type="string" office:string-value="INSERT INTO colors( name, origin, red, green, blue, hex) VALUES('gray35', 'http://www.two4u.com/color/big-table.html',89,89,89,'#595959');" calcext:value-type="string">
            <text:p>INSERT INTO colors( name, origin, red, green, blue, hex) VALUES('gray35', 'http://www.two4u.com/color/big-table.html',89,89,89,'#595959');</text:p>
          </table:table-cell>
        </table:table-row>
        <table:table-row table:style-name="ro3">
          <table:table-cell table:style-name="ce16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c5c5c-0-0-0-0-0-0-1-0-0-0-0-?1,1" xlink:type="simple">gray36</text:a> </text:p>
          </table:table-cell>
          <table:table-cell office:value-type="string" calcext:value-type="string">
            <text:p>#5c5c5c</text:p>
          </table:table-cell>
          <table:table-cell table:formula="of:=HEX2DEC(MID([.C168];2;2))" office:value-type="float" office:value="92" calcext:value-type="float">
            <text:p>92</text:p>
          </table:table-cell>
          <table:table-cell table:formula="of:=HEX2DEC(MID([.C168];4;2))" office:value-type="float" office:value="92" calcext:value-type="float">
            <text:p>92</text:p>
          </table:table-cell>
          <table:table-cell table:formula="of:=HEX2DEC(MID([.C168];6;2))" office:value-type="float" office:value="92" calcext:value-type="float">
            <text:p>92</text:p>
          </table:table-cell>
          <table:table-cell table:formula="of:=&quot;INSERT INTO colors( name, origin, red, green, blue, hex) VALUES('&quot; &amp; TRIM([.B168]) &amp;&quot;', 'http://www.two4u.com/color/big-table.html',&quot; &amp; [.D168] &amp;&quot;,&quot; &amp; [.E168] &amp;&quot;,&quot; &amp; [.F168] &amp;&quot;,'&quot; &amp; [.C168] &amp;&quot;');&quot;" office:value-type="string" office:string-value="INSERT INTO colors( name, origin, red, green, blue, hex) VALUES('gray36', 'http://www.two4u.com/color/big-table.html',92,92,92,'#5c5c5c');" calcext:value-type="string">
            <text:p>INSERT INTO colors( name, origin, red, green, blue, hex) VALUES('gray36', 'http://www.two4u.com/color/big-table.html',92,92,92,'#5c5c5c');</text:p>
          </table:table-cell>
        </table:table-row>
        <table:table-row table:style-name="ro3">
          <table:table-cell table:style-name="ce16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e5e5e-0-0-0-0-0-0-1-0-0-0-0-?1,1" xlink:type="simple">gray37</text:a> </text:p>
          </table:table-cell>
          <table:table-cell office:value-type="string" calcext:value-type="string">
            <text:p>#5e5e5e</text:p>
          </table:table-cell>
          <table:table-cell table:formula="of:=HEX2DEC(MID([.C169];2;2))" office:value-type="float" office:value="94" calcext:value-type="float">
            <text:p>94</text:p>
          </table:table-cell>
          <table:table-cell table:formula="of:=HEX2DEC(MID([.C169];4;2))" office:value-type="float" office:value="94" calcext:value-type="float">
            <text:p>94</text:p>
          </table:table-cell>
          <table:table-cell table:formula="of:=HEX2DEC(MID([.C169];6;2))" office:value-type="float" office:value="94" calcext:value-type="float">
            <text:p>94</text:p>
          </table:table-cell>
          <table:table-cell table:formula="of:=&quot;INSERT INTO colors( name, origin, red, green, blue, hex) VALUES('&quot; &amp; TRIM([.B169]) &amp;&quot;', 'http://www.two4u.com/color/big-table.html',&quot; &amp; [.D169] &amp;&quot;,&quot; &amp; [.E169] &amp;&quot;,&quot; &amp; [.F169] &amp;&quot;,'&quot; &amp; [.C169] &amp;&quot;');&quot;" office:value-type="string" office:string-value="INSERT INTO colors( name, origin, red, green, blue, hex) VALUES('gray37', 'http://www.two4u.com/color/big-table.html',94,94,94,'#5e5e5e');" calcext:value-type="string">
            <text:p>INSERT INTO colors( name, origin, red, green, blue, hex) VALUES('gray37', 'http://www.two4u.com/color/big-table.html',94,94,94,'#5e5e5e');</text:p>
          </table:table-cell>
        </table:table-row>
        <table:table-row table:style-name="ro3">
          <table:table-cell table:style-name="ce16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16161-0-0-0-0-0-0-1-0-0-0-0-?1,1" xlink:type="simple">gray38</text:a> </text:p>
          </table:table-cell>
          <table:table-cell office:value-type="string" calcext:value-type="string">
            <text:p>#616161</text:p>
          </table:table-cell>
          <table:table-cell table:formula="of:=HEX2DEC(MID([.C170];2;2))" office:value-type="float" office:value="97" calcext:value-type="float">
            <text:p>97</text:p>
          </table:table-cell>
          <table:table-cell table:formula="of:=HEX2DEC(MID([.C170];4;2))" office:value-type="float" office:value="97" calcext:value-type="float">
            <text:p>97</text:p>
          </table:table-cell>
          <table:table-cell table:formula="of:=HEX2DEC(MID([.C170];6;2))" office:value-type="float" office:value="97" calcext:value-type="float">
            <text:p>97</text:p>
          </table:table-cell>
          <table:table-cell table:formula="of:=&quot;INSERT INTO colors( name, origin, red, green, blue, hex) VALUES('&quot; &amp; TRIM([.B170]) &amp;&quot;', 'http://www.two4u.com/color/big-table.html',&quot; &amp; [.D170] &amp;&quot;,&quot; &amp; [.E170] &amp;&quot;,&quot; &amp; [.F170] &amp;&quot;,'&quot; &amp; [.C170] &amp;&quot;');&quot;" office:value-type="string" office:string-value="INSERT INTO colors( name, origin, red, green, blue, hex) VALUES('gray38', 'http://www.two4u.com/color/big-table.html',97,97,97,'#616161');" calcext:value-type="string">
            <text:p>INSERT INTO colors( name, origin, red, green, blue, hex) VALUES('gray38', 'http://www.two4u.com/color/big-table.html',97,97,97,'#616161');</text:p>
          </table:table-cell>
        </table:table-row>
        <table:table-row table:style-name="ro3">
          <table:table-cell table:style-name="ce16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36363-0-0-0-0-0-0-1-0-0-0-0-?1,1" xlink:type="simple">gray39</text:a> </text:p>
          </table:table-cell>
          <table:table-cell office:value-type="string" calcext:value-type="string">
            <text:p>#636363</text:p>
          </table:table-cell>
          <table:table-cell table:formula="of:=HEX2DEC(MID([.C171];2;2))" office:value-type="float" office:value="99" calcext:value-type="float">
            <text:p>99</text:p>
          </table:table-cell>
          <table:table-cell table:formula="of:=HEX2DEC(MID([.C171];4;2))" office:value-type="float" office:value="99" calcext:value-type="float">
            <text:p>99</text:p>
          </table:table-cell>
          <table:table-cell table:formula="of:=HEX2DEC(MID([.C171];6;2))" office:value-type="float" office:value="99" calcext:value-type="float">
            <text:p>99</text:p>
          </table:table-cell>
          <table:table-cell table:formula="of:=&quot;INSERT INTO colors( name, origin, red, green, blue, hex) VALUES('&quot; &amp; TRIM([.B171]) &amp;&quot;', 'http://www.two4u.com/color/big-table.html',&quot; &amp; [.D171] &amp;&quot;,&quot; &amp; [.E171] &amp;&quot;,&quot; &amp; [.F171] &amp;&quot;,'&quot; &amp; [.C171] &amp;&quot;');&quot;" office:value-type="string" office:string-value="INSERT INTO colors( name, origin, red, green, blue, hex) VALUES('gray39', 'http://www.two4u.com/color/big-table.html',99,99,99,'#636363');" calcext:value-type="string">
            <text:p>INSERT INTO colors( name, origin, red, green, blue, hex) VALUES('gray39', 'http://www.two4u.com/color/big-table.html',99,99,99,'#636363');</text:p>
          </table:table-cell>
        </table:table-row>
        <table:table-row table:style-name="ro3">
          <table:table-cell table:style-name="ce16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a0a0a-0-0-0-0-0-0-1-0-0-0-0-?1,1" xlink:type="simple">gray4</text:a> </text:p>
          </table:table-cell>
          <table:table-cell office:value-type="string" calcext:value-type="string">
            <text:p>#0a0a0a</text:p>
          </table:table-cell>
          <table:table-cell table:formula="of:=HEX2DEC(MID([.C172];2;2))" office:value-type="float" office:value="10" calcext:value-type="float">
            <text:p>10</text:p>
          </table:table-cell>
          <table:table-cell table:formula="of:=HEX2DEC(MID([.C172];4;2))" office:value-type="float" office:value="10" calcext:value-type="float">
            <text:p>10</text:p>
          </table:table-cell>
          <table:table-cell table:formula="of:=HEX2DEC(MID([.C172];6;2))" office:value-type="float" office:value="10" calcext:value-type="float">
            <text:p>10</text:p>
          </table:table-cell>
          <table:table-cell table:formula="of:=&quot;INSERT INTO colors( name, origin, red, green, blue, hex) VALUES('&quot; &amp; TRIM([.B172]) &amp;&quot;', 'http://www.two4u.com/color/big-table.html',&quot; &amp; [.D172] &amp;&quot;,&quot; &amp; [.E172] &amp;&quot;,&quot; &amp; [.F172] &amp;&quot;,'&quot; &amp; [.C172] &amp;&quot;');&quot;" office:value-type="string" office:string-value="INSERT INTO colors( name, origin, red, green, blue, hex) VALUES('gray4', 'http://www.two4u.com/color/big-table.html',10,10,10,'#0a0a0a');" calcext:value-type="string">
            <text:p>INSERT INTO colors( name, origin, red, green, blue, hex) VALUES('gray4', 'http://www.two4u.com/color/big-table.html',10,10,10,'#0a0a0a');</text:p>
          </table:table-cell>
        </table:table-row>
        <table:table-row table:style-name="ro3">
          <table:table-cell table:style-name="ce16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66666-0-0-0-0-0-0-1-0-0-0-0-?1,1" xlink:type="simple">gray40</text:a> </text:p>
          </table:table-cell>
          <table:table-cell office:value-type="string" calcext:value-type="string">
            <text:p>#666666</text:p>
          </table:table-cell>
          <table:table-cell table:formula="of:=HEX2DEC(MID([.C173];2;2))" office:value-type="float" office:value="102" calcext:value-type="float">
            <text:p>102</text:p>
          </table:table-cell>
          <table:table-cell table:formula="of:=HEX2DEC(MID([.C173];4;2))" office:value-type="float" office:value="102" calcext:value-type="float">
            <text:p>102</text:p>
          </table:table-cell>
          <table:table-cell table:formula="of:=HEX2DEC(MID([.C173];6;2))" office:value-type="float" office:value="102" calcext:value-type="float">
            <text:p>102</text:p>
          </table:table-cell>
          <table:table-cell table:formula="of:=&quot;INSERT INTO colors( name, origin, red, green, blue, hex) VALUES('&quot; &amp; TRIM([.B173]) &amp;&quot;', 'http://www.two4u.com/color/big-table.html',&quot; &amp; [.D173] &amp;&quot;,&quot; &amp; [.E173] &amp;&quot;,&quot; &amp; [.F173] &amp;&quot;,'&quot; &amp; [.C173] &amp;&quot;');&quot;" office:value-type="string" office:string-value="INSERT INTO colors( name, origin, red, green, blue, hex) VALUES('gray40', 'http://www.two4u.com/color/big-table.html',102,102,102,'#666666');" calcext:value-type="string">
            <text:p>INSERT INTO colors( name, origin, red, green, blue, hex) VALUES('gray40', 'http://www.two4u.com/color/big-table.html',102,102,102,'#666666');</text:p>
          </table:table-cell>
        </table:table-row>
        <table:table-row table:style-name="ro3">
          <table:table-cell table:style-name="ce11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96969-0-0-0-0-0-0-1-0-0-0-0-?1,1" xlink:type="simple">gray41</text:a> </text:p>
          </table:table-cell>
          <table:table-cell office:value-type="string" calcext:value-type="string">
            <text:p>#696969</text:p>
          </table:table-cell>
          <table:table-cell table:formula="of:=HEX2DEC(MID([.C174];2;2))" office:value-type="float" office:value="105" calcext:value-type="float">
            <text:p>105</text:p>
          </table:table-cell>
          <table:table-cell table:formula="of:=HEX2DEC(MID([.C174];4;2))" office:value-type="float" office:value="105" calcext:value-type="float">
            <text:p>105</text:p>
          </table:table-cell>
          <table:table-cell table:formula="of:=HEX2DEC(MID([.C174];6;2))" office:value-type="float" office:value="105" calcext:value-type="float">
            <text:p>105</text:p>
          </table:table-cell>
          <table:table-cell table:formula="of:=&quot;INSERT INTO colors( name, origin, red, green, blue, hex) VALUES('&quot; &amp; TRIM([.B174]) &amp;&quot;', 'http://www.two4u.com/color/big-table.html',&quot; &amp; [.D174] &amp;&quot;,&quot; &amp; [.E174] &amp;&quot;,&quot; &amp; [.F174] &amp;&quot;,'&quot; &amp; [.C174] &amp;&quot;');&quot;" office:value-type="string" office:string-value="INSERT INTO colors( name, origin, red, green, blue, hex) VALUES('gray41', 'http://www.two4u.com/color/big-table.html',105,105,105,'#696969');" calcext:value-type="string">
            <text:p>INSERT INTO colors( name, origin, red, green, blue, hex) VALUES('gray41', 'http://www.two4u.com/color/big-table.html',105,105,105,'#696969');</text:p>
          </table:table-cell>
        </table:table-row>
        <table:table-row table:style-name="ro3">
          <table:table-cell table:style-name="ce17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b6b6b-0-0-0-0-0-0-1-0-0-0-0-?1,1" xlink:type="simple">gray42</text:a> </text:p>
          </table:table-cell>
          <table:table-cell office:value-type="string" calcext:value-type="string">
            <text:p>#6b6b6b</text:p>
          </table:table-cell>
          <table:table-cell table:formula="of:=HEX2DEC(MID([.C175];2;2))" office:value-type="float" office:value="107" calcext:value-type="float">
            <text:p>107</text:p>
          </table:table-cell>
          <table:table-cell table:formula="of:=HEX2DEC(MID([.C175];4;2))" office:value-type="float" office:value="107" calcext:value-type="float">
            <text:p>107</text:p>
          </table:table-cell>
          <table:table-cell table:formula="of:=HEX2DEC(MID([.C175];6;2))" office:value-type="float" office:value="107" calcext:value-type="float">
            <text:p>107</text:p>
          </table:table-cell>
          <table:table-cell table:formula="of:=&quot;INSERT INTO colors( name, origin, red, green, blue, hex) VALUES('&quot; &amp; TRIM([.B175]) &amp;&quot;', 'http://www.two4u.com/color/big-table.html',&quot; &amp; [.D175] &amp;&quot;,&quot; &amp; [.E175] &amp;&quot;,&quot; &amp; [.F175] &amp;&quot;,'&quot; &amp; [.C175] &amp;&quot;');&quot;" office:value-type="string" office:string-value="INSERT INTO colors( name, origin, red, green, blue, hex) VALUES('gray42', 'http://www.two4u.com/color/big-table.html',107,107,107,'#6b6b6b');" calcext:value-type="string">
            <text:p>INSERT INTO colors( name, origin, red, green, blue, hex) VALUES('gray42', 'http://www.two4u.com/color/big-table.html',107,107,107,'#6b6b6b');</text:p>
          </table:table-cell>
        </table:table-row>
        <table:table-row table:style-name="ro3">
          <table:table-cell table:style-name="ce17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e6e6e-0-0-0-0-0-0-1-0-0-0-0-?1,1" xlink:type="simple">gray43</text:a> </text:p>
          </table:table-cell>
          <table:table-cell office:value-type="string" calcext:value-type="string">
            <text:p>#6e6e6e</text:p>
          </table:table-cell>
          <table:table-cell table:formula="of:=HEX2DEC(MID([.C176];2;2))" office:value-type="float" office:value="110" calcext:value-type="float">
            <text:p>110</text:p>
          </table:table-cell>
          <table:table-cell table:formula="of:=HEX2DEC(MID([.C176];4;2))" office:value-type="float" office:value="110" calcext:value-type="float">
            <text:p>110</text:p>
          </table:table-cell>
          <table:table-cell table:formula="of:=HEX2DEC(MID([.C176];6;2))" office:value-type="float" office:value="110" calcext:value-type="float">
            <text:p>110</text:p>
          </table:table-cell>
          <table:table-cell table:formula="of:=&quot;INSERT INTO colors( name, origin, red, green, blue, hex) VALUES('&quot; &amp; TRIM([.B176]) &amp;&quot;', 'http://www.two4u.com/color/big-table.html',&quot; &amp; [.D176] &amp;&quot;,&quot; &amp; [.E176] &amp;&quot;,&quot; &amp; [.F176] &amp;&quot;,'&quot; &amp; [.C176] &amp;&quot;');&quot;" office:value-type="string" office:string-value="INSERT INTO colors( name, origin, red, green, blue, hex) VALUES('gray43', 'http://www.two4u.com/color/big-table.html',110,110,110,'#6e6e6e');" calcext:value-type="string">
            <text:p>INSERT INTO colors( name, origin, red, green, blue, hex) VALUES('gray43', 'http://www.two4u.com/color/big-table.html',110,110,110,'#6e6e6e');</text:p>
          </table:table-cell>
        </table:table-row>
        <table:table-row table:style-name="ro3">
          <table:table-cell table:style-name="ce17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07070-0-0-0-0-0-0-1-0-0-0-0-?1,1" xlink:type="simple">gray44</text:a> </text:p>
          </table:table-cell>
          <table:table-cell office:value-type="string" calcext:value-type="string">
            <text:p>#707070</text:p>
          </table:table-cell>
          <table:table-cell table:formula="of:=HEX2DEC(MID([.C177];2;2))" office:value-type="float" office:value="112" calcext:value-type="float">
            <text:p>112</text:p>
          </table:table-cell>
          <table:table-cell table:formula="of:=HEX2DEC(MID([.C177];4;2))" office:value-type="float" office:value="112" calcext:value-type="float">
            <text:p>112</text:p>
          </table:table-cell>
          <table:table-cell table:formula="of:=HEX2DEC(MID([.C177];6;2))" office:value-type="float" office:value="112" calcext:value-type="float">
            <text:p>112</text:p>
          </table:table-cell>
          <table:table-cell table:formula="of:=&quot;INSERT INTO colors( name, origin, red, green, blue, hex) VALUES('&quot; &amp; TRIM([.B177]) &amp;&quot;', 'http://www.two4u.com/color/big-table.html',&quot; &amp; [.D177] &amp;&quot;,&quot; &amp; [.E177] &amp;&quot;,&quot; &amp; [.F177] &amp;&quot;,'&quot; &amp; [.C177] &amp;&quot;');&quot;" office:value-type="string" office:string-value="INSERT INTO colors( name, origin, red, green, blue, hex) VALUES('gray44', 'http://www.two4u.com/color/big-table.html',112,112,112,'#707070');" calcext:value-type="string">
            <text:p>INSERT INTO colors( name, origin, red, green, blue, hex) VALUES('gray44', 'http://www.two4u.com/color/big-table.html',112,112,112,'#707070');</text:p>
          </table:table-cell>
        </table:table-row>
        <table:table-row table:style-name="ro3">
          <table:table-cell table:style-name="ce17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37373-0-0-0-0-0-0-1-0-0-0-0-?1,1" xlink:type="simple">gray45</text:a> </text:p>
          </table:table-cell>
          <table:table-cell office:value-type="string" calcext:value-type="string">
            <text:p>#737373</text:p>
          </table:table-cell>
          <table:table-cell table:formula="of:=HEX2DEC(MID([.C178];2;2))" office:value-type="float" office:value="115" calcext:value-type="float">
            <text:p>115</text:p>
          </table:table-cell>
          <table:table-cell table:formula="of:=HEX2DEC(MID([.C178];4;2))" office:value-type="float" office:value="115" calcext:value-type="float">
            <text:p>115</text:p>
          </table:table-cell>
          <table:table-cell table:formula="of:=HEX2DEC(MID([.C178];6;2))" office:value-type="float" office:value="115" calcext:value-type="float">
            <text:p>115</text:p>
          </table:table-cell>
          <table:table-cell table:formula="of:=&quot;INSERT INTO colors( name, origin, red, green, blue, hex) VALUES('&quot; &amp; TRIM([.B178]) &amp;&quot;', 'http://www.two4u.com/color/big-table.html',&quot; &amp; [.D178] &amp;&quot;,&quot; &amp; [.E178] &amp;&quot;,&quot; &amp; [.F178] &amp;&quot;,'&quot; &amp; [.C178] &amp;&quot;');&quot;" office:value-type="string" office:string-value="INSERT INTO colors( name, origin, red, green, blue, hex) VALUES('gray45', 'http://www.two4u.com/color/big-table.html',115,115,115,'#737373');" calcext:value-type="string">
            <text:p>INSERT INTO colors( name, origin, red, green, blue, hex) VALUES('gray45', 'http://www.two4u.com/color/big-table.html',115,115,115,'#737373');</text:p>
          </table:table-cell>
        </table:table-row>
        <table:table-row table:style-name="ro3">
          <table:table-cell table:style-name="ce17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57575-0-0-0-0-0-0-1-0-0-0-0-?1,1" xlink:type="simple">gray46</text:a> </text:p>
          </table:table-cell>
          <table:table-cell office:value-type="string" calcext:value-type="string">
            <text:p>#757575</text:p>
          </table:table-cell>
          <table:table-cell table:formula="of:=HEX2DEC(MID([.C179];2;2))" office:value-type="float" office:value="117" calcext:value-type="float">
            <text:p>117</text:p>
          </table:table-cell>
          <table:table-cell table:formula="of:=HEX2DEC(MID([.C179];4;2))" office:value-type="float" office:value="117" calcext:value-type="float">
            <text:p>117</text:p>
          </table:table-cell>
          <table:table-cell table:formula="of:=HEX2DEC(MID([.C179];6;2))" office:value-type="float" office:value="117" calcext:value-type="float">
            <text:p>117</text:p>
          </table:table-cell>
          <table:table-cell table:formula="of:=&quot;INSERT INTO colors( name, origin, red, green, blue, hex) VALUES('&quot; &amp; TRIM([.B179]) &amp;&quot;', 'http://www.two4u.com/color/big-table.html',&quot; &amp; [.D179] &amp;&quot;,&quot; &amp; [.E179] &amp;&quot;,&quot; &amp; [.F179] &amp;&quot;,'&quot; &amp; [.C179] &amp;&quot;');&quot;" office:value-type="string" office:string-value="INSERT INTO colors( name, origin, red, green, blue, hex) VALUES('gray46', 'http://www.two4u.com/color/big-table.html',117,117,117,'#757575');" calcext:value-type="string">
            <text:p>INSERT INTO colors( name, origin, red, green, blue, hex) VALUES('gray46', 'http://www.two4u.com/color/big-table.html',117,117,117,'#757575');</text:p>
          </table:table-cell>
        </table:table-row>
        <table:table-row table:style-name="ro3">
          <table:table-cell table:style-name="ce17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87878-0-0-0-0-0-0-1-0-0-0-0-?1,1" xlink:type="simple">gray47</text:a> </text:p>
          </table:table-cell>
          <table:table-cell office:value-type="string" calcext:value-type="string">
            <text:p>#787878</text:p>
          </table:table-cell>
          <table:table-cell table:formula="of:=HEX2DEC(MID([.C180];2;2))" office:value-type="float" office:value="120" calcext:value-type="float">
            <text:p>120</text:p>
          </table:table-cell>
          <table:table-cell table:formula="of:=HEX2DEC(MID([.C180];4;2))" office:value-type="float" office:value="120" calcext:value-type="float">
            <text:p>120</text:p>
          </table:table-cell>
          <table:table-cell table:formula="of:=HEX2DEC(MID([.C180];6;2))" office:value-type="float" office:value="120" calcext:value-type="float">
            <text:p>120</text:p>
          </table:table-cell>
          <table:table-cell table:formula="of:=&quot;INSERT INTO colors( name, origin, red, green, blue, hex) VALUES('&quot; &amp; TRIM([.B180]) &amp;&quot;', 'http://www.two4u.com/color/big-table.html',&quot; &amp; [.D180] &amp;&quot;,&quot; &amp; [.E180] &amp;&quot;,&quot; &amp; [.F180] &amp;&quot;,'&quot; &amp; [.C180] &amp;&quot;');&quot;" office:value-type="string" office:string-value="INSERT INTO colors( name, origin, red, green, blue, hex) VALUES('gray47', 'http://www.two4u.com/color/big-table.html',120,120,120,'#787878');" calcext:value-type="string">
            <text:p>INSERT INTO colors( name, origin, red, green, blue, hex) VALUES('gray47', 'http://www.two4u.com/color/big-table.html',120,120,120,'#787878');</text:p>
          </table:table-cell>
        </table:table-row>
        <table:table-row table:style-name="ro3">
          <table:table-cell table:style-name="ce17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a7a7a-0-0-0-0-0-0-1-0-0-0-0-?1,1" xlink:type="simple">gray48</text:a> </text:p>
          </table:table-cell>
          <table:table-cell office:value-type="string" calcext:value-type="string">
            <text:p>#7a7a7a</text:p>
          </table:table-cell>
          <table:table-cell table:formula="of:=HEX2DEC(MID([.C181];2;2))" office:value-type="float" office:value="122" calcext:value-type="float">
            <text:p>122</text:p>
          </table:table-cell>
          <table:table-cell table:formula="of:=HEX2DEC(MID([.C181];4;2))" office:value-type="float" office:value="122" calcext:value-type="float">
            <text:p>122</text:p>
          </table:table-cell>
          <table:table-cell table:formula="of:=HEX2DEC(MID([.C181];6;2))" office:value-type="float" office:value="122" calcext:value-type="float">
            <text:p>122</text:p>
          </table:table-cell>
          <table:table-cell table:formula="of:=&quot;INSERT INTO colors( name, origin, red, green, blue, hex) VALUES('&quot; &amp; TRIM([.B181]) &amp;&quot;', 'http://www.two4u.com/color/big-table.html',&quot; &amp; [.D181] &amp;&quot;,&quot; &amp; [.E181] &amp;&quot;,&quot; &amp; [.F181] &amp;&quot;,'&quot; &amp; [.C181] &amp;&quot;');&quot;" office:value-type="string" office:string-value="INSERT INTO colors( name, origin, red, green, blue, hex) VALUES('gray48', 'http://www.two4u.com/color/big-table.html',122,122,122,'#7a7a7a');" calcext:value-type="string">
            <text:p>INSERT INTO colors( name, origin, red, green, blue, hex) VALUES('gray48', 'http://www.two4u.com/color/big-table.html',122,122,122,'#7a7a7a');</text:p>
          </table:table-cell>
        </table:table-row>
        <table:table-row table:style-name="ro3">
          <table:table-cell table:style-name="ce17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d7d7d-0-0-0-0-0-0-1-0-0-0-0-?1,1" xlink:type="simple">gray49</text:a> </text:p>
          </table:table-cell>
          <table:table-cell office:value-type="string" calcext:value-type="string">
            <text:p>#7d7d7d</text:p>
          </table:table-cell>
          <table:table-cell table:formula="of:=HEX2DEC(MID([.C182];2;2))" office:value-type="float" office:value="125" calcext:value-type="float">
            <text:p>125</text:p>
          </table:table-cell>
          <table:table-cell table:formula="of:=HEX2DEC(MID([.C182];4;2))" office:value-type="float" office:value="125" calcext:value-type="float">
            <text:p>125</text:p>
          </table:table-cell>
          <table:table-cell table:formula="of:=HEX2DEC(MID([.C182];6;2))" office:value-type="float" office:value="125" calcext:value-type="float">
            <text:p>125</text:p>
          </table:table-cell>
          <table:table-cell table:formula="of:=&quot;INSERT INTO colors( name, origin, red, green, blue, hex) VALUES('&quot; &amp; TRIM([.B182]) &amp;&quot;', 'http://www.two4u.com/color/big-table.html',&quot; &amp; [.D182] &amp;&quot;,&quot; &amp; [.E182] &amp;&quot;,&quot; &amp; [.F182] &amp;&quot;,'&quot; &amp; [.C182] &amp;&quot;');&quot;" office:value-type="string" office:string-value="INSERT INTO colors( name, origin, red, green, blue, hex) VALUES('gray49', 'http://www.two4u.com/color/big-table.html',125,125,125,'#7d7d7d');" calcext:value-type="string">
            <text:p>INSERT INTO colors( name, origin, red, green, blue, hex) VALUES('gray49', 'http://www.two4u.com/color/big-table.html',125,125,125,'#7d7d7d');</text:p>
          </table:table-cell>
        </table:table-row>
        <table:table-row table:style-name="ro3">
          <table:table-cell table:style-name="ce17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d0d0d-0-0-0-0-0-0-1-0-0-0-0-?1,1" xlink:type="simple">gray5</text:a> </text:p>
          </table:table-cell>
          <table:table-cell office:value-type="string" calcext:value-type="string">
            <text:p>#0d0d0d</text:p>
          </table:table-cell>
          <table:table-cell table:formula="of:=HEX2DEC(MID([.C183];2;2))" office:value-type="float" office:value="13" calcext:value-type="float">
            <text:p>13</text:p>
          </table:table-cell>
          <table:table-cell table:formula="of:=HEX2DEC(MID([.C183];4;2))" office:value-type="float" office:value="13" calcext:value-type="float">
            <text:p>13</text:p>
          </table:table-cell>
          <table:table-cell table:formula="of:=HEX2DEC(MID([.C183];6;2))" office:value-type="float" office:value="13" calcext:value-type="float">
            <text:p>13</text:p>
          </table:table-cell>
          <table:table-cell table:formula="of:=&quot;INSERT INTO colors( name, origin, red, green, blue, hex) VALUES('&quot; &amp; TRIM([.B183]) &amp;&quot;', 'http://www.two4u.com/color/big-table.html',&quot; &amp; [.D183] &amp;&quot;,&quot; &amp; [.E183] &amp;&quot;,&quot; &amp; [.F183] &amp;&quot;,'&quot; &amp; [.C183] &amp;&quot;');&quot;" office:value-type="string" office:string-value="INSERT INTO colors( name, origin, red, green, blue, hex) VALUES('gray5', 'http://www.two4u.com/color/big-table.html',13,13,13,'#0d0d0d');" calcext:value-type="string">
            <text:p>INSERT INTO colors( name, origin, red, green, blue, hex) VALUES('gray5', 'http://www.two4u.com/color/big-table.html',13,13,13,'#0d0d0d');</text:p>
          </table:table-cell>
        </table:table-row>
        <table:table-row table:style-name="ro3">
          <table:table-cell table:style-name="ce17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f7f7f-0-0-0-0-0-0-1-0-0-0-0-?1,1" xlink:type="simple">gray50</text:a> </text:p>
          </table:table-cell>
          <table:table-cell office:value-type="string" calcext:value-type="string">
            <text:p>#7f7f7f</text:p>
          </table:table-cell>
          <table:table-cell table:formula="of:=HEX2DEC(MID([.C184];2;2))" office:value-type="float" office:value="127" calcext:value-type="float">
            <text:p>127</text:p>
          </table:table-cell>
          <table:table-cell table:formula="of:=HEX2DEC(MID([.C184];4;2))" office:value-type="float" office:value="127" calcext:value-type="float">
            <text:p>127</text:p>
          </table:table-cell>
          <table:table-cell table:formula="of:=HEX2DEC(MID([.C184];6;2))" office:value-type="float" office:value="127" calcext:value-type="float">
            <text:p>127</text:p>
          </table:table-cell>
          <table:table-cell table:formula="of:=&quot;INSERT INTO colors( name, origin, red, green, blue, hex) VALUES('&quot; &amp; TRIM([.B184]) &amp;&quot;', 'http://www.two4u.com/color/big-table.html',&quot; &amp; [.D184] &amp;&quot;,&quot; &amp; [.E184] &amp;&quot;,&quot; &amp; [.F184] &amp;&quot;,'&quot; &amp; [.C184] &amp;&quot;');&quot;" office:value-type="string" office:string-value="INSERT INTO colors( name, origin, red, green, blue, hex) VALUES('gray50', 'http://www.two4u.com/color/big-table.html',127,127,127,'#7f7f7f');" calcext:value-type="string">
            <text:p>INSERT INTO colors( name, origin, red, green, blue, hex) VALUES('gray50', 'http://www.two4u.com/color/big-table.html',127,127,127,'#7f7f7f');</text:p>
          </table:table-cell>
        </table:table-row>
        <table:table-row table:style-name="ro3">
          <table:table-cell table:style-name="ce18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28282-0-0-0-0-0-0-1-0-0-0-0-?1,1" xlink:type="simple">gray51</text:a> </text:p>
          </table:table-cell>
          <table:table-cell office:value-type="string" calcext:value-type="string">
            <text:p>#828282</text:p>
          </table:table-cell>
          <table:table-cell table:formula="of:=HEX2DEC(MID([.C185];2;2))" office:value-type="float" office:value="130" calcext:value-type="float">
            <text:p>130</text:p>
          </table:table-cell>
          <table:table-cell table:formula="of:=HEX2DEC(MID([.C185];4;2))" office:value-type="float" office:value="130" calcext:value-type="float">
            <text:p>130</text:p>
          </table:table-cell>
          <table:table-cell table:formula="of:=HEX2DEC(MID([.C185];6;2))" office:value-type="float" office:value="130" calcext:value-type="float">
            <text:p>130</text:p>
          </table:table-cell>
          <table:table-cell table:formula="of:=&quot;INSERT INTO colors( name, origin, red, green, blue, hex) VALUES('&quot; &amp; TRIM([.B185]) &amp;&quot;', 'http://www.two4u.com/color/big-table.html',&quot; &amp; [.D185] &amp;&quot;,&quot; &amp; [.E185] &amp;&quot;,&quot; &amp; [.F185] &amp;&quot;,'&quot; &amp; [.C185] &amp;&quot;');&quot;" office:value-type="string" office:string-value="INSERT INTO colors( name, origin, red, green, blue, hex) VALUES('gray51', 'http://www.two4u.com/color/big-table.html',130,130,130,'#828282');" calcext:value-type="string">
            <text:p>INSERT INTO colors( name, origin, red, green, blue, hex) VALUES('gray51', 'http://www.two4u.com/color/big-table.html',130,130,130,'#828282');</text:p>
          </table:table-cell>
        </table:table-row>
        <table:table-row table:style-name="ro3">
          <table:table-cell table:style-name="ce18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58585-0-0-0-0-0-0-1-0-0-0-0-?1,1" xlink:type="simple">gray52</text:a> </text:p>
          </table:table-cell>
          <table:table-cell office:value-type="string" calcext:value-type="string">
            <text:p>#858585</text:p>
          </table:table-cell>
          <table:table-cell table:formula="of:=HEX2DEC(MID([.C186];2;2))" office:value-type="float" office:value="133" calcext:value-type="float">
            <text:p>133</text:p>
          </table:table-cell>
          <table:table-cell table:formula="of:=HEX2DEC(MID([.C186];4;2))" office:value-type="float" office:value="133" calcext:value-type="float">
            <text:p>133</text:p>
          </table:table-cell>
          <table:table-cell table:formula="of:=HEX2DEC(MID([.C186];6;2))" office:value-type="float" office:value="133" calcext:value-type="float">
            <text:p>133</text:p>
          </table:table-cell>
          <table:table-cell table:formula="of:=&quot;INSERT INTO colors( name, origin, red, green, blue, hex) VALUES('&quot; &amp; TRIM([.B186]) &amp;&quot;', 'http://www.two4u.com/color/big-table.html',&quot; &amp; [.D186] &amp;&quot;,&quot; &amp; [.E186] &amp;&quot;,&quot; &amp; [.F186] &amp;&quot;,'&quot; &amp; [.C186] &amp;&quot;');&quot;" office:value-type="string" office:string-value="INSERT INTO colors( name, origin, red, green, blue, hex) VALUES('gray52', 'http://www.two4u.com/color/big-table.html',133,133,133,'#858585');" calcext:value-type="string">
            <text:p>INSERT INTO colors( name, origin, red, green, blue, hex) VALUES('gray52', 'http://www.two4u.com/color/big-table.html',133,133,133,'#858585');</text:p>
          </table:table-cell>
        </table:table-row>
        <table:table-row table:style-name="ro3">
          <table:table-cell table:style-name="ce18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78787-0-0-0-0-0-0-1-0-0-0-0-?1,1" xlink:type="simple">gray53</text:a> </text:p>
          </table:table-cell>
          <table:table-cell office:value-type="string" calcext:value-type="string">
            <text:p>#878787</text:p>
          </table:table-cell>
          <table:table-cell table:formula="of:=HEX2DEC(MID([.C187];2;2))" office:value-type="float" office:value="135" calcext:value-type="float">
            <text:p>135</text:p>
          </table:table-cell>
          <table:table-cell table:formula="of:=HEX2DEC(MID([.C187];4;2))" office:value-type="float" office:value="135" calcext:value-type="float">
            <text:p>135</text:p>
          </table:table-cell>
          <table:table-cell table:formula="of:=HEX2DEC(MID([.C187];6;2))" office:value-type="float" office:value="135" calcext:value-type="float">
            <text:p>135</text:p>
          </table:table-cell>
          <table:table-cell table:formula="of:=&quot;INSERT INTO colors( name, origin, red, green, blue, hex) VALUES('&quot; &amp; TRIM([.B187]) &amp;&quot;', 'http://www.two4u.com/color/big-table.html',&quot; &amp; [.D187] &amp;&quot;,&quot; &amp; [.E187] &amp;&quot;,&quot; &amp; [.F187] &amp;&quot;,'&quot; &amp; [.C187] &amp;&quot;');&quot;" office:value-type="string" office:string-value="INSERT INTO colors( name, origin, red, green, blue, hex) VALUES('gray53', 'http://www.two4u.com/color/big-table.html',135,135,135,'#878787');" calcext:value-type="string">
            <text:p>INSERT INTO colors( name, origin, red, green, blue, hex) VALUES('gray53', 'http://www.two4u.com/color/big-table.html',135,135,135,'#878787');</text:p>
          </table:table-cell>
        </table:table-row>
        <table:table-row table:style-name="ro3">
          <table:table-cell table:style-name="ce18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a8a8a-0-0-0-0-0-0-1-0-0-0-0-?1,1" xlink:type="simple">gray54</text:a> </text:p>
          </table:table-cell>
          <table:table-cell office:value-type="string" calcext:value-type="string">
            <text:p>#8a8a8a</text:p>
          </table:table-cell>
          <table:table-cell table:formula="of:=HEX2DEC(MID([.C188];2;2))" office:value-type="float" office:value="138" calcext:value-type="float">
            <text:p>138</text:p>
          </table:table-cell>
          <table:table-cell table:formula="of:=HEX2DEC(MID([.C188];4;2))" office:value-type="float" office:value="138" calcext:value-type="float">
            <text:p>138</text:p>
          </table:table-cell>
          <table:table-cell table:formula="of:=HEX2DEC(MID([.C188];6;2))" office:value-type="float" office:value="138" calcext:value-type="float">
            <text:p>138</text:p>
          </table:table-cell>
          <table:table-cell table:formula="of:=&quot;INSERT INTO colors( name, origin, red, green, blue, hex) VALUES('&quot; &amp; TRIM([.B188]) &amp;&quot;', 'http://www.two4u.com/color/big-table.html',&quot; &amp; [.D188] &amp;&quot;,&quot; &amp; [.E188] &amp;&quot;,&quot; &amp; [.F188] &amp;&quot;,'&quot; &amp; [.C188] &amp;&quot;');&quot;" office:value-type="string" office:string-value="INSERT INTO colors( name, origin, red, green, blue, hex) VALUES('gray54', 'http://www.two4u.com/color/big-table.html',138,138,138,'#8a8a8a');" calcext:value-type="string">
            <text:p>INSERT INTO colors( name, origin, red, green, blue, hex) VALUES('gray54', 'http://www.two4u.com/color/big-table.html',138,138,138,'#8a8a8a');</text:p>
          </table:table-cell>
        </table:table-row>
        <table:table-row table:style-name="ro3">
          <table:table-cell table:style-name="ce18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c8c8c-0-0-0-0-0-0-1-0-0-0-0-?1,1" xlink:type="simple">gray55</text:a> </text:p>
          </table:table-cell>
          <table:table-cell office:value-type="string" calcext:value-type="string">
            <text:p>#8c8c8c</text:p>
          </table:table-cell>
          <table:table-cell table:formula="of:=HEX2DEC(MID([.C189];2;2))" office:value-type="float" office:value="140" calcext:value-type="float">
            <text:p>140</text:p>
          </table:table-cell>
          <table:table-cell table:formula="of:=HEX2DEC(MID([.C189];4;2))" office:value-type="float" office:value="140" calcext:value-type="float">
            <text:p>140</text:p>
          </table:table-cell>
          <table:table-cell table:formula="of:=HEX2DEC(MID([.C189];6;2))" office:value-type="float" office:value="140" calcext:value-type="float">
            <text:p>140</text:p>
          </table:table-cell>
          <table:table-cell table:formula="of:=&quot;INSERT INTO colors( name, origin, red, green, blue, hex) VALUES('&quot; &amp; TRIM([.B189]) &amp;&quot;', 'http://www.two4u.com/color/big-table.html',&quot; &amp; [.D189] &amp;&quot;,&quot; &amp; [.E189] &amp;&quot;,&quot; &amp; [.F189] &amp;&quot;,'&quot; &amp; [.C189] &amp;&quot;');&quot;" office:value-type="string" office:string-value="INSERT INTO colors( name, origin, red, green, blue, hex) VALUES('gray55', 'http://www.two4u.com/color/big-table.html',140,140,140,'#8c8c8c');" calcext:value-type="string">
            <text:p>INSERT INTO colors( name, origin, red, green, blue, hex) VALUES('gray55', 'http://www.two4u.com/color/big-table.html',140,140,140,'#8c8c8c');</text:p>
          </table:table-cell>
        </table:table-row>
        <table:table-row table:style-name="ro3">
          <table:table-cell table:style-name="ce18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f8f8f-0-0-0-0-0-0-1-0-0-0-0-?1,1" xlink:type="simple">gray56</text:a> </text:p>
          </table:table-cell>
          <table:table-cell office:value-type="string" calcext:value-type="string">
            <text:p>#8f8f8f</text:p>
          </table:table-cell>
          <table:table-cell table:formula="of:=HEX2DEC(MID([.C190];2;2))" office:value-type="float" office:value="143" calcext:value-type="float">
            <text:p>143</text:p>
          </table:table-cell>
          <table:table-cell table:formula="of:=HEX2DEC(MID([.C190];4;2))" office:value-type="float" office:value="143" calcext:value-type="float">
            <text:p>143</text:p>
          </table:table-cell>
          <table:table-cell table:formula="of:=HEX2DEC(MID([.C190];6;2))" office:value-type="float" office:value="143" calcext:value-type="float">
            <text:p>143</text:p>
          </table:table-cell>
          <table:table-cell table:formula="of:=&quot;INSERT INTO colors( name, origin, red, green, blue, hex) VALUES('&quot; &amp; TRIM([.B190]) &amp;&quot;', 'http://www.two4u.com/color/big-table.html',&quot; &amp; [.D190] &amp;&quot;,&quot; &amp; [.E190] &amp;&quot;,&quot; &amp; [.F190] &amp;&quot;,'&quot; &amp; [.C190] &amp;&quot;');&quot;" office:value-type="string" office:string-value="INSERT INTO colors( name, origin, red, green, blue, hex) VALUES('gray56', 'http://www.two4u.com/color/big-table.html',143,143,143,'#8f8f8f');" calcext:value-type="string">
            <text:p>INSERT INTO colors( name, origin, red, green, blue, hex) VALUES('gray56', 'http://www.two4u.com/color/big-table.html',143,143,143,'#8f8f8f');</text:p>
          </table:table-cell>
        </table:table-row>
        <table:table-row table:style-name="ro3">
          <table:table-cell table:style-name="ce18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19191-0-0-0-0-0-0-1-0-0-0-0-?1,1" xlink:type="simple">gray57</text:a> </text:p>
          </table:table-cell>
          <table:table-cell office:value-type="string" calcext:value-type="string">
            <text:p>#919191</text:p>
          </table:table-cell>
          <table:table-cell table:formula="of:=HEX2DEC(MID([.C191];2;2))" office:value-type="float" office:value="145" calcext:value-type="float">
            <text:p>145</text:p>
          </table:table-cell>
          <table:table-cell table:formula="of:=HEX2DEC(MID([.C191];4;2))" office:value-type="float" office:value="145" calcext:value-type="float">
            <text:p>145</text:p>
          </table:table-cell>
          <table:table-cell table:formula="of:=HEX2DEC(MID([.C191];6;2))" office:value-type="float" office:value="145" calcext:value-type="float">
            <text:p>145</text:p>
          </table:table-cell>
          <table:table-cell table:formula="of:=&quot;INSERT INTO colors( name, origin, red, green, blue, hex) VALUES('&quot; &amp; TRIM([.B191]) &amp;&quot;', 'http://www.two4u.com/color/big-table.html',&quot; &amp; [.D191] &amp;&quot;,&quot; &amp; [.E191] &amp;&quot;,&quot; &amp; [.F191] &amp;&quot;,'&quot; &amp; [.C191] &amp;&quot;');&quot;" office:value-type="string" office:string-value="INSERT INTO colors( name, origin, red, green, blue, hex) VALUES('gray57', 'http://www.two4u.com/color/big-table.html',145,145,145,'#919191');" calcext:value-type="string">
            <text:p>INSERT INTO colors( name, origin, red, green, blue, hex) VALUES('gray57', 'http://www.two4u.com/color/big-table.html',145,145,145,'#919191');</text:p>
          </table:table-cell>
        </table:table-row>
        <table:table-row table:style-name="ro3">
          <table:table-cell table:style-name="ce18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49494-0-0-0-0-0-0-1-0-0-0-0-?1,1" xlink:type="simple">gray58</text:a> </text:p>
          </table:table-cell>
          <table:table-cell office:value-type="string" calcext:value-type="string">
            <text:p>#949494</text:p>
          </table:table-cell>
          <table:table-cell table:formula="of:=HEX2DEC(MID([.C192];2;2))" office:value-type="float" office:value="148" calcext:value-type="float">
            <text:p>148</text:p>
          </table:table-cell>
          <table:table-cell table:formula="of:=HEX2DEC(MID([.C192];4;2))" office:value-type="float" office:value="148" calcext:value-type="float">
            <text:p>148</text:p>
          </table:table-cell>
          <table:table-cell table:formula="of:=HEX2DEC(MID([.C192];6;2))" office:value-type="float" office:value="148" calcext:value-type="float">
            <text:p>148</text:p>
          </table:table-cell>
          <table:table-cell table:formula="of:=&quot;INSERT INTO colors( name, origin, red, green, blue, hex) VALUES('&quot; &amp; TRIM([.B192]) &amp;&quot;', 'http://www.two4u.com/color/big-table.html',&quot; &amp; [.D192] &amp;&quot;,&quot; &amp; [.E192] &amp;&quot;,&quot; &amp; [.F192] &amp;&quot;,'&quot; &amp; [.C192] &amp;&quot;');&quot;" office:value-type="string" office:string-value="INSERT INTO colors( name, origin, red, green, blue, hex) VALUES('gray58', 'http://www.two4u.com/color/big-table.html',148,148,148,'#949494');" calcext:value-type="string">
            <text:p>INSERT INTO colors( name, origin, red, green, blue, hex) VALUES('gray58', 'http://www.two4u.com/color/big-table.html',148,148,148,'#949494');</text:p>
          </table:table-cell>
        </table:table-row>
        <table:table-row table:style-name="ro3">
          <table:table-cell table:style-name="ce18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69696-0-0-0-0-0-0-1-0-0-0-0-?1,1" xlink:type="simple">gray59</text:a> </text:p>
          </table:table-cell>
          <table:table-cell office:value-type="string" calcext:value-type="string">
            <text:p>#969696</text:p>
          </table:table-cell>
          <table:table-cell table:formula="of:=HEX2DEC(MID([.C193];2;2))" office:value-type="float" office:value="150" calcext:value-type="float">
            <text:p>150</text:p>
          </table:table-cell>
          <table:table-cell table:formula="of:=HEX2DEC(MID([.C193];4;2))" office:value-type="float" office:value="150" calcext:value-type="float">
            <text:p>150</text:p>
          </table:table-cell>
          <table:table-cell table:formula="of:=HEX2DEC(MID([.C193];6;2))" office:value-type="float" office:value="150" calcext:value-type="float">
            <text:p>150</text:p>
          </table:table-cell>
          <table:table-cell table:formula="of:=&quot;INSERT INTO colors( name, origin, red, green, blue, hex) VALUES('&quot; &amp; TRIM([.B193]) &amp;&quot;', 'http://www.two4u.com/color/big-table.html',&quot; &amp; [.D193] &amp;&quot;,&quot; &amp; [.E193] &amp;&quot;,&quot; &amp; [.F193] &amp;&quot;,'&quot; &amp; [.C193] &amp;&quot;');&quot;" office:value-type="string" office:string-value="INSERT INTO colors( name, origin, red, green, blue, hex) VALUES('gray59', 'http://www.two4u.com/color/big-table.html',150,150,150,'#969696');" calcext:value-type="string">
            <text:p>INSERT INTO colors( name, origin, red, green, blue, hex) VALUES('gray59', 'http://www.two4u.com/color/big-table.html',150,150,150,'#969696');</text:p>
          </table:table-cell>
        </table:table-row>
        <table:table-row table:style-name="ro3">
          <table:table-cell table:style-name="ce18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f0f0f-0-0-0-0-0-0-1-0-0-0-0-?1,1" xlink:type="simple">gray6</text:a> </text:p>
          </table:table-cell>
          <table:table-cell office:value-type="string" calcext:value-type="string">
            <text:p>#0f0f0f</text:p>
          </table:table-cell>
          <table:table-cell table:formula="of:=HEX2DEC(MID([.C194];2;2))" office:value-type="float" office:value="15" calcext:value-type="float">
            <text:p>15</text:p>
          </table:table-cell>
          <table:table-cell table:formula="of:=HEX2DEC(MID([.C194];4;2))" office:value-type="float" office:value="15" calcext:value-type="float">
            <text:p>15</text:p>
          </table:table-cell>
          <table:table-cell table:formula="of:=HEX2DEC(MID([.C194];6;2))" office:value-type="float" office:value="15" calcext:value-type="float">
            <text:p>15</text:p>
          </table:table-cell>
          <table:table-cell table:formula="of:=&quot;INSERT INTO colors( name, origin, red, green, blue, hex) VALUES('&quot; &amp; TRIM([.B194]) &amp;&quot;', 'http://www.two4u.com/color/big-table.html',&quot; &amp; [.D194] &amp;&quot;,&quot; &amp; [.E194] &amp;&quot;,&quot; &amp; [.F194] &amp;&quot;,'&quot; &amp; [.C194] &amp;&quot;');&quot;" office:value-type="string" office:string-value="INSERT INTO colors( name, origin, red, green, blue, hex) VALUES('gray6', 'http://www.two4u.com/color/big-table.html',15,15,15,'#0f0f0f');" calcext:value-type="string">
            <text:p>INSERT INTO colors( name, origin, red, green, blue, hex) VALUES('gray6', 'http://www.two4u.com/color/big-table.html',15,15,15,'#0f0f0f');</text:p>
          </table:table-cell>
        </table:table-row>
        <table:table-row table:style-name="ro3">
          <table:table-cell table:style-name="ce19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99999-0-0-0-0-0-0-1-0-0-0-0-?1,1" xlink:type="simple">gray60</text:a> </text:p>
          </table:table-cell>
          <table:table-cell office:value-type="string" calcext:value-type="string">
            <text:p>#999999</text:p>
          </table:table-cell>
          <table:table-cell table:formula="of:=HEX2DEC(MID([.C195];2;2))" office:value-type="float" office:value="153" calcext:value-type="float">
            <text:p>153</text:p>
          </table:table-cell>
          <table:table-cell table:formula="of:=HEX2DEC(MID([.C195];4;2))" office:value-type="float" office:value="153" calcext:value-type="float">
            <text:p>153</text:p>
          </table:table-cell>
          <table:table-cell table:formula="of:=HEX2DEC(MID([.C195];6;2))" office:value-type="float" office:value="153" calcext:value-type="float">
            <text:p>153</text:p>
          </table:table-cell>
          <table:table-cell table:formula="of:=&quot;INSERT INTO colors( name, origin, red, green, blue, hex) VALUES('&quot; &amp; TRIM([.B195]) &amp;&quot;', 'http://www.two4u.com/color/big-table.html',&quot; &amp; [.D195] &amp;&quot;,&quot; &amp; [.E195] &amp;&quot;,&quot; &amp; [.F195] &amp;&quot;,'&quot; &amp; [.C195] &amp;&quot;');&quot;" office:value-type="string" office:string-value="INSERT INTO colors( name, origin, red, green, blue, hex) VALUES('gray60', 'http://www.two4u.com/color/big-table.html',153,153,153,'#999999');" calcext:value-type="string">
            <text:p>INSERT INTO colors( name, origin, red, green, blue, hex) VALUES('gray60', 'http://www.two4u.com/color/big-table.html',153,153,153,'#999999');</text:p>
          </table:table-cell>
        </table:table-row>
        <table:table-row table:style-name="ro3">
          <table:table-cell table:style-name="ce19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c9c9c-0-0-0-0-0-0-1-0-0-0-0-?1,1" xlink:type="simple">gray61</text:a> </text:p>
          </table:table-cell>
          <table:table-cell office:value-type="string" calcext:value-type="string">
            <text:p>#9c9c9c</text:p>
          </table:table-cell>
          <table:table-cell table:formula="of:=HEX2DEC(MID([.C196];2;2))" office:value-type="float" office:value="156" calcext:value-type="float">
            <text:p>156</text:p>
          </table:table-cell>
          <table:table-cell table:formula="of:=HEX2DEC(MID([.C196];4;2))" office:value-type="float" office:value="156" calcext:value-type="float">
            <text:p>156</text:p>
          </table:table-cell>
          <table:table-cell table:formula="of:=HEX2DEC(MID([.C196];6;2))" office:value-type="float" office:value="156" calcext:value-type="float">
            <text:p>156</text:p>
          </table:table-cell>
          <table:table-cell table:formula="of:=&quot;INSERT INTO colors( name, origin, red, green, blue, hex) VALUES('&quot; &amp; TRIM([.B196]) &amp;&quot;', 'http://www.two4u.com/color/big-table.html',&quot; &amp; [.D196] &amp;&quot;,&quot; &amp; [.E196] &amp;&quot;,&quot; &amp; [.F196] &amp;&quot;,'&quot; &amp; [.C196] &amp;&quot;');&quot;" office:value-type="string" office:string-value="INSERT INTO colors( name, origin, red, green, blue, hex) VALUES('gray61', 'http://www.two4u.com/color/big-table.html',156,156,156,'#9c9c9c');" calcext:value-type="string">
            <text:p>INSERT INTO colors( name, origin, red, green, blue, hex) VALUES('gray61', 'http://www.two4u.com/color/big-table.html',156,156,156,'#9c9c9c');</text:p>
          </table:table-cell>
        </table:table-row>
        <table:table-row table:style-name="ro3">
          <table:table-cell table:style-name="ce19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e9e9e-0-0-0-0-0-0-1-0-0-0-0-?1,1" xlink:type="simple">gray62</text:a> </text:p>
          </table:table-cell>
          <table:table-cell office:value-type="string" calcext:value-type="string">
            <text:p>#9e9e9e</text:p>
          </table:table-cell>
          <table:table-cell table:formula="of:=HEX2DEC(MID([.C197];2;2))" office:value-type="float" office:value="158" calcext:value-type="float">
            <text:p>158</text:p>
          </table:table-cell>
          <table:table-cell table:formula="of:=HEX2DEC(MID([.C197];4;2))" office:value-type="float" office:value="158" calcext:value-type="float">
            <text:p>158</text:p>
          </table:table-cell>
          <table:table-cell table:formula="of:=HEX2DEC(MID([.C197];6;2))" office:value-type="float" office:value="158" calcext:value-type="float">
            <text:p>158</text:p>
          </table:table-cell>
          <table:table-cell table:formula="of:=&quot;INSERT INTO colors( name, origin, red, green, blue, hex) VALUES('&quot; &amp; TRIM([.B197]) &amp;&quot;', 'http://www.two4u.com/color/big-table.html',&quot; &amp; [.D197] &amp;&quot;,&quot; &amp; [.E197] &amp;&quot;,&quot; &amp; [.F197] &amp;&quot;,'&quot; &amp; [.C197] &amp;&quot;');&quot;" office:value-type="string" office:string-value="INSERT INTO colors( name, origin, red, green, blue, hex) VALUES('gray62', 'http://www.two4u.com/color/big-table.html',158,158,158,'#9e9e9e');" calcext:value-type="string">
            <text:p>INSERT INTO colors( name, origin, red, green, blue, hex) VALUES('gray62', 'http://www.two4u.com/color/big-table.html',158,158,158,'#9e9e9e');</text:p>
          </table:table-cell>
        </table:table-row>
        <table:table-row table:style-name="ro3">
          <table:table-cell table:style-name="ce19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1a1a1-0-0-0-0-0-0-1-0-0-0-0-?1,1" xlink:type="simple">gray63</text:a> </text:p>
          </table:table-cell>
          <table:table-cell office:value-type="string" calcext:value-type="string">
            <text:p>#a1a1a1</text:p>
          </table:table-cell>
          <table:table-cell table:formula="of:=HEX2DEC(MID([.C198];2;2))" office:value-type="float" office:value="161" calcext:value-type="float">
            <text:p>161</text:p>
          </table:table-cell>
          <table:table-cell table:formula="of:=HEX2DEC(MID([.C198];4;2))" office:value-type="float" office:value="161" calcext:value-type="float">
            <text:p>161</text:p>
          </table:table-cell>
          <table:table-cell table:formula="of:=HEX2DEC(MID([.C198];6;2))" office:value-type="float" office:value="161" calcext:value-type="float">
            <text:p>161</text:p>
          </table:table-cell>
          <table:table-cell table:formula="of:=&quot;INSERT INTO colors( name, origin, red, green, blue, hex) VALUES('&quot; &amp; TRIM([.B198]) &amp;&quot;', 'http://www.two4u.com/color/big-table.html',&quot; &amp; [.D198] &amp;&quot;,&quot; &amp; [.E198] &amp;&quot;,&quot; &amp; [.F198] &amp;&quot;,'&quot; &amp; [.C198] &amp;&quot;');&quot;" office:value-type="string" office:string-value="INSERT INTO colors( name, origin, red, green, blue, hex) VALUES('gray63', 'http://www.two4u.com/color/big-table.html',161,161,161,'#a1a1a1');" calcext:value-type="string">
            <text:p>INSERT INTO colors( name, origin, red, green, blue, hex) VALUES('gray63', 'http://www.two4u.com/color/big-table.html',161,161,161,'#a1a1a1');</text:p>
          </table:table-cell>
        </table:table-row>
        <table:table-row table:style-name="ro3">
          <table:table-cell table:style-name="ce19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3a3a3-0-0-0-0-0-0-1-0-0-0-0-?1,1" xlink:type="simple">gray64</text:a> </text:p>
          </table:table-cell>
          <table:table-cell office:value-type="string" calcext:value-type="string">
            <text:p>#a3a3a3</text:p>
          </table:table-cell>
          <table:table-cell table:formula="of:=HEX2DEC(MID([.C199];2;2))" office:value-type="float" office:value="163" calcext:value-type="float">
            <text:p>163</text:p>
          </table:table-cell>
          <table:table-cell table:formula="of:=HEX2DEC(MID([.C199];4;2))" office:value-type="float" office:value="163" calcext:value-type="float">
            <text:p>163</text:p>
          </table:table-cell>
          <table:table-cell table:formula="of:=HEX2DEC(MID([.C199];6;2))" office:value-type="float" office:value="163" calcext:value-type="float">
            <text:p>163</text:p>
          </table:table-cell>
          <table:table-cell table:formula="of:=&quot;INSERT INTO colors( name, origin, red, green, blue, hex) VALUES('&quot; &amp; TRIM([.B199]) &amp;&quot;', 'http://www.two4u.com/color/big-table.html',&quot; &amp; [.D199] &amp;&quot;,&quot; &amp; [.E199] &amp;&quot;,&quot; &amp; [.F199] &amp;&quot;,'&quot; &amp; [.C199] &amp;&quot;');&quot;" office:value-type="string" office:string-value="INSERT INTO colors( name, origin, red, green, blue, hex) VALUES('gray64', 'http://www.two4u.com/color/big-table.html',163,163,163,'#a3a3a3');" calcext:value-type="string">
            <text:p>INSERT INTO colors( name, origin, red, green, blue, hex) VALUES('gray64', 'http://www.two4u.com/color/big-table.html',163,163,163,'#a3a3a3');</text:p>
          </table:table-cell>
        </table:table-row>
        <table:table-row table:style-name="ro3">
          <table:table-cell table:style-name="ce19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6a6a6-0-0-0-0-0-0-1-0-0-0-0-?1,1" xlink:type="simple">gray65</text:a> </text:p>
          </table:table-cell>
          <table:table-cell office:value-type="string" calcext:value-type="string">
            <text:p>#a6a6a6</text:p>
          </table:table-cell>
          <table:table-cell table:formula="of:=HEX2DEC(MID([.C200];2;2))" office:value-type="float" office:value="166" calcext:value-type="float">
            <text:p>166</text:p>
          </table:table-cell>
          <table:table-cell table:formula="of:=HEX2DEC(MID([.C200];4;2))" office:value-type="float" office:value="166" calcext:value-type="float">
            <text:p>166</text:p>
          </table:table-cell>
          <table:table-cell table:formula="of:=HEX2DEC(MID([.C200];6;2))" office:value-type="float" office:value="166" calcext:value-type="float">
            <text:p>166</text:p>
          </table:table-cell>
          <table:table-cell table:formula="of:=&quot;INSERT INTO colors( name, origin, red, green, blue, hex) VALUES('&quot; &amp; TRIM([.B200]) &amp;&quot;', 'http://www.two4u.com/color/big-table.html',&quot; &amp; [.D200] &amp;&quot;,&quot; &amp; [.E200] &amp;&quot;,&quot; &amp; [.F200] &amp;&quot;,'&quot; &amp; [.C200] &amp;&quot;');&quot;" office:value-type="string" office:string-value="INSERT INTO colors( name, origin, red, green, blue, hex) VALUES('gray65', 'http://www.two4u.com/color/big-table.html',166,166,166,'#a6a6a6');" calcext:value-type="string">
            <text:p>INSERT INTO colors( name, origin, red, green, blue, hex) VALUES('gray65', 'http://www.two4u.com/color/big-table.html',166,166,166,'#a6a6a6');</text:p>
          </table:table-cell>
        </table:table-row>
        <table:table-row table:style-name="ro3">
          <table:table-cell table:style-name="ce19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8a8a8-0-0-0-0-0-0-1-0-0-0-0-?1,1" xlink:type="simple">gray66</text:a> </text:p>
          </table:table-cell>
          <table:table-cell office:value-type="string" calcext:value-type="string">
            <text:p>#a8a8a8</text:p>
          </table:table-cell>
          <table:table-cell table:formula="of:=HEX2DEC(MID([.C201];2;2))" office:value-type="float" office:value="168" calcext:value-type="float">
            <text:p>168</text:p>
          </table:table-cell>
          <table:table-cell table:formula="of:=HEX2DEC(MID([.C201];4;2))" office:value-type="float" office:value="168" calcext:value-type="float">
            <text:p>168</text:p>
          </table:table-cell>
          <table:table-cell table:formula="of:=HEX2DEC(MID([.C201];6;2))" office:value-type="float" office:value="168" calcext:value-type="float">
            <text:p>168</text:p>
          </table:table-cell>
          <table:table-cell table:formula="of:=&quot;INSERT INTO colors( name, origin, red, green, blue, hex) VALUES('&quot; &amp; TRIM([.B201]) &amp;&quot;', 'http://www.two4u.com/color/big-table.html',&quot; &amp; [.D201] &amp;&quot;,&quot; &amp; [.E201] &amp;&quot;,&quot; &amp; [.F201] &amp;&quot;,'&quot; &amp; [.C201] &amp;&quot;');&quot;" office:value-type="string" office:string-value="INSERT INTO colors( name, origin, red, green, blue, hex) VALUES('gray66', 'http://www.two4u.com/color/big-table.html',168,168,168,'#a8a8a8');" calcext:value-type="string">
            <text:p>INSERT INTO colors( name, origin, red, green, blue, hex) VALUES('gray66', 'http://www.two4u.com/color/big-table.html',168,168,168,'#a8a8a8');</text:p>
          </table:table-cell>
        </table:table-row>
        <table:table-row table:style-name="ro3">
          <table:table-cell table:style-name="ce19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babab-0-0-0-0-0-0-1-0-0-0-0-?1,1" xlink:type="simple">gray67</text:a> </text:p>
          </table:table-cell>
          <table:table-cell office:value-type="string" calcext:value-type="string">
            <text:p>#ababab</text:p>
          </table:table-cell>
          <table:table-cell table:formula="of:=HEX2DEC(MID([.C202];2;2))" office:value-type="float" office:value="171" calcext:value-type="float">
            <text:p>171</text:p>
          </table:table-cell>
          <table:table-cell table:formula="of:=HEX2DEC(MID([.C202];4;2))" office:value-type="float" office:value="171" calcext:value-type="float">
            <text:p>171</text:p>
          </table:table-cell>
          <table:table-cell table:formula="of:=HEX2DEC(MID([.C202];6;2))" office:value-type="float" office:value="171" calcext:value-type="float">
            <text:p>171</text:p>
          </table:table-cell>
          <table:table-cell table:formula="of:=&quot;INSERT INTO colors( name, origin, red, green, blue, hex) VALUES('&quot; &amp; TRIM([.B202]) &amp;&quot;', 'http://www.two4u.com/color/big-table.html',&quot; &amp; [.D202] &amp;&quot;,&quot; &amp; [.E202] &amp;&quot;,&quot; &amp; [.F202] &amp;&quot;,'&quot; &amp; [.C202] &amp;&quot;');&quot;" office:value-type="string" office:string-value="INSERT INTO colors( name, origin, red, green, blue, hex) VALUES('gray67', 'http://www.two4u.com/color/big-table.html',171,171,171,'#ababab');" calcext:value-type="string">
            <text:p>INSERT INTO colors( name, origin, red, green, blue, hex) VALUES('gray67', 'http://www.two4u.com/color/big-table.html',171,171,171,'#ababab');</text:p>
          </table:table-cell>
        </table:table-row>
        <table:table-row table:style-name="ro3">
          <table:table-cell table:style-name="ce19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dadad-0-0-0-0-0-0-1-0-0-0-0-?1,1" xlink:type="simple">gray68</text:a> </text:p>
          </table:table-cell>
          <table:table-cell office:value-type="string" calcext:value-type="string">
            <text:p>#adadad</text:p>
          </table:table-cell>
          <table:table-cell table:formula="of:=HEX2DEC(MID([.C203];2;2))" office:value-type="float" office:value="173" calcext:value-type="float">
            <text:p>173</text:p>
          </table:table-cell>
          <table:table-cell table:formula="of:=HEX2DEC(MID([.C203];4;2))" office:value-type="float" office:value="173" calcext:value-type="float">
            <text:p>173</text:p>
          </table:table-cell>
          <table:table-cell table:formula="of:=HEX2DEC(MID([.C203];6;2))" office:value-type="float" office:value="173" calcext:value-type="float">
            <text:p>173</text:p>
          </table:table-cell>
          <table:table-cell table:formula="of:=&quot;INSERT INTO colors( name, origin, red, green, blue, hex) VALUES('&quot; &amp; TRIM([.B203]) &amp;&quot;', 'http://www.two4u.com/color/big-table.html',&quot; &amp; [.D203] &amp;&quot;,&quot; &amp; [.E203] &amp;&quot;,&quot; &amp; [.F203] &amp;&quot;,'&quot; &amp; [.C203] &amp;&quot;');&quot;" office:value-type="string" office:string-value="INSERT INTO colors( name, origin, red, green, blue, hex) VALUES('gray68', 'http://www.two4u.com/color/big-table.html',173,173,173,'#adadad');" calcext:value-type="string">
            <text:p>INSERT INTO colors( name, origin, red, green, blue, hex) VALUES('gray68', 'http://www.two4u.com/color/big-table.html',173,173,173,'#adadad');</text:p>
          </table:table-cell>
        </table:table-row>
        <table:table-row table:style-name="ro3">
          <table:table-cell table:style-name="ce19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0b0b0-0-0-0-0-0-0-1-0-0-0-0-?1,1" xlink:type="simple">gray69</text:a> </text:p>
          </table:table-cell>
          <table:table-cell office:value-type="string" calcext:value-type="string">
            <text:p>#b0b0b0</text:p>
          </table:table-cell>
          <table:table-cell table:formula="of:=HEX2DEC(MID([.C204];2;2))" office:value-type="float" office:value="176" calcext:value-type="float">
            <text:p>176</text:p>
          </table:table-cell>
          <table:table-cell table:formula="of:=HEX2DEC(MID([.C204];4;2))" office:value-type="float" office:value="176" calcext:value-type="float">
            <text:p>176</text:p>
          </table:table-cell>
          <table:table-cell table:formula="of:=HEX2DEC(MID([.C204];6;2))" office:value-type="float" office:value="176" calcext:value-type="float">
            <text:p>176</text:p>
          </table:table-cell>
          <table:table-cell table:formula="of:=&quot;INSERT INTO colors( name, origin, red, green, blue, hex) VALUES('&quot; &amp; TRIM([.B204]) &amp;&quot;', 'http://www.two4u.com/color/big-table.html',&quot; &amp; [.D204] &amp;&quot;,&quot; &amp; [.E204] &amp;&quot;,&quot; &amp; [.F204] &amp;&quot;,'&quot; &amp; [.C204] &amp;&quot;');&quot;" office:value-type="string" office:string-value="INSERT INTO colors( name, origin, red, green, blue, hex) VALUES('gray69', 'http://www.two4u.com/color/big-table.html',176,176,176,'#b0b0b0');" calcext:value-type="string">
            <text:p>INSERT INTO colors( name, origin, red, green, blue, hex) VALUES('gray69', 'http://www.two4u.com/color/big-table.html',176,176,176,'#b0b0b0');</text:p>
          </table:table-cell>
        </table:table-row>
        <table:table-row table:style-name="ro3">
          <table:table-cell table:style-name="ce20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21212-0-0-0-0-0-0-1-0-0-0-0-?1,1" xlink:type="simple">gray7</text:a> </text:p>
          </table:table-cell>
          <table:table-cell office:value-type="string" calcext:value-type="string">
            <text:p>#121212</text:p>
          </table:table-cell>
          <table:table-cell table:formula="of:=HEX2DEC(MID([.C205];2;2))" office:value-type="float" office:value="18" calcext:value-type="float">
            <text:p>18</text:p>
          </table:table-cell>
          <table:table-cell table:formula="of:=HEX2DEC(MID([.C205];4;2))" office:value-type="float" office:value="18" calcext:value-type="float">
            <text:p>18</text:p>
          </table:table-cell>
          <table:table-cell table:formula="of:=HEX2DEC(MID([.C205];6;2))" office:value-type="float" office:value="18" calcext:value-type="float">
            <text:p>18</text:p>
          </table:table-cell>
          <table:table-cell table:formula="of:=&quot;INSERT INTO colors( name, origin, red, green, blue, hex) VALUES('&quot; &amp; TRIM([.B205]) &amp;&quot;', 'http://www.two4u.com/color/big-table.html',&quot; &amp; [.D205] &amp;&quot;,&quot; &amp; [.E205] &amp;&quot;,&quot; &amp; [.F205] &amp;&quot;,'&quot; &amp; [.C205] &amp;&quot;');&quot;" office:value-type="string" office:string-value="INSERT INTO colors( name, origin, red, green, blue, hex) VALUES('gray7', 'http://www.two4u.com/color/big-table.html',18,18,18,'#121212');" calcext:value-type="string">
            <text:p>INSERT INTO colors( name, origin, red, green, blue, hex) VALUES('gray7', 'http://www.two4u.com/color/big-table.html',18,18,18,'#121212');</text:p>
          </table:table-cell>
        </table:table-row>
        <table:table-row table:style-name="ro3">
          <table:table-cell table:style-name="ce20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3b3b3-0-0-0-0-0-0-1-0-0-0-0-?1,1" xlink:type="simple">gray70</text:a> </text:p>
          </table:table-cell>
          <table:table-cell office:value-type="string" calcext:value-type="string">
            <text:p>#b3b3b3</text:p>
          </table:table-cell>
          <table:table-cell table:formula="of:=HEX2DEC(MID([.C206];2;2))" office:value-type="float" office:value="179" calcext:value-type="float">
            <text:p>179</text:p>
          </table:table-cell>
          <table:table-cell table:formula="of:=HEX2DEC(MID([.C206];4;2))" office:value-type="float" office:value="179" calcext:value-type="float">
            <text:p>179</text:p>
          </table:table-cell>
          <table:table-cell table:formula="of:=HEX2DEC(MID([.C206];6;2))" office:value-type="float" office:value="179" calcext:value-type="float">
            <text:p>179</text:p>
          </table:table-cell>
          <table:table-cell table:formula="of:=&quot;INSERT INTO colors( name, origin, red, green, blue, hex) VALUES('&quot; &amp; TRIM([.B206]) &amp;&quot;', 'http://www.two4u.com/color/big-table.html',&quot; &amp; [.D206] &amp;&quot;,&quot; &amp; [.E206] &amp;&quot;,&quot; &amp; [.F206] &amp;&quot;,'&quot; &amp; [.C206] &amp;&quot;');&quot;" office:value-type="string" office:string-value="INSERT INTO colors( name, origin, red, green, blue, hex) VALUES('gray70', 'http://www.two4u.com/color/big-table.html',179,179,179,'#b3b3b3');" calcext:value-type="string">
            <text:p>INSERT INTO colors( name, origin, red, green, blue, hex) VALUES('gray70', 'http://www.two4u.com/color/big-table.html',179,179,179,'#b3b3b3');</text:p>
          </table:table-cell>
        </table:table-row>
        <table:table-row table:style-name="ro3">
          <table:table-cell table:style-name="ce20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5b5b5-0-0-0-0-0-0-1-0-0-0-0-?1,1" xlink:type="simple">gray71</text:a> </text:p>
          </table:table-cell>
          <table:table-cell office:value-type="string" calcext:value-type="string">
            <text:p>#b5b5b5</text:p>
          </table:table-cell>
          <table:table-cell table:formula="of:=HEX2DEC(MID([.C207];2;2))" office:value-type="float" office:value="181" calcext:value-type="float">
            <text:p>181</text:p>
          </table:table-cell>
          <table:table-cell table:formula="of:=HEX2DEC(MID([.C207];4;2))" office:value-type="float" office:value="181" calcext:value-type="float">
            <text:p>181</text:p>
          </table:table-cell>
          <table:table-cell table:formula="of:=HEX2DEC(MID([.C207];6;2))" office:value-type="float" office:value="181" calcext:value-type="float">
            <text:p>181</text:p>
          </table:table-cell>
          <table:table-cell table:formula="of:=&quot;INSERT INTO colors( name, origin, red, green, blue, hex) VALUES('&quot; &amp; TRIM([.B207]) &amp;&quot;', 'http://www.two4u.com/color/big-table.html',&quot; &amp; [.D207] &amp;&quot;,&quot; &amp; [.E207] &amp;&quot;,&quot; &amp; [.F207] &amp;&quot;,'&quot; &amp; [.C207] &amp;&quot;');&quot;" office:value-type="string" office:string-value="INSERT INTO colors( name, origin, red, green, blue, hex) VALUES('gray71', 'http://www.two4u.com/color/big-table.html',181,181,181,'#b5b5b5');" calcext:value-type="string">
            <text:p>INSERT INTO colors( name, origin, red, green, blue, hex) VALUES('gray71', 'http://www.two4u.com/color/big-table.html',181,181,181,'#b5b5b5');</text:p>
          </table:table-cell>
        </table:table-row>
        <table:table-row table:style-name="ro3">
          <table:table-cell table:style-name="ce20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8b8b8-0-0-0-0-0-0-1-0-0-0-0-?1,1" xlink:type="simple">gray72</text:a> </text:p>
          </table:table-cell>
          <table:table-cell office:value-type="string" calcext:value-type="string">
            <text:p>#b8b8b8</text:p>
          </table:table-cell>
          <table:table-cell table:formula="of:=HEX2DEC(MID([.C208];2;2))" office:value-type="float" office:value="184" calcext:value-type="float">
            <text:p>184</text:p>
          </table:table-cell>
          <table:table-cell table:formula="of:=HEX2DEC(MID([.C208];4;2))" office:value-type="float" office:value="184" calcext:value-type="float">
            <text:p>184</text:p>
          </table:table-cell>
          <table:table-cell table:formula="of:=HEX2DEC(MID([.C208];6;2))" office:value-type="float" office:value="184" calcext:value-type="float">
            <text:p>184</text:p>
          </table:table-cell>
          <table:table-cell table:formula="of:=&quot;INSERT INTO colors( name, origin, red, green, blue, hex) VALUES('&quot; &amp; TRIM([.B208]) &amp;&quot;', 'http://www.two4u.com/color/big-table.html',&quot; &amp; [.D208] &amp;&quot;,&quot; &amp; [.E208] &amp;&quot;,&quot; &amp; [.F208] &amp;&quot;,'&quot; &amp; [.C208] &amp;&quot;');&quot;" office:value-type="string" office:string-value="INSERT INTO colors( name, origin, red, green, blue, hex) VALUES('gray72', 'http://www.two4u.com/color/big-table.html',184,184,184,'#b8b8b8');" calcext:value-type="string">
            <text:p>INSERT INTO colors( name, origin, red, green, blue, hex) VALUES('gray72', 'http://www.two4u.com/color/big-table.html',184,184,184,'#b8b8b8');</text:p>
          </table:table-cell>
        </table:table-row>
        <table:table-row table:style-name="ro3">
          <table:table-cell table:style-name="ce20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ababa-0-0-0-0-0-0-1-0-0-0-0-?1,1" xlink:type="simple">gray73</text:a> </text:p>
          </table:table-cell>
          <table:table-cell office:value-type="string" calcext:value-type="string">
            <text:p>#bababa</text:p>
          </table:table-cell>
          <table:table-cell table:formula="of:=HEX2DEC(MID([.C209];2;2))" office:value-type="float" office:value="186" calcext:value-type="float">
            <text:p>186</text:p>
          </table:table-cell>
          <table:table-cell table:formula="of:=HEX2DEC(MID([.C209];4;2))" office:value-type="float" office:value="186" calcext:value-type="float">
            <text:p>186</text:p>
          </table:table-cell>
          <table:table-cell table:formula="of:=HEX2DEC(MID([.C209];6;2))" office:value-type="float" office:value="186" calcext:value-type="float">
            <text:p>186</text:p>
          </table:table-cell>
          <table:table-cell table:formula="of:=&quot;INSERT INTO colors( name, origin, red, green, blue, hex) VALUES('&quot; &amp; TRIM([.B209]) &amp;&quot;', 'http://www.two4u.com/color/big-table.html',&quot; &amp; [.D209] &amp;&quot;,&quot; &amp; [.E209] &amp;&quot;,&quot; &amp; [.F209] &amp;&quot;,'&quot; &amp; [.C209] &amp;&quot;');&quot;" office:value-type="string" office:string-value="INSERT INTO colors( name, origin, red, green, blue, hex) VALUES('gray73', 'http://www.two4u.com/color/big-table.html',186,186,186,'#bababa');" calcext:value-type="string">
            <text:p>INSERT INTO colors( name, origin, red, green, blue, hex) VALUES('gray73', 'http://www.two4u.com/color/big-table.html',186,186,186,'#bababa');</text:p>
          </table:table-cell>
        </table:table-row>
        <table:table-row table:style-name="ro3">
          <table:table-cell table:style-name="ce20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dbdbd-0-0-0-0-0-0-1-0-0-0-0-?1,1" xlink:type="simple">gray74</text:a> </text:p>
          </table:table-cell>
          <table:table-cell office:value-type="string" calcext:value-type="string">
            <text:p>#bdbdbd</text:p>
          </table:table-cell>
          <table:table-cell table:formula="of:=HEX2DEC(MID([.C210];2;2))" office:value-type="float" office:value="189" calcext:value-type="float">
            <text:p>189</text:p>
          </table:table-cell>
          <table:table-cell table:formula="of:=HEX2DEC(MID([.C210];4;2))" office:value-type="float" office:value="189" calcext:value-type="float">
            <text:p>189</text:p>
          </table:table-cell>
          <table:table-cell table:formula="of:=HEX2DEC(MID([.C210];6;2))" office:value-type="float" office:value="189" calcext:value-type="float">
            <text:p>189</text:p>
          </table:table-cell>
          <table:table-cell table:formula="of:=&quot;INSERT INTO colors( name, origin, red, green, blue, hex) VALUES('&quot; &amp; TRIM([.B210]) &amp;&quot;', 'http://www.two4u.com/color/big-table.html',&quot; &amp; [.D210] &amp;&quot;,&quot; &amp; [.E210] &amp;&quot;,&quot; &amp; [.F210] &amp;&quot;,'&quot; &amp; [.C210] &amp;&quot;');&quot;" office:value-type="string" office:string-value="INSERT INTO colors( name, origin, red, green, blue, hex) VALUES('gray74', 'http://www.two4u.com/color/big-table.html',189,189,189,'#bdbdbd');" calcext:value-type="string">
            <text:p>INSERT INTO colors( name, origin, red, green, blue, hex) VALUES('gray74', 'http://www.two4u.com/color/big-table.html',189,189,189,'#bdbdbd');</text:p>
          </table:table-cell>
        </table:table-row>
        <table:table-row table:style-name="ro3">
          <table:table-cell table:style-name="ce20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fbfbf-0-0-0-0-0-0-1-0-0-0-0-?1,1" xlink:type="simple">gray75</text:a> </text:p>
          </table:table-cell>
          <table:table-cell office:value-type="string" calcext:value-type="string">
            <text:p>#bfbfbf</text:p>
          </table:table-cell>
          <table:table-cell table:formula="of:=HEX2DEC(MID([.C211];2;2))" office:value-type="float" office:value="191" calcext:value-type="float">
            <text:p>191</text:p>
          </table:table-cell>
          <table:table-cell table:formula="of:=HEX2DEC(MID([.C211];4;2))" office:value-type="float" office:value="191" calcext:value-type="float">
            <text:p>191</text:p>
          </table:table-cell>
          <table:table-cell table:formula="of:=HEX2DEC(MID([.C211];6;2))" office:value-type="float" office:value="191" calcext:value-type="float">
            <text:p>191</text:p>
          </table:table-cell>
          <table:table-cell table:formula="of:=&quot;INSERT INTO colors( name, origin, red, green, blue, hex) VALUES('&quot; &amp; TRIM([.B211]) &amp;&quot;', 'http://www.two4u.com/color/big-table.html',&quot; &amp; [.D211] &amp;&quot;,&quot; &amp; [.E211] &amp;&quot;,&quot; &amp; [.F211] &amp;&quot;,'&quot; &amp; [.C211] &amp;&quot;');&quot;" office:value-type="string" office:string-value="INSERT INTO colors( name, origin, red, green, blue, hex) VALUES('gray75', 'http://www.two4u.com/color/big-table.html',191,191,191,'#bfbfbf');" calcext:value-type="string">
            <text:p>INSERT INTO colors( name, origin, red, green, blue, hex) VALUES('gray75', 'http://www.two4u.com/color/big-table.html',191,191,191,'#bfbfbf');</text:p>
          </table:table-cell>
        </table:table-row>
        <table:table-row table:style-name="ro3">
          <table:table-cell table:style-name="ce20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2c2c2-0-0-0-0-0-0-1-0-0-0-0-?1,1" xlink:type="simple">gray76</text:a> </text:p>
          </table:table-cell>
          <table:table-cell office:value-type="string" calcext:value-type="string">
            <text:p>#c2c2c2</text:p>
          </table:table-cell>
          <table:table-cell table:formula="of:=HEX2DEC(MID([.C212];2;2))" office:value-type="float" office:value="194" calcext:value-type="float">
            <text:p>194</text:p>
          </table:table-cell>
          <table:table-cell table:formula="of:=HEX2DEC(MID([.C212];4;2))" office:value-type="float" office:value="194" calcext:value-type="float">
            <text:p>194</text:p>
          </table:table-cell>
          <table:table-cell table:formula="of:=HEX2DEC(MID([.C212];6;2))" office:value-type="float" office:value="194" calcext:value-type="float">
            <text:p>194</text:p>
          </table:table-cell>
          <table:table-cell table:formula="of:=&quot;INSERT INTO colors( name, origin, red, green, blue, hex) VALUES('&quot; &amp; TRIM([.B212]) &amp;&quot;', 'http://www.two4u.com/color/big-table.html',&quot; &amp; [.D212] &amp;&quot;,&quot; &amp; [.E212] &amp;&quot;,&quot; &amp; [.F212] &amp;&quot;,'&quot; &amp; [.C212] &amp;&quot;');&quot;" office:value-type="string" office:string-value="INSERT INTO colors( name, origin, red, green, blue, hex) VALUES('gray76', 'http://www.two4u.com/color/big-table.html',194,194,194,'#c2c2c2');" calcext:value-type="string">
            <text:p>INSERT INTO colors( name, origin, red, green, blue, hex) VALUES('gray76', 'http://www.two4u.com/color/big-table.html',194,194,194,'#c2c2c2');</text:p>
          </table:table-cell>
        </table:table-row>
        <table:table-row table:style-name="ro3">
          <table:table-cell table:style-name="ce20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4c4c4-0-0-0-0-0-0-1-0-0-0-0-?1,1" xlink:type="simple">gray77</text:a> </text:p>
          </table:table-cell>
          <table:table-cell office:value-type="string" calcext:value-type="string">
            <text:p>#c4c4c4</text:p>
          </table:table-cell>
          <table:table-cell table:formula="of:=HEX2DEC(MID([.C213];2;2))" office:value-type="float" office:value="196" calcext:value-type="float">
            <text:p>196</text:p>
          </table:table-cell>
          <table:table-cell table:formula="of:=HEX2DEC(MID([.C213];4;2))" office:value-type="float" office:value="196" calcext:value-type="float">
            <text:p>196</text:p>
          </table:table-cell>
          <table:table-cell table:formula="of:=HEX2DEC(MID([.C213];6;2))" office:value-type="float" office:value="196" calcext:value-type="float">
            <text:p>196</text:p>
          </table:table-cell>
          <table:table-cell table:formula="of:=&quot;INSERT INTO colors( name, origin, red, green, blue, hex) VALUES('&quot; &amp; TRIM([.B213]) &amp;&quot;', 'http://www.two4u.com/color/big-table.html',&quot; &amp; [.D213] &amp;&quot;,&quot; &amp; [.E213] &amp;&quot;,&quot; &amp; [.F213] &amp;&quot;,'&quot; &amp; [.C213] &amp;&quot;');&quot;" office:value-type="string" office:string-value="INSERT INTO colors( name, origin, red, green, blue, hex) VALUES('gray77', 'http://www.two4u.com/color/big-table.html',196,196,196,'#c4c4c4');" calcext:value-type="string">
            <text:p>INSERT INTO colors( name, origin, red, green, blue, hex) VALUES('gray77', 'http://www.two4u.com/color/big-table.html',196,196,196,'#c4c4c4');</text:p>
          </table:table-cell>
        </table:table-row>
        <table:table-row table:style-name="ro3">
          <table:table-cell table:style-name="ce20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7c7c7-0-0-0-0-0-0-1-0-0-0-0-?1,1" xlink:type="simple">gray78</text:a> </text:p>
          </table:table-cell>
          <table:table-cell office:value-type="string" calcext:value-type="string">
            <text:p>#c7c7c7</text:p>
          </table:table-cell>
          <table:table-cell table:formula="of:=HEX2DEC(MID([.C214];2;2))" office:value-type="float" office:value="199" calcext:value-type="float">
            <text:p>199</text:p>
          </table:table-cell>
          <table:table-cell table:formula="of:=HEX2DEC(MID([.C214];4;2))" office:value-type="float" office:value="199" calcext:value-type="float">
            <text:p>199</text:p>
          </table:table-cell>
          <table:table-cell table:formula="of:=HEX2DEC(MID([.C214];6;2))" office:value-type="float" office:value="199" calcext:value-type="float">
            <text:p>199</text:p>
          </table:table-cell>
          <table:table-cell table:formula="of:=&quot;INSERT INTO colors( name, origin, red, green, blue, hex) VALUES('&quot; &amp; TRIM([.B214]) &amp;&quot;', 'http://www.two4u.com/color/big-table.html',&quot; &amp; [.D214] &amp;&quot;,&quot; &amp; [.E214] &amp;&quot;,&quot; &amp; [.F214] &amp;&quot;,'&quot; &amp; [.C214] &amp;&quot;');&quot;" office:value-type="string" office:string-value="INSERT INTO colors( name, origin, red, green, blue, hex) VALUES('gray78', 'http://www.two4u.com/color/big-table.html',199,199,199,'#c7c7c7');" calcext:value-type="string">
            <text:p>INSERT INTO colors( name, origin, red, green, blue, hex) VALUES('gray78', 'http://www.two4u.com/color/big-table.html',199,199,199,'#c7c7c7');</text:p>
          </table:table-cell>
        </table:table-row>
        <table:table-row table:style-name="ro3">
          <table:table-cell table:style-name="ce21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9c9c9-0-0-0-0-0-0-1-0-0-0-0-?1,1" xlink:type="simple">gray79</text:a> </text:p>
          </table:table-cell>
          <table:table-cell office:value-type="string" calcext:value-type="string">
            <text:p>#c9c9c9</text:p>
          </table:table-cell>
          <table:table-cell table:formula="of:=HEX2DEC(MID([.C215];2;2))" office:value-type="float" office:value="201" calcext:value-type="float">
            <text:p>201</text:p>
          </table:table-cell>
          <table:table-cell table:formula="of:=HEX2DEC(MID([.C215];4;2))" office:value-type="float" office:value="201" calcext:value-type="float">
            <text:p>201</text:p>
          </table:table-cell>
          <table:table-cell table:formula="of:=HEX2DEC(MID([.C215];6;2))" office:value-type="float" office:value="201" calcext:value-type="float">
            <text:p>201</text:p>
          </table:table-cell>
          <table:table-cell table:formula="of:=&quot;INSERT INTO colors( name, origin, red, green, blue, hex) VALUES('&quot; &amp; TRIM([.B215]) &amp;&quot;', 'http://www.two4u.com/color/big-table.html',&quot; &amp; [.D215] &amp;&quot;,&quot; &amp; [.E215] &amp;&quot;,&quot; &amp; [.F215] &amp;&quot;,'&quot; &amp; [.C215] &amp;&quot;');&quot;" office:value-type="string" office:string-value="INSERT INTO colors( name, origin, red, green, blue, hex) VALUES('gray79', 'http://www.two4u.com/color/big-table.html',201,201,201,'#c9c9c9');" calcext:value-type="string">
            <text:p>INSERT INTO colors( name, origin, red, green, blue, hex) VALUES('gray79', 'http://www.two4u.com/color/big-table.html',201,201,201,'#c9c9c9');</text:p>
          </table:table-cell>
        </table:table-row>
        <table:table-row table:style-name="ro3">
          <table:table-cell table:style-name="ce21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41414-0-0-0-0-0-0-1-0-0-0-0-?1,1" xlink:type="simple">gray8</text:a> </text:p>
          </table:table-cell>
          <table:table-cell office:value-type="string" calcext:value-type="string">
            <text:p>#141414</text:p>
          </table:table-cell>
          <table:table-cell table:formula="of:=HEX2DEC(MID([.C216];2;2))" office:value-type="float" office:value="20" calcext:value-type="float">
            <text:p>20</text:p>
          </table:table-cell>
          <table:table-cell table:formula="of:=HEX2DEC(MID([.C216];4;2))" office:value-type="float" office:value="20" calcext:value-type="float">
            <text:p>20</text:p>
          </table:table-cell>
          <table:table-cell table:formula="of:=HEX2DEC(MID([.C216];6;2))" office:value-type="float" office:value="20" calcext:value-type="float">
            <text:p>20</text:p>
          </table:table-cell>
          <table:table-cell table:formula="of:=&quot;INSERT INTO colors( name, origin, red, green, blue, hex) VALUES('&quot; &amp; TRIM([.B216]) &amp;&quot;', 'http://www.two4u.com/color/big-table.html',&quot; &amp; [.D216] &amp;&quot;,&quot; &amp; [.E216] &amp;&quot;,&quot; &amp; [.F216] &amp;&quot;,'&quot; &amp; [.C216] &amp;&quot;');&quot;" office:value-type="string" office:string-value="INSERT INTO colors( name, origin, red, green, blue, hex) VALUES('gray8', 'http://www.two4u.com/color/big-table.html',20,20,20,'#141414');" calcext:value-type="string">
            <text:p>INSERT INTO colors( name, origin, red, green, blue, hex) VALUES('gray8', 'http://www.two4u.com/color/big-table.html',20,20,20,'#141414');</text:p>
          </table:table-cell>
        </table:table-row>
        <table:table-row table:style-name="ro3">
          <table:table-cell table:style-name="ce21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ccccc-0-0-0-0-0-0-1-0-0-0-0-?1,1" xlink:type="simple">gray80</text:a> </text:p>
          </table:table-cell>
          <table:table-cell office:value-type="string" calcext:value-type="string">
            <text:p>#cccccc</text:p>
          </table:table-cell>
          <table:table-cell table:formula="of:=HEX2DEC(MID([.C217];2;2))" office:value-type="float" office:value="204" calcext:value-type="float">
            <text:p>204</text:p>
          </table:table-cell>
          <table:table-cell table:formula="of:=HEX2DEC(MID([.C217];4;2))" office:value-type="float" office:value="204" calcext:value-type="float">
            <text:p>204</text:p>
          </table:table-cell>
          <table:table-cell table:formula="of:=HEX2DEC(MID([.C217];6;2))" office:value-type="float" office:value="204" calcext:value-type="float">
            <text:p>204</text:p>
          </table:table-cell>
          <table:table-cell table:formula="of:=&quot;INSERT INTO colors( name, origin, red, green, blue, hex) VALUES('&quot; &amp; TRIM([.B217]) &amp;&quot;', 'http://www.two4u.com/color/big-table.html',&quot; &amp; [.D217] &amp;&quot;,&quot; &amp; [.E217] &amp;&quot;,&quot; &amp; [.F217] &amp;&quot;,'&quot; &amp; [.C217] &amp;&quot;');&quot;" office:value-type="string" office:string-value="INSERT INTO colors( name, origin, red, green, blue, hex) VALUES('gray80', 'http://www.two4u.com/color/big-table.html',204,204,204,'#cccccc');" calcext:value-type="string">
            <text:p>INSERT INTO colors( name, origin, red, green, blue, hex) VALUES('gray80', 'http://www.two4u.com/color/big-table.html',204,204,204,'#cccccc');</text:p>
          </table:table-cell>
        </table:table-row>
        <table:table-row table:style-name="ro3">
          <table:table-cell table:style-name="ce21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fcfcf-0-0-0-0-0-0-1-0-0-0-0-?1,1" xlink:type="simple">gray81</text:a> </text:p>
          </table:table-cell>
          <table:table-cell office:value-type="string" calcext:value-type="string">
            <text:p>#cfcfcf</text:p>
          </table:table-cell>
          <table:table-cell table:formula="of:=HEX2DEC(MID([.C218];2;2))" office:value-type="float" office:value="207" calcext:value-type="float">
            <text:p>207</text:p>
          </table:table-cell>
          <table:table-cell table:formula="of:=HEX2DEC(MID([.C218];4;2))" office:value-type="float" office:value="207" calcext:value-type="float">
            <text:p>207</text:p>
          </table:table-cell>
          <table:table-cell table:formula="of:=HEX2DEC(MID([.C218];6;2))" office:value-type="float" office:value="207" calcext:value-type="float">
            <text:p>207</text:p>
          </table:table-cell>
          <table:table-cell table:formula="of:=&quot;INSERT INTO colors( name, origin, red, green, blue, hex) VALUES('&quot; &amp; TRIM([.B218]) &amp;&quot;', 'http://www.two4u.com/color/big-table.html',&quot; &amp; [.D218] &amp;&quot;,&quot; &amp; [.E218] &amp;&quot;,&quot; &amp; [.F218] &amp;&quot;,'&quot; &amp; [.C218] &amp;&quot;');&quot;" office:value-type="string" office:string-value="INSERT INTO colors( name, origin, red, green, blue, hex) VALUES('gray81', 'http://www.two4u.com/color/big-table.html',207,207,207,'#cfcfcf');" calcext:value-type="string">
            <text:p>INSERT INTO colors( name, origin, red, green, blue, hex) VALUES('gray81', 'http://www.two4u.com/color/big-table.html',207,207,207,'#cfcfcf');</text:p>
          </table:table-cell>
        </table:table-row>
        <table:table-row table:style-name="ro3">
          <table:table-cell table:style-name="ce21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1d1d1-0-0-0-0-0-0-1-0-0-0-0-?1,1" xlink:type="simple">gray82</text:a> </text:p>
          </table:table-cell>
          <table:table-cell office:value-type="string" calcext:value-type="string">
            <text:p>#d1d1d1</text:p>
          </table:table-cell>
          <table:table-cell table:formula="of:=HEX2DEC(MID([.C219];2;2))" office:value-type="float" office:value="209" calcext:value-type="float">
            <text:p>209</text:p>
          </table:table-cell>
          <table:table-cell table:formula="of:=HEX2DEC(MID([.C219];4;2))" office:value-type="float" office:value="209" calcext:value-type="float">
            <text:p>209</text:p>
          </table:table-cell>
          <table:table-cell table:formula="of:=HEX2DEC(MID([.C219];6;2))" office:value-type="float" office:value="209" calcext:value-type="float">
            <text:p>209</text:p>
          </table:table-cell>
          <table:table-cell table:formula="of:=&quot;INSERT INTO colors( name, origin, red, green, blue, hex) VALUES('&quot; &amp; TRIM([.B219]) &amp;&quot;', 'http://www.two4u.com/color/big-table.html',&quot; &amp; [.D219] &amp;&quot;,&quot; &amp; [.E219] &amp;&quot;,&quot; &amp; [.F219] &amp;&quot;,'&quot; &amp; [.C219] &amp;&quot;');&quot;" office:value-type="string" office:string-value="INSERT INTO colors( name, origin, red, green, blue, hex) VALUES('gray82', 'http://www.two4u.com/color/big-table.html',209,209,209,'#d1d1d1');" calcext:value-type="string">
            <text:p>INSERT INTO colors( name, origin, red, green, blue, hex) VALUES('gray82', 'http://www.two4u.com/color/big-table.html',209,209,209,'#d1d1d1');</text:p>
          </table:table-cell>
        </table:table-row>
        <table:table-row table:style-name="ro3">
          <table:table-cell table:style-name="ce21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4d4d4-0-0-0-0-0-0-1-0-0-0-0-?1,1" xlink:type="simple">gray83</text:a> </text:p>
          </table:table-cell>
          <table:table-cell office:value-type="string" calcext:value-type="string">
            <text:p>#d4d4d4</text:p>
          </table:table-cell>
          <table:table-cell table:formula="of:=HEX2DEC(MID([.C220];2;2))" office:value-type="float" office:value="212" calcext:value-type="float">
            <text:p>212</text:p>
          </table:table-cell>
          <table:table-cell table:formula="of:=HEX2DEC(MID([.C220];4;2))" office:value-type="float" office:value="212" calcext:value-type="float">
            <text:p>212</text:p>
          </table:table-cell>
          <table:table-cell table:formula="of:=HEX2DEC(MID([.C220];6;2))" office:value-type="float" office:value="212" calcext:value-type="float">
            <text:p>212</text:p>
          </table:table-cell>
          <table:table-cell table:formula="of:=&quot;INSERT INTO colors( name, origin, red, green, blue, hex) VALUES('&quot; &amp; TRIM([.B220]) &amp;&quot;', 'http://www.two4u.com/color/big-table.html',&quot; &amp; [.D220] &amp;&quot;,&quot; &amp; [.E220] &amp;&quot;,&quot; &amp; [.F220] &amp;&quot;,'&quot; &amp; [.C220] &amp;&quot;');&quot;" office:value-type="string" office:string-value="INSERT INTO colors( name, origin, red, green, blue, hex) VALUES('gray83', 'http://www.two4u.com/color/big-table.html',212,212,212,'#d4d4d4');" calcext:value-type="string">
            <text:p>INSERT INTO colors( name, origin, red, green, blue, hex) VALUES('gray83', 'http://www.two4u.com/color/big-table.html',212,212,212,'#d4d4d4');</text:p>
          </table:table-cell>
        </table:table-row>
        <table:table-row table:style-name="ro3">
          <table:table-cell table:style-name="ce21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6d6d6-0-0-0-0-0-0-1-0-0-0-0-?1,1" xlink:type="simple">gray84</text:a> </text:p>
          </table:table-cell>
          <table:table-cell office:value-type="string" calcext:value-type="string">
            <text:p>#d6d6d6</text:p>
          </table:table-cell>
          <table:table-cell table:formula="of:=HEX2DEC(MID([.C221];2;2))" office:value-type="float" office:value="214" calcext:value-type="float">
            <text:p>214</text:p>
          </table:table-cell>
          <table:table-cell table:formula="of:=HEX2DEC(MID([.C221];4;2))" office:value-type="float" office:value="214" calcext:value-type="float">
            <text:p>214</text:p>
          </table:table-cell>
          <table:table-cell table:formula="of:=HEX2DEC(MID([.C221];6;2))" office:value-type="float" office:value="214" calcext:value-type="float">
            <text:p>214</text:p>
          </table:table-cell>
          <table:table-cell table:formula="of:=&quot;INSERT INTO colors( name, origin, red, green, blue, hex) VALUES('&quot; &amp; TRIM([.B221]) &amp;&quot;', 'http://www.two4u.com/color/big-table.html',&quot; &amp; [.D221] &amp;&quot;,&quot; &amp; [.E221] &amp;&quot;,&quot; &amp; [.F221] &amp;&quot;,'&quot; &amp; [.C221] &amp;&quot;');&quot;" office:value-type="string" office:string-value="INSERT INTO colors( name, origin, red, green, blue, hex) VALUES('gray84', 'http://www.two4u.com/color/big-table.html',214,214,214,'#d6d6d6');" calcext:value-type="string">
            <text:p>INSERT INTO colors( name, origin, red, green, blue, hex) VALUES('gray84', 'http://www.two4u.com/color/big-table.html',214,214,214,'#d6d6d6');</text:p>
          </table:table-cell>
        </table:table-row>
        <table:table-row table:style-name="ro3">
          <table:table-cell table:style-name="ce21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9d9d9-0-0-0-0-0-0-1-0-0-0-0-?1,1" xlink:type="simple">gray85</text:a> </text:p>
          </table:table-cell>
          <table:table-cell office:value-type="string" calcext:value-type="string">
            <text:p>#d9d9d9</text:p>
          </table:table-cell>
          <table:table-cell table:formula="of:=HEX2DEC(MID([.C222];2;2))" office:value-type="float" office:value="217" calcext:value-type="float">
            <text:p>217</text:p>
          </table:table-cell>
          <table:table-cell table:formula="of:=HEX2DEC(MID([.C222];4;2))" office:value-type="float" office:value="217" calcext:value-type="float">
            <text:p>217</text:p>
          </table:table-cell>
          <table:table-cell table:formula="of:=HEX2DEC(MID([.C222];6;2))" office:value-type="float" office:value="217" calcext:value-type="float">
            <text:p>217</text:p>
          </table:table-cell>
          <table:table-cell table:formula="of:=&quot;INSERT INTO colors( name, origin, red, green, blue, hex) VALUES('&quot; &amp; TRIM([.B222]) &amp;&quot;', 'http://www.two4u.com/color/big-table.html',&quot; &amp; [.D222] &amp;&quot;,&quot; &amp; [.E222] &amp;&quot;,&quot; &amp; [.F222] &amp;&quot;,'&quot; &amp; [.C222] &amp;&quot;');&quot;" office:value-type="string" office:string-value="INSERT INTO colors( name, origin, red, green, blue, hex) VALUES('gray85', 'http://www.two4u.com/color/big-table.html',217,217,217,'#d9d9d9');" calcext:value-type="string">
            <text:p>INSERT INTO colors( name, origin, red, green, blue, hex) VALUES('gray85', 'http://www.two4u.com/color/big-table.html',217,217,217,'#d9d9d9');</text:p>
          </table:table-cell>
        </table:table-row>
        <table:table-row table:style-name="ro3">
          <table:table-cell table:style-name="ce21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bdbdb-0-0-0-0-0-0-1-0-0-0-0-?1,1" xlink:type="simple">gray86</text:a> </text:p>
          </table:table-cell>
          <table:table-cell office:value-type="string" calcext:value-type="string">
            <text:p>#dbdbdb</text:p>
          </table:table-cell>
          <table:table-cell table:formula="of:=HEX2DEC(MID([.C223];2;2))" office:value-type="float" office:value="219" calcext:value-type="float">
            <text:p>219</text:p>
          </table:table-cell>
          <table:table-cell table:formula="of:=HEX2DEC(MID([.C223];4;2))" office:value-type="float" office:value="219" calcext:value-type="float">
            <text:p>219</text:p>
          </table:table-cell>
          <table:table-cell table:formula="of:=HEX2DEC(MID([.C223];6;2))" office:value-type="float" office:value="219" calcext:value-type="float">
            <text:p>219</text:p>
          </table:table-cell>
          <table:table-cell table:formula="of:=&quot;INSERT INTO colors( name, origin, red, green, blue, hex) VALUES('&quot; &amp; TRIM([.B223]) &amp;&quot;', 'http://www.two4u.com/color/big-table.html',&quot; &amp; [.D223] &amp;&quot;,&quot; &amp; [.E223] &amp;&quot;,&quot; &amp; [.F223] &amp;&quot;,'&quot; &amp; [.C223] &amp;&quot;');&quot;" office:value-type="string" office:string-value="INSERT INTO colors( name, origin, red, green, blue, hex) VALUES('gray86', 'http://www.two4u.com/color/big-table.html',219,219,219,'#dbdbdb');" calcext:value-type="string">
            <text:p>INSERT INTO colors( name, origin, red, green, blue, hex) VALUES('gray86', 'http://www.two4u.com/color/big-table.html',219,219,219,'#dbdbdb');</text:p>
          </table:table-cell>
        </table:table-row>
        <table:table-row table:style-name="ro3">
          <table:table-cell table:style-name="ce21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edede-0-0-0-0-0-0-1-0-0-0-0-?1,1" xlink:type="simple">gray87</text:a> </text:p>
          </table:table-cell>
          <table:table-cell office:value-type="string" calcext:value-type="string">
            <text:p>#dedede</text:p>
          </table:table-cell>
          <table:table-cell table:formula="of:=HEX2DEC(MID([.C224];2;2))" office:value-type="float" office:value="222" calcext:value-type="float">
            <text:p>222</text:p>
          </table:table-cell>
          <table:table-cell table:formula="of:=HEX2DEC(MID([.C224];4;2))" office:value-type="float" office:value="222" calcext:value-type="float">
            <text:p>222</text:p>
          </table:table-cell>
          <table:table-cell table:formula="of:=HEX2DEC(MID([.C224];6;2))" office:value-type="float" office:value="222" calcext:value-type="float">
            <text:p>222</text:p>
          </table:table-cell>
          <table:table-cell table:formula="of:=&quot;INSERT INTO colors( name, origin, red, green, blue, hex) VALUES('&quot; &amp; TRIM([.B224]) &amp;&quot;', 'http://www.two4u.com/color/big-table.html',&quot; &amp; [.D224] &amp;&quot;,&quot; &amp; [.E224] &amp;&quot;,&quot; &amp; [.F224] &amp;&quot;,'&quot; &amp; [.C224] &amp;&quot;');&quot;" office:value-type="string" office:string-value="INSERT INTO colors( name, origin, red, green, blue, hex) VALUES('gray87', 'http://www.two4u.com/color/big-table.html',222,222,222,'#dedede');" calcext:value-type="string">
            <text:p>INSERT INTO colors( name, origin, red, green, blue, hex) VALUES('gray87', 'http://www.two4u.com/color/big-table.html',222,222,222,'#dedede');</text:p>
          </table:table-cell>
        </table:table-row>
        <table:table-row table:style-name="ro3">
          <table:table-cell table:style-name="ce22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0e0e0-0-0-0-0-0-0-1-0-0-0-0-?1,1" xlink:type="simple">gray88</text:a> </text:p>
          </table:table-cell>
          <table:table-cell office:value-type="string" calcext:value-type="string">
            <text:p>#e0e0e0</text:p>
          </table:table-cell>
          <table:table-cell table:formula="of:=HEX2DEC(MID([.C225];2;2))" office:value-type="float" office:value="224" calcext:value-type="float">
            <text:p>224</text:p>
          </table:table-cell>
          <table:table-cell table:formula="of:=HEX2DEC(MID([.C225];4;2))" office:value-type="float" office:value="224" calcext:value-type="float">
            <text:p>224</text:p>
          </table:table-cell>
          <table:table-cell table:formula="of:=HEX2DEC(MID([.C225];6;2))" office:value-type="float" office:value="224" calcext:value-type="float">
            <text:p>224</text:p>
          </table:table-cell>
          <table:table-cell table:formula="of:=&quot;INSERT INTO colors( name, origin, red, green, blue, hex) VALUES('&quot; &amp; TRIM([.B225]) &amp;&quot;', 'http://www.two4u.com/color/big-table.html',&quot; &amp; [.D225] &amp;&quot;,&quot; &amp; [.E225] &amp;&quot;,&quot; &amp; [.F225] &amp;&quot;,'&quot; &amp; [.C225] &amp;&quot;');&quot;" office:value-type="string" office:string-value="INSERT INTO colors( name, origin, red, green, blue, hex) VALUES('gray88', 'http://www.two4u.com/color/big-table.html',224,224,224,'#e0e0e0');" calcext:value-type="string">
            <text:p>INSERT INTO colors( name, origin, red, green, blue, hex) VALUES('gray88', 'http://www.two4u.com/color/big-table.html',224,224,224,'#e0e0e0');</text:p>
          </table:table-cell>
        </table:table-row>
        <table:table-row table:style-name="ro3">
          <table:table-cell table:style-name="ce22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3e3e3-0-0-0-0-0-0-1-0-0-0-0-?1,1" xlink:type="simple">gray89</text:a> </text:p>
          </table:table-cell>
          <table:table-cell office:value-type="string" calcext:value-type="string">
            <text:p>#e3e3e3</text:p>
          </table:table-cell>
          <table:table-cell table:formula="of:=HEX2DEC(MID([.C226];2;2))" office:value-type="float" office:value="227" calcext:value-type="float">
            <text:p>227</text:p>
          </table:table-cell>
          <table:table-cell table:formula="of:=HEX2DEC(MID([.C226];4;2))" office:value-type="float" office:value="227" calcext:value-type="float">
            <text:p>227</text:p>
          </table:table-cell>
          <table:table-cell table:formula="of:=HEX2DEC(MID([.C226];6;2))" office:value-type="float" office:value="227" calcext:value-type="float">
            <text:p>227</text:p>
          </table:table-cell>
          <table:table-cell table:formula="of:=&quot;INSERT INTO colors( name, origin, red, green, blue, hex) VALUES('&quot; &amp; TRIM([.B226]) &amp;&quot;', 'http://www.two4u.com/color/big-table.html',&quot; &amp; [.D226] &amp;&quot;,&quot; &amp; [.E226] &amp;&quot;,&quot; &amp; [.F226] &amp;&quot;,'&quot; &amp; [.C226] &amp;&quot;');&quot;" office:value-type="string" office:string-value="INSERT INTO colors( name, origin, red, green, blue, hex) VALUES('gray89', 'http://www.two4u.com/color/big-table.html',227,227,227,'#e3e3e3');" calcext:value-type="string">
            <text:p>INSERT INTO colors( name, origin, red, green, blue, hex) VALUES('gray89', 'http://www.two4u.com/color/big-table.html',227,227,227,'#e3e3e3');</text:p>
          </table:table-cell>
        </table:table-row>
        <table:table-row table:style-name="ro3">
          <table:table-cell table:style-name="ce22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71717-0-0-0-0-0-0-1-0-0-0-0-?1,1" xlink:type="simple">gray9</text:a> </text:p>
          </table:table-cell>
          <table:table-cell office:value-type="string" calcext:value-type="string">
            <text:p>#171717</text:p>
          </table:table-cell>
          <table:table-cell table:formula="of:=HEX2DEC(MID([.C227];2;2))" office:value-type="float" office:value="23" calcext:value-type="float">
            <text:p>23</text:p>
          </table:table-cell>
          <table:table-cell table:formula="of:=HEX2DEC(MID([.C227];4;2))" office:value-type="float" office:value="23" calcext:value-type="float">
            <text:p>23</text:p>
          </table:table-cell>
          <table:table-cell table:formula="of:=HEX2DEC(MID([.C227];6;2))" office:value-type="float" office:value="23" calcext:value-type="float">
            <text:p>23</text:p>
          </table:table-cell>
          <table:table-cell table:formula="of:=&quot;INSERT INTO colors( name, origin, red, green, blue, hex) VALUES('&quot; &amp; TRIM([.B227]) &amp;&quot;', 'http://www.two4u.com/color/big-table.html',&quot; &amp; [.D227] &amp;&quot;,&quot; &amp; [.E227] &amp;&quot;,&quot; &amp; [.F227] &amp;&quot;,'&quot; &amp; [.C227] &amp;&quot;');&quot;" office:value-type="string" office:string-value="INSERT INTO colors( name, origin, red, green, blue, hex) VALUES('gray9', 'http://www.two4u.com/color/big-table.html',23,23,23,'#171717');" calcext:value-type="string">
            <text:p>INSERT INTO colors( name, origin, red, green, blue, hex) VALUES('gray9', 'http://www.two4u.com/color/big-table.html',23,23,23,'#171717');</text:p>
          </table:table-cell>
        </table:table-row>
        <table:table-row table:style-name="ro3">
          <table:table-cell table:style-name="ce22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5e5e5-0-0-0-0-0-0-1-0-0-0-0-?1,1" xlink:type="simple">gray90</text:a> </text:p>
          </table:table-cell>
          <table:table-cell office:value-type="string" calcext:value-type="string">
            <text:p>#e5e5e5</text:p>
          </table:table-cell>
          <table:table-cell table:formula="of:=HEX2DEC(MID([.C228];2;2))" office:value-type="float" office:value="229" calcext:value-type="float">
            <text:p>229</text:p>
          </table:table-cell>
          <table:table-cell table:formula="of:=HEX2DEC(MID([.C228];4;2))" office:value-type="float" office:value="229" calcext:value-type="float">
            <text:p>229</text:p>
          </table:table-cell>
          <table:table-cell table:formula="of:=HEX2DEC(MID([.C228];6;2))" office:value-type="float" office:value="229" calcext:value-type="float">
            <text:p>229</text:p>
          </table:table-cell>
          <table:table-cell table:formula="of:=&quot;INSERT INTO colors( name, origin, red, green, blue, hex) VALUES('&quot; &amp; TRIM([.B228]) &amp;&quot;', 'http://www.two4u.com/color/big-table.html',&quot; &amp; [.D228] &amp;&quot;,&quot; &amp; [.E228] &amp;&quot;,&quot; &amp; [.F228] &amp;&quot;,'&quot; &amp; [.C228] &amp;&quot;');&quot;" office:value-type="string" office:string-value="INSERT INTO colors( name, origin, red, green, blue, hex) VALUES('gray90', 'http://www.two4u.com/color/big-table.html',229,229,229,'#e5e5e5');" calcext:value-type="string">
            <text:p>INSERT INTO colors( name, origin, red, green, blue, hex) VALUES('gray90', 'http://www.two4u.com/color/big-table.html',229,229,229,'#e5e5e5');</text:p>
          </table:table-cell>
        </table:table-row>
        <table:table-row table:style-name="ro3">
          <table:table-cell table:style-name="ce22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8e8e8-0-0-0-0-0-0-1-0-0-0-0-?1,1" xlink:type="simple">gray91</text:a> </text:p>
          </table:table-cell>
          <table:table-cell office:value-type="string" calcext:value-type="string">
            <text:p>#e8e8e8</text:p>
          </table:table-cell>
          <table:table-cell table:formula="of:=HEX2DEC(MID([.C229];2;2))" office:value-type="float" office:value="232" calcext:value-type="float">
            <text:p>232</text:p>
          </table:table-cell>
          <table:table-cell table:formula="of:=HEX2DEC(MID([.C229];4;2))" office:value-type="float" office:value="232" calcext:value-type="float">
            <text:p>232</text:p>
          </table:table-cell>
          <table:table-cell table:formula="of:=HEX2DEC(MID([.C229];6;2))" office:value-type="float" office:value="232" calcext:value-type="float">
            <text:p>232</text:p>
          </table:table-cell>
          <table:table-cell table:formula="of:=&quot;INSERT INTO colors( name, origin, red, green, blue, hex) VALUES('&quot; &amp; TRIM([.B229]) &amp;&quot;', 'http://www.two4u.com/color/big-table.html',&quot; &amp; [.D229] &amp;&quot;,&quot; &amp; [.E229] &amp;&quot;,&quot; &amp; [.F229] &amp;&quot;,'&quot; &amp; [.C229] &amp;&quot;');&quot;" office:value-type="string" office:string-value="INSERT INTO colors( name, origin, red, green, blue, hex) VALUES('gray91', 'http://www.two4u.com/color/big-table.html',232,232,232,'#e8e8e8');" calcext:value-type="string">
            <text:p>INSERT INTO colors( name, origin, red, green, blue, hex) VALUES('gray91', 'http://www.two4u.com/color/big-table.html',232,232,232,'#e8e8e8');</text:p>
          </table:table-cell>
        </table:table-row>
        <table:table-row table:style-name="ro3">
          <table:table-cell table:style-name="ce22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bebeb-0-0-0-0-0-0-1-0-0-0-0-?1,1" xlink:type="simple">gray92</text:a> </text:p>
          </table:table-cell>
          <table:table-cell office:value-type="string" calcext:value-type="string">
            <text:p>#ebebeb</text:p>
          </table:table-cell>
          <table:table-cell table:formula="of:=HEX2DEC(MID([.C230];2;2))" office:value-type="float" office:value="235" calcext:value-type="float">
            <text:p>235</text:p>
          </table:table-cell>
          <table:table-cell table:formula="of:=HEX2DEC(MID([.C230];4;2))" office:value-type="float" office:value="235" calcext:value-type="float">
            <text:p>235</text:p>
          </table:table-cell>
          <table:table-cell table:formula="of:=HEX2DEC(MID([.C230];6;2))" office:value-type="float" office:value="235" calcext:value-type="float">
            <text:p>235</text:p>
          </table:table-cell>
          <table:table-cell table:formula="of:=&quot;INSERT INTO colors( name, origin, red, green, blue, hex) VALUES('&quot; &amp; TRIM([.B230]) &amp;&quot;', 'http://www.two4u.com/color/big-table.html',&quot; &amp; [.D230] &amp;&quot;,&quot; &amp; [.E230] &amp;&quot;,&quot; &amp; [.F230] &amp;&quot;,'&quot; &amp; [.C230] &amp;&quot;');&quot;" office:value-type="string" office:string-value="INSERT INTO colors( name, origin, red, green, blue, hex) VALUES('gray92', 'http://www.two4u.com/color/big-table.html',235,235,235,'#ebebeb');" calcext:value-type="string">
            <text:p>INSERT INTO colors( name, origin, red, green, blue, hex) VALUES('gray92', 'http://www.two4u.com/color/big-table.html',235,235,235,'#ebebeb');</text:p>
          </table:table-cell>
        </table:table-row>
        <table:table-row table:style-name="ro3">
          <table:table-cell table:style-name="ce22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deded-0-0-0-0-0-0-1-0-0-0-0-?1,1" xlink:type="simple">gray93</text:a> </text:p>
          </table:table-cell>
          <table:table-cell office:value-type="string" calcext:value-type="string">
            <text:p>#ededed</text:p>
          </table:table-cell>
          <table:table-cell table:formula="of:=HEX2DEC(MID([.C231];2;2))" office:value-type="float" office:value="237" calcext:value-type="float">
            <text:p>237</text:p>
          </table:table-cell>
          <table:table-cell table:formula="of:=HEX2DEC(MID([.C231];4;2))" office:value-type="float" office:value="237" calcext:value-type="float">
            <text:p>237</text:p>
          </table:table-cell>
          <table:table-cell table:formula="of:=HEX2DEC(MID([.C231];6;2))" office:value-type="float" office:value="237" calcext:value-type="float">
            <text:p>237</text:p>
          </table:table-cell>
          <table:table-cell table:formula="of:=&quot;INSERT INTO colors( name, origin, red, green, blue, hex) VALUES('&quot; &amp; TRIM([.B231]) &amp;&quot;', 'http://www.two4u.com/color/big-table.html',&quot; &amp; [.D231] &amp;&quot;,&quot; &amp; [.E231] &amp;&quot;,&quot; &amp; [.F231] &amp;&quot;,'&quot; &amp; [.C231] &amp;&quot;');&quot;" office:value-type="string" office:string-value="INSERT INTO colors( name, origin, red, green, blue, hex) VALUES('gray93', 'http://www.two4u.com/color/big-table.html',237,237,237,'#ededed');" calcext:value-type="string">
            <text:p>INSERT INTO colors( name, origin, red, green, blue, hex) VALUES('gray93', 'http://www.two4u.com/color/big-table.html',237,237,237,'#ededed');</text:p>
          </table:table-cell>
        </table:table-row>
        <table:table-row table:style-name="ro3">
          <table:table-cell table:style-name="ce22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0f0f0-0-0-0-0-0-0-1-0-0-0-0-?1,1" xlink:type="simple">gray94</text:a> </text:p>
          </table:table-cell>
          <table:table-cell office:value-type="string" calcext:value-type="string">
            <text:p>#f0f0f0</text:p>
          </table:table-cell>
          <table:table-cell table:formula="of:=HEX2DEC(MID([.C232];2;2))" office:value-type="float" office:value="240" calcext:value-type="float">
            <text:p>240</text:p>
          </table:table-cell>
          <table:table-cell table:formula="of:=HEX2DEC(MID([.C232];4;2))" office:value-type="float" office:value="240" calcext:value-type="float">
            <text:p>240</text:p>
          </table:table-cell>
          <table:table-cell table:formula="of:=HEX2DEC(MID([.C232];6;2))" office:value-type="float" office:value="240" calcext:value-type="float">
            <text:p>240</text:p>
          </table:table-cell>
          <table:table-cell table:formula="of:=&quot;INSERT INTO colors( name, origin, red, green, blue, hex) VALUES('&quot; &amp; TRIM([.B232]) &amp;&quot;', 'http://www.two4u.com/color/big-table.html',&quot; &amp; [.D232] &amp;&quot;,&quot; &amp; [.E232] &amp;&quot;,&quot; &amp; [.F232] &amp;&quot;,'&quot; &amp; [.C232] &amp;&quot;');&quot;" office:value-type="string" office:string-value="INSERT INTO colors( name, origin, red, green, blue, hex) VALUES('gray94', 'http://www.two4u.com/color/big-table.html',240,240,240,'#f0f0f0');" calcext:value-type="string">
            <text:p>INSERT INTO colors( name, origin, red, green, blue, hex) VALUES('gray94', 'http://www.two4u.com/color/big-table.html',240,240,240,'#f0f0f0');</text:p>
          </table:table-cell>
        </table:table-row>
        <table:table-row table:style-name="ro3">
          <table:table-cell table:style-name="ce22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2f2f2-0-0-0-0-0-0-1-0-0-0-0-?1,1" xlink:type="simple">gray95</text:a> </text:p>
          </table:table-cell>
          <table:table-cell office:value-type="string" calcext:value-type="string">
            <text:p>#f2f2f2</text:p>
          </table:table-cell>
          <table:table-cell table:formula="of:=HEX2DEC(MID([.C233];2;2))" office:value-type="float" office:value="242" calcext:value-type="float">
            <text:p>242</text:p>
          </table:table-cell>
          <table:table-cell table:formula="of:=HEX2DEC(MID([.C233];4;2))" office:value-type="float" office:value="242" calcext:value-type="float">
            <text:p>242</text:p>
          </table:table-cell>
          <table:table-cell table:formula="of:=HEX2DEC(MID([.C233];6;2))" office:value-type="float" office:value="242" calcext:value-type="float">
            <text:p>242</text:p>
          </table:table-cell>
          <table:table-cell table:formula="of:=&quot;INSERT INTO colors( name, origin, red, green, blue, hex) VALUES('&quot; &amp; TRIM([.B233]) &amp;&quot;', 'http://www.two4u.com/color/big-table.html',&quot; &amp; [.D233] &amp;&quot;,&quot; &amp; [.E233] &amp;&quot;,&quot; &amp; [.F233] &amp;&quot;,'&quot; &amp; [.C233] &amp;&quot;');&quot;" office:value-type="string" office:string-value="INSERT INTO colors( name, origin, red, green, blue, hex) VALUES('gray95', 'http://www.two4u.com/color/big-table.html',242,242,242,'#f2f2f2');" calcext:value-type="string">
            <text:p>INSERT INTO colors( name, origin, red, green, blue, hex) VALUES('gray95', 'http://www.two4u.com/color/big-table.html',242,242,242,'#f2f2f2');</text:p>
          </table:table-cell>
        </table:table-row>
        <table:table-row table:style-name="ro3">
          <table:table-cell table:style-name="ce22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7f7f7-0-0-0-0-0-0-1-0-0-0-0-?1,1" xlink:type="simple">gray97</text:a> </text:p>
          </table:table-cell>
          <table:table-cell office:value-type="string" calcext:value-type="string">
            <text:p>#f7f7f7</text:p>
          </table:table-cell>
          <table:table-cell table:formula="of:=HEX2DEC(MID([.C234];2;2))" office:value-type="float" office:value="247" calcext:value-type="float">
            <text:p>247</text:p>
          </table:table-cell>
          <table:table-cell table:formula="of:=HEX2DEC(MID([.C234];4;2))" office:value-type="float" office:value="247" calcext:value-type="float">
            <text:p>247</text:p>
          </table:table-cell>
          <table:table-cell table:formula="of:=HEX2DEC(MID([.C234];6;2))" office:value-type="float" office:value="247" calcext:value-type="float">
            <text:p>247</text:p>
          </table:table-cell>
          <table:table-cell table:formula="of:=&quot;INSERT INTO colors( name, origin, red, green, blue, hex) VALUES('&quot; &amp; TRIM([.B234]) &amp;&quot;', 'http://www.two4u.com/color/big-table.html',&quot; &amp; [.D234] &amp;&quot;,&quot; &amp; [.E234] &amp;&quot;,&quot; &amp; [.F234] &amp;&quot;,'&quot; &amp; [.C234] &amp;&quot;');&quot;" office:value-type="string" office:string-value="INSERT INTO colors( name, origin, red, green, blue, hex) VALUES('gray97', 'http://www.two4u.com/color/big-table.html',247,247,247,'#f7f7f7');" calcext:value-type="string">
            <text:p>INSERT INTO colors( name, origin, red, green, blue, hex) VALUES('gray97', 'http://www.two4u.com/color/big-table.html',247,247,247,'#f7f7f7');</text:p>
          </table:table-cell>
        </table:table-row>
        <table:table-row table:style-name="ro3">
          <table:table-cell table:style-name="ce23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afafa-0-0-0-0-0-0-1-0-0-0-0-?1,1" xlink:type="simple">gray98</text:a> </text:p>
          </table:table-cell>
          <table:table-cell office:value-type="string" calcext:value-type="string">
            <text:p>#fafafa</text:p>
          </table:table-cell>
          <table:table-cell table:formula="of:=HEX2DEC(MID([.C235];2;2))" office:value-type="float" office:value="250" calcext:value-type="float">
            <text:p>250</text:p>
          </table:table-cell>
          <table:table-cell table:formula="of:=HEX2DEC(MID([.C235];4;2))" office:value-type="float" office:value="250" calcext:value-type="float">
            <text:p>250</text:p>
          </table:table-cell>
          <table:table-cell table:formula="of:=HEX2DEC(MID([.C235];6;2))" office:value-type="float" office:value="250" calcext:value-type="float">
            <text:p>250</text:p>
          </table:table-cell>
          <table:table-cell table:formula="of:=&quot;INSERT INTO colors( name, origin, red, green, blue, hex) VALUES('&quot; &amp; TRIM([.B235]) &amp;&quot;', 'http://www.two4u.com/color/big-table.html',&quot; &amp; [.D235] &amp;&quot;,&quot; &amp; [.E235] &amp;&quot;,&quot; &amp; [.F235] &amp;&quot;,'&quot; &amp; [.C235] &amp;&quot;');&quot;" office:value-type="string" office:string-value="INSERT INTO colors( name, origin, red, green, blue, hex) VALUES('gray98', 'http://www.two4u.com/color/big-table.html',250,250,250,'#fafafa');" calcext:value-type="string">
            <text:p>INSERT INTO colors( name, origin, red, green, blue, hex) VALUES('gray98', 'http://www.two4u.com/color/big-table.html',250,250,250,'#fafafa');</text:p>
          </table:table-cell>
        </table:table-row>
        <table:table-row table:style-name="ro3">
          <table:table-cell table:style-name="ce23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cfcfc-0-0-0-0-0-0-1-0-0-0-0-?1,1" xlink:type="simple">gray99</text:a> </text:p>
          </table:table-cell>
          <table:table-cell office:value-type="string" calcext:value-type="string">
            <text:p>#fcfcfc</text:p>
          </table:table-cell>
          <table:table-cell table:formula="of:=HEX2DEC(MID([.C236];2;2))" office:value-type="float" office:value="252" calcext:value-type="float">
            <text:p>252</text:p>
          </table:table-cell>
          <table:table-cell table:formula="of:=HEX2DEC(MID([.C236];4;2))" office:value-type="float" office:value="252" calcext:value-type="float">
            <text:p>252</text:p>
          </table:table-cell>
          <table:table-cell table:formula="of:=HEX2DEC(MID([.C236];6;2))" office:value-type="float" office:value="252" calcext:value-type="float">
            <text:p>252</text:p>
          </table:table-cell>
          <table:table-cell table:formula="of:=&quot;INSERT INTO colors( name, origin, red, green, blue, hex) VALUES('&quot; &amp; TRIM([.B236]) &amp;&quot;', 'http://www.two4u.com/color/big-table.html',&quot; &amp; [.D236] &amp;&quot;,&quot; &amp; [.E236] &amp;&quot;,&quot; &amp; [.F236] &amp;&quot;,'&quot; &amp; [.C236] &amp;&quot;');&quot;" office:value-type="string" office:string-value="INSERT INTO colors( name, origin, red, green, blue, hex) VALUES('gray99', 'http://www.two4u.com/color/big-table.html',252,252,252,'#fcfcfc');" calcext:value-type="string">
            <text:p>INSERT INTO colors( name, origin, red, green, blue, hex) VALUES('gray99', 'http://www.two4u.com/color/big-table.html',252,252,252,'#fcfcfc');</text:p>
          </table:table-cell>
        </table:table-row>
        <table:table-row table:style-name="ro3">
          <table:table-cell table:style-name="ce23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ff00-0-0-0-0-0-0-1-0-0-0-0-?1,1" xlink:type="simple">green1</text:a> </text:p>
          </table:table-cell>
          <table:table-cell office:value-type="string" calcext:value-type="string">
            <text:p>#00ff00</text:p>
          </table:table-cell>
          <table:table-cell table:formula="of:=HEX2DEC(MID([.C237];2;2))" office:value-type="float" office:value="0" calcext:value-type="float">
            <text:p>0</text:p>
          </table:table-cell>
          <table:table-cell table:formula="of:=HEX2DEC(MID([.C237];4;2))" office:value-type="float" office:value="255" calcext:value-type="float">
            <text:p>255</text:p>
          </table:table-cell>
          <table:table-cell table:formula="of:=HEX2DEC(MID([.C237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237]) &amp;&quot;', 'http://www.two4u.com/color/big-table.html',&quot; &amp; [.D237] &amp;&quot;,&quot; &amp; [.E237] &amp;&quot;,&quot; &amp; [.F237] &amp;&quot;,'&quot; &amp; [.C237] &amp;&quot;');&quot;" office:value-type="string" office:string-value="INSERT INTO colors( name, origin, red, green, blue, hex) VALUES('green1', 'http://www.two4u.com/color/big-table.html',0,255,0,'#00ff00');" calcext:value-type="string">
            <text:p>INSERT INTO colors( name, origin, red, green, blue, hex) VALUES('green1', 'http://www.two4u.com/color/big-table.html',0,255,0,'#00ff00');</text:p>
          </table:table-cell>
        </table:table-row>
        <table:table-row table:style-name="ro3">
          <table:table-cell table:style-name="ce23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ee00-0-0-0-0-0-0-1-0-0-0-0-?1,1" xlink:type="simple">green2</text:a> </text:p>
          </table:table-cell>
          <table:table-cell office:value-type="string" calcext:value-type="string">
            <text:p>#00ee00</text:p>
          </table:table-cell>
          <table:table-cell table:formula="of:=HEX2DEC(MID([.C238];2;2))" office:value-type="float" office:value="0" calcext:value-type="float">
            <text:p>0</text:p>
          </table:table-cell>
          <table:table-cell table:formula="of:=HEX2DEC(MID([.C238];4;2))" office:value-type="float" office:value="238" calcext:value-type="float">
            <text:p>238</text:p>
          </table:table-cell>
          <table:table-cell table:formula="of:=HEX2DEC(MID([.C238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238]) &amp;&quot;', 'http://www.two4u.com/color/big-table.html',&quot; &amp; [.D238] &amp;&quot;,&quot; &amp; [.E238] &amp;&quot;,&quot; &amp; [.F238] &amp;&quot;,'&quot; &amp; [.C238] &amp;&quot;');&quot;" office:value-type="string" office:string-value="INSERT INTO colors( name, origin, red, green, blue, hex) VALUES('green2', 'http://www.two4u.com/color/big-table.html',0,238,0,'#00ee00');" calcext:value-type="string">
            <text:p>INSERT INTO colors( name, origin, red, green, blue, hex) VALUES('green2', 'http://www.two4u.com/color/big-table.html',0,238,0,'#00ee00');</text:p>
          </table:table-cell>
        </table:table-row>
        <table:table-row table:style-name="ro3">
          <table:table-cell table:style-name="ce23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cd00-0-0-0-0-0-0-1-0-0-0-0-?1,1" xlink:type="simple">green3</text:a> </text:p>
          </table:table-cell>
          <table:table-cell office:value-type="string" calcext:value-type="string">
            <text:p>#00cd00</text:p>
          </table:table-cell>
          <table:table-cell table:formula="of:=HEX2DEC(MID([.C239];2;2))" office:value-type="float" office:value="0" calcext:value-type="float">
            <text:p>0</text:p>
          </table:table-cell>
          <table:table-cell table:formula="of:=HEX2DEC(MID([.C239];4;2))" office:value-type="float" office:value="205" calcext:value-type="float">
            <text:p>205</text:p>
          </table:table-cell>
          <table:table-cell table:formula="of:=HEX2DEC(MID([.C239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239]) &amp;&quot;', 'http://www.two4u.com/color/big-table.html',&quot; &amp; [.D239] &amp;&quot;,&quot; &amp; [.E239] &amp;&quot;,&quot; &amp; [.F239] &amp;&quot;,'&quot; &amp; [.C239] &amp;&quot;');&quot;" office:value-type="string" office:string-value="INSERT INTO colors( name, origin, red, green, blue, hex) VALUES('green3', 'http://www.two4u.com/color/big-table.html',0,205,0,'#00cd00');" calcext:value-type="string">
            <text:p>INSERT INTO colors( name, origin, red, green, blue, hex) VALUES('green3', 'http://www.two4u.com/color/big-table.html',0,205,0,'#00cd00');</text:p>
          </table:table-cell>
        </table:table-row>
        <table:table-row table:style-name="ro3">
          <table:table-cell table:style-name="ce23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8b00-0-0-0-0-0-0-1-0-0-0-0-?1,1" xlink:type="simple">green4</text:a> </text:p>
          </table:table-cell>
          <table:table-cell office:value-type="string" calcext:value-type="string">
            <text:p>#008b00</text:p>
          </table:table-cell>
          <table:table-cell table:formula="of:=HEX2DEC(MID([.C240];2;2))" office:value-type="float" office:value="0" calcext:value-type="float">
            <text:p>0</text:p>
          </table:table-cell>
          <table:table-cell table:formula="of:=HEX2DEC(MID([.C240];4;2))" office:value-type="float" office:value="139" calcext:value-type="float">
            <text:p>139</text:p>
          </table:table-cell>
          <table:table-cell table:formula="of:=HEX2DEC(MID([.C240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240]) &amp;&quot;', 'http://www.two4u.com/color/big-table.html',&quot; &amp; [.D240] &amp;&quot;,&quot; &amp; [.E240] &amp;&quot;,&quot; &amp; [.F240] &amp;&quot;,'&quot; &amp; [.C240] &amp;&quot;');&quot;" office:value-type="string" office:string-value="INSERT INTO colors( name, origin, red, green, blue, hex) VALUES('green4', 'http://www.two4u.com/color/big-table.html',0,139,0,'#008b00');" calcext:value-type="string">
            <text:p>INSERT INTO colors( name, origin, red, green, blue, hex) VALUES('green4', 'http://www.two4u.com/color/big-table.html',0,139,0,'#008b00');</text:p>
          </table:table-cell>
        </table:table-row>
        <table:table-row table:style-name="ro3">
          <table:table-cell table:style-name="ce23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dff2f-0-0-0-0-0-0-1-0-0-0-0-?1,1" xlink:type="simple">GreenYellow</text:a> </text:p>
          </table:table-cell>
          <table:table-cell office:value-type="string" calcext:value-type="string">
            <text:p>#adff2f</text:p>
          </table:table-cell>
          <table:table-cell table:formula="of:=HEX2DEC(MID([.C241];2;2))" office:value-type="float" office:value="173" calcext:value-type="float">
            <text:p>173</text:p>
          </table:table-cell>
          <table:table-cell table:formula="of:=HEX2DEC(MID([.C241];4;2))" office:value-type="float" office:value="255" calcext:value-type="float">
            <text:p>255</text:p>
          </table:table-cell>
          <table:table-cell table:formula="of:=HEX2DEC(MID([.C241];6;2))" office:value-type="float" office:value="47" calcext:value-type="float">
            <text:p>47</text:p>
          </table:table-cell>
          <table:table-cell table:formula="of:=&quot;INSERT INTO colors( name, origin, red, green, blue, hex) VALUES('&quot; &amp; TRIM([.B241]) &amp;&quot;', 'http://www.two4u.com/color/big-table.html',&quot; &amp; [.D241] &amp;&quot;,&quot; &amp; [.E241] &amp;&quot;,&quot; &amp; [.F241] &amp;&quot;,'&quot; &amp; [.C241] &amp;&quot;');&quot;" office:value-type="string" office:string-value="INSERT INTO colors( name, origin, red, green, blue, hex) VALUES('GreenYellow', 'http://www.two4u.com/color/big-table.html',173,255,47,'#adff2f');" calcext:value-type="string">
            <text:p>INSERT INTO colors( name, origin, red, green, blue, hex) VALUES('GreenYellow', 'http://www.two4u.com/color/big-table.html',173,255,47,'#adff2f');</text:p>
          </table:table-cell>
        </table:table-row>
        <table:table-row table:style-name="ro3">
          <table:table-cell table:style-name="ce23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0fff0-0-0-0-0-0-0-1-0-0-0-0-?1,1" xlink:type="simple">honeydew1</text:a> </text:p>
          </table:table-cell>
          <table:table-cell office:value-type="string" calcext:value-type="string">
            <text:p>#f0fff0</text:p>
          </table:table-cell>
          <table:table-cell table:formula="of:=HEX2DEC(MID([.C242];2;2))" office:value-type="float" office:value="240" calcext:value-type="float">
            <text:p>240</text:p>
          </table:table-cell>
          <table:table-cell table:formula="of:=HEX2DEC(MID([.C242];4;2))" office:value-type="float" office:value="255" calcext:value-type="float">
            <text:p>255</text:p>
          </table:table-cell>
          <table:table-cell table:formula="of:=HEX2DEC(MID([.C242];6;2))" office:value-type="float" office:value="240" calcext:value-type="float">
            <text:p>240</text:p>
          </table:table-cell>
          <table:table-cell table:formula="of:=&quot;INSERT INTO colors( name, origin, red, green, blue, hex) VALUES('&quot; &amp; TRIM([.B242]) &amp;&quot;', 'http://www.two4u.com/color/big-table.html',&quot; &amp; [.D242] &amp;&quot;,&quot; &amp; [.E242] &amp;&quot;,&quot; &amp; [.F242] &amp;&quot;,'&quot; &amp; [.C242] &amp;&quot;');&quot;" office:value-type="string" office:string-value="INSERT INTO colors( name, origin, red, green, blue, hex) VALUES('honeydew1', 'http://www.two4u.com/color/big-table.html',240,255,240,'#f0fff0');" calcext:value-type="string">
            <text:p>INSERT INTO colors( name, origin, red, green, blue, hex) VALUES('honeydew1', 'http://www.two4u.com/color/big-table.html',240,255,240,'#f0fff0');</text:p>
          </table:table-cell>
        </table:table-row>
        <table:table-row table:style-name="ro3">
          <table:table-cell table:style-name="ce23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0eee0-0-0-0-0-0-0-1-0-0-0-0-?1,1" xlink:type="simple">honeydew2</text:a> </text:p>
          </table:table-cell>
          <table:table-cell office:value-type="string" calcext:value-type="string">
            <text:p>#e0eee0</text:p>
          </table:table-cell>
          <table:table-cell table:formula="of:=HEX2DEC(MID([.C243];2;2))" office:value-type="float" office:value="224" calcext:value-type="float">
            <text:p>224</text:p>
          </table:table-cell>
          <table:table-cell table:formula="of:=HEX2DEC(MID([.C243];4;2))" office:value-type="float" office:value="238" calcext:value-type="float">
            <text:p>238</text:p>
          </table:table-cell>
          <table:table-cell table:formula="of:=HEX2DEC(MID([.C243];6;2))" office:value-type="float" office:value="224" calcext:value-type="float">
            <text:p>224</text:p>
          </table:table-cell>
          <table:table-cell table:formula="of:=&quot;INSERT INTO colors( name, origin, red, green, blue, hex) VALUES('&quot; &amp; TRIM([.B243]) &amp;&quot;', 'http://www.two4u.com/color/big-table.html',&quot; &amp; [.D243] &amp;&quot;,&quot; &amp; [.E243] &amp;&quot;,&quot; &amp; [.F243] &amp;&quot;,'&quot; &amp; [.C243] &amp;&quot;');&quot;" office:value-type="string" office:string-value="INSERT INTO colors( name, origin, red, green, blue, hex) VALUES('honeydew2', 'http://www.two4u.com/color/big-table.html',224,238,224,'#e0eee0');" calcext:value-type="string">
            <text:p>INSERT INTO colors( name, origin, red, green, blue, hex) VALUES('honeydew2', 'http://www.two4u.com/color/big-table.html',224,238,224,'#e0eee0');</text:p>
          </table:table-cell>
        </table:table-row>
        <table:table-row table:style-name="ro3">
          <table:table-cell table:style-name="ce23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1cdc1-0-0-0-0-0-0-1-0-0-0-0-?1,1" xlink:type="simple">honeydew3</text:a> </text:p>
          </table:table-cell>
          <table:table-cell office:value-type="string" calcext:value-type="string">
            <text:p>#c1cdc1</text:p>
          </table:table-cell>
          <table:table-cell table:formula="of:=HEX2DEC(MID([.C244];2;2))" office:value-type="float" office:value="193" calcext:value-type="float">
            <text:p>193</text:p>
          </table:table-cell>
          <table:table-cell table:formula="of:=HEX2DEC(MID([.C244];4;2))" office:value-type="float" office:value="205" calcext:value-type="float">
            <text:p>205</text:p>
          </table:table-cell>
          <table:table-cell table:formula="of:=HEX2DEC(MID([.C244];6;2))" office:value-type="float" office:value="193" calcext:value-type="float">
            <text:p>193</text:p>
          </table:table-cell>
          <table:table-cell table:formula="of:=&quot;INSERT INTO colors( name, origin, red, green, blue, hex) VALUES('&quot; &amp; TRIM([.B244]) &amp;&quot;', 'http://www.two4u.com/color/big-table.html',&quot; &amp; [.D244] &amp;&quot;,&quot; &amp; [.E244] &amp;&quot;,&quot; &amp; [.F244] &amp;&quot;,'&quot; &amp; [.C244] &amp;&quot;');&quot;" office:value-type="string" office:string-value="INSERT INTO colors( name, origin, red, green, blue, hex) VALUES('honeydew3', 'http://www.two4u.com/color/big-table.html',193,205,193,'#c1cdc1');" calcext:value-type="string">
            <text:p>INSERT INTO colors( name, origin, red, green, blue, hex) VALUES('honeydew3', 'http://www.two4u.com/color/big-table.html',193,205,193,'#c1cdc1');</text:p>
          </table:table-cell>
        </table:table-row>
        <table:table-row table:style-name="ro3">
          <table:table-cell table:style-name="ce24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38b83-0-0-0-0-0-0-1-0-0-0-0-?1,1" xlink:type="simple">honeydew4</text:a> </text:p>
          </table:table-cell>
          <table:table-cell office:value-type="string" calcext:value-type="string">
            <text:p>#838b83</text:p>
          </table:table-cell>
          <table:table-cell table:formula="of:=HEX2DEC(MID([.C245];2;2))" office:value-type="float" office:value="131" calcext:value-type="float">
            <text:p>131</text:p>
          </table:table-cell>
          <table:table-cell table:formula="of:=HEX2DEC(MID([.C245];4;2))" office:value-type="float" office:value="139" calcext:value-type="float">
            <text:p>139</text:p>
          </table:table-cell>
          <table:table-cell table:formula="of:=HEX2DEC(MID([.C245];6;2))" office:value-type="float" office:value="131" calcext:value-type="float">
            <text:p>131</text:p>
          </table:table-cell>
          <table:table-cell table:formula="of:=&quot;INSERT INTO colors( name, origin, red, green, blue, hex) VALUES('&quot; &amp; TRIM([.B245]) &amp;&quot;', 'http://www.two4u.com/color/big-table.html',&quot; &amp; [.D245] &amp;&quot;,&quot; &amp; [.E245] &amp;&quot;,&quot; &amp; [.F245] &amp;&quot;,'&quot; &amp; [.C245] &amp;&quot;');&quot;" office:value-type="string" office:string-value="INSERT INTO colors( name, origin, red, green, blue, hex) VALUES('honeydew4', 'http://www.two4u.com/color/big-table.html',131,139,131,'#838b83');" calcext:value-type="string">
            <text:p>INSERT INTO colors( name, origin, red, green, blue, hex) VALUES('honeydew4', 'http://www.two4u.com/color/big-table.html',131,139,131,'#838b83');</text:p>
          </table:table-cell>
        </table:table-row>
        <table:table-row table:style-name="ro3">
          <table:table-cell table:style-name="ce24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69b4-0-0-0-0-0-0-1-0-0-0-0-?1,1" xlink:type="simple">HotPink</text:a> </text:p>
          </table:table-cell>
          <table:table-cell office:value-type="string" calcext:value-type="string">
            <text:p>#ff69b4</text:p>
          </table:table-cell>
          <table:table-cell table:formula="of:=HEX2DEC(MID([.C246];2;2))" office:value-type="float" office:value="255" calcext:value-type="float">
            <text:p>255</text:p>
          </table:table-cell>
          <table:table-cell table:formula="of:=HEX2DEC(MID([.C246];4;2))" office:value-type="float" office:value="105" calcext:value-type="float">
            <text:p>105</text:p>
          </table:table-cell>
          <table:table-cell table:formula="of:=HEX2DEC(MID([.C246];6;2))" office:value-type="float" office:value="180" calcext:value-type="float">
            <text:p>180</text:p>
          </table:table-cell>
          <table:table-cell table:formula="of:=&quot;INSERT INTO colors( name, origin, red, green, blue, hex) VALUES('&quot; &amp; TRIM([.B246]) &amp;&quot;', 'http://www.two4u.com/color/big-table.html',&quot; &amp; [.D246] &amp;&quot;,&quot; &amp; [.E246] &amp;&quot;,&quot; &amp; [.F246] &amp;&quot;,'&quot; &amp; [.C246] &amp;&quot;');&quot;" office:value-type="string" office:string-value="INSERT INTO colors( name, origin, red, green, blue, hex) VALUES('HotPink', 'http://www.two4u.com/color/big-table.html',255,105,180,'#ff69b4');" calcext:value-type="string">
            <text:p>INSERT INTO colors( name, origin, red, green, blue, hex) VALUES('HotPink', 'http://www.two4u.com/color/big-table.html',255,105,180,'#ff69b4');</text:p>
          </table:table-cell>
        </table:table-row>
        <table:table-row table:style-name="ro3">
          <table:table-cell table:style-name="ce24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6eb4-0-0-0-0-0-0-1-0-0-0-0-?1,1" xlink:type="simple">HotPink1</text:a> </text:p>
          </table:table-cell>
          <table:table-cell office:value-type="string" calcext:value-type="string">
            <text:p>#ff6eb4</text:p>
          </table:table-cell>
          <table:table-cell table:formula="of:=HEX2DEC(MID([.C247];2;2))" office:value-type="float" office:value="255" calcext:value-type="float">
            <text:p>255</text:p>
          </table:table-cell>
          <table:table-cell table:formula="of:=HEX2DEC(MID([.C247];4;2))" office:value-type="float" office:value="110" calcext:value-type="float">
            <text:p>110</text:p>
          </table:table-cell>
          <table:table-cell table:formula="of:=HEX2DEC(MID([.C247];6;2))" office:value-type="float" office:value="180" calcext:value-type="float">
            <text:p>180</text:p>
          </table:table-cell>
          <table:table-cell table:formula="of:=&quot;INSERT INTO colors( name, origin, red, green, blue, hex) VALUES('&quot; &amp; TRIM([.B247]) &amp;&quot;', 'http://www.two4u.com/color/big-table.html',&quot; &amp; [.D247] &amp;&quot;,&quot; &amp; [.E247] &amp;&quot;,&quot; &amp; [.F247] &amp;&quot;,'&quot; &amp; [.C247] &amp;&quot;');&quot;" office:value-type="string" office:string-value="INSERT INTO colors( name, origin, red, green, blue, hex) VALUES('HotPink1', 'http://www.two4u.com/color/big-table.html',255,110,180,'#ff6eb4');" calcext:value-type="string">
            <text:p>INSERT INTO colors( name, origin, red, green, blue, hex) VALUES('HotPink1', 'http://www.two4u.com/color/big-table.html',255,110,180,'#ff6eb4');</text:p>
          </table:table-cell>
        </table:table-row>
        <table:table-row table:style-name="ro3">
          <table:table-cell table:style-name="ce24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6aa7-0-0-0-0-0-0-1-0-0-0-0-?1,1" xlink:type="simple">HotPink2</text:a> </text:p>
          </table:table-cell>
          <table:table-cell office:value-type="string" calcext:value-type="string">
            <text:p>#ee6aa7</text:p>
          </table:table-cell>
          <table:table-cell table:formula="of:=HEX2DEC(MID([.C248];2;2))" office:value-type="float" office:value="238" calcext:value-type="float">
            <text:p>238</text:p>
          </table:table-cell>
          <table:table-cell table:formula="of:=HEX2DEC(MID([.C248];4;2))" office:value-type="float" office:value="106" calcext:value-type="float">
            <text:p>106</text:p>
          </table:table-cell>
          <table:table-cell table:formula="of:=HEX2DEC(MID([.C248];6;2))" office:value-type="float" office:value="167" calcext:value-type="float">
            <text:p>167</text:p>
          </table:table-cell>
          <table:table-cell table:formula="of:=&quot;INSERT INTO colors( name, origin, red, green, blue, hex) VALUES('&quot; &amp; TRIM([.B248]) &amp;&quot;', 'http://www.two4u.com/color/big-table.html',&quot; &amp; [.D248] &amp;&quot;,&quot; &amp; [.E248] &amp;&quot;,&quot; &amp; [.F248] &amp;&quot;,'&quot; &amp; [.C248] &amp;&quot;');&quot;" office:value-type="string" office:string-value="INSERT INTO colors( name, origin, red, green, blue, hex) VALUES('HotPink2', 'http://www.two4u.com/color/big-table.html',238,106,167,'#ee6aa7');" calcext:value-type="string">
            <text:p>INSERT INTO colors( name, origin, red, green, blue, hex) VALUES('HotPink2', 'http://www.two4u.com/color/big-table.html',238,106,167,'#ee6aa7');</text:p>
          </table:table-cell>
        </table:table-row>
        <table:table-row table:style-name="ro3">
          <table:table-cell table:style-name="ce24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6090-0-0-0-0-0-0-1-0-0-0-0-?1,1" xlink:type="simple">HotPink3</text:a> </text:p>
          </table:table-cell>
          <table:table-cell office:value-type="string" calcext:value-type="string">
            <text:p>#cd6090</text:p>
          </table:table-cell>
          <table:table-cell table:formula="of:=HEX2DEC(MID([.C249];2;2))" office:value-type="float" office:value="205" calcext:value-type="float">
            <text:p>205</text:p>
          </table:table-cell>
          <table:table-cell table:formula="of:=HEX2DEC(MID([.C249];4;2))" office:value-type="float" office:value="96" calcext:value-type="float">
            <text:p>96</text:p>
          </table:table-cell>
          <table:table-cell table:formula="of:=HEX2DEC(MID([.C249];6;2))" office:value-type="float" office:value="144" calcext:value-type="float">
            <text:p>144</text:p>
          </table:table-cell>
          <table:table-cell table:formula="of:=&quot;INSERT INTO colors( name, origin, red, green, blue, hex) VALUES('&quot; &amp; TRIM([.B249]) &amp;&quot;', 'http://www.two4u.com/color/big-table.html',&quot; &amp; [.D249] &amp;&quot;,&quot; &amp; [.E249] &amp;&quot;,&quot; &amp; [.F249] &amp;&quot;,'&quot; &amp; [.C249] &amp;&quot;');&quot;" office:value-type="string" office:string-value="INSERT INTO colors( name, origin, red, green, blue, hex) VALUES('HotPink3', 'http://www.two4u.com/color/big-table.html',205,96,144,'#cd6090');" calcext:value-type="string">
            <text:p>INSERT INTO colors( name, origin, red, green, blue, hex) VALUES('HotPink3', 'http://www.two4u.com/color/big-table.html',205,96,144,'#cd6090');</text:p>
          </table:table-cell>
        </table:table-row>
        <table:table-row table:style-name="ro3">
          <table:table-cell table:style-name="ce24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3a62-0-0-0-0-0-0-1-0-0-0-0-?1,1" xlink:type="simple">HotPink4</text:a> </text:p>
          </table:table-cell>
          <table:table-cell office:value-type="string" calcext:value-type="string">
            <text:p>#8b3a62</text:p>
          </table:table-cell>
          <table:table-cell table:formula="of:=HEX2DEC(MID([.C250];2;2))" office:value-type="float" office:value="139" calcext:value-type="float">
            <text:p>139</text:p>
          </table:table-cell>
          <table:table-cell table:formula="of:=HEX2DEC(MID([.C250];4;2))" office:value-type="float" office:value="58" calcext:value-type="float">
            <text:p>58</text:p>
          </table:table-cell>
          <table:table-cell table:formula="of:=HEX2DEC(MID([.C250];6;2))" office:value-type="float" office:value="98" calcext:value-type="float">
            <text:p>98</text:p>
          </table:table-cell>
          <table:table-cell table:formula="of:=&quot;INSERT INTO colors( name, origin, red, green, blue, hex) VALUES('&quot; &amp; TRIM([.B250]) &amp;&quot;', 'http://www.two4u.com/color/big-table.html',&quot; &amp; [.D250] &amp;&quot;,&quot; &amp; [.E250] &amp;&quot;,&quot; &amp; [.F250] &amp;&quot;,'&quot; &amp; [.C250] &amp;&quot;');&quot;" office:value-type="string" office:string-value="INSERT INTO colors( name, origin, red, green, blue, hex) VALUES('HotPink4', 'http://www.two4u.com/color/big-table.html',139,58,98,'#8b3a62');" calcext:value-type="string">
            <text:p>INSERT INTO colors( name, origin, red, green, blue, hex) VALUES('HotPink4', 'http://www.two4u.com/color/big-table.html',139,58,98,'#8b3a62');</text:p>
          </table:table-cell>
        </table:table-row>
        <table:table-row table:style-name="ro3">
          <table:table-cell table:style-name="ce24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5c5c-0-0-0-0-0-0-1-0-0-0-0-?1,1" xlink:type="simple">IndianRed</text:a> </text:p>
          </table:table-cell>
          <table:table-cell office:value-type="string" calcext:value-type="string">
            <text:p>#cd5c5c</text:p>
          </table:table-cell>
          <table:table-cell table:formula="of:=HEX2DEC(MID([.C251];2;2))" office:value-type="float" office:value="205" calcext:value-type="float">
            <text:p>205</text:p>
          </table:table-cell>
          <table:table-cell table:formula="of:=HEX2DEC(MID([.C251];4;2))" office:value-type="float" office:value="92" calcext:value-type="float">
            <text:p>92</text:p>
          </table:table-cell>
          <table:table-cell table:formula="of:=HEX2DEC(MID([.C251];6;2))" office:value-type="float" office:value="92" calcext:value-type="float">
            <text:p>92</text:p>
          </table:table-cell>
          <table:table-cell table:formula="of:=&quot;INSERT INTO colors( name, origin, red, green, blue, hex) VALUES('&quot; &amp; TRIM([.B251]) &amp;&quot;', 'http://www.two4u.com/color/big-table.html',&quot; &amp; [.D251] &amp;&quot;,&quot; &amp; [.E251] &amp;&quot;,&quot; &amp; [.F251] &amp;&quot;,'&quot; &amp; [.C251] &amp;&quot;');&quot;" office:value-type="string" office:string-value="INSERT INTO colors( name, origin, red, green, blue, hex) VALUES('IndianRed', 'http://www.two4u.com/color/big-table.html',205,92,92,'#cd5c5c');" calcext:value-type="string">
            <text:p>INSERT INTO colors( name, origin, red, green, blue, hex) VALUES('IndianRed', 'http://www.two4u.com/color/big-table.html',205,92,92,'#cd5c5c');</text:p>
          </table:table-cell>
        </table:table-row>
        <table:table-row table:style-name="ro3">
          <table:table-cell table:style-name="ce24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6a6a-0-0-0-0-0-0-1-0-0-0-0-?1,1" xlink:type="simple">IndianRed1</text:a> </text:p>
          </table:table-cell>
          <table:table-cell office:value-type="string" calcext:value-type="string">
            <text:p>#ff6a6a</text:p>
          </table:table-cell>
          <table:table-cell table:formula="of:=HEX2DEC(MID([.C252];2;2))" office:value-type="float" office:value="255" calcext:value-type="float">
            <text:p>255</text:p>
          </table:table-cell>
          <table:table-cell table:formula="of:=HEX2DEC(MID([.C252];4;2))" office:value-type="float" office:value="106" calcext:value-type="float">
            <text:p>106</text:p>
          </table:table-cell>
          <table:table-cell table:formula="of:=HEX2DEC(MID([.C252];6;2))" office:value-type="float" office:value="106" calcext:value-type="float">
            <text:p>106</text:p>
          </table:table-cell>
          <table:table-cell table:formula="of:=&quot;INSERT INTO colors( name, origin, red, green, blue, hex) VALUES('&quot; &amp; TRIM([.B252]) &amp;&quot;', 'http://www.two4u.com/color/big-table.html',&quot; &amp; [.D252] &amp;&quot;,&quot; &amp; [.E252] &amp;&quot;,&quot; &amp; [.F252] &amp;&quot;,'&quot; &amp; [.C252] &amp;&quot;');&quot;" office:value-type="string" office:string-value="INSERT INTO colors( name, origin, red, green, blue, hex) VALUES('IndianRed1', 'http://www.two4u.com/color/big-table.html',255,106,106,'#ff6a6a');" calcext:value-type="string">
            <text:p>INSERT INTO colors( name, origin, red, green, blue, hex) VALUES('IndianRed1', 'http://www.two4u.com/color/big-table.html',255,106,106,'#ff6a6a');</text:p>
          </table:table-cell>
        </table:table-row>
        <table:table-row table:style-name="ro3">
          <table:table-cell table:style-name="ce24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6363-0-0-0-0-0-0-1-0-0-0-0-?1,1" xlink:type="simple">IndianRed2</text:a> </text:p>
          </table:table-cell>
          <table:table-cell office:value-type="string" calcext:value-type="string">
            <text:p>#ee6363</text:p>
          </table:table-cell>
          <table:table-cell table:formula="of:=HEX2DEC(MID([.C253];2;2))" office:value-type="float" office:value="238" calcext:value-type="float">
            <text:p>238</text:p>
          </table:table-cell>
          <table:table-cell table:formula="of:=HEX2DEC(MID([.C253];4;2))" office:value-type="float" office:value="99" calcext:value-type="float">
            <text:p>99</text:p>
          </table:table-cell>
          <table:table-cell table:formula="of:=HEX2DEC(MID([.C253];6;2))" office:value-type="float" office:value="99" calcext:value-type="float">
            <text:p>99</text:p>
          </table:table-cell>
          <table:table-cell table:formula="of:=&quot;INSERT INTO colors( name, origin, red, green, blue, hex) VALUES('&quot; &amp; TRIM([.B253]) &amp;&quot;', 'http://www.two4u.com/color/big-table.html',&quot; &amp; [.D253] &amp;&quot;,&quot; &amp; [.E253] &amp;&quot;,&quot; &amp; [.F253] &amp;&quot;,'&quot; &amp; [.C253] &amp;&quot;');&quot;" office:value-type="string" office:string-value="INSERT INTO colors( name, origin, red, green, blue, hex) VALUES('IndianRed2', 'http://www.two4u.com/color/big-table.html',238,99,99,'#ee6363');" calcext:value-type="string">
            <text:p>INSERT INTO colors( name, origin, red, green, blue, hex) VALUES('IndianRed2', 'http://www.two4u.com/color/big-table.html',238,99,99,'#ee6363');</text:p>
          </table:table-cell>
        </table:table-row>
        <table:table-row table:style-name="ro3">
          <table:table-cell table:style-name="ce24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5555-0-0-0-0-0-0-1-0-0-0-0-?1,1" xlink:type="simple">IndianRed3</text:a> </text:p>
          </table:table-cell>
          <table:table-cell office:value-type="string" calcext:value-type="string">
            <text:p>#cd5555</text:p>
          </table:table-cell>
          <table:table-cell table:formula="of:=HEX2DEC(MID([.C254];2;2))" office:value-type="float" office:value="205" calcext:value-type="float">
            <text:p>205</text:p>
          </table:table-cell>
          <table:table-cell table:formula="of:=HEX2DEC(MID([.C254];4;2))" office:value-type="float" office:value="85" calcext:value-type="float">
            <text:p>85</text:p>
          </table:table-cell>
          <table:table-cell table:formula="of:=HEX2DEC(MID([.C254];6;2))" office:value-type="float" office:value="85" calcext:value-type="float">
            <text:p>85</text:p>
          </table:table-cell>
          <table:table-cell table:formula="of:=&quot;INSERT INTO colors( name, origin, red, green, blue, hex) VALUES('&quot; &amp; TRIM([.B254]) &amp;&quot;', 'http://www.two4u.com/color/big-table.html',&quot; &amp; [.D254] &amp;&quot;,&quot; &amp; [.E254] &amp;&quot;,&quot; &amp; [.F254] &amp;&quot;,'&quot; &amp; [.C254] &amp;&quot;');&quot;" office:value-type="string" office:string-value="INSERT INTO colors( name, origin, red, green, blue, hex) VALUES('IndianRed3', 'http://www.two4u.com/color/big-table.html',205,85,85,'#cd5555');" calcext:value-type="string">
            <text:p>INSERT INTO colors( name, origin, red, green, blue, hex) VALUES('IndianRed3', 'http://www.two4u.com/color/big-table.html',205,85,85,'#cd5555');</text:p>
          </table:table-cell>
        </table:table-row>
        <table:table-row table:style-name="ro3">
          <table:table-cell table:style-name="ce25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3a3a-0-0-0-0-0-0-1-0-0-0-0-?1,1" xlink:type="simple">IndianRed4</text:a> </text:p>
          </table:table-cell>
          <table:table-cell office:value-type="string" calcext:value-type="string">
            <text:p>#8b3a3a</text:p>
          </table:table-cell>
          <table:table-cell table:formula="of:=HEX2DEC(MID([.C255];2;2))" office:value-type="float" office:value="139" calcext:value-type="float">
            <text:p>139</text:p>
          </table:table-cell>
          <table:table-cell table:formula="of:=HEX2DEC(MID([.C255];4;2))" office:value-type="float" office:value="58" calcext:value-type="float">
            <text:p>58</text:p>
          </table:table-cell>
          <table:table-cell table:formula="of:=HEX2DEC(MID([.C255];6;2))" office:value-type="float" office:value="58" calcext:value-type="float">
            <text:p>58</text:p>
          </table:table-cell>
          <table:table-cell table:formula="of:=&quot;INSERT INTO colors( name, origin, red, green, blue, hex) VALUES('&quot; &amp; TRIM([.B255]) &amp;&quot;', 'http://www.two4u.com/color/big-table.html',&quot; &amp; [.D255] &amp;&quot;,&quot; &amp; [.E255] &amp;&quot;,&quot; &amp; [.F255] &amp;&quot;,'&quot; &amp; [.C255] &amp;&quot;');&quot;" office:value-type="string" office:string-value="INSERT INTO colors( name, origin, red, green, blue, hex) VALUES('IndianRed4', 'http://www.two4u.com/color/big-table.html',139,58,58,'#8b3a3a');" calcext:value-type="string">
            <text:p>INSERT INTO colors( name, origin, red, green, blue, hex) VALUES('IndianRed4', 'http://www.two4u.com/color/big-table.html',139,58,58,'#8b3a3a');</text:p>
          </table:table-cell>
        </table:table-row>
        <table:table-row table:style-name="ro3">
          <table:table-cell table:style-name="ce25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ff0-0-0-0-0-0-0-1-0-0-0-0-?1,1" xlink:type="simple">ivory1</text:a> </text:p>
          </table:table-cell>
          <table:table-cell office:value-type="string" calcext:value-type="string">
            <text:p>#fffff0</text:p>
          </table:table-cell>
          <table:table-cell table:formula="of:=HEX2DEC(MID([.C256];2;2))" office:value-type="float" office:value="255" calcext:value-type="float">
            <text:p>255</text:p>
          </table:table-cell>
          <table:table-cell table:formula="of:=HEX2DEC(MID([.C256];4;2))" office:value-type="float" office:value="255" calcext:value-type="float">
            <text:p>255</text:p>
          </table:table-cell>
          <table:table-cell table:formula="of:=HEX2DEC(MID([.C256];6;2))" office:value-type="float" office:value="240" calcext:value-type="float">
            <text:p>240</text:p>
          </table:table-cell>
          <table:table-cell table:formula="of:=&quot;INSERT INTO colors( name, origin, red, green, blue, hex) VALUES('&quot; &amp; TRIM([.B256]) &amp;&quot;', 'http://www.two4u.com/color/big-table.html',&quot; &amp; [.D256] &amp;&quot;,&quot; &amp; [.E256] &amp;&quot;,&quot; &amp; [.F256] &amp;&quot;,'&quot; &amp; [.C256] &amp;&quot;');&quot;" office:value-type="string" office:string-value="INSERT INTO colors( name, origin, red, green, blue, hex) VALUES('ivory1', 'http://www.two4u.com/color/big-table.html',255,255,240,'#fffff0');" calcext:value-type="string">
            <text:p>INSERT INTO colors( name, origin, red, green, blue, hex) VALUES('ivory1', 'http://www.two4u.com/color/big-table.html',255,255,240,'#fffff0');</text:p>
          </table:table-cell>
        </table:table-row>
        <table:table-row table:style-name="ro3">
          <table:table-cell table:style-name="ce25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ee0-0-0-0-0-0-0-1-0-0-0-0-?1,1" xlink:type="simple">ivory2</text:a> </text:p>
          </table:table-cell>
          <table:table-cell office:value-type="string" calcext:value-type="string">
            <text:p>#eeeee0</text:p>
          </table:table-cell>
          <table:table-cell table:formula="of:=HEX2DEC(MID([.C257];2;2))" office:value-type="float" office:value="238" calcext:value-type="float">
            <text:p>238</text:p>
          </table:table-cell>
          <table:table-cell table:formula="of:=HEX2DEC(MID([.C257];4;2))" office:value-type="float" office:value="238" calcext:value-type="float">
            <text:p>238</text:p>
          </table:table-cell>
          <table:table-cell table:formula="of:=HEX2DEC(MID([.C257];6;2))" office:value-type="float" office:value="224" calcext:value-type="float">
            <text:p>224</text:p>
          </table:table-cell>
          <table:table-cell table:formula="of:=&quot;INSERT INTO colors( name, origin, red, green, blue, hex) VALUES('&quot; &amp; TRIM([.B257]) &amp;&quot;', 'http://www.two4u.com/color/big-table.html',&quot; &amp; [.D257] &amp;&quot;,&quot; &amp; [.E257] &amp;&quot;,&quot; &amp; [.F257] &amp;&quot;,'&quot; &amp; [.C257] &amp;&quot;');&quot;" office:value-type="string" office:string-value="INSERT INTO colors( name, origin, red, green, blue, hex) VALUES('ivory2', 'http://www.two4u.com/color/big-table.html',238,238,224,'#eeeee0');" calcext:value-type="string">
            <text:p>INSERT INTO colors( name, origin, red, green, blue, hex) VALUES('ivory2', 'http://www.two4u.com/color/big-table.html',238,238,224,'#eeeee0');</text:p>
          </table:table-cell>
        </table:table-row>
        <table:table-row table:style-name="ro3">
          <table:table-cell table:style-name="ce25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dc1-0-0-0-0-0-0-1-0-0-0-0-?1,1" xlink:type="simple">ivory3</text:a> </text:p>
          </table:table-cell>
          <table:table-cell office:value-type="string" calcext:value-type="string">
            <text:p>#cdcdc1</text:p>
          </table:table-cell>
          <table:table-cell table:formula="of:=HEX2DEC(MID([.C258];2;2))" office:value-type="float" office:value="205" calcext:value-type="float">
            <text:p>205</text:p>
          </table:table-cell>
          <table:table-cell table:formula="of:=HEX2DEC(MID([.C258];4;2))" office:value-type="float" office:value="205" calcext:value-type="float">
            <text:p>205</text:p>
          </table:table-cell>
          <table:table-cell table:formula="of:=HEX2DEC(MID([.C258];6;2))" office:value-type="float" office:value="193" calcext:value-type="float">
            <text:p>193</text:p>
          </table:table-cell>
          <table:table-cell table:formula="of:=&quot;INSERT INTO colors( name, origin, red, green, blue, hex) VALUES('&quot; &amp; TRIM([.B258]) &amp;&quot;', 'http://www.two4u.com/color/big-table.html',&quot; &amp; [.D258] &amp;&quot;,&quot; &amp; [.E258] &amp;&quot;,&quot; &amp; [.F258] &amp;&quot;,'&quot; &amp; [.C258] &amp;&quot;');&quot;" office:value-type="string" office:string-value="INSERT INTO colors( name, origin, red, green, blue, hex) VALUES('ivory3', 'http://www.two4u.com/color/big-table.html',205,205,193,'#cdcdc1');" calcext:value-type="string">
            <text:p>INSERT INTO colors( name, origin, red, green, blue, hex) VALUES('ivory3', 'http://www.two4u.com/color/big-table.html',205,205,193,'#cdcdc1');</text:p>
          </table:table-cell>
        </table:table-row>
        <table:table-row table:style-name="ro3">
          <table:table-cell table:style-name="ce25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b83-0-0-0-0-0-0-1-0-0-0-0-?1,1" xlink:type="simple">ivory4</text:a> </text:p>
          </table:table-cell>
          <table:table-cell office:value-type="string" calcext:value-type="string">
            <text:p>#8b8b83</text:p>
          </table:table-cell>
          <table:table-cell table:formula="of:=HEX2DEC(MID([.C259];2;2))" office:value-type="float" office:value="139" calcext:value-type="float">
            <text:p>139</text:p>
          </table:table-cell>
          <table:table-cell table:formula="of:=HEX2DEC(MID([.C259];4;2))" office:value-type="float" office:value="139" calcext:value-type="float">
            <text:p>139</text:p>
          </table:table-cell>
          <table:table-cell table:formula="of:=HEX2DEC(MID([.C259];6;2))" office:value-type="float" office:value="131" calcext:value-type="float">
            <text:p>131</text:p>
          </table:table-cell>
          <table:table-cell table:formula="of:=&quot;INSERT INTO colors( name, origin, red, green, blue, hex) VALUES('&quot; &amp; TRIM([.B259]) &amp;&quot;', 'http://www.two4u.com/color/big-table.html',&quot; &amp; [.D259] &amp;&quot;,&quot; &amp; [.E259] &amp;&quot;,&quot; &amp; [.F259] &amp;&quot;,'&quot; &amp; [.C259] &amp;&quot;');&quot;" office:value-type="string" office:string-value="INSERT INTO colors( name, origin, red, green, blue, hex) VALUES('ivory4', 'http://www.two4u.com/color/big-table.html',139,139,131,'#8b8b83');" calcext:value-type="string">
            <text:p>INSERT INTO colors( name, origin, red, green, blue, hex) VALUES('ivory4', 'http://www.two4u.com/color/big-table.html',139,139,131,'#8b8b83');</text:p>
          </table:table-cell>
        </table:table-row>
        <table:table-row table:style-name="ro3">
          <table:table-cell table:style-name="ce25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0e68c-0-0-0-0-0-0-1-0-0-0-0-?1,1" xlink:type="simple">khaki</text:a> </text:p>
          </table:table-cell>
          <table:table-cell office:value-type="string" calcext:value-type="string">
            <text:p>#f0e68c</text:p>
          </table:table-cell>
          <table:table-cell table:formula="of:=HEX2DEC(MID([.C260];2;2))" office:value-type="float" office:value="240" calcext:value-type="float">
            <text:p>240</text:p>
          </table:table-cell>
          <table:table-cell table:formula="of:=HEX2DEC(MID([.C260];4;2))" office:value-type="float" office:value="230" calcext:value-type="float">
            <text:p>230</text:p>
          </table:table-cell>
          <table:table-cell table:formula="of:=HEX2DEC(MID([.C260];6;2))" office:value-type="float" office:value="140" calcext:value-type="float">
            <text:p>140</text:p>
          </table:table-cell>
          <table:table-cell table:formula="of:=&quot;INSERT INTO colors( name, origin, red, green, blue, hex) VALUES('&quot; &amp; TRIM([.B260]) &amp;&quot;', 'http://www.two4u.com/color/big-table.html',&quot; &amp; [.D260] &amp;&quot;,&quot; &amp; [.E260] &amp;&quot;,&quot; &amp; [.F260] &amp;&quot;,'&quot; &amp; [.C260] &amp;&quot;');&quot;" office:value-type="string" office:string-value="INSERT INTO colors( name, origin, red, green, blue, hex) VALUES('khaki', 'http://www.two4u.com/color/big-table.html',240,230,140,'#f0e68c');" calcext:value-type="string">
            <text:p>INSERT INTO colors( name, origin, red, green, blue, hex) VALUES('khaki', 'http://www.two4u.com/color/big-table.html',240,230,140,'#f0e68c');</text:p>
          </table:table-cell>
        </table:table-row>
        <table:table-row table:style-name="ro3">
          <table:table-cell table:style-name="ce25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68f-0-0-0-0-0-0-1-0-0-0-0-?1,1" xlink:type="simple">khaki1</text:a> </text:p>
          </table:table-cell>
          <table:table-cell office:value-type="string" calcext:value-type="string">
            <text:p>#fff68f</text:p>
          </table:table-cell>
          <table:table-cell table:formula="of:=HEX2DEC(MID([.C261];2;2))" office:value-type="float" office:value="255" calcext:value-type="float">
            <text:p>255</text:p>
          </table:table-cell>
          <table:table-cell table:formula="of:=HEX2DEC(MID([.C261];4;2))" office:value-type="float" office:value="246" calcext:value-type="float">
            <text:p>246</text:p>
          </table:table-cell>
          <table:table-cell table:formula="of:=HEX2DEC(MID([.C261];6;2))" office:value-type="float" office:value="143" calcext:value-type="float">
            <text:p>143</text:p>
          </table:table-cell>
          <table:table-cell table:formula="of:=&quot;INSERT INTO colors( name, origin, red, green, blue, hex) VALUES('&quot; &amp; TRIM([.B261]) &amp;&quot;', 'http://www.two4u.com/color/big-table.html',&quot; &amp; [.D261] &amp;&quot;,&quot; &amp; [.E261] &amp;&quot;,&quot; &amp; [.F261] &amp;&quot;,'&quot; &amp; [.C261] &amp;&quot;');&quot;" office:value-type="string" office:string-value="INSERT INTO colors( name, origin, red, green, blue, hex) VALUES('khaki1', 'http://www.two4u.com/color/big-table.html',255,246,143,'#fff68f');" calcext:value-type="string">
            <text:p>INSERT INTO colors( name, origin, red, green, blue, hex) VALUES('khaki1', 'http://www.two4u.com/color/big-table.html',255,246,143,'#fff68f');</text:p>
          </table:table-cell>
        </table:table-row>
        <table:table-row table:style-name="ro3">
          <table:table-cell table:style-name="ce25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685-0-0-0-0-0-0-1-0-0-0-0-?1,1" xlink:type="simple">khaki2</text:a> </text:p>
          </table:table-cell>
          <table:table-cell office:value-type="string" calcext:value-type="string">
            <text:p>#eee685</text:p>
          </table:table-cell>
          <table:table-cell table:formula="of:=HEX2DEC(MID([.C262];2;2))" office:value-type="float" office:value="238" calcext:value-type="float">
            <text:p>238</text:p>
          </table:table-cell>
          <table:table-cell table:formula="of:=HEX2DEC(MID([.C262];4;2))" office:value-type="float" office:value="230" calcext:value-type="float">
            <text:p>230</text:p>
          </table:table-cell>
          <table:table-cell table:formula="of:=HEX2DEC(MID([.C262];6;2))" office:value-type="float" office:value="133" calcext:value-type="float">
            <text:p>133</text:p>
          </table:table-cell>
          <table:table-cell table:formula="of:=&quot;INSERT INTO colors( name, origin, red, green, blue, hex) VALUES('&quot; &amp; TRIM([.B262]) &amp;&quot;', 'http://www.two4u.com/color/big-table.html',&quot; &amp; [.D262] &amp;&quot;,&quot; &amp; [.E262] &amp;&quot;,&quot; &amp; [.F262] &amp;&quot;,'&quot; &amp; [.C262] &amp;&quot;');&quot;" office:value-type="string" office:string-value="INSERT INTO colors( name, origin, red, green, blue, hex) VALUES('khaki2', 'http://www.two4u.com/color/big-table.html',238,230,133,'#eee685');" calcext:value-type="string">
            <text:p>INSERT INTO colors( name, origin, red, green, blue, hex) VALUES('khaki2', 'http://www.two4u.com/color/big-table.html',238,230,133,'#eee685');</text:p>
          </table:table-cell>
        </table:table-row>
        <table:table-row table:style-name="ro3">
          <table:table-cell table:style-name="ce25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673-0-0-0-0-0-0-1-0-0-0-0-?1,1" xlink:type="simple">khaki3</text:a> </text:p>
          </table:table-cell>
          <table:table-cell office:value-type="string" calcext:value-type="string">
            <text:p>#cdc673</text:p>
          </table:table-cell>
          <table:table-cell table:formula="of:=HEX2DEC(MID([.C263];2;2))" office:value-type="float" office:value="205" calcext:value-type="float">
            <text:p>205</text:p>
          </table:table-cell>
          <table:table-cell table:formula="of:=HEX2DEC(MID([.C263];4;2))" office:value-type="float" office:value="198" calcext:value-type="float">
            <text:p>198</text:p>
          </table:table-cell>
          <table:table-cell table:formula="of:=HEX2DEC(MID([.C263];6;2))" office:value-type="float" office:value="115" calcext:value-type="float">
            <text:p>115</text:p>
          </table:table-cell>
          <table:table-cell table:formula="of:=&quot;INSERT INTO colors( name, origin, red, green, blue, hex) VALUES('&quot; &amp; TRIM([.B263]) &amp;&quot;', 'http://www.two4u.com/color/big-table.html',&quot; &amp; [.D263] &amp;&quot;,&quot; &amp; [.E263] &amp;&quot;,&quot; &amp; [.F263] &amp;&quot;,'&quot; &amp; [.C263] &amp;&quot;');&quot;" office:value-type="string" office:string-value="INSERT INTO colors( name, origin, red, green, blue, hex) VALUES('khaki3', 'http://www.two4u.com/color/big-table.html',205,198,115,'#cdc673');" calcext:value-type="string">
            <text:p>INSERT INTO colors( name, origin, red, green, blue, hex) VALUES('khaki3', 'http://www.two4u.com/color/big-table.html',205,198,115,'#cdc673');</text:p>
          </table:table-cell>
        </table:table-row>
        <table:table-row table:style-name="ro3">
          <table:table-cell table:style-name="ce25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64e-0-0-0-0-0-0-1-0-0-0-0-?1,1" xlink:type="simple">khaki4</text:a> </text:p>
          </table:table-cell>
          <table:table-cell office:value-type="string" calcext:value-type="string">
            <text:p>#8b864e</text:p>
          </table:table-cell>
          <table:table-cell table:formula="of:=HEX2DEC(MID([.C264];2;2))" office:value-type="float" office:value="139" calcext:value-type="float">
            <text:p>139</text:p>
          </table:table-cell>
          <table:table-cell table:formula="of:=HEX2DEC(MID([.C264];4;2))" office:value-type="float" office:value="134" calcext:value-type="float">
            <text:p>134</text:p>
          </table:table-cell>
          <table:table-cell table:formula="of:=HEX2DEC(MID([.C264];6;2))" office:value-type="float" office:value="78" calcext:value-type="float">
            <text:p>78</text:p>
          </table:table-cell>
          <table:table-cell table:formula="of:=&quot;INSERT INTO colors( name, origin, red, green, blue, hex) VALUES('&quot; &amp; TRIM([.B264]) &amp;&quot;', 'http://www.two4u.com/color/big-table.html',&quot; &amp; [.D264] &amp;&quot;,&quot; &amp; [.E264] &amp;&quot;,&quot; &amp; [.F264] &amp;&quot;,'&quot; &amp; [.C264] &amp;&quot;');&quot;" office:value-type="string" office:string-value="INSERT INTO colors( name, origin, red, green, blue, hex) VALUES('khaki4', 'http://www.two4u.com/color/big-table.html',139,134,78,'#8b864e');" calcext:value-type="string">
            <text:p>INSERT INTO colors( name, origin, red, green, blue, hex) VALUES('khaki4', 'http://www.two4u.com/color/big-table.html',139,134,78,'#8b864e');</text:p>
          </table:table-cell>
        </table:table-row>
        <table:table-row table:style-name="ro3">
          <table:table-cell table:style-name="ce26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6e6fa-0-0-0-0-0-0-1-0-0-0-0-?1,1" xlink:type="simple">lavender</text:a> </text:p>
          </table:table-cell>
          <table:table-cell office:value-type="string" calcext:value-type="string">
            <text:p>#e6e6fa</text:p>
          </table:table-cell>
          <table:table-cell table:formula="of:=HEX2DEC(MID([.C265];2;2))" office:value-type="float" office:value="230" calcext:value-type="float">
            <text:p>230</text:p>
          </table:table-cell>
          <table:table-cell table:formula="of:=HEX2DEC(MID([.C265];4;2))" office:value-type="float" office:value="230" calcext:value-type="float">
            <text:p>230</text:p>
          </table:table-cell>
          <table:table-cell table:formula="of:=HEX2DEC(MID([.C265];6;2))" office:value-type="float" office:value="250" calcext:value-type="float">
            <text:p>250</text:p>
          </table:table-cell>
          <table:table-cell table:formula="of:=&quot;INSERT INTO colors( name, origin, red, green, blue, hex) VALUES('&quot; &amp; TRIM([.B265]) &amp;&quot;', 'http://www.two4u.com/color/big-table.html',&quot; &amp; [.D265] &amp;&quot;,&quot; &amp; [.E265] &amp;&quot;,&quot; &amp; [.F265] &amp;&quot;,'&quot; &amp; [.C265] &amp;&quot;');&quot;" office:value-type="string" office:string-value="INSERT INTO colors( name, origin, red, green, blue, hex) VALUES('lavender', 'http://www.two4u.com/color/big-table.html',230,230,250,'#e6e6fa');" calcext:value-type="string">
            <text:p>INSERT INTO colors( name, origin, red, green, blue, hex) VALUES('lavender', 'http://www.two4u.com/color/big-table.html',230,230,250,'#e6e6fa');</text:p>
          </table:table-cell>
        </table:table-row>
        <table:table-row table:style-name="ro3">
          <table:table-cell table:style-name="ce26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0f5-0-0-0-0-0-0-1-0-0-0-0-?1,1" xlink:type="simple">LavenderBlush1</text:a> </text:p>
          </table:table-cell>
          <table:table-cell office:value-type="string" calcext:value-type="string">
            <text:p>#fff0f5</text:p>
          </table:table-cell>
          <table:table-cell table:formula="of:=HEX2DEC(MID([.C266];2;2))" office:value-type="float" office:value="255" calcext:value-type="float">
            <text:p>255</text:p>
          </table:table-cell>
          <table:table-cell table:formula="of:=HEX2DEC(MID([.C266];4;2))" office:value-type="float" office:value="240" calcext:value-type="float">
            <text:p>240</text:p>
          </table:table-cell>
          <table:table-cell table:formula="of:=HEX2DEC(MID([.C266];6;2))" office:value-type="float" office:value="245" calcext:value-type="float">
            <text:p>245</text:p>
          </table:table-cell>
          <table:table-cell table:formula="of:=&quot;INSERT INTO colors( name, origin, red, green, blue, hex) VALUES('&quot; &amp; TRIM([.B266]) &amp;&quot;', 'http://www.two4u.com/color/big-table.html',&quot; &amp; [.D266] &amp;&quot;,&quot; &amp; [.E266] &amp;&quot;,&quot; &amp; [.F266] &amp;&quot;,'&quot; &amp; [.C266] &amp;&quot;');&quot;" office:value-type="string" office:string-value="INSERT INTO colors( name, origin, red, green, blue, hex) VALUES('LavenderBlush1', 'http://www.two4u.com/color/big-table.html',255,240,245,'#fff0f5');" calcext:value-type="string">
            <text:p>INSERT INTO colors( name, origin, red, green, blue, hex) VALUES('LavenderBlush1', 'http://www.two4u.com/color/big-table.html',255,240,245,'#fff0f5');</text:p>
          </table:table-cell>
        </table:table-row>
        <table:table-row table:style-name="ro3">
          <table:table-cell table:style-name="ce26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0e5-0-0-0-0-0-0-1-0-0-0-0-?1,1" xlink:type="simple">LavenderBlush2</text:a> </text:p>
          </table:table-cell>
          <table:table-cell office:value-type="string" calcext:value-type="string">
            <text:p>#eee0e5</text:p>
          </table:table-cell>
          <table:table-cell table:formula="of:=HEX2DEC(MID([.C267];2;2))" office:value-type="float" office:value="238" calcext:value-type="float">
            <text:p>238</text:p>
          </table:table-cell>
          <table:table-cell table:formula="of:=HEX2DEC(MID([.C267];4;2))" office:value-type="float" office:value="224" calcext:value-type="float">
            <text:p>224</text:p>
          </table:table-cell>
          <table:table-cell table:formula="of:=HEX2DEC(MID([.C267];6;2))" office:value-type="float" office:value="229" calcext:value-type="float">
            <text:p>229</text:p>
          </table:table-cell>
          <table:table-cell table:formula="of:=&quot;INSERT INTO colors( name, origin, red, green, blue, hex) VALUES('&quot; &amp; TRIM([.B267]) &amp;&quot;', 'http://www.two4u.com/color/big-table.html',&quot; &amp; [.D267] &amp;&quot;,&quot; &amp; [.E267] &amp;&quot;,&quot; &amp; [.F267] &amp;&quot;,'&quot; &amp; [.C267] &amp;&quot;');&quot;" office:value-type="string" office:string-value="INSERT INTO colors( name, origin, red, green, blue, hex) VALUES('LavenderBlush2', 'http://www.two4u.com/color/big-table.html',238,224,229,'#eee0e5');" calcext:value-type="string">
            <text:p>INSERT INTO colors( name, origin, red, green, blue, hex) VALUES('LavenderBlush2', 'http://www.two4u.com/color/big-table.html',238,224,229,'#eee0e5');</text:p>
          </table:table-cell>
        </table:table-row>
        <table:table-row table:style-name="ro3">
          <table:table-cell table:style-name="ce26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1c5-0-0-0-0-0-0-1-0-0-0-0-?1,1" xlink:type="simple">LavenderBlush3</text:a> </text:p>
          </table:table-cell>
          <table:table-cell office:value-type="string" calcext:value-type="string">
            <text:p>#cdc1c5</text:p>
          </table:table-cell>
          <table:table-cell table:formula="of:=HEX2DEC(MID([.C268];2;2))" office:value-type="float" office:value="205" calcext:value-type="float">
            <text:p>205</text:p>
          </table:table-cell>
          <table:table-cell table:formula="of:=HEX2DEC(MID([.C268];4;2))" office:value-type="float" office:value="193" calcext:value-type="float">
            <text:p>193</text:p>
          </table:table-cell>
          <table:table-cell table:formula="of:=HEX2DEC(MID([.C268];6;2))" office:value-type="float" office:value="197" calcext:value-type="float">
            <text:p>197</text:p>
          </table:table-cell>
          <table:table-cell table:formula="of:=&quot;INSERT INTO colors( name, origin, red, green, blue, hex) VALUES('&quot; &amp; TRIM([.B268]) &amp;&quot;', 'http://www.two4u.com/color/big-table.html',&quot; &amp; [.D268] &amp;&quot;,&quot; &amp; [.E268] &amp;&quot;,&quot; &amp; [.F268] &amp;&quot;,'&quot; &amp; [.C268] &amp;&quot;');&quot;" office:value-type="string" office:string-value="INSERT INTO colors( name, origin, red, green, blue, hex) VALUES('LavenderBlush3', 'http://www.two4u.com/color/big-table.html',205,193,197,'#cdc1c5');" calcext:value-type="string">
            <text:p>INSERT INTO colors( name, origin, red, green, blue, hex) VALUES('LavenderBlush3', 'http://www.two4u.com/color/big-table.html',205,193,197,'#cdc1c5');</text:p>
          </table:table-cell>
        </table:table-row>
        <table:table-row table:style-name="ro3">
          <table:table-cell table:style-name="ce26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386-0-0-0-0-0-0-1-0-0-0-0-?1,1" xlink:type="simple">LavenderBlush4</text:a> </text:p>
          </table:table-cell>
          <table:table-cell office:value-type="string" calcext:value-type="string">
            <text:p>#8b8386</text:p>
          </table:table-cell>
          <table:table-cell table:formula="of:=HEX2DEC(MID([.C269];2;2))" office:value-type="float" office:value="139" calcext:value-type="float">
            <text:p>139</text:p>
          </table:table-cell>
          <table:table-cell table:formula="of:=HEX2DEC(MID([.C269];4;2))" office:value-type="float" office:value="131" calcext:value-type="float">
            <text:p>131</text:p>
          </table:table-cell>
          <table:table-cell table:formula="of:=HEX2DEC(MID([.C269];6;2))" office:value-type="float" office:value="134" calcext:value-type="float">
            <text:p>134</text:p>
          </table:table-cell>
          <table:table-cell table:formula="of:=&quot;INSERT INTO colors( name, origin, red, green, blue, hex) VALUES('&quot; &amp; TRIM([.B269]) &amp;&quot;', 'http://www.two4u.com/color/big-table.html',&quot; &amp; [.D269] &amp;&quot;,&quot; &amp; [.E269] &amp;&quot;,&quot; &amp; [.F269] &amp;&quot;,'&quot; &amp; [.C269] &amp;&quot;');&quot;" office:value-type="string" office:string-value="INSERT INTO colors( name, origin, red, green, blue, hex) VALUES('LavenderBlush4', 'http://www.two4u.com/color/big-table.html',139,131,134,'#8b8386');" calcext:value-type="string">
            <text:p>INSERT INTO colors( name, origin, red, green, blue, hex) VALUES('LavenderBlush4', 'http://www.two4u.com/color/big-table.html',139,131,134,'#8b8386');</text:p>
          </table:table-cell>
        </table:table-row>
        <table:table-row table:style-name="ro3">
          <table:table-cell table:style-name="ce26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cfc00-0-0-0-0-0-0-1-0-0-0-0-?1,1" xlink:type="simple">LawnGreen</text:a> </text:p>
          </table:table-cell>
          <table:table-cell office:value-type="string" calcext:value-type="string">
            <text:p>#7cfc00</text:p>
          </table:table-cell>
          <table:table-cell table:formula="of:=HEX2DEC(MID([.C270];2;2))" office:value-type="float" office:value="124" calcext:value-type="float">
            <text:p>124</text:p>
          </table:table-cell>
          <table:table-cell table:formula="of:=HEX2DEC(MID([.C270];4;2))" office:value-type="float" office:value="252" calcext:value-type="float">
            <text:p>252</text:p>
          </table:table-cell>
          <table:table-cell table:formula="of:=HEX2DEC(MID([.C270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270]) &amp;&quot;', 'http://www.two4u.com/color/big-table.html',&quot; &amp; [.D270] &amp;&quot;,&quot; &amp; [.E270] &amp;&quot;,&quot; &amp; [.F270] &amp;&quot;,'&quot; &amp; [.C270] &amp;&quot;');&quot;" office:value-type="string" office:string-value="INSERT INTO colors( name, origin, red, green, blue, hex) VALUES('LawnGreen', 'http://www.two4u.com/color/big-table.html',124,252,0,'#7cfc00');" calcext:value-type="string">
            <text:p>INSERT INTO colors( name, origin, red, green, blue, hex) VALUES('LawnGreen', 'http://www.two4u.com/color/big-table.html',124,252,0,'#7cfc00');</text:p>
          </table:table-cell>
        </table:table-row>
        <table:table-row table:style-name="ro3">
          <table:table-cell table:style-name="ce26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acd-0-0-0-0-0-0-1-0-0-0-0-?1,1" xlink:type="simple">LemonChiffon1</text:a> </text:p>
          </table:table-cell>
          <table:table-cell office:value-type="string" calcext:value-type="string">
            <text:p>#fffacd</text:p>
          </table:table-cell>
          <table:table-cell table:formula="of:=HEX2DEC(MID([.C271];2;2))" office:value-type="float" office:value="255" calcext:value-type="float">
            <text:p>255</text:p>
          </table:table-cell>
          <table:table-cell table:formula="of:=HEX2DEC(MID([.C271];4;2))" office:value-type="float" office:value="250" calcext:value-type="float">
            <text:p>250</text:p>
          </table:table-cell>
          <table:table-cell table:formula="of:=HEX2DEC(MID([.C271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271]) &amp;&quot;', 'http://www.two4u.com/color/big-table.html',&quot; &amp; [.D271] &amp;&quot;,&quot; &amp; [.E271] &amp;&quot;,&quot; &amp; [.F271] &amp;&quot;,'&quot; &amp; [.C271] &amp;&quot;');&quot;" office:value-type="string" office:string-value="INSERT INTO colors( name, origin, red, green, blue, hex) VALUES('LemonChiffon1', 'http://www.two4u.com/color/big-table.html',255,250,205,'#fffacd');" calcext:value-type="string">
            <text:p>INSERT INTO colors( name, origin, red, green, blue, hex) VALUES('LemonChiffon1', 'http://www.two4u.com/color/big-table.html',255,250,205,'#fffacd');</text:p>
          </table:table-cell>
        </table:table-row>
        <table:table-row table:style-name="ro3">
          <table:table-cell table:style-name="ce26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9bf-0-0-0-0-0-0-1-0-0-0-0-?1,1" xlink:type="simple">LemonChiffon2</text:a> </text:p>
          </table:table-cell>
          <table:table-cell office:value-type="string" calcext:value-type="string">
            <text:p>#eee9bf</text:p>
          </table:table-cell>
          <table:table-cell table:formula="of:=HEX2DEC(MID([.C272];2;2))" office:value-type="float" office:value="238" calcext:value-type="float">
            <text:p>238</text:p>
          </table:table-cell>
          <table:table-cell table:formula="of:=HEX2DEC(MID([.C272];4;2))" office:value-type="float" office:value="233" calcext:value-type="float">
            <text:p>233</text:p>
          </table:table-cell>
          <table:table-cell table:formula="of:=HEX2DEC(MID([.C272];6;2))" office:value-type="float" office:value="191" calcext:value-type="float">
            <text:p>191</text:p>
          </table:table-cell>
          <table:table-cell table:formula="of:=&quot;INSERT INTO colors( name, origin, red, green, blue, hex) VALUES('&quot; &amp; TRIM([.B272]) &amp;&quot;', 'http://www.two4u.com/color/big-table.html',&quot; &amp; [.D272] &amp;&quot;,&quot; &amp; [.E272] &amp;&quot;,&quot; &amp; [.F272] &amp;&quot;,'&quot; &amp; [.C272] &amp;&quot;');&quot;" office:value-type="string" office:string-value="INSERT INTO colors( name, origin, red, green, blue, hex) VALUES('LemonChiffon2', 'http://www.two4u.com/color/big-table.html',238,233,191,'#eee9bf');" calcext:value-type="string">
            <text:p>INSERT INTO colors( name, origin, red, green, blue, hex) VALUES('LemonChiffon2', 'http://www.two4u.com/color/big-table.html',238,233,191,'#eee9bf');</text:p>
          </table:table-cell>
        </table:table-row>
        <table:table-row table:style-name="ro3">
          <table:table-cell table:style-name="ce26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9a5-0-0-0-0-0-0-1-0-0-0-0-?1,1" xlink:type="simple">LemonChiffon3</text:a> </text:p>
          </table:table-cell>
          <table:table-cell office:value-type="string" calcext:value-type="string">
            <text:p>#cdc9a5</text:p>
          </table:table-cell>
          <table:table-cell table:formula="of:=HEX2DEC(MID([.C273];2;2))" office:value-type="float" office:value="205" calcext:value-type="float">
            <text:p>205</text:p>
          </table:table-cell>
          <table:table-cell table:formula="of:=HEX2DEC(MID([.C273];4;2))" office:value-type="float" office:value="201" calcext:value-type="float">
            <text:p>201</text:p>
          </table:table-cell>
          <table:table-cell table:formula="of:=HEX2DEC(MID([.C273];6;2))" office:value-type="float" office:value="165" calcext:value-type="float">
            <text:p>165</text:p>
          </table:table-cell>
          <table:table-cell table:formula="of:=&quot;INSERT INTO colors( name, origin, red, green, blue, hex) VALUES('&quot; &amp; TRIM([.B273]) &amp;&quot;', 'http://www.two4u.com/color/big-table.html',&quot; &amp; [.D273] &amp;&quot;,&quot; &amp; [.E273] &amp;&quot;,&quot; &amp; [.F273] &amp;&quot;,'&quot; &amp; [.C273] &amp;&quot;');&quot;" office:value-type="string" office:string-value="INSERT INTO colors( name, origin, red, green, blue, hex) VALUES('LemonChiffon3', 'http://www.two4u.com/color/big-table.html',205,201,165,'#cdc9a5');" calcext:value-type="string">
            <text:p>INSERT INTO colors( name, origin, red, green, blue, hex) VALUES('LemonChiffon3', 'http://www.two4u.com/color/big-table.html',205,201,165,'#cdc9a5');</text:p>
          </table:table-cell>
        </table:table-row>
        <table:table-row table:style-name="ro3">
          <table:table-cell table:style-name="ce26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970-0-0-0-0-0-0-1-0-0-0-0-?1,1" xlink:type="simple">LemonChiffon4</text:a> </text:p>
          </table:table-cell>
          <table:table-cell office:value-type="string" calcext:value-type="string">
            <text:p>#8b8970</text:p>
          </table:table-cell>
          <table:table-cell table:formula="of:=HEX2DEC(MID([.C274];2;2))" office:value-type="float" office:value="139" calcext:value-type="float">
            <text:p>139</text:p>
          </table:table-cell>
          <table:table-cell table:formula="of:=HEX2DEC(MID([.C274];4;2))" office:value-type="float" office:value="137" calcext:value-type="float">
            <text:p>137</text:p>
          </table:table-cell>
          <table:table-cell table:formula="of:=HEX2DEC(MID([.C274];6;2))" office:value-type="float" office:value="112" calcext:value-type="float">
            <text:p>112</text:p>
          </table:table-cell>
          <table:table-cell table:formula="of:=&quot;INSERT INTO colors( name, origin, red, green, blue, hex) VALUES('&quot; &amp; TRIM([.B274]) &amp;&quot;', 'http://www.two4u.com/color/big-table.html',&quot; &amp; [.D274] &amp;&quot;,&quot; &amp; [.E274] &amp;&quot;,&quot; &amp; [.F274] &amp;&quot;,'&quot; &amp; [.C274] &amp;&quot;');&quot;" office:value-type="string" office:string-value="INSERT INTO colors( name, origin, red, green, blue, hex) VALUES('LemonChiffon4', 'http://www.two4u.com/color/big-table.html',139,137,112,'#8b8970');" calcext:value-type="string">
            <text:p>INSERT INTO colors( name, origin, red, green, blue, hex) VALUES('LemonChiffon4', 'http://www.two4u.com/color/big-table.html',139,137,112,'#8b8970');</text:p>
          </table:table-cell>
        </table:table-row>
        <table:table-row table:style-name="ro3">
          <table:table-cell table:style-name="ce27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d82-0-0-0-0-0-0-1-0-0-0-0-?1,1" xlink:type="simple">light</text:a> </text:p>
          </table:table-cell>
          <table:table-cell office:value-type="string" calcext:value-type="string">
            <text:p>#eedd82</text:p>
          </table:table-cell>
          <table:table-cell table:formula="of:=HEX2DEC(MID([.C275];2;2))" office:value-type="float" office:value="238" calcext:value-type="float">
            <text:p>238</text:p>
          </table:table-cell>
          <table:table-cell table:formula="of:=HEX2DEC(MID([.C275];4;2))" office:value-type="float" office:value="221" calcext:value-type="float">
            <text:p>221</text:p>
          </table:table-cell>
          <table:table-cell table:formula="of:=HEX2DEC(MID([.C275];6;2))" office:value-type="float" office:value="130" calcext:value-type="float">
            <text:p>130</text:p>
          </table:table-cell>
          <table:table-cell table:formula="of:=&quot;INSERT INTO colors( name, origin, red, green, blue, hex) VALUES('&quot; &amp; TRIM([.B275]) &amp;&quot;', 'http://www.two4u.com/color/big-table.html',&quot; &amp; [.D275] &amp;&quot;,&quot; &amp; [.E275] &amp;&quot;,&quot; &amp; [.F275] &amp;&quot;,'&quot; &amp; [.C275] &amp;&quot;');&quot;" office:value-type="string" office:string-value="INSERT INTO colors( name, origin, red, green, blue, hex) VALUES('light', 'http://www.two4u.com/color/big-table.html',238,221,130,'#eedd82');" calcext:value-type="string">
            <text:p>INSERT INTO colors( name, origin, red, green, blue, hex) VALUES('light', 'http://www.two4u.com/color/big-table.html',238,221,130,'#eedd82');</text:p>
          </table:table-cell>
        </table:table-row>
        <table:table-row table:style-name="ro3">
          <table:table-cell table:style-name="ce27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dd8e6-0-0-0-0-0-0-1-0-0-0-0-?1,1" xlink:type="simple">LightBlue</text:a> </text:p>
          </table:table-cell>
          <table:table-cell office:value-type="string" calcext:value-type="string">
            <text:p>#add8e6</text:p>
          </table:table-cell>
          <table:table-cell table:formula="of:=HEX2DEC(MID([.C276];2;2))" office:value-type="float" office:value="173" calcext:value-type="float">
            <text:p>173</text:p>
          </table:table-cell>
          <table:table-cell table:formula="of:=HEX2DEC(MID([.C276];4;2))" office:value-type="float" office:value="216" calcext:value-type="float">
            <text:p>216</text:p>
          </table:table-cell>
          <table:table-cell table:formula="of:=HEX2DEC(MID([.C276];6;2))" office:value-type="float" office:value="230" calcext:value-type="float">
            <text:p>230</text:p>
          </table:table-cell>
          <table:table-cell table:formula="of:=&quot;INSERT INTO colors( name, origin, red, green, blue, hex) VALUES('&quot; &amp; TRIM([.B276]) &amp;&quot;', 'http://www.two4u.com/color/big-table.html',&quot; &amp; [.D276] &amp;&quot;,&quot; &amp; [.E276] &amp;&quot;,&quot; &amp; [.F276] &amp;&quot;,'&quot; &amp; [.C276] &amp;&quot;');&quot;" office:value-type="string" office:string-value="INSERT INTO colors( name, origin, red, green, blue, hex) VALUES('LightBlue', 'http://www.two4u.com/color/big-table.html',173,216,230,'#add8e6');" calcext:value-type="string">
            <text:p>INSERT INTO colors( name, origin, red, green, blue, hex) VALUES('LightBlue', 'http://www.two4u.com/color/big-table.html',173,216,230,'#add8e6');</text:p>
          </table:table-cell>
        </table:table-row>
        <table:table-row table:style-name="ro3">
          <table:table-cell table:style-name="ce27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fefff-0-0-0-0-0-0-1-0-0-0-0-?1,1" xlink:type="simple">LightBlue1</text:a> </text:p>
          </table:table-cell>
          <table:table-cell office:value-type="string" calcext:value-type="string">
            <text:p>#bfefff</text:p>
          </table:table-cell>
          <table:table-cell table:formula="of:=HEX2DEC(MID([.C277];2;2))" office:value-type="float" office:value="191" calcext:value-type="float">
            <text:p>191</text:p>
          </table:table-cell>
          <table:table-cell table:formula="of:=HEX2DEC(MID([.C277];4;2))" office:value-type="float" office:value="239" calcext:value-type="float">
            <text:p>239</text:p>
          </table:table-cell>
          <table:table-cell table:formula="of:=HEX2DEC(MID([.C277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277]) &amp;&quot;', 'http://www.two4u.com/color/big-table.html',&quot; &amp; [.D277] &amp;&quot;,&quot; &amp; [.E277] &amp;&quot;,&quot; &amp; [.F277] &amp;&quot;,'&quot; &amp; [.C277] &amp;&quot;');&quot;" office:value-type="string" office:string-value="INSERT INTO colors( name, origin, red, green, blue, hex) VALUES('LightBlue1', 'http://www.two4u.com/color/big-table.html',191,239,255,'#bfefff');" calcext:value-type="string">
            <text:p>INSERT INTO colors( name, origin, red, green, blue, hex) VALUES('LightBlue1', 'http://www.two4u.com/color/big-table.html',191,239,255,'#bfefff');</text:p>
          </table:table-cell>
        </table:table-row>
        <table:table-row table:style-name="ro3">
          <table:table-cell table:style-name="ce27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2dfee-0-0-0-0-0-0-1-0-0-0-0-?1,1" xlink:type="simple">LightBlue2</text:a> </text:p>
          </table:table-cell>
          <table:table-cell office:value-type="string" calcext:value-type="string">
            <text:p>#b2dfee</text:p>
          </table:table-cell>
          <table:table-cell table:formula="of:=HEX2DEC(MID([.C278];2;2))" office:value-type="float" office:value="178" calcext:value-type="float">
            <text:p>178</text:p>
          </table:table-cell>
          <table:table-cell table:formula="of:=HEX2DEC(MID([.C278];4;2))" office:value-type="float" office:value="223" calcext:value-type="float">
            <text:p>223</text:p>
          </table:table-cell>
          <table:table-cell table:formula="of:=HEX2DEC(MID([.C278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278]) &amp;&quot;', 'http://www.two4u.com/color/big-table.html',&quot; &amp; [.D278] &amp;&quot;,&quot; &amp; [.E278] &amp;&quot;,&quot; &amp; [.F278] &amp;&quot;,'&quot; &amp; [.C278] &amp;&quot;');&quot;" office:value-type="string" office:string-value="INSERT INTO colors( name, origin, red, green, blue, hex) VALUES('LightBlue2', 'http://www.two4u.com/color/big-table.html',178,223,238,'#b2dfee');" calcext:value-type="string">
            <text:p>INSERT INTO colors( name, origin, red, green, blue, hex) VALUES('LightBlue2', 'http://www.two4u.com/color/big-table.html',178,223,238,'#b2dfee');</text:p>
          </table:table-cell>
        </table:table-row>
        <table:table-row table:style-name="ro3">
          <table:table-cell table:style-name="ce27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ac0cd-0-0-0-0-0-0-1-0-0-0-0-?1,1" xlink:type="simple">LightBlue3</text:a> </text:p>
          </table:table-cell>
          <table:table-cell office:value-type="string" calcext:value-type="string">
            <text:p>#9ac0cd</text:p>
          </table:table-cell>
          <table:table-cell table:formula="of:=HEX2DEC(MID([.C279];2;2))" office:value-type="float" office:value="154" calcext:value-type="float">
            <text:p>154</text:p>
          </table:table-cell>
          <table:table-cell table:formula="of:=HEX2DEC(MID([.C279];4;2))" office:value-type="float" office:value="192" calcext:value-type="float">
            <text:p>192</text:p>
          </table:table-cell>
          <table:table-cell table:formula="of:=HEX2DEC(MID([.C279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279]) &amp;&quot;', 'http://www.two4u.com/color/big-table.html',&quot; &amp; [.D279] &amp;&quot;,&quot; &amp; [.E279] &amp;&quot;,&quot; &amp; [.F279] &amp;&quot;,'&quot; &amp; [.C279] &amp;&quot;');&quot;" office:value-type="string" office:string-value="INSERT INTO colors( name, origin, red, green, blue, hex) VALUES('LightBlue3', 'http://www.two4u.com/color/big-table.html',154,192,205,'#9ac0cd');" calcext:value-type="string">
            <text:p>INSERT INTO colors( name, origin, red, green, blue, hex) VALUES('LightBlue3', 'http://www.two4u.com/color/big-table.html',154,192,205,'#9ac0cd');</text:p>
          </table:table-cell>
        </table:table-row>
        <table:table-row table:style-name="ro3">
          <table:table-cell table:style-name="ce27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8838b-0-0-0-0-0-0-1-0-0-0-0-?1,1" xlink:type="simple">LightBlue4</text:a> </text:p>
          </table:table-cell>
          <table:table-cell office:value-type="string" calcext:value-type="string">
            <text:p>#68838b</text:p>
          </table:table-cell>
          <table:table-cell table:formula="of:=HEX2DEC(MID([.C280];2;2))" office:value-type="float" office:value="104" calcext:value-type="float">
            <text:p>104</text:p>
          </table:table-cell>
          <table:table-cell table:formula="of:=HEX2DEC(MID([.C280];4;2))" office:value-type="float" office:value="131" calcext:value-type="float">
            <text:p>131</text:p>
          </table:table-cell>
          <table:table-cell table:formula="of:=HEX2DEC(MID([.C280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280]) &amp;&quot;', 'http://www.two4u.com/color/big-table.html',&quot; &amp; [.D280] &amp;&quot;,&quot; &amp; [.E280] &amp;&quot;,&quot; &amp; [.F280] &amp;&quot;,'&quot; &amp; [.C280] &amp;&quot;');&quot;" office:value-type="string" office:string-value="INSERT INTO colors( name, origin, red, green, blue, hex) VALUES('LightBlue4', 'http://www.two4u.com/color/big-table.html',104,131,139,'#68838b');" calcext:value-type="string">
            <text:p>INSERT INTO colors( name, origin, red, green, blue, hex) VALUES('LightBlue4', 'http://www.two4u.com/color/big-table.html',104,131,139,'#68838b');</text:p>
          </table:table-cell>
        </table:table-row>
        <table:table-row table:style-name="ro3">
          <table:table-cell table:style-name="ce27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08080-0-0-0-0-0-0-1-0-0-0-0-?1,1" xlink:type="simple">LightCoral</text:a> </text:p>
          </table:table-cell>
          <table:table-cell office:value-type="string" calcext:value-type="string">
            <text:p>#f08080</text:p>
          </table:table-cell>
          <table:table-cell table:formula="of:=HEX2DEC(MID([.C281];2;2))" office:value-type="float" office:value="240" calcext:value-type="float">
            <text:p>240</text:p>
          </table:table-cell>
          <table:table-cell table:formula="of:=HEX2DEC(MID([.C281];4;2))" office:value-type="float" office:value="128" calcext:value-type="float">
            <text:p>128</text:p>
          </table:table-cell>
          <table:table-cell table:formula="of:=HEX2DEC(MID([.C281];6;2))" office:value-type="float" office:value="128" calcext:value-type="float">
            <text:p>128</text:p>
          </table:table-cell>
          <table:table-cell table:formula="of:=&quot;INSERT INTO colors( name, origin, red, green, blue, hex) VALUES('&quot; &amp; TRIM([.B281]) &amp;&quot;', 'http://www.two4u.com/color/big-table.html',&quot; &amp; [.D281] &amp;&quot;,&quot; &amp; [.E281] &amp;&quot;,&quot; &amp; [.F281] &amp;&quot;,'&quot; &amp; [.C281] &amp;&quot;');&quot;" office:value-type="string" office:string-value="INSERT INTO colors( name, origin, red, green, blue, hex) VALUES('LightCoral', 'http://www.two4u.com/color/big-table.html',240,128,128,'#f08080');" calcext:value-type="string">
            <text:p>INSERT INTO colors( name, origin, red, green, blue, hex) VALUES('LightCoral', 'http://www.two4u.com/color/big-table.html',240,128,128,'#f08080');</text:p>
          </table:table-cell>
        </table:table-row>
        <table:table-row table:style-name="ro3">
          <table:table-cell table:style-name="ce27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0ffff-0-0-0-0-0-0-1-0-0-0-0-?1,1" xlink:type="simple">LightCyan1</text:a> </text:p>
          </table:table-cell>
          <table:table-cell office:value-type="string" calcext:value-type="string">
            <text:p>#e0ffff</text:p>
          </table:table-cell>
          <table:table-cell table:formula="of:=HEX2DEC(MID([.C282];2;2))" office:value-type="float" office:value="224" calcext:value-type="float">
            <text:p>224</text:p>
          </table:table-cell>
          <table:table-cell table:formula="of:=HEX2DEC(MID([.C282];4;2))" office:value-type="float" office:value="255" calcext:value-type="float">
            <text:p>255</text:p>
          </table:table-cell>
          <table:table-cell table:formula="of:=HEX2DEC(MID([.C282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282]) &amp;&quot;', 'http://www.two4u.com/color/big-table.html',&quot; &amp; [.D282] &amp;&quot;,&quot; &amp; [.E282] &amp;&quot;,&quot; &amp; [.F282] &amp;&quot;,'&quot; &amp; [.C282] &amp;&quot;');&quot;" office:value-type="string" office:string-value="INSERT INTO colors( name, origin, red, green, blue, hex) VALUES('LightCyan1', 'http://www.two4u.com/color/big-table.html',224,255,255,'#e0ffff');" calcext:value-type="string">
            <text:p>INSERT INTO colors( name, origin, red, green, blue, hex) VALUES('LightCyan1', 'http://www.two4u.com/color/big-table.html',224,255,255,'#e0ffff');</text:p>
          </table:table-cell>
        </table:table-row>
        <table:table-row table:style-name="ro3">
          <table:table-cell table:style-name="ce27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1eeee-0-0-0-0-0-0-1-0-0-0-0-?1,1" xlink:type="simple">LightCyan2</text:a> </text:p>
          </table:table-cell>
          <table:table-cell office:value-type="string" calcext:value-type="string">
            <text:p>#d1eeee</text:p>
          </table:table-cell>
          <table:table-cell table:formula="of:=HEX2DEC(MID([.C283];2;2))" office:value-type="float" office:value="209" calcext:value-type="float">
            <text:p>209</text:p>
          </table:table-cell>
          <table:table-cell table:formula="of:=HEX2DEC(MID([.C283];4;2))" office:value-type="float" office:value="238" calcext:value-type="float">
            <text:p>238</text:p>
          </table:table-cell>
          <table:table-cell table:formula="of:=HEX2DEC(MID([.C283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283]) &amp;&quot;', 'http://www.two4u.com/color/big-table.html',&quot; &amp; [.D283] &amp;&quot;,&quot; &amp; [.E283] &amp;&quot;,&quot; &amp; [.F283] &amp;&quot;,'&quot; &amp; [.C283] &amp;&quot;');&quot;" office:value-type="string" office:string-value="INSERT INTO colors( name, origin, red, green, blue, hex) VALUES('LightCyan2', 'http://www.two4u.com/color/big-table.html',209,238,238,'#d1eeee');" calcext:value-type="string">
            <text:p>INSERT INTO colors( name, origin, red, green, blue, hex) VALUES('LightCyan2', 'http://www.two4u.com/color/big-table.html',209,238,238,'#d1eeee');</text:p>
          </table:table-cell>
        </table:table-row>
        <table:table-row table:style-name="ro3">
          <table:table-cell table:style-name="ce27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4cdcd-0-0-0-0-0-0-1-0-0-0-0-?1,1" xlink:type="simple">LightCyan3</text:a> </text:p>
          </table:table-cell>
          <table:table-cell office:value-type="string" calcext:value-type="string">
            <text:p>#b4cdcd</text:p>
          </table:table-cell>
          <table:table-cell table:formula="of:=HEX2DEC(MID([.C284];2;2))" office:value-type="float" office:value="180" calcext:value-type="float">
            <text:p>180</text:p>
          </table:table-cell>
          <table:table-cell table:formula="of:=HEX2DEC(MID([.C284];4;2))" office:value-type="float" office:value="205" calcext:value-type="float">
            <text:p>205</text:p>
          </table:table-cell>
          <table:table-cell table:formula="of:=HEX2DEC(MID([.C284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284]) &amp;&quot;', 'http://www.two4u.com/color/big-table.html',&quot; &amp; [.D284] &amp;&quot;,&quot; &amp; [.E284] &amp;&quot;,&quot; &amp; [.F284] &amp;&quot;,'&quot; &amp; [.C284] &amp;&quot;');&quot;" office:value-type="string" office:string-value="INSERT INTO colors( name, origin, red, green, blue, hex) VALUES('LightCyan3', 'http://www.two4u.com/color/big-table.html',180,205,205,'#b4cdcd');" calcext:value-type="string">
            <text:p>INSERT INTO colors( name, origin, red, green, blue, hex) VALUES('LightCyan3', 'http://www.two4u.com/color/big-table.html',180,205,205,'#b4cdcd');</text:p>
          </table:table-cell>
        </table:table-row>
        <table:table-row table:style-name="ro3">
          <table:table-cell table:style-name="ce28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a8b8b-0-0-0-0-0-0-1-0-0-0-0-?1,1" xlink:type="simple">LightCyan4</text:a> </text:p>
          </table:table-cell>
          <table:table-cell office:value-type="string" calcext:value-type="string">
            <text:p>#7a8b8b</text:p>
          </table:table-cell>
          <table:table-cell table:formula="of:=HEX2DEC(MID([.C285];2;2))" office:value-type="float" office:value="122" calcext:value-type="float">
            <text:p>122</text:p>
          </table:table-cell>
          <table:table-cell table:formula="of:=HEX2DEC(MID([.C285];4;2))" office:value-type="float" office:value="139" calcext:value-type="float">
            <text:p>139</text:p>
          </table:table-cell>
          <table:table-cell table:formula="of:=HEX2DEC(MID([.C285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285]) &amp;&quot;', 'http://www.two4u.com/color/big-table.html',&quot; &amp; [.D285] &amp;&quot;,&quot; &amp; [.E285] &amp;&quot;,&quot; &amp; [.F285] &amp;&quot;,'&quot; &amp; [.C285] &amp;&quot;');&quot;" office:value-type="string" office:string-value="INSERT INTO colors( name, origin, red, green, blue, hex) VALUES('LightCyan4', 'http://www.two4u.com/color/big-table.html',122,139,139,'#7a8b8b');" calcext:value-type="string">
            <text:p>INSERT INTO colors( name, origin, red, green, blue, hex) VALUES('LightCyan4', 'http://www.two4u.com/color/big-table.html',122,139,139,'#7a8b8b');</text:p>
          </table:table-cell>
        </table:table-row>
        <table:table-row table:style-name="ro3">
          <table:table-cell table:style-name="ce28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c8b-0-0-0-0-0-0-1-0-0-0-0-?1,1" xlink:type="simple">LightGoldenrod1</text:a> </text:p>
          </table:table-cell>
          <table:table-cell office:value-type="string" calcext:value-type="string">
            <text:p>#ffec8b</text:p>
          </table:table-cell>
          <table:table-cell table:formula="of:=HEX2DEC(MID([.C286];2;2))" office:value-type="float" office:value="255" calcext:value-type="float">
            <text:p>255</text:p>
          </table:table-cell>
          <table:table-cell table:formula="of:=HEX2DEC(MID([.C286];4;2))" office:value-type="float" office:value="236" calcext:value-type="float">
            <text:p>236</text:p>
          </table:table-cell>
          <table:table-cell table:formula="of:=HEX2DEC(MID([.C286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286]) &amp;&quot;', 'http://www.two4u.com/color/big-table.html',&quot; &amp; [.D286] &amp;&quot;,&quot; &amp; [.E286] &amp;&quot;,&quot; &amp; [.F286] &amp;&quot;,'&quot; &amp; [.C286] &amp;&quot;');&quot;" office:value-type="string" office:string-value="INSERT INTO colors( name, origin, red, green, blue, hex) VALUES('LightGoldenrod1', 'http://www.two4u.com/color/big-table.html',255,236,139,'#ffec8b');" calcext:value-type="string">
            <text:p>INSERT INTO colors( name, origin, red, green, blue, hex) VALUES('LightGoldenrod1', 'http://www.two4u.com/color/big-table.html',255,236,139,'#ffec8b');</text:p>
          </table:table-cell>
        </table:table-row>
        <table:table-row table:style-name="ro3">
          <table:table-cell table:style-name="ce28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c82-0-0-0-0-0-0-1-0-0-0-0-?1,1" xlink:type="simple">LightGoldenrod2</text:a> </text:p>
          </table:table-cell>
          <table:table-cell office:value-type="string" calcext:value-type="string">
            <text:p>#eedc82</text:p>
          </table:table-cell>
          <table:table-cell table:formula="of:=HEX2DEC(MID([.C287];2;2))" office:value-type="float" office:value="238" calcext:value-type="float">
            <text:p>238</text:p>
          </table:table-cell>
          <table:table-cell table:formula="of:=HEX2DEC(MID([.C287];4;2))" office:value-type="float" office:value="220" calcext:value-type="float">
            <text:p>220</text:p>
          </table:table-cell>
          <table:table-cell table:formula="of:=HEX2DEC(MID([.C287];6;2))" office:value-type="float" office:value="130" calcext:value-type="float">
            <text:p>130</text:p>
          </table:table-cell>
          <table:table-cell table:formula="of:=&quot;INSERT INTO colors( name, origin, red, green, blue, hex) VALUES('&quot; &amp; TRIM([.B287]) &amp;&quot;', 'http://www.two4u.com/color/big-table.html',&quot; &amp; [.D287] &amp;&quot;,&quot; &amp; [.E287] &amp;&quot;,&quot; &amp; [.F287] &amp;&quot;,'&quot; &amp; [.C287] &amp;&quot;');&quot;" office:value-type="string" office:string-value="INSERT INTO colors( name, origin, red, green, blue, hex) VALUES('LightGoldenrod2', 'http://www.two4u.com/color/big-table.html',238,220,130,'#eedc82');" calcext:value-type="string">
            <text:p>INSERT INTO colors( name, origin, red, green, blue, hex) VALUES('LightGoldenrod2', 'http://www.two4u.com/color/big-table.html',238,220,130,'#eedc82');</text:p>
          </table:table-cell>
        </table:table-row>
        <table:table-row table:style-name="ro3">
          <table:table-cell table:style-name="ce28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be70-0-0-0-0-0-0-1-0-0-0-0-?1,1" xlink:type="simple">LightGoldenrod3</text:a> </text:p>
          </table:table-cell>
          <table:table-cell office:value-type="string" calcext:value-type="string">
            <text:p>#cdbe70</text:p>
          </table:table-cell>
          <table:table-cell table:formula="of:=HEX2DEC(MID([.C288];2;2))" office:value-type="float" office:value="205" calcext:value-type="float">
            <text:p>205</text:p>
          </table:table-cell>
          <table:table-cell table:formula="of:=HEX2DEC(MID([.C288];4;2))" office:value-type="float" office:value="190" calcext:value-type="float">
            <text:p>190</text:p>
          </table:table-cell>
          <table:table-cell table:formula="of:=HEX2DEC(MID([.C288];6;2))" office:value-type="float" office:value="112" calcext:value-type="float">
            <text:p>112</text:p>
          </table:table-cell>
          <table:table-cell table:formula="of:=&quot;INSERT INTO colors( name, origin, red, green, blue, hex) VALUES('&quot; &amp; TRIM([.B288]) &amp;&quot;', 'http://www.two4u.com/color/big-table.html',&quot; &amp; [.D288] &amp;&quot;,&quot; &amp; [.E288] &amp;&quot;,&quot; &amp; [.F288] &amp;&quot;,'&quot; &amp; [.C288] &amp;&quot;');&quot;" office:value-type="string" office:string-value="INSERT INTO colors( name, origin, red, green, blue, hex) VALUES('LightGoldenrod3', 'http://www.two4u.com/color/big-table.html',205,190,112,'#cdbe70');" calcext:value-type="string">
            <text:p>INSERT INTO colors( name, origin, red, green, blue, hex) VALUES('LightGoldenrod3', 'http://www.two4u.com/color/big-table.html',205,190,112,'#cdbe70');</text:p>
          </table:table-cell>
        </table:table-row>
        <table:table-row table:style-name="ro3">
          <table:table-cell table:style-name="ce28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14c-0-0-0-0-0-0-1-0-0-0-0-?1,1" xlink:type="simple">LightGoldenrod4</text:a> </text:p>
          </table:table-cell>
          <table:table-cell office:value-type="string" calcext:value-type="string">
            <text:p>#8b814c</text:p>
          </table:table-cell>
          <table:table-cell table:formula="of:=HEX2DEC(MID([.C289];2;2))" office:value-type="float" office:value="139" calcext:value-type="float">
            <text:p>139</text:p>
          </table:table-cell>
          <table:table-cell table:formula="of:=HEX2DEC(MID([.C289];4;2))" office:value-type="float" office:value="129" calcext:value-type="float">
            <text:p>129</text:p>
          </table:table-cell>
          <table:table-cell table:formula="of:=HEX2DEC(MID([.C289];6;2))" office:value-type="float" office:value="76" calcext:value-type="float">
            <text:p>76</text:p>
          </table:table-cell>
          <table:table-cell table:formula="of:=&quot;INSERT INTO colors( name, origin, red, green, blue, hex) VALUES('&quot; &amp; TRIM([.B289]) &amp;&quot;', 'http://www.two4u.com/color/big-table.html',&quot; &amp; [.D289] &amp;&quot;,&quot; &amp; [.E289] &amp;&quot;,&quot; &amp; [.F289] &amp;&quot;,'&quot; &amp; [.C289] &amp;&quot;');&quot;" office:value-type="string" office:string-value="INSERT INTO colors( name, origin, red, green, blue, hex) VALUES('LightGoldenrod4', 'http://www.two4u.com/color/big-table.html',139,129,76,'#8b814c');" calcext:value-type="string">
            <text:p>INSERT INTO colors( name, origin, red, green, blue, hex) VALUES('LightGoldenrod4', 'http://www.two4u.com/color/big-table.html',139,129,76,'#8b814c');</text:p>
          </table:table-cell>
        </table:table-row>
        <table:table-row table:style-name="ro3">
          <table:table-cell table:style-name="ce28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afad2-0-0-0-0-0-0-1-0-0-0-0-?1,1" xlink:type="simple">LightGoldenrodYellow</text:a> </text:p>
          </table:table-cell>
          <table:table-cell office:value-type="string" calcext:value-type="string">
            <text:p>#fafad2</text:p>
          </table:table-cell>
          <table:table-cell table:formula="of:=HEX2DEC(MID([.C290];2;2))" office:value-type="float" office:value="250" calcext:value-type="float">
            <text:p>250</text:p>
          </table:table-cell>
          <table:table-cell table:formula="of:=HEX2DEC(MID([.C290];4;2))" office:value-type="float" office:value="250" calcext:value-type="float">
            <text:p>250</text:p>
          </table:table-cell>
          <table:table-cell table:formula="of:=HEX2DEC(MID([.C290];6;2))" office:value-type="float" office:value="210" calcext:value-type="float">
            <text:p>210</text:p>
          </table:table-cell>
          <table:table-cell table:formula="of:=&quot;INSERT INTO colors( name, origin, red, green, blue, hex) VALUES('&quot; &amp; TRIM([.B290]) &amp;&quot;', 'http://www.two4u.com/color/big-table.html',&quot; &amp; [.D290] &amp;&quot;,&quot; &amp; [.E290] &amp;&quot;,&quot; &amp; [.F290] &amp;&quot;,'&quot; &amp; [.C290] &amp;&quot;');&quot;" office:value-type="string" office:string-value="INSERT INTO colors( name, origin, red, green, blue, hex) VALUES('LightGoldenrodYellow', 'http://www.two4u.com/color/big-table.html',250,250,210,'#fafad2');" calcext:value-type="string">
            <text:p>INSERT INTO colors( name, origin, red, green, blue, hex) VALUES('LightGoldenrodYellow', 'http://www.two4u.com/color/big-table.html',250,250,210,'#fafad2');</text:p>
          </table:table-cell>
        </table:table-row>
        <table:table-row table:style-name="ro3">
          <table:table-cell table:style-name="ce28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3d3d3-0-0-0-0-0-0-1-0-0-0-0-?1,1" xlink:type="simple">LightGray</text:a> </text:p>
          </table:table-cell>
          <table:table-cell office:value-type="string" calcext:value-type="string">
            <text:p>#d3d3d3</text:p>
          </table:table-cell>
          <table:table-cell table:formula="of:=HEX2DEC(MID([.C291];2;2))" office:value-type="float" office:value="211" calcext:value-type="float">
            <text:p>211</text:p>
          </table:table-cell>
          <table:table-cell table:formula="of:=HEX2DEC(MID([.C291];4;2))" office:value-type="float" office:value="211" calcext:value-type="float">
            <text:p>211</text:p>
          </table:table-cell>
          <table:table-cell table:formula="of:=HEX2DEC(MID([.C291];6;2))" office:value-type="float" office:value="211" calcext:value-type="float">
            <text:p>211</text:p>
          </table:table-cell>
          <table:table-cell table:formula="of:=&quot;INSERT INTO colors( name, origin, red, green, blue, hex) VALUES('&quot; &amp; TRIM([.B291]) &amp;&quot;', 'http://www.two4u.com/color/big-table.html',&quot; &amp; [.D291] &amp;&quot;,&quot; &amp; [.E291] &amp;&quot;,&quot; &amp; [.F291] &amp;&quot;,'&quot; &amp; [.C291] &amp;&quot;');&quot;" office:value-type="string" office:string-value="INSERT INTO colors( name, origin, red, green, blue, hex) VALUES('LightGray', 'http://www.two4u.com/color/big-table.html',211,211,211,'#d3d3d3');" calcext:value-type="string">
            <text:p>INSERT INTO colors( name, origin, red, green, blue, hex) VALUES('LightGray', 'http://www.two4u.com/color/big-table.html',211,211,211,'#d3d3d3');</text:p>
          </table:table-cell>
        </table:table-row>
        <table:table-row table:style-name="ro3">
          <table:table-cell table:style-name="ce28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b6c1-0-0-0-0-0-0-1-0-0-0-0-?1,1" xlink:type="simple">LightPink</text:a> </text:p>
          </table:table-cell>
          <table:table-cell office:value-type="string" calcext:value-type="string">
            <text:p>#ffb6c1</text:p>
          </table:table-cell>
          <table:table-cell table:formula="of:=HEX2DEC(MID([.C292];2;2))" office:value-type="float" office:value="255" calcext:value-type="float">
            <text:p>255</text:p>
          </table:table-cell>
          <table:table-cell table:formula="of:=HEX2DEC(MID([.C292];4;2))" office:value-type="float" office:value="182" calcext:value-type="float">
            <text:p>182</text:p>
          </table:table-cell>
          <table:table-cell table:formula="of:=HEX2DEC(MID([.C292];6;2))" office:value-type="float" office:value="193" calcext:value-type="float">
            <text:p>193</text:p>
          </table:table-cell>
          <table:table-cell table:formula="of:=&quot;INSERT INTO colors( name, origin, red, green, blue, hex) VALUES('&quot; &amp; TRIM([.B292]) &amp;&quot;', 'http://www.two4u.com/color/big-table.html',&quot; &amp; [.D292] &amp;&quot;,&quot; &amp; [.E292] &amp;&quot;,&quot; &amp; [.F292] &amp;&quot;,'&quot; &amp; [.C292] &amp;&quot;');&quot;" office:value-type="string" office:string-value="INSERT INTO colors( name, origin, red, green, blue, hex) VALUES('LightPink', 'http://www.two4u.com/color/big-table.html',255,182,193,'#ffb6c1');" calcext:value-type="string">
            <text:p>INSERT INTO colors( name, origin, red, green, blue, hex) VALUES('LightPink', 'http://www.two4u.com/color/big-table.html',255,182,193,'#ffb6c1');</text:p>
          </table:table-cell>
        </table:table-row>
        <table:table-row table:style-name="ro3">
          <table:table-cell table:style-name="ce28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aeb9-0-0-0-0-0-0-1-0-0-0-0-?1,1" xlink:type="simple">LightPink1</text:a> </text:p>
          </table:table-cell>
          <table:table-cell office:value-type="string" calcext:value-type="string">
            <text:p>#ffaeb9</text:p>
          </table:table-cell>
          <table:table-cell table:formula="of:=HEX2DEC(MID([.C293];2;2))" office:value-type="float" office:value="255" calcext:value-type="float">
            <text:p>255</text:p>
          </table:table-cell>
          <table:table-cell table:formula="of:=HEX2DEC(MID([.C293];4;2))" office:value-type="float" office:value="174" calcext:value-type="float">
            <text:p>174</text:p>
          </table:table-cell>
          <table:table-cell table:formula="of:=HEX2DEC(MID([.C293];6;2))" office:value-type="float" office:value="185" calcext:value-type="float">
            <text:p>185</text:p>
          </table:table-cell>
          <table:table-cell table:formula="of:=&quot;INSERT INTO colors( name, origin, red, green, blue, hex) VALUES('&quot; &amp; TRIM([.B293]) &amp;&quot;', 'http://www.two4u.com/color/big-table.html',&quot; &amp; [.D293] &amp;&quot;,&quot; &amp; [.E293] &amp;&quot;,&quot; &amp; [.F293] &amp;&quot;,'&quot; &amp; [.C293] &amp;&quot;');&quot;" office:value-type="string" office:string-value="INSERT INTO colors( name, origin, red, green, blue, hex) VALUES('LightPink1', 'http://www.two4u.com/color/big-table.html',255,174,185,'#ffaeb9');" calcext:value-type="string">
            <text:p>INSERT INTO colors( name, origin, red, green, blue, hex) VALUES('LightPink1', 'http://www.two4u.com/color/big-table.html',255,174,185,'#ffaeb9');</text:p>
          </table:table-cell>
        </table:table-row>
        <table:table-row table:style-name="ro3">
          <table:table-cell table:style-name="ce28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a2ad-0-0-0-0-0-0-1-0-0-0-0-?1,1" xlink:type="simple">LightPink2</text:a> </text:p>
          </table:table-cell>
          <table:table-cell office:value-type="string" calcext:value-type="string">
            <text:p>#eea2ad</text:p>
          </table:table-cell>
          <table:table-cell table:formula="of:=HEX2DEC(MID([.C294];2;2))" office:value-type="float" office:value="238" calcext:value-type="float">
            <text:p>238</text:p>
          </table:table-cell>
          <table:table-cell table:formula="of:=HEX2DEC(MID([.C294];4;2))" office:value-type="float" office:value="162" calcext:value-type="float">
            <text:p>162</text:p>
          </table:table-cell>
          <table:table-cell table:formula="of:=HEX2DEC(MID([.C294];6;2))" office:value-type="float" office:value="173" calcext:value-type="float">
            <text:p>173</text:p>
          </table:table-cell>
          <table:table-cell table:formula="of:=&quot;INSERT INTO colors( name, origin, red, green, blue, hex) VALUES('&quot; &amp; TRIM([.B294]) &amp;&quot;', 'http://www.two4u.com/color/big-table.html',&quot; &amp; [.D294] &amp;&quot;,&quot; &amp; [.E294] &amp;&quot;,&quot; &amp; [.F294] &amp;&quot;,'&quot; &amp; [.C294] &amp;&quot;');&quot;" office:value-type="string" office:string-value="INSERT INTO colors( name, origin, red, green, blue, hex) VALUES('LightPink2', 'http://www.two4u.com/color/big-table.html',238,162,173,'#eea2ad');" calcext:value-type="string">
            <text:p>INSERT INTO colors( name, origin, red, green, blue, hex) VALUES('LightPink2', 'http://www.two4u.com/color/big-table.html',238,162,173,'#eea2ad');</text:p>
          </table:table-cell>
        </table:table-row>
        <table:table-row table:style-name="ro3">
          <table:table-cell table:style-name="ce29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8c95-0-0-0-0-0-0-1-0-0-0-0-?1,1" xlink:type="simple">LightPink3</text:a> </text:p>
          </table:table-cell>
          <table:table-cell office:value-type="string" calcext:value-type="string">
            <text:p>#cd8c95</text:p>
          </table:table-cell>
          <table:table-cell table:formula="of:=HEX2DEC(MID([.C295];2;2))" office:value-type="float" office:value="205" calcext:value-type="float">
            <text:p>205</text:p>
          </table:table-cell>
          <table:table-cell table:formula="of:=HEX2DEC(MID([.C295];4;2))" office:value-type="float" office:value="140" calcext:value-type="float">
            <text:p>140</text:p>
          </table:table-cell>
          <table:table-cell table:formula="of:=HEX2DEC(MID([.C295];6;2))" office:value-type="float" office:value="149" calcext:value-type="float">
            <text:p>149</text:p>
          </table:table-cell>
          <table:table-cell table:formula="of:=&quot;INSERT INTO colors( name, origin, red, green, blue, hex) VALUES('&quot; &amp; TRIM([.B295]) &amp;&quot;', 'http://www.two4u.com/color/big-table.html',&quot; &amp; [.D295] &amp;&quot;,&quot; &amp; [.E295] &amp;&quot;,&quot; &amp; [.F295] &amp;&quot;,'&quot; &amp; [.C295] &amp;&quot;');&quot;" office:value-type="string" office:string-value="INSERT INTO colors( name, origin, red, green, blue, hex) VALUES('LightPink3', 'http://www.two4u.com/color/big-table.html',205,140,149,'#cd8c95');" calcext:value-type="string">
            <text:p>INSERT INTO colors( name, origin, red, green, blue, hex) VALUES('LightPink3', 'http://www.two4u.com/color/big-table.html',205,140,149,'#cd8c95');</text:p>
          </table:table-cell>
        </table:table-row>
        <table:table-row table:style-name="ro3">
          <table:table-cell table:style-name="ce29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5f65-0-0-0-0-0-0-1-0-0-0-0-?1,1" xlink:type="simple">LightPink4</text:a> </text:p>
          </table:table-cell>
          <table:table-cell office:value-type="string" calcext:value-type="string">
            <text:p>#8b5f65</text:p>
          </table:table-cell>
          <table:table-cell table:formula="of:=HEX2DEC(MID([.C296];2;2))" office:value-type="float" office:value="139" calcext:value-type="float">
            <text:p>139</text:p>
          </table:table-cell>
          <table:table-cell table:formula="of:=HEX2DEC(MID([.C296];4;2))" office:value-type="float" office:value="95" calcext:value-type="float">
            <text:p>95</text:p>
          </table:table-cell>
          <table:table-cell table:formula="of:=HEX2DEC(MID([.C296];6;2))" office:value-type="float" office:value="101" calcext:value-type="float">
            <text:p>101</text:p>
          </table:table-cell>
          <table:table-cell table:formula="of:=&quot;INSERT INTO colors( name, origin, red, green, blue, hex) VALUES('&quot; &amp; TRIM([.B296]) &amp;&quot;', 'http://www.two4u.com/color/big-table.html',&quot; &amp; [.D296] &amp;&quot;,&quot; &amp; [.E296] &amp;&quot;,&quot; &amp; [.F296] &amp;&quot;,'&quot; &amp; [.C296] &amp;&quot;');&quot;" office:value-type="string" office:string-value="INSERT INTO colors( name, origin, red, green, blue, hex) VALUES('LightPink4', 'http://www.two4u.com/color/big-table.html',139,95,101,'#8b5f65');" calcext:value-type="string">
            <text:p>INSERT INTO colors( name, origin, red, green, blue, hex) VALUES('LightPink4', 'http://www.two4u.com/color/big-table.html',139,95,101,'#8b5f65');</text:p>
          </table:table-cell>
        </table:table-row>
        <table:table-row table:style-name="ro3">
          <table:table-cell table:style-name="ce29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a07a-0-0-0-0-0-0-1-0-0-0-0-?1,1" xlink:type="simple">LightSalmon1</text:a> </text:p>
          </table:table-cell>
          <table:table-cell office:value-type="string" calcext:value-type="string">
            <text:p>#ffa07a</text:p>
          </table:table-cell>
          <table:table-cell table:formula="of:=HEX2DEC(MID([.C297];2;2))" office:value-type="float" office:value="255" calcext:value-type="float">
            <text:p>255</text:p>
          </table:table-cell>
          <table:table-cell table:formula="of:=HEX2DEC(MID([.C297];4;2))" office:value-type="float" office:value="160" calcext:value-type="float">
            <text:p>160</text:p>
          </table:table-cell>
          <table:table-cell table:formula="of:=HEX2DEC(MID([.C297];6;2))" office:value-type="float" office:value="122" calcext:value-type="float">
            <text:p>122</text:p>
          </table:table-cell>
          <table:table-cell table:formula="of:=&quot;INSERT INTO colors( name, origin, red, green, blue, hex) VALUES('&quot; &amp; TRIM([.B297]) &amp;&quot;', 'http://www.two4u.com/color/big-table.html',&quot; &amp; [.D297] &amp;&quot;,&quot; &amp; [.E297] &amp;&quot;,&quot; &amp; [.F297] &amp;&quot;,'&quot; &amp; [.C297] &amp;&quot;');&quot;" office:value-type="string" office:string-value="INSERT INTO colors( name, origin, red, green, blue, hex) VALUES('LightSalmon1', 'http://www.two4u.com/color/big-table.html',255,160,122,'#ffa07a');" calcext:value-type="string">
            <text:p>INSERT INTO colors( name, origin, red, green, blue, hex) VALUES('LightSalmon1', 'http://www.two4u.com/color/big-table.html',255,160,122,'#ffa07a');</text:p>
          </table:table-cell>
        </table:table-row>
        <table:table-row table:style-name="ro3">
          <table:table-cell table:style-name="ce29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9572-0-0-0-0-0-0-1-0-0-0-0-?1,1" xlink:type="simple">LightSalmon2</text:a> </text:p>
          </table:table-cell>
          <table:table-cell office:value-type="string" calcext:value-type="string">
            <text:p>#ee9572</text:p>
          </table:table-cell>
          <table:table-cell table:formula="of:=HEX2DEC(MID([.C298];2;2))" office:value-type="float" office:value="238" calcext:value-type="float">
            <text:p>238</text:p>
          </table:table-cell>
          <table:table-cell table:formula="of:=HEX2DEC(MID([.C298];4;2))" office:value-type="float" office:value="149" calcext:value-type="float">
            <text:p>149</text:p>
          </table:table-cell>
          <table:table-cell table:formula="of:=HEX2DEC(MID([.C298];6;2))" office:value-type="float" office:value="114" calcext:value-type="float">
            <text:p>114</text:p>
          </table:table-cell>
          <table:table-cell table:formula="of:=&quot;INSERT INTO colors( name, origin, red, green, blue, hex) VALUES('&quot; &amp; TRIM([.B298]) &amp;&quot;', 'http://www.two4u.com/color/big-table.html',&quot; &amp; [.D298] &amp;&quot;,&quot; &amp; [.E298] &amp;&quot;,&quot; &amp; [.F298] &amp;&quot;,'&quot; &amp; [.C298] &amp;&quot;');&quot;" office:value-type="string" office:string-value="INSERT INTO colors( name, origin, red, green, blue, hex) VALUES('LightSalmon2', 'http://www.two4u.com/color/big-table.html',238,149,114,'#ee9572');" calcext:value-type="string">
            <text:p>INSERT INTO colors( name, origin, red, green, blue, hex) VALUES('LightSalmon2', 'http://www.two4u.com/color/big-table.html',238,149,114,'#ee9572');</text:p>
          </table:table-cell>
        </table:table-row>
        <table:table-row table:style-name="ro3">
          <table:table-cell table:style-name="ce29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8162-0-0-0-0-0-0-1-0-0-0-0-?1,1" xlink:type="simple">LightSalmon3</text:a> </text:p>
          </table:table-cell>
          <table:table-cell office:value-type="string" calcext:value-type="string">
            <text:p>#cd8162</text:p>
          </table:table-cell>
          <table:table-cell table:formula="of:=HEX2DEC(MID([.C299];2;2))" office:value-type="float" office:value="205" calcext:value-type="float">
            <text:p>205</text:p>
          </table:table-cell>
          <table:table-cell table:formula="of:=HEX2DEC(MID([.C299];4;2))" office:value-type="float" office:value="129" calcext:value-type="float">
            <text:p>129</text:p>
          </table:table-cell>
          <table:table-cell table:formula="of:=HEX2DEC(MID([.C299];6;2))" office:value-type="float" office:value="98" calcext:value-type="float">
            <text:p>98</text:p>
          </table:table-cell>
          <table:table-cell table:formula="of:=&quot;INSERT INTO colors( name, origin, red, green, blue, hex) VALUES('&quot; &amp; TRIM([.B299]) &amp;&quot;', 'http://www.two4u.com/color/big-table.html',&quot; &amp; [.D299] &amp;&quot;,&quot; &amp; [.E299] &amp;&quot;,&quot; &amp; [.F299] &amp;&quot;,'&quot; &amp; [.C299] &amp;&quot;');&quot;" office:value-type="string" office:string-value="INSERT INTO colors( name, origin, red, green, blue, hex) VALUES('LightSalmon3', 'http://www.two4u.com/color/big-table.html',205,129,98,'#cd8162');" calcext:value-type="string">
            <text:p>INSERT INTO colors( name, origin, red, green, blue, hex) VALUES('LightSalmon3', 'http://www.two4u.com/color/big-table.html',205,129,98,'#cd8162');</text:p>
          </table:table-cell>
        </table:table-row>
        <table:table-row table:style-name="ro3">
          <table:table-cell table:style-name="ce29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5742-0-0-0-0-0-0-1-0-0-0-0-?1,1" xlink:type="simple">LightSalmon4</text:a> </text:p>
          </table:table-cell>
          <table:table-cell office:value-type="string" calcext:value-type="string">
            <text:p>#8b5742</text:p>
          </table:table-cell>
          <table:table-cell table:formula="of:=HEX2DEC(MID([.C300];2;2))" office:value-type="float" office:value="139" calcext:value-type="float">
            <text:p>139</text:p>
          </table:table-cell>
          <table:table-cell table:formula="of:=HEX2DEC(MID([.C300];4;2))" office:value-type="float" office:value="87" calcext:value-type="float">
            <text:p>87</text:p>
          </table:table-cell>
          <table:table-cell table:formula="of:=HEX2DEC(MID([.C300];6;2))" office:value-type="float" office:value="66" calcext:value-type="float">
            <text:p>66</text:p>
          </table:table-cell>
          <table:table-cell table:formula="of:=&quot;INSERT INTO colors( name, origin, red, green, blue, hex) VALUES('&quot; &amp; TRIM([.B300]) &amp;&quot;', 'http://www.two4u.com/color/big-table.html',&quot; &amp; [.D300] &amp;&quot;,&quot; &amp; [.E300] &amp;&quot;,&quot; &amp; [.F300] &amp;&quot;,'&quot; &amp; [.C300] &amp;&quot;');&quot;" office:value-type="string" office:string-value="INSERT INTO colors( name, origin, red, green, blue, hex) VALUES('LightSalmon4', 'http://www.two4u.com/color/big-table.html',139,87,66,'#8b5742');" calcext:value-type="string">
            <text:p>INSERT INTO colors( name, origin, red, green, blue, hex) VALUES('LightSalmon4', 'http://www.two4u.com/color/big-table.html',139,87,66,'#8b5742');</text:p>
          </table:table-cell>
        </table:table-row>
        <table:table-row table:style-name="ro3">
          <table:table-cell table:style-name="ce29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0b2aa-0-0-0-0-0-0-1-0-0-0-0-?1,1" xlink:type="simple">LightSeaGreen</text:a> </text:p>
          </table:table-cell>
          <table:table-cell office:value-type="string" calcext:value-type="string">
            <text:p>#20b2aa</text:p>
          </table:table-cell>
          <table:table-cell table:formula="of:=HEX2DEC(MID([.C301];2;2))" office:value-type="float" office:value="32" calcext:value-type="float">
            <text:p>32</text:p>
          </table:table-cell>
          <table:table-cell table:formula="of:=HEX2DEC(MID([.C301];4;2))" office:value-type="float" office:value="178" calcext:value-type="float">
            <text:p>178</text:p>
          </table:table-cell>
          <table:table-cell table:formula="of:=HEX2DEC(MID([.C301];6;2))" office:value-type="float" office:value="170" calcext:value-type="float">
            <text:p>170</text:p>
          </table:table-cell>
          <table:table-cell table:formula="of:=&quot;INSERT INTO colors( name, origin, red, green, blue, hex) VALUES('&quot; &amp; TRIM([.B301]) &amp;&quot;', 'http://www.two4u.com/color/big-table.html',&quot; &amp; [.D301] &amp;&quot;,&quot; &amp; [.E301] &amp;&quot;,&quot; &amp; [.F301] &amp;&quot;,'&quot; &amp; [.C301] &amp;&quot;');&quot;" office:value-type="string" office:string-value="INSERT INTO colors( name, origin, red, green, blue, hex) VALUES('LightSeaGreen', 'http://www.two4u.com/color/big-table.html',32,178,170,'#20b2aa');" calcext:value-type="string">
            <text:p>INSERT INTO colors( name, origin, red, green, blue, hex) VALUES('LightSeaGreen', 'http://www.two4u.com/color/big-table.html',32,178,170,'#20b2aa');</text:p>
          </table:table-cell>
        </table:table-row>
        <table:table-row table:style-name="ro3">
          <table:table-cell table:style-name="ce29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7cefa-0-0-0-0-0-0-1-0-0-0-0-?1,1" xlink:type="simple">LightSkyBlue</text:a> </text:p>
          </table:table-cell>
          <table:table-cell office:value-type="string" calcext:value-type="string">
            <text:p>#87cefa</text:p>
          </table:table-cell>
          <table:table-cell table:formula="of:=HEX2DEC(MID([.C302];2;2))" office:value-type="float" office:value="135" calcext:value-type="float">
            <text:p>135</text:p>
          </table:table-cell>
          <table:table-cell table:formula="of:=HEX2DEC(MID([.C302];4;2))" office:value-type="float" office:value="206" calcext:value-type="float">
            <text:p>206</text:p>
          </table:table-cell>
          <table:table-cell table:formula="of:=HEX2DEC(MID([.C302];6;2))" office:value-type="float" office:value="250" calcext:value-type="float">
            <text:p>250</text:p>
          </table:table-cell>
          <table:table-cell table:formula="of:=&quot;INSERT INTO colors( name, origin, red, green, blue, hex) VALUES('&quot; &amp; TRIM([.B302]) &amp;&quot;', 'http://www.two4u.com/color/big-table.html',&quot; &amp; [.D302] &amp;&quot;,&quot; &amp; [.E302] &amp;&quot;,&quot; &amp; [.F302] &amp;&quot;,'&quot; &amp; [.C302] &amp;&quot;');&quot;" office:value-type="string" office:string-value="INSERT INTO colors( name, origin, red, green, blue, hex) VALUES('LightSkyBlue', 'http://www.two4u.com/color/big-table.html',135,206,250,'#87cefa');" calcext:value-type="string">
            <text:p>INSERT INTO colors( name, origin, red, green, blue, hex) VALUES('LightSkyBlue', 'http://www.two4u.com/color/big-table.html',135,206,250,'#87cefa');</text:p>
          </table:table-cell>
        </table:table-row>
        <table:table-row table:style-name="ro3">
          <table:table-cell table:style-name="ce29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0e2ff-0-0-0-0-0-0-1-0-0-0-0-?1,1" xlink:type="simple">LightSkyBlue1</text:a> </text:p>
          </table:table-cell>
          <table:table-cell office:value-type="string" calcext:value-type="string">
            <text:p>#b0e2ff</text:p>
          </table:table-cell>
          <table:table-cell table:formula="of:=HEX2DEC(MID([.C303];2;2))" office:value-type="float" office:value="176" calcext:value-type="float">
            <text:p>176</text:p>
          </table:table-cell>
          <table:table-cell table:formula="of:=HEX2DEC(MID([.C303];4;2))" office:value-type="float" office:value="226" calcext:value-type="float">
            <text:p>226</text:p>
          </table:table-cell>
          <table:table-cell table:formula="of:=HEX2DEC(MID([.C303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03]) &amp;&quot;', 'http://www.two4u.com/color/big-table.html',&quot; &amp; [.D303] &amp;&quot;,&quot; &amp; [.E303] &amp;&quot;,&quot; &amp; [.F303] &amp;&quot;,'&quot; &amp; [.C303] &amp;&quot;');&quot;" office:value-type="string" office:string-value="INSERT INTO colors( name, origin, red, green, blue, hex) VALUES('LightSkyBlue1', 'http://www.two4u.com/color/big-table.html',176,226,255,'#b0e2ff');" calcext:value-type="string">
            <text:p>INSERT INTO colors( name, origin, red, green, blue, hex) VALUES('LightSkyBlue1', 'http://www.two4u.com/color/big-table.html',176,226,255,'#b0e2ff');</text:p>
          </table:table-cell>
        </table:table-row>
        <table:table-row table:style-name="ro3">
          <table:table-cell table:style-name="ce29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4d3ee-0-0-0-0-0-0-1-0-0-0-0-?1,1" xlink:type="simple">LightSkyBlue2</text:a> </text:p>
          </table:table-cell>
          <table:table-cell office:value-type="string" calcext:value-type="string">
            <text:p>#a4d3ee</text:p>
          </table:table-cell>
          <table:table-cell table:formula="of:=HEX2DEC(MID([.C304];2;2))" office:value-type="float" office:value="164" calcext:value-type="float">
            <text:p>164</text:p>
          </table:table-cell>
          <table:table-cell table:formula="of:=HEX2DEC(MID([.C304];4;2))" office:value-type="float" office:value="211" calcext:value-type="float">
            <text:p>211</text:p>
          </table:table-cell>
          <table:table-cell table:formula="of:=HEX2DEC(MID([.C304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04]) &amp;&quot;', 'http://www.two4u.com/color/big-table.html',&quot; &amp; [.D304] &amp;&quot;,&quot; &amp; [.E304] &amp;&quot;,&quot; &amp; [.F304] &amp;&quot;,'&quot; &amp; [.C304] &amp;&quot;');&quot;" office:value-type="string" office:string-value="INSERT INTO colors( name, origin, red, green, blue, hex) VALUES('LightSkyBlue2', 'http://www.two4u.com/color/big-table.html',164,211,238,'#a4d3ee');" calcext:value-type="string">
            <text:p>INSERT INTO colors( name, origin, red, green, blue, hex) VALUES('LightSkyBlue2', 'http://www.two4u.com/color/big-table.html',164,211,238,'#a4d3ee');</text:p>
          </table:table-cell>
        </table:table-row>
        <table:table-row table:style-name="ro3">
          <table:table-cell table:style-name="ce30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db6cd-0-0-0-0-0-0-1-0-0-0-0-?1,1" xlink:type="simple">LightSkyBlue3</text:a> </text:p>
          </table:table-cell>
          <table:table-cell office:value-type="string" calcext:value-type="string">
            <text:p>#8db6cd</text:p>
          </table:table-cell>
          <table:table-cell table:formula="of:=HEX2DEC(MID([.C305];2;2))" office:value-type="float" office:value="141" calcext:value-type="float">
            <text:p>141</text:p>
          </table:table-cell>
          <table:table-cell table:formula="of:=HEX2DEC(MID([.C305];4;2))" office:value-type="float" office:value="182" calcext:value-type="float">
            <text:p>182</text:p>
          </table:table-cell>
          <table:table-cell table:formula="of:=HEX2DEC(MID([.C305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05]) &amp;&quot;', 'http://www.two4u.com/color/big-table.html',&quot; &amp; [.D305] &amp;&quot;,&quot; &amp; [.E305] &amp;&quot;,&quot; &amp; [.F305] &amp;&quot;,'&quot; &amp; [.C305] &amp;&quot;');&quot;" office:value-type="string" office:string-value="INSERT INTO colors( name, origin, red, green, blue, hex) VALUES('LightSkyBlue3', 'http://www.two4u.com/color/big-table.html',141,182,205,'#8db6cd');" calcext:value-type="string">
            <text:p>INSERT INTO colors( name, origin, red, green, blue, hex) VALUES('LightSkyBlue3', 'http://www.two4u.com/color/big-table.html',141,182,205,'#8db6cd');</text:p>
          </table:table-cell>
        </table:table-row>
        <table:table-row table:style-name="ro3">
          <table:table-cell table:style-name="ce30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07b8b-0-0-0-0-0-0-1-0-0-0-0-?1,1" xlink:type="simple">LightSkyBlue4</text:a> </text:p>
          </table:table-cell>
          <table:table-cell office:value-type="string" calcext:value-type="string">
            <text:p>#607b8b</text:p>
          </table:table-cell>
          <table:table-cell table:formula="of:=HEX2DEC(MID([.C306];2;2))" office:value-type="float" office:value="96" calcext:value-type="float">
            <text:p>96</text:p>
          </table:table-cell>
          <table:table-cell table:formula="of:=HEX2DEC(MID([.C306];4;2))" office:value-type="float" office:value="123" calcext:value-type="float">
            <text:p>123</text:p>
          </table:table-cell>
          <table:table-cell table:formula="of:=HEX2DEC(MID([.C306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06]) &amp;&quot;', 'http://www.two4u.com/color/big-table.html',&quot; &amp; [.D306] &amp;&quot;,&quot; &amp; [.E306] &amp;&quot;,&quot; &amp; [.F306] &amp;&quot;,'&quot; &amp; [.C306] &amp;&quot;');&quot;" office:value-type="string" office:string-value="INSERT INTO colors( name, origin, red, green, blue, hex) VALUES('LightSkyBlue4', 'http://www.two4u.com/color/big-table.html',96,123,139,'#607b8b');" calcext:value-type="string">
            <text:p>INSERT INTO colors( name, origin, red, green, blue, hex) VALUES('LightSkyBlue4', 'http://www.two4u.com/color/big-table.html',96,123,139,'#607b8b');</text:p>
          </table:table-cell>
        </table:table-row>
        <table:table-row table:style-name="ro3">
          <table:table-cell table:style-name="ce30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470ff-0-0-0-0-0-0-1-0-0-0-0-?1,1" xlink:type="simple">LightSlateBlue</text:a> </text:p>
          </table:table-cell>
          <table:table-cell office:value-type="string" calcext:value-type="string">
            <text:p>#8470ff</text:p>
          </table:table-cell>
          <table:table-cell table:formula="of:=HEX2DEC(MID([.C307];2;2))" office:value-type="float" office:value="132" calcext:value-type="float">
            <text:p>132</text:p>
          </table:table-cell>
          <table:table-cell table:formula="of:=HEX2DEC(MID([.C307];4;2))" office:value-type="float" office:value="112" calcext:value-type="float">
            <text:p>112</text:p>
          </table:table-cell>
          <table:table-cell table:formula="of:=HEX2DEC(MID([.C307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07]) &amp;&quot;', 'http://www.two4u.com/color/big-table.html',&quot; &amp; [.D307] &amp;&quot;,&quot; &amp; [.E307] &amp;&quot;,&quot; &amp; [.F307] &amp;&quot;,'&quot; &amp; [.C307] &amp;&quot;');&quot;" office:value-type="string" office:string-value="INSERT INTO colors( name, origin, red, green, blue, hex) VALUES('LightSlateBlue', 'http://www.two4u.com/color/big-table.html',132,112,255,'#8470ff');" calcext:value-type="string">
            <text:p>INSERT INTO colors( name, origin, red, green, blue, hex) VALUES('LightSlateBlue', 'http://www.two4u.com/color/big-table.html',132,112,255,'#8470ff');</text:p>
          </table:table-cell>
        </table:table-row>
        <table:table-row table:style-name="ro3">
          <table:table-cell table:style-name="ce30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78899-0-0-0-0-0-0-1-0-0-0-0-?1,1" xlink:type="simple">LightSlateGray</text:a> </text:p>
          </table:table-cell>
          <table:table-cell office:value-type="string" calcext:value-type="string">
            <text:p>#778899</text:p>
          </table:table-cell>
          <table:table-cell table:formula="of:=HEX2DEC(MID([.C308];2;2))" office:value-type="float" office:value="119" calcext:value-type="float">
            <text:p>119</text:p>
          </table:table-cell>
          <table:table-cell table:formula="of:=HEX2DEC(MID([.C308];4;2))" office:value-type="float" office:value="136" calcext:value-type="float">
            <text:p>136</text:p>
          </table:table-cell>
          <table:table-cell table:formula="of:=HEX2DEC(MID([.C308];6;2))" office:value-type="float" office:value="153" calcext:value-type="float">
            <text:p>153</text:p>
          </table:table-cell>
          <table:table-cell table:formula="of:=&quot;INSERT INTO colors( name, origin, red, green, blue, hex) VALUES('&quot; &amp; TRIM([.B308]) &amp;&quot;', 'http://www.two4u.com/color/big-table.html',&quot; &amp; [.D308] &amp;&quot;,&quot; &amp; [.E308] &amp;&quot;,&quot; &amp; [.F308] &amp;&quot;,'&quot; &amp; [.C308] &amp;&quot;');&quot;" office:value-type="string" office:string-value="INSERT INTO colors( name, origin, red, green, blue, hex) VALUES('LightSlateGray', 'http://www.two4u.com/color/big-table.html',119,136,153,'#778899');" calcext:value-type="string">
            <text:p>INSERT INTO colors( name, origin, red, green, blue, hex) VALUES('LightSlateGray', 'http://www.two4u.com/color/big-table.html',119,136,153,'#778899');</text:p>
          </table:table-cell>
        </table:table-row>
        <table:table-row table:style-name="ro3">
          <table:table-cell table:style-name="ce30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0c4de-0-0-0-0-0-0-1-0-0-0-0-?1,1" xlink:type="simple">LightSteelBlue</text:a> </text:p>
          </table:table-cell>
          <table:table-cell office:value-type="string" calcext:value-type="string">
            <text:p>#b0c4de</text:p>
          </table:table-cell>
          <table:table-cell table:formula="of:=HEX2DEC(MID([.C309];2;2))" office:value-type="float" office:value="176" calcext:value-type="float">
            <text:p>176</text:p>
          </table:table-cell>
          <table:table-cell table:formula="of:=HEX2DEC(MID([.C309];4;2))" office:value-type="float" office:value="196" calcext:value-type="float">
            <text:p>196</text:p>
          </table:table-cell>
          <table:table-cell table:formula="of:=HEX2DEC(MID([.C309];6;2))" office:value-type="float" office:value="222" calcext:value-type="float">
            <text:p>222</text:p>
          </table:table-cell>
          <table:table-cell table:formula="of:=&quot;INSERT INTO colors( name, origin, red, green, blue, hex) VALUES('&quot; &amp; TRIM([.B309]) &amp;&quot;', 'http://www.two4u.com/color/big-table.html',&quot; &amp; [.D309] &amp;&quot;,&quot; &amp; [.E309] &amp;&quot;,&quot; &amp; [.F309] &amp;&quot;,'&quot; &amp; [.C309] &amp;&quot;');&quot;" office:value-type="string" office:string-value="INSERT INTO colors( name, origin, red, green, blue, hex) VALUES('LightSteelBlue', 'http://www.two4u.com/color/big-table.html',176,196,222,'#b0c4de');" calcext:value-type="string">
            <text:p>INSERT INTO colors( name, origin, red, green, blue, hex) VALUES('LightSteelBlue', 'http://www.two4u.com/color/big-table.html',176,196,222,'#b0c4de');</text:p>
          </table:table-cell>
        </table:table-row>
        <table:table-row table:style-name="ro3">
          <table:table-cell table:style-name="ce30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ae1ff-0-0-0-0-0-0-1-0-0-0-0-?1,1" xlink:type="simple">LightSteelBlue1</text:a> </text:p>
          </table:table-cell>
          <table:table-cell office:value-type="string" calcext:value-type="string">
            <text:p>#cae1ff</text:p>
          </table:table-cell>
          <table:table-cell table:formula="of:=HEX2DEC(MID([.C310];2;2))" office:value-type="float" office:value="202" calcext:value-type="float">
            <text:p>202</text:p>
          </table:table-cell>
          <table:table-cell table:formula="of:=HEX2DEC(MID([.C310];4;2))" office:value-type="float" office:value="225" calcext:value-type="float">
            <text:p>225</text:p>
          </table:table-cell>
          <table:table-cell table:formula="of:=HEX2DEC(MID([.C310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10]) &amp;&quot;', 'http://www.two4u.com/color/big-table.html',&quot; &amp; [.D310] &amp;&quot;,&quot; &amp; [.E310] &amp;&quot;,&quot; &amp; [.F310] &amp;&quot;,'&quot; &amp; [.C310] &amp;&quot;');&quot;" office:value-type="string" office:string-value="INSERT INTO colors( name, origin, red, green, blue, hex) VALUES('LightSteelBlue1', 'http://www.two4u.com/color/big-table.html',202,225,255,'#cae1ff');" calcext:value-type="string">
            <text:p>INSERT INTO colors( name, origin, red, green, blue, hex) VALUES('LightSteelBlue1', 'http://www.two4u.com/color/big-table.html',202,225,255,'#cae1ff');</text:p>
          </table:table-cell>
        </table:table-row>
        <table:table-row table:style-name="ro3">
          <table:table-cell table:style-name="ce30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cd2ee-0-0-0-0-0-0-1-0-0-0-0-?1,1" xlink:type="simple">LightSteelBlue2</text:a> </text:p>
          </table:table-cell>
          <table:table-cell office:value-type="string" calcext:value-type="string">
            <text:p>#bcd2ee</text:p>
          </table:table-cell>
          <table:table-cell table:formula="of:=HEX2DEC(MID([.C311];2;2))" office:value-type="float" office:value="188" calcext:value-type="float">
            <text:p>188</text:p>
          </table:table-cell>
          <table:table-cell table:formula="of:=HEX2DEC(MID([.C311];4;2))" office:value-type="float" office:value="210" calcext:value-type="float">
            <text:p>210</text:p>
          </table:table-cell>
          <table:table-cell table:formula="of:=HEX2DEC(MID([.C311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11]) &amp;&quot;', 'http://www.two4u.com/color/big-table.html',&quot; &amp; [.D311] &amp;&quot;,&quot; &amp; [.E311] &amp;&quot;,&quot; &amp; [.F311] &amp;&quot;,'&quot; &amp; [.C311] &amp;&quot;');&quot;" office:value-type="string" office:string-value="INSERT INTO colors( name, origin, red, green, blue, hex) VALUES('LightSteelBlue2', 'http://www.two4u.com/color/big-table.html',188,210,238,'#bcd2ee');" calcext:value-type="string">
            <text:p>INSERT INTO colors( name, origin, red, green, blue, hex) VALUES('LightSteelBlue2', 'http://www.two4u.com/color/big-table.html',188,210,238,'#bcd2ee');</text:p>
          </table:table-cell>
        </table:table-row>
        <table:table-row table:style-name="ro3">
          <table:table-cell table:style-name="ce30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2b5cd-0-0-0-0-0-0-1-0-0-0-0-?1,1" xlink:type="simple">LightSteelBlue3</text:a> </text:p>
          </table:table-cell>
          <table:table-cell office:value-type="string" calcext:value-type="string">
            <text:p>#a2b5cd</text:p>
          </table:table-cell>
          <table:table-cell table:formula="of:=HEX2DEC(MID([.C312];2;2))" office:value-type="float" office:value="162" calcext:value-type="float">
            <text:p>162</text:p>
          </table:table-cell>
          <table:table-cell table:formula="of:=HEX2DEC(MID([.C312];4;2))" office:value-type="float" office:value="181" calcext:value-type="float">
            <text:p>181</text:p>
          </table:table-cell>
          <table:table-cell table:formula="of:=HEX2DEC(MID([.C312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12]) &amp;&quot;', 'http://www.two4u.com/color/big-table.html',&quot; &amp; [.D312] &amp;&quot;,&quot; &amp; [.E312] &amp;&quot;,&quot; &amp; [.F312] &amp;&quot;,'&quot; &amp; [.C312] &amp;&quot;');&quot;" office:value-type="string" office:string-value="INSERT INTO colors( name, origin, red, green, blue, hex) VALUES('LightSteelBlue3', 'http://www.two4u.com/color/big-table.html',162,181,205,'#a2b5cd');" calcext:value-type="string">
            <text:p>INSERT INTO colors( name, origin, red, green, blue, hex) VALUES('LightSteelBlue3', 'http://www.two4u.com/color/big-table.html',162,181,205,'#a2b5cd');</text:p>
          </table:table-cell>
        </table:table-row>
        <table:table-row table:style-name="ro3">
          <table:table-cell table:style-name="ce30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e7b8b-0-0-0-0-0-0-1-0-0-0-0-?1,1" xlink:type="simple">LightSteelBlue4</text:a> </text:p>
          </table:table-cell>
          <table:table-cell office:value-type="string" calcext:value-type="string">
            <text:p>#6e7b8b</text:p>
          </table:table-cell>
          <table:table-cell table:formula="of:=HEX2DEC(MID([.C313];2;2))" office:value-type="float" office:value="110" calcext:value-type="float">
            <text:p>110</text:p>
          </table:table-cell>
          <table:table-cell table:formula="of:=HEX2DEC(MID([.C313];4;2))" office:value-type="float" office:value="123" calcext:value-type="float">
            <text:p>123</text:p>
          </table:table-cell>
          <table:table-cell table:formula="of:=HEX2DEC(MID([.C313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13]) &amp;&quot;', 'http://www.two4u.com/color/big-table.html',&quot; &amp; [.D313] &amp;&quot;,&quot; &amp; [.E313] &amp;&quot;,&quot; &amp; [.F313] &amp;&quot;,'&quot; &amp; [.C313] &amp;&quot;');&quot;" office:value-type="string" office:string-value="INSERT INTO colors( name, origin, red, green, blue, hex) VALUES('LightSteelBlue4', 'http://www.two4u.com/color/big-table.html',110,123,139,'#6e7b8b');" calcext:value-type="string">
            <text:p>INSERT INTO colors( name, origin, red, green, blue, hex) VALUES('LightSteelBlue4', 'http://www.two4u.com/color/big-table.html',110,123,139,'#6e7b8b');</text:p>
          </table:table-cell>
        </table:table-row>
        <table:table-row table:style-name="ro3">
          <table:table-cell table:style-name="ce30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fe0-0-0-0-0-0-0-1-0-0-0-0-?1,1" xlink:type="simple">LightYellow1</text:a> </text:p>
          </table:table-cell>
          <table:table-cell office:value-type="string" calcext:value-type="string">
            <text:p>#ffffe0</text:p>
          </table:table-cell>
          <table:table-cell table:formula="of:=HEX2DEC(MID([.C314];2;2))" office:value-type="float" office:value="255" calcext:value-type="float">
            <text:p>255</text:p>
          </table:table-cell>
          <table:table-cell table:formula="of:=HEX2DEC(MID([.C314];4;2))" office:value-type="float" office:value="255" calcext:value-type="float">
            <text:p>255</text:p>
          </table:table-cell>
          <table:table-cell table:formula="of:=HEX2DEC(MID([.C314];6;2))" office:value-type="float" office:value="224" calcext:value-type="float">
            <text:p>224</text:p>
          </table:table-cell>
          <table:table-cell table:formula="of:=&quot;INSERT INTO colors( name, origin, red, green, blue, hex) VALUES('&quot; &amp; TRIM([.B314]) &amp;&quot;', 'http://www.two4u.com/color/big-table.html',&quot; &amp; [.D314] &amp;&quot;,&quot; &amp; [.E314] &amp;&quot;,&quot; &amp; [.F314] &amp;&quot;,'&quot; &amp; [.C314] &amp;&quot;');&quot;" office:value-type="string" office:string-value="INSERT INTO colors( name, origin, red, green, blue, hex) VALUES('LightYellow1', 'http://www.two4u.com/color/big-table.html',255,255,224,'#ffffe0');" calcext:value-type="string">
            <text:p>INSERT INTO colors( name, origin, red, green, blue, hex) VALUES('LightYellow1', 'http://www.two4u.com/color/big-table.html',255,255,224,'#ffffe0');</text:p>
          </table:table-cell>
        </table:table-row>
        <table:table-row table:style-name="ro3">
          <table:table-cell table:style-name="ce31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ed1-0-0-0-0-0-0-1-0-0-0-0-?1,1" xlink:type="simple">LightYellow2</text:a> </text:p>
          </table:table-cell>
          <table:table-cell office:value-type="string" calcext:value-type="string">
            <text:p>#eeeed1</text:p>
          </table:table-cell>
          <table:table-cell table:formula="of:=HEX2DEC(MID([.C315];2;2))" office:value-type="float" office:value="238" calcext:value-type="float">
            <text:p>238</text:p>
          </table:table-cell>
          <table:table-cell table:formula="of:=HEX2DEC(MID([.C315];4;2))" office:value-type="float" office:value="238" calcext:value-type="float">
            <text:p>238</text:p>
          </table:table-cell>
          <table:table-cell table:formula="of:=HEX2DEC(MID([.C315];6;2))" office:value-type="float" office:value="209" calcext:value-type="float">
            <text:p>209</text:p>
          </table:table-cell>
          <table:table-cell table:formula="of:=&quot;INSERT INTO colors( name, origin, red, green, blue, hex) VALUES('&quot; &amp; TRIM([.B315]) &amp;&quot;', 'http://www.two4u.com/color/big-table.html',&quot; &amp; [.D315] &amp;&quot;,&quot; &amp; [.E315] &amp;&quot;,&quot; &amp; [.F315] &amp;&quot;,'&quot; &amp; [.C315] &amp;&quot;');&quot;" office:value-type="string" office:string-value="INSERT INTO colors( name, origin, red, green, blue, hex) VALUES('LightYellow2', 'http://www.two4u.com/color/big-table.html',238,238,209,'#eeeed1');" calcext:value-type="string">
            <text:p>INSERT INTO colors( name, origin, red, green, blue, hex) VALUES('LightYellow2', 'http://www.two4u.com/color/big-table.html',238,238,209,'#eeeed1');</text:p>
          </table:table-cell>
        </table:table-row>
        <table:table-row table:style-name="ro3">
          <table:table-cell table:style-name="ce31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db4-0-0-0-0-0-0-1-0-0-0-0-?1,1" xlink:type="simple">LightYellow3</text:a> </text:p>
          </table:table-cell>
          <table:table-cell office:value-type="string" calcext:value-type="string">
            <text:p>#cdcdb4</text:p>
          </table:table-cell>
          <table:table-cell table:formula="of:=HEX2DEC(MID([.C316];2;2))" office:value-type="float" office:value="205" calcext:value-type="float">
            <text:p>205</text:p>
          </table:table-cell>
          <table:table-cell table:formula="of:=HEX2DEC(MID([.C316];4;2))" office:value-type="float" office:value="205" calcext:value-type="float">
            <text:p>205</text:p>
          </table:table-cell>
          <table:table-cell table:formula="of:=HEX2DEC(MID([.C316];6;2))" office:value-type="float" office:value="180" calcext:value-type="float">
            <text:p>180</text:p>
          </table:table-cell>
          <table:table-cell table:formula="of:=&quot;INSERT INTO colors( name, origin, red, green, blue, hex) VALUES('&quot; &amp; TRIM([.B316]) &amp;&quot;', 'http://www.two4u.com/color/big-table.html',&quot; &amp; [.D316] &amp;&quot;,&quot; &amp; [.E316] &amp;&quot;,&quot; &amp; [.F316] &amp;&quot;,'&quot; &amp; [.C316] &amp;&quot;');&quot;" office:value-type="string" office:string-value="INSERT INTO colors( name, origin, red, green, blue, hex) VALUES('LightYellow3', 'http://www.two4u.com/color/big-table.html',205,205,180,'#cdcdb4');" calcext:value-type="string">
            <text:p>INSERT INTO colors( name, origin, red, green, blue, hex) VALUES('LightYellow3', 'http://www.two4u.com/color/big-table.html',205,205,180,'#cdcdb4');</text:p>
          </table:table-cell>
        </table:table-row>
        <table:table-row table:style-name="ro3">
          <table:table-cell table:style-name="ce31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b7a-0-0-0-0-0-0-1-0-0-0-0-?1,1" xlink:type="simple">LightYellow4</text:a> </text:p>
          </table:table-cell>
          <table:table-cell office:value-type="string" calcext:value-type="string">
            <text:p>#8b8b7a</text:p>
          </table:table-cell>
          <table:table-cell table:formula="of:=HEX2DEC(MID([.C317];2;2))" office:value-type="float" office:value="139" calcext:value-type="float">
            <text:p>139</text:p>
          </table:table-cell>
          <table:table-cell table:formula="of:=HEX2DEC(MID([.C317];4;2))" office:value-type="float" office:value="139" calcext:value-type="float">
            <text:p>139</text:p>
          </table:table-cell>
          <table:table-cell table:formula="of:=HEX2DEC(MID([.C317];6;2))" office:value-type="float" office:value="122" calcext:value-type="float">
            <text:p>122</text:p>
          </table:table-cell>
          <table:table-cell table:formula="of:=&quot;INSERT INTO colors( name, origin, red, green, blue, hex) VALUES('&quot; &amp; TRIM([.B317]) &amp;&quot;', 'http://www.two4u.com/color/big-table.html',&quot; &amp; [.D317] &amp;&quot;,&quot; &amp; [.E317] &amp;&quot;,&quot; &amp; [.F317] &amp;&quot;,'&quot; &amp; [.C317] &amp;&quot;');&quot;" office:value-type="string" office:string-value="INSERT INTO colors( name, origin, red, green, blue, hex) VALUES('LightYellow4', 'http://www.two4u.com/color/big-table.html',139,139,122,'#8b8b7a');" calcext:value-type="string">
            <text:p>INSERT INTO colors( name, origin, red, green, blue, hex) VALUES('LightYellow4', 'http://www.two4u.com/color/big-table.html',139,139,122,'#8b8b7a');</text:p>
          </table:table-cell>
        </table:table-row>
        <table:table-row table:style-name="ro3">
          <table:table-cell table:style-name="ce31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2cd32-0-0-0-0-0-0-1-0-0-0-0-?1,1" xlink:type="simple">LimeGreen</text:a> </text:p>
          </table:table-cell>
          <table:table-cell office:value-type="string" calcext:value-type="string">
            <text:p>#32cd32</text:p>
          </table:table-cell>
          <table:table-cell table:formula="of:=HEX2DEC(MID([.C318];2;2))" office:value-type="float" office:value="50" calcext:value-type="float">
            <text:p>50</text:p>
          </table:table-cell>
          <table:table-cell table:formula="of:=HEX2DEC(MID([.C318];4;2))" office:value-type="float" office:value="205" calcext:value-type="float">
            <text:p>205</text:p>
          </table:table-cell>
          <table:table-cell table:formula="of:=HEX2DEC(MID([.C318];6;2))" office:value-type="float" office:value="50" calcext:value-type="float">
            <text:p>50</text:p>
          </table:table-cell>
          <table:table-cell table:formula="of:=&quot;INSERT INTO colors( name, origin, red, green, blue, hex) VALUES('&quot; &amp; TRIM([.B318]) &amp;&quot;', 'http://www.two4u.com/color/big-table.html',&quot; &amp; [.D318] &amp;&quot;,&quot; &amp; [.E318] &amp;&quot;,&quot; &amp; [.F318] &amp;&quot;,'&quot; &amp; [.C318] &amp;&quot;');&quot;" office:value-type="string" office:string-value="INSERT INTO colors( name, origin, red, green, blue, hex) VALUES('LimeGreen', 'http://www.two4u.com/color/big-table.html',50,205,50,'#32cd32');" calcext:value-type="string">
            <text:p>INSERT INTO colors( name, origin, red, green, blue, hex) VALUES('LimeGreen', 'http://www.two4u.com/color/big-table.html',50,205,50,'#32cd32');</text:p>
          </table:table-cell>
        </table:table-row>
        <table:table-row table:style-name="ro3">
          <table:table-cell table:style-name="ce31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af0e6-0-0-0-0-0-0-1-0-0-0-0-?1,1" xlink:type="simple">linen</text:a> </text:p>
          </table:table-cell>
          <table:table-cell office:value-type="string" calcext:value-type="string">
            <text:p>#faf0e6</text:p>
          </table:table-cell>
          <table:table-cell table:formula="of:=HEX2DEC(MID([.C319];2;2))" office:value-type="float" office:value="250" calcext:value-type="float">
            <text:p>250</text:p>
          </table:table-cell>
          <table:table-cell table:formula="of:=HEX2DEC(MID([.C319];4;2))" office:value-type="float" office:value="240" calcext:value-type="float">
            <text:p>240</text:p>
          </table:table-cell>
          <table:table-cell table:formula="of:=HEX2DEC(MID([.C319];6;2))" office:value-type="float" office:value="230" calcext:value-type="float">
            <text:p>230</text:p>
          </table:table-cell>
          <table:table-cell table:formula="of:=&quot;INSERT INTO colors( name, origin, red, green, blue, hex) VALUES('&quot; &amp; TRIM([.B319]) &amp;&quot;', 'http://www.two4u.com/color/big-table.html',&quot; &amp; [.D319] &amp;&quot;,&quot; &amp; [.E319] &amp;&quot;,&quot; &amp; [.F319] &amp;&quot;,'&quot; &amp; [.C319] &amp;&quot;');&quot;" office:value-type="string" office:string-value="INSERT INTO colors( name, origin, red, green, blue, hex) VALUES('linen', 'http://www.two4u.com/color/big-table.html',250,240,230,'#faf0e6');" calcext:value-type="string">
            <text:p>INSERT INTO colors( name, origin, red, green, blue, hex) VALUES('linen', 'http://www.two4u.com/color/big-table.html',250,240,230,'#faf0e6');</text:p>
          </table:table-cell>
        </table:table-row>
        <table:table-row table:style-name="ro3">
          <table:table-cell table:style-name="ce31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00ff-0-0-0-0-0-0-1-0-0-0-0-?1,1" xlink:type="simple">magenta</text:a> </text:p>
          </table:table-cell>
          <table:table-cell office:value-type="string" calcext:value-type="string">
            <text:p>#ff00ff</text:p>
          </table:table-cell>
          <table:table-cell table:formula="of:=HEX2DEC(MID([.C320];2;2))" office:value-type="float" office:value="255" calcext:value-type="float">
            <text:p>255</text:p>
          </table:table-cell>
          <table:table-cell table:formula="of:=HEX2DEC(MID([.C320];4;2))" office:value-type="float" office:value="0" calcext:value-type="float">
            <text:p>0</text:p>
          </table:table-cell>
          <table:table-cell table:formula="of:=HEX2DEC(MID([.C320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20]) &amp;&quot;', 'http://www.two4u.com/color/big-table.html',&quot; &amp; [.D320] &amp;&quot;,&quot; &amp; [.E320] &amp;&quot;,&quot; &amp; [.F320] &amp;&quot;,'&quot; &amp; [.C320] &amp;&quot;');&quot;" office:value-type="string" office:string-value="INSERT INTO colors( name, origin, red, green, blue, hex) VALUES('magenta', 'http://www.two4u.com/color/big-table.html',255,0,255,'#ff00ff');" calcext:value-type="string">
            <text:p>INSERT INTO colors( name, origin, red, green, blue, hex) VALUES('magenta', 'http://www.two4u.com/color/big-table.html',255,0,255,'#ff00ff');</text:p>
          </table:table-cell>
        </table:table-row>
        <table:table-row table:style-name="ro3">
          <table:table-cell table:style-name="ce31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00ee-0-0-0-0-0-0-1-0-0-0-0-?1,1" xlink:type="simple">magenta2</text:a> </text:p>
          </table:table-cell>
          <table:table-cell office:value-type="string" calcext:value-type="string">
            <text:p>#ee00ee</text:p>
          </table:table-cell>
          <table:table-cell table:formula="of:=HEX2DEC(MID([.C321];2;2))" office:value-type="float" office:value="238" calcext:value-type="float">
            <text:p>238</text:p>
          </table:table-cell>
          <table:table-cell table:formula="of:=HEX2DEC(MID([.C321];4;2))" office:value-type="float" office:value="0" calcext:value-type="float">
            <text:p>0</text:p>
          </table:table-cell>
          <table:table-cell table:formula="of:=HEX2DEC(MID([.C321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21]) &amp;&quot;', 'http://www.two4u.com/color/big-table.html',&quot; &amp; [.D321] &amp;&quot;,&quot; &amp; [.E321] &amp;&quot;,&quot; &amp; [.F321] &amp;&quot;,'&quot; &amp; [.C321] &amp;&quot;');&quot;" office:value-type="string" office:string-value="INSERT INTO colors( name, origin, red, green, blue, hex) VALUES('magenta2', 'http://www.two4u.com/color/big-table.html',238,0,238,'#ee00ee');" calcext:value-type="string">
            <text:p>INSERT INTO colors( name, origin, red, green, blue, hex) VALUES('magenta2', 'http://www.two4u.com/color/big-table.html',238,0,238,'#ee00ee');</text:p>
          </table:table-cell>
        </table:table-row>
        <table:table-row table:style-name="ro3">
          <table:table-cell table:style-name="ce31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00cd-0-0-0-0-0-0-1-0-0-0-0-?1,1" xlink:type="simple">magenta3</text:a> </text:p>
          </table:table-cell>
          <table:table-cell office:value-type="string" calcext:value-type="string">
            <text:p>#cd00cd</text:p>
          </table:table-cell>
          <table:table-cell table:formula="of:=HEX2DEC(MID([.C322];2;2))" office:value-type="float" office:value="205" calcext:value-type="float">
            <text:p>205</text:p>
          </table:table-cell>
          <table:table-cell table:formula="of:=HEX2DEC(MID([.C322];4;2))" office:value-type="float" office:value="0" calcext:value-type="float">
            <text:p>0</text:p>
          </table:table-cell>
          <table:table-cell table:formula="of:=HEX2DEC(MID([.C322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22]) &amp;&quot;', 'http://www.two4u.com/color/big-table.html',&quot; &amp; [.D322] &amp;&quot;,&quot; &amp; [.E322] &amp;&quot;,&quot; &amp; [.F322] &amp;&quot;,'&quot; &amp; [.C322] &amp;&quot;');&quot;" office:value-type="string" office:string-value="INSERT INTO colors( name, origin, red, green, blue, hex) VALUES('magenta3', 'http://www.two4u.com/color/big-table.html',205,0,205,'#cd00cd');" calcext:value-type="string">
            <text:p>INSERT INTO colors( name, origin, red, green, blue, hex) VALUES('magenta3', 'http://www.two4u.com/color/big-table.html',205,0,205,'#cd00cd');</text:p>
          </table:table-cell>
        </table:table-row>
        <table:table-row table:style-name="ro3">
          <table:table-cell table:style-name="ce31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008b-0-0-0-0-0-0-1-0-0-0-0-?1,1" xlink:type="simple">magenta4</text:a> </text:p>
          </table:table-cell>
          <table:table-cell office:value-type="string" calcext:value-type="string">
            <text:p>#8b008b</text:p>
          </table:table-cell>
          <table:table-cell table:formula="of:=HEX2DEC(MID([.C323];2;2))" office:value-type="float" office:value="139" calcext:value-type="float">
            <text:p>139</text:p>
          </table:table-cell>
          <table:table-cell table:formula="of:=HEX2DEC(MID([.C323];4;2))" office:value-type="float" office:value="0" calcext:value-type="float">
            <text:p>0</text:p>
          </table:table-cell>
          <table:table-cell table:formula="of:=HEX2DEC(MID([.C323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23]) &amp;&quot;', 'http://www.two4u.com/color/big-table.html',&quot; &amp; [.D323] &amp;&quot;,&quot; &amp; [.E323] &amp;&quot;,&quot; &amp; [.F323] &amp;&quot;,'&quot; &amp; [.C323] &amp;&quot;');&quot;" office:value-type="string" office:string-value="INSERT INTO colors( name, origin, red, green, blue, hex) VALUES('magenta4', 'http://www.two4u.com/color/big-table.html',139,0,139,'#8b008b');" calcext:value-type="string">
            <text:p>INSERT INTO colors( name, origin, red, green, blue, hex) VALUES('magenta4', 'http://www.two4u.com/color/big-table.html',139,0,139,'#8b008b');</text:p>
          </table:table-cell>
        </table:table-row>
        <table:table-row table:style-name="ro3">
          <table:table-cell table:style-name="ce31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03060-0-0-0-0-0-0-1-0-0-0-0-?1,1" xlink:type="simple">maroon</text:a> </text:p>
          </table:table-cell>
          <table:table-cell office:value-type="string" calcext:value-type="string">
            <text:p>#b03060</text:p>
          </table:table-cell>
          <table:table-cell table:formula="of:=HEX2DEC(MID([.C324];2;2))" office:value-type="float" office:value="176" calcext:value-type="float">
            <text:p>176</text:p>
          </table:table-cell>
          <table:table-cell table:formula="of:=HEX2DEC(MID([.C324];4;2))" office:value-type="float" office:value="48" calcext:value-type="float">
            <text:p>48</text:p>
          </table:table-cell>
          <table:table-cell table:formula="of:=HEX2DEC(MID([.C324];6;2))" office:value-type="float" office:value="96" calcext:value-type="float">
            <text:p>96</text:p>
          </table:table-cell>
          <table:table-cell table:formula="of:=&quot;INSERT INTO colors( name, origin, red, green, blue, hex) VALUES('&quot; &amp; TRIM([.B324]) &amp;&quot;', 'http://www.two4u.com/color/big-table.html',&quot; &amp; [.D324] &amp;&quot;,&quot; &amp; [.E324] &amp;&quot;,&quot; &amp; [.F324] &amp;&quot;,'&quot; &amp; [.C324] &amp;&quot;');&quot;" office:value-type="string" office:string-value="INSERT INTO colors( name, origin, red, green, blue, hex) VALUES('maroon', 'http://www.two4u.com/color/big-table.html',176,48,96,'#b03060');" calcext:value-type="string">
            <text:p>INSERT INTO colors( name, origin, red, green, blue, hex) VALUES('maroon', 'http://www.two4u.com/color/big-table.html',176,48,96,'#b03060');</text:p>
          </table:table-cell>
        </table:table-row>
        <table:table-row table:style-name="ro3">
          <table:table-cell table:style-name="ce32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34b3-0-0-0-0-0-0-1-0-0-0-0-?1,1" xlink:type="simple">maroon1</text:a> </text:p>
          </table:table-cell>
          <table:table-cell office:value-type="string" calcext:value-type="string">
            <text:p>#ff34b3</text:p>
          </table:table-cell>
          <table:table-cell table:formula="of:=HEX2DEC(MID([.C325];2;2))" office:value-type="float" office:value="255" calcext:value-type="float">
            <text:p>255</text:p>
          </table:table-cell>
          <table:table-cell table:formula="of:=HEX2DEC(MID([.C325];4;2))" office:value-type="float" office:value="52" calcext:value-type="float">
            <text:p>52</text:p>
          </table:table-cell>
          <table:table-cell table:formula="of:=HEX2DEC(MID([.C325];6;2))" office:value-type="float" office:value="179" calcext:value-type="float">
            <text:p>179</text:p>
          </table:table-cell>
          <table:table-cell table:formula="of:=&quot;INSERT INTO colors( name, origin, red, green, blue, hex) VALUES('&quot; &amp; TRIM([.B325]) &amp;&quot;', 'http://www.two4u.com/color/big-table.html',&quot; &amp; [.D325] &amp;&quot;,&quot; &amp; [.E325] &amp;&quot;,&quot; &amp; [.F325] &amp;&quot;,'&quot; &amp; [.C325] &amp;&quot;');&quot;" office:value-type="string" office:string-value="INSERT INTO colors( name, origin, red, green, blue, hex) VALUES('maroon1', 'http://www.two4u.com/color/big-table.html',255,52,179,'#ff34b3');" calcext:value-type="string">
            <text:p>INSERT INTO colors( name, origin, red, green, blue, hex) VALUES('maroon1', 'http://www.two4u.com/color/big-table.html',255,52,179,'#ff34b3');</text:p>
          </table:table-cell>
        </table:table-row>
        <table:table-row table:style-name="ro3">
          <table:table-cell table:style-name="ce32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30a7-0-0-0-0-0-0-1-0-0-0-0-?1,1" xlink:type="simple">maroon2</text:a> </text:p>
          </table:table-cell>
          <table:table-cell office:value-type="string" calcext:value-type="string">
            <text:p>#ee30a7</text:p>
          </table:table-cell>
          <table:table-cell table:formula="of:=HEX2DEC(MID([.C326];2;2))" office:value-type="float" office:value="238" calcext:value-type="float">
            <text:p>238</text:p>
          </table:table-cell>
          <table:table-cell table:formula="of:=HEX2DEC(MID([.C326];4;2))" office:value-type="float" office:value="48" calcext:value-type="float">
            <text:p>48</text:p>
          </table:table-cell>
          <table:table-cell table:formula="of:=HEX2DEC(MID([.C326];6;2))" office:value-type="float" office:value="167" calcext:value-type="float">
            <text:p>167</text:p>
          </table:table-cell>
          <table:table-cell table:formula="of:=&quot;INSERT INTO colors( name, origin, red, green, blue, hex) VALUES('&quot; &amp; TRIM([.B326]) &amp;&quot;', 'http://www.two4u.com/color/big-table.html',&quot; &amp; [.D326] &amp;&quot;,&quot; &amp; [.E326] &amp;&quot;,&quot; &amp; [.F326] &amp;&quot;,'&quot; &amp; [.C326] &amp;&quot;');&quot;" office:value-type="string" office:string-value="INSERT INTO colors( name, origin, red, green, blue, hex) VALUES('maroon2', 'http://www.two4u.com/color/big-table.html',238,48,167,'#ee30a7');" calcext:value-type="string">
            <text:p>INSERT INTO colors( name, origin, red, green, blue, hex) VALUES('maroon2', 'http://www.two4u.com/color/big-table.html',238,48,167,'#ee30a7');</text:p>
          </table:table-cell>
        </table:table-row>
        <table:table-row table:style-name="ro3">
          <table:table-cell table:style-name="ce32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2990-0-0-0-0-0-0-1-0-0-0-0-?1,1" xlink:type="simple">maroon3</text:a> </text:p>
          </table:table-cell>
          <table:table-cell office:value-type="string" calcext:value-type="string">
            <text:p>#cd2990</text:p>
          </table:table-cell>
          <table:table-cell table:formula="of:=HEX2DEC(MID([.C327];2;2))" office:value-type="float" office:value="205" calcext:value-type="float">
            <text:p>205</text:p>
          </table:table-cell>
          <table:table-cell table:formula="of:=HEX2DEC(MID([.C327];4;2))" office:value-type="float" office:value="41" calcext:value-type="float">
            <text:p>41</text:p>
          </table:table-cell>
          <table:table-cell table:formula="of:=HEX2DEC(MID([.C327];6;2))" office:value-type="float" office:value="144" calcext:value-type="float">
            <text:p>144</text:p>
          </table:table-cell>
          <table:table-cell table:formula="of:=&quot;INSERT INTO colors( name, origin, red, green, blue, hex) VALUES('&quot; &amp; TRIM([.B327]) &amp;&quot;', 'http://www.two4u.com/color/big-table.html',&quot; &amp; [.D327] &amp;&quot;,&quot; &amp; [.E327] &amp;&quot;,&quot; &amp; [.F327] &amp;&quot;,'&quot; &amp; [.C327] &amp;&quot;');&quot;" office:value-type="string" office:string-value="INSERT INTO colors( name, origin, red, green, blue, hex) VALUES('maroon3', 'http://www.two4u.com/color/big-table.html',205,41,144,'#cd2990');" calcext:value-type="string">
            <text:p>INSERT INTO colors( name, origin, red, green, blue, hex) VALUES('maroon3', 'http://www.two4u.com/color/big-table.html',205,41,144,'#cd2990');</text:p>
          </table:table-cell>
        </table:table-row>
        <table:table-row table:style-name="ro3">
          <table:table-cell table:style-name="ce32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1c62-0-0-0-0-0-0-1-0-0-0-0-?1,1" xlink:type="simple">maroon4</text:a> </text:p>
          </table:table-cell>
          <table:table-cell office:value-type="string" calcext:value-type="string">
            <text:p>#8b1c62</text:p>
          </table:table-cell>
          <table:table-cell table:formula="of:=HEX2DEC(MID([.C328];2;2))" office:value-type="float" office:value="139" calcext:value-type="float">
            <text:p>139</text:p>
          </table:table-cell>
          <table:table-cell table:formula="of:=HEX2DEC(MID([.C328];4;2))" office:value-type="float" office:value="28" calcext:value-type="float">
            <text:p>28</text:p>
          </table:table-cell>
          <table:table-cell table:formula="of:=HEX2DEC(MID([.C328];6;2))" office:value-type="float" office:value="98" calcext:value-type="float">
            <text:p>98</text:p>
          </table:table-cell>
          <table:table-cell table:formula="of:=&quot;INSERT INTO colors( name, origin, red, green, blue, hex) VALUES('&quot; &amp; TRIM([.B328]) &amp;&quot;', 'http://www.two4u.com/color/big-table.html',&quot; &amp; [.D328] &amp;&quot;,&quot; &amp; [.E328] &amp;&quot;,&quot; &amp; [.F328] &amp;&quot;,'&quot; &amp; [.C328] &amp;&quot;');&quot;" office:value-type="string" office:string-value="INSERT INTO colors( name, origin, red, green, blue, hex) VALUES('maroon4', 'http://www.two4u.com/color/big-table.html',139,28,98,'#8b1c62');" calcext:value-type="string">
            <text:p>INSERT INTO colors( name, origin, red, green, blue, hex) VALUES('maroon4', 'http://www.two4u.com/color/big-table.html',139,28,98,'#8b1c62');</text:p>
          </table:table-cell>
        </table:table-row>
        <table:table-row table:style-name="ro3">
          <table:table-cell table:style-name="ce32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6cdaa-0-0-0-0-0-0-1-0-0-0-0-?1,1" xlink:type="simple">medium</text:a> </text:p>
          </table:table-cell>
          <table:table-cell office:value-type="string" calcext:value-type="string">
            <text:p>#66cdaa</text:p>
          </table:table-cell>
          <table:table-cell table:formula="of:=HEX2DEC(MID([.C329];2;2))" office:value-type="float" office:value="102" calcext:value-type="float">
            <text:p>102</text:p>
          </table:table-cell>
          <table:table-cell table:formula="of:=HEX2DEC(MID([.C329];4;2))" office:value-type="float" office:value="205" calcext:value-type="float">
            <text:p>205</text:p>
          </table:table-cell>
          <table:table-cell table:formula="of:=HEX2DEC(MID([.C329];6;2))" office:value-type="float" office:value="170" calcext:value-type="float">
            <text:p>170</text:p>
          </table:table-cell>
          <table:table-cell table:formula="of:=&quot;INSERT INTO colors( name, origin, red, green, blue, hex) VALUES('&quot; &amp; TRIM([.B329]) &amp;&quot;', 'http://www.two4u.com/color/big-table.html',&quot; &amp; [.D329] &amp;&quot;,&quot; &amp; [.E329] &amp;&quot;,&quot; &amp; [.F329] &amp;&quot;,'&quot; &amp; [.C329] &amp;&quot;');&quot;" office:value-type="string" office:string-value="INSERT INTO colors( name, origin, red, green, blue, hex) VALUES('medium', 'http://www.two4u.com/color/big-table.html',102,205,170,'#66cdaa');" calcext:value-type="string">
            <text:p>INSERT INTO colors( name, origin, red, green, blue, hex) VALUES('medium', 'http://www.two4u.com/color/big-table.html',102,205,170,'#66cdaa');</text:p>
          </table:table-cell>
        </table:table-row>
        <table:table-row table:style-name="ro3">
          <table:table-cell table:style-name="ce32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6cdaa-0-0-0-0-0-0-1-0-0-0-0-?1,1" xlink:type="simple">MediumAquamarine</text:a> </text:p>
          </table:table-cell>
          <table:table-cell office:value-type="string" calcext:value-type="string">
            <text:p>#66cdaa</text:p>
          </table:table-cell>
          <table:table-cell table:formula="of:=HEX2DEC(MID([.C330];2;2))" office:value-type="float" office:value="102" calcext:value-type="float">
            <text:p>102</text:p>
          </table:table-cell>
          <table:table-cell table:formula="of:=HEX2DEC(MID([.C330];4;2))" office:value-type="float" office:value="205" calcext:value-type="float">
            <text:p>205</text:p>
          </table:table-cell>
          <table:table-cell table:formula="of:=HEX2DEC(MID([.C330];6;2))" office:value-type="float" office:value="170" calcext:value-type="float">
            <text:p>170</text:p>
          </table:table-cell>
          <table:table-cell table:formula="of:=&quot;INSERT INTO colors( name, origin, red, green, blue, hex) VALUES('&quot; &amp; TRIM([.B330]) &amp;&quot;', 'http://www.two4u.com/color/big-table.html',&quot; &amp; [.D330] &amp;&quot;,&quot; &amp; [.E330] &amp;&quot;,&quot; &amp; [.F330] &amp;&quot;,'&quot; &amp; [.C330] &amp;&quot;');&quot;" office:value-type="string" office:string-value="INSERT INTO colors( name, origin, red, green, blue, hex) VALUES('MediumAquamarine', 'http://www.two4u.com/color/big-table.html',102,205,170,'#66cdaa');" calcext:value-type="string">
            <text:p>INSERT INTO colors( name, origin, red, green, blue, hex) VALUES('MediumAquamarine', 'http://www.two4u.com/color/big-table.html',102,205,170,'#66cdaa');</text:p>
          </table:table-cell>
        </table:table-row>
        <table:table-row table:style-name="ro3">
          <table:table-cell table:style-name="ce32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00cd-0-0-0-0-0-0-1-0-0-0-0-?1,1" xlink:type="simple">MediumBlue</text:a> </text:p>
          </table:table-cell>
          <table:table-cell office:value-type="string" calcext:value-type="string">
            <text:p>#0000cd</text:p>
          </table:table-cell>
          <table:table-cell table:formula="of:=HEX2DEC(MID([.C331];2;2))" office:value-type="float" office:value="0" calcext:value-type="float">
            <text:p>0</text:p>
          </table:table-cell>
          <table:table-cell table:formula="of:=HEX2DEC(MID([.C331];4;2))" office:value-type="float" office:value="0" calcext:value-type="float">
            <text:p>0</text:p>
          </table:table-cell>
          <table:table-cell table:formula="of:=HEX2DEC(MID([.C331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31]) &amp;&quot;', 'http://www.two4u.com/color/big-table.html',&quot; &amp; [.D331] &amp;&quot;,&quot; &amp; [.E331] &amp;&quot;,&quot; &amp; [.F331] &amp;&quot;,'&quot; &amp; [.C331] &amp;&quot;');&quot;" office:value-type="string" office:string-value="INSERT INTO colors( name, origin, red, green, blue, hex) VALUES('MediumBlue', 'http://www.two4u.com/color/big-table.html',0,0,205,'#0000cd');" calcext:value-type="string">
            <text:p>INSERT INTO colors( name, origin, red, green, blue, hex) VALUES('MediumBlue', 'http://www.two4u.com/color/big-table.html',0,0,205,'#0000cd');</text:p>
          </table:table-cell>
        </table:table-row>
        <table:table-row table:style-name="ro3">
          <table:table-cell table:style-name="ce32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a55d3-0-0-0-0-0-0-1-0-0-0-0-?1,1" xlink:type="simple">MediumOrchid</text:a> </text:p>
          </table:table-cell>
          <table:table-cell office:value-type="string" calcext:value-type="string">
            <text:p>#ba55d3</text:p>
          </table:table-cell>
          <table:table-cell table:formula="of:=HEX2DEC(MID([.C332];2;2))" office:value-type="float" office:value="186" calcext:value-type="float">
            <text:p>186</text:p>
          </table:table-cell>
          <table:table-cell table:formula="of:=HEX2DEC(MID([.C332];4;2))" office:value-type="float" office:value="85" calcext:value-type="float">
            <text:p>85</text:p>
          </table:table-cell>
          <table:table-cell table:formula="of:=HEX2DEC(MID([.C332];6;2))" office:value-type="float" office:value="211" calcext:value-type="float">
            <text:p>211</text:p>
          </table:table-cell>
          <table:table-cell table:formula="of:=&quot;INSERT INTO colors( name, origin, red, green, blue, hex) VALUES('&quot; &amp; TRIM([.B332]) &amp;&quot;', 'http://www.two4u.com/color/big-table.html',&quot; &amp; [.D332] &amp;&quot;,&quot; &amp; [.E332] &amp;&quot;,&quot; &amp; [.F332] &amp;&quot;,'&quot; &amp; [.C332] &amp;&quot;');&quot;" office:value-type="string" office:string-value="INSERT INTO colors( name, origin, red, green, blue, hex) VALUES('MediumOrchid', 'http://www.two4u.com/color/big-table.html',186,85,211,'#ba55d3');" calcext:value-type="string">
            <text:p>INSERT INTO colors( name, origin, red, green, blue, hex) VALUES('MediumOrchid', 'http://www.two4u.com/color/big-table.html',186,85,211,'#ba55d3');</text:p>
          </table:table-cell>
        </table:table-row>
        <table:table-row table:style-name="ro3">
          <table:table-cell table:style-name="ce32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066ff-0-0-0-0-0-0-1-0-0-0-0-?1,1" xlink:type="simple">MediumOrchid1</text:a> </text:p>
          </table:table-cell>
          <table:table-cell office:value-type="string" calcext:value-type="string">
            <text:p>#e066ff</text:p>
          </table:table-cell>
          <table:table-cell table:formula="of:=HEX2DEC(MID([.C333];2;2))" office:value-type="float" office:value="224" calcext:value-type="float">
            <text:p>224</text:p>
          </table:table-cell>
          <table:table-cell table:formula="of:=HEX2DEC(MID([.C333];4;2))" office:value-type="float" office:value="102" calcext:value-type="float">
            <text:p>102</text:p>
          </table:table-cell>
          <table:table-cell table:formula="of:=HEX2DEC(MID([.C333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33]) &amp;&quot;', 'http://www.two4u.com/color/big-table.html',&quot; &amp; [.D333] &amp;&quot;,&quot; &amp; [.E333] &amp;&quot;,&quot; &amp; [.F333] &amp;&quot;,'&quot; &amp; [.C333] &amp;&quot;');&quot;" office:value-type="string" office:string-value="INSERT INTO colors( name, origin, red, green, blue, hex) VALUES('MediumOrchid1', 'http://www.two4u.com/color/big-table.html',224,102,255,'#e066ff');" calcext:value-type="string">
            <text:p>INSERT INTO colors( name, origin, red, green, blue, hex) VALUES('MediumOrchid1', 'http://www.two4u.com/color/big-table.html',224,102,255,'#e066ff');</text:p>
          </table:table-cell>
        </table:table-row>
        <table:table-row table:style-name="ro3">
          <table:table-cell table:style-name="ce32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15fee-0-0-0-0-0-0-1-0-0-0-0-?1,1" xlink:type="simple">MediumOrchid2</text:a> </text:p>
          </table:table-cell>
          <table:table-cell office:value-type="string" calcext:value-type="string">
            <text:p>#d15fee</text:p>
          </table:table-cell>
          <table:table-cell table:formula="of:=HEX2DEC(MID([.C334];2;2))" office:value-type="float" office:value="209" calcext:value-type="float">
            <text:p>209</text:p>
          </table:table-cell>
          <table:table-cell table:formula="of:=HEX2DEC(MID([.C334];4;2))" office:value-type="float" office:value="95" calcext:value-type="float">
            <text:p>95</text:p>
          </table:table-cell>
          <table:table-cell table:formula="of:=HEX2DEC(MID([.C334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34]) &amp;&quot;', 'http://www.two4u.com/color/big-table.html',&quot; &amp; [.D334] &amp;&quot;,&quot; &amp; [.E334] &amp;&quot;,&quot; &amp; [.F334] &amp;&quot;,'&quot; &amp; [.C334] &amp;&quot;');&quot;" office:value-type="string" office:string-value="INSERT INTO colors( name, origin, red, green, blue, hex) VALUES('MediumOrchid2', 'http://www.two4u.com/color/big-table.html',209,95,238,'#d15fee');" calcext:value-type="string">
            <text:p>INSERT INTO colors( name, origin, red, green, blue, hex) VALUES('MediumOrchid2', 'http://www.two4u.com/color/big-table.html',209,95,238,'#d15fee');</text:p>
          </table:table-cell>
        </table:table-row>
        <table:table-row table:style-name="ro3">
          <table:table-cell table:style-name="ce32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452cd-0-0-0-0-0-0-1-0-0-0-0-?1,1" xlink:type="simple">MediumOrchid3</text:a> </text:p>
          </table:table-cell>
          <table:table-cell office:value-type="string" calcext:value-type="string">
            <text:p>#b452cd</text:p>
          </table:table-cell>
          <table:table-cell table:formula="of:=HEX2DEC(MID([.C335];2;2))" office:value-type="float" office:value="180" calcext:value-type="float">
            <text:p>180</text:p>
          </table:table-cell>
          <table:table-cell table:formula="of:=HEX2DEC(MID([.C335];4;2))" office:value-type="float" office:value="82" calcext:value-type="float">
            <text:p>82</text:p>
          </table:table-cell>
          <table:table-cell table:formula="of:=HEX2DEC(MID([.C335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35]) &amp;&quot;', 'http://www.two4u.com/color/big-table.html',&quot; &amp; [.D335] &amp;&quot;,&quot; &amp; [.E335] &amp;&quot;,&quot; &amp; [.F335] &amp;&quot;,'&quot; &amp; [.C335] &amp;&quot;');&quot;" office:value-type="string" office:string-value="INSERT INTO colors( name, origin, red, green, blue, hex) VALUES('MediumOrchid3', 'http://www.two4u.com/color/big-table.html',180,82,205,'#b452cd');" calcext:value-type="string">
            <text:p>INSERT INTO colors( name, origin, red, green, blue, hex) VALUES('MediumOrchid3', 'http://www.two4u.com/color/big-table.html',180,82,205,'#b452cd');</text:p>
          </table:table-cell>
        </table:table-row>
        <table:table-row table:style-name="ro3">
          <table:table-cell table:style-name="ce33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a378b-0-0-0-0-0-0-1-0-0-0-0-?1,1" xlink:type="simple">MediumOrchid4</text:a> </text:p>
          </table:table-cell>
          <table:table-cell office:value-type="string" calcext:value-type="string">
            <text:p>#7a378b</text:p>
          </table:table-cell>
          <table:table-cell table:formula="of:=HEX2DEC(MID([.C336];2;2))" office:value-type="float" office:value="122" calcext:value-type="float">
            <text:p>122</text:p>
          </table:table-cell>
          <table:table-cell table:formula="of:=HEX2DEC(MID([.C336];4;2))" office:value-type="float" office:value="55" calcext:value-type="float">
            <text:p>55</text:p>
          </table:table-cell>
          <table:table-cell table:formula="of:=HEX2DEC(MID([.C336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36]) &amp;&quot;', 'http://www.two4u.com/color/big-table.html',&quot; &amp; [.D336] &amp;&quot;,&quot; &amp; [.E336] &amp;&quot;,&quot; &amp; [.F336] &amp;&quot;,'&quot; &amp; [.C336] &amp;&quot;');&quot;" office:value-type="string" office:string-value="INSERT INTO colors( name, origin, red, green, blue, hex) VALUES('MediumOrchid4', 'http://www.two4u.com/color/big-table.html',122,55,139,'#7a378b');" calcext:value-type="string">
            <text:p>INSERT INTO colors( name, origin, red, green, blue, hex) VALUES('MediumOrchid4', 'http://www.two4u.com/color/big-table.html',122,55,139,'#7a378b');</text:p>
          </table:table-cell>
        </table:table-row>
        <table:table-row table:style-name="ro3">
          <table:table-cell table:style-name="ce33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370db-0-0-0-0-0-0-1-0-0-0-0-?1,1" xlink:type="simple">MediumPurple</text:a> </text:p>
          </table:table-cell>
          <table:table-cell office:value-type="string" calcext:value-type="string">
            <text:p>#9370db</text:p>
          </table:table-cell>
          <table:table-cell table:formula="of:=HEX2DEC(MID([.C337];2;2))" office:value-type="float" office:value="147" calcext:value-type="float">
            <text:p>147</text:p>
          </table:table-cell>
          <table:table-cell table:formula="of:=HEX2DEC(MID([.C337];4;2))" office:value-type="float" office:value="112" calcext:value-type="float">
            <text:p>112</text:p>
          </table:table-cell>
          <table:table-cell table:formula="of:=HEX2DEC(MID([.C337];6;2))" office:value-type="float" office:value="219" calcext:value-type="float">
            <text:p>219</text:p>
          </table:table-cell>
          <table:table-cell table:formula="of:=&quot;INSERT INTO colors( name, origin, red, green, blue, hex) VALUES('&quot; &amp; TRIM([.B337]) &amp;&quot;', 'http://www.two4u.com/color/big-table.html',&quot; &amp; [.D337] &amp;&quot;,&quot; &amp; [.E337] &amp;&quot;,&quot; &amp; [.F337] &amp;&quot;,'&quot; &amp; [.C337] &amp;&quot;');&quot;" office:value-type="string" office:string-value="INSERT INTO colors( name, origin, red, green, blue, hex) VALUES('MediumPurple', 'http://www.two4u.com/color/big-table.html',147,112,219,'#9370db');" calcext:value-type="string">
            <text:p>INSERT INTO colors( name, origin, red, green, blue, hex) VALUES('MediumPurple', 'http://www.two4u.com/color/big-table.html',147,112,219,'#9370db');</text:p>
          </table:table-cell>
        </table:table-row>
        <table:table-row table:style-name="ro3">
          <table:table-cell table:style-name="ce33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b82ff-0-0-0-0-0-0-1-0-0-0-0-?1,1" xlink:type="simple">MediumPurple1</text:a> </text:p>
          </table:table-cell>
          <table:table-cell office:value-type="string" calcext:value-type="string">
            <text:p>#ab82ff</text:p>
          </table:table-cell>
          <table:table-cell table:formula="of:=HEX2DEC(MID([.C338];2;2))" office:value-type="float" office:value="171" calcext:value-type="float">
            <text:p>171</text:p>
          </table:table-cell>
          <table:table-cell table:formula="of:=HEX2DEC(MID([.C338];4;2))" office:value-type="float" office:value="130" calcext:value-type="float">
            <text:p>130</text:p>
          </table:table-cell>
          <table:table-cell table:formula="of:=HEX2DEC(MID([.C338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38]) &amp;&quot;', 'http://www.two4u.com/color/big-table.html',&quot; &amp; [.D338] &amp;&quot;,&quot; &amp; [.E338] &amp;&quot;,&quot; &amp; [.F338] &amp;&quot;,'&quot; &amp; [.C338] &amp;&quot;');&quot;" office:value-type="string" office:string-value="INSERT INTO colors( name, origin, red, green, blue, hex) VALUES('MediumPurple1', 'http://www.two4u.com/color/big-table.html',171,130,255,'#ab82ff');" calcext:value-type="string">
            <text:p>INSERT INTO colors( name, origin, red, green, blue, hex) VALUES('MediumPurple1', 'http://www.two4u.com/color/big-table.html',171,130,255,'#ab82ff');</text:p>
          </table:table-cell>
        </table:table-row>
        <table:table-row table:style-name="ro3">
          <table:table-cell table:style-name="ce33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f79ee-0-0-0-0-0-0-1-0-0-0-0-?1,1" xlink:type="simple">MediumPurple2</text:a> </text:p>
          </table:table-cell>
          <table:table-cell office:value-type="string" calcext:value-type="string">
            <text:p>#9f79ee</text:p>
          </table:table-cell>
          <table:table-cell table:formula="of:=HEX2DEC(MID([.C339];2;2))" office:value-type="float" office:value="159" calcext:value-type="float">
            <text:p>159</text:p>
          </table:table-cell>
          <table:table-cell table:formula="of:=HEX2DEC(MID([.C339];4;2))" office:value-type="float" office:value="121" calcext:value-type="float">
            <text:p>121</text:p>
          </table:table-cell>
          <table:table-cell table:formula="of:=HEX2DEC(MID([.C339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39]) &amp;&quot;', 'http://www.two4u.com/color/big-table.html',&quot; &amp; [.D339] &amp;&quot;,&quot; &amp; [.E339] &amp;&quot;,&quot; &amp; [.F339] &amp;&quot;,'&quot; &amp; [.C339] &amp;&quot;');&quot;" office:value-type="string" office:string-value="INSERT INTO colors( name, origin, red, green, blue, hex) VALUES('MediumPurple2', 'http://www.two4u.com/color/big-table.html',159,121,238,'#9f79ee');" calcext:value-type="string">
            <text:p>INSERT INTO colors( name, origin, red, green, blue, hex) VALUES('MediumPurple2', 'http://www.two4u.com/color/big-table.html',159,121,238,'#9f79ee');</text:p>
          </table:table-cell>
        </table:table-row>
        <table:table-row table:style-name="ro3">
          <table:table-cell table:style-name="ce33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968cd-0-0-0-0-0-0-1-0-0-0-0-?1,1" xlink:type="simple">MediumPurple3</text:a> </text:p>
          </table:table-cell>
          <table:table-cell office:value-type="string" calcext:value-type="string">
            <text:p>#8968cd</text:p>
          </table:table-cell>
          <table:table-cell table:formula="of:=HEX2DEC(MID([.C340];2;2))" office:value-type="float" office:value="137" calcext:value-type="float">
            <text:p>137</text:p>
          </table:table-cell>
          <table:table-cell table:formula="of:=HEX2DEC(MID([.C340];4;2))" office:value-type="float" office:value="104" calcext:value-type="float">
            <text:p>104</text:p>
          </table:table-cell>
          <table:table-cell table:formula="of:=HEX2DEC(MID([.C340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40]) &amp;&quot;', 'http://www.two4u.com/color/big-table.html',&quot; &amp; [.D340] &amp;&quot;,&quot; &amp; [.E340] &amp;&quot;,&quot; &amp; [.F340] &amp;&quot;,'&quot; &amp; [.C340] &amp;&quot;');&quot;" office:value-type="string" office:string-value="INSERT INTO colors( name, origin, red, green, blue, hex) VALUES('MediumPurple3', 'http://www.two4u.com/color/big-table.html',137,104,205,'#8968cd');" calcext:value-type="string">
            <text:p>INSERT INTO colors( name, origin, red, green, blue, hex) VALUES('MediumPurple3', 'http://www.two4u.com/color/big-table.html',137,104,205,'#8968cd');</text:p>
          </table:table-cell>
        </table:table-row>
        <table:table-row table:style-name="ro3">
          <table:table-cell table:style-name="ce33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d478b-0-0-0-0-0-0-1-0-0-0-0-?1,1" xlink:type="simple">MediumPurple4</text:a> </text:p>
          </table:table-cell>
          <table:table-cell office:value-type="string" calcext:value-type="string">
            <text:p>#5d478b</text:p>
          </table:table-cell>
          <table:table-cell table:formula="of:=HEX2DEC(MID([.C341];2;2))" office:value-type="float" office:value="93" calcext:value-type="float">
            <text:p>93</text:p>
          </table:table-cell>
          <table:table-cell table:formula="of:=HEX2DEC(MID([.C341];4;2))" office:value-type="float" office:value="71" calcext:value-type="float">
            <text:p>71</text:p>
          </table:table-cell>
          <table:table-cell table:formula="of:=HEX2DEC(MID([.C341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41]) &amp;&quot;', 'http://www.two4u.com/color/big-table.html',&quot; &amp; [.D341] &amp;&quot;,&quot; &amp; [.E341] &amp;&quot;,&quot; &amp; [.F341] &amp;&quot;,'&quot; &amp; [.C341] &amp;&quot;');&quot;" office:value-type="string" office:string-value="INSERT INTO colors( name, origin, red, green, blue, hex) VALUES('MediumPurple4', 'http://www.two4u.com/color/big-table.html',93,71,139,'#5d478b');" calcext:value-type="string">
            <text:p>INSERT INTO colors( name, origin, red, green, blue, hex) VALUES('MediumPurple4', 'http://www.two4u.com/color/big-table.html',93,71,139,'#5d478b');</text:p>
          </table:table-cell>
        </table:table-row>
        <table:table-row table:style-name="ro3">
          <table:table-cell table:style-name="ce33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cb371-0-0-0-0-0-0-1-0-0-0-0-?1,1" xlink:type="simple">MediumSeaGreen</text:a> </text:p>
          </table:table-cell>
          <table:table-cell office:value-type="string" calcext:value-type="string">
            <text:p>#3cb371</text:p>
          </table:table-cell>
          <table:table-cell table:formula="of:=HEX2DEC(MID([.C342];2;2))" office:value-type="float" office:value="60" calcext:value-type="float">
            <text:p>60</text:p>
          </table:table-cell>
          <table:table-cell table:formula="of:=HEX2DEC(MID([.C342];4;2))" office:value-type="float" office:value="179" calcext:value-type="float">
            <text:p>179</text:p>
          </table:table-cell>
          <table:table-cell table:formula="of:=HEX2DEC(MID([.C342];6;2))" office:value-type="float" office:value="113" calcext:value-type="float">
            <text:p>113</text:p>
          </table:table-cell>
          <table:table-cell table:formula="of:=&quot;INSERT INTO colors( name, origin, red, green, blue, hex) VALUES('&quot; &amp; TRIM([.B342]) &amp;&quot;', 'http://www.two4u.com/color/big-table.html',&quot; &amp; [.D342] &amp;&quot;,&quot; &amp; [.E342] &amp;&quot;,&quot; &amp; [.F342] &amp;&quot;,'&quot; &amp; [.C342] &amp;&quot;');&quot;" office:value-type="string" office:string-value="INSERT INTO colors( name, origin, red, green, blue, hex) VALUES('MediumSeaGreen', 'http://www.two4u.com/color/big-table.html',60,179,113,'#3cb371');" calcext:value-type="string">
            <text:p>INSERT INTO colors( name, origin, red, green, blue, hex) VALUES('MediumSeaGreen', 'http://www.two4u.com/color/big-table.html',60,179,113,'#3cb371');</text:p>
          </table:table-cell>
        </table:table-row>
        <table:table-row table:style-name="ro3">
          <table:table-cell table:style-name="ce33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b68ee-0-0-0-0-0-0-1-0-0-0-0-?1,1" xlink:type="simple">MediumSlateBlue</text:a> </text:p>
          </table:table-cell>
          <table:table-cell office:value-type="string" calcext:value-type="string">
            <text:p>#7b68ee</text:p>
          </table:table-cell>
          <table:table-cell table:formula="of:=HEX2DEC(MID([.C343];2;2))" office:value-type="float" office:value="123" calcext:value-type="float">
            <text:p>123</text:p>
          </table:table-cell>
          <table:table-cell table:formula="of:=HEX2DEC(MID([.C343];4;2))" office:value-type="float" office:value="104" calcext:value-type="float">
            <text:p>104</text:p>
          </table:table-cell>
          <table:table-cell table:formula="of:=HEX2DEC(MID([.C343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43]) &amp;&quot;', 'http://www.two4u.com/color/big-table.html',&quot; &amp; [.D343] &amp;&quot;,&quot; &amp; [.E343] &amp;&quot;,&quot; &amp; [.F343] &amp;&quot;,'&quot; &amp; [.C343] &amp;&quot;');&quot;" office:value-type="string" office:string-value="INSERT INTO colors( name, origin, red, green, blue, hex) VALUES('MediumSlateBlue', 'http://www.two4u.com/color/big-table.html',123,104,238,'#7b68ee');" calcext:value-type="string">
            <text:p>INSERT INTO colors( name, origin, red, green, blue, hex) VALUES('MediumSlateBlue', 'http://www.two4u.com/color/big-table.html',123,104,238,'#7b68ee');</text:p>
          </table:table-cell>
        </table:table-row>
        <table:table-row table:style-name="ro3">
          <table:table-cell table:style-name="ce33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fa9a-0-0-0-0-0-0-1-0-0-0-0-?1,1" xlink:type="simple">MediumSpringGreen</text:a> </text:p>
          </table:table-cell>
          <table:table-cell office:value-type="string" calcext:value-type="string">
            <text:p>#00fa9a</text:p>
          </table:table-cell>
          <table:table-cell table:formula="of:=HEX2DEC(MID([.C344];2;2))" office:value-type="float" office:value="0" calcext:value-type="float">
            <text:p>0</text:p>
          </table:table-cell>
          <table:table-cell table:formula="of:=HEX2DEC(MID([.C344];4;2))" office:value-type="float" office:value="250" calcext:value-type="float">
            <text:p>250</text:p>
          </table:table-cell>
          <table:table-cell table:formula="of:=HEX2DEC(MID([.C344];6;2))" office:value-type="float" office:value="154" calcext:value-type="float">
            <text:p>154</text:p>
          </table:table-cell>
          <table:table-cell table:formula="of:=&quot;INSERT INTO colors( name, origin, red, green, blue, hex) VALUES('&quot; &amp; TRIM([.B344]) &amp;&quot;', 'http://www.two4u.com/color/big-table.html',&quot; &amp; [.D344] &amp;&quot;,&quot; &amp; [.E344] &amp;&quot;,&quot; &amp; [.F344] &amp;&quot;,'&quot; &amp; [.C344] &amp;&quot;');&quot;" office:value-type="string" office:string-value="INSERT INTO colors( name, origin, red, green, blue, hex) VALUES('MediumSpringGreen', 'http://www.two4u.com/color/big-table.html',0,250,154,'#00fa9a');" calcext:value-type="string">
            <text:p>INSERT INTO colors( name, origin, red, green, blue, hex) VALUES('MediumSpringGreen', 'http://www.two4u.com/color/big-table.html',0,250,154,'#00fa9a');</text:p>
          </table:table-cell>
        </table:table-row>
        <table:table-row table:style-name="ro3">
          <table:table-cell table:style-name="ce33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8d1cc-0-0-0-0-0-0-1-0-0-0-0-?1,1" xlink:type="simple">MediumTurquoise</text:a> </text:p>
          </table:table-cell>
          <table:table-cell office:value-type="string" calcext:value-type="string">
            <text:p>#48d1cc</text:p>
          </table:table-cell>
          <table:table-cell table:formula="of:=HEX2DEC(MID([.C345];2;2))" office:value-type="float" office:value="72" calcext:value-type="float">
            <text:p>72</text:p>
          </table:table-cell>
          <table:table-cell table:formula="of:=HEX2DEC(MID([.C345];4;2))" office:value-type="float" office:value="209" calcext:value-type="float">
            <text:p>209</text:p>
          </table:table-cell>
          <table:table-cell table:formula="of:=HEX2DEC(MID([.C345];6;2))" office:value-type="float" office:value="204" calcext:value-type="float">
            <text:p>204</text:p>
          </table:table-cell>
          <table:table-cell table:formula="of:=&quot;INSERT INTO colors( name, origin, red, green, blue, hex) VALUES('&quot; &amp; TRIM([.B345]) &amp;&quot;', 'http://www.two4u.com/color/big-table.html',&quot; &amp; [.D345] &amp;&quot;,&quot; &amp; [.E345] &amp;&quot;,&quot; &amp; [.F345] &amp;&quot;,'&quot; &amp; [.C345] &amp;&quot;');&quot;" office:value-type="string" office:string-value="INSERT INTO colors( name, origin, red, green, blue, hex) VALUES('MediumTurquoise', 'http://www.two4u.com/color/big-table.html',72,209,204,'#48d1cc');" calcext:value-type="string">
            <text:p>INSERT INTO colors( name, origin, red, green, blue, hex) VALUES('MediumTurquoise', 'http://www.two4u.com/color/big-table.html',72,209,204,'#48d1cc');</text:p>
          </table:table-cell>
        </table:table-row>
        <table:table-row table:style-name="ro3">
          <table:table-cell table:style-name="ce34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71585-0-0-0-0-0-0-1-0-0-0-0-?1,1" xlink:type="simple">MediumVioletRed</text:a> </text:p>
          </table:table-cell>
          <table:table-cell office:value-type="string" calcext:value-type="string">
            <text:p>#c71585</text:p>
          </table:table-cell>
          <table:table-cell table:formula="of:=HEX2DEC(MID([.C346];2;2))" office:value-type="float" office:value="199" calcext:value-type="float">
            <text:p>199</text:p>
          </table:table-cell>
          <table:table-cell table:formula="of:=HEX2DEC(MID([.C346];4;2))" office:value-type="float" office:value="21" calcext:value-type="float">
            <text:p>21</text:p>
          </table:table-cell>
          <table:table-cell table:formula="of:=HEX2DEC(MID([.C346];6;2))" office:value-type="float" office:value="133" calcext:value-type="float">
            <text:p>133</text:p>
          </table:table-cell>
          <table:table-cell table:formula="of:=&quot;INSERT INTO colors( name, origin, red, green, blue, hex) VALUES('&quot; &amp; TRIM([.B346]) &amp;&quot;', 'http://www.two4u.com/color/big-table.html',&quot; &amp; [.D346] &amp;&quot;,&quot; &amp; [.E346] &amp;&quot;,&quot; &amp; [.F346] &amp;&quot;,'&quot; &amp; [.C346] &amp;&quot;');&quot;" office:value-type="string" office:string-value="INSERT INTO colors( name, origin, red, green, blue, hex) VALUES('MediumVioletRed', 'http://www.two4u.com/color/big-table.html',199,21,133,'#c71585');" calcext:value-type="string">
            <text:p>INSERT INTO colors( name, origin, red, green, blue, hex) VALUES('MediumVioletRed', 'http://www.two4u.com/color/big-table.html',199,21,133,'#c71585');</text:p>
          </table:table-cell>
        </table:table-row>
        <table:table-row table:style-name="ro3">
          <table:table-cell table:style-name="ce34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191970-0-0-0-0-0-0-1-0-0-0-0-?1,1" xlink:type="simple">MidnightBlue</text:a> </text:p>
          </table:table-cell>
          <table:table-cell office:value-type="string" calcext:value-type="string">
            <text:p>#191970</text:p>
          </table:table-cell>
          <table:table-cell table:formula="of:=HEX2DEC(MID([.C347];2;2))" office:value-type="float" office:value="25" calcext:value-type="float">
            <text:p>25</text:p>
          </table:table-cell>
          <table:table-cell table:formula="of:=HEX2DEC(MID([.C347];4;2))" office:value-type="float" office:value="25" calcext:value-type="float">
            <text:p>25</text:p>
          </table:table-cell>
          <table:table-cell table:formula="of:=HEX2DEC(MID([.C347];6;2))" office:value-type="float" office:value="112" calcext:value-type="float">
            <text:p>112</text:p>
          </table:table-cell>
          <table:table-cell table:formula="of:=&quot;INSERT INTO colors( name, origin, red, green, blue, hex) VALUES('&quot; &amp; TRIM([.B347]) &amp;&quot;', 'http://www.two4u.com/color/big-table.html',&quot; &amp; [.D347] &amp;&quot;,&quot; &amp; [.E347] &amp;&quot;,&quot; &amp; [.F347] &amp;&quot;,'&quot; &amp; [.C347] &amp;&quot;');&quot;" office:value-type="string" office:string-value="INSERT INTO colors( name, origin, red, green, blue, hex) VALUES('MidnightBlue', 'http://www.two4u.com/color/big-table.html',25,25,112,'#191970');" calcext:value-type="string">
            <text:p>INSERT INTO colors( name, origin, red, green, blue, hex) VALUES('MidnightBlue', 'http://www.two4u.com/color/big-table.html',25,25,112,'#191970');</text:p>
          </table:table-cell>
        </table:table-row>
        <table:table-row table:style-name="ro3">
          <table:table-cell table:style-name="ce34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5fffa-0-0-0-0-0-0-1-0-0-0-0-?1,1" xlink:type="simple">MintCream</text:a> </text:p>
          </table:table-cell>
          <table:table-cell office:value-type="string" calcext:value-type="string">
            <text:p>#f5fffa</text:p>
          </table:table-cell>
          <table:table-cell table:formula="of:=HEX2DEC(MID([.C348];2;2))" office:value-type="float" office:value="245" calcext:value-type="float">
            <text:p>245</text:p>
          </table:table-cell>
          <table:table-cell table:formula="of:=HEX2DEC(MID([.C348];4;2))" office:value-type="float" office:value="255" calcext:value-type="float">
            <text:p>255</text:p>
          </table:table-cell>
          <table:table-cell table:formula="of:=HEX2DEC(MID([.C348];6;2))" office:value-type="float" office:value="250" calcext:value-type="float">
            <text:p>250</text:p>
          </table:table-cell>
          <table:table-cell table:formula="of:=&quot;INSERT INTO colors( name, origin, red, green, blue, hex) VALUES('&quot; &amp; TRIM([.B348]) &amp;&quot;', 'http://www.two4u.com/color/big-table.html',&quot; &amp; [.D348] &amp;&quot;,&quot; &amp; [.E348] &amp;&quot;,&quot; &amp; [.F348] &amp;&quot;,'&quot; &amp; [.C348] &amp;&quot;');&quot;" office:value-type="string" office:string-value="INSERT INTO colors( name, origin, red, green, blue, hex) VALUES('MintCream', 'http://www.two4u.com/color/big-table.html',245,255,250,'#f5fffa');" calcext:value-type="string">
            <text:p>INSERT INTO colors( name, origin, red, green, blue, hex) VALUES('MintCream', 'http://www.two4u.com/color/big-table.html',245,255,250,'#f5fffa');</text:p>
          </table:table-cell>
        </table:table-row>
        <table:table-row table:style-name="ro3">
          <table:table-cell table:style-name="ce34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4e1-0-0-0-0-0-0-1-0-0-0-0-?1,1" xlink:type="simple">MistyRose1</text:a> </text:p>
          </table:table-cell>
          <table:table-cell office:value-type="string" calcext:value-type="string">
            <text:p>#ffe4e1</text:p>
          </table:table-cell>
          <table:table-cell table:formula="of:=HEX2DEC(MID([.C349];2;2))" office:value-type="float" office:value="255" calcext:value-type="float">
            <text:p>255</text:p>
          </table:table-cell>
          <table:table-cell table:formula="of:=HEX2DEC(MID([.C349];4;2))" office:value-type="float" office:value="228" calcext:value-type="float">
            <text:p>228</text:p>
          </table:table-cell>
          <table:table-cell table:formula="of:=HEX2DEC(MID([.C349];6;2))" office:value-type="float" office:value="225" calcext:value-type="float">
            <text:p>225</text:p>
          </table:table-cell>
          <table:table-cell table:formula="of:=&quot;INSERT INTO colors( name, origin, red, green, blue, hex) VALUES('&quot; &amp; TRIM([.B349]) &amp;&quot;', 'http://www.two4u.com/color/big-table.html',&quot; &amp; [.D349] &amp;&quot;,&quot; &amp; [.E349] &amp;&quot;,&quot; &amp; [.F349] &amp;&quot;,'&quot; &amp; [.C349] &amp;&quot;');&quot;" office:value-type="string" office:string-value="INSERT INTO colors( name, origin, red, green, blue, hex) VALUES('MistyRose1', 'http://www.two4u.com/color/big-table.html',255,228,225,'#ffe4e1');" calcext:value-type="string">
            <text:p>INSERT INTO colors( name, origin, red, green, blue, hex) VALUES('MistyRose1', 'http://www.two4u.com/color/big-table.html',255,228,225,'#ffe4e1');</text:p>
          </table:table-cell>
        </table:table-row>
        <table:table-row table:style-name="ro3">
          <table:table-cell table:style-name="ce34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5d2-0-0-0-0-0-0-1-0-0-0-0-?1,1" xlink:type="simple">MistyRose2</text:a> </text:p>
          </table:table-cell>
          <table:table-cell office:value-type="string" calcext:value-type="string">
            <text:p>#eed5d2</text:p>
          </table:table-cell>
          <table:table-cell table:formula="of:=HEX2DEC(MID([.C350];2;2))" office:value-type="float" office:value="238" calcext:value-type="float">
            <text:p>238</text:p>
          </table:table-cell>
          <table:table-cell table:formula="of:=HEX2DEC(MID([.C350];4;2))" office:value-type="float" office:value="213" calcext:value-type="float">
            <text:p>213</text:p>
          </table:table-cell>
          <table:table-cell table:formula="of:=HEX2DEC(MID([.C350];6;2))" office:value-type="float" office:value="210" calcext:value-type="float">
            <text:p>210</text:p>
          </table:table-cell>
          <table:table-cell table:formula="of:=&quot;INSERT INTO colors( name, origin, red, green, blue, hex) VALUES('&quot; &amp; TRIM([.B350]) &amp;&quot;', 'http://www.two4u.com/color/big-table.html',&quot; &amp; [.D350] &amp;&quot;,&quot; &amp; [.E350] &amp;&quot;,&quot; &amp; [.F350] &amp;&quot;,'&quot; &amp; [.C350] &amp;&quot;');&quot;" office:value-type="string" office:string-value="INSERT INTO colors( name, origin, red, green, blue, hex) VALUES('MistyRose2', 'http://www.two4u.com/color/big-table.html',238,213,210,'#eed5d2');" calcext:value-type="string">
            <text:p>INSERT INTO colors( name, origin, red, green, blue, hex) VALUES('MistyRose2', 'http://www.two4u.com/color/big-table.html',238,213,210,'#eed5d2');</text:p>
          </table:table-cell>
        </table:table-row>
        <table:table-row table:style-name="ro3">
          <table:table-cell table:style-name="ce34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b7b5-0-0-0-0-0-0-1-0-0-0-0-?1,1" xlink:type="simple">MistyRose3</text:a> </text:p>
          </table:table-cell>
          <table:table-cell office:value-type="string" calcext:value-type="string">
            <text:p>#cdb7b5</text:p>
          </table:table-cell>
          <table:table-cell table:formula="of:=HEX2DEC(MID([.C351];2;2))" office:value-type="float" office:value="205" calcext:value-type="float">
            <text:p>205</text:p>
          </table:table-cell>
          <table:table-cell table:formula="of:=HEX2DEC(MID([.C351];4;2))" office:value-type="float" office:value="183" calcext:value-type="float">
            <text:p>183</text:p>
          </table:table-cell>
          <table:table-cell table:formula="of:=HEX2DEC(MID([.C351];6;2))" office:value-type="float" office:value="181" calcext:value-type="float">
            <text:p>181</text:p>
          </table:table-cell>
          <table:table-cell table:formula="of:=&quot;INSERT INTO colors( name, origin, red, green, blue, hex) VALUES('&quot; &amp; TRIM([.B351]) &amp;&quot;', 'http://www.two4u.com/color/big-table.html',&quot; &amp; [.D351] &amp;&quot;,&quot; &amp; [.E351] &amp;&quot;,&quot; &amp; [.F351] &amp;&quot;,'&quot; &amp; [.C351] &amp;&quot;');&quot;" office:value-type="string" office:string-value="INSERT INTO colors( name, origin, red, green, blue, hex) VALUES('MistyRose3', 'http://www.two4u.com/color/big-table.html',205,183,181,'#cdb7b5');" calcext:value-type="string">
            <text:p>INSERT INTO colors( name, origin, red, green, blue, hex) VALUES('MistyRose3', 'http://www.two4u.com/color/big-table.html',205,183,181,'#cdb7b5');</text:p>
          </table:table-cell>
        </table:table-row>
        <table:table-row table:style-name="ro3">
          <table:table-cell table:style-name="ce34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d7b-0-0-0-0-0-0-1-0-0-0-0-?1,1" xlink:type="simple">MistyRose4</text:a> </text:p>
          </table:table-cell>
          <table:table-cell office:value-type="string" calcext:value-type="string">
            <text:p>#8b7d7b</text:p>
          </table:table-cell>
          <table:table-cell table:formula="of:=HEX2DEC(MID([.C352];2;2))" office:value-type="float" office:value="139" calcext:value-type="float">
            <text:p>139</text:p>
          </table:table-cell>
          <table:table-cell table:formula="of:=HEX2DEC(MID([.C352];4;2))" office:value-type="float" office:value="125" calcext:value-type="float">
            <text:p>125</text:p>
          </table:table-cell>
          <table:table-cell table:formula="of:=HEX2DEC(MID([.C352];6;2))" office:value-type="float" office:value="123" calcext:value-type="float">
            <text:p>123</text:p>
          </table:table-cell>
          <table:table-cell table:formula="of:=&quot;INSERT INTO colors( name, origin, red, green, blue, hex) VALUES('&quot; &amp; TRIM([.B352]) &amp;&quot;', 'http://www.two4u.com/color/big-table.html',&quot; &amp; [.D352] &amp;&quot;,&quot; &amp; [.E352] &amp;&quot;,&quot; &amp; [.F352] &amp;&quot;,'&quot; &amp; [.C352] &amp;&quot;');&quot;" office:value-type="string" office:string-value="INSERT INTO colors( name, origin, red, green, blue, hex) VALUES('MistyRose4', 'http://www.two4u.com/color/big-table.html',139,125,123,'#8b7d7b');" calcext:value-type="string">
            <text:p>INSERT INTO colors( name, origin, red, green, blue, hex) VALUES('MistyRose4', 'http://www.two4u.com/color/big-table.html',139,125,123,'#8b7d7b');</text:p>
          </table:table-cell>
        </table:table-row>
        <table:table-row table:style-name="ro3">
          <table:table-cell table:style-name="ce34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4b5-0-0-0-0-0-0-1-0-0-0-0-?1,1" xlink:type="simple">moccasin</text:a> </text:p>
          </table:table-cell>
          <table:table-cell office:value-type="string" calcext:value-type="string">
            <text:p>#ffe4b5</text:p>
          </table:table-cell>
          <table:table-cell table:formula="of:=HEX2DEC(MID([.C353];2;2))" office:value-type="float" office:value="255" calcext:value-type="float">
            <text:p>255</text:p>
          </table:table-cell>
          <table:table-cell table:formula="of:=HEX2DEC(MID([.C353];4;2))" office:value-type="float" office:value="228" calcext:value-type="float">
            <text:p>228</text:p>
          </table:table-cell>
          <table:table-cell table:formula="of:=HEX2DEC(MID([.C353];6;2))" office:value-type="float" office:value="181" calcext:value-type="float">
            <text:p>181</text:p>
          </table:table-cell>
          <table:table-cell table:formula="of:=&quot;INSERT INTO colors( name, origin, red, green, blue, hex) VALUES('&quot; &amp; TRIM([.B353]) &amp;&quot;', 'http://www.two4u.com/color/big-table.html',&quot; &amp; [.D353] &amp;&quot;,&quot; &amp; [.E353] &amp;&quot;,&quot; &amp; [.F353] &amp;&quot;,'&quot; &amp; [.C353] &amp;&quot;');&quot;" office:value-type="string" office:string-value="INSERT INTO colors( name, origin, red, green, blue, hex) VALUES('moccasin', 'http://www.two4u.com/color/big-table.html',255,228,181,'#ffe4b5');" calcext:value-type="string">
            <text:p>INSERT INTO colors( name, origin, red, green, blue, hex) VALUES('moccasin', 'http://www.two4u.com/color/big-table.html',255,228,181,'#ffe4b5');</text:p>
          </table:table-cell>
        </table:table-row>
        <table:table-row table:style-name="ro3">
          <table:table-cell table:style-name="ce34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dead-0-0-0-0-0-0-1-0-0-0-0-?1,1" xlink:type="simple">NavajoWhite1</text:a> </text:p>
          </table:table-cell>
          <table:table-cell office:value-type="string" calcext:value-type="string">
            <text:p>#ffdead</text:p>
          </table:table-cell>
          <table:table-cell table:formula="of:=HEX2DEC(MID([.C354];2;2))" office:value-type="float" office:value="255" calcext:value-type="float">
            <text:p>255</text:p>
          </table:table-cell>
          <table:table-cell table:formula="of:=HEX2DEC(MID([.C354];4;2))" office:value-type="float" office:value="222" calcext:value-type="float">
            <text:p>222</text:p>
          </table:table-cell>
          <table:table-cell table:formula="of:=HEX2DEC(MID([.C354];6;2))" office:value-type="float" office:value="173" calcext:value-type="float">
            <text:p>173</text:p>
          </table:table-cell>
          <table:table-cell table:formula="of:=&quot;INSERT INTO colors( name, origin, red, green, blue, hex) VALUES('&quot; &amp; TRIM([.B354]) &amp;&quot;', 'http://www.two4u.com/color/big-table.html',&quot; &amp; [.D354] &amp;&quot;,&quot; &amp; [.E354] &amp;&quot;,&quot; &amp; [.F354] &amp;&quot;,'&quot; &amp; [.C354] &amp;&quot;');&quot;" office:value-type="string" office:string-value="INSERT INTO colors( name, origin, red, green, blue, hex) VALUES('NavajoWhite1', 'http://www.two4u.com/color/big-table.html',255,222,173,'#ffdead');" calcext:value-type="string">
            <text:p>INSERT INTO colors( name, origin, red, green, blue, hex) VALUES('NavajoWhite1', 'http://www.two4u.com/color/big-table.html',255,222,173,'#ffdead');</text:p>
          </table:table-cell>
        </table:table-row>
        <table:table-row table:style-name="ro3">
          <table:table-cell table:style-name="ce34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cfa1-0-0-0-0-0-0-1-0-0-0-0-?1,1" xlink:type="simple">NavajoWhite2</text:a> </text:p>
          </table:table-cell>
          <table:table-cell office:value-type="string" calcext:value-type="string">
            <text:p>#eecfa1</text:p>
          </table:table-cell>
          <table:table-cell table:formula="of:=HEX2DEC(MID([.C355];2;2))" office:value-type="float" office:value="238" calcext:value-type="float">
            <text:p>238</text:p>
          </table:table-cell>
          <table:table-cell table:formula="of:=HEX2DEC(MID([.C355];4;2))" office:value-type="float" office:value="207" calcext:value-type="float">
            <text:p>207</text:p>
          </table:table-cell>
          <table:table-cell table:formula="of:=HEX2DEC(MID([.C355];6;2))" office:value-type="float" office:value="161" calcext:value-type="float">
            <text:p>161</text:p>
          </table:table-cell>
          <table:table-cell table:formula="of:=&quot;INSERT INTO colors( name, origin, red, green, blue, hex) VALUES('&quot; &amp; TRIM([.B355]) &amp;&quot;', 'http://www.two4u.com/color/big-table.html',&quot; &amp; [.D355] &amp;&quot;,&quot; &amp; [.E355] &amp;&quot;,&quot; &amp; [.F355] &amp;&quot;,'&quot; &amp; [.C355] &amp;&quot;');&quot;" office:value-type="string" office:string-value="INSERT INTO colors( name, origin, red, green, blue, hex) VALUES('NavajoWhite2', 'http://www.two4u.com/color/big-table.html',238,207,161,'#eecfa1');" calcext:value-type="string">
            <text:p>INSERT INTO colors( name, origin, red, green, blue, hex) VALUES('NavajoWhite2', 'http://www.two4u.com/color/big-table.html',238,207,161,'#eecfa1');</text:p>
          </table:table-cell>
        </table:table-row>
        <table:table-row table:style-name="ro3">
          <table:table-cell table:style-name="ce35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b38b-0-0-0-0-0-0-1-0-0-0-0-?1,1" xlink:type="simple">NavajoWhite3</text:a> </text:p>
          </table:table-cell>
          <table:table-cell office:value-type="string" calcext:value-type="string">
            <text:p>#cdb38b</text:p>
          </table:table-cell>
          <table:table-cell table:formula="of:=HEX2DEC(MID([.C356];2;2))" office:value-type="float" office:value="205" calcext:value-type="float">
            <text:p>205</text:p>
          </table:table-cell>
          <table:table-cell table:formula="of:=HEX2DEC(MID([.C356];4;2))" office:value-type="float" office:value="179" calcext:value-type="float">
            <text:p>179</text:p>
          </table:table-cell>
          <table:table-cell table:formula="of:=HEX2DEC(MID([.C356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56]) &amp;&quot;', 'http://www.two4u.com/color/big-table.html',&quot; &amp; [.D356] &amp;&quot;,&quot; &amp; [.E356] &amp;&quot;,&quot; &amp; [.F356] &amp;&quot;,'&quot; &amp; [.C356] &amp;&quot;');&quot;" office:value-type="string" office:string-value="INSERT INTO colors( name, origin, red, green, blue, hex) VALUES('NavajoWhite3', 'http://www.two4u.com/color/big-table.html',205,179,139,'#cdb38b');" calcext:value-type="string">
            <text:p>INSERT INTO colors( name, origin, red, green, blue, hex) VALUES('NavajoWhite3', 'http://www.two4u.com/color/big-table.html',205,179,139,'#cdb38b');</text:p>
          </table:table-cell>
        </table:table-row>
        <table:table-row table:style-name="ro3">
          <table:table-cell table:style-name="ce35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95e-0-0-0-0-0-0-1-0-0-0-0-?1,1" xlink:type="simple">NavajoWhite4</text:a> </text:p>
          </table:table-cell>
          <table:table-cell office:value-type="string" calcext:value-type="string">
            <text:p>#8b795e</text:p>
          </table:table-cell>
          <table:table-cell table:formula="of:=HEX2DEC(MID([.C357];2;2))" office:value-type="float" office:value="139" calcext:value-type="float">
            <text:p>139</text:p>
          </table:table-cell>
          <table:table-cell table:formula="of:=HEX2DEC(MID([.C357];4;2))" office:value-type="float" office:value="121" calcext:value-type="float">
            <text:p>121</text:p>
          </table:table-cell>
          <table:table-cell table:formula="of:=HEX2DEC(MID([.C357];6;2))" office:value-type="float" office:value="94" calcext:value-type="float">
            <text:p>94</text:p>
          </table:table-cell>
          <table:table-cell table:formula="of:=&quot;INSERT INTO colors( name, origin, red, green, blue, hex) VALUES('&quot; &amp; TRIM([.B357]) &amp;&quot;', 'http://www.two4u.com/color/big-table.html',&quot; &amp; [.D357] &amp;&quot;,&quot; &amp; [.E357] &amp;&quot;,&quot; &amp; [.F357] &amp;&quot;,'&quot; &amp; [.C357] &amp;&quot;');&quot;" office:value-type="string" office:string-value="INSERT INTO colors( name, origin, red, green, blue, hex) VALUES('NavajoWhite4', 'http://www.two4u.com/color/big-table.html',139,121,94,'#8b795e');" calcext:value-type="string">
            <text:p>INSERT INTO colors( name, origin, red, green, blue, hex) VALUES('NavajoWhite4', 'http://www.two4u.com/color/big-table.html',139,121,94,'#8b795e');</text:p>
          </table:table-cell>
        </table:table-row>
        <table:table-row table:style-name="ro3">
          <table:table-cell table:style-name="ce35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0080-0-0-0-0-0-0-1-0-0-0-0-?1,1" xlink:type="simple">NavyBlue</text:a> </text:p>
          </table:table-cell>
          <table:table-cell office:value-type="string" calcext:value-type="string">
            <text:p>#000080</text:p>
          </table:table-cell>
          <table:table-cell table:formula="of:=HEX2DEC(MID([.C358];2;2))" office:value-type="float" office:value="0" calcext:value-type="float">
            <text:p>0</text:p>
          </table:table-cell>
          <table:table-cell table:formula="of:=HEX2DEC(MID([.C358];4;2))" office:value-type="float" office:value="0" calcext:value-type="float">
            <text:p>0</text:p>
          </table:table-cell>
          <table:table-cell table:formula="of:=HEX2DEC(MID([.C358];6;2))" office:value-type="float" office:value="128" calcext:value-type="float">
            <text:p>128</text:p>
          </table:table-cell>
          <table:table-cell table:formula="of:=&quot;INSERT INTO colors( name, origin, red, green, blue, hex) VALUES('&quot; &amp; TRIM([.B358]) &amp;&quot;', 'http://www.two4u.com/color/big-table.html',&quot; &amp; [.D358] &amp;&quot;,&quot; &amp; [.E358] &amp;&quot;,&quot; &amp; [.F358] &amp;&quot;,'&quot; &amp; [.C358] &amp;&quot;');&quot;" office:value-type="string" office:string-value="INSERT INTO colors( name, origin, red, green, blue, hex) VALUES('NavyBlue', 'http://www.two4u.com/color/big-table.html',0,0,128,'#000080');" calcext:value-type="string">
            <text:p>INSERT INTO colors( name, origin, red, green, blue, hex) VALUES('NavyBlue', 'http://www.two4u.com/color/big-table.html',0,0,128,'#000080');</text:p>
          </table:table-cell>
        </table:table-row>
        <table:table-row table:style-name="ro3">
          <table:table-cell table:style-name="ce35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df5e6-0-0-0-0-0-0-1-0-0-0-0-?1,1" xlink:type="simple">OldLace</text:a> </text:p>
          </table:table-cell>
          <table:table-cell office:value-type="string" calcext:value-type="string">
            <text:p>#fdf5e6</text:p>
          </table:table-cell>
          <table:table-cell table:formula="of:=HEX2DEC(MID([.C359];2;2))" office:value-type="float" office:value="253" calcext:value-type="float">
            <text:p>253</text:p>
          </table:table-cell>
          <table:table-cell table:formula="of:=HEX2DEC(MID([.C359];4;2))" office:value-type="float" office:value="245" calcext:value-type="float">
            <text:p>245</text:p>
          </table:table-cell>
          <table:table-cell table:formula="of:=HEX2DEC(MID([.C359];6;2))" office:value-type="float" office:value="230" calcext:value-type="float">
            <text:p>230</text:p>
          </table:table-cell>
          <table:table-cell table:formula="of:=&quot;INSERT INTO colors( name, origin, red, green, blue, hex) VALUES('&quot; &amp; TRIM([.B359]) &amp;&quot;', 'http://www.two4u.com/color/big-table.html',&quot; &amp; [.D359] &amp;&quot;,&quot; &amp; [.E359] &amp;&quot;,&quot; &amp; [.F359] &amp;&quot;,'&quot; &amp; [.C359] &amp;&quot;');&quot;" office:value-type="string" office:string-value="INSERT INTO colors( name, origin, red, green, blue, hex) VALUES('OldLace', 'http://www.two4u.com/color/big-table.html',253,245,230,'#fdf5e6');" calcext:value-type="string">
            <text:p>INSERT INTO colors( name, origin, red, green, blue, hex) VALUES('OldLace', 'http://www.two4u.com/color/big-table.html',253,245,230,'#fdf5e6');</text:p>
          </table:table-cell>
        </table:table-row>
        <table:table-row table:style-name="ro3">
          <table:table-cell table:style-name="ce35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b8e23-0-0-0-0-0-0-1-0-0-0-0-?1,1" xlink:type="simple">OliveDrab</text:a> </text:p>
          </table:table-cell>
          <table:table-cell office:value-type="string" calcext:value-type="string">
            <text:p>#6b8e23</text:p>
          </table:table-cell>
          <table:table-cell table:formula="of:=HEX2DEC(MID([.C360];2;2))" office:value-type="float" office:value="107" calcext:value-type="float">
            <text:p>107</text:p>
          </table:table-cell>
          <table:table-cell table:formula="of:=HEX2DEC(MID([.C360];4;2))" office:value-type="float" office:value="142" calcext:value-type="float">
            <text:p>142</text:p>
          </table:table-cell>
          <table:table-cell table:formula="of:=HEX2DEC(MID([.C360];6;2))" office:value-type="float" office:value="35" calcext:value-type="float">
            <text:p>35</text:p>
          </table:table-cell>
          <table:table-cell table:formula="of:=&quot;INSERT INTO colors( name, origin, red, green, blue, hex) VALUES('&quot; &amp; TRIM([.B360]) &amp;&quot;', 'http://www.two4u.com/color/big-table.html',&quot; &amp; [.D360] &amp;&quot;,&quot; &amp; [.E360] &amp;&quot;,&quot; &amp; [.F360] &amp;&quot;,'&quot; &amp; [.C360] &amp;&quot;');&quot;" office:value-type="string" office:string-value="INSERT INTO colors( name, origin, red, green, blue, hex) VALUES('OliveDrab', 'http://www.two4u.com/color/big-table.html',107,142,35,'#6b8e23');" calcext:value-type="string">
            <text:p>INSERT INTO colors( name, origin, red, green, blue, hex) VALUES('OliveDrab', 'http://www.two4u.com/color/big-table.html',107,142,35,'#6b8e23');</text:p>
          </table:table-cell>
        </table:table-row>
        <table:table-row table:style-name="ro3">
          <table:table-cell table:style-name="ce35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0ff3e-0-0-0-0-0-0-1-0-0-0-0-?1,1" xlink:type="simple">OliveDrab1</text:a> </text:p>
          </table:table-cell>
          <table:table-cell office:value-type="string" calcext:value-type="string">
            <text:p>#c0ff3e</text:p>
          </table:table-cell>
          <table:table-cell table:formula="of:=HEX2DEC(MID([.C361];2;2))" office:value-type="float" office:value="192" calcext:value-type="float">
            <text:p>192</text:p>
          </table:table-cell>
          <table:table-cell table:formula="of:=HEX2DEC(MID([.C361];4;2))" office:value-type="float" office:value="255" calcext:value-type="float">
            <text:p>255</text:p>
          </table:table-cell>
          <table:table-cell table:formula="of:=HEX2DEC(MID([.C361];6;2))" office:value-type="float" office:value="62" calcext:value-type="float">
            <text:p>62</text:p>
          </table:table-cell>
          <table:table-cell table:formula="of:=&quot;INSERT INTO colors( name, origin, red, green, blue, hex) VALUES('&quot; &amp; TRIM([.B361]) &amp;&quot;', 'http://www.two4u.com/color/big-table.html',&quot; &amp; [.D361] &amp;&quot;,&quot; &amp; [.E361] &amp;&quot;,&quot; &amp; [.F361] &amp;&quot;,'&quot; &amp; [.C361] &amp;&quot;');&quot;" office:value-type="string" office:string-value="INSERT INTO colors( name, origin, red, green, blue, hex) VALUES('OliveDrab1', 'http://www.two4u.com/color/big-table.html',192,255,62,'#c0ff3e');" calcext:value-type="string">
            <text:p>INSERT INTO colors( name, origin, red, green, blue, hex) VALUES('OliveDrab1', 'http://www.two4u.com/color/big-table.html',192,255,62,'#c0ff3e');</text:p>
          </table:table-cell>
        </table:table-row>
        <table:table-row table:style-name="ro3">
          <table:table-cell table:style-name="ce35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3ee3a-0-0-0-0-0-0-1-0-0-0-0-?1,1" xlink:type="simple">OliveDrab2</text:a> </text:p>
          </table:table-cell>
          <table:table-cell office:value-type="string" calcext:value-type="string">
            <text:p>#b3ee3a</text:p>
          </table:table-cell>
          <table:table-cell table:formula="of:=HEX2DEC(MID([.C362];2;2))" office:value-type="float" office:value="179" calcext:value-type="float">
            <text:p>179</text:p>
          </table:table-cell>
          <table:table-cell table:formula="of:=HEX2DEC(MID([.C362];4;2))" office:value-type="float" office:value="238" calcext:value-type="float">
            <text:p>238</text:p>
          </table:table-cell>
          <table:table-cell table:formula="of:=HEX2DEC(MID([.C362];6;2))" office:value-type="float" office:value="58" calcext:value-type="float">
            <text:p>58</text:p>
          </table:table-cell>
          <table:table-cell table:formula="of:=&quot;INSERT INTO colors( name, origin, red, green, blue, hex) VALUES('&quot; &amp; TRIM([.B362]) &amp;&quot;', 'http://www.two4u.com/color/big-table.html',&quot; &amp; [.D362] &amp;&quot;,&quot; &amp; [.E362] &amp;&quot;,&quot; &amp; [.F362] &amp;&quot;,'&quot; &amp; [.C362] &amp;&quot;');&quot;" office:value-type="string" office:string-value="INSERT INTO colors( name, origin, red, green, blue, hex) VALUES('OliveDrab2', 'http://www.two4u.com/color/big-table.html',179,238,58,'#b3ee3a');" calcext:value-type="string">
            <text:p>INSERT INTO colors( name, origin, red, green, blue, hex) VALUES('OliveDrab2', 'http://www.two4u.com/color/big-table.html',179,238,58,'#b3ee3a');</text:p>
          </table:table-cell>
        </table:table-row>
        <table:table-row table:style-name="ro3">
          <table:table-cell table:style-name="ce35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98b22-0-0-0-0-0-0-1-0-0-0-0-?1,1" xlink:type="simple">OliveDrab4</text:a> </text:p>
          </table:table-cell>
          <table:table-cell office:value-type="string" calcext:value-type="string">
            <text:p>#698b22</text:p>
          </table:table-cell>
          <table:table-cell table:formula="of:=HEX2DEC(MID([.C363];2;2))" office:value-type="float" office:value="105" calcext:value-type="float">
            <text:p>105</text:p>
          </table:table-cell>
          <table:table-cell table:formula="of:=HEX2DEC(MID([.C363];4;2))" office:value-type="float" office:value="139" calcext:value-type="float">
            <text:p>139</text:p>
          </table:table-cell>
          <table:table-cell table:formula="of:=HEX2DEC(MID([.C363];6;2))" office:value-type="float" office:value="34" calcext:value-type="float">
            <text:p>34</text:p>
          </table:table-cell>
          <table:table-cell table:formula="of:=&quot;INSERT INTO colors( name, origin, red, green, blue, hex) VALUES('&quot; &amp; TRIM([.B363]) &amp;&quot;', 'http://www.two4u.com/color/big-table.html',&quot; &amp; [.D363] &amp;&quot;,&quot; &amp; [.E363] &amp;&quot;,&quot; &amp; [.F363] &amp;&quot;,'&quot; &amp; [.C363] &amp;&quot;');&quot;" office:value-type="string" office:string-value="INSERT INTO colors( name, origin, red, green, blue, hex) VALUES('OliveDrab4', 'http://www.two4u.com/color/big-table.html',105,139,34,'#698b22');" calcext:value-type="string">
            <text:p>INSERT INTO colors( name, origin, red, green, blue, hex) VALUES('OliveDrab4', 'http://www.two4u.com/color/big-table.html',105,139,34,'#698b22');</text:p>
          </table:table-cell>
        </table:table-row>
        <table:table-row table:style-name="ro3">
          <table:table-cell table:style-name="ce35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a500-0-0-0-0-0-0-1-0-0-0-0-?1,1" xlink:type="simple">orange1</text:a> </text:p>
          </table:table-cell>
          <table:table-cell office:value-type="string" calcext:value-type="string">
            <text:p>#ffa500</text:p>
          </table:table-cell>
          <table:table-cell table:formula="of:=HEX2DEC(MID([.C364];2;2))" office:value-type="float" office:value="255" calcext:value-type="float">
            <text:p>255</text:p>
          </table:table-cell>
          <table:table-cell table:formula="of:=HEX2DEC(MID([.C364];4;2))" office:value-type="float" office:value="165" calcext:value-type="float">
            <text:p>165</text:p>
          </table:table-cell>
          <table:table-cell table:formula="of:=HEX2DEC(MID([.C364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64]) &amp;&quot;', 'http://www.two4u.com/color/big-table.html',&quot; &amp; [.D364] &amp;&quot;,&quot; &amp; [.E364] &amp;&quot;,&quot; &amp; [.F364] &amp;&quot;,'&quot; &amp; [.C364] &amp;&quot;');&quot;" office:value-type="string" office:string-value="INSERT INTO colors( name, origin, red, green, blue, hex) VALUES('orange1', 'http://www.two4u.com/color/big-table.html',255,165,0,'#ffa500');" calcext:value-type="string">
            <text:p>INSERT INTO colors( name, origin, red, green, blue, hex) VALUES('orange1', 'http://www.two4u.com/color/big-table.html',255,165,0,'#ffa500');</text:p>
          </table:table-cell>
        </table:table-row>
        <table:table-row table:style-name="ro3">
          <table:table-cell table:style-name="ce35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9a00-0-0-0-0-0-0-1-0-0-0-0-?1,1" xlink:type="simple">orange2</text:a> </text:p>
          </table:table-cell>
          <table:table-cell office:value-type="string" calcext:value-type="string">
            <text:p>#ee9a00</text:p>
          </table:table-cell>
          <table:table-cell table:formula="of:=HEX2DEC(MID([.C365];2;2))" office:value-type="float" office:value="238" calcext:value-type="float">
            <text:p>238</text:p>
          </table:table-cell>
          <table:table-cell table:formula="of:=HEX2DEC(MID([.C365];4;2))" office:value-type="float" office:value="154" calcext:value-type="float">
            <text:p>154</text:p>
          </table:table-cell>
          <table:table-cell table:formula="of:=HEX2DEC(MID([.C365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65]) &amp;&quot;', 'http://www.two4u.com/color/big-table.html',&quot; &amp; [.D365] &amp;&quot;,&quot; &amp; [.E365] &amp;&quot;,&quot; &amp; [.F365] &amp;&quot;,'&quot; &amp; [.C365] &amp;&quot;');&quot;" office:value-type="string" office:string-value="INSERT INTO colors( name, origin, red, green, blue, hex) VALUES('orange2', 'http://www.two4u.com/color/big-table.html',238,154,0,'#ee9a00');" calcext:value-type="string">
            <text:p>INSERT INTO colors( name, origin, red, green, blue, hex) VALUES('orange2', 'http://www.two4u.com/color/big-table.html',238,154,0,'#ee9a00');</text:p>
          </table:table-cell>
        </table:table-row>
        <table:table-row table:style-name="ro3">
          <table:table-cell table:style-name="ce36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8500-0-0-0-0-0-0-1-0-0-0-0-?1,1" xlink:type="simple">orange3</text:a> </text:p>
          </table:table-cell>
          <table:table-cell office:value-type="string" calcext:value-type="string">
            <text:p>#cd8500</text:p>
          </table:table-cell>
          <table:table-cell table:formula="of:=HEX2DEC(MID([.C366];2;2))" office:value-type="float" office:value="205" calcext:value-type="float">
            <text:p>205</text:p>
          </table:table-cell>
          <table:table-cell table:formula="of:=HEX2DEC(MID([.C366];4;2))" office:value-type="float" office:value="133" calcext:value-type="float">
            <text:p>133</text:p>
          </table:table-cell>
          <table:table-cell table:formula="of:=HEX2DEC(MID([.C366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66]) &amp;&quot;', 'http://www.two4u.com/color/big-table.html',&quot; &amp; [.D366] &amp;&quot;,&quot; &amp; [.E366] &amp;&quot;,&quot; &amp; [.F366] &amp;&quot;,'&quot; &amp; [.C366] &amp;&quot;');&quot;" office:value-type="string" office:string-value="INSERT INTO colors( name, origin, red, green, blue, hex) VALUES('orange3', 'http://www.two4u.com/color/big-table.html',205,133,0,'#cd8500');" calcext:value-type="string">
            <text:p>INSERT INTO colors( name, origin, red, green, blue, hex) VALUES('orange3', 'http://www.two4u.com/color/big-table.html',205,133,0,'#cd8500');</text:p>
          </table:table-cell>
        </table:table-row>
        <table:table-row table:style-name="ro3">
          <table:table-cell table:style-name="ce36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5a00-0-0-0-0-0-0-1-0-0-0-0-?1,1" xlink:type="simple">orange4</text:a> </text:p>
          </table:table-cell>
          <table:table-cell office:value-type="string" calcext:value-type="string">
            <text:p>#8b5a00</text:p>
          </table:table-cell>
          <table:table-cell table:formula="of:=HEX2DEC(MID([.C367];2;2))" office:value-type="float" office:value="139" calcext:value-type="float">
            <text:p>139</text:p>
          </table:table-cell>
          <table:table-cell table:formula="of:=HEX2DEC(MID([.C367];4;2))" office:value-type="float" office:value="90" calcext:value-type="float">
            <text:p>90</text:p>
          </table:table-cell>
          <table:table-cell table:formula="of:=HEX2DEC(MID([.C367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67]) &amp;&quot;', 'http://www.two4u.com/color/big-table.html',&quot; &amp; [.D367] &amp;&quot;,&quot; &amp; [.E367] &amp;&quot;,&quot; &amp; [.F367] &amp;&quot;,'&quot; &amp; [.C367] &amp;&quot;');&quot;" office:value-type="string" office:string-value="INSERT INTO colors( name, origin, red, green, blue, hex) VALUES('orange4', 'http://www.two4u.com/color/big-table.html',139,90,0,'#8b5a00');" calcext:value-type="string">
            <text:p>INSERT INTO colors( name, origin, red, green, blue, hex) VALUES('orange4', 'http://www.two4u.com/color/big-table.html',139,90,0,'#8b5a00');</text:p>
          </table:table-cell>
        </table:table-row>
        <table:table-row table:style-name="ro3">
          <table:table-cell table:style-name="ce36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4500-0-0-0-0-0-0-1-0-0-0-0-?1,1" xlink:type="simple">OrangeRed1</text:a> </text:p>
          </table:table-cell>
          <table:table-cell office:value-type="string" calcext:value-type="string">
            <text:p>#ff4500</text:p>
          </table:table-cell>
          <table:table-cell table:formula="of:=HEX2DEC(MID([.C368];2;2))" office:value-type="float" office:value="255" calcext:value-type="float">
            <text:p>255</text:p>
          </table:table-cell>
          <table:table-cell table:formula="of:=HEX2DEC(MID([.C368];4;2))" office:value-type="float" office:value="69" calcext:value-type="float">
            <text:p>69</text:p>
          </table:table-cell>
          <table:table-cell table:formula="of:=HEX2DEC(MID([.C368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68]) &amp;&quot;', 'http://www.two4u.com/color/big-table.html',&quot; &amp; [.D368] &amp;&quot;,&quot; &amp; [.E368] &amp;&quot;,&quot; &amp; [.F368] &amp;&quot;,'&quot; &amp; [.C368] &amp;&quot;');&quot;" office:value-type="string" office:string-value="INSERT INTO colors( name, origin, red, green, blue, hex) VALUES('OrangeRed1', 'http://www.two4u.com/color/big-table.html',255,69,0,'#ff4500');" calcext:value-type="string">
            <text:p>INSERT INTO colors( name, origin, red, green, blue, hex) VALUES('OrangeRed1', 'http://www.two4u.com/color/big-table.html',255,69,0,'#ff4500');</text:p>
          </table:table-cell>
        </table:table-row>
        <table:table-row table:style-name="ro3">
          <table:table-cell table:style-name="ce36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4000-0-0-0-0-0-0-1-0-0-0-0-?1,1" xlink:type="simple">OrangeRed2</text:a> </text:p>
          </table:table-cell>
          <table:table-cell office:value-type="string" calcext:value-type="string">
            <text:p>#ee4000</text:p>
          </table:table-cell>
          <table:table-cell table:formula="of:=HEX2DEC(MID([.C369];2;2))" office:value-type="float" office:value="238" calcext:value-type="float">
            <text:p>238</text:p>
          </table:table-cell>
          <table:table-cell table:formula="of:=HEX2DEC(MID([.C369];4;2))" office:value-type="float" office:value="64" calcext:value-type="float">
            <text:p>64</text:p>
          </table:table-cell>
          <table:table-cell table:formula="of:=HEX2DEC(MID([.C369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69]) &amp;&quot;', 'http://www.two4u.com/color/big-table.html',&quot; &amp; [.D369] &amp;&quot;,&quot; &amp; [.E369] &amp;&quot;,&quot; &amp; [.F369] &amp;&quot;,'&quot; &amp; [.C369] &amp;&quot;');&quot;" office:value-type="string" office:string-value="INSERT INTO colors( name, origin, red, green, blue, hex) VALUES('OrangeRed2', 'http://www.two4u.com/color/big-table.html',238,64,0,'#ee4000');" calcext:value-type="string">
            <text:p>INSERT INTO colors( name, origin, red, green, blue, hex) VALUES('OrangeRed2', 'http://www.two4u.com/color/big-table.html',238,64,0,'#ee4000');</text:p>
          </table:table-cell>
        </table:table-row>
        <table:table-row table:style-name="ro3">
          <table:table-cell table:style-name="ce36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3700-0-0-0-0-0-0-1-0-0-0-0-?1,1" xlink:type="simple">OrangeRed3</text:a> </text:p>
          </table:table-cell>
          <table:table-cell office:value-type="string" calcext:value-type="string">
            <text:p>#cd3700</text:p>
          </table:table-cell>
          <table:table-cell table:formula="of:=HEX2DEC(MID([.C370];2;2))" office:value-type="float" office:value="205" calcext:value-type="float">
            <text:p>205</text:p>
          </table:table-cell>
          <table:table-cell table:formula="of:=HEX2DEC(MID([.C370];4;2))" office:value-type="float" office:value="55" calcext:value-type="float">
            <text:p>55</text:p>
          </table:table-cell>
          <table:table-cell table:formula="of:=HEX2DEC(MID([.C370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70]) &amp;&quot;', 'http://www.two4u.com/color/big-table.html',&quot; &amp; [.D370] &amp;&quot;,&quot; &amp; [.E370] &amp;&quot;,&quot; &amp; [.F370] &amp;&quot;,'&quot; &amp; [.C370] &amp;&quot;');&quot;" office:value-type="string" office:string-value="INSERT INTO colors( name, origin, red, green, blue, hex) VALUES('OrangeRed3', 'http://www.two4u.com/color/big-table.html',205,55,0,'#cd3700');" calcext:value-type="string">
            <text:p>INSERT INTO colors( name, origin, red, green, blue, hex) VALUES('OrangeRed3', 'http://www.two4u.com/color/big-table.html',205,55,0,'#cd3700');</text:p>
          </table:table-cell>
        </table:table-row>
        <table:table-row table:style-name="ro3">
          <table:table-cell table:style-name="ce36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2500-0-0-0-0-0-0-1-0-0-0-0-?1,1" xlink:type="simple">OrangeRed4</text:a> </text:p>
          </table:table-cell>
          <table:table-cell office:value-type="string" calcext:value-type="string">
            <text:p>#8b2500</text:p>
          </table:table-cell>
          <table:table-cell table:formula="of:=HEX2DEC(MID([.C371];2;2))" office:value-type="float" office:value="139" calcext:value-type="float">
            <text:p>139</text:p>
          </table:table-cell>
          <table:table-cell table:formula="of:=HEX2DEC(MID([.C371];4;2))" office:value-type="float" office:value="37" calcext:value-type="float">
            <text:p>37</text:p>
          </table:table-cell>
          <table:table-cell table:formula="of:=HEX2DEC(MID([.C371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371]) &amp;&quot;', 'http://www.two4u.com/color/big-table.html',&quot; &amp; [.D371] &amp;&quot;,&quot; &amp; [.E371] &amp;&quot;,&quot; &amp; [.F371] &amp;&quot;,'&quot; &amp; [.C371] &amp;&quot;');&quot;" office:value-type="string" office:string-value="INSERT INTO colors( name, origin, red, green, blue, hex) VALUES('OrangeRed4', 'http://www.two4u.com/color/big-table.html',139,37,0,'#8b2500');" calcext:value-type="string">
            <text:p>INSERT INTO colors( name, origin, red, green, blue, hex) VALUES('OrangeRed4', 'http://www.two4u.com/color/big-table.html',139,37,0,'#8b2500');</text:p>
          </table:table-cell>
        </table:table-row>
        <table:table-row table:style-name="ro3">
          <table:table-cell table:style-name="ce36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a70d6-0-0-0-0-0-0-1-0-0-0-0-?1,1" xlink:type="simple">orchid</text:a> </text:p>
          </table:table-cell>
          <table:table-cell office:value-type="string" calcext:value-type="string">
            <text:p>#da70d6</text:p>
          </table:table-cell>
          <table:table-cell table:formula="of:=HEX2DEC(MID([.C372];2;2))" office:value-type="float" office:value="218" calcext:value-type="float">
            <text:p>218</text:p>
          </table:table-cell>
          <table:table-cell table:formula="of:=HEX2DEC(MID([.C372];4;2))" office:value-type="float" office:value="112" calcext:value-type="float">
            <text:p>112</text:p>
          </table:table-cell>
          <table:table-cell table:formula="of:=HEX2DEC(MID([.C372];6;2))" office:value-type="float" office:value="214" calcext:value-type="float">
            <text:p>214</text:p>
          </table:table-cell>
          <table:table-cell table:formula="of:=&quot;INSERT INTO colors( name, origin, red, green, blue, hex) VALUES('&quot; &amp; TRIM([.B372]) &amp;&quot;', 'http://www.two4u.com/color/big-table.html',&quot; &amp; [.D372] &amp;&quot;,&quot; &amp; [.E372] &amp;&quot;,&quot; &amp; [.F372] &amp;&quot;,'&quot; &amp; [.C372] &amp;&quot;');&quot;" office:value-type="string" office:string-value="INSERT INTO colors( name, origin, red, green, blue, hex) VALUES('orchid', 'http://www.two4u.com/color/big-table.html',218,112,214,'#da70d6');" calcext:value-type="string">
            <text:p>INSERT INTO colors( name, origin, red, green, blue, hex) VALUES('orchid', 'http://www.two4u.com/color/big-table.html',218,112,214,'#da70d6');</text:p>
          </table:table-cell>
        </table:table-row>
        <table:table-row table:style-name="ro3">
          <table:table-cell table:style-name="ce36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83fa-0-0-0-0-0-0-1-0-0-0-0-?1,1" xlink:type="simple">orchid1</text:a> </text:p>
          </table:table-cell>
          <table:table-cell office:value-type="string" calcext:value-type="string">
            <text:p>#ff83fa</text:p>
          </table:table-cell>
          <table:table-cell table:formula="of:=HEX2DEC(MID([.C373];2;2))" office:value-type="float" office:value="255" calcext:value-type="float">
            <text:p>255</text:p>
          </table:table-cell>
          <table:table-cell table:formula="of:=HEX2DEC(MID([.C373];4;2))" office:value-type="float" office:value="131" calcext:value-type="float">
            <text:p>131</text:p>
          </table:table-cell>
          <table:table-cell table:formula="of:=HEX2DEC(MID([.C373];6;2))" office:value-type="float" office:value="250" calcext:value-type="float">
            <text:p>250</text:p>
          </table:table-cell>
          <table:table-cell table:formula="of:=&quot;INSERT INTO colors( name, origin, red, green, blue, hex) VALUES('&quot; &amp; TRIM([.B373]) &amp;&quot;', 'http://www.two4u.com/color/big-table.html',&quot; &amp; [.D373] &amp;&quot;,&quot; &amp; [.E373] &amp;&quot;,&quot; &amp; [.F373] &amp;&quot;,'&quot; &amp; [.C373] &amp;&quot;');&quot;" office:value-type="string" office:string-value="INSERT INTO colors( name, origin, red, green, blue, hex) VALUES('orchid1', 'http://www.two4u.com/color/big-table.html',255,131,250,'#ff83fa');" calcext:value-type="string">
            <text:p>INSERT INTO colors( name, origin, red, green, blue, hex) VALUES('orchid1', 'http://www.two4u.com/color/big-table.html',255,131,250,'#ff83fa');</text:p>
          </table:table-cell>
        </table:table-row>
        <table:table-row table:style-name="ro3">
          <table:table-cell table:style-name="ce36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7ae9-0-0-0-0-0-0-1-0-0-0-0-?1,1" xlink:type="simple">orchid2</text:a> </text:p>
          </table:table-cell>
          <table:table-cell office:value-type="string" calcext:value-type="string">
            <text:p>#ee7ae9</text:p>
          </table:table-cell>
          <table:table-cell table:formula="of:=HEX2DEC(MID([.C374];2;2))" office:value-type="float" office:value="238" calcext:value-type="float">
            <text:p>238</text:p>
          </table:table-cell>
          <table:table-cell table:formula="of:=HEX2DEC(MID([.C374];4;2))" office:value-type="float" office:value="122" calcext:value-type="float">
            <text:p>122</text:p>
          </table:table-cell>
          <table:table-cell table:formula="of:=HEX2DEC(MID([.C374];6;2))" office:value-type="float" office:value="233" calcext:value-type="float">
            <text:p>233</text:p>
          </table:table-cell>
          <table:table-cell table:formula="of:=&quot;INSERT INTO colors( name, origin, red, green, blue, hex) VALUES('&quot; &amp; TRIM([.B374]) &amp;&quot;', 'http://www.two4u.com/color/big-table.html',&quot; &amp; [.D374] &amp;&quot;,&quot; &amp; [.E374] &amp;&quot;,&quot; &amp; [.F374] &amp;&quot;,'&quot; &amp; [.C374] &amp;&quot;');&quot;" office:value-type="string" office:string-value="INSERT INTO colors( name, origin, red, green, blue, hex) VALUES('orchid2', 'http://www.two4u.com/color/big-table.html',238,122,233,'#ee7ae9');" calcext:value-type="string">
            <text:p>INSERT INTO colors( name, origin, red, green, blue, hex) VALUES('orchid2', 'http://www.two4u.com/color/big-table.html',238,122,233,'#ee7ae9');</text:p>
          </table:table-cell>
        </table:table-row>
        <table:table-row table:style-name="ro3">
          <table:table-cell table:style-name="ce36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69c9-0-0-0-0-0-0-1-0-0-0-0-?1,1" xlink:type="simple">orchid3</text:a> </text:p>
          </table:table-cell>
          <table:table-cell office:value-type="string" calcext:value-type="string">
            <text:p>#cd69c9</text:p>
          </table:table-cell>
          <table:table-cell table:formula="of:=HEX2DEC(MID([.C375];2;2))" office:value-type="float" office:value="205" calcext:value-type="float">
            <text:p>205</text:p>
          </table:table-cell>
          <table:table-cell table:formula="of:=HEX2DEC(MID([.C375];4;2))" office:value-type="float" office:value="105" calcext:value-type="float">
            <text:p>105</text:p>
          </table:table-cell>
          <table:table-cell table:formula="of:=HEX2DEC(MID([.C375];6;2))" office:value-type="float" office:value="201" calcext:value-type="float">
            <text:p>201</text:p>
          </table:table-cell>
          <table:table-cell table:formula="of:=&quot;INSERT INTO colors( name, origin, red, green, blue, hex) VALUES('&quot; &amp; TRIM([.B375]) &amp;&quot;', 'http://www.two4u.com/color/big-table.html',&quot; &amp; [.D375] &amp;&quot;,&quot; &amp; [.E375] &amp;&quot;,&quot; &amp; [.F375] &amp;&quot;,'&quot; &amp; [.C375] &amp;&quot;');&quot;" office:value-type="string" office:string-value="INSERT INTO colors( name, origin, red, green, blue, hex) VALUES('orchid3', 'http://www.two4u.com/color/big-table.html',205,105,201,'#cd69c9');" calcext:value-type="string">
            <text:p>INSERT INTO colors( name, origin, red, green, blue, hex) VALUES('orchid3', 'http://www.two4u.com/color/big-table.html',205,105,201,'#cd69c9');</text:p>
          </table:table-cell>
        </table:table-row>
        <table:table-row table:style-name="ro3">
          <table:table-cell table:style-name="ce37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4789-0-0-0-0-0-0-1-0-0-0-0-?1,1" xlink:type="simple">orchid4</text:a> </text:p>
          </table:table-cell>
          <table:table-cell office:value-type="string" calcext:value-type="string">
            <text:p>#8b4789</text:p>
          </table:table-cell>
          <table:table-cell table:formula="of:=HEX2DEC(MID([.C376];2;2))" office:value-type="float" office:value="139" calcext:value-type="float">
            <text:p>139</text:p>
          </table:table-cell>
          <table:table-cell table:formula="of:=HEX2DEC(MID([.C376];4;2))" office:value-type="float" office:value="71" calcext:value-type="float">
            <text:p>71</text:p>
          </table:table-cell>
          <table:table-cell table:formula="of:=HEX2DEC(MID([.C376];6;2))" office:value-type="float" office:value="137" calcext:value-type="float">
            <text:p>137</text:p>
          </table:table-cell>
          <table:table-cell table:formula="of:=&quot;INSERT INTO colors( name, origin, red, green, blue, hex) VALUES('&quot; &amp; TRIM([.B376]) &amp;&quot;', 'http://www.two4u.com/color/big-table.html',&quot; &amp; [.D376] &amp;&quot;,&quot; &amp; [.E376] &amp;&quot;,&quot; &amp; [.F376] &amp;&quot;,'&quot; &amp; [.C376] &amp;&quot;');&quot;" office:value-type="string" office:string-value="INSERT INTO colors( name, origin, red, green, blue, hex) VALUES('orchid4', 'http://www.two4u.com/color/big-table.html',139,71,137,'#8b4789');" calcext:value-type="string">
            <text:p>INSERT INTO colors( name, origin, red, green, blue, hex) VALUES('orchid4', 'http://www.two4u.com/color/big-table.html',139,71,137,'#8b4789');</text:p>
          </table:table-cell>
        </table:table-row>
        <table:table-row table:style-name="ro3">
          <table:table-cell table:style-name="ce37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b7093-0-0-0-0-0-0-1-0-0-0-0-?1,1" xlink:type="simple">pale</text:a> </text:p>
          </table:table-cell>
          <table:table-cell office:value-type="string" calcext:value-type="string">
            <text:p>#db7093</text:p>
          </table:table-cell>
          <table:table-cell table:formula="of:=HEX2DEC(MID([.C377];2;2))" office:value-type="float" office:value="219" calcext:value-type="float">
            <text:p>219</text:p>
          </table:table-cell>
          <table:table-cell table:formula="of:=HEX2DEC(MID([.C377];4;2))" office:value-type="float" office:value="112" calcext:value-type="float">
            <text:p>112</text:p>
          </table:table-cell>
          <table:table-cell table:formula="of:=HEX2DEC(MID([.C377];6;2))" office:value-type="float" office:value="147" calcext:value-type="float">
            <text:p>147</text:p>
          </table:table-cell>
          <table:table-cell table:formula="of:=&quot;INSERT INTO colors( name, origin, red, green, blue, hex) VALUES('&quot; &amp; TRIM([.B377]) &amp;&quot;', 'http://www.two4u.com/color/big-table.html',&quot; &amp; [.D377] &amp;&quot;,&quot; &amp; [.E377] &amp;&quot;,&quot; &amp; [.F377] &amp;&quot;,'&quot; &amp; [.C377] &amp;&quot;');&quot;" office:value-type="string" office:string-value="INSERT INTO colors( name, origin, red, green, blue, hex) VALUES('pale', 'http://www.two4u.com/color/big-table.html',219,112,147,'#db7093');" calcext:value-type="string">
            <text:p>INSERT INTO colors( name, origin, red, green, blue, hex) VALUES('pale', 'http://www.two4u.com/color/big-table.html',219,112,147,'#db7093');</text:p>
          </table:table-cell>
        </table:table-row>
        <table:table-row table:style-name="ro3">
          <table:table-cell table:style-name="ce37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8aa-0-0-0-0-0-0-1-0-0-0-0-?1,1" xlink:type="simple">PaleGoldenrod</text:a> </text:p>
          </table:table-cell>
          <table:table-cell office:value-type="string" calcext:value-type="string">
            <text:p>#eee8aa</text:p>
          </table:table-cell>
          <table:table-cell table:formula="of:=HEX2DEC(MID([.C378];2;2))" office:value-type="float" office:value="238" calcext:value-type="float">
            <text:p>238</text:p>
          </table:table-cell>
          <table:table-cell table:formula="of:=HEX2DEC(MID([.C378];4;2))" office:value-type="float" office:value="232" calcext:value-type="float">
            <text:p>232</text:p>
          </table:table-cell>
          <table:table-cell table:formula="of:=HEX2DEC(MID([.C378];6;2))" office:value-type="float" office:value="170" calcext:value-type="float">
            <text:p>170</text:p>
          </table:table-cell>
          <table:table-cell table:formula="of:=&quot;INSERT INTO colors( name, origin, red, green, blue, hex) VALUES('&quot; &amp; TRIM([.B378]) &amp;&quot;', 'http://www.two4u.com/color/big-table.html',&quot; &amp; [.D378] &amp;&quot;,&quot; &amp; [.E378] &amp;&quot;,&quot; &amp; [.F378] &amp;&quot;,'&quot; &amp; [.C378] &amp;&quot;');&quot;" office:value-type="string" office:string-value="INSERT INTO colors( name, origin, red, green, blue, hex) VALUES('PaleGoldenrod', 'http://www.two4u.com/color/big-table.html',238,232,170,'#eee8aa');" calcext:value-type="string">
            <text:p>INSERT INTO colors( name, origin, red, green, blue, hex) VALUES('PaleGoldenrod', 'http://www.two4u.com/color/big-table.html',238,232,170,'#eee8aa');</text:p>
          </table:table-cell>
        </table:table-row>
        <table:table-row table:style-name="ro3">
          <table:table-cell table:style-name="ce37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8fb98-0-0-0-0-0-0-1-0-0-0-0-?1,1" xlink:type="simple">PaleGreen</text:a> </text:p>
          </table:table-cell>
          <table:table-cell office:value-type="string" calcext:value-type="string">
            <text:p>#98fb98</text:p>
          </table:table-cell>
          <table:table-cell table:formula="of:=HEX2DEC(MID([.C379];2;2))" office:value-type="float" office:value="152" calcext:value-type="float">
            <text:p>152</text:p>
          </table:table-cell>
          <table:table-cell table:formula="of:=HEX2DEC(MID([.C379];4;2))" office:value-type="float" office:value="251" calcext:value-type="float">
            <text:p>251</text:p>
          </table:table-cell>
          <table:table-cell table:formula="of:=HEX2DEC(MID([.C379];6;2))" office:value-type="float" office:value="152" calcext:value-type="float">
            <text:p>152</text:p>
          </table:table-cell>
          <table:table-cell table:formula="of:=&quot;INSERT INTO colors( name, origin, red, green, blue, hex) VALUES('&quot; &amp; TRIM([.B379]) &amp;&quot;', 'http://www.two4u.com/color/big-table.html',&quot; &amp; [.D379] &amp;&quot;,&quot; &amp; [.E379] &amp;&quot;,&quot; &amp; [.F379] &amp;&quot;,'&quot; &amp; [.C379] &amp;&quot;');&quot;" office:value-type="string" office:string-value="INSERT INTO colors( name, origin, red, green, blue, hex) VALUES('PaleGreen', 'http://www.two4u.com/color/big-table.html',152,251,152,'#98fb98');" calcext:value-type="string">
            <text:p>INSERT INTO colors( name, origin, red, green, blue, hex) VALUES('PaleGreen', 'http://www.two4u.com/color/big-table.html',152,251,152,'#98fb98');</text:p>
          </table:table-cell>
        </table:table-row>
        <table:table-row table:style-name="ro3">
          <table:table-cell table:style-name="ce37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aff9a-0-0-0-0-0-0-1-0-0-0-0-?1,1" xlink:type="simple">PaleGreen1</text:a> </text:p>
          </table:table-cell>
          <table:table-cell office:value-type="string" calcext:value-type="string">
            <text:p>#9aff9a</text:p>
          </table:table-cell>
          <table:table-cell table:formula="of:=HEX2DEC(MID([.C380];2;2))" office:value-type="float" office:value="154" calcext:value-type="float">
            <text:p>154</text:p>
          </table:table-cell>
          <table:table-cell table:formula="of:=HEX2DEC(MID([.C380];4;2))" office:value-type="float" office:value="255" calcext:value-type="float">
            <text:p>255</text:p>
          </table:table-cell>
          <table:table-cell table:formula="of:=HEX2DEC(MID([.C380];6;2))" office:value-type="float" office:value="154" calcext:value-type="float">
            <text:p>154</text:p>
          </table:table-cell>
          <table:table-cell table:formula="of:=&quot;INSERT INTO colors( name, origin, red, green, blue, hex) VALUES('&quot; &amp; TRIM([.B380]) &amp;&quot;', 'http://www.two4u.com/color/big-table.html',&quot; &amp; [.D380] &amp;&quot;,&quot; &amp; [.E380] &amp;&quot;,&quot; &amp; [.F380] &amp;&quot;,'&quot; &amp; [.C380] &amp;&quot;');&quot;" office:value-type="string" office:string-value="INSERT INTO colors( name, origin, red, green, blue, hex) VALUES('PaleGreen1', 'http://www.two4u.com/color/big-table.html',154,255,154,'#9aff9a');" calcext:value-type="string">
            <text:p>INSERT INTO colors( name, origin, red, green, blue, hex) VALUES('PaleGreen1', 'http://www.two4u.com/color/big-table.html',154,255,154,'#9aff9a');</text:p>
          </table:table-cell>
        </table:table-row>
        <table:table-row table:style-name="ro3">
          <table:table-cell table:style-name="ce37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0ee90-0-0-0-0-0-0-1-0-0-0-0-?1,1" xlink:type="simple">PaleGreen2</text:a> </text:p>
          </table:table-cell>
          <table:table-cell office:value-type="string" calcext:value-type="string">
            <text:p>#90ee90</text:p>
          </table:table-cell>
          <table:table-cell table:formula="of:=HEX2DEC(MID([.C381];2;2))" office:value-type="float" office:value="144" calcext:value-type="float">
            <text:p>144</text:p>
          </table:table-cell>
          <table:table-cell table:formula="of:=HEX2DEC(MID([.C381];4;2))" office:value-type="float" office:value="238" calcext:value-type="float">
            <text:p>238</text:p>
          </table:table-cell>
          <table:table-cell table:formula="of:=HEX2DEC(MID([.C381];6;2))" office:value-type="float" office:value="144" calcext:value-type="float">
            <text:p>144</text:p>
          </table:table-cell>
          <table:table-cell table:formula="of:=&quot;INSERT INTO colors( name, origin, red, green, blue, hex) VALUES('&quot; &amp; TRIM([.B381]) &amp;&quot;', 'http://www.two4u.com/color/big-table.html',&quot; &amp; [.D381] &amp;&quot;,&quot; &amp; [.E381] &amp;&quot;,&quot; &amp; [.F381] &amp;&quot;,'&quot; &amp; [.C381] &amp;&quot;');&quot;" office:value-type="string" office:string-value="INSERT INTO colors( name, origin, red, green, blue, hex) VALUES('PaleGreen2', 'http://www.two4u.com/color/big-table.html',144,238,144,'#90ee90');" calcext:value-type="string">
            <text:p>INSERT INTO colors( name, origin, red, green, blue, hex) VALUES('PaleGreen2', 'http://www.two4u.com/color/big-table.html',144,238,144,'#90ee90');</text:p>
          </table:table-cell>
        </table:table-row>
        <table:table-row table:style-name="ro3">
          <table:table-cell table:style-name="ce37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ccd7c-0-0-0-0-0-0-1-0-0-0-0-?1,1" xlink:type="simple">PaleGreen3</text:a> </text:p>
          </table:table-cell>
          <table:table-cell office:value-type="string" calcext:value-type="string">
            <text:p>#7ccd7c</text:p>
          </table:table-cell>
          <table:table-cell table:formula="of:=HEX2DEC(MID([.C382];2;2))" office:value-type="float" office:value="124" calcext:value-type="float">
            <text:p>124</text:p>
          </table:table-cell>
          <table:table-cell table:formula="of:=HEX2DEC(MID([.C382];4;2))" office:value-type="float" office:value="205" calcext:value-type="float">
            <text:p>205</text:p>
          </table:table-cell>
          <table:table-cell table:formula="of:=HEX2DEC(MID([.C382];6;2))" office:value-type="float" office:value="124" calcext:value-type="float">
            <text:p>124</text:p>
          </table:table-cell>
          <table:table-cell table:formula="of:=&quot;INSERT INTO colors( name, origin, red, green, blue, hex) VALUES('&quot; &amp; TRIM([.B382]) &amp;&quot;', 'http://www.two4u.com/color/big-table.html',&quot; &amp; [.D382] &amp;&quot;,&quot; &amp; [.E382] &amp;&quot;,&quot; &amp; [.F382] &amp;&quot;,'&quot; &amp; [.C382] &amp;&quot;');&quot;" office:value-type="string" office:string-value="INSERT INTO colors( name, origin, red, green, blue, hex) VALUES('PaleGreen3', 'http://www.two4u.com/color/big-table.html',124,205,124,'#7ccd7c');" calcext:value-type="string">
            <text:p>INSERT INTO colors( name, origin, red, green, blue, hex) VALUES('PaleGreen3', 'http://www.two4u.com/color/big-table.html',124,205,124,'#7ccd7c');</text:p>
          </table:table-cell>
        </table:table-row>
        <table:table-row table:style-name="ro3">
          <table:table-cell table:style-name="ce37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48b54-0-0-0-0-0-0-1-0-0-0-0-?1,1" xlink:type="simple">PaleGreen4</text:a> </text:p>
          </table:table-cell>
          <table:table-cell office:value-type="string" calcext:value-type="string">
            <text:p>#548b54</text:p>
          </table:table-cell>
          <table:table-cell table:formula="of:=HEX2DEC(MID([.C383];2;2))" office:value-type="float" office:value="84" calcext:value-type="float">
            <text:p>84</text:p>
          </table:table-cell>
          <table:table-cell table:formula="of:=HEX2DEC(MID([.C383];4;2))" office:value-type="float" office:value="139" calcext:value-type="float">
            <text:p>139</text:p>
          </table:table-cell>
          <table:table-cell table:formula="of:=HEX2DEC(MID([.C383];6;2))" office:value-type="float" office:value="84" calcext:value-type="float">
            <text:p>84</text:p>
          </table:table-cell>
          <table:table-cell table:formula="of:=&quot;INSERT INTO colors( name, origin, red, green, blue, hex) VALUES('&quot; &amp; TRIM([.B383]) &amp;&quot;', 'http://www.two4u.com/color/big-table.html',&quot; &amp; [.D383] &amp;&quot;,&quot; &amp; [.E383] &amp;&quot;,&quot; &amp; [.F383] &amp;&quot;,'&quot; &amp; [.C383] &amp;&quot;');&quot;" office:value-type="string" office:string-value="INSERT INTO colors( name, origin, red, green, blue, hex) VALUES('PaleGreen4', 'http://www.two4u.com/color/big-table.html',84,139,84,'#548b54');" calcext:value-type="string">
            <text:p>INSERT INTO colors( name, origin, red, green, blue, hex) VALUES('PaleGreen4', 'http://www.two4u.com/color/big-table.html',84,139,84,'#548b54');</text:p>
          </table:table-cell>
        </table:table-row>
        <table:table-row table:style-name="ro3">
          <table:table-cell table:style-name="ce37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feeee-0-0-0-0-0-0-1-0-0-0-0-?1,1" xlink:type="simple">PaleTurquoise</text:a> </text:p>
          </table:table-cell>
          <table:table-cell office:value-type="string" calcext:value-type="string">
            <text:p>#afeeee</text:p>
          </table:table-cell>
          <table:table-cell table:formula="of:=HEX2DEC(MID([.C384];2;2))" office:value-type="float" office:value="175" calcext:value-type="float">
            <text:p>175</text:p>
          </table:table-cell>
          <table:table-cell table:formula="of:=HEX2DEC(MID([.C384];4;2))" office:value-type="float" office:value="238" calcext:value-type="float">
            <text:p>238</text:p>
          </table:table-cell>
          <table:table-cell table:formula="of:=HEX2DEC(MID([.C384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84]) &amp;&quot;', 'http://www.two4u.com/color/big-table.html',&quot; &amp; [.D384] &amp;&quot;,&quot; &amp; [.E384] &amp;&quot;,&quot; &amp; [.F384] &amp;&quot;,'&quot; &amp; [.C384] &amp;&quot;');&quot;" office:value-type="string" office:string-value="INSERT INTO colors( name, origin, red, green, blue, hex) VALUES('PaleTurquoise', 'http://www.two4u.com/color/big-table.html',175,238,238,'#afeeee');" calcext:value-type="string">
            <text:p>INSERT INTO colors( name, origin, red, green, blue, hex) VALUES('PaleTurquoise', 'http://www.two4u.com/color/big-table.html',175,238,238,'#afeeee');</text:p>
          </table:table-cell>
        </table:table-row>
        <table:table-row table:style-name="ro3">
          <table:table-cell table:style-name="ce37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bffff-0-0-0-0-0-0-1-0-0-0-0-?1,1" xlink:type="simple">PaleTurquoise1</text:a> </text:p>
          </table:table-cell>
          <table:table-cell office:value-type="string" calcext:value-type="string">
            <text:p>#bbffff</text:p>
          </table:table-cell>
          <table:table-cell table:formula="of:=HEX2DEC(MID([.C385];2;2))" office:value-type="float" office:value="187" calcext:value-type="float">
            <text:p>187</text:p>
          </table:table-cell>
          <table:table-cell table:formula="of:=HEX2DEC(MID([.C385];4;2))" office:value-type="float" office:value="255" calcext:value-type="float">
            <text:p>255</text:p>
          </table:table-cell>
          <table:table-cell table:formula="of:=HEX2DEC(MID([.C385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385]) &amp;&quot;', 'http://www.two4u.com/color/big-table.html',&quot; &amp; [.D385] &amp;&quot;,&quot; &amp; [.E385] &amp;&quot;,&quot; &amp; [.F385] &amp;&quot;,'&quot; &amp; [.C385] &amp;&quot;');&quot;" office:value-type="string" office:string-value="INSERT INTO colors( name, origin, red, green, blue, hex) VALUES('PaleTurquoise1', 'http://www.two4u.com/color/big-table.html',187,255,255,'#bbffff');" calcext:value-type="string">
            <text:p>INSERT INTO colors( name, origin, red, green, blue, hex) VALUES('PaleTurquoise1', 'http://www.two4u.com/color/big-table.html',187,255,255,'#bbffff');</text:p>
          </table:table-cell>
        </table:table-row>
        <table:table-row table:style-name="ro3">
          <table:table-cell table:style-name="ce38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eeeee-0-0-0-0-0-0-1-0-0-0-0-?1,1" xlink:type="simple">PaleTurquoise2</text:a> </text:p>
          </table:table-cell>
          <table:table-cell office:value-type="string" calcext:value-type="string">
            <text:p>#aeeeee</text:p>
          </table:table-cell>
          <table:table-cell table:formula="of:=HEX2DEC(MID([.C386];2;2))" office:value-type="float" office:value="174" calcext:value-type="float">
            <text:p>174</text:p>
          </table:table-cell>
          <table:table-cell table:formula="of:=HEX2DEC(MID([.C386];4;2))" office:value-type="float" office:value="238" calcext:value-type="float">
            <text:p>238</text:p>
          </table:table-cell>
          <table:table-cell table:formula="of:=HEX2DEC(MID([.C386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386]) &amp;&quot;', 'http://www.two4u.com/color/big-table.html',&quot; &amp; [.D386] &amp;&quot;,&quot; &amp; [.E386] &amp;&quot;,&quot; &amp; [.F386] &amp;&quot;,'&quot; &amp; [.C386] &amp;&quot;');&quot;" office:value-type="string" office:string-value="INSERT INTO colors( name, origin, red, green, blue, hex) VALUES('PaleTurquoise2', 'http://www.two4u.com/color/big-table.html',174,238,238,'#aeeeee');" calcext:value-type="string">
            <text:p>INSERT INTO colors( name, origin, red, green, blue, hex) VALUES('PaleTurquoise2', 'http://www.two4u.com/color/big-table.html',174,238,238,'#aeeeee');</text:p>
          </table:table-cell>
        </table:table-row>
        <table:table-row table:style-name="ro3">
          <table:table-cell table:style-name="ce38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6cdcd-0-0-0-0-0-0-1-0-0-0-0-?1,1" xlink:type="simple">PaleTurquoise3</text:a> </text:p>
          </table:table-cell>
          <table:table-cell office:value-type="string" calcext:value-type="string">
            <text:p>#96cdcd</text:p>
          </table:table-cell>
          <table:table-cell table:formula="of:=HEX2DEC(MID([.C387];2;2))" office:value-type="float" office:value="150" calcext:value-type="float">
            <text:p>150</text:p>
          </table:table-cell>
          <table:table-cell table:formula="of:=HEX2DEC(MID([.C387];4;2))" office:value-type="float" office:value="205" calcext:value-type="float">
            <text:p>205</text:p>
          </table:table-cell>
          <table:table-cell table:formula="of:=HEX2DEC(MID([.C387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387]) &amp;&quot;', 'http://www.two4u.com/color/big-table.html',&quot; &amp; [.D387] &amp;&quot;,&quot; &amp; [.E387] &amp;&quot;,&quot; &amp; [.F387] &amp;&quot;,'&quot; &amp; [.C387] &amp;&quot;');&quot;" office:value-type="string" office:string-value="INSERT INTO colors( name, origin, red, green, blue, hex) VALUES('PaleTurquoise3', 'http://www.two4u.com/color/big-table.html',150,205,205,'#96cdcd');" calcext:value-type="string">
            <text:p>INSERT INTO colors( name, origin, red, green, blue, hex) VALUES('PaleTurquoise3', 'http://www.two4u.com/color/big-table.html',150,205,205,'#96cdcd');</text:p>
          </table:table-cell>
        </table:table-row>
        <table:table-row table:style-name="ro3">
          <table:table-cell table:style-name="ce38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68b8b-0-0-0-0-0-0-1-0-0-0-0-?1,1" xlink:type="simple">PaleTurquoise4</text:a> </text:p>
          </table:table-cell>
          <table:table-cell office:value-type="string" calcext:value-type="string">
            <text:p>#668b8b</text:p>
          </table:table-cell>
          <table:table-cell table:formula="of:=HEX2DEC(MID([.C388];2;2))" office:value-type="float" office:value="102" calcext:value-type="float">
            <text:p>102</text:p>
          </table:table-cell>
          <table:table-cell table:formula="of:=HEX2DEC(MID([.C388];4;2))" office:value-type="float" office:value="139" calcext:value-type="float">
            <text:p>139</text:p>
          </table:table-cell>
          <table:table-cell table:formula="of:=HEX2DEC(MID([.C388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388]) &amp;&quot;', 'http://www.two4u.com/color/big-table.html',&quot; &amp; [.D388] &amp;&quot;,&quot; &amp; [.E388] &amp;&quot;,&quot; &amp; [.F388] &amp;&quot;,'&quot; &amp; [.C388] &amp;&quot;');&quot;" office:value-type="string" office:string-value="INSERT INTO colors( name, origin, red, green, blue, hex) VALUES('PaleTurquoise4', 'http://www.two4u.com/color/big-table.html',102,139,139,'#668b8b');" calcext:value-type="string">
            <text:p>INSERT INTO colors( name, origin, red, green, blue, hex) VALUES('PaleTurquoise4', 'http://www.two4u.com/color/big-table.html',102,139,139,'#668b8b');</text:p>
          </table:table-cell>
        </table:table-row>
        <table:table-row table:style-name="ro3">
          <table:table-cell table:style-name="ce37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b7093-0-0-0-0-0-0-1-0-0-0-0-?1,1" xlink:type="simple">PaleVioletRed</text:a> </text:p>
          </table:table-cell>
          <table:table-cell office:value-type="string" calcext:value-type="string">
            <text:p>#db7093</text:p>
          </table:table-cell>
          <table:table-cell table:formula="of:=HEX2DEC(MID([.C389];2;2))" office:value-type="float" office:value="219" calcext:value-type="float">
            <text:p>219</text:p>
          </table:table-cell>
          <table:table-cell table:formula="of:=HEX2DEC(MID([.C389];4;2))" office:value-type="float" office:value="112" calcext:value-type="float">
            <text:p>112</text:p>
          </table:table-cell>
          <table:table-cell table:formula="of:=HEX2DEC(MID([.C389];6;2))" office:value-type="float" office:value="147" calcext:value-type="float">
            <text:p>147</text:p>
          </table:table-cell>
          <table:table-cell table:formula="of:=&quot;INSERT INTO colors( name, origin, red, green, blue, hex) VALUES('&quot; &amp; TRIM([.B389]) &amp;&quot;', 'http://www.two4u.com/color/big-table.html',&quot; &amp; [.D389] &amp;&quot;,&quot; &amp; [.E389] &amp;&quot;,&quot; &amp; [.F389] &amp;&quot;,'&quot; &amp; [.C389] &amp;&quot;');&quot;" office:value-type="string" office:string-value="INSERT INTO colors( name, origin, red, green, blue, hex) VALUES('PaleVioletRed', 'http://www.two4u.com/color/big-table.html',219,112,147,'#db7093');" calcext:value-type="string">
            <text:p>INSERT INTO colors( name, origin, red, green, blue, hex) VALUES('PaleVioletRed', 'http://www.two4u.com/color/big-table.html',219,112,147,'#db7093');</text:p>
          </table:table-cell>
        </table:table-row>
        <table:table-row table:style-name="ro3">
          <table:table-cell table:style-name="ce38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82ab-0-0-0-0-0-0-1-0-0-0-0-?1,1" xlink:type="simple">PaleVioletRed1</text:a> </text:p>
          </table:table-cell>
          <table:table-cell office:value-type="string" calcext:value-type="string">
            <text:p>#ff82ab</text:p>
          </table:table-cell>
          <table:table-cell table:formula="of:=HEX2DEC(MID([.C390];2;2))" office:value-type="float" office:value="255" calcext:value-type="float">
            <text:p>255</text:p>
          </table:table-cell>
          <table:table-cell table:formula="of:=HEX2DEC(MID([.C390];4;2))" office:value-type="float" office:value="130" calcext:value-type="float">
            <text:p>130</text:p>
          </table:table-cell>
          <table:table-cell table:formula="of:=HEX2DEC(MID([.C390];6;2))" office:value-type="float" office:value="171" calcext:value-type="float">
            <text:p>171</text:p>
          </table:table-cell>
          <table:table-cell table:formula="of:=&quot;INSERT INTO colors( name, origin, red, green, blue, hex) VALUES('&quot; &amp; TRIM([.B390]) &amp;&quot;', 'http://www.two4u.com/color/big-table.html',&quot; &amp; [.D390] &amp;&quot;,&quot; &amp; [.E390] &amp;&quot;,&quot; &amp; [.F390] &amp;&quot;,'&quot; &amp; [.C390] &amp;&quot;');&quot;" office:value-type="string" office:string-value="INSERT INTO colors( name, origin, red, green, blue, hex) VALUES('PaleVioletRed1', 'http://www.two4u.com/color/big-table.html',255,130,171,'#ff82ab');" calcext:value-type="string">
            <text:p>INSERT INTO colors( name, origin, red, green, blue, hex) VALUES('PaleVioletRed1', 'http://www.two4u.com/color/big-table.html',255,130,171,'#ff82ab');</text:p>
          </table:table-cell>
        </table:table-row>
        <table:table-row table:style-name="ro3">
          <table:table-cell table:style-name="ce38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799f-0-0-0-0-0-0-1-0-0-0-0-?1,1" xlink:type="simple">PaleVioletRed2</text:a> </text:p>
          </table:table-cell>
          <table:table-cell office:value-type="string" calcext:value-type="string">
            <text:p>#ee799f</text:p>
          </table:table-cell>
          <table:table-cell table:formula="of:=HEX2DEC(MID([.C391];2;2))" office:value-type="float" office:value="238" calcext:value-type="float">
            <text:p>238</text:p>
          </table:table-cell>
          <table:table-cell table:formula="of:=HEX2DEC(MID([.C391];4;2))" office:value-type="float" office:value="121" calcext:value-type="float">
            <text:p>121</text:p>
          </table:table-cell>
          <table:table-cell table:formula="of:=HEX2DEC(MID([.C391];6;2))" office:value-type="float" office:value="159" calcext:value-type="float">
            <text:p>159</text:p>
          </table:table-cell>
          <table:table-cell table:formula="of:=&quot;INSERT INTO colors( name, origin, red, green, blue, hex) VALUES('&quot; &amp; TRIM([.B391]) &amp;&quot;', 'http://www.two4u.com/color/big-table.html',&quot; &amp; [.D391] &amp;&quot;,&quot; &amp; [.E391] &amp;&quot;,&quot; &amp; [.F391] &amp;&quot;,'&quot; &amp; [.C391] &amp;&quot;');&quot;" office:value-type="string" office:string-value="INSERT INTO colors( name, origin, red, green, blue, hex) VALUES('PaleVioletRed2', 'http://www.two4u.com/color/big-table.html',238,121,159,'#ee799f');" calcext:value-type="string">
            <text:p>INSERT INTO colors( name, origin, red, green, blue, hex) VALUES('PaleVioletRed2', 'http://www.two4u.com/color/big-table.html',238,121,159,'#ee799f');</text:p>
          </table:table-cell>
        </table:table-row>
        <table:table-row table:style-name="ro3">
          <table:table-cell table:style-name="ce38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6889-0-0-0-0-0-0-1-0-0-0-0-?1,1" xlink:type="simple">PaleVioletRed3</text:a> </text:p>
          </table:table-cell>
          <table:table-cell office:value-type="string" calcext:value-type="string">
            <text:p>#cd6889</text:p>
          </table:table-cell>
          <table:table-cell table:formula="of:=HEX2DEC(MID([.C392];2;2))" office:value-type="float" office:value="205" calcext:value-type="float">
            <text:p>205</text:p>
          </table:table-cell>
          <table:table-cell table:formula="of:=HEX2DEC(MID([.C392];4;2))" office:value-type="float" office:value="104" calcext:value-type="float">
            <text:p>104</text:p>
          </table:table-cell>
          <table:table-cell table:formula="of:=HEX2DEC(MID([.C392];6;2))" office:value-type="float" office:value="137" calcext:value-type="float">
            <text:p>137</text:p>
          </table:table-cell>
          <table:table-cell table:formula="of:=&quot;INSERT INTO colors( name, origin, red, green, blue, hex) VALUES('&quot; &amp; TRIM([.B392]) &amp;&quot;', 'http://www.two4u.com/color/big-table.html',&quot; &amp; [.D392] &amp;&quot;,&quot; &amp; [.E392] &amp;&quot;,&quot; &amp; [.F392] &amp;&quot;,'&quot; &amp; [.C392] &amp;&quot;');&quot;" office:value-type="string" office:string-value="INSERT INTO colors( name, origin, red, green, blue, hex) VALUES('PaleVioletRed3', 'http://www.two4u.com/color/big-table.html',205,104,137,'#cd6889');" calcext:value-type="string">
            <text:p>INSERT INTO colors( name, origin, red, green, blue, hex) VALUES('PaleVioletRed3', 'http://www.two4u.com/color/big-table.html',205,104,137,'#cd6889');</text:p>
          </table:table-cell>
        </table:table-row>
        <table:table-row table:style-name="ro3">
          <table:table-cell table:style-name="ce38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475d-0-0-0-0-0-0-1-0-0-0-0-?1,1" xlink:type="simple">PaleVioletRed4</text:a> </text:p>
          </table:table-cell>
          <table:table-cell office:value-type="string" calcext:value-type="string">
            <text:p>#8b475d</text:p>
          </table:table-cell>
          <table:table-cell table:formula="of:=HEX2DEC(MID([.C393];2;2))" office:value-type="float" office:value="139" calcext:value-type="float">
            <text:p>139</text:p>
          </table:table-cell>
          <table:table-cell table:formula="of:=HEX2DEC(MID([.C393];4;2))" office:value-type="float" office:value="71" calcext:value-type="float">
            <text:p>71</text:p>
          </table:table-cell>
          <table:table-cell table:formula="of:=HEX2DEC(MID([.C393];6;2))" office:value-type="float" office:value="93" calcext:value-type="float">
            <text:p>93</text:p>
          </table:table-cell>
          <table:table-cell table:formula="of:=&quot;INSERT INTO colors( name, origin, red, green, blue, hex) VALUES('&quot; &amp; TRIM([.B393]) &amp;&quot;', 'http://www.two4u.com/color/big-table.html',&quot; &amp; [.D393] &amp;&quot;,&quot; &amp; [.E393] &amp;&quot;,&quot; &amp; [.F393] &amp;&quot;,'&quot; &amp; [.C393] &amp;&quot;');&quot;" office:value-type="string" office:string-value="INSERT INTO colors( name, origin, red, green, blue, hex) VALUES('PaleVioletRed4', 'http://www.two4u.com/color/big-table.html',139,71,93,'#8b475d');" calcext:value-type="string">
            <text:p>INSERT INTO colors( name, origin, red, green, blue, hex) VALUES('PaleVioletRed4', 'http://www.two4u.com/color/big-table.html',139,71,93,'#8b475d');</text:p>
          </table:table-cell>
        </table:table-row>
        <table:table-row table:style-name="ro3">
          <table:table-cell table:style-name="ce38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fd5-0-0-0-0-0-0-1-0-0-0-0-?1,1" xlink:type="simple">PapayaWhip</text:a> </text:p>
          </table:table-cell>
          <table:table-cell office:value-type="string" calcext:value-type="string">
            <text:p>#ffefd5</text:p>
          </table:table-cell>
          <table:table-cell table:formula="of:=HEX2DEC(MID([.C394];2;2))" office:value-type="float" office:value="255" calcext:value-type="float">
            <text:p>255</text:p>
          </table:table-cell>
          <table:table-cell table:formula="of:=HEX2DEC(MID([.C394];4;2))" office:value-type="float" office:value="239" calcext:value-type="float">
            <text:p>239</text:p>
          </table:table-cell>
          <table:table-cell table:formula="of:=HEX2DEC(MID([.C394];6;2))" office:value-type="float" office:value="213" calcext:value-type="float">
            <text:p>213</text:p>
          </table:table-cell>
          <table:table-cell table:formula="of:=&quot;INSERT INTO colors( name, origin, red, green, blue, hex) VALUES('&quot; &amp; TRIM([.B394]) &amp;&quot;', 'http://www.two4u.com/color/big-table.html',&quot; &amp; [.D394] &amp;&quot;,&quot; &amp; [.E394] &amp;&quot;,&quot; &amp; [.F394] &amp;&quot;,'&quot; &amp; [.C394] &amp;&quot;');&quot;" office:value-type="string" office:string-value="INSERT INTO colors( name, origin, red, green, blue, hex) VALUES('PapayaWhip', 'http://www.two4u.com/color/big-table.html',255,239,213,'#ffefd5');" calcext:value-type="string">
            <text:p>INSERT INTO colors( name, origin, red, green, blue, hex) VALUES('PapayaWhip', 'http://www.two4u.com/color/big-table.html',255,239,213,'#ffefd5');</text:p>
          </table:table-cell>
        </table:table-row>
        <table:table-row table:style-name="ro3">
          <table:table-cell table:style-name="ce38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dab9-0-0-0-0-0-0-1-0-0-0-0-?1,1" xlink:type="simple">PeachPuff1</text:a> </text:p>
          </table:table-cell>
          <table:table-cell office:value-type="string" calcext:value-type="string">
            <text:p>#ffdab9</text:p>
          </table:table-cell>
          <table:table-cell table:formula="of:=HEX2DEC(MID([.C395];2;2))" office:value-type="float" office:value="255" calcext:value-type="float">
            <text:p>255</text:p>
          </table:table-cell>
          <table:table-cell table:formula="of:=HEX2DEC(MID([.C395];4;2))" office:value-type="float" office:value="218" calcext:value-type="float">
            <text:p>218</text:p>
          </table:table-cell>
          <table:table-cell table:formula="of:=HEX2DEC(MID([.C395];6;2))" office:value-type="float" office:value="185" calcext:value-type="float">
            <text:p>185</text:p>
          </table:table-cell>
          <table:table-cell table:formula="of:=&quot;INSERT INTO colors( name, origin, red, green, blue, hex) VALUES('&quot; &amp; TRIM([.B395]) &amp;&quot;', 'http://www.two4u.com/color/big-table.html',&quot; &amp; [.D395] &amp;&quot;,&quot; &amp; [.E395] &amp;&quot;,&quot; &amp; [.F395] &amp;&quot;,'&quot; &amp; [.C395] &amp;&quot;');&quot;" office:value-type="string" office:string-value="INSERT INTO colors( name, origin, red, green, blue, hex) VALUES('PeachPuff1', 'http://www.two4u.com/color/big-table.html',255,218,185,'#ffdab9');" calcext:value-type="string">
            <text:p>INSERT INTO colors( name, origin, red, green, blue, hex) VALUES('PeachPuff1', 'http://www.two4u.com/color/big-table.html',255,218,185,'#ffdab9');</text:p>
          </table:table-cell>
        </table:table-row>
        <table:table-row table:style-name="ro3">
          <table:table-cell table:style-name="ce38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cbad-0-0-0-0-0-0-1-0-0-0-0-?1,1" xlink:type="simple">PeachPuff2</text:a> </text:p>
          </table:table-cell>
          <table:table-cell office:value-type="string" calcext:value-type="string">
            <text:p>#eecbad</text:p>
          </table:table-cell>
          <table:table-cell table:formula="of:=HEX2DEC(MID([.C396];2;2))" office:value-type="float" office:value="238" calcext:value-type="float">
            <text:p>238</text:p>
          </table:table-cell>
          <table:table-cell table:formula="of:=HEX2DEC(MID([.C396];4;2))" office:value-type="float" office:value="203" calcext:value-type="float">
            <text:p>203</text:p>
          </table:table-cell>
          <table:table-cell table:formula="of:=HEX2DEC(MID([.C396];6;2))" office:value-type="float" office:value="173" calcext:value-type="float">
            <text:p>173</text:p>
          </table:table-cell>
          <table:table-cell table:formula="of:=&quot;INSERT INTO colors( name, origin, red, green, blue, hex) VALUES('&quot; &amp; TRIM([.B396]) &amp;&quot;', 'http://www.two4u.com/color/big-table.html',&quot; &amp; [.D396] &amp;&quot;,&quot; &amp; [.E396] &amp;&quot;,&quot; &amp; [.F396] &amp;&quot;,'&quot; &amp; [.C396] &amp;&quot;');&quot;" office:value-type="string" office:string-value="INSERT INTO colors( name, origin, red, green, blue, hex) VALUES('PeachPuff2', 'http://www.two4u.com/color/big-table.html',238,203,173,'#eecbad');" calcext:value-type="string">
            <text:p>INSERT INTO colors( name, origin, red, green, blue, hex) VALUES('PeachPuff2', 'http://www.two4u.com/color/big-table.html',238,203,173,'#eecbad');</text:p>
          </table:table-cell>
        </table:table-row>
        <table:table-row table:style-name="ro3">
          <table:table-cell table:style-name="ce39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af95-0-0-0-0-0-0-1-0-0-0-0-?1,1" xlink:type="simple">PeachPuff3</text:a> </text:p>
          </table:table-cell>
          <table:table-cell office:value-type="string" calcext:value-type="string">
            <text:p>#cdaf95</text:p>
          </table:table-cell>
          <table:table-cell table:formula="of:=HEX2DEC(MID([.C397];2;2))" office:value-type="float" office:value="205" calcext:value-type="float">
            <text:p>205</text:p>
          </table:table-cell>
          <table:table-cell table:formula="of:=HEX2DEC(MID([.C397];4;2))" office:value-type="float" office:value="175" calcext:value-type="float">
            <text:p>175</text:p>
          </table:table-cell>
          <table:table-cell table:formula="of:=HEX2DEC(MID([.C397];6;2))" office:value-type="float" office:value="149" calcext:value-type="float">
            <text:p>149</text:p>
          </table:table-cell>
          <table:table-cell table:formula="of:=&quot;INSERT INTO colors( name, origin, red, green, blue, hex) VALUES('&quot; &amp; TRIM([.B397]) &amp;&quot;', 'http://www.two4u.com/color/big-table.html',&quot; &amp; [.D397] &amp;&quot;,&quot; &amp; [.E397] &amp;&quot;,&quot; &amp; [.F397] &amp;&quot;,'&quot; &amp; [.C397] &amp;&quot;');&quot;" office:value-type="string" office:string-value="INSERT INTO colors( name, origin, red, green, blue, hex) VALUES('PeachPuff3', 'http://www.two4u.com/color/big-table.html',205,175,149,'#cdaf95');" calcext:value-type="string">
            <text:p>INSERT INTO colors( name, origin, red, green, blue, hex) VALUES('PeachPuff3', 'http://www.two4u.com/color/big-table.html',205,175,149,'#cdaf95');</text:p>
          </table:table-cell>
        </table:table-row>
        <table:table-row table:style-name="ro3">
          <table:table-cell table:style-name="ce39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765-0-0-0-0-0-0-1-0-0-0-0-?1,1" xlink:type="simple">PeachPuff4</text:a> </text:p>
          </table:table-cell>
          <table:table-cell office:value-type="string" calcext:value-type="string">
            <text:p>#8b7765</text:p>
          </table:table-cell>
          <table:table-cell table:formula="of:=HEX2DEC(MID([.C398];2;2))" office:value-type="float" office:value="139" calcext:value-type="float">
            <text:p>139</text:p>
          </table:table-cell>
          <table:table-cell table:formula="of:=HEX2DEC(MID([.C398];4;2))" office:value-type="float" office:value="119" calcext:value-type="float">
            <text:p>119</text:p>
          </table:table-cell>
          <table:table-cell table:formula="of:=HEX2DEC(MID([.C398];6;2))" office:value-type="float" office:value="101" calcext:value-type="float">
            <text:p>101</text:p>
          </table:table-cell>
          <table:table-cell table:formula="of:=&quot;INSERT INTO colors( name, origin, red, green, blue, hex) VALUES('&quot; &amp; TRIM([.B398]) &amp;&quot;', 'http://www.two4u.com/color/big-table.html',&quot; &amp; [.D398] &amp;&quot;,&quot; &amp; [.E398] &amp;&quot;,&quot; &amp; [.F398] &amp;&quot;,'&quot; &amp; [.C398] &amp;&quot;');&quot;" office:value-type="string" office:string-value="INSERT INTO colors( name, origin, red, green, blue, hex) VALUES('PeachPuff4', 'http://www.two4u.com/color/big-table.html',139,119,101,'#8b7765');" calcext:value-type="string">
            <text:p>INSERT INTO colors( name, origin, red, green, blue, hex) VALUES('PeachPuff4', 'http://www.two4u.com/color/big-table.html',139,119,101,'#8b7765');</text:p>
          </table:table-cell>
        </table:table-row>
        <table:table-row table:style-name="ro3">
          <table:table-cell table:style-name="ce39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c0cb-0-0-0-0-0-0-1-0-0-0-0-?1,1" xlink:type="simple">pink</text:a> </text:p>
          </table:table-cell>
          <table:table-cell office:value-type="string" calcext:value-type="string">
            <text:p>#ffc0cb</text:p>
          </table:table-cell>
          <table:table-cell table:formula="of:=HEX2DEC(MID([.C399];2;2))" office:value-type="float" office:value="255" calcext:value-type="float">
            <text:p>255</text:p>
          </table:table-cell>
          <table:table-cell table:formula="of:=HEX2DEC(MID([.C399];4;2))" office:value-type="float" office:value="192" calcext:value-type="float">
            <text:p>192</text:p>
          </table:table-cell>
          <table:table-cell table:formula="of:=HEX2DEC(MID([.C399];6;2))" office:value-type="float" office:value="203" calcext:value-type="float">
            <text:p>203</text:p>
          </table:table-cell>
          <table:table-cell table:formula="of:=&quot;INSERT INTO colors( name, origin, red, green, blue, hex) VALUES('&quot; &amp; TRIM([.B399]) &amp;&quot;', 'http://www.two4u.com/color/big-table.html',&quot; &amp; [.D399] &amp;&quot;,&quot; &amp; [.E399] &amp;&quot;,&quot; &amp; [.F399] &amp;&quot;,'&quot; &amp; [.C399] &amp;&quot;');&quot;" office:value-type="string" office:string-value="INSERT INTO colors( name, origin, red, green, blue, hex) VALUES('pink', 'http://www.two4u.com/color/big-table.html',255,192,203,'#ffc0cb');" calcext:value-type="string">
            <text:p>INSERT INTO colors( name, origin, red, green, blue, hex) VALUES('pink', 'http://www.two4u.com/color/big-table.html',255,192,203,'#ffc0cb');</text:p>
          </table:table-cell>
        </table:table-row>
        <table:table-row table:style-name="ro3">
          <table:table-cell table:style-name="ce39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b5c5-0-0-0-0-0-0-1-0-0-0-0-?1,1" xlink:type="simple">pink1</text:a> </text:p>
          </table:table-cell>
          <table:table-cell office:value-type="string" calcext:value-type="string">
            <text:p>#ffb5c5</text:p>
          </table:table-cell>
          <table:table-cell table:formula="of:=HEX2DEC(MID([.C400];2;2))" office:value-type="float" office:value="255" calcext:value-type="float">
            <text:p>255</text:p>
          </table:table-cell>
          <table:table-cell table:formula="of:=HEX2DEC(MID([.C400];4;2))" office:value-type="float" office:value="181" calcext:value-type="float">
            <text:p>181</text:p>
          </table:table-cell>
          <table:table-cell table:formula="of:=HEX2DEC(MID([.C400];6;2))" office:value-type="float" office:value="197" calcext:value-type="float">
            <text:p>197</text:p>
          </table:table-cell>
          <table:table-cell table:formula="of:=&quot;INSERT INTO colors( name, origin, red, green, blue, hex) VALUES('&quot; &amp; TRIM([.B400]) &amp;&quot;', 'http://www.two4u.com/color/big-table.html',&quot; &amp; [.D400] &amp;&quot;,&quot; &amp; [.E400] &amp;&quot;,&quot; &amp; [.F400] &amp;&quot;,'&quot; &amp; [.C400] &amp;&quot;');&quot;" office:value-type="string" office:string-value="INSERT INTO colors( name, origin, red, green, blue, hex) VALUES('pink1', 'http://www.two4u.com/color/big-table.html',255,181,197,'#ffb5c5');" calcext:value-type="string">
            <text:p>INSERT INTO colors( name, origin, red, green, blue, hex) VALUES('pink1', 'http://www.two4u.com/color/big-table.html',255,181,197,'#ffb5c5');</text:p>
          </table:table-cell>
        </table:table-row>
        <table:table-row table:style-name="ro3">
          <table:table-cell table:style-name="ce39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a9b8-0-0-0-0-0-0-1-0-0-0-0-?1,1" xlink:type="simple">pink2</text:a> </text:p>
          </table:table-cell>
          <table:table-cell office:value-type="string" calcext:value-type="string">
            <text:p>#eea9b8</text:p>
          </table:table-cell>
          <table:table-cell table:formula="of:=HEX2DEC(MID([.C401];2;2))" office:value-type="float" office:value="238" calcext:value-type="float">
            <text:p>238</text:p>
          </table:table-cell>
          <table:table-cell table:formula="of:=HEX2DEC(MID([.C401];4;2))" office:value-type="float" office:value="169" calcext:value-type="float">
            <text:p>169</text:p>
          </table:table-cell>
          <table:table-cell table:formula="of:=HEX2DEC(MID([.C401];6;2))" office:value-type="float" office:value="184" calcext:value-type="float">
            <text:p>184</text:p>
          </table:table-cell>
          <table:table-cell table:formula="of:=&quot;INSERT INTO colors( name, origin, red, green, blue, hex) VALUES('&quot; &amp; TRIM([.B401]) &amp;&quot;', 'http://www.two4u.com/color/big-table.html',&quot; &amp; [.D401] &amp;&quot;,&quot; &amp; [.E401] &amp;&quot;,&quot; &amp; [.F401] &amp;&quot;,'&quot; &amp; [.C401] &amp;&quot;');&quot;" office:value-type="string" office:string-value="INSERT INTO colors( name, origin, red, green, blue, hex) VALUES('pink2', 'http://www.two4u.com/color/big-table.html',238,169,184,'#eea9b8');" calcext:value-type="string">
            <text:p>INSERT INTO colors( name, origin, red, green, blue, hex) VALUES('pink2', 'http://www.two4u.com/color/big-table.html',238,169,184,'#eea9b8');</text:p>
          </table:table-cell>
        </table:table-row>
        <table:table-row table:style-name="ro3">
          <table:table-cell table:style-name="ce39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919e-0-0-0-0-0-0-1-0-0-0-0-?1,1" xlink:type="simple">pink3</text:a> </text:p>
          </table:table-cell>
          <table:table-cell office:value-type="string" calcext:value-type="string">
            <text:p>#cd919e</text:p>
          </table:table-cell>
          <table:table-cell table:formula="of:=HEX2DEC(MID([.C402];2;2))" office:value-type="float" office:value="205" calcext:value-type="float">
            <text:p>205</text:p>
          </table:table-cell>
          <table:table-cell table:formula="of:=HEX2DEC(MID([.C402];4;2))" office:value-type="float" office:value="145" calcext:value-type="float">
            <text:p>145</text:p>
          </table:table-cell>
          <table:table-cell table:formula="of:=HEX2DEC(MID([.C402];6;2))" office:value-type="float" office:value="158" calcext:value-type="float">
            <text:p>158</text:p>
          </table:table-cell>
          <table:table-cell table:formula="of:=&quot;INSERT INTO colors( name, origin, red, green, blue, hex) VALUES('&quot; &amp; TRIM([.B402]) &amp;&quot;', 'http://www.two4u.com/color/big-table.html',&quot; &amp; [.D402] &amp;&quot;,&quot; &amp; [.E402] &amp;&quot;,&quot; &amp; [.F402] &amp;&quot;,'&quot; &amp; [.C402] &amp;&quot;');&quot;" office:value-type="string" office:string-value="INSERT INTO colors( name, origin, red, green, blue, hex) VALUES('pink3', 'http://www.two4u.com/color/big-table.html',205,145,158,'#cd919e');" calcext:value-type="string">
            <text:p>INSERT INTO colors( name, origin, red, green, blue, hex) VALUES('pink3', 'http://www.two4u.com/color/big-table.html',205,145,158,'#cd919e');</text:p>
          </table:table-cell>
        </table:table-row>
        <table:table-row table:style-name="ro3">
          <table:table-cell table:style-name="ce39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636c-0-0-0-0-0-0-1-0-0-0-0-?1,1" xlink:type="simple">pink4</text:a> </text:p>
          </table:table-cell>
          <table:table-cell office:value-type="string" calcext:value-type="string">
            <text:p>#8b636c</text:p>
          </table:table-cell>
          <table:table-cell table:formula="of:=HEX2DEC(MID([.C403];2;2))" office:value-type="float" office:value="139" calcext:value-type="float">
            <text:p>139</text:p>
          </table:table-cell>
          <table:table-cell table:formula="of:=HEX2DEC(MID([.C403];4;2))" office:value-type="float" office:value="99" calcext:value-type="float">
            <text:p>99</text:p>
          </table:table-cell>
          <table:table-cell table:formula="of:=HEX2DEC(MID([.C403];6;2))" office:value-type="float" office:value="108" calcext:value-type="float">
            <text:p>108</text:p>
          </table:table-cell>
          <table:table-cell table:formula="of:=&quot;INSERT INTO colors( name, origin, red, green, blue, hex) VALUES('&quot; &amp; TRIM([.B403]) &amp;&quot;', 'http://www.two4u.com/color/big-table.html',&quot; &amp; [.D403] &amp;&quot;,&quot; &amp; [.E403] &amp;&quot;,&quot; &amp; [.F403] &amp;&quot;,'&quot; &amp; [.C403] &amp;&quot;');&quot;" office:value-type="string" office:string-value="INSERT INTO colors( name, origin, red, green, blue, hex) VALUES('pink4', 'http://www.two4u.com/color/big-table.html',139,99,108,'#8b636c');" calcext:value-type="string">
            <text:p>INSERT INTO colors( name, origin, red, green, blue, hex) VALUES('pink4', 'http://www.two4u.com/color/big-table.html',139,99,108,'#8b636c');</text:p>
          </table:table-cell>
        </table:table-row>
        <table:table-row table:style-name="ro3">
          <table:table-cell table:style-name="ce39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da0dd-0-0-0-0-0-0-1-0-0-0-0-?1,1" xlink:type="simple">plum</text:a> </text:p>
          </table:table-cell>
          <table:table-cell office:value-type="string" calcext:value-type="string">
            <text:p>#dda0dd</text:p>
          </table:table-cell>
          <table:table-cell table:formula="of:=HEX2DEC(MID([.C404];2;2))" office:value-type="float" office:value="221" calcext:value-type="float">
            <text:p>221</text:p>
          </table:table-cell>
          <table:table-cell table:formula="of:=HEX2DEC(MID([.C404];4;2))" office:value-type="float" office:value="160" calcext:value-type="float">
            <text:p>160</text:p>
          </table:table-cell>
          <table:table-cell table:formula="of:=HEX2DEC(MID([.C404];6;2))" office:value-type="float" office:value="221" calcext:value-type="float">
            <text:p>221</text:p>
          </table:table-cell>
          <table:table-cell table:formula="of:=&quot;INSERT INTO colors( name, origin, red, green, blue, hex) VALUES('&quot; &amp; TRIM([.B404]) &amp;&quot;', 'http://www.two4u.com/color/big-table.html',&quot; &amp; [.D404] &amp;&quot;,&quot; &amp; [.E404] &amp;&quot;,&quot; &amp; [.F404] &amp;&quot;,'&quot; &amp; [.C404] &amp;&quot;');&quot;" office:value-type="string" office:string-value="INSERT INTO colors( name, origin, red, green, blue, hex) VALUES('plum', 'http://www.two4u.com/color/big-table.html',221,160,221,'#dda0dd');" calcext:value-type="string">
            <text:p>INSERT INTO colors( name, origin, red, green, blue, hex) VALUES('plum', 'http://www.two4u.com/color/big-table.html',221,160,221,'#dda0dd');</text:p>
          </table:table-cell>
        </table:table-row>
        <table:table-row table:style-name="ro3">
          <table:table-cell table:style-name="ce39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bbff-0-0-0-0-0-0-1-0-0-0-0-?1,1" xlink:type="simple">plum1</text:a> </text:p>
          </table:table-cell>
          <table:table-cell office:value-type="string" calcext:value-type="string">
            <text:p>#ffbbff</text:p>
          </table:table-cell>
          <table:table-cell table:formula="of:=HEX2DEC(MID([.C405];2;2))" office:value-type="float" office:value="255" calcext:value-type="float">
            <text:p>255</text:p>
          </table:table-cell>
          <table:table-cell table:formula="of:=HEX2DEC(MID([.C405];4;2))" office:value-type="float" office:value="187" calcext:value-type="float">
            <text:p>187</text:p>
          </table:table-cell>
          <table:table-cell table:formula="of:=HEX2DEC(MID([.C405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05]) &amp;&quot;', 'http://www.two4u.com/color/big-table.html',&quot; &amp; [.D405] &amp;&quot;,&quot; &amp; [.E405] &amp;&quot;,&quot; &amp; [.F405] &amp;&quot;,'&quot; &amp; [.C405] &amp;&quot;');&quot;" office:value-type="string" office:string-value="INSERT INTO colors( name, origin, red, green, blue, hex) VALUES('plum1', 'http://www.two4u.com/color/big-table.html',255,187,255,'#ffbbff');" calcext:value-type="string">
            <text:p>INSERT INTO colors( name, origin, red, green, blue, hex) VALUES('plum1', 'http://www.two4u.com/color/big-table.html',255,187,255,'#ffbbff');</text:p>
          </table:table-cell>
        </table:table-row>
        <table:table-row table:style-name="ro3">
          <table:table-cell table:style-name="ce39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aeee-0-0-0-0-0-0-1-0-0-0-0-?1,1" xlink:type="simple">plum2</text:a> </text:p>
          </table:table-cell>
          <table:table-cell office:value-type="string" calcext:value-type="string">
            <text:p>#eeaeee</text:p>
          </table:table-cell>
          <table:table-cell table:formula="of:=HEX2DEC(MID([.C406];2;2))" office:value-type="float" office:value="238" calcext:value-type="float">
            <text:p>238</text:p>
          </table:table-cell>
          <table:table-cell table:formula="of:=HEX2DEC(MID([.C406];4;2))" office:value-type="float" office:value="174" calcext:value-type="float">
            <text:p>174</text:p>
          </table:table-cell>
          <table:table-cell table:formula="of:=HEX2DEC(MID([.C406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06]) &amp;&quot;', 'http://www.two4u.com/color/big-table.html',&quot; &amp; [.D406] &amp;&quot;,&quot; &amp; [.E406] &amp;&quot;,&quot; &amp; [.F406] &amp;&quot;,'&quot; &amp; [.C406] &amp;&quot;');&quot;" office:value-type="string" office:string-value="INSERT INTO colors( name, origin, red, green, blue, hex) VALUES('plum2', 'http://www.two4u.com/color/big-table.html',238,174,238,'#eeaeee');" calcext:value-type="string">
            <text:p>INSERT INTO colors( name, origin, red, green, blue, hex) VALUES('plum2', 'http://www.two4u.com/color/big-table.html',238,174,238,'#eeaeee');</text:p>
          </table:table-cell>
        </table:table-row>
        <table:table-row table:style-name="ro3">
          <table:table-cell table:style-name="ce40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96cd-0-0-0-0-0-0-1-0-0-0-0-?1,1" xlink:type="simple">plum3</text:a> </text:p>
          </table:table-cell>
          <table:table-cell office:value-type="string" calcext:value-type="string">
            <text:p>#cd96cd</text:p>
          </table:table-cell>
          <table:table-cell table:formula="of:=HEX2DEC(MID([.C407];2;2))" office:value-type="float" office:value="205" calcext:value-type="float">
            <text:p>205</text:p>
          </table:table-cell>
          <table:table-cell table:formula="of:=HEX2DEC(MID([.C407];4;2))" office:value-type="float" office:value="150" calcext:value-type="float">
            <text:p>150</text:p>
          </table:table-cell>
          <table:table-cell table:formula="of:=HEX2DEC(MID([.C407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07]) &amp;&quot;', 'http://www.two4u.com/color/big-table.html',&quot; &amp; [.D407] &amp;&quot;,&quot; &amp; [.E407] &amp;&quot;,&quot; &amp; [.F407] &amp;&quot;,'&quot; &amp; [.C407] &amp;&quot;');&quot;" office:value-type="string" office:string-value="INSERT INTO colors( name, origin, red, green, blue, hex) VALUES('plum3', 'http://www.two4u.com/color/big-table.html',205,150,205,'#cd96cd');" calcext:value-type="string">
            <text:p>INSERT INTO colors( name, origin, red, green, blue, hex) VALUES('plum3', 'http://www.two4u.com/color/big-table.html',205,150,205,'#cd96cd');</text:p>
          </table:table-cell>
        </table:table-row>
        <table:table-row table:style-name="ro3">
          <table:table-cell table:style-name="ce40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668b-0-0-0-0-0-0-1-0-0-0-0-?1,1" xlink:type="simple">plum4</text:a> </text:p>
          </table:table-cell>
          <table:table-cell office:value-type="string" calcext:value-type="string">
            <text:p>#8b668b</text:p>
          </table:table-cell>
          <table:table-cell table:formula="of:=HEX2DEC(MID([.C408];2;2))" office:value-type="float" office:value="139" calcext:value-type="float">
            <text:p>139</text:p>
          </table:table-cell>
          <table:table-cell table:formula="of:=HEX2DEC(MID([.C408];4;2))" office:value-type="float" office:value="102" calcext:value-type="float">
            <text:p>102</text:p>
          </table:table-cell>
          <table:table-cell table:formula="of:=HEX2DEC(MID([.C408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08]) &amp;&quot;', 'http://www.two4u.com/color/big-table.html',&quot; &amp; [.D408] &amp;&quot;,&quot; &amp; [.E408] &amp;&quot;,&quot; &amp; [.F408] &amp;&quot;,'&quot; &amp; [.C408] &amp;&quot;');&quot;" office:value-type="string" office:string-value="INSERT INTO colors( name, origin, red, green, blue, hex) VALUES('plum4', 'http://www.two4u.com/color/big-table.html',139,102,139,'#8b668b');" calcext:value-type="string">
            <text:p>INSERT INTO colors( name, origin, red, green, blue, hex) VALUES('plum4', 'http://www.two4u.com/color/big-table.html',139,102,139,'#8b668b');</text:p>
          </table:table-cell>
        </table:table-row>
        <table:table-row table:style-name="ro3">
          <table:table-cell table:style-name="ce40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0e0e6-0-0-0-0-0-0-1-0-0-0-0-?1,1" xlink:type="simple">PowderBlue</text:a> </text:p>
          </table:table-cell>
          <table:table-cell office:value-type="string" calcext:value-type="string">
            <text:p>#b0e0e6</text:p>
          </table:table-cell>
          <table:table-cell table:formula="of:=HEX2DEC(MID([.C409];2;2))" office:value-type="float" office:value="176" calcext:value-type="float">
            <text:p>176</text:p>
          </table:table-cell>
          <table:table-cell table:formula="of:=HEX2DEC(MID([.C409];4;2))" office:value-type="float" office:value="224" calcext:value-type="float">
            <text:p>224</text:p>
          </table:table-cell>
          <table:table-cell table:formula="of:=HEX2DEC(MID([.C409];6;2))" office:value-type="float" office:value="230" calcext:value-type="float">
            <text:p>230</text:p>
          </table:table-cell>
          <table:table-cell table:formula="of:=&quot;INSERT INTO colors( name, origin, red, green, blue, hex) VALUES('&quot; &amp; TRIM([.B409]) &amp;&quot;', 'http://www.two4u.com/color/big-table.html',&quot; &amp; [.D409] &amp;&quot;,&quot; &amp; [.E409] &amp;&quot;,&quot; &amp; [.F409] &amp;&quot;,'&quot; &amp; [.C409] &amp;&quot;');&quot;" office:value-type="string" office:string-value="INSERT INTO colors( name, origin, red, green, blue, hex) VALUES('PowderBlue', 'http://www.two4u.com/color/big-table.html',176,224,230,'#b0e0e6');" calcext:value-type="string">
            <text:p>INSERT INTO colors( name, origin, red, green, blue, hex) VALUES('PowderBlue', 'http://www.two4u.com/color/big-table.html',176,224,230,'#b0e0e6');</text:p>
          </table:table-cell>
        </table:table-row>
        <table:table-row table:style-name="ro3">
          <table:table-cell table:style-name="ce40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020f0-0-0-0-0-0-0-1-0-0-0-0-?1,1" xlink:type="simple">purple</text:a> </text:p>
          </table:table-cell>
          <table:table-cell office:value-type="string" calcext:value-type="string">
            <text:p>#a020f0</text:p>
          </table:table-cell>
          <table:table-cell table:formula="of:=HEX2DEC(MID([.C410];2;2))" office:value-type="float" office:value="160" calcext:value-type="float">
            <text:p>160</text:p>
          </table:table-cell>
          <table:table-cell table:formula="of:=HEX2DEC(MID([.C410];4;2))" office:value-type="float" office:value="32" calcext:value-type="float">
            <text:p>32</text:p>
          </table:table-cell>
          <table:table-cell table:formula="of:=HEX2DEC(MID([.C410];6;2))" office:value-type="float" office:value="240" calcext:value-type="float">
            <text:p>240</text:p>
          </table:table-cell>
          <table:table-cell table:formula="of:=&quot;INSERT INTO colors( name, origin, red, green, blue, hex) VALUES('&quot; &amp; TRIM([.B410]) &amp;&quot;', 'http://www.two4u.com/color/big-table.html',&quot; &amp; [.D410] &amp;&quot;,&quot; &amp; [.E410] &amp;&quot;,&quot; &amp; [.F410] &amp;&quot;,'&quot; &amp; [.C410] &amp;&quot;');&quot;" office:value-type="string" office:string-value="INSERT INTO colors( name, origin, red, green, blue, hex) VALUES('purple', 'http://www.two4u.com/color/big-table.html',160,32,240,'#a020f0');" calcext:value-type="string">
            <text:p>INSERT INTO colors( name, origin, red, green, blue, hex) VALUES('purple', 'http://www.two4u.com/color/big-table.html',160,32,240,'#a020f0');</text:p>
          </table:table-cell>
        </table:table-row>
        <table:table-row table:style-name="ro3">
          <table:table-cell table:style-name="ce40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b30ff-0-0-0-0-0-0-1-0-0-0-0-?1,1" xlink:type="simple">purple1</text:a> </text:p>
          </table:table-cell>
          <table:table-cell office:value-type="string" calcext:value-type="string">
            <text:p>#9b30ff</text:p>
          </table:table-cell>
          <table:table-cell table:formula="of:=HEX2DEC(MID([.C411];2;2))" office:value-type="float" office:value="155" calcext:value-type="float">
            <text:p>155</text:p>
          </table:table-cell>
          <table:table-cell table:formula="of:=HEX2DEC(MID([.C411];4;2))" office:value-type="float" office:value="48" calcext:value-type="float">
            <text:p>48</text:p>
          </table:table-cell>
          <table:table-cell table:formula="of:=HEX2DEC(MID([.C411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11]) &amp;&quot;', 'http://www.two4u.com/color/big-table.html',&quot; &amp; [.D411] &amp;&quot;,&quot; &amp; [.E411] &amp;&quot;,&quot; &amp; [.F411] &amp;&quot;,'&quot; &amp; [.C411] &amp;&quot;');&quot;" office:value-type="string" office:string-value="INSERT INTO colors( name, origin, red, green, blue, hex) VALUES('purple1', 'http://www.two4u.com/color/big-table.html',155,48,255,'#9b30ff');" calcext:value-type="string">
            <text:p>INSERT INTO colors( name, origin, red, green, blue, hex) VALUES('purple1', 'http://www.two4u.com/color/big-table.html',155,48,255,'#9b30ff');</text:p>
          </table:table-cell>
        </table:table-row>
        <table:table-row table:style-name="ro3">
          <table:table-cell table:style-name="ce40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12cee-0-0-0-0-0-0-1-0-0-0-0-?1,1" xlink:type="simple">purple2</text:a> </text:p>
          </table:table-cell>
          <table:table-cell office:value-type="string" calcext:value-type="string">
            <text:p>#912cee</text:p>
          </table:table-cell>
          <table:table-cell table:formula="of:=HEX2DEC(MID([.C412];2;2))" office:value-type="float" office:value="145" calcext:value-type="float">
            <text:p>145</text:p>
          </table:table-cell>
          <table:table-cell table:formula="of:=HEX2DEC(MID([.C412];4;2))" office:value-type="float" office:value="44" calcext:value-type="float">
            <text:p>44</text:p>
          </table:table-cell>
          <table:table-cell table:formula="of:=HEX2DEC(MID([.C412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12]) &amp;&quot;', 'http://www.two4u.com/color/big-table.html',&quot; &amp; [.D412] &amp;&quot;,&quot; &amp; [.E412] &amp;&quot;,&quot; &amp; [.F412] &amp;&quot;,'&quot; &amp; [.C412] &amp;&quot;');&quot;" office:value-type="string" office:string-value="INSERT INTO colors( name, origin, red, green, blue, hex) VALUES('purple2', 'http://www.two4u.com/color/big-table.html',145,44,238,'#912cee');" calcext:value-type="string">
            <text:p>INSERT INTO colors( name, origin, red, green, blue, hex) VALUES('purple2', 'http://www.two4u.com/color/big-table.html',145,44,238,'#912cee');</text:p>
          </table:table-cell>
        </table:table-row>
        <table:table-row table:style-name="ro3">
          <table:table-cell table:style-name="ce40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d26cd-0-0-0-0-0-0-1-0-0-0-0-?1,1" xlink:type="simple">purple3</text:a> </text:p>
          </table:table-cell>
          <table:table-cell office:value-type="string" calcext:value-type="string">
            <text:p>#7d26cd</text:p>
          </table:table-cell>
          <table:table-cell table:formula="of:=HEX2DEC(MID([.C413];2;2))" office:value-type="float" office:value="125" calcext:value-type="float">
            <text:p>125</text:p>
          </table:table-cell>
          <table:table-cell table:formula="of:=HEX2DEC(MID([.C413];4;2))" office:value-type="float" office:value="38" calcext:value-type="float">
            <text:p>38</text:p>
          </table:table-cell>
          <table:table-cell table:formula="of:=HEX2DEC(MID([.C413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13]) &amp;&quot;', 'http://www.two4u.com/color/big-table.html',&quot; &amp; [.D413] &amp;&quot;,&quot; &amp; [.E413] &amp;&quot;,&quot; &amp; [.F413] &amp;&quot;,'&quot; &amp; [.C413] &amp;&quot;');&quot;" office:value-type="string" office:string-value="INSERT INTO colors( name, origin, red, green, blue, hex) VALUES('purple3', 'http://www.two4u.com/color/big-table.html',125,38,205,'#7d26cd');" calcext:value-type="string">
            <text:p>INSERT INTO colors( name, origin, red, green, blue, hex) VALUES('purple3', 'http://www.two4u.com/color/big-table.html',125,38,205,'#7d26cd');</text:p>
          </table:table-cell>
        </table:table-row>
        <table:table-row table:style-name="ro3">
          <table:table-cell table:style-name="ce40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51a8b-0-0-0-0-0-0-1-0-0-0-0-?1,1" xlink:type="simple">purple4</text:a> </text:p>
          </table:table-cell>
          <table:table-cell office:value-type="string" calcext:value-type="string">
            <text:p>#551a8b</text:p>
          </table:table-cell>
          <table:table-cell table:formula="of:=HEX2DEC(MID([.C414];2;2))" office:value-type="float" office:value="85" calcext:value-type="float">
            <text:p>85</text:p>
          </table:table-cell>
          <table:table-cell table:formula="of:=HEX2DEC(MID([.C414];4;2))" office:value-type="float" office:value="26" calcext:value-type="float">
            <text:p>26</text:p>
          </table:table-cell>
          <table:table-cell table:formula="of:=HEX2DEC(MID([.C414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14]) &amp;&quot;', 'http://www.two4u.com/color/big-table.html',&quot; &amp; [.D414] &amp;&quot;,&quot; &amp; [.E414] &amp;&quot;,&quot; &amp; [.F414] &amp;&quot;,'&quot; &amp; [.C414] &amp;&quot;');&quot;" office:value-type="string" office:string-value="INSERT INTO colors( name, origin, red, green, blue, hex) VALUES('purple4', 'http://www.two4u.com/color/big-table.html',85,26,139,'#551a8b');" calcext:value-type="string">
            <text:p>INSERT INTO colors( name, origin, red, green, blue, hex) VALUES('purple4', 'http://www.two4u.com/color/big-table.html',85,26,139,'#551a8b');</text:p>
          </table:table-cell>
        </table:table-row>
        <table:table-row table:style-name="ro3">
          <table:table-cell table:style-name="ce40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0000-0-0-0-0-0-0-1-0-0-0-0-?1,1" xlink:type="simple">red1</text:a> </text:p>
          </table:table-cell>
          <table:table-cell office:value-type="string" calcext:value-type="string">
            <text:p>#ff0000</text:p>
          </table:table-cell>
          <table:table-cell table:formula="of:=HEX2DEC(MID([.C415];2;2))" office:value-type="float" office:value="255" calcext:value-type="float">
            <text:p>255</text:p>
          </table:table-cell>
          <table:table-cell table:formula="of:=HEX2DEC(MID([.C415];4;2))" office:value-type="float" office:value="0" calcext:value-type="float">
            <text:p>0</text:p>
          </table:table-cell>
          <table:table-cell table:formula="of:=HEX2DEC(MID([.C415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415]) &amp;&quot;', 'http://www.two4u.com/color/big-table.html',&quot; &amp; [.D415] &amp;&quot;,&quot; &amp; [.E415] &amp;&quot;,&quot; &amp; [.F415] &amp;&quot;,'&quot; &amp; [.C415] &amp;&quot;');&quot;" office:value-type="string" office:string-value="INSERT INTO colors( name, origin, red, green, blue, hex) VALUES('red1', 'http://www.two4u.com/color/big-table.html',255,0,0,'#ff0000');" calcext:value-type="string">
            <text:p>INSERT INTO colors( name, origin, red, green, blue, hex) VALUES('red1', 'http://www.two4u.com/color/big-table.html',255,0,0,'#ff0000');</text:p>
          </table:table-cell>
        </table:table-row>
        <table:table-row table:style-name="ro3">
          <table:table-cell table:style-name="ce40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0000-0-0-0-0-0-0-1-0-0-0-0-?1,1" xlink:type="simple">red2</text:a> </text:p>
          </table:table-cell>
          <table:table-cell office:value-type="string" calcext:value-type="string">
            <text:p>#ee0000</text:p>
          </table:table-cell>
          <table:table-cell table:formula="of:=HEX2DEC(MID([.C416];2;2))" office:value-type="float" office:value="238" calcext:value-type="float">
            <text:p>238</text:p>
          </table:table-cell>
          <table:table-cell table:formula="of:=HEX2DEC(MID([.C416];4;2))" office:value-type="float" office:value="0" calcext:value-type="float">
            <text:p>0</text:p>
          </table:table-cell>
          <table:table-cell table:formula="of:=HEX2DEC(MID([.C416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416]) &amp;&quot;', 'http://www.two4u.com/color/big-table.html',&quot; &amp; [.D416] &amp;&quot;,&quot; &amp; [.E416] &amp;&quot;,&quot; &amp; [.F416] &amp;&quot;,'&quot; &amp; [.C416] &amp;&quot;');&quot;" office:value-type="string" office:string-value="INSERT INTO colors( name, origin, red, green, blue, hex) VALUES('red2', 'http://www.two4u.com/color/big-table.html',238,0,0,'#ee0000');" calcext:value-type="string">
            <text:p>INSERT INTO colors( name, origin, red, green, blue, hex) VALUES('red2', 'http://www.two4u.com/color/big-table.html',238,0,0,'#ee0000');</text:p>
          </table:table-cell>
        </table:table-row>
        <table:table-row table:style-name="ro3">
          <table:table-cell table:style-name="ce41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0000-0-0-0-0-0-0-1-0-0-0-0-?1,1" xlink:type="simple">red3</text:a> </text:p>
          </table:table-cell>
          <table:table-cell office:value-type="string" calcext:value-type="string">
            <text:p>#cd0000</text:p>
          </table:table-cell>
          <table:table-cell table:formula="of:=HEX2DEC(MID([.C417];2;2))" office:value-type="float" office:value="205" calcext:value-type="float">
            <text:p>205</text:p>
          </table:table-cell>
          <table:table-cell table:formula="of:=HEX2DEC(MID([.C417];4;2))" office:value-type="float" office:value="0" calcext:value-type="float">
            <text:p>0</text:p>
          </table:table-cell>
          <table:table-cell table:formula="of:=HEX2DEC(MID([.C417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417]) &amp;&quot;', 'http://www.two4u.com/color/big-table.html',&quot; &amp; [.D417] &amp;&quot;,&quot; &amp; [.E417] &amp;&quot;,&quot; &amp; [.F417] &amp;&quot;,'&quot; &amp; [.C417] &amp;&quot;');&quot;" office:value-type="string" office:string-value="INSERT INTO colors( name, origin, red, green, blue, hex) VALUES('red3', 'http://www.two4u.com/color/big-table.html',205,0,0,'#cd0000');" calcext:value-type="string">
            <text:p>INSERT INTO colors( name, origin, red, green, blue, hex) VALUES('red3', 'http://www.two4u.com/color/big-table.html',205,0,0,'#cd0000');</text:p>
          </table:table-cell>
        </table:table-row>
        <table:table-row table:style-name="ro3">
          <table:table-cell table:style-name="ce41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0000-0-0-0-0-0-0-1-0-0-0-0-?1,1" xlink:type="simple">red4</text:a> </text:p>
          </table:table-cell>
          <table:table-cell office:value-type="string" calcext:value-type="string">
            <text:p>#8b0000</text:p>
          </table:table-cell>
          <table:table-cell table:formula="of:=HEX2DEC(MID([.C418];2;2))" office:value-type="float" office:value="139" calcext:value-type="float">
            <text:p>139</text:p>
          </table:table-cell>
          <table:table-cell table:formula="of:=HEX2DEC(MID([.C418];4;2))" office:value-type="float" office:value="0" calcext:value-type="float">
            <text:p>0</text:p>
          </table:table-cell>
          <table:table-cell table:formula="of:=HEX2DEC(MID([.C418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418]) &amp;&quot;', 'http://www.two4u.com/color/big-table.html',&quot; &amp; [.D418] &amp;&quot;,&quot; &amp; [.E418] &amp;&quot;,&quot; &amp; [.F418] &amp;&quot;,'&quot; &amp; [.C418] &amp;&quot;');&quot;" office:value-type="string" office:string-value="INSERT INTO colors( name, origin, red, green, blue, hex) VALUES('red4', 'http://www.two4u.com/color/big-table.html',139,0,0,'#8b0000');" calcext:value-type="string">
            <text:p>INSERT INTO colors( name, origin, red, green, blue, hex) VALUES('red4', 'http://www.two4u.com/color/big-table.html',139,0,0,'#8b0000');</text:p>
          </table:table-cell>
        </table:table-row>
        <table:table-row table:style-name="ro3">
          <table:table-cell table:style-name="ce41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c8f8f-0-0-0-0-0-0-1-0-0-0-0-?1,1" xlink:type="simple">RosyBrown</text:a> </text:p>
          </table:table-cell>
          <table:table-cell office:value-type="string" calcext:value-type="string">
            <text:p>#bc8f8f</text:p>
          </table:table-cell>
          <table:table-cell table:formula="of:=HEX2DEC(MID([.C419];2;2))" office:value-type="float" office:value="188" calcext:value-type="float">
            <text:p>188</text:p>
          </table:table-cell>
          <table:table-cell table:formula="of:=HEX2DEC(MID([.C419];4;2))" office:value-type="float" office:value="143" calcext:value-type="float">
            <text:p>143</text:p>
          </table:table-cell>
          <table:table-cell table:formula="of:=HEX2DEC(MID([.C419];6;2))" office:value-type="float" office:value="143" calcext:value-type="float">
            <text:p>143</text:p>
          </table:table-cell>
          <table:table-cell table:formula="of:=&quot;INSERT INTO colors( name, origin, red, green, blue, hex) VALUES('&quot; &amp; TRIM([.B419]) &amp;&quot;', 'http://www.two4u.com/color/big-table.html',&quot; &amp; [.D419] &amp;&quot;,&quot; &amp; [.E419] &amp;&quot;,&quot; &amp; [.F419] &amp;&quot;,'&quot; &amp; [.C419] &amp;&quot;');&quot;" office:value-type="string" office:string-value="INSERT INTO colors( name, origin, red, green, blue, hex) VALUES('RosyBrown', 'http://www.two4u.com/color/big-table.html',188,143,143,'#bc8f8f');" calcext:value-type="string">
            <text:p>INSERT INTO colors( name, origin, red, green, blue, hex) VALUES('RosyBrown', 'http://www.two4u.com/color/big-table.html',188,143,143,'#bc8f8f');</text:p>
          </table:table-cell>
        </table:table-row>
        <table:table-row table:style-name="ro3">
          <table:table-cell table:style-name="ce41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c1c1-0-0-0-0-0-0-1-0-0-0-0-?1,1" xlink:type="simple">RosyBrown1</text:a> </text:p>
          </table:table-cell>
          <table:table-cell office:value-type="string" calcext:value-type="string">
            <text:p>#ffc1c1</text:p>
          </table:table-cell>
          <table:table-cell table:formula="of:=HEX2DEC(MID([.C420];2;2))" office:value-type="float" office:value="255" calcext:value-type="float">
            <text:p>255</text:p>
          </table:table-cell>
          <table:table-cell table:formula="of:=HEX2DEC(MID([.C420];4;2))" office:value-type="float" office:value="193" calcext:value-type="float">
            <text:p>193</text:p>
          </table:table-cell>
          <table:table-cell table:formula="of:=HEX2DEC(MID([.C420];6;2))" office:value-type="float" office:value="193" calcext:value-type="float">
            <text:p>193</text:p>
          </table:table-cell>
          <table:table-cell table:formula="of:=&quot;INSERT INTO colors( name, origin, red, green, blue, hex) VALUES('&quot; &amp; TRIM([.B420]) &amp;&quot;', 'http://www.two4u.com/color/big-table.html',&quot; &amp; [.D420] &amp;&quot;,&quot; &amp; [.E420] &amp;&quot;,&quot; &amp; [.F420] &amp;&quot;,'&quot; &amp; [.C420] &amp;&quot;');&quot;" office:value-type="string" office:string-value="INSERT INTO colors( name, origin, red, green, blue, hex) VALUES('RosyBrown1', 'http://www.two4u.com/color/big-table.html',255,193,193,'#ffc1c1');" calcext:value-type="string">
            <text:p>INSERT INTO colors( name, origin, red, green, blue, hex) VALUES('RosyBrown1', 'http://www.two4u.com/color/big-table.html',255,193,193,'#ffc1c1');</text:p>
          </table:table-cell>
        </table:table-row>
        <table:table-row table:style-name="ro3">
          <table:table-cell table:style-name="ce41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b4b4-0-0-0-0-0-0-1-0-0-0-0-?1,1" xlink:type="simple">RosyBrown2</text:a> </text:p>
          </table:table-cell>
          <table:table-cell office:value-type="string" calcext:value-type="string">
            <text:p>#eeb4b4</text:p>
          </table:table-cell>
          <table:table-cell table:formula="of:=HEX2DEC(MID([.C421];2;2))" office:value-type="float" office:value="238" calcext:value-type="float">
            <text:p>238</text:p>
          </table:table-cell>
          <table:table-cell table:formula="of:=HEX2DEC(MID([.C421];4;2))" office:value-type="float" office:value="180" calcext:value-type="float">
            <text:p>180</text:p>
          </table:table-cell>
          <table:table-cell table:formula="of:=HEX2DEC(MID([.C421];6;2))" office:value-type="float" office:value="180" calcext:value-type="float">
            <text:p>180</text:p>
          </table:table-cell>
          <table:table-cell table:formula="of:=&quot;INSERT INTO colors( name, origin, red, green, blue, hex) VALUES('&quot; &amp; TRIM([.B421]) &amp;&quot;', 'http://www.two4u.com/color/big-table.html',&quot; &amp; [.D421] &amp;&quot;,&quot; &amp; [.E421] &amp;&quot;,&quot; &amp; [.F421] &amp;&quot;,'&quot; &amp; [.C421] &amp;&quot;');&quot;" office:value-type="string" office:string-value="INSERT INTO colors( name, origin, red, green, blue, hex) VALUES('RosyBrown2', 'http://www.two4u.com/color/big-table.html',238,180,180,'#eeb4b4');" calcext:value-type="string">
            <text:p>INSERT INTO colors( name, origin, red, green, blue, hex) VALUES('RosyBrown2', 'http://www.two4u.com/color/big-table.html',238,180,180,'#eeb4b4');</text:p>
          </table:table-cell>
        </table:table-row>
        <table:table-row table:style-name="ro3">
          <table:table-cell table:style-name="ce41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9b9b-0-0-0-0-0-0-1-0-0-0-0-?1,1" xlink:type="simple">RosyBrown3</text:a> </text:p>
          </table:table-cell>
          <table:table-cell office:value-type="string" calcext:value-type="string">
            <text:p>#cd9b9b</text:p>
          </table:table-cell>
          <table:table-cell table:formula="of:=HEX2DEC(MID([.C422];2;2))" office:value-type="float" office:value="205" calcext:value-type="float">
            <text:p>205</text:p>
          </table:table-cell>
          <table:table-cell table:formula="of:=HEX2DEC(MID([.C422];4;2))" office:value-type="float" office:value="155" calcext:value-type="float">
            <text:p>155</text:p>
          </table:table-cell>
          <table:table-cell table:formula="of:=HEX2DEC(MID([.C422];6;2))" office:value-type="float" office:value="155" calcext:value-type="float">
            <text:p>155</text:p>
          </table:table-cell>
          <table:table-cell table:formula="of:=&quot;INSERT INTO colors( name, origin, red, green, blue, hex) VALUES('&quot; &amp; TRIM([.B422]) &amp;&quot;', 'http://www.two4u.com/color/big-table.html',&quot; &amp; [.D422] &amp;&quot;,&quot; &amp; [.E422] &amp;&quot;,&quot; &amp; [.F422] &amp;&quot;,'&quot; &amp; [.C422] &amp;&quot;');&quot;" office:value-type="string" office:string-value="INSERT INTO colors( name, origin, red, green, blue, hex) VALUES('RosyBrown3', 'http://www.two4u.com/color/big-table.html',205,155,155,'#cd9b9b');" calcext:value-type="string">
            <text:p>INSERT INTO colors( name, origin, red, green, blue, hex) VALUES('RosyBrown3', 'http://www.two4u.com/color/big-table.html',205,155,155,'#cd9b9b');</text:p>
          </table:table-cell>
        </table:table-row>
        <table:table-row table:style-name="ro3">
          <table:table-cell table:style-name="ce41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6969-0-0-0-0-0-0-1-0-0-0-0-?1,1" xlink:type="simple">RosyBrown4</text:a> </text:p>
          </table:table-cell>
          <table:table-cell office:value-type="string" calcext:value-type="string">
            <text:p>#8b6969</text:p>
          </table:table-cell>
          <table:table-cell table:formula="of:=HEX2DEC(MID([.C423];2;2))" office:value-type="float" office:value="139" calcext:value-type="float">
            <text:p>139</text:p>
          </table:table-cell>
          <table:table-cell table:formula="of:=HEX2DEC(MID([.C423];4;2))" office:value-type="float" office:value="105" calcext:value-type="float">
            <text:p>105</text:p>
          </table:table-cell>
          <table:table-cell table:formula="of:=HEX2DEC(MID([.C423];6;2))" office:value-type="float" office:value="105" calcext:value-type="float">
            <text:p>105</text:p>
          </table:table-cell>
          <table:table-cell table:formula="of:=&quot;INSERT INTO colors( name, origin, red, green, blue, hex) VALUES('&quot; &amp; TRIM([.B423]) &amp;&quot;', 'http://www.two4u.com/color/big-table.html',&quot; &amp; [.D423] &amp;&quot;,&quot; &amp; [.E423] &amp;&quot;,&quot; &amp; [.F423] &amp;&quot;,'&quot; &amp; [.C423] &amp;&quot;');&quot;" office:value-type="string" office:string-value="INSERT INTO colors( name, origin, red, green, blue, hex) VALUES('RosyBrown4', 'http://www.two4u.com/color/big-table.html',139,105,105,'#8b6969');" calcext:value-type="string">
            <text:p>INSERT INTO colors( name, origin, red, green, blue, hex) VALUES('RosyBrown4', 'http://www.two4u.com/color/big-table.html',139,105,105,'#8b6969');</text:p>
          </table:table-cell>
        </table:table-row>
        <table:table-row table:style-name="ro3">
          <table:table-cell table:style-name="ce41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169e1-0-0-0-0-0-0-1-0-0-0-0-?1,1" xlink:type="simple">RoyalBlue</text:a> </text:p>
          </table:table-cell>
          <table:table-cell office:value-type="string" calcext:value-type="string">
            <text:p>#4169e1</text:p>
          </table:table-cell>
          <table:table-cell table:formula="of:=HEX2DEC(MID([.C424];2;2))" office:value-type="float" office:value="65" calcext:value-type="float">
            <text:p>65</text:p>
          </table:table-cell>
          <table:table-cell table:formula="of:=HEX2DEC(MID([.C424];4;2))" office:value-type="float" office:value="105" calcext:value-type="float">
            <text:p>105</text:p>
          </table:table-cell>
          <table:table-cell table:formula="of:=HEX2DEC(MID([.C424];6;2))" office:value-type="float" office:value="225" calcext:value-type="float">
            <text:p>225</text:p>
          </table:table-cell>
          <table:table-cell table:formula="of:=&quot;INSERT INTO colors( name, origin, red, green, blue, hex) VALUES('&quot; &amp; TRIM([.B424]) &amp;&quot;', 'http://www.two4u.com/color/big-table.html',&quot; &amp; [.D424] &amp;&quot;,&quot; &amp; [.E424] &amp;&quot;,&quot; &amp; [.F424] &amp;&quot;,'&quot; &amp; [.C424] &amp;&quot;');&quot;" office:value-type="string" office:string-value="INSERT INTO colors( name, origin, red, green, blue, hex) VALUES('RoyalBlue', 'http://www.two4u.com/color/big-table.html',65,105,225,'#4169e1');" calcext:value-type="string">
            <text:p>INSERT INTO colors( name, origin, red, green, blue, hex) VALUES('RoyalBlue', 'http://www.two4u.com/color/big-table.html',65,105,225,'#4169e1');</text:p>
          </table:table-cell>
        </table:table-row>
        <table:table-row table:style-name="ro3">
          <table:table-cell table:style-name="ce41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876ff-0-0-0-0-0-0-1-0-0-0-0-?1,1" xlink:type="simple">RoyalBlue1</text:a> </text:p>
          </table:table-cell>
          <table:table-cell office:value-type="string" calcext:value-type="string">
            <text:p>#4876ff</text:p>
          </table:table-cell>
          <table:table-cell table:formula="of:=HEX2DEC(MID([.C425];2;2))" office:value-type="float" office:value="72" calcext:value-type="float">
            <text:p>72</text:p>
          </table:table-cell>
          <table:table-cell table:formula="of:=HEX2DEC(MID([.C425];4;2))" office:value-type="float" office:value="118" calcext:value-type="float">
            <text:p>118</text:p>
          </table:table-cell>
          <table:table-cell table:formula="of:=HEX2DEC(MID([.C425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25]) &amp;&quot;', 'http://www.two4u.com/color/big-table.html',&quot; &amp; [.D425] &amp;&quot;,&quot; &amp; [.E425] &amp;&quot;,&quot; &amp; [.F425] &amp;&quot;,'&quot; &amp; [.C425] &amp;&quot;');&quot;" office:value-type="string" office:string-value="INSERT INTO colors( name, origin, red, green, blue, hex) VALUES('RoyalBlue1', 'http://www.two4u.com/color/big-table.html',72,118,255,'#4876ff');" calcext:value-type="string">
            <text:p>INSERT INTO colors( name, origin, red, green, blue, hex) VALUES('RoyalBlue1', 'http://www.two4u.com/color/big-table.html',72,118,255,'#4876ff');</text:p>
          </table:table-cell>
        </table:table-row>
        <table:table-row table:style-name="ro3">
          <table:table-cell table:style-name="ce41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36eee-0-0-0-0-0-0-1-0-0-0-0-?1,1" xlink:type="simple">RoyalBlue2</text:a> </text:p>
          </table:table-cell>
          <table:table-cell office:value-type="string" calcext:value-type="string">
            <text:p>#436eee</text:p>
          </table:table-cell>
          <table:table-cell table:formula="of:=HEX2DEC(MID([.C426];2;2))" office:value-type="float" office:value="67" calcext:value-type="float">
            <text:p>67</text:p>
          </table:table-cell>
          <table:table-cell table:formula="of:=HEX2DEC(MID([.C426];4;2))" office:value-type="float" office:value="110" calcext:value-type="float">
            <text:p>110</text:p>
          </table:table-cell>
          <table:table-cell table:formula="of:=HEX2DEC(MID([.C426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26]) &amp;&quot;', 'http://www.two4u.com/color/big-table.html',&quot; &amp; [.D426] &amp;&quot;,&quot; &amp; [.E426] &amp;&quot;,&quot; &amp; [.F426] &amp;&quot;,'&quot; &amp; [.C426] &amp;&quot;');&quot;" office:value-type="string" office:string-value="INSERT INTO colors( name, origin, red, green, blue, hex) VALUES('RoyalBlue2', 'http://www.two4u.com/color/big-table.html',67,110,238,'#436eee');" calcext:value-type="string">
            <text:p>INSERT INTO colors( name, origin, red, green, blue, hex) VALUES('RoyalBlue2', 'http://www.two4u.com/color/big-table.html',67,110,238,'#436eee');</text:p>
          </table:table-cell>
        </table:table-row>
        <table:table-row table:style-name="ro3">
          <table:table-cell table:style-name="ce42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a5fcd-0-0-0-0-0-0-1-0-0-0-0-?1,1" xlink:type="simple">RoyalBlue3</text:a> </text:p>
          </table:table-cell>
          <table:table-cell office:value-type="string" calcext:value-type="string">
            <text:p>#3a5fcd</text:p>
          </table:table-cell>
          <table:table-cell table:formula="of:=HEX2DEC(MID([.C427];2;2))" office:value-type="float" office:value="58" calcext:value-type="float">
            <text:p>58</text:p>
          </table:table-cell>
          <table:table-cell table:formula="of:=HEX2DEC(MID([.C427];4;2))" office:value-type="float" office:value="95" calcext:value-type="float">
            <text:p>95</text:p>
          </table:table-cell>
          <table:table-cell table:formula="of:=HEX2DEC(MID([.C427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27]) &amp;&quot;', 'http://www.two4u.com/color/big-table.html',&quot; &amp; [.D427] &amp;&quot;,&quot; &amp; [.E427] &amp;&quot;,&quot; &amp; [.F427] &amp;&quot;,'&quot; &amp; [.C427] &amp;&quot;');&quot;" office:value-type="string" office:string-value="INSERT INTO colors( name, origin, red, green, blue, hex) VALUES('RoyalBlue3', 'http://www.two4u.com/color/big-table.html',58,95,205,'#3a5fcd');" calcext:value-type="string">
            <text:p>INSERT INTO colors( name, origin, red, green, blue, hex) VALUES('RoyalBlue3', 'http://www.two4u.com/color/big-table.html',58,95,205,'#3a5fcd');</text:p>
          </table:table-cell>
        </table:table-row>
        <table:table-row table:style-name="ro3">
          <table:table-cell table:style-name="ce42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7408b-0-0-0-0-0-0-1-0-0-0-0-?1,1" xlink:type="simple">RoyalBlue4</text:a> </text:p>
          </table:table-cell>
          <table:table-cell office:value-type="string" calcext:value-type="string">
            <text:p>#27408b</text:p>
          </table:table-cell>
          <table:table-cell table:formula="of:=HEX2DEC(MID([.C428];2;2))" office:value-type="float" office:value="39" calcext:value-type="float">
            <text:p>39</text:p>
          </table:table-cell>
          <table:table-cell table:formula="of:=HEX2DEC(MID([.C428];4;2))" office:value-type="float" office:value="64" calcext:value-type="float">
            <text:p>64</text:p>
          </table:table-cell>
          <table:table-cell table:formula="of:=HEX2DEC(MID([.C428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28]) &amp;&quot;', 'http://www.two4u.com/color/big-table.html',&quot; &amp; [.D428] &amp;&quot;,&quot; &amp; [.E428] &amp;&quot;,&quot; &amp; [.F428] &amp;&quot;,'&quot; &amp; [.C428] &amp;&quot;');&quot;" office:value-type="string" office:string-value="INSERT INTO colors( name, origin, red, green, blue, hex) VALUES('RoyalBlue4', 'http://www.two4u.com/color/big-table.html',39,64,139,'#27408b');" calcext:value-type="string">
            <text:p>INSERT INTO colors( name, origin, red, green, blue, hex) VALUES('RoyalBlue4', 'http://www.two4u.com/color/big-table.html',39,64,139,'#27408b');</text:p>
          </table:table-cell>
        </table:table-row>
        <table:table-row table:style-name="ro3">
          <table:table-cell table:style-name="ce42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4513-0-0-0-0-0-0-1-0-0-0-0-?1,1" xlink:type="simple">SaddleBrown</text:a> </text:p>
          </table:table-cell>
          <table:table-cell office:value-type="string" calcext:value-type="string">
            <text:p>#8b4513</text:p>
          </table:table-cell>
          <table:table-cell table:formula="of:=HEX2DEC(MID([.C429];2;2))" office:value-type="float" office:value="139" calcext:value-type="float">
            <text:p>139</text:p>
          </table:table-cell>
          <table:table-cell table:formula="of:=HEX2DEC(MID([.C429];4;2))" office:value-type="float" office:value="69" calcext:value-type="float">
            <text:p>69</text:p>
          </table:table-cell>
          <table:table-cell table:formula="of:=HEX2DEC(MID([.C429];6;2))" office:value-type="float" office:value="19" calcext:value-type="float">
            <text:p>19</text:p>
          </table:table-cell>
          <table:table-cell table:formula="of:=&quot;INSERT INTO colors( name, origin, red, green, blue, hex) VALUES('&quot; &amp; TRIM([.B429]) &amp;&quot;', 'http://www.two4u.com/color/big-table.html',&quot; &amp; [.D429] &amp;&quot;,&quot; &amp; [.E429] &amp;&quot;,&quot; &amp; [.F429] &amp;&quot;,'&quot; &amp; [.C429] &amp;&quot;');&quot;" office:value-type="string" office:string-value="INSERT INTO colors( name, origin, red, green, blue, hex) VALUES('SaddleBrown', 'http://www.two4u.com/color/big-table.html',139,69,19,'#8b4513');" calcext:value-type="string">
            <text:p>INSERT INTO colors( name, origin, red, green, blue, hex) VALUES('SaddleBrown', 'http://www.two4u.com/color/big-table.html',139,69,19,'#8b4513');</text:p>
          </table:table-cell>
        </table:table-row>
        <table:table-row table:style-name="ro3">
          <table:table-cell table:style-name="ce42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a8072-0-0-0-0-0-0-1-0-0-0-0-?1,1" xlink:type="simple">salmon</text:a> </text:p>
          </table:table-cell>
          <table:table-cell office:value-type="string" calcext:value-type="string">
            <text:p>#fa8072</text:p>
          </table:table-cell>
          <table:table-cell table:formula="of:=HEX2DEC(MID([.C430];2;2))" office:value-type="float" office:value="250" calcext:value-type="float">
            <text:p>250</text:p>
          </table:table-cell>
          <table:table-cell table:formula="of:=HEX2DEC(MID([.C430];4;2))" office:value-type="float" office:value="128" calcext:value-type="float">
            <text:p>128</text:p>
          </table:table-cell>
          <table:table-cell table:formula="of:=HEX2DEC(MID([.C430];6;2))" office:value-type="float" office:value="114" calcext:value-type="float">
            <text:p>114</text:p>
          </table:table-cell>
          <table:table-cell table:formula="of:=&quot;INSERT INTO colors( name, origin, red, green, blue, hex) VALUES('&quot; &amp; TRIM([.B430]) &amp;&quot;', 'http://www.two4u.com/color/big-table.html',&quot; &amp; [.D430] &amp;&quot;,&quot; &amp; [.E430] &amp;&quot;,&quot; &amp; [.F430] &amp;&quot;,'&quot; &amp; [.C430] &amp;&quot;');&quot;" office:value-type="string" office:string-value="INSERT INTO colors( name, origin, red, green, blue, hex) VALUES('salmon', 'http://www.two4u.com/color/big-table.html',250,128,114,'#fa8072');" calcext:value-type="string">
            <text:p>INSERT INTO colors( name, origin, red, green, blue, hex) VALUES('salmon', 'http://www.two4u.com/color/big-table.html',250,128,114,'#fa8072');</text:p>
          </table:table-cell>
        </table:table-row>
        <table:table-row table:style-name="ro3">
          <table:table-cell table:style-name="ce42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8c69-0-0-0-0-0-0-1-0-0-0-0-?1,1" xlink:type="simple">salmon1</text:a> </text:p>
          </table:table-cell>
          <table:table-cell office:value-type="string" calcext:value-type="string">
            <text:p>#ff8c69</text:p>
          </table:table-cell>
          <table:table-cell table:formula="of:=HEX2DEC(MID([.C431];2;2))" office:value-type="float" office:value="255" calcext:value-type="float">
            <text:p>255</text:p>
          </table:table-cell>
          <table:table-cell table:formula="of:=HEX2DEC(MID([.C431];4;2))" office:value-type="float" office:value="140" calcext:value-type="float">
            <text:p>140</text:p>
          </table:table-cell>
          <table:table-cell table:formula="of:=HEX2DEC(MID([.C431];6;2))" office:value-type="float" office:value="105" calcext:value-type="float">
            <text:p>105</text:p>
          </table:table-cell>
          <table:table-cell table:formula="of:=&quot;INSERT INTO colors( name, origin, red, green, blue, hex) VALUES('&quot; &amp; TRIM([.B431]) &amp;&quot;', 'http://www.two4u.com/color/big-table.html',&quot; &amp; [.D431] &amp;&quot;,&quot; &amp; [.E431] &amp;&quot;,&quot; &amp; [.F431] &amp;&quot;,'&quot; &amp; [.C431] &amp;&quot;');&quot;" office:value-type="string" office:string-value="INSERT INTO colors( name, origin, red, green, blue, hex) VALUES('salmon1', 'http://www.two4u.com/color/big-table.html',255,140,105,'#ff8c69');" calcext:value-type="string">
            <text:p>INSERT INTO colors( name, origin, red, green, blue, hex) VALUES('salmon1', 'http://www.two4u.com/color/big-table.html',255,140,105,'#ff8c69');</text:p>
          </table:table-cell>
        </table:table-row>
        <table:table-row table:style-name="ro3">
          <table:table-cell table:style-name="ce42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8262-0-0-0-0-0-0-1-0-0-0-0-?1,1" xlink:type="simple">salmon2</text:a> </text:p>
          </table:table-cell>
          <table:table-cell office:value-type="string" calcext:value-type="string">
            <text:p>#ee8262</text:p>
          </table:table-cell>
          <table:table-cell table:formula="of:=HEX2DEC(MID([.C432];2;2))" office:value-type="float" office:value="238" calcext:value-type="float">
            <text:p>238</text:p>
          </table:table-cell>
          <table:table-cell table:formula="of:=HEX2DEC(MID([.C432];4;2))" office:value-type="float" office:value="130" calcext:value-type="float">
            <text:p>130</text:p>
          </table:table-cell>
          <table:table-cell table:formula="of:=HEX2DEC(MID([.C432];6;2))" office:value-type="float" office:value="98" calcext:value-type="float">
            <text:p>98</text:p>
          </table:table-cell>
          <table:table-cell table:formula="of:=&quot;INSERT INTO colors( name, origin, red, green, blue, hex) VALUES('&quot; &amp; TRIM([.B432]) &amp;&quot;', 'http://www.two4u.com/color/big-table.html',&quot; &amp; [.D432] &amp;&quot;,&quot; &amp; [.E432] &amp;&quot;,&quot; &amp; [.F432] &amp;&quot;,'&quot; &amp; [.C432] &amp;&quot;');&quot;" office:value-type="string" office:string-value="INSERT INTO colors( name, origin, red, green, blue, hex) VALUES('salmon2', 'http://www.two4u.com/color/big-table.html',238,130,98,'#ee8262');" calcext:value-type="string">
            <text:p>INSERT INTO colors( name, origin, red, green, blue, hex) VALUES('salmon2', 'http://www.two4u.com/color/big-table.html',238,130,98,'#ee8262');</text:p>
          </table:table-cell>
        </table:table-row>
        <table:table-row table:style-name="ro3">
          <table:table-cell table:style-name="ce42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7054-0-0-0-0-0-0-1-0-0-0-0-?1,1" xlink:type="simple">salmon3</text:a> </text:p>
          </table:table-cell>
          <table:table-cell office:value-type="string" calcext:value-type="string">
            <text:p>#cd7054</text:p>
          </table:table-cell>
          <table:table-cell table:formula="of:=HEX2DEC(MID([.C433];2;2))" office:value-type="float" office:value="205" calcext:value-type="float">
            <text:p>205</text:p>
          </table:table-cell>
          <table:table-cell table:formula="of:=HEX2DEC(MID([.C433];4;2))" office:value-type="float" office:value="112" calcext:value-type="float">
            <text:p>112</text:p>
          </table:table-cell>
          <table:table-cell table:formula="of:=HEX2DEC(MID([.C433];6;2))" office:value-type="float" office:value="84" calcext:value-type="float">
            <text:p>84</text:p>
          </table:table-cell>
          <table:table-cell table:formula="of:=&quot;INSERT INTO colors( name, origin, red, green, blue, hex) VALUES('&quot; &amp; TRIM([.B433]) &amp;&quot;', 'http://www.two4u.com/color/big-table.html',&quot; &amp; [.D433] &amp;&quot;,&quot; &amp; [.E433] &amp;&quot;,&quot; &amp; [.F433] &amp;&quot;,'&quot; &amp; [.C433] &amp;&quot;');&quot;" office:value-type="string" office:string-value="INSERT INTO colors( name, origin, red, green, blue, hex) VALUES('salmon3', 'http://www.two4u.com/color/big-table.html',205,112,84,'#cd7054');" calcext:value-type="string">
            <text:p>INSERT INTO colors( name, origin, red, green, blue, hex) VALUES('salmon3', 'http://www.two4u.com/color/big-table.html',205,112,84,'#cd7054');</text:p>
          </table:table-cell>
        </table:table-row>
        <table:table-row table:style-name="ro3">
          <table:table-cell table:style-name="ce42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4c39-0-0-0-0-0-0-1-0-0-0-0-?1,1" xlink:type="simple">salmon4</text:a> </text:p>
          </table:table-cell>
          <table:table-cell office:value-type="string" calcext:value-type="string">
            <text:p>#8b4c39</text:p>
          </table:table-cell>
          <table:table-cell table:formula="of:=HEX2DEC(MID([.C434];2;2))" office:value-type="float" office:value="139" calcext:value-type="float">
            <text:p>139</text:p>
          </table:table-cell>
          <table:table-cell table:formula="of:=HEX2DEC(MID([.C434];4;2))" office:value-type="float" office:value="76" calcext:value-type="float">
            <text:p>76</text:p>
          </table:table-cell>
          <table:table-cell table:formula="of:=HEX2DEC(MID([.C434];6;2))" office:value-type="float" office:value="57" calcext:value-type="float">
            <text:p>57</text:p>
          </table:table-cell>
          <table:table-cell table:formula="of:=&quot;INSERT INTO colors( name, origin, red, green, blue, hex) VALUES('&quot; &amp; TRIM([.B434]) &amp;&quot;', 'http://www.two4u.com/color/big-table.html',&quot; &amp; [.D434] &amp;&quot;,&quot; &amp; [.E434] &amp;&quot;,&quot; &amp; [.F434] &amp;&quot;,'&quot; &amp; [.C434] &amp;&quot;');&quot;" office:value-type="string" office:string-value="INSERT INTO colors( name, origin, red, green, blue, hex) VALUES('salmon4', 'http://www.two4u.com/color/big-table.html',139,76,57,'#8b4c39');" calcext:value-type="string">
            <text:p>INSERT INTO colors( name, origin, red, green, blue, hex) VALUES('salmon4', 'http://www.two4u.com/color/big-table.html',139,76,57,'#8b4c39');</text:p>
          </table:table-cell>
        </table:table-row>
        <table:table-row table:style-name="ro3">
          <table:table-cell table:style-name="ce42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4a460-0-0-0-0-0-0-1-0-0-0-0-?1,1" xlink:type="simple">SandyBrown</text:a> </text:p>
          </table:table-cell>
          <table:table-cell office:value-type="string" calcext:value-type="string">
            <text:p>#f4a460</text:p>
          </table:table-cell>
          <table:table-cell table:formula="of:=HEX2DEC(MID([.C435];2;2))" office:value-type="float" office:value="244" calcext:value-type="float">
            <text:p>244</text:p>
          </table:table-cell>
          <table:table-cell table:formula="of:=HEX2DEC(MID([.C435];4;2))" office:value-type="float" office:value="164" calcext:value-type="float">
            <text:p>164</text:p>
          </table:table-cell>
          <table:table-cell table:formula="of:=HEX2DEC(MID([.C435];6;2))" office:value-type="float" office:value="96" calcext:value-type="float">
            <text:p>96</text:p>
          </table:table-cell>
          <table:table-cell table:formula="of:=&quot;INSERT INTO colors( name, origin, red, green, blue, hex) VALUES('&quot; &amp; TRIM([.B435]) &amp;&quot;', 'http://www.two4u.com/color/big-table.html',&quot; &amp; [.D435] &amp;&quot;,&quot; &amp; [.E435] &amp;&quot;,&quot; &amp; [.F435] &amp;&quot;,'&quot; &amp; [.C435] &amp;&quot;');&quot;" office:value-type="string" office:string-value="INSERT INTO colors( name, origin, red, green, blue, hex) VALUES('SandyBrown', 'http://www.two4u.com/color/big-table.html',244,164,96,'#f4a460');" calcext:value-type="string">
            <text:p>INSERT INTO colors( name, origin, red, green, blue, hex) VALUES('SandyBrown', 'http://www.two4u.com/color/big-table.html',244,164,96,'#f4a460');</text:p>
          </table:table-cell>
        </table:table-row>
        <table:table-row table:style-name="ro3">
          <table:table-cell table:style-name="ce42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4ff9f-0-0-0-0-0-0-1-0-0-0-0-?1,1" xlink:type="simple">SeaGreen1</text:a> </text:p>
          </table:table-cell>
          <table:table-cell office:value-type="string" calcext:value-type="string">
            <text:p>#54ff9f</text:p>
          </table:table-cell>
          <table:table-cell table:formula="of:=HEX2DEC(MID([.C436];2;2))" office:value-type="float" office:value="84" calcext:value-type="float">
            <text:p>84</text:p>
          </table:table-cell>
          <table:table-cell table:formula="of:=HEX2DEC(MID([.C436];4;2))" office:value-type="float" office:value="255" calcext:value-type="float">
            <text:p>255</text:p>
          </table:table-cell>
          <table:table-cell table:formula="of:=HEX2DEC(MID([.C436];6;2))" office:value-type="float" office:value="159" calcext:value-type="float">
            <text:p>159</text:p>
          </table:table-cell>
          <table:table-cell table:formula="of:=&quot;INSERT INTO colors( name, origin, red, green, blue, hex) VALUES('&quot; &amp; TRIM([.B436]) &amp;&quot;', 'http://www.two4u.com/color/big-table.html',&quot; &amp; [.D436] &amp;&quot;,&quot; &amp; [.E436] &amp;&quot;,&quot; &amp; [.F436] &amp;&quot;,'&quot; &amp; [.C436] &amp;&quot;');&quot;" office:value-type="string" office:string-value="INSERT INTO colors( name, origin, red, green, blue, hex) VALUES('SeaGreen1', 'http://www.two4u.com/color/big-table.html',84,255,159,'#54ff9f');" calcext:value-type="string">
            <text:p>INSERT INTO colors( name, origin, red, green, blue, hex) VALUES('SeaGreen1', 'http://www.two4u.com/color/big-table.html',84,255,159,'#54ff9f');</text:p>
          </table:table-cell>
        </table:table-row>
        <table:table-row table:style-name="ro3">
          <table:table-cell table:style-name="ce43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eee94-0-0-0-0-0-0-1-0-0-0-0-?1,1" xlink:type="simple">SeaGreen2</text:a> </text:p>
          </table:table-cell>
          <table:table-cell office:value-type="string" calcext:value-type="string">
            <text:p>#4eee94</text:p>
          </table:table-cell>
          <table:table-cell table:formula="of:=HEX2DEC(MID([.C437];2;2))" office:value-type="float" office:value="78" calcext:value-type="float">
            <text:p>78</text:p>
          </table:table-cell>
          <table:table-cell table:formula="of:=HEX2DEC(MID([.C437];4;2))" office:value-type="float" office:value="238" calcext:value-type="float">
            <text:p>238</text:p>
          </table:table-cell>
          <table:table-cell table:formula="of:=HEX2DEC(MID([.C437];6;2))" office:value-type="float" office:value="148" calcext:value-type="float">
            <text:p>148</text:p>
          </table:table-cell>
          <table:table-cell table:formula="of:=&quot;INSERT INTO colors( name, origin, red, green, blue, hex) VALUES('&quot; &amp; TRIM([.B437]) &amp;&quot;', 'http://www.two4u.com/color/big-table.html',&quot; &amp; [.D437] &amp;&quot;,&quot; &amp; [.E437] &amp;&quot;,&quot; &amp; [.F437] &amp;&quot;,'&quot; &amp; [.C437] &amp;&quot;');&quot;" office:value-type="string" office:string-value="INSERT INTO colors( name, origin, red, green, blue, hex) VALUES('SeaGreen2', 'http://www.two4u.com/color/big-table.html',78,238,148,'#4eee94');" calcext:value-type="string">
            <text:p>INSERT INTO colors( name, origin, red, green, blue, hex) VALUES('SeaGreen2', 'http://www.two4u.com/color/big-table.html',78,238,148,'#4eee94');</text:p>
          </table:table-cell>
        </table:table-row>
        <table:table-row table:style-name="ro3">
          <table:table-cell table:style-name="ce43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3cd80-0-0-0-0-0-0-1-0-0-0-0-?1,1" xlink:type="simple">SeaGreen3</text:a> </text:p>
          </table:table-cell>
          <table:table-cell office:value-type="string" calcext:value-type="string">
            <text:p>#43cd80</text:p>
          </table:table-cell>
          <table:table-cell table:formula="of:=HEX2DEC(MID([.C438];2;2))" office:value-type="float" office:value="67" calcext:value-type="float">
            <text:p>67</text:p>
          </table:table-cell>
          <table:table-cell table:formula="of:=HEX2DEC(MID([.C438];4;2))" office:value-type="float" office:value="205" calcext:value-type="float">
            <text:p>205</text:p>
          </table:table-cell>
          <table:table-cell table:formula="of:=HEX2DEC(MID([.C438];6;2))" office:value-type="float" office:value="128" calcext:value-type="float">
            <text:p>128</text:p>
          </table:table-cell>
          <table:table-cell table:formula="of:=&quot;INSERT INTO colors( name, origin, red, green, blue, hex) VALUES('&quot; &amp; TRIM([.B438]) &amp;&quot;', 'http://www.two4u.com/color/big-table.html',&quot; &amp; [.D438] &amp;&quot;,&quot; &amp; [.E438] &amp;&quot;,&quot; &amp; [.F438] &amp;&quot;,'&quot; &amp; [.C438] &amp;&quot;');&quot;" office:value-type="string" office:string-value="INSERT INTO colors( name, origin, red, green, blue, hex) VALUES('SeaGreen3', 'http://www.two4u.com/color/big-table.html',67,205,128,'#43cd80');" calcext:value-type="string">
            <text:p>INSERT INTO colors( name, origin, red, green, blue, hex) VALUES('SeaGreen3', 'http://www.two4u.com/color/big-table.html',67,205,128,'#43cd80');</text:p>
          </table:table-cell>
        </table:table-row>
        <table:table-row table:style-name="ro3">
          <table:table-cell table:style-name="ce43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2e8b57-0-0-0-0-0-0-1-0-0-0-0-?1,1" xlink:type="simple">SeaGreen4</text:a> </text:p>
          </table:table-cell>
          <table:table-cell office:value-type="string" calcext:value-type="string">
            <text:p>#2e8b57</text:p>
          </table:table-cell>
          <table:table-cell table:formula="of:=HEX2DEC(MID([.C439];2;2))" office:value-type="float" office:value="46" calcext:value-type="float">
            <text:p>46</text:p>
          </table:table-cell>
          <table:table-cell table:formula="of:=HEX2DEC(MID([.C439];4;2))" office:value-type="float" office:value="139" calcext:value-type="float">
            <text:p>139</text:p>
          </table:table-cell>
          <table:table-cell table:formula="of:=HEX2DEC(MID([.C439];6;2))" office:value-type="float" office:value="87" calcext:value-type="float">
            <text:p>87</text:p>
          </table:table-cell>
          <table:table-cell table:formula="of:=&quot;INSERT INTO colors( name, origin, red, green, blue, hex) VALUES('&quot; &amp; TRIM([.B439]) &amp;&quot;', 'http://www.two4u.com/color/big-table.html',&quot; &amp; [.D439] &amp;&quot;,&quot; &amp; [.E439] &amp;&quot;,&quot; &amp; [.F439] &amp;&quot;,'&quot; &amp; [.C439] &amp;&quot;');&quot;" office:value-type="string" office:string-value="INSERT INTO colors( name, origin, red, green, blue, hex) VALUES('SeaGreen4', 'http://www.two4u.com/color/big-table.html',46,139,87,'#2e8b57');" calcext:value-type="string">
            <text:p>INSERT INTO colors( name, origin, red, green, blue, hex) VALUES('SeaGreen4', 'http://www.two4u.com/color/big-table.html',46,139,87,'#2e8b57');</text:p>
          </table:table-cell>
        </table:table-row>
        <table:table-row table:style-name="ro3">
          <table:table-cell table:style-name="ce43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5ee-0-0-0-0-0-0-1-0-0-0-0-?1,1" xlink:type="simple">seashell1</text:a> </text:p>
          </table:table-cell>
          <table:table-cell office:value-type="string" calcext:value-type="string">
            <text:p>#fff5ee</text:p>
          </table:table-cell>
          <table:table-cell table:formula="of:=HEX2DEC(MID([.C440];2;2))" office:value-type="float" office:value="255" calcext:value-type="float">
            <text:p>255</text:p>
          </table:table-cell>
          <table:table-cell table:formula="of:=HEX2DEC(MID([.C440];4;2))" office:value-type="float" office:value="245" calcext:value-type="float">
            <text:p>245</text:p>
          </table:table-cell>
          <table:table-cell table:formula="of:=HEX2DEC(MID([.C440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40]) &amp;&quot;', 'http://www.two4u.com/color/big-table.html',&quot; &amp; [.D440] &amp;&quot;,&quot; &amp; [.E440] &amp;&quot;,&quot; &amp; [.F440] &amp;&quot;,'&quot; &amp; [.C440] &amp;&quot;');&quot;" office:value-type="string" office:string-value="INSERT INTO colors( name, origin, red, green, blue, hex) VALUES('seashell1', 'http://www.two4u.com/color/big-table.html',255,245,238,'#fff5ee');" calcext:value-type="string">
            <text:p>INSERT INTO colors( name, origin, red, green, blue, hex) VALUES('seashell1', 'http://www.two4u.com/color/big-table.html',255,245,238,'#fff5ee');</text:p>
          </table:table-cell>
        </table:table-row>
        <table:table-row table:style-name="ro3">
          <table:table-cell table:style-name="ce43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5de-0-0-0-0-0-0-1-0-0-0-0-?1,1" xlink:type="simple">seashell2</text:a> </text:p>
          </table:table-cell>
          <table:table-cell office:value-type="string" calcext:value-type="string">
            <text:p>#eee5de</text:p>
          </table:table-cell>
          <table:table-cell table:formula="of:=HEX2DEC(MID([.C441];2;2))" office:value-type="float" office:value="238" calcext:value-type="float">
            <text:p>238</text:p>
          </table:table-cell>
          <table:table-cell table:formula="of:=HEX2DEC(MID([.C441];4;2))" office:value-type="float" office:value="229" calcext:value-type="float">
            <text:p>229</text:p>
          </table:table-cell>
          <table:table-cell table:formula="of:=HEX2DEC(MID([.C441];6;2))" office:value-type="float" office:value="222" calcext:value-type="float">
            <text:p>222</text:p>
          </table:table-cell>
          <table:table-cell table:formula="of:=&quot;INSERT INTO colors( name, origin, red, green, blue, hex) VALUES('&quot; &amp; TRIM([.B441]) &amp;&quot;', 'http://www.two4u.com/color/big-table.html',&quot; &amp; [.D441] &amp;&quot;,&quot; &amp; [.E441] &amp;&quot;,&quot; &amp; [.F441] &amp;&quot;,'&quot; &amp; [.C441] &amp;&quot;');&quot;" office:value-type="string" office:string-value="INSERT INTO colors( name, origin, red, green, blue, hex) VALUES('seashell2', 'http://www.two4u.com/color/big-table.html',238,229,222,'#eee5de');" calcext:value-type="string">
            <text:p>INSERT INTO colors( name, origin, red, green, blue, hex) VALUES('seashell2', 'http://www.two4u.com/color/big-table.html',238,229,222,'#eee5de');</text:p>
          </table:table-cell>
        </table:table-row>
        <table:table-row table:style-name="ro3">
          <table:table-cell table:style-name="ce43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5bf-0-0-0-0-0-0-1-0-0-0-0-?1,1" xlink:type="simple">seashell3</text:a> </text:p>
          </table:table-cell>
          <table:table-cell office:value-type="string" calcext:value-type="string">
            <text:p>#cdc5bf</text:p>
          </table:table-cell>
          <table:table-cell table:formula="of:=HEX2DEC(MID([.C442];2;2))" office:value-type="float" office:value="205" calcext:value-type="float">
            <text:p>205</text:p>
          </table:table-cell>
          <table:table-cell table:formula="of:=HEX2DEC(MID([.C442];4;2))" office:value-type="float" office:value="197" calcext:value-type="float">
            <text:p>197</text:p>
          </table:table-cell>
          <table:table-cell table:formula="of:=HEX2DEC(MID([.C442];6;2))" office:value-type="float" office:value="191" calcext:value-type="float">
            <text:p>191</text:p>
          </table:table-cell>
          <table:table-cell table:formula="of:=&quot;INSERT INTO colors( name, origin, red, green, blue, hex) VALUES('&quot; &amp; TRIM([.B442]) &amp;&quot;', 'http://www.two4u.com/color/big-table.html',&quot; &amp; [.D442] &amp;&quot;,&quot; &amp; [.E442] &amp;&quot;,&quot; &amp; [.F442] &amp;&quot;,'&quot; &amp; [.C442] &amp;&quot;');&quot;" office:value-type="string" office:string-value="INSERT INTO colors( name, origin, red, green, blue, hex) VALUES('seashell3', 'http://www.two4u.com/color/big-table.html',205,197,191,'#cdc5bf');" calcext:value-type="string">
            <text:p>INSERT INTO colors( name, origin, red, green, blue, hex) VALUES('seashell3', 'http://www.two4u.com/color/big-table.html',205,197,191,'#cdc5bf');</text:p>
          </table:table-cell>
        </table:table-row>
        <table:table-row table:style-name="ro3">
          <table:table-cell table:style-name="ce43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682-0-0-0-0-0-0-1-0-0-0-0-?1,1" xlink:type="simple">seashell4</text:a> </text:p>
          </table:table-cell>
          <table:table-cell office:value-type="string" calcext:value-type="string">
            <text:p>#8b8682</text:p>
          </table:table-cell>
          <table:table-cell table:formula="of:=HEX2DEC(MID([.C443];2;2))" office:value-type="float" office:value="139" calcext:value-type="float">
            <text:p>139</text:p>
          </table:table-cell>
          <table:table-cell table:formula="of:=HEX2DEC(MID([.C443];4;2))" office:value-type="float" office:value="134" calcext:value-type="float">
            <text:p>134</text:p>
          </table:table-cell>
          <table:table-cell table:formula="of:=HEX2DEC(MID([.C443];6;2))" office:value-type="float" office:value="130" calcext:value-type="float">
            <text:p>130</text:p>
          </table:table-cell>
          <table:table-cell table:formula="of:=&quot;INSERT INTO colors( name, origin, red, green, blue, hex) VALUES('&quot; &amp; TRIM([.B443]) &amp;&quot;', 'http://www.two4u.com/color/big-table.html',&quot; &amp; [.D443] &amp;&quot;,&quot; &amp; [.E443] &amp;&quot;,&quot; &amp; [.F443] &amp;&quot;,'&quot; &amp; [.C443] &amp;&quot;');&quot;" office:value-type="string" office:string-value="INSERT INTO colors( name, origin, red, green, blue, hex) VALUES('seashell4', 'http://www.two4u.com/color/big-table.html',139,134,130,'#8b8682');" calcext:value-type="string">
            <text:p>INSERT INTO colors( name, origin, red, green, blue, hex) VALUES('seashell4', 'http://www.two4u.com/color/big-table.html',139,134,130,'#8b8682');</text:p>
          </table:table-cell>
        </table:table-row>
        <table:table-row table:style-name="ro3">
          <table:table-cell table:style-name="ce43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a0522d-0-0-0-0-0-0-1-0-0-0-0-?1,1" xlink:type="simple">sienna</text:a> </text:p>
          </table:table-cell>
          <table:table-cell office:value-type="string" calcext:value-type="string">
            <text:p>#a0522d</text:p>
          </table:table-cell>
          <table:table-cell table:formula="of:=HEX2DEC(MID([.C444];2;2))" office:value-type="float" office:value="160" calcext:value-type="float">
            <text:p>160</text:p>
          </table:table-cell>
          <table:table-cell table:formula="of:=HEX2DEC(MID([.C444];4;2))" office:value-type="float" office:value="82" calcext:value-type="float">
            <text:p>82</text:p>
          </table:table-cell>
          <table:table-cell table:formula="of:=HEX2DEC(MID([.C444];6;2))" office:value-type="float" office:value="45" calcext:value-type="float">
            <text:p>45</text:p>
          </table:table-cell>
          <table:table-cell table:formula="of:=&quot;INSERT INTO colors( name, origin, red, green, blue, hex) VALUES('&quot; &amp; TRIM([.B444]) &amp;&quot;', 'http://www.two4u.com/color/big-table.html',&quot; &amp; [.D444] &amp;&quot;,&quot; &amp; [.E444] &amp;&quot;,&quot; &amp; [.F444] &amp;&quot;,'&quot; &amp; [.C444] &amp;&quot;');&quot;" office:value-type="string" office:string-value="INSERT INTO colors( name, origin, red, green, blue, hex) VALUES('sienna', 'http://www.two4u.com/color/big-table.html',160,82,45,'#a0522d');" calcext:value-type="string">
            <text:p>INSERT INTO colors( name, origin, red, green, blue, hex) VALUES('sienna', 'http://www.two4u.com/color/big-table.html',160,82,45,'#a0522d');</text:p>
          </table:table-cell>
        </table:table-row>
        <table:table-row table:style-name="ro3">
          <table:table-cell table:style-name="ce43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8247-0-0-0-0-0-0-1-0-0-0-0-?1,1" xlink:type="simple">sienna1</text:a> </text:p>
          </table:table-cell>
          <table:table-cell office:value-type="string" calcext:value-type="string">
            <text:p>#ff8247</text:p>
          </table:table-cell>
          <table:table-cell table:formula="of:=HEX2DEC(MID([.C445];2;2))" office:value-type="float" office:value="255" calcext:value-type="float">
            <text:p>255</text:p>
          </table:table-cell>
          <table:table-cell table:formula="of:=HEX2DEC(MID([.C445];4;2))" office:value-type="float" office:value="130" calcext:value-type="float">
            <text:p>130</text:p>
          </table:table-cell>
          <table:table-cell table:formula="of:=HEX2DEC(MID([.C445];6;2))" office:value-type="float" office:value="71" calcext:value-type="float">
            <text:p>71</text:p>
          </table:table-cell>
          <table:table-cell table:formula="of:=&quot;INSERT INTO colors( name, origin, red, green, blue, hex) VALUES('&quot; &amp; TRIM([.B445]) &amp;&quot;', 'http://www.two4u.com/color/big-table.html',&quot; &amp; [.D445] &amp;&quot;,&quot; &amp; [.E445] &amp;&quot;,&quot; &amp; [.F445] &amp;&quot;,'&quot; &amp; [.C445] &amp;&quot;');&quot;" office:value-type="string" office:string-value="INSERT INTO colors( name, origin, red, green, blue, hex) VALUES('sienna1', 'http://www.two4u.com/color/big-table.html',255,130,71,'#ff8247');" calcext:value-type="string">
            <text:p>INSERT INTO colors( name, origin, red, green, blue, hex) VALUES('sienna1', 'http://www.two4u.com/color/big-table.html',255,130,71,'#ff8247');</text:p>
          </table:table-cell>
        </table:table-row>
        <table:table-row table:style-name="ro3">
          <table:table-cell table:style-name="ce43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7942-0-0-0-0-0-0-1-0-0-0-0-?1,1" xlink:type="simple">sienna2</text:a> </text:p>
          </table:table-cell>
          <table:table-cell office:value-type="string" calcext:value-type="string">
            <text:p>#ee7942</text:p>
          </table:table-cell>
          <table:table-cell table:formula="of:=HEX2DEC(MID([.C446];2;2))" office:value-type="float" office:value="238" calcext:value-type="float">
            <text:p>238</text:p>
          </table:table-cell>
          <table:table-cell table:formula="of:=HEX2DEC(MID([.C446];4;2))" office:value-type="float" office:value="121" calcext:value-type="float">
            <text:p>121</text:p>
          </table:table-cell>
          <table:table-cell table:formula="of:=HEX2DEC(MID([.C446];6;2))" office:value-type="float" office:value="66" calcext:value-type="float">
            <text:p>66</text:p>
          </table:table-cell>
          <table:table-cell table:formula="of:=&quot;INSERT INTO colors( name, origin, red, green, blue, hex) VALUES('&quot; &amp; TRIM([.B446]) &amp;&quot;', 'http://www.two4u.com/color/big-table.html',&quot; &amp; [.D446] &amp;&quot;,&quot; &amp; [.E446] &amp;&quot;,&quot; &amp; [.F446] &amp;&quot;,'&quot; &amp; [.C446] &amp;&quot;');&quot;" office:value-type="string" office:string-value="INSERT INTO colors( name, origin, red, green, blue, hex) VALUES('sienna2', 'http://www.two4u.com/color/big-table.html',238,121,66,'#ee7942');" calcext:value-type="string">
            <text:p>INSERT INTO colors( name, origin, red, green, blue, hex) VALUES('sienna2', 'http://www.two4u.com/color/big-table.html',238,121,66,'#ee7942');</text:p>
          </table:table-cell>
        </table:table-row>
        <table:table-row table:style-name="ro3">
          <table:table-cell table:style-name="ce44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6839-0-0-0-0-0-0-1-0-0-0-0-?1,1" xlink:type="simple">sienna3</text:a> </text:p>
          </table:table-cell>
          <table:table-cell office:value-type="string" calcext:value-type="string">
            <text:p>#cd6839</text:p>
          </table:table-cell>
          <table:table-cell table:formula="of:=HEX2DEC(MID([.C447];2;2))" office:value-type="float" office:value="205" calcext:value-type="float">
            <text:p>205</text:p>
          </table:table-cell>
          <table:table-cell table:formula="of:=HEX2DEC(MID([.C447];4;2))" office:value-type="float" office:value="104" calcext:value-type="float">
            <text:p>104</text:p>
          </table:table-cell>
          <table:table-cell table:formula="of:=HEX2DEC(MID([.C447];6;2))" office:value-type="float" office:value="57" calcext:value-type="float">
            <text:p>57</text:p>
          </table:table-cell>
          <table:table-cell table:formula="of:=&quot;INSERT INTO colors( name, origin, red, green, blue, hex) VALUES('&quot; &amp; TRIM([.B447]) &amp;&quot;', 'http://www.two4u.com/color/big-table.html',&quot; &amp; [.D447] &amp;&quot;,&quot; &amp; [.E447] &amp;&quot;,&quot; &amp; [.F447] &amp;&quot;,'&quot; &amp; [.C447] &amp;&quot;');&quot;" office:value-type="string" office:string-value="INSERT INTO colors( name, origin, red, green, blue, hex) VALUES('sienna3', 'http://www.two4u.com/color/big-table.html',205,104,57,'#cd6839');" calcext:value-type="string">
            <text:p>INSERT INTO colors( name, origin, red, green, blue, hex) VALUES('sienna3', 'http://www.two4u.com/color/big-table.html',205,104,57,'#cd6839');</text:p>
          </table:table-cell>
        </table:table-row>
        <table:table-row table:style-name="ro3">
          <table:table-cell table:style-name="ce44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4726-0-0-0-0-0-0-1-0-0-0-0-?1,1" xlink:type="simple">sienna4</text:a> </text:p>
          </table:table-cell>
          <table:table-cell office:value-type="string" calcext:value-type="string">
            <text:p>#8b4726</text:p>
          </table:table-cell>
          <table:table-cell table:formula="of:=HEX2DEC(MID([.C448];2;2))" office:value-type="float" office:value="139" calcext:value-type="float">
            <text:p>139</text:p>
          </table:table-cell>
          <table:table-cell table:formula="of:=HEX2DEC(MID([.C448];4;2))" office:value-type="float" office:value="71" calcext:value-type="float">
            <text:p>71</text:p>
          </table:table-cell>
          <table:table-cell table:formula="of:=HEX2DEC(MID([.C448];6;2))" office:value-type="float" office:value="38" calcext:value-type="float">
            <text:p>38</text:p>
          </table:table-cell>
          <table:table-cell table:formula="of:=&quot;INSERT INTO colors( name, origin, red, green, blue, hex) VALUES('&quot; &amp; TRIM([.B448]) &amp;&quot;', 'http://www.two4u.com/color/big-table.html',&quot; &amp; [.D448] &amp;&quot;,&quot; &amp; [.E448] &amp;&quot;,&quot; &amp; [.F448] &amp;&quot;,'&quot; &amp; [.C448] &amp;&quot;');&quot;" office:value-type="string" office:string-value="INSERT INTO colors( name, origin, red, green, blue, hex) VALUES('sienna4', 'http://www.two4u.com/color/big-table.html',139,71,38,'#8b4726');" calcext:value-type="string">
            <text:p>INSERT INTO colors( name, origin, red, green, blue, hex) VALUES('sienna4', 'http://www.two4u.com/color/big-table.html',139,71,38,'#8b4726');</text:p>
          </table:table-cell>
        </table:table-row>
        <table:table-row table:style-name="ro3">
          <table:table-cell table:style-name="ce44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7ceeb-0-0-0-0-0-0-1-0-0-0-0-?1,1" xlink:type="simple">SkyBlue</text:a> </text:p>
          </table:table-cell>
          <table:table-cell office:value-type="string" calcext:value-type="string">
            <text:p>#87ceeb</text:p>
          </table:table-cell>
          <table:table-cell table:formula="of:=HEX2DEC(MID([.C449];2;2))" office:value-type="float" office:value="135" calcext:value-type="float">
            <text:p>135</text:p>
          </table:table-cell>
          <table:table-cell table:formula="of:=HEX2DEC(MID([.C449];4;2))" office:value-type="float" office:value="206" calcext:value-type="float">
            <text:p>206</text:p>
          </table:table-cell>
          <table:table-cell table:formula="of:=HEX2DEC(MID([.C449];6;2))" office:value-type="float" office:value="235" calcext:value-type="float">
            <text:p>235</text:p>
          </table:table-cell>
          <table:table-cell table:formula="of:=&quot;INSERT INTO colors( name, origin, red, green, blue, hex) VALUES('&quot; &amp; TRIM([.B449]) &amp;&quot;', 'http://www.two4u.com/color/big-table.html',&quot; &amp; [.D449] &amp;&quot;,&quot; &amp; [.E449] &amp;&quot;,&quot; &amp; [.F449] &amp;&quot;,'&quot; &amp; [.C449] &amp;&quot;');&quot;" office:value-type="string" office:string-value="INSERT INTO colors( name, origin, red, green, blue, hex) VALUES('SkyBlue', 'http://www.two4u.com/color/big-table.html',135,206,235,'#87ceeb');" calcext:value-type="string">
            <text:p>INSERT INTO colors( name, origin, red, green, blue, hex) VALUES('SkyBlue', 'http://www.two4u.com/color/big-table.html',135,206,235,'#87ceeb');</text:p>
          </table:table-cell>
        </table:table-row>
        <table:table-row table:style-name="ro3">
          <table:table-cell table:style-name="ce44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7ceff-0-0-0-0-0-0-1-0-0-0-0-?1,1" xlink:type="simple">SkyBlue1</text:a> </text:p>
          </table:table-cell>
          <table:table-cell office:value-type="string" calcext:value-type="string">
            <text:p>#87ceff</text:p>
          </table:table-cell>
          <table:table-cell table:formula="of:=HEX2DEC(MID([.C450];2;2))" office:value-type="float" office:value="135" calcext:value-type="float">
            <text:p>135</text:p>
          </table:table-cell>
          <table:table-cell table:formula="of:=HEX2DEC(MID([.C450];4;2))" office:value-type="float" office:value="206" calcext:value-type="float">
            <text:p>206</text:p>
          </table:table-cell>
          <table:table-cell table:formula="of:=HEX2DEC(MID([.C450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50]) &amp;&quot;', 'http://www.two4u.com/color/big-table.html',&quot; &amp; [.D450] &amp;&quot;,&quot; &amp; [.E450] &amp;&quot;,&quot; &amp; [.F450] &amp;&quot;,'&quot; &amp; [.C450] &amp;&quot;');&quot;" office:value-type="string" office:string-value="INSERT INTO colors( name, origin, red, green, blue, hex) VALUES('SkyBlue1', 'http://www.two4u.com/color/big-table.html',135,206,255,'#87ceff');" calcext:value-type="string">
            <text:p>INSERT INTO colors( name, origin, red, green, blue, hex) VALUES('SkyBlue1', 'http://www.two4u.com/color/big-table.html',135,206,255,'#87ceff');</text:p>
          </table:table-cell>
        </table:table-row>
        <table:table-row table:style-name="ro3">
          <table:table-cell table:style-name="ce44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ec0ee-0-0-0-0-0-0-1-0-0-0-0-?1,1" xlink:type="simple">SkyBlue2</text:a> </text:p>
          </table:table-cell>
          <table:table-cell office:value-type="string" calcext:value-type="string">
            <text:p>#7ec0ee</text:p>
          </table:table-cell>
          <table:table-cell table:formula="of:=HEX2DEC(MID([.C451];2;2))" office:value-type="float" office:value="126" calcext:value-type="float">
            <text:p>126</text:p>
          </table:table-cell>
          <table:table-cell table:formula="of:=HEX2DEC(MID([.C451];4;2))" office:value-type="float" office:value="192" calcext:value-type="float">
            <text:p>192</text:p>
          </table:table-cell>
          <table:table-cell table:formula="of:=HEX2DEC(MID([.C451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51]) &amp;&quot;', 'http://www.two4u.com/color/big-table.html',&quot; &amp; [.D451] &amp;&quot;,&quot; &amp; [.E451] &amp;&quot;,&quot; &amp; [.F451] &amp;&quot;,'&quot; &amp; [.C451] &amp;&quot;');&quot;" office:value-type="string" office:string-value="INSERT INTO colors( name, origin, red, green, blue, hex) VALUES('SkyBlue2', 'http://www.two4u.com/color/big-table.html',126,192,238,'#7ec0ee');" calcext:value-type="string">
            <text:p>INSERT INTO colors( name, origin, red, green, blue, hex) VALUES('SkyBlue2', 'http://www.two4u.com/color/big-table.html',126,192,238,'#7ec0ee');</text:p>
          </table:table-cell>
        </table:table-row>
        <table:table-row table:style-name="ro3">
          <table:table-cell table:style-name="ce44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ca6cd-0-0-0-0-0-0-1-0-0-0-0-?1,1" xlink:type="simple">SkyBlue3</text:a> </text:p>
          </table:table-cell>
          <table:table-cell office:value-type="string" calcext:value-type="string">
            <text:p>#6ca6cd</text:p>
          </table:table-cell>
          <table:table-cell table:formula="of:=HEX2DEC(MID([.C452];2;2))" office:value-type="float" office:value="108" calcext:value-type="float">
            <text:p>108</text:p>
          </table:table-cell>
          <table:table-cell table:formula="of:=HEX2DEC(MID([.C452];4;2))" office:value-type="float" office:value="166" calcext:value-type="float">
            <text:p>166</text:p>
          </table:table-cell>
          <table:table-cell table:formula="of:=HEX2DEC(MID([.C452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52]) &amp;&quot;', 'http://www.two4u.com/color/big-table.html',&quot; &amp; [.D452] &amp;&quot;,&quot; &amp; [.E452] &amp;&quot;,&quot; &amp; [.F452] &amp;&quot;,'&quot; &amp; [.C452] &amp;&quot;');&quot;" office:value-type="string" office:string-value="INSERT INTO colors( name, origin, red, green, blue, hex) VALUES('SkyBlue3', 'http://www.two4u.com/color/big-table.html',108,166,205,'#6ca6cd');" calcext:value-type="string">
            <text:p>INSERT INTO colors( name, origin, red, green, blue, hex) VALUES('SkyBlue3', 'http://www.two4u.com/color/big-table.html',108,166,205,'#6ca6cd');</text:p>
          </table:table-cell>
        </table:table-row>
        <table:table-row table:style-name="ro3">
          <table:table-cell table:style-name="ce44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a708b-0-0-0-0-0-0-1-0-0-0-0-?1,1" xlink:type="simple">SkyBlue4</text:a> </text:p>
          </table:table-cell>
          <table:table-cell office:value-type="string" calcext:value-type="string">
            <text:p>#4a708b</text:p>
          </table:table-cell>
          <table:table-cell table:formula="of:=HEX2DEC(MID([.C453];2;2))" office:value-type="float" office:value="74" calcext:value-type="float">
            <text:p>74</text:p>
          </table:table-cell>
          <table:table-cell table:formula="of:=HEX2DEC(MID([.C453];4;2))" office:value-type="float" office:value="112" calcext:value-type="float">
            <text:p>112</text:p>
          </table:table-cell>
          <table:table-cell table:formula="of:=HEX2DEC(MID([.C453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53]) &amp;&quot;', 'http://www.two4u.com/color/big-table.html',&quot; &amp; [.D453] &amp;&quot;,&quot; &amp; [.E453] &amp;&quot;,&quot; &amp; [.F453] &amp;&quot;,'&quot; &amp; [.C453] &amp;&quot;');&quot;" office:value-type="string" office:string-value="INSERT INTO colors( name, origin, red, green, blue, hex) VALUES('SkyBlue4', 'http://www.two4u.com/color/big-table.html',74,112,139,'#4a708b');" calcext:value-type="string">
            <text:p>INSERT INTO colors( name, origin, red, green, blue, hex) VALUES('SkyBlue4', 'http://www.two4u.com/color/big-table.html',74,112,139,'#4a708b');</text:p>
          </table:table-cell>
        </table:table-row>
        <table:table-row table:style-name="ro3">
          <table:table-cell table:style-name="ce44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a5acd-0-0-0-0-0-0-1-0-0-0-0-?1,1" xlink:type="simple">SlateBlue</text:a> </text:p>
          </table:table-cell>
          <table:table-cell office:value-type="string" calcext:value-type="string">
            <text:p>#6a5acd</text:p>
          </table:table-cell>
          <table:table-cell table:formula="of:=HEX2DEC(MID([.C454];2;2))" office:value-type="float" office:value="106" calcext:value-type="float">
            <text:p>106</text:p>
          </table:table-cell>
          <table:table-cell table:formula="of:=HEX2DEC(MID([.C454];4;2))" office:value-type="float" office:value="90" calcext:value-type="float">
            <text:p>90</text:p>
          </table:table-cell>
          <table:table-cell table:formula="of:=HEX2DEC(MID([.C454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54]) &amp;&quot;', 'http://www.two4u.com/color/big-table.html',&quot; &amp; [.D454] &amp;&quot;,&quot; &amp; [.E454] &amp;&quot;,&quot; &amp; [.F454] &amp;&quot;,'&quot; &amp; [.C454] &amp;&quot;');&quot;" office:value-type="string" office:string-value="INSERT INTO colors( name, origin, red, green, blue, hex) VALUES('SlateBlue', 'http://www.two4u.com/color/big-table.html',106,90,205,'#6a5acd');" calcext:value-type="string">
            <text:p>INSERT INTO colors( name, origin, red, green, blue, hex) VALUES('SlateBlue', 'http://www.two4u.com/color/big-table.html',106,90,205,'#6a5acd');</text:p>
          </table:table-cell>
        </table:table-row>
        <table:table-row table:style-name="ro3">
          <table:table-cell table:style-name="ce44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36fff-0-0-0-0-0-0-1-0-0-0-0-?1,1" xlink:type="simple">SlateBlue1</text:a> </text:p>
          </table:table-cell>
          <table:table-cell office:value-type="string" calcext:value-type="string">
            <text:p>#836fff</text:p>
          </table:table-cell>
          <table:table-cell table:formula="of:=HEX2DEC(MID([.C455];2;2))" office:value-type="float" office:value="131" calcext:value-type="float">
            <text:p>131</text:p>
          </table:table-cell>
          <table:table-cell table:formula="of:=HEX2DEC(MID([.C455];4;2))" office:value-type="float" office:value="111" calcext:value-type="float">
            <text:p>111</text:p>
          </table:table-cell>
          <table:table-cell table:formula="of:=HEX2DEC(MID([.C455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55]) &amp;&quot;', 'http://www.two4u.com/color/big-table.html',&quot; &amp; [.D455] &amp;&quot;,&quot; &amp; [.E455] &amp;&quot;,&quot; &amp; [.F455] &amp;&quot;,'&quot; &amp; [.C455] &amp;&quot;');&quot;" office:value-type="string" office:string-value="INSERT INTO colors( name, origin, red, green, blue, hex) VALUES('SlateBlue1', 'http://www.two4u.com/color/big-table.html',131,111,255,'#836fff');" calcext:value-type="string">
            <text:p>INSERT INTO colors( name, origin, red, green, blue, hex) VALUES('SlateBlue1', 'http://www.two4u.com/color/big-table.html',131,111,255,'#836fff');</text:p>
          </table:table-cell>
        </table:table-row>
        <table:table-row table:style-name="ro3">
          <table:table-cell table:style-name="ce44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a67ee-0-0-0-0-0-0-1-0-0-0-0-?1,1" xlink:type="simple">SlateBlue2</text:a> </text:p>
          </table:table-cell>
          <table:table-cell office:value-type="string" calcext:value-type="string">
            <text:p>#7a67ee</text:p>
          </table:table-cell>
          <table:table-cell table:formula="of:=HEX2DEC(MID([.C456];2;2))" office:value-type="float" office:value="122" calcext:value-type="float">
            <text:p>122</text:p>
          </table:table-cell>
          <table:table-cell table:formula="of:=HEX2DEC(MID([.C456];4;2))" office:value-type="float" office:value="103" calcext:value-type="float">
            <text:p>103</text:p>
          </table:table-cell>
          <table:table-cell table:formula="of:=HEX2DEC(MID([.C456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56]) &amp;&quot;', 'http://www.two4u.com/color/big-table.html',&quot; &amp; [.D456] &amp;&quot;,&quot; &amp; [.E456] &amp;&quot;,&quot; &amp; [.F456] &amp;&quot;,'&quot; &amp; [.C456] &amp;&quot;');&quot;" office:value-type="string" office:string-value="INSERT INTO colors( name, origin, red, green, blue, hex) VALUES('SlateBlue2', 'http://www.two4u.com/color/big-table.html',122,103,238,'#7a67ee');" calcext:value-type="string">
            <text:p>INSERT INTO colors( name, origin, red, green, blue, hex) VALUES('SlateBlue2', 'http://www.two4u.com/color/big-table.html',122,103,238,'#7a67ee');</text:p>
          </table:table-cell>
        </table:table-row>
        <table:table-row table:style-name="ro3">
          <table:table-cell table:style-name="ce45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959cd-0-0-0-0-0-0-1-0-0-0-0-?1,1" xlink:type="simple">SlateBlue3</text:a> </text:p>
          </table:table-cell>
          <table:table-cell office:value-type="string" calcext:value-type="string">
            <text:p>#6959cd</text:p>
          </table:table-cell>
          <table:table-cell table:formula="of:=HEX2DEC(MID([.C457];2;2))" office:value-type="float" office:value="105" calcext:value-type="float">
            <text:p>105</text:p>
          </table:table-cell>
          <table:table-cell table:formula="of:=HEX2DEC(MID([.C457];4;2))" office:value-type="float" office:value="89" calcext:value-type="float">
            <text:p>89</text:p>
          </table:table-cell>
          <table:table-cell table:formula="of:=HEX2DEC(MID([.C457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57]) &amp;&quot;', 'http://www.two4u.com/color/big-table.html',&quot; &amp; [.D457] &amp;&quot;,&quot; &amp; [.E457] &amp;&quot;,&quot; &amp; [.F457] &amp;&quot;,'&quot; &amp; [.C457] &amp;&quot;');&quot;" office:value-type="string" office:string-value="INSERT INTO colors( name, origin, red, green, blue, hex) VALUES('SlateBlue3', 'http://www.two4u.com/color/big-table.html',105,89,205,'#6959cd');" calcext:value-type="string">
            <text:p>INSERT INTO colors( name, origin, red, green, blue, hex) VALUES('SlateBlue3', 'http://www.two4u.com/color/big-table.html',105,89,205,'#6959cd');</text:p>
          </table:table-cell>
        </table:table-row>
        <table:table-row table:style-name="ro3">
          <table:table-cell table:style-name="ce45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73c8b-0-0-0-0-0-0-1-0-0-0-0-?1,1" xlink:type="simple">SlateBlue4</text:a> </text:p>
          </table:table-cell>
          <table:table-cell office:value-type="string" calcext:value-type="string">
            <text:p>#473c8b</text:p>
          </table:table-cell>
          <table:table-cell table:formula="of:=HEX2DEC(MID([.C458];2;2))" office:value-type="float" office:value="71" calcext:value-type="float">
            <text:p>71</text:p>
          </table:table-cell>
          <table:table-cell table:formula="of:=HEX2DEC(MID([.C458];4;2))" office:value-type="float" office:value="60" calcext:value-type="float">
            <text:p>60</text:p>
          </table:table-cell>
          <table:table-cell table:formula="of:=HEX2DEC(MID([.C458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58]) &amp;&quot;', 'http://www.two4u.com/color/big-table.html',&quot; &amp; [.D458] &amp;&quot;,&quot; &amp; [.E458] &amp;&quot;,&quot; &amp; [.F458] &amp;&quot;,'&quot; &amp; [.C458] &amp;&quot;');&quot;" office:value-type="string" office:string-value="INSERT INTO colors( name, origin, red, green, blue, hex) VALUES('SlateBlue4', 'http://www.two4u.com/color/big-table.html',71,60,139,'#473c8b');" calcext:value-type="string">
            <text:p>INSERT INTO colors( name, origin, red, green, blue, hex) VALUES('SlateBlue4', 'http://www.two4u.com/color/big-table.html',71,60,139,'#473c8b');</text:p>
          </table:table-cell>
        </table:table-row>
        <table:table-row table:style-name="ro3">
          <table:table-cell table:style-name="ce45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708090-0-0-0-0-0-0-1-0-0-0-0-?1,1" xlink:type="simple">SlateGray</text:a> </text:p>
          </table:table-cell>
          <table:table-cell office:value-type="string" calcext:value-type="string">
            <text:p>#708090</text:p>
          </table:table-cell>
          <table:table-cell table:formula="of:=HEX2DEC(MID([.C459];2;2))" office:value-type="float" office:value="112" calcext:value-type="float">
            <text:p>112</text:p>
          </table:table-cell>
          <table:table-cell table:formula="of:=HEX2DEC(MID([.C459];4;2))" office:value-type="float" office:value="128" calcext:value-type="float">
            <text:p>128</text:p>
          </table:table-cell>
          <table:table-cell table:formula="of:=HEX2DEC(MID([.C459];6;2))" office:value-type="float" office:value="144" calcext:value-type="float">
            <text:p>144</text:p>
          </table:table-cell>
          <table:table-cell table:formula="of:=&quot;INSERT INTO colors( name, origin, red, green, blue, hex) VALUES('&quot; &amp; TRIM([.B459]) &amp;&quot;', 'http://www.two4u.com/color/big-table.html',&quot; &amp; [.D459] &amp;&quot;,&quot; &amp; [.E459] &amp;&quot;,&quot; &amp; [.F459] &amp;&quot;,'&quot; &amp; [.C459] &amp;&quot;');&quot;" office:value-type="string" office:string-value="INSERT INTO colors( name, origin, red, green, blue, hex) VALUES('SlateGray', 'http://www.two4u.com/color/big-table.html',112,128,144,'#708090');" calcext:value-type="string">
            <text:p>INSERT INTO colors( name, origin, red, green, blue, hex) VALUES('SlateGray', 'http://www.two4u.com/color/big-table.html',112,128,144,'#708090');</text:p>
          </table:table-cell>
        </table:table-row>
        <table:table-row table:style-name="ro3">
          <table:table-cell table:style-name="ce45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6e2ff-0-0-0-0-0-0-1-0-0-0-0-?1,1" xlink:type="simple">SlateGray1</text:a> </text:p>
          </table:table-cell>
          <table:table-cell office:value-type="string" calcext:value-type="string">
            <text:p>#c6e2ff</text:p>
          </table:table-cell>
          <table:table-cell table:formula="of:=HEX2DEC(MID([.C460];2;2))" office:value-type="float" office:value="198" calcext:value-type="float">
            <text:p>198</text:p>
          </table:table-cell>
          <table:table-cell table:formula="of:=HEX2DEC(MID([.C460];4;2))" office:value-type="float" office:value="226" calcext:value-type="float">
            <text:p>226</text:p>
          </table:table-cell>
          <table:table-cell table:formula="of:=HEX2DEC(MID([.C460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60]) &amp;&quot;', 'http://www.two4u.com/color/big-table.html',&quot; &amp; [.D460] &amp;&quot;,&quot; &amp; [.E460] &amp;&quot;,&quot; &amp; [.F460] &amp;&quot;,'&quot; &amp; [.C460] &amp;&quot;');&quot;" office:value-type="string" office:string-value="INSERT INTO colors( name, origin, red, green, blue, hex) VALUES('SlateGray1', 'http://www.two4u.com/color/big-table.html',198,226,255,'#c6e2ff');" calcext:value-type="string">
            <text:p>INSERT INTO colors( name, origin, red, green, blue, hex) VALUES('SlateGray1', 'http://www.two4u.com/color/big-table.html',198,226,255,'#c6e2ff');</text:p>
          </table:table-cell>
        </table:table-row>
        <table:table-row table:style-name="ro3">
          <table:table-cell table:style-name="ce45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b9d3ee-0-0-0-0-0-0-1-0-0-0-0-?1,1" xlink:type="simple">SlateGray2</text:a> </text:p>
          </table:table-cell>
          <table:table-cell office:value-type="string" calcext:value-type="string">
            <text:p>#b9d3ee</text:p>
          </table:table-cell>
          <table:table-cell table:formula="of:=HEX2DEC(MID([.C461];2;2))" office:value-type="float" office:value="185" calcext:value-type="float">
            <text:p>185</text:p>
          </table:table-cell>
          <table:table-cell table:formula="of:=HEX2DEC(MID([.C461];4;2))" office:value-type="float" office:value="211" calcext:value-type="float">
            <text:p>211</text:p>
          </table:table-cell>
          <table:table-cell table:formula="of:=HEX2DEC(MID([.C461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61]) &amp;&quot;', 'http://www.two4u.com/color/big-table.html',&quot; &amp; [.D461] &amp;&quot;,&quot; &amp; [.E461] &amp;&quot;,&quot; &amp; [.F461] &amp;&quot;,'&quot; &amp; [.C461] &amp;&quot;');&quot;" office:value-type="string" office:string-value="INSERT INTO colors( name, origin, red, green, blue, hex) VALUES('SlateGray2', 'http://www.two4u.com/color/big-table.html',185,211,238,'#b9d3ee');" calcext:value-type="string">
            <text:p>INSERT INTO colors( name, origin, red, green, blue, hex) VALUES('SlateGray2', 'http://www.two4u.com/color/big-table.html',185,211,238,'#b9d3ee');</text:p>
          </table:table-cell>
        </table:table-row>
        <table:table-row table:style-name="ro3">
          <table:table-cell table:style-name="ce45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9fb6cd-0-0-0-0-0-0-1-0-0-0-0-?1,1" xlink:type="simple">SlateGray3</text:a> </text:p>
          </table:table-cell>
          <table:table-cell office:value-type="string" calcext:value-type="string">
            <text:p>#9fb6cd</text:p>
          </table:table-cell>
          <table:table-cell table:formula="of:=HEX2DEC(MID([.C462];2;2))" office:value-type="float" office:value="159" calcext:value-type="float">
            <text:p>159</text:p>
          </table:table-cell>
          <table:table-cell table:formula="of:=HEX2DEC(MID([.C462];4;2))" office:value-type="float" office:value="182" calcext:value-type="float">
            <text:p>182</text:p>
          </table:table-cell>
          <table:table-cell table:formula="of:=HEX2DEC(MID([.C462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62]) &amp;&quot;', 'http://www.two4u.com/color/big-table.html',&quot; &amp; [.D462] &amp;&quot;,&quot; &amp; [.E462] &amp;&quot;,&quot; &amp; [.F462] &amp;&quot;,'&quot; &amp; [.C462] &amp;&quot;');&quot;" office:value-type="string" office:string-value="INSERT INTO colors( name, origin, red, green, blue, hex) VALUES('SlateGray3', 'http://www.two4u.com/color/big-table.html',159,182,205,'#9fb6cd');" calcext:value-type="string">
            <text:p>INSERT INTO colors( name, origin, red, green, blue, hex) VALUES('SlateGray3', 'http://www.two4u.com/color/big-table.html',159,182,205,'#9fb6cd');</text:p>
          </table:table-cell>
        </table:table-row>
        <table:table-row table:style-name="ro3">
          <table:table-cell table:style-name="ce45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c7b8b-0-0-0-0-0-0-1-0-0-0-0-?1,1" xlink:type="simple">SlateGray4</text:a> </text:p>
          </table:table-cell>
          <table:table-cell office:value-type="string" calcext:value-type="string">
            <text:p>#6c7b8b</text:p>
          </table:table-cell>
          <table:table-cell table:formula="of:=HEX2DEC(MID([.C463];2;2))" office:value-type="float" office:value="108" calcext:value-type="float">
            <text:p>108</text:p>
          </table:table-cell>
          <table:table-cell table:formula="of:=HEX2DEC(MID([.C463];4;2))" office:value-type="float" office:value="123" calcext:value-type="float">
            <text:p>123</text:p>
          </table:table-cell>
          <table:table-cell table:formula="of:=HEX2DEC(MID([.C463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63]) &amp;&quot;', 'http://www.two4u.com/color/big-table.html',&quot; &amp; [.D463] &amp;&quot;,&quot; &amp; [.E463] &amp;&quot;,&quot; &amp; [.F463] &amp;&quot;,'&quot; &amp; [.C463] &amp;&quot;');&quot;" office:value-type="string" office:string-value="INSERT INTO colors( name, origin, red, green, blue, hex) VALUES('SlateGray4', 'http://www.two4u.com/color/big-table.html',108,123,139,'#6c7b8b');" calcext:value-type="string">
            <text:p>INSERT INTO colors( name, origin, red, green, blue, hex) VALUES('SlateGray4', 'http://www.two4u.com/color/big-table.html',108,123,139,'#6c7b8b');</text:p>
          </table:table-cell>
        </table:table-row>
        <table:table-row table:style-name="ro3">
          <table:table-cell table:style-name="ce45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afa-0-0-0-0-0-0-1-0-0-0-0-?1,1" xlink:type="simple">snow1</text:a> </text:p>
          </table:table-cell>
          <table:table-cell office:value-type="string" calcext:value-type="string">
            <text:p>#fffafa</text:p>
          </table:table-cell>
          <table:table-cell table:formula="of:=HEX2DEC(MID([.C464];2;2))" office:value-type="float" office:value="255" calcext:value-type="float">
            <text:p>255</text:p>
          </table:table-cell>
          <table:table-cell table:formula="of:=HEX2DEC(MID([.C464];4;2))" office:value-type="float" office:value="250" calcext:value-type="float">
            <text:p>250</text:p>
          </table:table-cell>
          <table:table-cell table:formula="of:=HEX2DEC(MID([.C464];6;2))" office:value-type="float" office:value="250" calcext:value-type="float">
            <text:p>250</text:p>
          </table:table-cell>
          <table:table-cell table:formula="of:=&quot;INSERT INTO colors( name, origin, red, green, blue, hex) VALUES('&quot; &amp; TRIM([.B464]) &amp;&quot;', 'http://www.two4u.com/color/big-table.html',&quot; &amp; [.D464] &amp;&quot;,&quot; &amp; [.E464] &amp;&quot;,&quot; &amp; [.F464] &amp;&quot;,'&quot; &amp; [.C464] &amp;&quot;');&quot;" office:value-type="string" office:string-value="INSERT INTO colors( name, origin, red, green, blue, hex) VALUES('snow1', 'http://www.two4u.com/color/big-table.html',255,250,250,'#fffafa');" calcext:value-type="string">
            <text:p>INSERT INTO colors( name, origin, red, green, blue, hex) VALUES('snow1', 'http://www.two4u.com/color/big-table.html',255,250,250,'#fffafa');</text:p>
          </table:table-cell>
        </table:table-row>
        <table:table-row table:style-name="ro3">
          <table:table-cell table:style-name="ce45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9e9-0-0-0-0-0-0-1-0-0-0-0-?1,1" xlink:type="simple">snow2</text:a> </text:p>
          </table:table-cell>
          <table:table-cell office:value-type="string" calcext:value-type="string">
            <text:p>#eee9e9</text:p>
          </table:table-cell>
          <table:table-cell table:formula="of:=HEX2DEC(MID([.C465];2;2))" office:value-type="float" office:value="238" calcext:value-type="float">
            <text:p>238</text:p>
          </table:table-cell>
          <table:table-cell table:formula="of:=HEX2DEC(MID([.C465];4;2))" office:value-type="float" office:value="233" calcext:value-type="float">
            <text:p>233</text:p>
          </table:table-cell>
          <table:table-cell table:formula="of:=HEX2DEC(MID([.C465];6;2))" office:value-type="float" office:value="233" calcext:value-type="float">
            <text:p>233</text:p>
          </table:table-cell>
          <table:table-cell table:formula="of:=&quot;INSERT INTO colors( name, origin, red, green, blue, hex) VALUES('&quot; &amp; TRIM([.B465]) &amp;&quot;', 'http://www.two4u.com/color/big-table.html',&quot; &amp; [.D465] &amp;&quot;,&quot; &amp; [.E465] &amp;&quot;,&quot; &amp; [.F465] &amp;&quot;,'&quot; &amp; [.C465] &amp;&quot;');&quot;" office:value-type="string" office:string-value="INSERT INTO colors( name, origin, red, green, blue, hex) VALUES('snow2', 'http://www.two4u.com/color/big-table.html',238,233,233,'#eee9e9');" calcext:value-type="string">
            <text:p>INSERT INTO colors( name, origin, red, green, blue, hex) VALUES('snow2', 'http://www.two4u.com/color/big-table.html',238,233,233,'#eee9e9');</text:p>
          </table:table-cell>
        </table:table-row>
        <table:table-row table:style-name="ro3">
          <table:table-cell table:style-name="ce45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9c9-0-0-0-0-0-0-1-0-0-0-0-?1,1" xlink:type="simple">snow3</text:a> </text:p>
          </table:table-cell>
          <table:table-cell office:value-type="string" calcext:value-type="string">
            <text:p>#cdc9c9</text:p>
          </table:table-cell>
          <table:table-cell table:formula="of:=HEX2DEC(MID([.C466];2;2))" office:value-type="float" office:value="205" calcext:value-type="float">
            <text:p>205</text:p>
          </table:table-cell>
          <table:table-cell table:formula="of:=HEX2DEC(MID([.C466];4;2))" office:value-type="float" office:value="201" calcext:value-type="float">
            <text:p>201</text:p>
          </table:table-cell>
          <table:table-cell table:formula="of:=HEX2DEC(MID([.C466];6;2))" office:value-type="float" office:value="201" calcext:value-type="float">
            <text:p>201</text:p>
          </table:table-cell>
          <table:table-cell table:formula="of:=&quot;INSERT INTO colors( name, origin, red, green, blue, hex) VALUES('&quot; &amp; TRIM([.B466]) &amp;&quot;', 'http://www.two4u.com/color/big-table.html',&quot; &amp; [.D466] &amp;&quot;,&quot; &amp; [.E466] &amp;&quot;,&quot; &amp; [.F466] &amp;&quot;,'&quot; &amp; [.C466] &amp;&quot;');&quot;" office:value-type="string" office:string-value="INSERT INTO colors( name, origin, red, green, blue, hex) VALUES('snow3', 'http://www.two4u.com/color/big-table.html',205,201,201,'#cdc9c9');" calcext:value-type="string">
            <text:p>INSERT INTO colors( name, origin, red, green, blue, hex) VALUES('snow3', 'http://www.two4u.com/color/big-table.html',205,201,201,'#cdc9c9');</text:p>
          </table:table-cell>
        </table:table-row>
        <table:table-row table:style-name="ro3">
          <table:table-cell table:style-name="ce46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989-0-0-0-0-0-0-1-0-0-0-0-?1,1" xlink:type="simple">snow4</text:a> </text:p>
          </table:table-cell>
          <table:table-cell office:value-type="string" calcext:value-type="string">
            <text:p>#8b8989</text:p>
          </table:table-cell>
          <table:table-cell table:formula="of:=HEX2DEC(MID([.C467];2;2))" office:value-type="float" office:value="139" calcext:value-type="float">
            <text:p>139</text:p>
          </table:table-cell>
          <table:table-cell table:formula="of:=HEX2DEC(MID([.C467];4;2))" office:value-type="float" office:value="137" calcext:value-type="float">
            <text:p>137</text:p>
          </table:table-cell>
          <table:table-cell table:formula="of:=HEX2DEC(MID([.C467];6;2))" office:value-type="float" office:value="137" calcext:value-type="float">
            <text:p>137</text:p>
          </table:table-cell>
          <table:table-cell table:formula="of:=&quot;INSERT INTO colors( name, origin, red, green, blue, hex) VALUES('&quot; &amp; TRIM([.B467]) &amp;&quot;', 'http://www.two4u.com/color/big-table.html',&quot; &amp; [.D467] &amp;&quot;,&quot; &amp; [.E467] &amp;&quot;,&quot; &amp; [.F467] &amp;&quot;,'&quot; &amp; [.C467] &amp;&quot;');&quot;" office:value-type="string" office:string-value="INSERT INTO colors( name, origin, red, green, blue, hex) VALUES('snow4', 'http://www.two4u.com/color/big-table.html',139,137,137,'#8b8989');" calcext:value-type="string">
            <text:p>INSERT INTO colors( name, origin, red, green, blue, hex) VALUES('snow4', 'http://www.two4u.com/color/big-table.html',139,137,137,'#8b8989');</text:p>
          </table:table-cell>
        </table:table-row>
        <table:table-row table:style-name="ro3">
          <table:table-cell table:style-name="ce46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ff7f-0-0-0-0-0-0-1-0-0-0-0-?1,1" xlink:type="simple">SpringGreen1</text:a> </text:p>
          </table:table-cell>
          <table:table-cell office:value-type="string" calcext:value-type="string">
            <text:p>#00ff7f</text:p>
          </table:table-cell>
          <table:table-cell table:formula="of:=HEX2DEC(MID([.C468];2;2))" office:value-type="float" office:value="0" calcext:value-type="float">
            <text:p>0</text:p>
          </table:table-cell>
          <table:table-cell table:formula="of:=HEX2DEC(MID([.C468];4;2))" office:value-type="float" office:value="255" calcext:value-type="float">
            <text:p>255</text:p>
          </table:table-cell>
          <table:table-cell table:formula="of:=HEX2DEC(MID([.C468];6;2))" office:value-type="float" office:value="127" calcext:value-type="float">
            <text:p>127</text:p>
          </table:table-cell>
          <table:table-cell table:formula="of:=&quot;INSERT INTO colors( name, origin, red, green, blue, hex) VALUES('&quot; &amp; TRIM([.B468]) &amp;&quot;', 'http://www.two4u.com/color/big-table.html',&quot; &amp; [.D468] &amp;&quot;,&quot; &amp; [.E468] &amp;&quot;,&quot; &amp; [.F468] &amp;&quot;,'&quot; &amp; [.C468] &amp;&quot;');&quot;" office:value-type="string" office:string-value="INSERT INTO colors( name, origin, red, green, blue, hex) VALUES('SpringGreen1', 'http://www.two4u.com/color/big-table.html',0,255,127,'#00ff7f');" calcext:value-type="string">
            <text:p>INSERT INTO colors( name, origin, red, green, blue, hex) VALUES('SpringGreen1', 'http://www.two4u.com/color/big-table.html',0,255,127,'#00ff7f');</text:p>
          </table:table-cell>
        </table:table-row>
        <table:table-row table:style-name="ro3">
          <table:table-cell table:style-name="ce46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ee76-0-0-0-0-0-0-1-0-0-0-0-?1,1" xlink:type="simple">SpringGreen2</text:a> </text:p>
          </table:table-cell>
          <table:table-cell office:value-type="string" calcext:value-type="string">
            <text:p>#00ee76</text:p>
          </table:table-cell>
          <table:table-cell table:formula="of:=HEX2DEC(MID([.C469];2;2))" office:value-type="float" office:value="0" calcext:value-type="float">
            <text:p>0</text:p>
          </table:table-cell>
          <table:table-cell table:formula="of:=HEX2DEC(MID([.C469];4;2))" office:value-type="float" office:value="238" calcext:value-type="float">
            <text:p>238</text:p>
          </table:table-cell>
          <table:table-cell table:formula="of:=HEX2DEC(MID([.C469];6;2))" office:value-type="float" office:value="118" calcext:value-type="float">
            <text:p>118</text:p>
          </table:table-cell>
          <table:table-cell table:formula="of:=&quot;INSERT INTO colors( name, origin, red, green, blue, hex) VALUES('&quot; &amp; TRIM([.B469]) &amp;&quot;', 'http://www.two4u.com/color/big-table.html',&quot; &amp; [.D469] &amp;&quot;,&quot; &amp; [.E469] &amp;&quot;,&quot; &amp; [.F469] &amp;&quot;,'&quot; &amp; [.C469] &amp;&quot;');&quot;" office:value-type="string" office:string-value="INSERT INTO colors( name, origin, red, green, blue, hex) VALUES('SpringGreen2', 'http://www.two4u.com/color/big-table.html',0,238,118,'#00ee76');" calcext:value-type="string">
            <text:p>INSERT INTO colors( name, origin, red, green, blue, hex) VALUES('SpringGreen2', 'http://www.two4u.com/color/big-table.html',0,238,118,'#00ee76');</text:p>
          </table:table-cell>
        </table:table-row>
        <table:table-row table:style-name="ro3">
          <table:table-cell table:style-name="ce46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cd66-0-0-0-0-0-0-1-0-0-0-0-?1,1" xlink:type="simple">SpringGreen3</text:a> </text:p>
          </table:table-cell>
          <table:table-cell office:value-type="string" calcext:value-type="string">
            <text:p>#00cd66</text:p>
          </table:table-cell>
          <table:table-cell table:formula="of:=HEX2DEC(MID([.C470];2;2))" office:value-type="float" office:value="0" calcext:value-type="float">
            <text:p>0</text:p>
          </table:table-cell>
          <table:table-cell table:formula="of:=HEX2DEC(MID([.C470];4;2))" office:value-type="float" office:value="205" calcext:value-type="float">
            <text:p>205</text:p>
          </table:table-cell>
          <table:table-cell table:formula="of:=HEX2DEC(MID([.C470];6;2))" office:value-type="float" office:value="102" calcext:value-type="float">
            <text:p>102</text:p>
          </table:table-cell>
          <table:table-cell table:formula="of:=&quot;INSERT INTO colors( name, origin, red, green, blue, hex) VALUES('&quot; &amp; TRIM([.B470]) &amp;&quot;', 'http://www.two4u.com/color/big-table.html',&quot; &amp; [.D470] &amp;&quot;,&quot; &amp; [.E470] &amp;&quot;,&quot; &amp; [.F470] &amp;&quot;,'&quot; &amp; [.C470] &amp;&quot;');&quot;" office:value-type="string" office:string-value="INSERT INTO colors( name, origin, red, green, blue, hex) VALUES('SpringGreen3', 'http://www.two4u.com/color/big-table.html',0,205,102,'#00cd66');" calcext:value-type="string">
            <text:p>INSERT INTO colors( name, origin, red, green, blue, hex) VALUES('SpringGreen3', 'http://www.two4u.com/color/big-table.html',0,205,102,'#00cd66');</text:p>
          </table:table-cell>
        </table:table-row>
        <table:table-row table:style-name="ro3">
          <table:table-cell table:style-name="ce46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8b45-0-0-0-0-0-0-1-0-0-0-0-?1,1" xlink:type="simple">SpringGreen4</text:a> </text:p>
          </table:table-cell>
          <table:table-cell office:value-type="string" calcext:value-type="string">
            <text:p>#008b45</text:p>
          </table:table-cell>
          <table:table-cell table:formula="of:=HEX2DEC(MID([.C471];2;2))" office:value-type="float" office:value="0" calcext:value-type="float">
            <text:p>0</text:p>
          </table:table-cell>
          <table:table-cell table:formula="of:=HEX2DEC(MID([.C471];4;2))" office:value-type="float" office:value="139" calcext:value-type="float">
            <text:p>139</text:p>
          </table:table-cell>
          <table:table-cell table:formula="of:=HEX2DEC(MID([.C471];6;2))" office:value-type="float" office:value="69" calcext:value-type="float">
            <text:p>69</text:p>
          </table:table-cell>
          <table:table-cell table:formula="of:=&quot;INSERT INTO colors( name, origin, red, green, blue, hex) VALUES('&quot; &amp; TRIM([.B471]) &amp;&quot;', 'http://www.two4u.com/color/big-table.html',&quot; &amp; [.D471] &amp;&quot;,&quot; &amp; [.E471] &amp;&quot;,&quot; &amp; [.F471] &amp;&quot;,'&quot; &amp; [.C471] &amp;&quot;');&quot;" office:value-type="string" office:string-value="INSERT INTO colors( name, origin, red, green, blue, hex) VALUES('SpringGreen4', 'http://www.two4u.com/color/big-table.html',0,139,69,'#008b45');" calcext:value-type="string">
            <text:p>INSERT INTO colors( name, origin, red, green, blue, hex) VALUES('SpringGreen4', 'http://www.two4u.com/color/big-table.html',0,139,69,'#008b45');</text:p>
          </table:table-cell>
        </table:table-row>
        <table:table-row table:style-name="ro3">
          <table:table-cell table:style-name="ce46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682b4-0-0-0-0-0-0-1-0-0-0-0-?1,1" xlink:type="simple">SteelBlue</text:a> </text:p>
          </table:table-cell>
          <table:table-cell office:value-type="string" calcext:value-type="string">
            <text:p>#4682b4</text:p>
          </table:table-cell>
          <table:table-cell table:formula="of:=HEX2DEC(MID([.C472];2;2))" office:value-type="float" office:value="70" calcext:value-type="float">
            <text:p>70</text:p>
          </table:table-cell>
          <table:table-cell table:formula="of:=HEX2DEC(MID([.C472];4;2))" office:value-type="float" office:value="130" calcext:value-type="float">
            <text:p>130</text:p>
          </table:table-cell>
          <table:table-cell table:formula="of:=HEX2DEC(MID([.C472];6;2))" office:value-type="float" office:value="180" calcext:value-type="float">
            <text:p>180</text:p>
          </table:table-cell>
          <table:table-cell table:formula="of:=&quot;INSERT INTO colors( name, origin, red, green, blue, hex) VALUES('&quot; &amp; TRIM([.B472]) &amp;&quot;', 'http://www.two4u.com/color/big-table.html',&quot; &amp; [.D472] &amp;&quot;,&quot; &amp; [.E472] &amp;&quot;,&quot; &amp; [.F472] &amp;&quot;,'&quot; &amp; [.C472] &amp;&quot;');&quot;" office:value-type="string" office:string-value="INSERT INTO colors( name, origin, red, green, blue, hex) VALUES('SteelBlue', 'http://www.two4u.com/color/big-table.html',70,130,180,'#4682b4');" calcext:value-type="string">
            <text:p>INSERT INTO colors( name, origin, red, green, blue, hex) VALUES('SteelBlue', 'http://www.two4u.com/color/big-table.html',70,130,180,'#4682b4');</text:p>
          </table:table-cell>
        </table:table-row>
        <table:table-row table:style-name="ro3">
          <table:table-cell table:style-name="ce46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63b8ff-0-0-0-0-0-0-1-0-0-0-0-?1,1" xlink:type="simple">SteelBlue1</text:a> </text:p>
          </table:table-cell>
          <table:table-cell office:value-type="string" calcext:value-type="string">
            <text:p>#63b8ff</text:p>
          </table:table-cell>
          <table:table-cell table:formula="of:=HEX2DEC(MID([.C473];2;2))" office:value-type="float" office:value="99" calcext:value-type="float">
            <text:p>99</text:p>
          </table:table-cell>
          <table:table-cell table:formula="of:=HEX2DEC(MID([.C473];4;2))" office:value-type="float" office:value="184" calcext:value-type="float">
            <text:p>184</text:p>
          </table:table-cell>
          <table:table-cell table:formula="of:=HEX2DEC(MID([.C473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73]) &amp;&quot;', 'http://www.two4u.com/color/big-table.html',&quot; &amp; [.D473] &amp;&quot;,&quot; &amp; [.E473] &amp;&quot;,&quot; &amp; [.F473] &amp;&quot;,'&quot; &amp; [.C473] &amp;&quot;');&quot;" office:value-type="string" office:string-value="INSERT INTO colors( name, origin, red, green, blue, hex) VALUES('SteelBlue1', 'http://www.two4u.com/color/big-table.html',99,184,255,'#63b8ff');" calcext:value-type="string">
            <text:p>INSERT INTO colors( name, origin, red, green, blue, hex) VALUES('SteelBlue1', 'http://www.two4u.com/color/big-table.html',99,184,255,'#63b8ff');</text:p>
          </table:table-cell>
        </table:table-row>
        <table:table-row table:style-name="ro3">
          <table:table-cell table:style-name="ce46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5cacee-0-0-0-0-0-0-1-0-0-0-0-?1,1" xlink:type="simple">SteelBlue2</text:a> </text:p>
          </table:table-cell>
          <table:table-cell office:value-type="string" calcext:value-type="string">
            <text:p>#5cacee</text:p>
          </table:table-cell>
          <table:table-cell table:formula="of:=HEX2DEC(MID([.C474];2;2))" office:value-type="float" office:value="92" calcext:value-type="float">
            <text:p>92</text:p>
          </table:table-cell>
          <table:table-cell table:formula="of:=HEX2DEC(MID([.C474];4;2))" office:value-type="float" office:value="172" calcext:value-type="float">
            <text:p>172</text:p>
          </table:table-cell>
          <table:table-cell table:formula="of:=HEX2DEC(MID([.C474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74]) &amp;&quot;', 'http://www.two4u.com/color/big-table.html',&quot; &amp; [.D474] &amp;&quot;,&quot; &amp; [.E474] &amp;&quot;,&quot; &amp; [.F474] &amp;&quot;,'&quot; &amp; [.C474] &amp;&quot;');&quot;" office:value-type="string" office:string-value="INSERT INTO colors( name, origin, red, green, blue, hex) VALUES('SteelBlue2', 'http://www.two4u.com/color/big-table.html',92,172,238,'#5cacee');" calcext:value-type="string">
            <text:p>INSERT INTO colors( name, origin, red, green, blue, hex) VALUES('SteelBlue2', 'http://www.two4u.com/color/big-table.html',92,172,238,'#5cacee');</text:p>
          </table:table-cell>
        </table:table-row>
        <table:table-row table:style-name="ro3">
          <table:table-cell table:style-name="ce46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f94cd-0-0-0-0-0-0-1-0-0-0-0-?1,1" xlink:type="simple">SteelBlue3</text:a> </text:p>
          </table:table-cell>
          <table:table-cell office:value-type="string" calcext:value-type="string">
            <text:p>#4f94cd</text:p>
          </table:table-cell>
          <table:table-cell table:formula="of:=HEX2DEC(MID([.C475];2;2))" office:value-type="float" office:value="79" calcext:value-type="float">
            <text:p>79</text:p>
          </table:table-cell>
          <table:table-cell table:formula="of:=HEX2DEC(MID([.C475];4;2))" office:value-type="float" office:value="148" calcext:value-type="float">
            <text:p>148</text:p>
          </table:table-cell>
          <table:table-cell table:formula="of:=HEX2DEC(MID([.C475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75]) &amp;&quot;', 'http://www.two4u.com/color/big-table.html',&quot; &amp; [.D475] &amp;&quot;,&quot; &amp; [.E475] &amp;&quot;,&quot; &amp; [.F475] &amp;&quot;,'&quot; &amp; [.C475] &amp;&quot;');&quot;" office:value-type="string" office:string-value="INSERT INTO colors( name, origin, red, green, blue, hex) VALUES('SteelBlue3', 'http://www.two4u.com/color/big-table.html',79,148,205,'#4f94cd');" calcext:value-type="string">
            <text:p>INSERT INTO colors( name, origin, red, green, blue, hex) VALUES('SteelBlue3', 'http://www.two4u.com/color/big-table.html',79,148,205,'#4f94cd');</text:p>
          </table:table-cell>
        </table:table-row>
        <table:table-row table:style-name="ro3">
          <table:table-cell table:style-name="ce46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36648b-0-0-0-0-0-0-1-0-0-0-0-?1,1" xlink:type="simple">SteelBlue4</text:a> </text:p>
          </table:table-cell>
          <table:table-cell office:value-type="string" calcext:value-type="string">
            <text:p>#36648b</text:p>
          </table:table-cell>
          <table:table-cell table:formula="of:=HEX2DEC(MID([.C476];2;2))" office:value-type="float" office:value="54" calcext:value-type="float">
            <text:p>54</text:p>
          </table:table-cell>
          <table:table-cell table:formula="of:=HEX2DEC(MID([.C476];4;2))" office:value-type="float" office:value="100" calcext:value-type="float">
            <text:p>100</text:p>
          </table:table-cell>
          <table:table-cell table:formula="of:=HEX2DEC(MID([.C476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76]) &amp;&quot;', 'http://www.two4u.com/color/big-table.html',&quot; &amp; [.D476] &amp;&quot;,&quot; &amp; [.E476] &amp;&quot;,&quot; &amp; [.F476] &amp;&quot;,'&quot; &amp; [.C476] &amp;&quot;');&quot;" office:value-type="string" office:string-value="INSERT INTO colors( name, origin, red, green, blue, hex) VALUES('SteelBlue4', 'http://www.two4u.com/color/big-table.html',54,100,139,'#36648b');" calcext:value-type="string">
            <text:p>INSERT INTO colors( name, origin, red, green, blue, hex) VALUES('SteelBlue4', 'http://www.two4u.com/color/big-table.html',54,100,139,'#36648b');</text:p>
          </table:table-cell>
        </table:table-row>
        <table:table-row table:style-name="ro3">
          <table:table-cell table:style-name="ce47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2b48c-0-0-0-0-0-0-1-0-0-0-0-?1,1" xlink:type="simple">tan</text:a> </text:p>
          </table:table-cell>
          <table:table-cell office:value-type="string" calcext:value-type="string">
            <text:p>#d2b48c</text:p>
          </table:table-cell>
          <table:table-cell table:formula="of:=HEX2DEC(MID([.C477];2;2))" office:value-type="float" office:value="210" calcext:value-type="float">
            <text:p>210</text:p>
          </table:table-cell>
          <table:table-cell table:formula="of:=HEX2DEC(MID([.C477];4;2))" office:value-type="float" office:value="180" calcext:value-type="float">
            <text:p>180</text:p>
          </table:table-cell>
          <table:table-cell table:formula="of:=HEX2DEC(MID([.C477];6;2))" office:value-type="float" office:value="140" calcext:value-type="float">
            <text:p>140</text:p>
          </table:table-cell>
          <table:table-cell table:formula="of:=&quot;INSERT INTO colors( name, origin, red, green, blue, hex) VALUES('&quot; &amp; TRIM([.B477]) &amp;&quot;', 'http://www.two4u.com/color/big-table.html',&quot; &amp; [.D477] &amp;&quot;,&quot; &amp; [.E477] &amp;&quot;,&quot; &amp; [.F477] &amp;&quot;,'&quot; &amp; [.C477] &amp;&quot;');&quot;" office:value-type="string" office:string-value="INSERT INTO colors( name, origin, red, green, blue, hex) VALUES('tan', 'http://www.two4u.com/color/big-table.html',210,180,140,'#d2b48c');" calcext:value-type="string">
            <text:p>INSERT INTO colors( name, origin, red, green, blue, hex) VALUES('tan', 'http://www.two4u.com/color/big-table.html',210,180,140,'#d2b48c');</text:p>
          </table:table-cell>
        </table:table-row>
        <table:table-row table:style-name="ro3">
          <table:table-cell table:style-name="ce47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a54f-0-0-0-0-0-0-1-0-0-0-0-?1,1" xlink:type="simple">tan1</text:a> </text:p>
          </table:table-cell>
          <table:table-cell office:value-type="string" calcext:value-type="string">
            <text:p>#ffa54f</text:p>
          </table:table-cell>
          <table:table-cell table:formula="of:=HEX2DEC(MID([.C478];2;2))" office:value-type="float" office:value="255" calcext:value-type="float">
            <text:p>255</text:p>
          </table:table-cell>
          <table:table-cell table:formula="of:=HEX2DEC(MID([.C478];4;2))" office:value-type="float" office:value="165" calcext:value-type="float">
            <text:p>165</text:p>
          </table:table-cell>
          <table:table-cell table:formula="of:=HEX2DEC(MID([.C478];6;2))" office:value-type="float" office:value="79" calcext:value-type="float">
            <text:p>79</text:p>
          </table:table-cell>
          <table:table-cell table:formula="of:=&quot;INSERT INTO colors( name, origin, red, green, blue, hex) VALUES('&quot; &amp; TRIM([.B478]) &amp;&quot;', 'http://www.two4u.com/color/big-table.html',&quot; &amp; [.D478] &amp;&quot;,&quot; &amp; [.E478] &amp;&quot;,&quot; &amp; [.F478] &amp;&quot;,'&quot; &amp; [.C478] &amp;&quot;');&quot;" office:value-type="string" office:string-value="INSERT INTO colors( name, origin, red, green, blue, hex) VALUES('tan1', 'http://www.two4u.com/color/big-table.html',255,165,79,'#ffa54f');" calcext:value-type="string">
            <text:p>INSERT INTO colors( name, origin, red, green, blue, hex) VALUES('tan1', 'http://www.two4u.com/color/big-table.html',255,165,79,'#ffa54f');</text:p>
          </table:table-cell>
        </table:table-row>
        <table:table-row table:style-name="ro3">
          <table:table-cell table:style-name="ce47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9a49-0-0-0-0-0-0-1-0-0-0-0-?1,1" xlink:type="simple">tan2</text:a> </text:p>
          </table:table-cell>
          <table:table-cell office:value-type="string" calcext:value-type="string">
            <text:p>#ee9a49</text:p>
          </table:table-cell>
          <table:table-cell table:formula="of:=HEX2DEC(MID([.C479];2;2))" office:value-type="float" office:value="238" calcext:value-type="float">
            <text:p>238</text:p>
          </table:table-cell>
          <table:table-cell table:formula="of:=HEX2DEC(MID([.C479];4;2))" office:value-type="float" office:value="154" calcext:value-type="float">
            <text:p>154</text:p>
          </table:table-cell>
          <table:table-cell table:formula="of:=HEX2DEC(MID([.C479];6;2))" office:value-type="float" office:value="73" calcext:value-type="float">
            <text:p>73</text:p>
          </table:table-cell>
          <table:table-cell table:formula="of:=&quot;INSERT INTO colors( name, origin, red, green, blue, hex) VALUES('&quot; &amp; TRIM([.B479]) &amp;&quot;', 'http://www.two4u.com/color/big-table.html',&quot; &amp; [.D479] &amp;&quot;,&quot; &amp; [.E479] &amp;&quot;,&quot; &amp; [.F479] &amp;&quot;,'&quot; &amp; [.C479] &amp;&quot;');&quot;" office:value-type="string" office:string-value="INSERT INTO colors( name, origin, red, green, blue, hex) VALUES('tan2', 'http://www.two4u.com/color/big-table.html',238,154,73,'#ee9a49');" calcext:value-type="string">
            <text:p>INSERT INTO colors( name, origin, red, green, blue, hex) VALUES('tan2', 'http://www.two4u.com/color/big-table.html',238,154,73,'#ee9a49');</text:p>
          </table:table-cell>
        </table:table-row>
        <table:table-row table:style-name="ro3">
          <table:table-cell table:style-name="ce47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853f-0-0-0-0-0-0-1-0-0-0-0-?1,1" xlink:type="simple">tan3</text:a> </text:p>
          </table:table-cell>
          <table:table-cell office:value-type="string" calcext:value-type="string">
            <text:p>#cd853f</text:p>
          </table:table-cell>
          <table:table-cell table:formula="of:=HEX2DEC(MID([.C480];2;2))" office:value-type="float" office:value="205" calcext:value-type="float">
            <text:p>205</text:p>
          </table:table-cell>
          <table:table-cell table:formula="of:=HEX2DEC(MID([.C480];4;2))" office:value-type="float" office:value="133" calcext:value-type="float">
            <text:p>133</text:p>
          </table:table-cell>
          <table:table-cell table:formula="of:=HEX2DEC(MID([.C480];6;2))" office:value-type="float" office:value="63" calcext:value-type="float">
            <text:p>63</text:p>
          </table:table-cell>
          <table:table-cell table:formula="of:=&quot;INSERT INTO colors( name, origin, red, green, blue, hex) VALUES('&quot; &amp; TRIM([.B480]) &amp;&quot;', 'http://www.two4u.com/color/big-table.html',&quot; &amp; [.D480] &amp;&quot;,&quot; &amp; [.E480] &amp;&quot;,&quot; &amp; [.F480] &amp;&quot;,'&quot; &amp; [.C480] &amp;&quot;');&quot;" office:value-type="string" office:string-value="INSERT INTO colors( name, origin, red, green, blue, hex) VALUES('tan3', 'http://www.two4u.com/color/big-table.html',205,133,63,'#cd853f');" calcext:value-type="string">
            <text:p>INSERT INTO colors( name, origin, red, green, blue, hex) VALUES('tan3', 'http://www.two4u.com/color/big-table.html',205,133,63,'#cd853f');</text:p>
          </table:table-cell>
        </table:table-row>
        <table:table-row table:style-name="ro3">
          <table:table-cell table:style-name="ce47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5a2b-0-0-0-0-0-0-1-0-0-0-0-?1,1" xlink:type="simple">tan4</text:a> </text:p>
          </table:table-cell>
          <table:table-cell office:value-type="string" calcext:value-type="string">
            <text:p>#8b5a2b</text:p>
          </table:table-cell>
          <table:table-cell table:formula="of:=HEX2DEC(MID([.C481];2;2))" office:value-type="float" office:value="139" calcext:value-type="float">
            <text:p>139</text:p>
          </table:table-cell>
          <table:table-cell table:formula="of:=HEX2DEC(MID([.C481];4;2))" office:value-type="float" office:value="90" calcext:value-type="float">
            <text:p>90</text:p>
          </table:table-cell>
          <table:table-cell table:formula="of:=HEX2DEC(MID([.C481];6;2))" office:value-type="float" office:value="43" calcext:value-type="float">
            <text:p>43</text:p>
          </table:table-cell>
          <table:table-cell table:formula="of:=&quot;INSERT INTO colors( name, origin, red, green, blue, hex) VALUES('&quot; &amp; TRIM([.B481]) &amp;&quot;', 'http://www.two4u.com/color/big-table.html',&quot; &amp; [.D481] &amp;&quot;,&quot; &amp; [.E481] &amp;&quot;,&quot; &amp; [.F481] &amp;&quot;,'&quot; &amp; [.C481] &amp;&quot;');&quot;" office:value-type="string" office:string-value="INSERT INTO colors( name, origin, red, green, blue, hex) VALUES('tan4', 'http://www.two4u.com/color/big-table.html',139,90,43,'#8b5a2b');" calcext:value-type="string">
            <text:p>INSERT INTO colors( name, origin, red, green, blue, hex) VALUES('tan4', 'http://www.two4u.com/color/big-table.html',139,90,43,'#8b5a2b');</text:p>
          </table:table-cell>
        </table:table-row>
        <table:table-row table:style-name="ro3">
          <table:table-cell table:style-name="ce47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8bfd8-0-0-0-0-0-0-1-0-0-0-0-?1,1" xlink:type="simple">thistle</text:a> </text:p>
          </table:table-cell>
          <table:table-cell office:value-type="string" calcext:value-type="string">
            <text:p>#d8bfd8</text:p>
          </table:table-cell>
          <table:table-cell table:formula="of:=HEX2DEC(MID([.C482];2;2))" office:value-type="float" office:value="216" calcext:value-type="float">
            <text:p>216</text:p>
          </table:table-cell>
          <table:table-cell table:formula="of:=HEX2DEC(MID([.C482];4;2))" office:value-type="float" office:value="191" calcext:value-type="float">
            <text:p>191</text:p>
          </table:table-cell>
          <table:table-cell table:formula="of:=HEX2DEC(MID([.C482];6;2))" office:value-type="float" office:value="216" calcext:value-type="float">
            <text:p>216</text:p>
          </table:table-cell>
          <table:table-cell table:formula="of:=&quot;INSERT INTO colors( name, origin, red, green, blue, hex) VALUES('&quot; &amp; TRIM([.B482]) &amp;&quot;', 'http://www.two4u.com/color/big-table.html',&quot; &amp; [.D482] &amp;&quot;,&quot; &amp; [.E482] &amp;&quot;,&quot; &amp; [.F482] &amp;&quot;,'&quot; &amp; [.C482] &amp;&quot;');&quot;" office:value-type="string" office:string-value="INSERT INTO colors( name, origin, red, green, blue, hex) VALUES('thistle', 'http://www.two4u.com/color/big-table.html',216,191,216,'#d8bfd8');" calcext:value-type="string">
            <text:p>INSERT INTO colors( name, origin, red, green, blue, hex) VALUES('thistle', 'http://www.two4u.com/color/big-table.html',216,191,216,'#d8bfd8');</text:p>
          </table:table-cell>
        </table:table-row>
        <table:table-row table:style-name="ro3">
          <table:table-cell table:style-name="ce47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1ff-0-0-0-0-0-0-1-0-0-0-0-?1,1" xlink:type="simple">thistle1</text:a> </text:p>
          </table:table-cell>
          <table:table-cell office:value-type="string" calcext:value-type="string">
            <text:p>#ffe1ff</text:p>
          </table:table-cell>
          <table:table-cell table:formula="of:=HEX2DEC(MID([.C483];2;2))" office:value-type="float" office:value="255" calcext:value-type="float">
            <text:p>255</text:p>
          </table:table-cell>
          <table:table-cell table:formula="of:=HEX2DEC(MID([.C483];4;2))" office:value-type="float" office:value="225" calcext:value-type="float">
            <text:p>225</text:p>
          </table:table-cell>
          <table:table-cell table:formula="of:=HEX2DEC(MID([.C483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83]) &amp;&quot;', 'http://www.two4u.com/color/big-table.html',&quot; &amp; [.D483] &amp;&quot;,&quot; &amp; [.E483] &amp;&quot;,&quot; &amp; [.F483] &amp;&quot;,'&quot; &amp; [.C483] &amp;&quot;');&quot;" office:value-type="string" office:string-value="INSERT INTO colors( name, origin, red, green, blue, hex) VALUES('thistle1', 'http://www.two4u.com/color/big-table.html',255,225,255,'#ffe1ff');" calcext:value-type="string">
            <text:p>INSERT INTO colors( name, origin, red, green, blue, hex) VALUES('thistle1', 'http://www.two4u.com/color/big-table.html',255,225,255,'#ffe1ff');</text:p>
          </table:table-cell>
        </table:table-row>
        <table:table-row table:style-name="ro3">
          <table:table-cell table:style-name="ce47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2ee-0-0-0-0-0-0-1-0-0-0-0-?1,1" xlink:type="simple">thistle2</text:a> </text:p>
          </table:table-cell>
          <table:table-cell office:value-type="string" calcext:value-type="string">
            <text:p>#eed2ee</text:p>
          </table:table-cell>
          <table:table-cell table:formula="of:=HEX2DEC(MID([.C484];2;2))" office:value-type="float" office:value="238" calcext:value-type="float">
            <text:p>238</text:p>
          </table:table-cell>
          <table:table-cell table:formula="of:=HEX2DEC(MID([.C484];4;2))" office:value-type="float" office:value="210" calcext:value-type="float">
            <text:p>210</text:p>
          </table:table-cell>
          <table:table-cell table:formula="of:=HEX2DEC(MID([.C484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84]) &amp;&quot;', 'http://www.two4u.com/color/big-table.html',&quot; &amp; [.D484] &amp;&quot;,&quot; &amp; [.E484] &amp;&quot;,&quot; &amp; [.F484] &amp;&quot;,'&quot; &amp; [.C484] &amp;&quot;');&quot;" office:value-type="string" office:string-value="INSERT INTO colors( name, origin, red, green, blue, hex) VALUES('thistle2', 'http://www.two4u.com/color/big-table.html',238,210,238,'#eed2ee');" calcext:value-type="string">
            <text:p>INSERT INTO colors( name, origin, red, green, blue, hex) VALUES('thistle2', 'http://www.two4u.com/color/big-table.html',238,210,238,'#eed2ee');</text:p>
          </table:table-cell>
        </table:table-row>
        <table:table-row table:style-name="ro3">
          <table:table-cell table:style-name="ce47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b5cd-0-0-0-0-0-0-1-0-0-0-0-?1,1" xlink:type="simple">thistle3</text:a> </text:p>
          </table:table-cell>
          <table:table-cell office:value-type="string" calcext:value-type="string">
            <text:p>#cdb5cd</text:p>
          </table:table-cell>
          <table:table-cell table:formula="of:=HEX2DEC(MID([.C485];2;2))" office:value-type="float" office:value="205" calcext:value-type="float">
            <text:p>205</text:p>
          </table:table-cell>
          <table:table-cell table:formula="of:=HEX2DEC(MID([.C485];4;2))" office:value-type="float" office:value="181" calcext:value-type="float">
            <text:p>181</text:p>
          </table:table-cell>
          <table:table-cell table:formula="of:=HEX2DEC(MID([.C485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85]) &amp;&quot;', 'http://www.two4u.com/color/big-table.html',&quot; &amp; [.D485] &amp;&quot;,&quot; &amp; [.E485] &amp;&quot;,&quot; &amp; [.F485] &amp;&quot;,'&quot; &amp; [.C485] &amp;&quot;');&quot;" office:value-type="string" office:string-value="INSERT INTO colors( name, origin, red, green, blue, hex) VALUES('thistle3', 'http://www.two4u.com/color/big-table.html',205,181,205,'#cdb5cd');" calcext:value-type="string">
            <text:p>INSERT INTO colors( name, origin, red, green, blue, hex) VALUES('thistle3', 'http://www.two4u.com/color/big-table.html',205,181,205,'#cdb5cd');</text:p>
          </table:table-cell>
        </table:table-row>
        <table:table-row table:style-name="ro3">
          <table:table-cell table:style-name="ce47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b8b-0-0-0-0-0-0-1-0-0-0-0-?1,1" xlink:type="simple">thistle4</text:a> </text:p>
          </table:table-cell>
          <table:table-cell office:value-type="string" calcext:value-type="string">
            <text:p>#8b7b8b</text:p>
          </table:table-cell>
          <table:table-cell table:formula="of:=HEX2DEC(MID([.C486];2;2))" office:value-type="float" office:value="139" calcext:value-type="float">
            <text:p>139</text:p>
          </table:table-cell>
          <table:table-cell table:formula="of:=HEX2DEC(MID([.C486];4;2))" office:value-type="float" office:value="123" calcext:value-type="float">
            <text:p>123</text:p>
          </table:table-cell>
          <table:table-cell table:formula="of:=HEX2DEC(MID([.C486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86]) &amp;&quot;', 'http://www.two4u.com/color/big-table.html',&quot; &amp; [.D486] &amp;&quot;,&quot; &amp; [.E486] &amp;&quot;,&quot; &amp; [.F486] &amp;&quot;,'&quot; &amp; [.C486] &amp;&quot;');&quot;" office:value-type="string" office:string-value="INSERT INTO colors( name, origin, red, green, blue, hex) VALUES('thistle4', 'http://www.two4u.com/color/big-table.html',139,123,139,'#8b7b8b');" calcext:value-type="string">
            <text:p>INSERT INTO colors( name, origin, red, green, blue, hex) VALUES('thistle4', 'http://www.two4u.com/color/big-table.html',139,123,139,'#8b7b8b');</text:p>
          </table:table-cell>
        </table:table-row>
        <table:table-row table:style-name="ro3">
          <table:table-cell table:style-name="ce48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6347-0-0-0-0-0-0-1-0-0-0-0-?1,1" xlink:type="simple">tomato1</text:a> </text:p>
          </table:table-cell>
          <table:table-cell office:value-type="string" calcext:value-type="string">
            <text:p>#ff6347</text:p>
          </table:table-cell>
          <table:table-cell table:formula="of:=HEX2DEC(MID([.C487];2;2))" office:value-type="float" office:value="255" calcext:value-type="float">
            <text:p>255</text:p>
          </table:table-cell>
          <table:table-cell table:formula="of:=HEX2DEC(MID([.C487];4;2))" office:value-type="float" office:value="99" calcext:value-type="float">
            <text:p>99</text:p>
          </table:table-cell>
          <table:table-cell table:formula="of:=HEX2DEC(MID([.C487];6;2))" office:value-type="float" office:value="71" calcext:value-type="float">
            <text:p>71</text:p>
          </table:table-cell>
          <table:table-cell table:formula="of:=&quot;INSERT INTO colors( name, origin, red, green, blue, hex) VALUES('&quot; &amp; TRIM([.B487]) &amp;&quot;', 'http://www.two4u.com/color/big-table.html',&quot; &amp; [.D487] &amp;&quot;,&quot; &amp; [.E487] &amp;&quot;,&quot; &amp; [.F487] &amp;&quot;,'&quot; &amp; [.C487] &amp;&quot;');&quot;" office:value-type="string" office:string-value="INSERT INTO colors( name, origin, red, green, blue, hex) VALUES('tomato1', 'http://www.two4u.com/color/big-table.html',255,99,71,'#ff6347');" calcext:value-type="string">
            <text:p>INSERT INTO colors( name, origin, red, green, blue, hex) VALUES('tomato1', 'http://www.two4u.com/color/big-table.html',255,99,71,'#ff6347');</text:p>
          </table:table-cell>
        </table:table-row>
        <table:table-row table:style-name="ro3">
          <table:table-cell table:style-name="ce48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5c42-0-0-0-0-0-0-1-0-0-0-0-?1,1" xlink:type="simple">tomato2</text:a> </text:p>
          </table:table-cell>
          <table:table-cell office:value-type="string" calcext:value-type="string">
            <text:p>#ee5c42</text:p>
          </table:table-cell>
          <table:table-cell table:formula="of:=HEX2DEC(MID([.C488];2;2))" office:value-type="float" office:value="238" calcext:value-type="float">
            <text:p>238</text:p>
          </table:table-cell>
          <table:table-cell table:formula="of:=HEX2DEC(MID([.C488];4;2))" office:value-type="float" office:value="92" calcext:value-type="float">
            <text:p>92</text:p>
          </table:table-cell>
          <table:table-cell table:formula="of:=HEX2DEC(MID([.C488];6;2))" office:value-type="float" office:value="66" calcext:value-type="float">
            <text:p>66</text:p>
          </table:table-cell>
          <table:table-cell table:formula="of:=&quot;INSERT INTO colors( name, origin, red, green, blue, hex) VALUES('&quot; &amp; TRIM([.B488]) &amp;&quot;', 'http://www.two4u.com/color/big-table.html',&quot; &amp; [.D488] &amp;&quot;,&quot; &amp; [.E488] &amp;&quot;,&quot; &amp; [.F488] &amp;&quot;,'&quot; &amp; [.C488] &amp;&quot;');&quot;" office:value-type="string" office:string-value="INSERT INTO colors( name, origin, red, green, blue, hex) VALUES('tomato2', 'http://www.two4u.com/color/big-table.html',238,92,66,'#ee5c42');" calcext:value-type="string">
            <text:p>INSERT INTO colors( name, origin, red, green, blue, hex) VALUES('tomato2', 'http://www.two4u.com/color/big-table.html',238,92,66,'#ee5c42');</text:p>
          </table:table-cell>
        </table:table-row>
        <table:table-row table:style-name="ro3">
          <table:table-cell table:style-name="ce48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4f39-0-0-0-0-0-0-1-0-0-0-0-?1,1" xlink:type="simple">tomato3</text:a> </text:p>
          </table:table-cell>
          <table:table-cell office:value-type="string" calcext:value-type="string">
            <text:p>#cd4f39</text:p>
          </table:table-cell>
          <table:table-cell table:formula="of:=HEX2DEC(MID([.C489];2;2))" office:value-type="float" office:value="205" calcext:value-type="float">
            <text:p>205</text:p>
          </table:table-cell>
          <table:table-cell table:formula="of:=HEX2DEC(MID([.C489];4;2))" office:value-type="float" office:value="79" calcext:value-type="float">
            <text:p>79</text:p>
          </table:table-cell>
          <table:table-cell table:formula="of:=HEX2DEC(MID([.C489];6;2))" office:value-type="float" office:value="57" calcext:value-type="float">
            <text:p>57</text:p>
          </table:table-cell>
          <table:table-cell table:formula="of:=&quot;INSERT INTO colors( name, origin, red, green, blue, hex) VALUES('&quot; &amp; TRIM([.B489]) &amp;&quot;', 'http://www.two4u.com/color/big-table.html',&quot; &amp; [.D489] &amp;&quot;,&quot; &amp; [.E489] &amp;&quot;,&quot; &amp; [.F489] &amp;&quot;,'&quot; &amp; [.C489] &amp;&quot;');&quot;" office:value-type="string" office:string-value="INSERT INTO colors( name, origin, red, green, blue, hex) VALUES('tomato3', 'http://www.two4u.com/color/big-table.html',205,79,57,'#cd4f39');" calcext:value-type="string">
            <text:p>INSERT INTO colors( name, origin, red, green, blue, hex) VALUES('tomato3', 'http://www.two4u.com/color/big-table.html',205,79,57,'#cd4f39');</text:p>
          </table:table-cell>
        </table:table-row>
        <table:table-row table:style-name="ro3">
          <table:table-cell table:style-name="ce48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3626-0-0-0-0-0-0-1-0-0-0-0-?1,1" xlink:type="simple">tomato4</text:a> </text:p>
          </table:table-cell>
          <table:table-cell office:value-type="string" calcext:value-type="string">
            <text:p>#8b3626</text:p>
          </table:table-cell>
          <table:table-cell table:formula="of:=HEX2DEC(MID([.C490];2;2))" office:value-type="float" office:value="139" calcext:value-type="float">
            <text:p>139</text:p>
          </table:table-cell>
          <table:table-cell table:formula="of:=HEX2DEC(MID([.C490];4;2))" office:value-type="float" office:value="54" calcext:value-type="float">
            <text:p>54</text:p>
          </table:table-cell>
          <table:table-cell table:formula="of:=HEX2DEC(MID([.C490];6;2))" office:value-type="float" office:value="38" calcext:value-type="float">
            <text:p>38</text:p>
          </table:table-cell>
          <table:table-cell table:formula="of:=&quot;INSERT INTO colors( name, origin, red, green, blue, hex) VALUES('&quot; &amp; TRIM([.B490]) &amp;&quot;', 'http://www.two4u.com/color/big-table.html',&quot; &amp; [.D490] &amp;&quot;,&quot; &amp; [.E490] &amp;&quot;,&quot; &amp; [.F490] &amp;&quot;,'&quot; &amp; [.C490] &amp;&quot;');&quot;" office:value-type="string" office:string-value="INSERT INTO colors( name, origin, red, green, blue, hex) VALUES('tomato4', 'http://www.two4u.com/color/big-table.html',139,54,38,'#8b3626');" calcext:value-type="string">
            <text:p>INSERT INTO colors( name, origin, red, green, blue, hex) VALUES('tomato4', 'http://www.two4u.com/color/big-table.html',139,54,38,'#8b3626');</text:p>
          </table:table-cell>
        </table:table-row>
        <table:table-row table:style-name="ro3">
          <table:table-cell table:style-name="ce48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40e0d0-0-0-0-0-0-0-1-0-0-0-0-?1,1" xlink:type="simple">turquoise</text:a> </text:p>
          </table:table-cell>
          <table:table-cell office:value-type="string" calcext:value-type="string">
            <text:p>#40e0d0</text:p>
          </table:table-cell>
          <table:table-cell table:formula="of:=HEX2DEC(MID([.C491];2;2))" office:value-type="float" office:value="64" calcext:value-type="float">
            <text:p>64</text:p>
          </table:table-cell>
          <table:table-cell table:formula="of:=HEX2DEC(MID([.C491];4;2))" office:value-type="float" office:value="224" calcext:value-type="float">
            <text:p>224</text:p>
          </table:table-cell>
          <table:table-cell table:formula="of:=HEX2DEC(MID([.C491];6;2))" office:value-type="float" office:value="208" calcext:value-type="float">
            <text:p>208</text:p>
          </table:table-cell>
          <table:table-cell table:formula="of:=&quot;INSERT INTO colors( name, origin, red, green, blue, hex) VALUES('&quot; &amp; TRIM([.B491]) &amp;&quot;', 'http://www.two4u.com/color/big-table.html',&quot; &amp; [.D491] &amp;&quot;,&quot; &amp; [.E491] &amp;&quot;,&quot; &amp; [.F491] &amp;&quot;,'&quot; &amp; [.C491] &amp;&quot;');&quot;" office:value-type="string" office:string-value="INSERT INTO colors( name, origin, red, green, blue, hex) VALUES('turquoise', 'http://www.two4u.com/color/big-table.html',64,224,208,'#40e0d0');" calcext:value-type="string">
            <text:p>INSERT INTO colors( name, origin, red, green, blue, hex) VALUES('turquoise', 'http://www.two4u.com/color/big-table.html',64,224,208,'#40e0d0');</text:p>
          </table:table-cell>
        </table:table-row>
        <table:table-row table:style-name="ro3">
          <table:table-cell table:style-name="ce48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f5ff-0-0-0-0-0-0-1-0-0-0-0-?1,1" xlink:type="simple">turquoise1</text:a> </text:p>
          </table:table-cell>
          <table:table-cell office:value-type="string" calcext:value-type="string">
            <text:p>#00f5ff</text:p>
          </table:table-cell>
          <table:table-cell table:formula="of:=HEX2DEC(MID([.C492];2;2))" office:value-type="float" office:value="0" calcext:value-type="float">
            <text:p>0</text:p>
          </table:table-cell>
          <table:table-cell table:formula="of:=HEX2DEC(MID([.C492];4;2))" office:value-type="float" office:value="245" calcext:value-type="float">
            <text:p>245</text:p>
          </table:table-cell>
          <table:table-cell table:formula="of:=HEX2DEC(MID([.C492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492]) &amp;&quot;', 'http://www.two4u.com/color/big-table.html',&quot; &amp; [.D492] &amp;&quot;,&quot; &amp; [.E492] &amp;&quot;,&quot; &amp; [.F492] &amp;&quot;,'&quot; &amp; [.C492] &amp;&quot;');&quot;" office:value-type="string" office:string-value="INSERT INTO colors( name, origin, red, green, blue, hex) VALUES('turquoise1', 'http://www.two4u.com/color/big-table.html',0,245,255,'#00f5ff');" calcext:value-type="string">
            <text:p>INSERT INTO colors( name, origin, red, green, blue, hex) VALUES('turquoise1', 'http://www.two4u.com/color/big-table.html',0,245,255,'#00f5ff');</text:p>
          </table:table-cell>
        </table:table-row>
        <table:table-row table:style-name="ro3">
          <table:table-cell table:style-name="ce48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e5ee-0-0-0-0-0-0-1-0-0-0-0-?1,1" xlink:type="simple">turquoise2</text:a> </text:p>
          </table:table-cell>
          <table:table-cell office:value-type="string" calcext:value-type="string">
            <text:p>#00e5ee</text:p>
          </table:table-cell>
          <table:table-cell table:formula="of:=HEX2DEC(MID([.C493];2;2))" office:value-type="float" office:value="0" calcext:value-type="float">
            <text:p>0</text:p>
          </table:table-cell>
          <table:table-cell table:formula="of:=HEX2DEC(MID([.C493];4;2))" office:value-type="float" office:value="229" calcext:value-type="float">
            <text:p>229</text:p>
          </table:table-cell>
          <table:table-cell table:formula="of:=HEX2DEC(MID([.C493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93]) &amp;&quot;', 'http://www.two4u.com/color/big-table.html',&quot; &amp; [.D493] &amp;&quot;,&quot; &amp; [.E493] &amp;&quot;,&quot; &amp; [.F493] &amp;&quot;,'&quot; &amp; [.C493] &amp;&quot;');&quot;" office:value-type="string" office:string-value="INSERT INTO colors( name, origin, red, green, blue, hex) VALUES('turquoise2', 'http://www.two4u.com/color/big-table.html',0,229,238,'#00e5ee');" calcext:value-type="string">
            <text:p>INSERT INTO colors( name, origin, red, green, blue, hex) VALUES('turquoise2', 'http://www.two4u.com/color/big-table.html',0,229,238,'#00e5ee');</text:p>
          </table:table-cell>
        </table:table-row>
        <table:table-row table:style-name="ro3">
          <table:table-cell table:style-name="ce48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c5cd-0-0-0-0-0-0-1-0-0-0-0-?1,1" xlink:type="simple">turquoise3</text:a> </text:p>
          </table:table-cell>
          <table:table-cell office:value-type="string" calcext:value-type="string">
            <text:p>#00c5cd</text:p>
          </table:table-cell>
          <table:table-cell table:formula="of:=HEX2DEC(MID([.C494];2;2))" office:value-type="float" office:value="0" calcext:value-type="float">
            <text:p>0</text:p>
          </table:table-cell>
          <table:table-cell table:formula="of:=HEX2DEC(MID([.C494];4;2))" office:value-type="float" office:value="197" calcext:value-type="float">
            <text:p>197</text:p>
          </table:table-cell>
          <table:table-cell table:formula="of:=HEX2DEC(MID([.C494];6;2))" office:value-type="float" office:value="205" calcext:value-type="float">
            <text:p>205</text:p>
          </table:table-cell>
          <table:table-cell table:formula="of:=&quot;INSERT INTO colors( name, origin, red, green, blue, hex) VALUES('&quot; &amp; TRIM([.B494]) &amp;&quot;', 'http://www.two4u.com/color/big-table.html',&quot; &amp; [.D494] &amp;&quot;,&quot; &amp; [.E494] &amp;&quot;,&quot; &amp; [.F494] &amp;&quot;,'&quot; &amp; [.C494] &amp;&quot;');&quot;" office:value-type="string" office:string-value="INSERT INTO colors( name, origin, red, green, blue, hex) VALUES('turquoise3', 'http://www.two4u.com/color/big-table.html',0,197,205,'#00c5cd');" calcext:value-type="string">
            <text:p>INSERT INTO colors( name, origin, red, green, blue, hex) VALUES('turquoise3', 'http://www.two4u.com/color/big-table.html',0,197,205,'#00c5cd');</text:p>
          </table:table-cell>
        </table:table-row>
        <table:table-row table:style-name="ro3">
          <table:table-cell table:style-name="ce48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00868b-0-0-0-0-0-0-1-0-0-0-0-?1,1" xlink:type="simple">turquoise4</text:a> </text:p>
          </table:table-cell>
          <table:table-cell office:value-type="string" calcext:value-type="string">
            <text:p>#00868b</text:p>
          </table:table-cell>
          <table:table-cell table:formula="of:=HEX2DEC(MID([.C495];2;2))" office:value-type="float" office:value="0" calcext:value-type="float">
            <text:p>0</text:p>
          </table:table-cell>
          <table:table-cell table:formula="of:=HEX2DEC(MID([.C495];4;2))" office:value-type="float" office:value="134" calcext:value-type="float">
            <text:p>134</text:p>
          </table:table-cell>
          <table:table-cell table:formula="of:=HEX2DEC(MID([.C495];6;2))" office:value-type="float" office:value="139" calcext:value-type="float">
            <text:p>139</text:p>
          </table:table-cell>
          <table:table-cell table:formula="of:=&quot;INSERT INTO colors( name, origin, red, green, blue, hex) VALUES('&quot; &amp; TRIM([.B495]) &amp;&quot;', 'http://www.two4u.com/color/big-table.html',&quot; &amp; [.D495] &amp;&quot;,&quot; &amp; [.E495] &amp;&quot;,&quot; &amp; [.F495] &amp;&quot;,'&quot; &amp; [.C495] &amp;&quot;');&quot;" office:value-type="string" office:string-value="INSERT INTO colors( name, origin, red, green, blue, hex) VALUES('turquoise4', 'http://www.two4u.com/color/big-table.html',0,134,139,'#00868b');" calcext:value-type="string">
            <text:p>INSERT INTO colors( name, origin, red, green, blue, hex) VALUES('turquoise4', 'http://www.two4u.com/color/big-table.html',0,134,139,'#00868b');</text:p>
          </table:table-cell>
        </table:table-row>
        <table:table-row table:style-name="ro3">
          <table:table-cell table:style-name="ce48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82ee-0-0-0-0-0-0-1-0-0-0-0-?1,1" xlink:type="simple">violet</text:a> </text:p>
          </table:table-cell>
          <table:table-cell office:value-type="string" calcext:value-type="string">
            <text:p>#ee82ee</text:p>
          </table:table-cell>
          <table:table-cell table:formula="of:=HEX2DEC(MID([.C496];2;2))" office:value-type="float" office:value="238" calcext:value-type="float">
            <text:p>238</text:p>
          </table:table-cell>
          <table:table-cell table:formula="of:=HEX2DEC(MID([.C496];4;2))" office:value-type="float" office:value="130" calcext:value-type="float">
            <text:p>130</text:p>
          </table:table-cell>
          <table:table-cell table:formula="of:=HEX2DEC(MID([.C496];6;2))" office:value-type="float" office:value="238" calcext:value-type="float">
            <text:p>238</text:p>
          </table:table-cell>
          <table:table-cell table:formula="of:=&quot;INSERT INTO colors( name, origin, red, green, blue, hex) VALUES('&quot; &amp; TRIM([.B496]) &amp;&quot;', 'http://www.two4u.com/color/big-table.html',&quot; &amp; [.D496] &amp;&quot;,&quot; &amp; [.E496] &amp;&quot;,&quot; &amp; [.F496] &amp;&quot;,'&quot; &amp; [.C496] &amp;&quot;');&quot;" office:value-type="string" office:string-value="INSERT INTO colors( name, origin, red, green, blue, hex) VALUES('violet', 'http://www.two4u.com/color/big-table.html',238,130,238,'#ee82ee');" calcext:value-type="string">
            <text:p>INSERT INTO colors( name, origin, red, green, blue, hex) VALUES('violet', 'http://www.two4u.com/color/big-table.html',238,130,238,'#ee82ee');</text:p>
          </table:table-cell>
        </table:table-row>
        <table:table-row table:style-name="ro3">
          <table:table-cell table:style-name="ce49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d02090-0-0-0-0-0-0-1-0-0-0-0-?1,1" xlink:type="simple">VioletRed</text:a> </text:p>
          </table:table-cell>
          <table:table-cell office:value-type="string" calcext:value-type="string">
            <text:p>#d02090</text:p>
          </table:table-cell>
          <table:table-cell table:formula="of:=HEX2DEC(MID([.C497];2;2))" office:value-type="float" office:value="208" calcext:value-type="float">
            <text:p>208</text:p>
          </table:table-cell>
          <table:table-cell table:formula="of:=HEX2DEC(MID([.C497];4;2))" office:value-type="float" office:value="32" calcext:value-type="float">
            <text:p>32</text:p>
          </table:table-cell>
          <table:table-cell table:formula="of:=HEX2DEC(MID([.C497];6;2))" office:value-type="float" office:value="144" calcext:value-type="float">
            <text:p>144</text:p>
          </table:table-cell>
          <table:table-cell table:formula="of:=&quot;INSERT INTO colors( name, origin, red, green, blue, hex) VALUES('&quot; &amp; TRIM([.B497]) &amp;&quot;', 'http://www.two4u.com/color/big-table.html',&quot; &amp; [.D497] &amp;&quot;,&quot; &amp; [.E497] &amp;&quot;,&quot; &amp; [.F497] &amp;&quot;,'&quot; &amp; [.C497] &amp;&quot;');&quot;" office:value-type="string" office:string-value="INSERT INTO colors( name, origin, red, green, blue, hex) VALUES('VioletRed', 'http://www.two4u.com/color/big-table.html',208,32,144,'#d02090');" calcext:value-type="string">
            <text:p>INSERT INTO colors( name, origin, red, green, blue, hex) VALUES('VioletRed', 'http://www.two4u.com/color/big-table.html',208,32,144,'#d02090');</text:p>
          </table:table-cell>
        </table:table-row>
        <table:table-row table:style-name="ro3">
          <table:table-cell table:style-name="ce49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3e96-0-0-0-0-0-0-1-0-0-0-0-?1,1" xlink:type="simple">VioletRed1</text:a> </text:p>
          </table:table-cell>
          <table:table-cell office:value-type="string" calcext:value-type="string">
            <text:p>#ff3e96</text:p>
          </table:table-cell>
          <table:table-cell table:formula="of:=HEX2DEC(MID([.C498];2;2))" office:value-type="float" office:value="255" calcext:value-type="float">
            <text:p>255</text:p>
          </table:table-cell>
          <table:table-cell table:formula="of:=HEX2DEC(MID([.C498];4;2))" office:value-type="float" office:value="62" calcext:value-type="float">
            <text:p>62</text:p>
          </table:table-cell>
          <table:table-cell table:formula="of:=HEX2DEC(MID([.C498];6;2))" office:value-type="float" office:value="150" calcext:value-type="float">
            <text:p>150</text:p>
          </table:table-cell>
          <table:table-cell table:formula="of:=&quot;INSERT INTO colors( name, origin, red, green, blue, hex) VALUES('&quot; &amp; TRIM([.B498]) &amp;&quot;', 'http://www.two4u.com/color/big-table.html',&quot; &amp; [.D498] &amp;&quot;,&quot; &amp; [.E498] &amp;&quot;,&quot; &amp; [.F498] &amp;&quot;,'&quot; &amp; [.C498] &amp;&quot;');&quot;" office:value-type="string" office:string-value="INSERT INTO colors( name, origin, red, green, blue, hex) VALUES('VioletRed1', 'http://www.two4u.com/color/big-table.html',255,62,150,'#ff3e96');" calcext:value-type="string">
            <text:p>INSERT INTO colors( name, origin, red, green, blue, hex) VALUES('VioletRed1', 'http://www.two4u.com/color/big-table.html',255,62,150,'#ff3e96');</text:p>
          </table:table-cell>
        </table:table-row>
        <table:table-row table:style-name="ro3">
          <table:table-cell table:style-name="ce49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3a8c-0-0-0-0-0-0-1-0-0-0-0-?1,1" xlink:type="simple">VioletRed2</text:a> </text:p>
          </table:table-cell>
          <table:table-cell office:value-type="string" calcext:value-type="string">
            <text:p>#ee3a8c</text:p>
          </table:table-cell>
          <table:table-cell table:formula="of:=HEX2DEC(MID([.C499];2;2))" office:value-type="float" office:value="238" calcext:value-type="float">
            <text:p>238</text:p>
          </table:table-cell>
          <table:table-cell table:formula="of:=HEX2DEC(MID([.C499];4;2))" office:value-type="float" office:value="58" calcext:value-type="float">
            <text:p>58</text:p>
          </table:table-cell>
          <table:table-cell table:formula="of:=HEX2DEC(MID([.C499];6;2))" office:value-type="float" office:value="140" calcext:value-type="float">
            <text:p>140</text:p>
          </table:table-cell>
          <table:table-cell table:formula="of:=&quot;INSERT INTO colors( name, origin, red, green, blue, hex) VALUES('&quot; &amp; TRIM([.B499]) &amp;&quot;', 'http://www.two4u.com/color/big-table.html',&quot; &amp; [.D499] &amp;&quot;,&quot; &amp; [.E499] &amp;&quot;,&quot; &amp; [.F499] &amp;&quot;,'&quot; &amp; [.C499] &amp;&quot;');&quot;" office:value-type="string" office:string-value="INSERT INTO colors( name, origin, red, green, blue, hex) VALUES('VioletRed2', 'http://www.two4u.com/color/big-table.html',238,58,140,'#ee3a8c');" calcext:value-type="string">
            <text:p>INSERT INTO colors( name, origin, red, green, blue, hex) VALUES('VioletRed2', 'http://www.two4u.com/color/big-table.html',238,58,140,'#ee3a8c');</text:p>
          </table:table-cell>
        </table:table-row>
        <table:table-row table:style-name="ro3">
          <table:table-cell table:style-name="ce49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3278-0-0-0-0-0-0-1-0-0-0-0-?1,1" xlink:type="simple">VioletRed3</text:a> </text:p>
          </table:table-cell>
          <table:table-cell office:value-type="string" calcext:value-type="string">
            <text:p>#cd3278</text:p>
          </table:table-cell>
          <table:table-cell table:formula="of:=HEX2DEC(MID([.C500];2;2))" office:value-type="float" office:value="205" calcext:value-type="float">
            <text:p>205</text:p>
          </table:table-cell>
          <table:table-cell table:formula="of:=HEX2DEC(MID([.C500];4;2))" office:value-type="float" office:value="50" calcext:value-type="float">
            <text:p>50</text:p>
          </table:table-cell>
          <table:table-cell table:formula="of:=HEX2DEC(MID([.C500];6;2))" office:value-type="float" office:value="120" calcext:value-type="float">
            <text:p>120</text:p>
          </table:table-cell>
          <table:table-cell table:formula="of:=&quot;INSERT INTO colors( name, origin, red, green, blue, hex) VALUES('&quot; &amp; TRIM([.B500]) &amp;&quot;', 'http://www.two4u.com/color/big-table.html',&quot; &amp; [.D500] &amp;&quot;,&quot; &amp; [.E500] &amp;&quot;,&quot; &amp; [.F500] &amp;&quot;,'&quot; &amp; [.C500] &amp;&quot;');&quot;" office:value-type="string" office:string-value="INSERT INTO colors( name, origin, red, green, blue, hex) VALUES('VioletRed3', 'http://www.two4u.com/color/big-table.html',205,50,120,'#cd3278');" calcext:value-type="string">
            <text:p>INSERT INTO colors( name, origin, red, green, blue, hex) VALUES('VioletRed3', 'http://www.two4u.com/color/big-table.html',205,50,120,'#cd3278');</text:p>
          </table:table-cell>
        </table:table-row>
        <table:table-row table:style-name="ro3">
          <table:table-cell table:style-name="ce49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2252-0-0-0-0-0-0-1-0-0-0-0-?1,1" xlink:type="simple">VioletRed4</text:a> </text:p>
          </table:table-cell>
          <table:table-cell office:value-type="string" calcext:value-type="string">
            <text:p>#8b2252</text:p>
          </table:table-cell>
          <table:table-cell table:formula="of:=HEX2DEC(MID([.C501];2;2))" office:value-type="float" office:value="139" calcext:value-type="float">
            <text:p>139</text:p>
          </table:table-cell>
          <table:table-cell table:formula="of:=HEX2DEC(MID([.C501];4;2))" office:value-type="float" office:value="34" calcext:value-type="float">
            <text:p>34</text:p>
          </table:table-cell>
          <table:table-cell table:formula="of:=HEX2DEC(MID([.C501];6;2))" office:value-type="float" office:value="82" calcext:value-type="float">
            <text:p>82</text:p>
          </table:table-cell>
          <table:table-cell table:formula="of:=&quot;INSERT INTO colors( name, origin, red, green, blue, hex) VALUES('&quot; &amp; TRIM([.B501]) &amp;&quot;', 'http://www.two4u.com/color/big-table.html',&quot; &amp; [.D501] &amp;&quot;,&quot; &amp; [.E501] &amp;&quot;,&quot; &amp; [.F501] &amp;&quot;,'&quot; &amp; [.C501] &amp;&quot;');&quot;" office:value-type="string" office:string-value="INSERT INTO colors( name, origin, red, green, blue, hex) VALUES('VioletRed4', 'http://www.two4u.com/color/big-table.html',139,34,82,'#8b2252');" calcext:value-type="string">
            <text:p>INSERT INTO colors( name, origin, red, green, blue, hex) VALUES('VioletRed4', 'http://www.two4u.com/color/big-table.html',139,34,82,'#8b2252');</text:p>
          </table:table-cell>
        </table:table-row>
        <table:table-row table:style-name="ro3">
          <table:table-cell table:style-name="ce49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5deb3-0-0-0-0-0-0-1-0-0-0-0-?1,1" xlink:type="simple">wheat</text:a> </text:p>
          </table:table-cell>
          <table:table-cell office:value-type="string" calcext:value-type="string">
            <text:p>#f5deb3</text:p>
          </table:table-cell>
          <table:table-cell table:formula="of:=HEX2DEC(MID([.C502];2;2))" office:value-type="float" office:value="245" calcext:value-type="float">
            <text:p>245</text:p>
          </table:table-cell>
          <table:table-cell table:formula="of:=HEX2DEC(MID([.C502];4;2))" office:value-type="float" office:value="222" calcext:value-type="float">
            <text:p>222</text:p>
          </table:table-cell>
          <table:table-cell table:formula="of:=HEX2DEC(MID([.C502];6;2))" office:value-type="float" office:value="179" calcext:value-type="float">
            <text:p>179</text:p>
          </table:table-cell>
          <table:table-cell table:formula="of:=&quot;INSERT INTO colors( name, origin, red, green, blue, hex) VALUES('&quot; &amp; TRIM([.B502]) &amp;&quot;', 'http://www.two4u.com/color/big-table.html',&quot; &amp; [.D502] &amp;&quot;,&quot; &amp; [.E502] &amp;&quot;,&quot; &amp; [.F502] &amp;&quot;,'&quot; &amp; [.C502] &amp;&quot;');&quot;" office:value-type="string" office:string-value="INSERT INTO colors( name, origin, red, green, blue, hex) VALUES('wheat', 'http://www.two4u.com/color/big-table.html',245,222,179,'#f5deb3');" calcext:value-type="string">
            <text:p>INSERT INTO colors( name, origin, red, green, blue, hex) VALUES('wheat', 'http://www.two4u.com/color/big-table.html',245,222,179,'#f5deb3');</text:p>
          </table:table-cell>
        </table:table-row>
        <table:table-row table:style-name="ro3">
          <table:table-cell table:style-name="ce496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e7ba-0-0-0-0-0-0-1-0-0-0-0-?1,1" xlink:type="simple">wheat1</text:a> </text:p>
          </table:table-cell>
          <table:table-cell office:value-type="string" calcext:value-type="string">
            <text:p>#ffe7ba</text:p>
          </table:table-cell>
          <table:table-cell table:formula="of:=HEX2DEC(MID([.C503];2;2))" office:value-type="float" office:value="255" calcext:value-type="float">
            <text:p>255</text:p>
          </table:table-cell>
          <table:table-cell table:formula="of:=HEX2DEC(MID([.C503];4;2))" office:value-type="float" office:value="231" calcext:value-type="float">
            <text:p>231</text:p>
          </table:table-cell>
          <table:table-cell table:formula="of:=HEX2DEC(MID([.C503];6;2))" office:value-type="float" office:value="186" calcext:value-type="float">
            <text:p>186</text:p>
          </table:table-cell>
          <table:table-cell table:formula="of:=&quot;INSERT INTO colors( name, origin, red, green, blue, hex) VALUES('&quot; &amp; TRIM([.B503]) &amp;&quot;', 'http://www.two4u.com/color/big-table.html',&quot; &amp; [.D503] &amp;&quot;,&quot; &amp; [.E503] &amp;&quot;,&quot; &amp; [.F503] &amp;&quot;,'&quot; &amp; [.C503] &amp;&quot;');&quot;" office:value-type="string" office:string-value="INSERT INTO colors( name, origin, red, green, blue, hex) VALUES('wheat1', 'http://www.two4u.com/color/big-table.html',255,231,186,'#ffe7ba');" calcext:value-type="string">
            <text:p>INSERT INTO colors( name, origin, red, green, blue, hex) VALUES('wheat1', 'http://www.two4u.com/color/big-table.html',255,231,186,'#ffe7ba');</text:p>
          </table:table-cell>
        </table:table-row>
        <table:table-row table:style-name="ro3">
          <table:table-cell table:style-name="ce497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d8ae-0-0-0-0-0-0-1-0-0-0-0-?1,1" xlink:type="simple">wheat2</text:a> </text:p>
          </table:table-cell>
          <table:table-cell office:value-type="string" calcext:value-type="string">
            <text:p>#eed8ae</text:p>
          </table:table-cell>
          <table:table-cell table:formula="of:=HEX2DEC(MID([.C504];2;2))" office:value-type="float" office:value="238" calcext:value-type="float">
            <text:p>238</text:p>
          </table:table-cell>
          <table:table-cell table:formula="of:=HEX2DEC(MID([.C504];4;2))" office:value-type="float" office:value="216" calcext:value-type="float">
            <text:p>216</text:p>
          </table:table-cell>
          <table:table-cell table:formula="of:=HEX2DEC(MID([.C504];6;2))" office:value-type="float" office:value="174" calcext:value-type="float">
            <text:p>174</text:p>
          </table:table-cell>
          <table:table-cell table:formula="of:=&quot;INSERT INTO colors( name, origin, red, green, blue, hex) VALUES('&quot; &amp; TRIM([.B504]) &amp;&quot;', 'http://www.two4u.com/color/big-table.html',&quot; &amp; [.D504] &amp;&quot;,&quot; &amp; [.E504] &amp;&quot;,&quot; &amp; [.F504] &amp;&quot;,'&quot; &amp; [.C504] &amp;&quot;');&quot;" office:value-type="string" office:string-value="INSERT INTO colors( name, origin, red, green, blue, hex) VALUES('wheat2', 'http://www.two4u.com/color/big-table.html',238,216,174,'#eed8ae');" calcext:value-type="string">
            <text:p>INSERT INTO colors( name, origin, red, green, blue, hex) VALUES('wheat2', 'http://www.two4u.com/color/big-table.html',238,216,174,'#eed8ae');</text:p>
          </table:table-cell>
        </table:table-row>
        <table:table-row table:style-name="ro3">
          <table:table-cell table:style-name="ce498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ba96-0-0-0-0-0-0-1-0-0-0-0-?1,1" xlink:type="simple">wheat3</text:a> </text:p>
          </table:table-cell>
          <table:table-cell office:value-type="string" calcext:value-type="string">
            <text:p>#cdba96</text:p>
          </table:table-cell>
          <table:table-cell table:formula="of:=HEX2DEC(MID([.C505];2;2))" office:value-type="float" office:value="205" calcext:value-type="float">
            <text:p>205</text:p>
          </table:table-cell>
          <table:table-cell table:formula="of:=HEX2DEC(MID([.C505];4;2))" office:value-type="float" office:value="186" calcext:value-type="float">
            <text:p>186</text:p>
          </table:table-cell>
          <table:table-cell table:formula="of:=HEX2DEC(MID([.C505];6;2))" office:value-type="float" office:value="150" calcext:value-type="float">
            <text:p>150</text:p>
          </table:table-cell>
          <table:table-cell table:formula="of:=&quot;INSERT INTO colors( name, origin, red, green, blue, hex) VALUES('&quot; &amp; TRIM([.B505]) &amp;&quot;', 'http://www.two4u.com/color/big-table.html',&quot; &amp; [.D505] &amp;&quot;,&quot; &amp; [.E505] &amp;&quot;,&quot; &amp; [.F505] &amp;&quot;,'&quot; &amp; [.C505] &amp;&quot;');&quot;" office:value-type="string" office:string-value="INSERT INTO colors( name, origin, red, green, blue, hex) VALUES('wheat3', 'http://www.two4u.com/color/big-table.html',205,186,150,'#cdba96');" calcext:value-type="string">
            <text:p>INSERT INTO colors( name, origin, red, green, blue, hex) VALUES('wheat3', 'http://www.two4u.com/color/big-table.html',205,186,150,'#cdba96');</text:p>
          </table:table-cell>
        </table:table-row>
        <table:table-row table:style-name="ro3">
          <table:table-cell table:style-name="ce499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7e66-0-0-0-0-0-0-1-0-0-0-0-?1,1" xlink:type="simple">wheat4</text:a> </text:p>
          </table:table-cell>
          <table:table-cell office:value-type="string" calcext:value-type="string">
            <text:p>#8b7e66</text:p>
          </table:table-cell>
          <table:table-cell table:formula="of:=HEX2DEC(MID([.C506];2;2))" office:value-type="float" office:value="139" calcext:value-type="float">
            <text:p>139</text:p>
          </table:table-cell>
          <table:table-cell table:formula="of:=HEX2DEC(MID([.C506];4;2))" office:value-type="float" office:value="126" calcext:value-type="float">
            <text:p>126</text:p>
          </table:table-cell>
          <table:table-cell table:formula="of:=HEX2DEC(MID([.C506];6;2))" office:value-type="float" office:value="102" calcext:value-type="float">
            <text:p>102</text:p>
          </table:table-cell>
          <table:table-cell table:formula="of:=&quot;INSERT INTO colors( name, origin, red, green, blue, hex) VALUES('&quot; &amp; TRIM([.B506]) &amp;&quot;', 'http://www.two4u.com/color/big-table.html',&quot; &amp; [.D506] &amp;&quot;,&quot; &amp; [.E506] &amp;&quot;,&quot; &amp; [.F506] &amp;&quot;,'&quot; &amp; [.C506] &amp;&quot;');&quot;" office:value-type="string" office:string-value="INSERT INTO colors( name, origin, red, green, blue, hex) VALUES('wheat4', 'http://www.two4u.com/color/big-table.html',139,126,102,'#8b7e66');" calcext:value-type="string">
            <text:p>INSERT INTO colors( name, origin, red, green, blue, hex) VALUES('wheat4', 'http://www.two4u.com/color/big-table.html',139,126,102,'#8b7e66');</text:p>
          </table:table-cell>
        </table:table-row>
        <table:table-row table:style-name="ro3">
          <table:table-cell table:style-name="ce500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fff-0-0-0-0-0-0-1-0-0-0-0-?1,1" xlink:type="simple">white</text:a> </text:p>
          </table:table-cell>
          <table:table-cell office:value-type="string" calcext:value-type="string">
            <text:p>#ffffff</text:p>
          </table:table-cell>
          <table:table-cell table:formula="of:=HEX2DEC(MID([.C507];2;2))" office:value-type="float" office:value="255" calcext:value-type="float">
            <text:p>255</text:p>
          </table:table-cell>
          <table:table-cell table:formula="of:=HEX2DEC(MID([.C507];4;2))" office:value-type="float" office:value="255" calcext:value-type="float">
            <text:p>255</text:p>
          </table:table-cell>
          <table:table-cell table:formula="of:=HEX2DEC(MID([.C507];6;2))" office:value-type="float" office:value="255" calcext:value-type="float">
            <text:p>255</text:p>
          </table:table-cell>
          <table:table-cell table:formula="of:=&quot;INSERT INTO colors( name, origin, red, green, blue, hex) VALUES('&quot; &amp; TRIM([.B507]) &amp;&quot;', 'http://www.two4u.com/color/big-table.html',&quot; &amp; [.D507] &amp;&quot;,&quot; &amp; [.E507] &amp;&quot;,&quot; &amp; [.F507] &amp;&quot;,'&quot; &amp; [.C507] &amp;&quot;');&quot;" office:value-type="string" office:string-value="INSERT INTO colors( name, origin, red, green, blue, hex) VALUES('white', 'http://www.two4u.com/color/big-table.html',255,255,255,'#ffffff');" calcext:value-type="string">
            <text:p>INSERT INTO colors( name, origin, red, green, blue, hex) VALUES('white', 'http://www.two4u.com/color/big-table.html',255,255,255,'#ffffff');</text:p>
          </table:table-cell>
        </table:table-row>
        <table:table-row table:style-name="ro3">
          <table:table-cell table:style-name="ce501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5f5f5-0-0-0-0-0-0-1-0-0-0-0-?1,1" xlink:type="simple">WhiteSmoke</text:a> </text:p>
          </table:table-cell>
          <table:table-cell office:value-type="string" calcext:value-type="string">
            <text:p>#f5f5f5</text:p>
          </table:table-cell>
          <table:table-cell table:formula="of:=HEX2DEC(MID([.C508];2;2))" office:value-type="float" office:value="245" calcext:value-type="float">
            <text:p>245</text:p>
          </table:table-cell>
          <table:table-cell table:formula="of:=HEX2DEC(MID([.C508];4;2))" office:value-type="float" office:value="245" calcext:value-type="float">
            <text:p>245</text:p>
          </table:table-cell>
          <table:table-cell table:formula="of:=HEX2DEC(MID([.C508];6;2))" office:value-type="float" office:value="245" calcext:value-type="float">
            <text:p>245</text:p>
          </table:table-cell>
          <table:table-cell table:formula="of:=&quot;INSERT INTO colors( name, origin, red, green, blue, hex) VALUES('&quot; &amp; TRIM([.B508]) &amp;&quot;', 'http://www.two4u.com/color/big-table.html',&quot; &amp; [.D508] &amp;&quot;,&quot; &amp; [.E508] &amp;&quot;,&quot; &amp; [.F508] &amp;&quot;,'&quot; &amp; [.C508] &amp;&quot;');&quot;" office:value-type="string" office:string-value="INSERT INTO colors( name, origin, red, green, blue, hex) VALUES('WhiteSmoke', 'http://www.two4u.com/color/big-table.html',245,245,245,'#f5f5f5');" calcext:value-type="string">
            <text:p>INSERT INTO colors( name, origin, red, green, blue, hex) VALUES('WhiteSmoke', 'http://www.two4u.com/color/big-table.html',245,245,245,'#f5f5f5');</text:p>
          </table:table-cell>
        </table:table-row>
        <table:table-row table:style-name="ro3">
          <table:table-cell table:style-name="ce502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ffff00-0-0-0-0-0-0-1-0-0-0-0-?1,1" xlink:type="simple">yellow1</text:a> </text:p>
          </table:table-cell>
          <table:table-cell office:value-type="string" calcext:value-type="string">
            <text:p>#ffff00</text:p>
          </table:table-cell>
          <table:table-cell table:formula="of:=HEX2DEC(MID([.C509];2;2))" office:value-type="float" office:value="255" calcext:value-type="float">
            <text:p>255</text:p>
          </table:table-cell>
          <table:table-cell table:formula="of:=HEX2DEC(MID([.C509];4;2))" office:value-type="float" office:value="255" calcext:value-type="float">
            <text:p>255</text:p>
          </table:table-cell>
          <table:table-cell table:formula="of:=HEX2DEC(MID([.C509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09]) &amp;&quot;', 'http://www.two4u.com/color/big-table.html',&quot; &amp; [.D509] &amp;&quot;,&quot; &amp; [.E509] &amp;&quot;,&quot; &amp; [.F509] &amp;&quot;,'&quot; &amp; [.C509] &amp;&quot;');&quot;" office:value-type="string" office:string-value="INSERT INTO colors( name, origin, red, green, blue, hex) VALUES('yellow1', 'http://www.two4u.com/color/big-table.html',255,255,0,'#ffff00');" calcext:value-type="string">
            <text:p>INSERT INTO colors( name, origin, red, green, blue, hex) VALUES('yellow1', 'http://www.two4u.com/color/big-table.html',255,255,0,'#ffff00');</text:p>
          </table:table-cell>
        </table:table-row>
        <table:table-row table:style-name="ro3">
          <table:table-cell table:style-name="ce503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eeee00-0-0-0-0-0-0-1-0-0-0-0-?1,1" xlink:type="simple">yellow2</text:a> </text:p>
          </table:table-cell>
          <table:table-cell office:value-type="string" calcext:value-type="string">
            <text:p>#eeee00</text:p>
          </table:table-cell>
          <table:table-cell table:formula="of:=HEX2DEC(MID([.C510];2;2))" office:value-type="float" office:value="238" calcext:value-type="float">
            <text:p>238</text:p>
          </table:table-cell>
          <table:table-cell table:formula="of:=HEX2DEC(MID([.C510];4;2))" office:value-type="float" office:value="238" calcext:value-type="float">
            <text:p>238</text:p>
          </table:table-cell>
          <table:table-cell table:formula="of:=HEX2DEC(MID([.C510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10]) &amp;&quot;', 'http://www.two4u.com/color/big-table.html',&quot; &amp; [.D510] &amp;&quot;,&quot; &amp; [.E510] &amp;&quot;,&quot; &amp; [.F510] &amp;&quot;,'&quot; &amp; [.C510] &amp;&quot;');&quot;" office:value-type="string" office:string-value="INSERT INTO colors( name, origin, red, green, blue, hex) VALUES('yellow2', 'http://www.two4u.com/color/big-table.html',238,238,0,'#eeee00');" calcext:value-type="string">
            <text:p>INSERT INTO colors( name, origin, red, green, blue, hex) VALUES('yellow2', 'http://www.two4u.com/color/big-table.html',238,238,0,'#eeee00');</text:p>
          </table:table-cell>
        </table:table-row>
        <table:table-row table:style-name="ro3">
          <table:table-cell table:style-name="ce504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cdcd00-0-0-0-0-0-0-1-0-0-0-0-?1,1" xlink:type="simple">yellow3</text:a> </text:p>
          </table:table-cell>
          <table:table-cell office:value-type="string" calcext:value-type="string">
            <text:p>#cdcd00</text:p>
          </table:table-cell>
          <table:table-cell table:formula="of:=HEX2DEC(MID([.C511];2;2))" office:value-type="float" office:value="205" calcext:value-type="float">
            <text:p>205</text:p>
          </table:table-cell>
          <table:table-cell table:formula="of:=HEX2DEC(MID([.C511];4;2))" office:value-type="float" office:value="205" calcext:value-type="float">
            <text:p>205</text:p>
          </table:table-cell>
          <table:table-cell table:formula="of:=HEX2DEC(MID([.C511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11]) &amp;&quot;', 'http://www.two4u.com/color/big-table.html',&quot; &amp; [.D511] &amp;&quot;,&quot; &amp; [.E511] &amp;&quot;,&quot; &amp; [.F511] &amp;&quot;,'&quot; &amp; [.C511] &amp;&quot;');&quot;" office:value-type="string" office:string-value="INSERT INTO colors( name, origin, red, green, blue, hex) VALUES('yellow3', 'http://www.two4u.com/color/big-table.html',205,205,0,'#cdcd00');" calcext:value-type="string">
            <text:p>INSERT INTO colors( name, origin, red, green, blue, hex) VALUES('yellow3', 'http://www.two4u.com/color/big-table.html',205,205,0,'#cdcd00');</text:p>
          </table:table-cell>
        </table:table-row>
        <table:table-row table:style-name="ro3">
          <table:table-cell table:style-name="ce505" office:value-type="string" calcext:value-type="string">
            <text:p>           </text:p>
          </table:table-cell>
          <table:table-cell office:value-type="string" calcext:value-type="string">
            <text:p><text:a xlink:href="http://www.two4u.com/cgi-bin/color/compose/8b8b00-0-0-0-0-0-0-1-0-0-0-0-?1,1" xlink:type="simple">yellow4</text:a> </text:p>
          </table:table-cell>
          <table:table-cell office:value-type="string" calcext:value-type="string">
            <text:p>#8b8b00</text:p>
          </table:table-cell>
          <table:table-cell table:formula="of:=HEX2DEC(MID([.C512];2;2))" office:value-type="float" office:value="139" calcext:value-type="float">
            <text:p>139</text:p>
          </table:table-cell>
          <table:table-cell table:formula="of:=HEX2DEC(MID([.C512];4;2))" office:value-type="float" office:value="139" calcext:value-type="float">
            <text:p>139</text:p>
          </table:table-cell>
          <table:table-cell table:formula="of:=HEX2DEC(MID([.C512];6;2))" office:value-type="float" office:value="0" calcext:value-type="float">
            <text:p>0</text:p>
          </table:table-cell>
          <table:table-cell table:formula="of:=&quot;INSERT INTO colors( name, origin, red, green, blue, hex) VALUES('&quot; &amp; TRIM([.B512]) &amp;&quot;', 'http://www.two4u.com/color/big-table.html',&quot; &amp; [.D512] &amp;&quot;,&quot; &amp; [.E512] &amp;&quot;,&quot; &amp; [.F512] &amp;&quot;,'&quot; &amp; [.C512] &amp;&quot;');&quot;" office:value-type="string" office:string-value="INSERT INTO colors( name, origin, red, green, blue, hex) VALUES('yellow4', 'http://www.two4u.com/color/big-table.html',139,139,0,'#8b8b00');" calcext:value-type="string">
            <text:p>INSERT INTO colors( name, origin, red, green, blue, hex) VALUES('yellow4', 'http://www.two4u.com/color/big-table.html',139,139,0,'#8b8b00');</text:p>
          </table:table-cell>
        </table:table-row>
        <table:table-row table:style-name="ro3">
          <table:table-cell table:style-name="ce506" office:value-type="string" calcext:value-type="string">
            <text:p>           </text:p>
          </table:table-cell>
          <table:table-cell table:style-name="ce509" office:value-type="string" calcext:value-type="string">
            <text:p><text:a xlink:href="http://www.two4u.com/cgi-bin/color/compose/9acd32-0-0-0-0-0-0-1-0-0-0-0-?1,1" xlink:type="simple">YellowGreen</text:a> </text:p>
          </table:table-cell>
          <table:table-cell table:style-name="ce512" office:value-type="string" calcext:value-type="string">
            <text:p>#9acd32</text:p>
          </table:table-cell>
          <table:table-cell table:formula="of:=HEX2DEC(MID([.C513];2;2))" office:value-type="float" office:value="154" calcext:value-type="float">
            <text:p>154</text:p>
          </table:table-cell>
          <table:table-cell table:formula="of:=HEX2DEC(MID([.C513];4;2))" office:value-type="float" office:value="205" calcext:value-type="float">
            <text:p>205</text:p>
          </table:table-cell>
          <table:table-cell table:formula="of:=HEX2DEC(MID([.C513];6;2))" office:value-type="float" office:value="50" calcext:value-type="float">
            <text:p>50</text:p>
          </table:table-cell>
          <table:table-cell table:formula="of:=&quot;INSERT INTO colors( name, origin, red, green, blue, hex) VALUES('&quot; &amp; TRIM([.B513]) &amp;&quot;', 'http://www.two4u.com/color/big-table.html',&quot; &amp; [.D513] &amp;&quot;,&quot; &amp; [.E513] &amp;&quot;,&quot; &amp; [.F513] &amp;&quot;,'&quot; &amp; [.C513] &amp;&quot;');&quot;" office:value-type="string" office:string-value="INSERT INTO colors( name, origin, red, green, blue, hex) VALUES('YellowGreen', 'http://www.two4u.com/color/big-table.html',154,205,50,'#9acd32');" calcext:value-type="string">
            <text:p>INSERT INTO colors( name, origin, red, green, blue, hex) VALUES('YellowGreen', 'http://www.two4u.com/color/big-table.html',154,205,50,'#9acd32');</text:p>
          </table:table-cell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pyright © 1995-1999 <text:a xlink:href="http://www.gx.nl/markko/" xlink:type="simple">Mark Koenen</text:a> &lt;<text:a xlink:href="mailto:color@two4u.com" xlink:type="simple">color@two4u.com</text:a>&gt; 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[ <text:a xlink:href="../../../../../guide/" xlink:type="simple">Guide for WWW providers</text:a> ] </text:p>
          </table:table-cell>
          <table:table-cell table:style-name="Default" table:number-columns-repeated="2"/>
          <table:table-cell table:number-columns-repeated="4"/>
        </table:table-row>
      </table:table>
      <table:named-expressions>
        <table:named-range table:name="HTML_1" table:base-cell-address="$Sheet1.$A$1" table:cell-range-address="$Sheet1.$A$9:.$C$513"/>
        <table:named-range table:name="HTML_all" table:base-cell-address="$Sheet1.$A$1" table:cell-range-address="$Sheet1.$A$1:.$C$51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.00.0000</text:date>, <text:time style:data-style-name="N2" text:time-value="23:04:55.926243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wo4U: Colors: Big database</dc:title>
    <meta:generator>LibreOffice/6.0.7.3$Linux_X86_64 LibreOffice_project/00m0$Build-3</meta:generator>
    <dc:date>2019-08-31T23:14:42.720472596</dc:date>
    <meta:editing-duration>PT9M46S</meta:editing-duration>
    <meta:editing-cycles>1</meta:editing-cycles>
    <meta:document-statistic meta:table-count="1" meta:cell-count="3536" meta:object-count="0"/>
  </office:meta>
</office:document-meta>
</file>